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1" table:default-cell-style-name="ce1"/>
        <table:table-row table:style-name="ro1">
          <table:table-cell office:value-type="string" calcext:value-type="string">
            <text:p>int_input.txt</text:p>
          </table:table-cell>
          <table:table-cell office:value-type="string" calcext:value-type="string">
            <text:p>bit_input.txt</text:p>
          </table:table-cell>
          <table:table-cell/>
          <table:table-cell office:value-type="string" calcext:value-type="string">
            <text:p>int true output</text:p>
          </table:table-cell>
          <table:table-cell office:value-type="string" calcext:value-type="string">
            <text:p>int true saturated output</text:p>
          </table:table-cell>
          <table:table-cell office:value-type="string" calcext:value-type="string">
            <text:p>int_output.txt</text:p>
          </table:table-cell>
          <table:table-cell office:value-type="string" calcext:value-type="string">
            <text:p>int_simulation_memB.txt</text:p>
          </table:table-cell>
          <table:table-cell office:value-type="string" calcext:value-type="string">
            <text:p>bit_simulation_memB.txt</text:p>
          </table:table-cell>
          <table:table-cell office:value-type="string" calcext:value-type="string">
            <text:p>Py error</text:p>
          </table:table-cell>
          <table:table-cell office:value-type="string" calcext:value-type="string">
            <text:p>vhdl error</text:p>
          </table:table-cell>
          <table:table-cell office:value-type="string" calcext:value-type="string">
            <text:p>vhdl to python error</text:p>
          </table:table-cell>
          <table:table-cell table:number-columns-repeated="16373"/>
        </table:table-row>
        <table:table-row table:style-name="ro1">
          <table:table-cell table:number-columns-repeated="2" office:value-type="string" calcext:value-type="string">
            <text:p>py</text:p>
          </table:table-cell>
          <table:table-cell/>
          <table:table-cell office:value-type="string" calcext:value-type="string">
            <text:p>excel</text:p>
          </table:table-cell>
          <table:table-cell/>
          <table:table-cell office:value-type="string" calcext:value-type="string">
            <text:p>py</text:p>
          </table:table-cell>
          <table:table-cell office:value-type="string" calcext:value-type="string">
            <text:p>Vhdl + py</text:p>
          </table:table-cell>
          <table:table-cell office:value-type="string" calcext:value-type="string">
            <text:p>vhdl</text:p>
          </table:table-cell>
          <table:table-cell table:number-columns-repeated="16376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VCS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 office:value-type="string" calcext:value-type="string">
            <text:p>/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max pos vhdl error=</text:p>
          </table:table-cell>
          <table:table-cell table:formula="of:=MAX([.J10:.J1032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calcext:value-type="string">
            <text:p>max neg vhdl error=</text:p>
          </table:table-cell>
          <table:table-cell table:formula="of:=MIN([.J10:.J1032])" office:value-type="float" office:value="-0.75" calcext:value-type="float">
            <text:p>-0.75</text:p>
          </table:table-cell>
          <table:table-cell table:number-columns-repeated="16370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10]&gt;100; 93; 0)" office:value-type="float" office:value="0" calcext:value-type="float">
            <text:p>0</text:p>
          </table:table-cell>
          <table:table-cell table:formula="of:=1.75*[.A10]+2*[.A9]-[.C9]" office:value-type="float" office:value="-117.25" calcext:value-type="float">
            <text:p>-117.25</text:p>
          </table:table-cell>
          <table:table-cell table:formula="of:=IF([.D10]&gt;127; 127; IF([.D10]&lt;-128; -128; [.D10]))" office:value-type="float" office:value="-117.25" calcext:value-type="float">
            <text:p>-117.25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[.E10]-[.F10]" office:value-type="float" office:value="-0.25" calcext:value-type="float">
            <text:p>-0.25</text:p>
          </table:table-cell>
          <table:table-cell table:formula="of:=[.E10]-[.G10]" office:value-type="float" office:value="-0.25" calcext:value-type="float">
            <text:p>-0.25</text:p>
          </table:table-cell>
          <table:table-cell table:formula="of:=[.F10]-[.G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1111" calcext:value-type="float">
            <text:p>111111</text:p>
          </table:table-cell>
          <table:table-cell table:formula="of:=IF([.A11]&gt;100; 93; 0)" office:value-type="float" office:value="0" calcext:value-type="float">
            <text:p>0</text:p>
          </table:table-cell>
          <table:table-cell table:formula="of:=1.75*[.A11]+2*[.A10]-[.C10]" office:value-type="float" office:value="-23.75" calcext:value-type="float">
            <text:p>-23.75</text:p>
          </table:table-cell>
          <table:table-cell table:formula="of:=IF([.D11]&gt;127; 127; IF([.D11]&lt;-128; -128; [.D11]))" office:value-type="float" office:value="-23.75" calcext:value-type="float">
            <text:p>-23.7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11101001" calcext:value-type="float">
            <text:p>11101001</text:p>
          </table:table-cell>
          <table:table-cell table:formula="of:=[.E11]-[.F11]" office:value-type="float" office:value="0.25" calcext:value-type="float">
            <text:p>0.25</text:p>
          </table:table-cell>
          <table:table-cell table:formula="of:=[.E11]-[.G11]" office:value-type="float" office:value="-0.75" calcext:value-type="float">
            <text:p>-0.75</text:p>
          </table:table-cell>
          <table:table-cell table:formula="of:=[.F11]-[.G1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010100" calcext:value-type="float">
            <text:p>10010100</text:p>
          </table:table-cell>
          <table:table-cell table:formula="of:=IF([.A12]&gt;100; 93; 0)" office:value-type="float" office:value="0" calcext:value-type="float">
            <text:p>0</text:p>
          </table:table-cell>
          <table:table-cell table:formula="of:=1.75*[.A12]+2*[.A11]-[.C11]" office:value-type="float" office:value="-63" calcext:value-type="float">
            <text:p>-63</text:p>
          </table:table-cell>
          <table:table-cell table:formula="of:=IF([.D12]&gt;127; 127; IF([.D12]&lt;-128; -128; [.D12]))" office:value-type="float" office:value="-63" calcext:value-type="float">
            <text:p>-63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[.E12]-[.F12]" office:value-type="float" office:value="0" calcext:value-type="float">
            <text:p>0</text:p>
          </table:table-cell>
          <table:table-cell table:formula="of:=[.E12]-[.G12]" office:value-type="float" office:value="0" calcext:value-type="float">
            <text:p>0</text:p>
          </table:table-cell>
          <table:table-cell table:formula="of:=[.F12]-[.G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IF([.A13]&gt;100; 93; 0)" office:value-type="float" office:value="0" calcext:value-type="float">
            <text:p>0</text:p>
          </table:table-cell>
          <table:table-cell table:formula="of:=1.75*[.A13]+2*[.A12]-[.C12]" office:value-type="float" office:value="-357.75" calcext:value-type="float">
            <text:p>-357.75</text:p>
          </table:table-cell>
          <table:table-cell table:formula="of:=IF([.D13]&gt;127; 127; IF([.D13]&lt;-128; -128; [.D1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3]-[.F13]" office:value-type="float" office:value="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formula="of:=[.F13]-[.G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14]&gt;100; 93; 0)" office:value-type="float" office:value="0" calcext:value-type="float">
            <text:p>0</text:p>
          </table:table-cell>
          <table:table-cell table:formula="of:=1.75*[.A14]+2*[.A13]-[.C13]" office:value-type="float" office:value="-25.5" calcext:value-type="float">
            <text:p>-25.5</text:p>
          </table:table-cell>
          <table:table-cell table:formula="of:=IF([.D14]&gt;127; 127; IF([.D14]&lt;-128; -128; [.D14]))" office:value-type="float" office:value="-25.5" calcext:value-type="float">
            <text:p>-25.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[.E14]-[.F14]" office:value-type="float" office:value="-0.5" calcext:value-type="float">
            <text:p>-0.5</text:p>
          </table:table-cell>
          <table:table-cell table:formula="of:=[.E14]-[.G14]" office:value-type="float" office:value="-0.5" calcext:value-type="float">
            <text:p>-0.5</text:p>
          </table:table-cell>
          <table:table-cell table:formula="of:=[.F14]-[.G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15]&gt;100; 93; 0)" office:value-type="float" office:value="0" calcext:value-type="float">
            <text:p>0</text:p>
          </table:table-cell>
          <table:table-cell table:formula="of:=1.75*[.A15]+2*[.A14]-[.C14]" office:value-type="float" office:value="-13.75" calcext:value-type="float">
            <text:p>-13.75</text:p>
          </table:table-cell>
          <table:table-cell table:formula="of:=IF([.D15]&gt;127; 127; IF([.D15]&lt;-128; -128; [.D15]))" office:value-type="float" office:value="-13.75" calcext:value-type="float">
            <text:p>-13.7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[.E15]-[.F15]" office:value-type="float" office:value="0.25" calcext:value-type="float">
            <text:p>0.25</text:p>
          </table:table-cell>
          <table:table-cell table:formula="of:=[.E15]-[.G15]" office:value-type="float" office:value="-0.75" calcext:value-type="float">
            <text:p>-0.75</text:p>
          </table:table-cell>
          <table:table-cell table:formula="of:=[.F15]-[.G1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1110010" calcext:value-type="float">
            <text:p>11110010</text:p>
          </table:table-cell>
          <table:table-cell table:formula="of:=IF([.A16]&gt;100; 93; 0)" office:value-type="float" office:value="0" calcext:value-type="float">
            <text:p>0</text:p>
          </table:table-cell>
          <table:table-cell table:formula="of:=1.75*[.A16]+2*[.A15]-[.C15]" office:value-type="float" office:value="-218.5" calcext:value-type="float">
            <text:p>-218.5</text:p>
          </table:table-cell>
          <table:table-cell table:formula="of:=IF([.D16]&gt;127; 127; IF([.D16]&lt;-128; -128; [.D1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6]-[.F16]" office:value-type="float" office:value="0" calcext:value-type="float">
            <text:p>0</text:p>
          </table:table-cell>
          <table:table-cell table:formula="of:=[.E16]-[.G16]" office:value-type="float" office:value="0" calcext:value-type="float">
            <text:p>0</text:p>
          </table:table-cell>
          <table:table-cell table:formula="of:=[.F16]-[.G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17]&gt;100; 93; 0)" office:value-type="float" office:value="0" calcext:value-type="float">
            <text:p>0</text:p>
          </table:table-cell>
          <table:table-cell table:formula="of:=1.75*[.A17]+2*[.A16]-[.C16]" office:value-type="float" office:value="131.25" calcext:value-type="float">
            <text:p>131.25</text:p>
          </table:table-cell>
          <table:table-cell table:formula="of:=IF([.D17]&gt;127; 127; IF([.D17]&lt;-128; -128; [.D1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7]-[.F17]" office:value-type="float" office:value="0" calcext:value-type="float">
            <text:p>0</text:p>
          </table:table-cell>
          <table:table-cell table:formula="of:=[.E17]-[.G17]" office:value-type="float" office:value="0" calcext:value-type="float">
            <text:p>0</text:p>
          </table:table-cell>
          <table:table-cell table:formula="of:=[.F17]-[.G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IF([.A18]&gt;100; 93; 0)" office:value-type="float" office:value="0" calcext:value-type="float">
            <text:p>0</text:p>
          </table:table-cell>
          <table:table-cell table:formula="of:=1.75*[.A18]+2*[.A17]-[.C17]" office:value-type="float" office:value="28" calcext:value-type="float">
            <text:p>28</text:p>
          </table:table-cell>
          <table:table-cell table:formula="of:=IF([.D18]&gt;127; 127; IF([.D18]&lt;-128; -128; [.D18]))" office:value-type="float" office:value="28" calcext:value-type="float">
            <text:p>2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[.E18]-[.F18]" office:value-type="float" office:value="0" calcext:value-type="float">
            <text:p>0</text:p>
          </table:table-cell>
          <table:table-cell table:formula="of:=[.E18]-[.G18]" office:value-type="float" office:value="0" calcext:value-type="float">
            <text:p>0</text:p>
          </table:table-cell>
          <table:table-cell table:formula="of:=[.F18]-[.G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100110" calcext:value-type="float">
            <text:p>10100110</text:p>
          </table:table-cell>
          <table:table-cell table:formula="of:=IF([.A19]&gt;100; 93; 0)" office:value-type="float" office:value="0" calcext:value-type="float">
            <text:p>0</text:p>
          </table:table-cell>
          <table:table-cell table:formula="of:=1.75*[.A19]+2*[.A18]-[.C18]" office:value-type="float" office:value="-333.5" calcext:value-type="float">
            <text:p>-333.5</text:p>
          </table:table-cell>
          <table:table-cell table:formula="of:=IF([.D19]&gt;127; 127; IF([.D19]&lt;-128; -128; [.D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9]-[.F19]" office:value-type="float" office:value="0" calcext:value-type="float">
            <text:p>0</text:p>
          </table:table-cell>
          <table:table-cell table:formula="of:=[.E19]-[.G19]" office:value-type="float" office:value="0" calcext:value-type="float">
            <text:p>0</text:p>
          </table:table-cell>
          <table:table-cell table:formula="of:=[.F19]-[.G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IF([.A20]&gt;100; 93; 0)" office:value-type="float" office:value="0" calcext:value-type="float">
            <text:p>0</text:p>
          </table:table-cell>
          <table:table-cell table:formula="of:=1.75*[.A20]+2*[.A19]-[.C19]" office:value-type="float" office:value="-145" calcext:value-type="float">
            <text:p>-145</text:p>
          </table:table-cell>
          <table:table-cell table:formula="of:=IF([.D20]&gt;127; 127; IF([.D20]&lt;-128; -128; [.D2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0]-[.F20]" office:value-type="float" office:value="0" calcext:value-type="float">
            <text:p>0</text:p>
          </table:table-cell>
          <table:table-cell table:formula="of:=[.E20]-[.G20]" office:value-type="float" office:value="0" calcext:value-type="float">
            <text:p>0</text:p>
          </table:table-cell>
          <table:table-cell table:formula="of:=[.F20]-[.G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21]&gt;100; 93; 0)" office:value-type="float" office:value="0" calcext:value-type="float">
            <text:p>0</text:p>
          </table:table-cell>
          <table:table-cell table:formula="of:=1.75*[.A21]+2*[.A20]-[.C20]" office:value-type="float" office:value="43.5" calcext:value-type="float">
            <text:p>43.5</text:p>
          </table:table-cell>
          <table:table-cell table:formula="of:=IF([.D21]&gt;127; 127; IF([.D21]&lt;-128; -128; [.D21]))" office:value-type="float" office:value="43.5" calcext:value-type="float">
            <text:p>43.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[.E21]-[.F21]" office:value-type="float" office:value="-0.5" calcext:value-type="float">
            <text:p>-0.5</text:p>
          </table:table-cell>
          <table:table-cell table:formula="of:=[.E21]-[.G21]" office:value-type="float" office:value="-0.5" calcext:value-type="float">
            <text:p>-0.5</text:p>
          </table:table-cell>
          <table:table-cell table:formula="of:=[.F21]-[.G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IF([.A22]&gt;100; 93; 0)" office:value-type="float" office:value="0" calcext:value-type="float">
            <text:p>0</text:p>
          </table:table-cell>
          <table:table-cell table:formula="of:=1.75*[.A22]+2*[.A21]-[.C21]" office:value-type="float" office:value="-116.75" calcext:value-type="float">
            <text:p>-116.75</text:p>
          </table:table-cell>
          <table:table-cell table:formula="of:=IF([.D22]&gt;127; 127; IF([.D22]&lt;-128; -128; [.D22]))" office:value-type="float" office:value="-116.75" calcext:value-type="float">
            <text:p>-116.75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[.E22]-[.F22]" office:value-type="float" office:value="0.25" calcext:value-type="float">
            <text:p>0.25</text:p>
          </table:table-cell>
          <table:table-cell table:formula="of:=[.E22]-[.G22]" office:value-type="float" office:value="-0.75" calcext:value-type="float">
            <text:p>-0.75</text:p>
          </table:table-cell>
          <table:table-cell table:formula="of:=[.F22]-[.G2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23]&gt;100; 93; 0)" office:value-type="float" office:value="0" calcext:value-type="float">
            <text:p>0</text:p>
          </table:table-cell>
          <table:table-cell table:formula="of:=1.75*[.A23]+2*[.A22]-[.C22]" office:value-type="float" office:value="35.25" calcext:value-type="float">
            <text:p>35.25</text:p>
          </table:table-cell>
          <table:table-cell table:formula="of:=IF([.D23]&gt;127; 127; IF([.D23]&lt;-128; -128; [.D23]))" office:value-type="float" office:value="35.25" calcext:value-type="float">
            <text:p>35.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[.E23]-[.F23]" office:value-type="float" office:value="0.25" calcext:value-type="float">
            <text:p>0.25</text:p>
          </table:table-cell>
          <table:table-cell table:formula="of:=[.E23]-[.G23]" office:value-type="float" office:value="-0.75" calcext:value-type="float">
            <text:p>-0.75</text:p>
          </table:table-cell>
          <table:table-cell table:formula="of:=[.F23]-[.G2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24]&gt;100; 93; 0)" office:value-type="float" office:value="0" calcext:value-type="float">
            <text:p>0</text:p>
          </table:table-cell>
          <table:table-cell table:formula="of:=1.75*[.A24]+2*[.A23]-[.C23]" office:value-type="float" office:value="338" calcext:value-type="float">
            <text:p>338</text:p>
          </table:table-cell>
          <table:table-cell table:formula="of:=IF([.D24]&gt;127; 127; IF([.D24]&lt;-128; -128; [.D2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4]-[.F24]" office:value-type="float" office:value="0" calcext:value-type="float">
            <text:p>0</text:p>
          </table:table-cell>
          <table:table-cell table:formula="of:=[.E24]-[.G24]" office:value-type="float" office:value="0" calcext:value-type="float">
            <text:p>0</text:p>
          </table:table-cell>
          <table:table-cell table:formula="of:=[.F24]-[.G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table:formula="of:=IF([.A25]&gt;100; 93; 0)" office:value-type="float" office:value="0" calcext:value-type="float">
            <text:p>0</text:p>
          </table:table-cell>
          <table:table-cell table:formula="of:=1.75*[.A25]+2*[.A24]-[.C24]" office:value-type="float" office:value="175.75" calcext:value-type="float">
            <text:p>175.75</text:p>
          </table:table-cell>
          <table:table-cell table:formula="of:=IF([.D25]&gt;127; 127; IF([.D25]&lt;-128; -128; [.D2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5]-[.F25]" office:value-type="float" office:value="0" calcext:value-type="float">
            <text:p>0</text:p>
          </table:table-cell>
          <table:table-cell table:formula="of:=[.E25]-[.G25]" office:value-type="float" office:value="0" calcext:value-type="float">
            <text:p>0</text:p>
          </table:table-cell>
          <table:table-cell table:formula="of:=[.F25]-[.G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26]&gt;100; 93; 0)" office:value-type="float" office:value="0" calcext:value-type="float">
            <text:p>0</text:p>
          </table:table-cell>
          <table:table-cell table:formula="of:=1.75*[.A26]+2*[.A25]-[.C25]" office:value-type="float" office:value="-76.5" calcext:value-type="float">
            <text:p>-76.5</text:p>
          </table:table-cell>
          <table:table-cell table:formula="of:=IF([.D26]&gt;127; 127; IF([.D26]&lt;-128; -128; [.D26]))" office:value-type="float" office:value="-76.5" calcext:value-type="float">
            <text:p>-76.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10110100" calcext:value-type="float">
            <text:p>10110100</text:p>
          </table:table-cell>
          <table:table-cell table:formula="of:=[.E26]-[.F26]" office:value-type="float" office:value="-0.5" calcext:value-type="float">
            <text:p>-0.5</text:p>
          </table:table-cell>
          <table:table-cell table:formula="of:=[.E26]-[.G26]" office:value-type="float" office:value="-0.5" calcext:value-type="float">
            <text:p>-0.5</text:p>
          </table:table-cell>
          <table:table-cell table:formula="of:=[.F26]-[.G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27]&gt;100; 93; 0)" office:value-type="float" office:value="0" calcext:value-type="float">
            <text:p>0</text:p>
          </table:table-cell>
          <table:table-cell table:formula="of:=1.75*[.A27]+2*[.A26]-[.C26]" office:value-type="float" office:value="-234" calcext:value-type="float">
            <text:p>-234</text:p>
          </table:table-cell>
          <table:table-cell table:formula="of:=IF([.D27]&gt;127; 127; IF([.D27]&lt;-128; -128; [.D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7]-[.F27]" office:value-type="float" office:value="0" calcext:value-type="float">
            <text:p>0</text:p>
          </table:table-cell>
          <table:table-cell table:formula="of:=[.E27]-[.G27]" office:value-type="float" office:value="0" calcext:value-type="float">
            <text:p>0</text:p>
          </table:table-cell>
          <table:table-cell table:formula="of:=[.F27]-[.G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28]&gt;100; 93; 0)" office:value-type="float" office:value="0" calcext:value-type="float">
            <text:p>0</text:p>
          </table:table-cell>
          <table:table-cell table:formula="of:=1.75*[.A28]+2*[.A27]-[.C27]" office:value-type="float" office:value="-138.75" calcext:value-type="float">
            <text:p>-138.75</text:p>
          </table:table-cell>
          <table:table-cell table:formula="of:=IF([.D28]&gt;127; 127; IF([.D28]&lt;-128; -128; [.D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8]-[.F28]" office:value-type="float" office:value="0" calcext:value-type="float">
            <text:p>0</text:p>
          </table:table-cell>
          <table:table-cell table:formula="of:=[.E28]-[.G28]" office:value-type="float" office:value="0" calcext:value-type="float">
            <text:p>0</text:p>
          </table:table-cell>
          <table:table-cell table:formula="of:=[.F28]-[.G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1101110" calcext:value-type="float">
            <text:p>11101110</text:p>
          </table:table-cell>
          <table:table-cell table:formula="of:=IF([.A29]&gt;100; 93; 0)" office:value-type="float" office:value="0" calcext:value-type="float">
            <text:p>0</text:p>
          </table:table-cell>
          <table:table-cell table:formula="of:=1.75*[.A29]+2*[.A28]-[.C28]" office:value-type="float" office:value="-25.5" calcext:value-type="float">
            <text:p>-25.5</text:p>
          </table:table-cell>
          <table:table-cell table:formula="of:=IF([.D29]&gt;127; 127; IF([.D29]&lt;-128; -128; [.D29]))" office:value-type="float" office:value="-25.5" calcext:value-type="float">
            <text:p>-25.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[.E29]-[.F29]" office:value-type="float" office:value="-0.5" calcext:value-type="float">
            <text:p>-0.5</text:p>
          </table:table-cell>
          <table:table-cell table:formula="of:=[.E29]-[.G29]" office:value-type="float" office:value="-0.5" calcext:value-type="float">
            <text:p>-0.5</text:p>
          </table:table-cell>
          <table:table-cell table:formula="of:=[.F29]-[.G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30]&gt;100; 93; 0)" office:value-type="float" office:value="0" calcext:value-type="float">
            <text:p>0</text:p>
          </table:table-cell>
          <table:table-cell table:formula="of:=1.75*[.A30]+2*[.A29]-[.C29]" office:value-type="float" office:value="46.25" calcext:value-type="float">
            <text:p>46.25</text:p>
          </table:table-cell>
          <table:table-cell table:formula="of:=IF([.D30]&gt;127; 127; IF([.D30]&lt;-128; -128; [.D30]))" office:value-type="float" office:value="46.25" calcext:value-type="float">
            <text:p>46.2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[.E30]-[.F30]" office:value-type="float" office:value="0.25" calcext:value-type="float">
            <text:p>0.25</text:p>
          </table:table-cell>
          <table:table-cell table:formula="of:=[.E30]-[.G30]" office:value-type="float" office:value="-0.75" calcext:value-type="float">
            <text:p>-0.75</text:p>
          </table:table-cell>
          <table:table-cell table:formula="of:=[.F30]-[.G30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31]&gt;100; 93; 0)" office:value-type="float" office:value="0" calcext:value-type="float">
            <text:p>0</text:p>
          </table:table-cell>
          <table:table-cell table:formula="of:=1.75*[.A31]+2*[.A30]-[.C30]" office:value-type="float" office:value="139.5" calcext:value-type="float">
            <text:p>139.5</text:p>
          </table:table-cell>
          <table:table-cell table:formula="of:=IF([.D31]&gt;127; 127; IF([.D31]&lt;-128; -128; [.D3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1]-[.F31]" office:value-type="float" office:value="0" calcext:value-type="float">
            <text:p>0</text:p>
          </table:table-cell>
          <table:table-cell table:formula="of:=[.E31]-[.G31]" office:value-type="float" office:value="0" calcext:value-type="float">
            <text:p>0</text:p>
          </table:table-cell>
          <table:table-cell table:formula="of:=[.F31]-[.G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1110000" calcext:value-type="float">
            <text:p>11110000</text:p>
          </table:table-cell>
          <table:table-cell table:formula="of:=IF([.A32]&gt;100; 93; 0)" office:value-type="float" office:value="0" calcext:value-type="float">
            <text:p>0</text:p>
          </table:table-cell>
          <table:table-cell table:formula="of:=1.75*[.A32]+2*[.A31]-[.C31]" office:value-type="float" office:value="24" calcext:value-type="float">
            <text:p>24</text:p>
          </table:table-cell>
          <table:table-cell table:formula="of:=IF([.D32]&gt;127; 127; IF([.D32]&lt;-128; -128; [.D32]))" office:value-type="float" office:value="24" calcext:value-type="float">
            <text:p>2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[.E32]-[.F32]" office:value-type="float" office:value="0" calcext:value-type="float">
            <text:p>0</text:p>
          </table:table-cell>
          <table:table-cell table:formula="of:=[.E32]-[.G32]" office:value-type="float" office:value="0" calcext:value-type="float">
            <text:p>0</text:p>
          </table:table-cell>
          <table:table-cell table:formula="of:=[.F32]-[.G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IF([.A33]&gt;100; 93; 0)" office:value-type="float" office:value="0" calcext:value-type="float">
            <text:p>0</text:p>
          </table:table-cell>
          <table:table-cell table:formula="of:=1.75*[.A33]+2*[.A32]-[.C32]" office:value-type="float" office:value="-177.25" calcext:value-type="float">
            <text:p>-177.25</text:p>
          </table:table-cell>
          <table:table-cell table:formula="of:=IF([.D33]&gt;127; 127; IF([.D33]&lt;-128; -128; [.D3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3]-[.F33]" office:value-type="float" office:value="0" calcext:value-type="float">
            <text:p>0</text:p>
          </table:table-cell>
          <table:table-cell table:formula="of:=[.E33]-[.G33]" office:value-type="float" office:value="0" calcext:value-type="float">
            <text:p>0</text:p>
          </table:table-cell>
          <table:table-cell table:formula="of:=[.F33]-[.G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34]&gt;100; 93; 0)" office:value-type="float" office:value="0" calcext:value-type="float">
            <text:p>0</text:p>
          </table:table-cell>
          <table:table-cell table:formula="of:=1.75*[.A34]+2*[.A33]-[.C33]" office:value-type="float" office:value="-202.75" calcext:value-type="float">
            <text:p>-202.75</text:p>
          </table:table-cell>
          <table:table-cell table:formula="of:=IF([.D34]&gt;127; 127; IF([.D34]&lt;-128; -128; [.D3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4]-[.F34]" office:value-type="float" office:value="0" calcext:value-type="float">
            <text:p>0</text:p>
          </table:table-cell>
          <table:table-cell table:formula="of:=[.E34]-[.G34]" office:value-type="float" office:value="0" calcext:value-type="float">
            <text:p>0</text:p>
          </table:table-cell>
          <table:table-cell table:formula="of:=[.F34]-[.G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35]&gt;100; 93; 0)" office:value-type="float" office:value="0" calcext:value-type="float">
            <text:p>0</text:p>
          </table:table-cell>
          <table:table-cell table:formula="of:=1.75*[.A35]+2*[.A34]-[.C34]" office:value-type="float" office:value="-36.75" calcext:value-type="float">
            <text:p>-36.75</text:p>
          </table:table-cell>
          <table:table-cell table:formula="of:=IF([.D35]&gt;127; 127; IF([.D35]&lt;-128; -128; [.D35]))" office:value-type="float" office:value="-36.75" calcext:value-type="float">
            <text:p>-36.75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[.E35]-[.F35]" office:value-type="float" office:value="0.25" calcext:value-type="float">
            <text:p>0.25</text:p>
          </table:table-cell>
          <table:table-cell table:formula="of:=[.E35]-[.G35]" office:value-type="float" office:value="-0.75" calcext:value-type="float">
            <text:p>-0.75</text:p>
          </table:table-cell>
          <table:table-cell table:formula="of:=[.F35]-[.G3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A36]&gt;100; 93; 0)" office:value-type="float" office:value="0" calcext:value-type="float">
            <text:p>0</text:p>
          </table:table-cell>
          <table:table-cell table:formula="of:=1.75*[.A36]+2*[.A35]-[.C35]" office:value-type="float" office:value="6" calcext:value-type="float">
            <text:p>6</text:p>
          </table:table-cell>
          <table:table-cell table:formula="of:=IF([.D36]&gt;127; 127; IF([.D36]&lt;-128; -128; [.D36]))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[.E36]-[.F36]" office:value-type="float" office:value="0" calcext:value-type="float">
            <text:p>0</text:p>
          </table:table-cell>
          <table:table-cell table:formula="of:=[.E36]-[.G36]" office:value-type="float" office:value="0" calcext:value-type="float">
            <text:p>0</text:p>
          </table:table-cell>
          <table:table-cell table:formula="of:=[.F36]-[.G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37]&gt;100; 93; 0)" office:value-type="float" office:value="93" calcext:value-type="float">
            <text:p>93</text:p>
          </table:table-cell>
          <table:table-cell table:formula="of:=1.75*[.A37]+2*[.A36]-[.C36]" office:value-type="float" office:value="201.25" calcext:value-type="float">
            <text:p>201.25</text:p>
          </table:table-cell>
          <table:table-cell table:formula="of:=IF([.D37]&gt;127; 127; IF([.D37]&lt;-128; -128; [.D3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7]-[.F37]" office:value-type="float" office:value="0" calcext:value-type="float">
            <text:p>0</text:p>
          </table:table-cell>
          <table:table-cell table:formula="of:=[.E37]-[.G37]" office:value-type="float" office:value="0" calcext:value-type="float">
            <text:p>0</text:p>
          </table:table-cell>
          <table:table-cell table:formula="of:=[.F37]-[.G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38]&gt;100; 93; 0)" office:value-type="float" office:value="0" calcext:value-type="float">
            <text:p>0</text:p>
          </table:table-cell>
          <table:table-cell table:formula="of:=1.75*[.A38]+2*[.A37]-[.C37]" office:value-type="float" office:value="273.5" calcext:value-type="float">
            <text:p>273.5</text:p>
          </table:table-cell>
          <table:table-cell table:formula="of:=IF([.D38]&gt;127; 127; IF([.D38]&lt;-128; -128; [.D3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8]-[.F38]" office:value-type="float" office:value="0" calcext:value-type="float">
            <text:p>0</text:p>
          </table:table-cell>
          <table:table-cell table:formula="of:=[.E38]-[.G38]" office:value-type="float" office:value="0" calcext:value-type="float">
            <text:p>0</text:p>
          </table:table-cell>
          <table:table-cell table:formula="of:=[.F38]-[.G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IF([.A39]&gt;100; 93; 0)" office:value-type="float" office:value="0" calcext:value-type="float">
            <text:p>0</text:p>
          </table:table-cell>
          <table:table-cell table:formula="of:=1.75*[.A39]+2*[.A38]-[.C38]" office:value-type="float" office:value="276.75" calcext:value-type="float">
            <text:p>276.75</text:p>
          </table:table-cell>
          <table:table-cell table:formula="of:=IF([.D39]&gt;127; 127; IF([.D39]&lt;-128; -128; [.D3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9]-[.F39]" office:value-type="float" office:value="0" calcext:value-type="float">
            <text:p>0</text:p>
          </table:table-cell>
          <table:table-cell table:formula="of:=[.E39]-[.G39]" office:value-type="float" office:value="0" calcext:value-type="float">
            <text:p>0</text:p>
          </table:table-cell>
          <table:table-cell table:formula="of:=[.F39]-[.G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111" calcext:value-type="float">
            <text:p>110111</text:p>
          </table:table-cell>
          <table:table-cell table:formula="of:=IF([.A40]&gt;100; 93; 0)" office:value-type="float" office:value="0" calcext:value-type="float">
            <text:p>0</text:p>
          </table:table-cell>
          <table:table-cell table:formula="of:=1.75*[.A40]+2*[.A39]-[.C39]" office:value-type="float" office:value="234.25" calcext:value-type="float">
            <text:p>234.25</text:p>
          </table:table-cell>
          <table:table-cell table:formula="of:=IF([.D40]&gt;127; 127; IF([.D40]&lt;-128; -128; [.D4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]-[.F40]" office:value-type="float" office:value="0" calcext:value-type="float">
            <text:p>0</text:p>
          </table:table-cell>
          <table:table-cell table:formula="of:=[.E40]-[.G40]" office:value-type="float" office:value="0" calcext:value-type="float">
            <text:p>0</text:p>
          </table:table-cell>
          <table:table-cell table:formula="of:=[.F40]-[.G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41]&gt;100; 93; 0)" office:value-type="float" office:value="0" calcext:value-type="float">
            <text:p>0</text:p>
          </table:table-cell>
          <table:table-cell table:formula="of:=1.75*[.A41]+2*[.A40]-[.C40]" office:value-type="float" office:value="6.75" calcext:value-type="float">
            <text:p>6.75</text:p>
          </table:table-cell>
          <table:table-cell table:formula="of:=IF([.D41]&gt;127; 127; IF([.D41]&lt;-128; -128; [.D41]))" office:value-type="float" office:value="6.75" calcext:value-type="float">
            <text:p>6.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[.E41]-[.F41]" office:value-type="float" office:value="-0.25" calcext:value-type="float">
            <text:p>-0.25</text:p>
          </table:table-cell>
          <table:table-cell table:formula="of:=[.E41]-[.G41]" office:value-type="float" office:value="-0.25" calcext:value-type="float">
            <text:p>-0.25</text:p>
          </table:table-cell>
          <table:table-cell table:formula="of:=[.F41]-[.G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001" calcext:value-type="float">
            <text:p>110001</text:p>
          </table:table-cell>
          <table:table-cell table:formula="of:=IF([.A42]&gt;100; 93; 0)" office:value-type="float" office:value="0" calcext:value-type="float">
            <text:p>0</text:p>
          </table:table-cell>
          <table:table-cell table:formula="of:=1.75*[.A42]+2*[.A41]-[.C41]" office:value-type="float" office:value="-32.25" calcext:value-type="float">
            <text:p>-32.25</text:p>
          </table:table-cell>
          <table:table-cell table:formula="of:=IF([.D42]&gt;127; 127; IF([.D42]&lt;-128; -128; [.D42]))" office:value-type="float" office:value="-32.25" calcext:value-type="float">
            <text:p>-32.25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11100000" calcext:value-type="float">
            <text:p>11100000</text:p>
          </table:table-cell>
          <table:table-cell table:formula="of:=[.E42]-[.F42]" office:value-type="float" office:value="-0.25" calcext:value-type="float">
            <text:p>-0.25</text:p>
          </table:table-cell>
          <table:table-cell table:formula="of:=[.E42]-[.G42]" office:value-type="float" office:value="-0.25" calcext:value-type="float">
            <text:p>-0.25</text:p>
          </table:table-cell>
          <table:table-cell table:formula="of:=[.F42]-[.G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43]&gt;100; 93; 0)" office:value-type="float" office:value="0" calcext:value-type="float">
            <text:p>0</text:p>
          </table:table-cell>
          <table:table-cell table:formula="of:=1.75*[.A43]+2*[.A42]-[.C42]" office:value-type="float" office:value="252" calcext:value-type="float">
            <text:p>252</text:p>
          </table:table-cell>
          <table:table-cell table:formula="of:=IF([.D43]&gt;127; 127; IF([.D43]&lt;-128; -128; [.D4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3]-[.F43]" office:value-type="float" office:value="0" calcext:value-type="float">
            <text:p>0</text:p>
          </table:table-cell>
          <table:table-cell table:formula="of:=[.E43]-[.G43]" office:value-type="float" office:value="0" calcext:value-type="float">
            <text:p>0</text:p>
          </table:table-cell>
          <table:table-cell table:formula="of:=[.F43]-[.G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IF([.A44]&gt;100; 93; 0)" office:value-type="float" office:value="0" calcext:value-type="float">
            <text:p>0</text:p>
          </table:table-cell>
          <table:table-cell table:formula="of:=1.75*[.A44]+2*[.A43]-[.C43]" office:value-type="float" office:value="249.5" calcext:value-type="float">
            <text:p>249.5</text:p>
          </table:table-cell>
          <table:table-cell table:formula="of:=IF([.D44]&gt;127; 127; IF([.D44]&lt;-128; -128; [.D4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4]-[.F44]" office:value-type="float" office:value="0" calcext:value-type="float">
            <text:p>0</text:p>
          </table:table-cell>
          <table:table-cell table:formula="of:=[.E44]-[.G44]" office:value-type="float" office:value="0" calcext:value-type="float">
            <text:p>0</text:p>
          </table:table-cell>
          <table:table-cell table:formula="of:=[.F44]-[.G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1" calcext:value-type="float">
            <text:p>1000001</text:p>
          </table:table-cell>
          <table:table-cell table:formula="of:=IF([.A45]&gt;100; 93; 0)" office:value-type="float" office:value="0" calcext:value-type="float">
            <text:p>0</text:p>
          </table:table-cell>
          <table:table-cell table:formula="of:=1.75*[.A45]+2*[.A44]-[.C44]" office:value-type="float" office:value="197.75" calcext:value-type="float">
            <text:p>197.75</text:p>
          </table:table-cell>
          <table:table-cell table:formula="of:=IF([.D45]&gt;127; 127; IF([.D45]&lt;-128; -128; [.D4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5]-[.F45]" office:value-type="float" office:value="0" calcext:value-type="float">
            <text:p>0</text:p>
          </table:table-cell>
          <table:table-cell table:formula="of:=[.E45]-[.G45]" office:value-type="float" office:value="0" calcext:value-type="float">
            <text:p>0</text:p>
          </table:table-cell>
          <table:table-cell table:formula="of:=[.F45]-[.G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46]&gt;100; 93; 0)" office:value-type="float" office:value="0" calcext:value-type="float">
            <text:p>0</text:p>
          </table:table-cell>
          <table:table-cell table:formula="of:=1.75*[.A46]+2*[.A45]-[.C45]" office:value-type="float" office:value="93.25" calcext:value-type="float">
            <text:p>93.25</text:p>
          </table:table-cell>
          <table:table-cell table:formula="of:=IF([.D46]&gt;127; 127; IF([.D46]&lt;-128; -128; [.D46]))" office:value-type="float" office:value="93.25" calcext:value-type="float">
            <text:p>93.2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[.E46]-[.F46]" office:value-type="float" office:value="0.25" calcext:value-type="float">
            <text:p>0.25</text:p>
          </table:table-cell>
          <table:table-cell table:formula="of:=[.E46]-[.G46]" office:value-type="float" office:value="-0.75" calcext:value-type="float">
            <text:p>-0.75</text:p>
          </table:table-cell>
          <table:table-cell table:formula="of:=[.F46]-[.G4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47]&gt;100; 93; 0)" office:value-type="float" office:value="0" calcext:value-type="float">
            <text:p>0</text:p>
          </table:table-cell>
          <table:table-cell table:formula="of:=1.75*[.A47]+2*[.A46]-[.C46]" office:value-type="float" office:value="-145.25" calcext:value-type="float">
            <text:p>-145.25</text:p>
          </table:table-cell>
          <table:table-cell table:formula="of:=IF([.D47]&gt;127; 127; IF([.D47]&lt;-128; -128; [.D4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7]-[.F47]" office:value-type="float" office:value="0" calcext:value-type="float">
            <text:p>0</text:p>
          </table:table-cell>
          <table:table-cell table:formula="of:=[.E47]-[.G47]" office:value-type="float" office:value="0" calcext:value-type="float">
            <text:p>0</text:p>
          </table:table-cell>
          <table:table-cell table:formula="of:=[.F47]-[.G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1110001" calcext:value-type="float">
            <text:p>11110001</text:p>
          </table:table-cell>
          <table:table-cell table:formula="of:=IF([.A48]&gt;100; 93; 0)" office:value-type="float" office:value="0" calcext:value-type="float">
            <text:p>0</text:p>
          </table:table-cell>
          <table:table-cell table:formula="of:=1.75*[.A48]+2*[.A47]-[.C47]" office:value-type="float" office:value="-144.25" calcext:value-type="float">
            <text:p>-144.25</text:p>
          </table:table-cell>
          <table:table-cell table:formula="of:=IF([.D48]&gt;127; 127; IF([.D48]&lt;-128; -128; [.D4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8]-[.F48]" office:value-type="float" office:value="0" calcext:value-type="float">
            <text:p>0</text:p>
          </table:table-cell>
          <table:table-cell table:formula="of:=[.E48]-[.G48]" office:value-type="float" office:value="0" calcext:value-type="float">
            <text:p>0</text:p>
          </table:table-cell>
          <table:table-cell table:formula="of:=[.F48]-[.G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49]&gt;100; 93; 0)" office:value-type="float" office:value="0" calcext:value-type="float">
            <text:p>0</text:p>
          </table:table-cell>
          <table:table-cell table:formula="of:=1.75*[.A49]+2*[.A48]-[.C48]" office:value-type="float" office:value="118.75" calcext:value-type="float">
            <text:p>118.75</text:p>
          </table:table-cell>
          <table:table-cell table:formula="of:=IF([.D49]&gt;127; 127; IF([.D49]&lt;-128; -128; [.D49]))" office:value-type="float" office:value="118.75" calcext:value-type="float">
            <text:p>118.7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[.E49]-[.F49]" office:value-type="float" office:value="-0.25" calcext:value-type="float">
            <text:p>-0.25</text:p>
          </table:table-cell>
          <table:table-cell table:formula="of:=[.E49]-[.G49]" office:value-type="float" office:value="-0.25" calcext:value-type="float">
            <text:p>-0.25</text:p>
          </table:table-cell>
          <table:table-cell table:formula="of:=[.F49]-[.G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IF([.A50]&gt;100; 93; 0)" office:value-type="float" office:value="0" calcext:value-type="float">
            <text:p>0</text:p>
          </table:table-cell>
          <table:table-cell table:formula="of:=1.75*[.A50]+2*[.A49]-[.C49]" office:value-type="float" office:value="205" calcext:value-type="float">
            <text:p>205</text:p>
          </table:table-cell>
          <table:table-cell table:formula="of:=IF([.D50]&gt;127; 127; IF([.D50]&lt;-128; -128; [.D5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0]-[.F50]" office:value-type="float" office:value="0" calcext:value-type="float">
            <text:p>0</text:p>
          </table:table-cell>
          <table:table-cell table:formula="of:=[.E50]-[.G50]" office:value-type="float" office:value="0" calcext:value-type="float">
            <text:p>0</text:p>
          </table:table-cell>
          <table:table-cell table:formula="of:=[.F50]-[.G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IF([.A51]&gt;100; 93; 0)" office:value-type="float" office:value="0" calcext:value-type="float">
            <text:p>0</text:p>
          </table:table-cell>
          <table:table-cell table:formula="of:=1.75*[.A51]+2*[.A50]-[.C50]" office:value-type="float" office:value="173" calcext:value-type="float">
            <text:p>173</text:p>
          </table:table-cell>
          <table:table-cell table:formula="of:=IF([.D51]&gt;127; 127; IF([.D51]&lt;-128; -128; [.D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1]-[.F51]" office:value-type="float" office:value="0" calcext:value-type="float">
            <text:p>0</text:p>
          </table:table-cell>
          <table:table-cell table:formula="of:=[.E51]-[.G51]" office:value-type="float" office:value="0" calcext:value-type="float">
            <text:p>0</text:p>
          </table:table-cell>
          <table:table-cell table:formula="of:=[.F51]-[.G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52]&gt;100; 93; 0)" office:value-type="float" office:value="0" calcext:value-type="float">
            <text:p>0</text:p>
          </table:table-cell>
          <table:table-cell table:formula="of:=1.75*[.A52]+2*[.A51]-[.C51]" office:value-type="float" office:value="288.5" calcext:value-type="float">
            <text:p>288.5</text:p>
          </table:table-cell>
          <table:table-cell table:formula="of:=IF([.D52]&gt;127; 127; IF([.D52]&lt;-128; -128; [.D5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2]-[.F52]" office:value-type="float" office:value="0" calcext:value-type="float">
            <text:p>0</text:p>
          </table:table-cell>
          <table:table-cell table:formula="of:=[.E52]-[.G52]" office:value-type="float" office:value="0" calcext:value-type="float">
            <text:p>0</text:p>
          </table:table-cell>
          <table:table-cell table:formula="of:=[.F52]-[.G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53]&gt;100; 93; 0)" office:value-type="float" office:value="0" calcext:value-type="float">
            <text:p>0</text:p>
          </table:table-cell>
          <table:table-cell table:formula="of:=1.75*[.A53]+2*[.A52]-[.C52]" office:value-type="float" office:value="38.75" calcext:value-type="float">
            <text:p>38.75</text:p>
          </table:table-cell>
          <table:table-cell table:formula="of:=IF([.D53]&gt;127; 127; IF([.D53]&lt;-128; -128; [.D53]))" office:value-type="float" office:value="38.75" calcext:value-type="float">
            <text:p>38.7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111" calcext:value-type="float">
            <text:p>100111</text:p>
          </table:table-cell>
          <table:table-cell table:formula="of:=[.E53]-[.F53]" office:value-type="float" office:value="-0.25" calcext:value-type="float">
            <text:p>-0.25</text:p>
          </table:table-cell>
          <table:table-cell table:formula="of:=[.E53]-[.G53]" office:value-type="float" office:value="-0.25" calcext:value-type="float">
            <text:p>-0.25</text:p>
          </table:table-cell>
          <table:table-cell table:formula="of:=[.F53]-[.G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IF([.A54]&gt;100; 93; 0)" office:value-type="float" office:value="93" calcext:value-type="float">
            <text:p>93</text:p>
          </table:table-cell>
          <table:table-cell table:formula="of:=1.75*[.A54]+2*[.A53]-[.C53]" office:value-type="float" office:value="77.75" calcext:value-type="float">
            <text:p>77.75</text:p>
          </table:table-cell>
          <table:table-cell table:formula="of:=IF([.D54]&gt;127; 127; IF([.D54]&lt;-128; -128; [.D54]))" office:value-type="float" office:value="77.75" calcext:value-type="float">
            <text:p>77.7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[.E54]-[.F54]" office:value-type="float" office:value="-0.25" calcext:value-type="float">
            <text:p>-0.25</text:p>
          </table:table-cell>
          <table:table-cell table:formula="of:=[.E54]-[.G54]" office:value-type="float" office:value="-0.25" calcext:value-type="float">
            <text:p>-0.25</text:p>
          </table:table-cell>
          <table:table-cell table:formula="of:=[.F54]-[.G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IF([.A55]&gt;100; 93; 0)" office:value-type="float" office:value="93" calcext:value-type="float">
            <text:p>93</text:p>
          </table:table-cell>
          <table:table-cell table:formula="of:=1.75*[.A55]+2*[.A54]-[.C54]" office:value-type="float" office:value="367.75" calcext:value-type="float">
            <text:p>367.75</text:p>
          </table:table-cell>
          <table:table-cell table:formula="of:=IF([.D55]&gt;127; 127; IF([.D55]&lt;-128; -128; [.D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5]-[.F55]" office:value-type="float" office:value="0" calcext:value-type="float">
            <text:p>0</text:p>
          </table:table-cell>
          <table:table-cell table:formula="of:=[.E55]-[.G55]" office:value-type="float" office:value="0" calcext:value-type="float">
            <text:p>0</text:p>
          </table:table-cell>
          <table:table-cell table:formula="of:=[.F55]-[.G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56]&gt;100; 93; 0)" office:value-type="float" office:value="0" calcext:value-type="float">
            <text:p>0</text:p>
          </table:table-cell>
          <table:table-cell table:formula="of:=1.75*[.A56]+2*[.A55]-[.C55]" office:value-type="float" office:value="62.5" calcext:value-type="float">
            <text:p>62.5</text:p>
          </table:table-cell>
          <table:table-cell table:formula="of:=IF([.D56]&gt;127; 127; IF([.D56]&lt;-128; -128; [.D56]))" office:value-type="float" office:value="62.5" calcext:value-type="float">
            <text:p>62.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11111" calcext:value-type="float">
            <text:p>111111</text:p>
          </table:table-cell>
          <table:table-cell table:formula="of:=[.E56]-[.F56]" office:value-type="float" office:value="-0.5" calcext:value-type="float">
            <text:p>-0.5</text:p>
          </table:table-cell>
          <table:table-cell table:formula="of:=[.E56]-[.G56]" office:value-type="float" office:value="-0.5" calcext:value-type="float">
            <text:p>-0.5</text:p>
          </table:table-cell>
          <table:table-cell table:formula="of:=[.F56]-[.G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57]&gt;100; 93; 0)" office:value-type="float" office:value="0" calcext:value-type="float">
            <text:p>0</text:p>
          </table:table-cell>
          <table:table-cell table:formula="of:=1.75*[.A57]+2*[.A56]-[.C56]" office:value-type="float" office:value="-202.5" calcext:value-type="float">
            <text:p>-202.5</text:p>
          </table:table-cell>
          <table:table-cell table:formula="of:=IF([.D57]&gt;127; 127; IF([.D57]&lt;-128; -128; [.D5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7]-[.F57]" office:value-type="float" office:value="0" calcext:value-type="float">
            <text:p>0</text:p>
          </table:table-cell>
          <table:table-cell table:formula="of:=[.E57]-[.G57]" office:value-type="float" office:value="0" calcext:value-type="float">
            <text:p>0</text:p>
          </table:table-cell>
          <table:table-cell table:formula="of:=[.F57]-[.G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table:formula="of:=IF([.A58]&gt;100; 93; 0)" office:value-type="float" office:value="93" calcext:value-type="float">
            <text:p>93</text:p>
          </table:table-cell>
          <table:table-cell table:formula="of:=1.75*[.A58]+2*[.A57]-[.C57]" office:value-type="float" office:value="72.25" calcext:value-type="float">
            <text:p>72.25</text:p>
          </table:table-cell>
          <table:table-cell table:formula="of:=IF([.D58]&gt;127; 127; IF([.D58]&lt;-128; -128; [.D58]))" office:value-type="float" office:value="72.25" calcext:value-type="float">
            <text:p>72.2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[.E58]-[.F58]" office:value-type="float" office:value="0.25" calcext:value-type="float">
            <text:p>0.25</text:p>
          </table:table-cell>
          <table:table-cell table:formula="of:=[.E58]-[.G58]" office:value-type="float" office:value="-0.75" calcext:value-type="float">
            <text:p>-0.75</text:p>
          </table:table-cell>
          <table:table-cell table:formula="of:=[.F58]-[.G5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59]&gt;100; 93; 0)" office:value-type="float" office:value="93" calcext:value-type="float">
            <text:p>93</text:p>
          </table:table-cell>
          <table:table-cell table:formula="of:=1.75*[.A59]+2*[.A58]-[.C58]" office:value-type="float" office:value="303.75" calcext:value-type="float">
            <text:p>303.75</text:p>
          </table:table-cell>
          <table:table-cell table:formula="of:=IF([.D59]&gt;127; 127; IF([.D59]&lt;-128; -128; [.D5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9]-[.F59]" office:value-type="float" office:value="0" calcext:value-type="float">
            <text:p>0</text:p>
          </table:table-cell>
          <table:table-cell table:formula="of:=[.E59]-[.G59]" office:value-type="float" office:value="0" calcext:value-type="float">
            <text:p>0</text:p>
          </table:table-cell>
          <table:table-cell table:formula="of:=[.F59]-[.G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60]&gt;100; 93; 0)" office:value-type="float" office:value="0" calcext:value-type="float">
            <text:p>0</text:p>
          </table:table-cell>
          <table:table-cell table:formula="of:=1.75*[.A60]+2*[.A59]-[.C59]" office:value-type="float" office:value="-67.5" calcext:value-type="float">
            <text:p>-67.5</text:p>
          </table:table-cell>
          <table:table-cell table:formula="of:=IF([.D60]&gt;127; 127; IF([.D60]&lt;-128; -128; [.D60]))" office:value-type="float" office:value="-67.5" calcext:value-type="float">
            <text:p>-67.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[.E60]-[.F60]" office:value-type="float" office:value="-0.5" calcext:value-type="float">
            <text:p>-0.5</text:p>
          </table:table-cell>
          <table:table-cell table:formula="of:=[.E60]-[.G60]" office:value-type="float" office:value="-0.5" calcext:value-type="float">
            <text:p>-0.5</text:p>
          </table:table-cell>
          <table:table-cell table:formula="of:=[.F60]-[.G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61]&gt;100; 93; 0)" office:value-type="float" office:value="0" calcext:value-type="float">
            <text:p>0</text:p>
          </table:table-cell>
          <table:table-cell table:formula="of:=1.75*[.A61]+2*[.A60]-[.C60]" office:value-type="float" office:value="-265.5" calcext:value-type="float">
            <text:p>-265.5</text:p>
          </table:table-cell>
          <table:table-cell table:formula="of:=IF([.D61]&gt;127; 127; IF([.D61]&lt;-128; -128; [.D6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]-[.F61]" office:value-type="float" office:value="0" calcext:value-type="float">
            <text:p>0</text:p>
          </table:table-cell>
          <table:table-cell table:formula="of:=[.E61]-[.G61]" office:value-type="float" office:value="0" calcext:value-type="float">
            <text:p>0</text:p>
          </table:table-cell>
          <table:table-cell table:formula="of:=[.F61]-[.G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62]&gt;100; 93; 0)" office:value-type="float" office:value="0" calcext:value-type="float">
            <text:p>0</text:p>
          </table:table-cell>
          <table:table-cell table:formula="of:=1.75*[.A62]+2*[.A61]-[.C61]" office:value-type="float" office:value="100.25" calcext:value-type="float">
            <text:p>100.25</text:p>
          </table:table-cell>
          <table:table-cell table:formula="of:=IF([.D62]&gt;127; 127; IF([.D62]&lt;-128; -128; [.D62]))" office:value-type="float" office:value="100.25" calcext:value-type="float">
            <text:p>100.25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[.E62]-[.F62]" office:value-type="float" office:value="0.25" calcext:value-type="float">
            <text:p>0.25</text:p>
          </table:table-cell>
          <table:table-cell table:formula="of:=[.E62]-[.G62]" office:value-type="float" office:value="-0.75" calcext:value-type="float">
            <text:p>-0.75</text:p>
          </table:table-cell>
          <table:table-cell table:formula="of:=[.F62]-[.G6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011110" calcext:value-type="float">
            <text:p>10011110</text:p>
          </table:table-cell>
          <table:table-cell table:formula="of:=IF([.A63]&gt;100; 93; 0)" office:value-type="float" office:value="0" calcext:value-type="float">
            <text:p>0</text:p>
          </table:table-cell>
          <table:table-cell table:formula="of:=1.75*[.A63]+2*[.A62]-[.C62]" office:value-type="float" office:value="2.5" calcext:value-type="float">
            <text:p>2.5</text:p>
          </table:table-cell>
          <table:table-cell table:formula="of:=IF([.D63]&gt;127; 127; IF([.D63]&lt;-128; -128; [.D63]))"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E63]-[.F63]" office:value-type="float" office:value="-0.5" calcext:value-type="float">
            <text:p>-0.5</text:p>
          </table:table-cell>
          <table:table-cell table:formula="of:=[.E63]-[.G63]" office:value-type="float" office:value="-0.5" calcext:value-type="float">
            <text:p>-0.5</text:p>
          </table:table-cell>
          <table:table-cell table:formula="of:=[.F63]-[.G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table:formula="of:=IF([.A64]&gt;100; 93; 0)" office:value-type="float" office:value="0" calcext:value-type="float">
            <text:p>0</text:p>
          </table:table-cell>
          <table:table-cell table:formula="of:=1.75*[.A64]+2*[.A63]-[.C63]" office:value-type="float" office:value="-140" calcext:value-type="float">
            <text:p>-140</text:p>
          </table:table-cell>
          <table:table-cell table:formula="of:=IF([.D64]&gt;127; 127; IF([.D64]&lt;-128; -128; [.D6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4]-[.F64]" office:value-type="float" office:value="0" calcext:value-type="float">
            <text:p>0</text:p>
          </table:table-cell>
          <table:table-cell table:formula="of:=[.E64]-[.G64]" office:value-type="float" office:value="0" calcext:value-type="float">
            <text:p>0</text:p>
          </table:table-cell>
          <table:table-cell table:formula="of:=[.F64]-[.G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IF([.A65]&gt;100; 93; 0)" office:value-type="float" office:value="0" calcext:value-type="float">
            <text:p>0</text:p>
          </table:table-cell>
          <table:table-cell table:formula="of:=1.75*[.A65]+2*[.A64]-[.C64]" office:value-type="float" office:value="190" calcext:value-type="float">
            <text:p>190</text:p>
          </table:table-cell>
          <table:table-cell table:formula="of:=IF([.D65]&gt;127; 127; IF([.D65]&lt;-128; -128; [.D6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5]-[.F65]" office:value-type="float" office:value="0" calcext:value-type="float">
            <text:p>0</text:p>
          </table:table-cell>
          <table:table-cell table:formula="of:=[.E65]-[.G65]" office:value-type="float" office:value="0" calcext:value-type="float">
            <text:p>0</text:p>
          </table:table-cell>
          <table:table-cell table:formula="of:=[.F65]-[.G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66]&gt;100; 93; 0)" office:value-type="float" office:value="0" calcext:value-type="float">
            <text:p>0</text:p>
          </table:table-cell>
          <table:table-cell table:formula="of:=1.75*[.A66]+2*[.A65]-[.C65]" office:value-type="float" office:value="124.75" calcext:value-type="float">
            <text:p>124.75</text:p>
          </table:table-cell>
          <table:table-cell table:formula="of:=IF([.D66]&gt;127; 127; IF([.D66]&lt;-128; -128; [.D66]))" office:value-type="float" office:value="124.75" calcext:value-type="float">
            <text:p>124.7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[.E66]-[.F66]" office:value-type="float" office:value="-0.25" calcext:value-type="float">
            <text:p>-0.25</text:p>
          </table:table-cell>
          <table:table-cell table:formula="of:=[.E66]-[.G66]" office:value-type="float" office:value="-0.25" calcext:value-type="float">
            <text:p>-0.25</text:p>
          </table:table-cell>
          <table:table-cell table:formula="of:=[.F66]-[.G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67]&gt;100; 93; 0)" office:value-type="float" office:value="0" calcext:value-type="float">
            <text:p>0</text:p>
          </table:table-cell>
          <table:table-cell table:formula="of:=1.75*[.A67]+2*[.A66]-[.C66]" office:value-type="float" office:value="-25.5" calcext:value-type="float">
            <text:p>-25.5</text:p>
          </table:table-cell>
          <table:table-cell table:formula="of:=IF([.D67]&gt;127; 127; IF([.D67]&lt;-128; -128; [.D67]))" office:value-type="float" office:value="-25.5" calcext:value-type="float">
            <text:p>-25.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[.E67]-[.F67]" office:value-type="float" office:value="-0.5" calcext:value-type="float">
            <text:p>-0.5</text:p>
          </table:table-cell>
          <table:table-cell table:formula="of:=[.E67]-[.G67]" office:value-type="float" office:value="-0.5" calcext:value-type="float">
            <text:p>-0.5</text:p>
          </table:table-cell>
          <table:table-cell table:formula="of:=[.F67]-[.G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68]&gt;100; 93; 0)" office:value-type="float" office:value="0" calcext:value-type="float">
            <text:p>0</text:p>
          </table:table-cell>
          <table:table-cell table:formula="of:=1.75*[.A68]+2*[.A67]-[.C67]" office:value-type="float" office:value="36.25" calcext:value-type="float">
            <text:p>36.25</text:p>
          </table:table-cell>
          <table:table-cell table:formula="of:=IF([.D68]&gt;127; 127; IF([.D68]&lt;-128; -128; [.D68]))" office:value-type="float" office:value="36.25" calcext:value-type="float">
            <text:p>36.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[.E68]-[.F68]" office:value-type="float" office:value="0.25" calcext:value-type="float">
            <text:p>0.25</text:p>
          </table:table-cell>
          <table:table-cell table:formula="of:=[.E68]-[.G68]" office:value-type="float" office:value="-0.75" calcext:value-type="float">
            <text:p>-0.75</text:p>
          </table:table-cell>
          <table:table-cell table:formula="of:=[.F68]-[.G6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69]&gt;100; 93; 0)" office:value-type="float" office:value="0" calcext:value-type="float">
            <text:p>0</text:p>
          </table:table-cell>
          <table:table-cell table:formula="of:=1.75*[.A69]+2*[.A68]-[.C68]" office:value-type="float" office:value="25" calcext:value-type="float">
            <text:p>25</text:p>
          </table:table-cell>
          <table:table-cell table:formula="of:=IF([.D69]&gt;127; 127; IF([.D69]&lt;-128; -128; [.D69]))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[.E69]-[.F69]" office:value-type="float" office:value="0" calcext:value-type="float">
            <text:p>0</text:p>
          </table:table-cell>
          <table:table-cell table:formula="of:=[.E69]-[.G69]" office:value-type="float" office:value="0" calcext:value-type="float">
            <text:p>0</text:p>
          </table:table-cell>
          <table:table-cell table:formula="of:=[.F69]-[.G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IF([.A70]&gt;100; 93; 0)" office:value-type="float" office:value="0" calcext:value-type="float">
            <text:p>0</text:p>
          </table:table-cell>
          <table:table-cell table:formula="of:=1.75*[.A70]+2*[.A69]-[.C69]" office:value-type="float" office:value="-234" calcext:value-type="float">
            <text:p>-234</text:p>
          </table:table-cell>
          <table:table-cell table:formula="of:=IF([.D70]&gt;127; 127; IF([.D70]&lt;-128; -128; [.D7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0]-[.F70]" office:value-type="float" office:value="0" calcext:value-type="float">
            <text:p>0</text:p>
          </table:table-cell>
          <table:table-cell table:formula="of:=[.E70]-[.G70]" office:value-type="float" office:value="0" calcext:value-type="float">
            <text:p>0</text:p>
          </table:table-cell>
          <table:table-cell table:formula="of:=[.F70]-[.G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IF([.A71]&gt;100; 93; 0)" office:value-type="float" office:value="93" calcext:value-type="float">
            <text:p>93</text:p>
          </table:table-cell>
          <table:table-cell table:formula="of:=1.75*[.A71]+2*[.A70]-[.C70]" office:value-type="float" office:value="-23" calcext:value-type="float">
            <text:p>-23</text:p>
          </table:table-cell>
          <table:table-cell table:formula="of:=IF([.D71]&gt;127; 127; IF([.D71]&lt;-128; -128; [.D71]))" office:value-type="float" office:value="-23" calcext:value-type="float">
            <text:p>-23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11101001" calcext:value-type="float">
            <text:p>11101001</text:p>
          </table:table-cell>
          <table:table-cell table:formula="of:=[.E71]-[.F71]" office:value-type="float" office:value="0" calcext:value-type="float">
            <text:p>0</text:p>
          </table:table-cell>
          <table:table-cell table:formula="of:=[.E71]-[.G71]" office:value-type="float" office:value="0" calcext:value-type="float">
            <text:p>0</text:p>
          </table:table-cell>
          <table:table-cell table:formula="of:=[.F71]-[.G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72]&gt;100; 93; 0)" office:value-type="float" office:value="0" calcext:value-type="float">
            <text:p>0</text:p>
          </table:table-cell>
          <table:table-cell table:formula="of:=1.75*[.A72]+2*[.A71]-[.C71]" office:value-type="float" office:value="303.75" calcext:value-type="float">
            <text:p>303.75</text:p>
          </table:table-cell>
          <table:table-cell table:formula="of:=IF([.D72]&gt;127; 127; IF([.D72]&lt;-128; -128; [.D7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2]-[.F72]" office:value-type="float" office:value="0" calcext:value-type="float">
            <text:p>0</text:p>
          </table:table-cell>
          <table:table-cell table:formula="of:=[.E72]-[.G72]" office:value-type="float" office:value="0" calcext:value-type="float">
            <text:p>0</text:p>
          </table:table-cell>
          <table:table-cell table:formula="of:=[.F72]-[.G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IF([.A73]&gt;100; 93; 0)" office:value-type="float" office:value="0" calcext:value-type="float">
            <text:p>0</text:p>
          </table:table-cell>
          <table:table-cell table:formula="of:=1.75*[.A73]+2*[.A72]-[.C72]" office:value-type="float" office:value="-34.75" calcext:value-type="float">
            <text:p>-34.75</text:p>
          </table:table-cell>
          <table:table-cell table:formula="of:=IF([.D73]&gt;127; 127; IF([.D73]&lt;-128; -128; [.D73]))" office:value-type="float" office:value="-34.75" calcext:value-type="float">
            <text:p>-34.75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[.E73]-[.F73]" office:value-type="float" office:value="0.25" calcext:value-type="float">
            <text:p>0.25</text:p>
          </table:table-cell>
          <table:table-cell table:formula="of:=[.E73]-[.G73]" office:value-type="float" office:value="-0.75" calcext:value-type="float">
            <text:p>-0.75</text:p>
          </table:table-cell>
          <table:table-cell table:formula="of:=[.F73]-[.G7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IF([.A74]&gt;100; 93; 0)" office:value-type="float" office:value="0" calcext:value-type="float">
            <text:p>0</text:p>
          </table:table-cell>
          <table:table-cell table:formula="of:=1.75*[.A74]+2*[.A73]-[.C73]" office:value-type="float" office:value="-246.25" calcext:value-type="float">
            <text:p>-246.25</text:p>
          </table:table-cell>
          <table:table-cell table:formula="of:=IF([.D74]&gt;127; 127; IF([.D74]&lt;-128; -128; [.D7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4]-[.F74]" office:value-type="float" office:value="0" calcext:value-type="float">
            <text:p>0</text:p>
          </table:table-cell>
          <table:table-cell table:formula="of:=[.E74]-[.G74]" office:value-type="float" office:value="0" calcext:value-type="float">
            <text:p>0</text:p>
          </table:table-cell>
          <table:table-cell table:formula="of:=[.F74]-[.G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IF([.A75]&gt;100; 93; 0)" office:value-type="float" office:value="93" calcext:value-type="float">
            <text:p>93</text:p>
          </table:table-cell>
          <table:table-cell table:formula="of:=1.75*[.A75]+2*[.A74]-[.C74]" office:value-type="float" office:value="208.25" calcext:value-type="float">
            <text:p>208.25</text:p>
          </table:table-cell>
          <table:table-cell table:formula="of:=IF([.D75]&gt;127; 127; IF([.D75]&lt;-128; -128; [.D7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5]-[.F75]" office:value-type="float" office:value="0" calcext:value-type="float">
            <text:p>0</text:p>
          </table:table-cell>
          <table:table-cell table:formula="of:=[.E75]-[.G75]" office:value-type="float" office:value="0" calcext:value-type="float">
            <text:p>0</text:p>
          </table:table-cell>
          <table:table-cell table:formula="of:=[.F75]-[.G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0111010" calcext:value-type="float">
            <text:p>10111010</text:p>
          </table:table-cell>
          <table:table-cell table:formula="of:=IF([.A76]&gt;100; 93; 0)" office:value-type="float" office:value="0" calcext:value-type="float">
            <text:p>0</text:p>
          </table:table-cell>
          <table:table-cell table:formula="of:=1.75*[.A76]+2*[.A75]-[.C75]" office:value-type="float" office:value="38.5" calcext:value-type="float">
            <text:p>38.5</text:p>
          </table:table-cell>
          <table:table-cell table:formula="of:=IF([.D76]&gt;127; 127; IF([.D76]&lt;-128; -128; [.D76]))" office:value-type="float" office:value="38.5" calcext:value-type="float">
            <text:p>38.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111" calcext:value-type="float">
            <text:p>100111</text:p>
          </table:table-cell>
          <table:table-cell table:formula="of:=[.E76]-[.F76]" office:value-type="float" office:value="-0.5" calcext:value-type="float">
            <text:p>-0.5</text:p>
          </table:table-cell>
          <table:table-cell table:formula="of:=[.E76]-[.G76]" office:value-type="float" office:value="-0.5" calcext:value-type="float">
            <text:p>-0.5</text:p>
          </table:table-cell>
          <table:table-cell table:formula="of:=[.F76]-[.G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77]&gt;100; 93; 0)" office:value-type="float" office:value="0" calcext:value-type="float">
            <text:p>0</text:p>
          </table:table-cell>
          <table:table-cell table:formula="of:=1.75*[.A77]+2*[.A76]-[.C76]" office:value-type="float" office:value="14" calcext:value-type="float">
            <text:p>14</text:p>
          </table:table-cell>
          <table:table-cell table:formula="of:=IF([.D77]&gt;127; 127; IF([.D77]&lt;-128; -128; [.D77]))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[.E77]-[.F77]" office:value-type="float" office:value="0" calcext:value-type="float">
            <text:p>0</text:p>
          </table:table-cell>
          <table:table-cell table:formula="of:=[.E77]-[.G77]" office:value-type="float" office:value="0" calcext:value-type="float">
            <text:p>0</text:p>
          </table:table-cell>
          <table:table-cell table:formula="of:=[.F77]-[.G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78]&gt;100; 93; 0)" office:value-type="float" office:value="0" calcext:value-type="float">
            <text:p>0</text:p>
          </table:table-cell>
          <table:table-cell table:formula="of:=1.75*[.A78]+2*[.A77]-[.C77]" office:value-type="float" office:value="118.25" calcext:value-type="float">
            <text:p>118.25</text:p>
          </table:table-cell>
          <table:table-cell table:formula="of:=IF([.D78]&gt;127; 127; IF([.D78]&lt;-128; -128; [.D78]))" office:value-type="float" office:value="118.25" calcext:value-type="float">
            <text:p>118.2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[.E78]-[.F78]" office:value-type="float" office:value="0.25" calcext:value-type="float">
            <text:p>0.25</text:p>
          </table:table-cell>
          <table:table-cell table:formula="of:=[.E78]-[.G78]" office:value-type="float" office:value="-0.75" calcext:value-type="float">
            <text:p>-0.75</text:p>
          </table:table-cell>
          <table:table-cell table:formula="of:=[.F78]-[.G7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0100111" calcext:value-type="float">
            <text:p>10100111</text:p>
          </table:table-cell>
          <table:table-cell table:formula="of:=IF([.A79]&gt;100; 93; 0)" office:value-type="float" office:value="0" calcext:value-type="float">
            <text:p>0</text:p>
          </table:table-cell>
          <table:table-cell table:formula="of:=1.75*[.A79]+2*[.A78]-[.C78]" office:value-type="float" office:value="-221.75" calcext:value-type="float">
            <text:p>-221.75</text:p>
          </table:table-cell>
          <table:table-cell table:formula="of:=IF([.D79]&gt;127; 127; IF([.D79]&lt;-128; -128; [.D7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]-[.F79]" office:value-type="float" office:value="0" calcext:value-type="float">
            <text:p>0</text:p>
          </table:table-cell>
          <table:table-cell table:formula="of:=[.E79]-[.G79]" office:value-type="float" office:value="0" calcext:value-type="float">
            <text:p>0</text:p>
          </table:table-cell>
          <table:table-cell table:formula="of:=[.F79]-[.G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formula="of:=IF([.A80]&gt;100; 93; 0)" office:value-type="float" office:value="0" calcext:value-type="float">
            <text:p>0</text:p>
          </table:table-cell>
          <table:table-cell table:formula="of:=1.75*[.A80]+2*[.A79]-[.C79]" office:value-type="float" office:value="-151.75" calcext:value-type="float">
            <text:p>-151.75</text:p>
          </table:table-cell>
          <table:table-cell table:formula="of:=IF([.D80]&gt;127; 127; IF([.D80]&lt;-128; -128; [.D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0]-[.F80]" office:value-type="float" office:value="0" calcext:value-type="float">
            <text:p>0</text:p>
          </table:table-cell>
          <table:table-cell table:formula="of:=[.E80]-[.G80]" office:value-type="float" office:value="0" calcext:value-type="float">
            <text:p>0</text:p>
          </table:table-cell>
          <table:table-cell table:formula="of:=[.F80]-[.G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81]&gt;100; 93; 0)" office:value-type="float" office:value="93" calcext:value-type="float">
            <text:p>93</text:p>
          </table:table-cell>
          <table:table-cell table:formula="of:=1.75*[.A81]+2*[.A80]-[.C80]" office:value-type="float" office:value="229.5" calcext:value-type="float">
            <text:p>229.5</text:p>
          </table:table-cell>
          <table:table-cell table:formula="of:=IF([.D81]&gt;127; 127; IF([.D81]&lt;-128; -128; [.D8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]-[.F81]" office:value-type="float" office:value="0" calcext:value-type="float">
            <text:p>0</text:p>
          </table:table-cell>
          <table:table-cell table:formula="of:=[.E81]-[.G81]" office:value-type="float" office:value="0" calcext:value-type="float">
            <text:p>0</text:p>
          </table:table-cell>
          <table:table-cell table:formula="of:=[.F81]-[.G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82]&gt;100; 93; 0)" office:value-type="float" office:value="0" calcext:value-type="float">
            <text:p>0</text:p>
          </table:table-cell>
          <table:table-cell table:formula="of:=1.75*[.A82]+2*[.A81]-[.C81]" office:value-type="float" office:value="17.75" calcext:value-type="float">
            <text:p>17.75</text:p>
          </table:table-cell>
          <table:table-cell table:formula="of:=IF([.D82]&gt;127; 127; IF([.D82]&lt;-128; -128; [.D82]))" office:value-type="float" office:value="17.75" calcext:value-type="float">
            <text:p>17.7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82]-[.F82]" office:value-type="float" office:value="-0.25" calcext:value-type="float">
            <text:p>-0.25</text:p>
          </table:table-cell>
          <table:table-cell table:formula="of:=[.E82]-[.G82]" office:value-type="float" office:value="-0.25" calcext:value-type="float">
            <text:p>-0.25</text:p>
          </table:table-cell>
          <table:table-cell table:formula="of:=[.F82]-[.G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IF([.A83]&gt;100; 93; 0)" office:value-type="float" office:value="93" calcext:value-type="float">
            <text:p>93</text:p>
          </table:table-cell>
          <table:table-cell table:formula="of:=1.75*[.A83]+2*[.A82]-[.C82]" office:value-type="float" office:value="83" calcext:value-type="float">
            <text:p>83</text:p>
          </table:table-cell>
          <table:table-cell table:formula="of:=IF([.D83]&gt;127; 127; IF([.D83]&lt;-128; -128; [.D83]))" office:value-type="float" office:value="83" calcext:value-type="float">
            <text:p>8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10011" calcext:value-type="float">
            <text:p>1010011</text:p>
          </table:table-cell>
          <table:table-cell table:formula="of:=[.E83]-[.F83]" office:value-type="float" office:value="0" calcext:value-type="float">
            <text:p>0</text:p>
          </table:table-cell>
          <table:table-cell table:formula="of:=[.E83]-[.G83]" office:value-type="float" office:value="0" calcext:value-type="float">
            <text:p>0</text:p>
          </table:table-cell>
          <table:table-cell table:formula="of:=[.F83]-[.G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table:formula="of:=IF([.A84]&gt;100; 93; 0)" office:value-type="float" office:value="0" calcext:value-type="float">
            <text:p>0</text:p>
          </table:table-cell>
          <table:table-cell table:formula="of:=1.75*[.A84]+2*[.A83]-[.C83]" office:value-type="float" office:value="253" calcext:value-type="float">
            <text:p>253</text:p>
          </table:table-cell>
          <table:table-cell table:formula="of:=IF([.D84]&gt;127; 127; IF([.D84]&lt;-128; -128; [.D8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4]-[.F84]" office:value-type="float" office:value="0" calcext:value-type="float">
            <text:p>0</text:p>
          </table:table-cell>
          <table:table-cell table:formula="of:=[.E84]-[.G84]" office:value-type="float" office:value="0" calcext:value-type="float">
            <text:p>0</text:p>
          </table:table-cell>
          <table:table-cell table:formula="of:=[.F84]-[.G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85]&gt;100; 93; 0)" office:value-type="float" office:value="0" calcext:value-type="float">
            <text:p>0</text:p>
          </table:table-cell>
          <table:table-cell table:formula="of:=1.75*[.A85]+2*[.A84]-[.C84]" office:value-type="float" office:value="17.5" calcext:value-type="float">
            <text:p>17.5</text:p>
          </table:table-cell>
          <table:table-cell table:formula="of:=IF([.D85]&gt;127; 127; IF([.D85]&lt;-128; -128; [.D85]))" office:value-type="float" office:value="17.5" calcext:value-type="float">
            <text:p>17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85]-[.F85]" office:value-type="float" office:value="-0.5" calcext:value-type="float">
            <text:p>-0.5</text:p>
          </table:table-cell>
          <table:table-cell table:formula="of:=[.E85]-[.G85]" office:value-type="float" office:value="-0.5" calcext:value-type="float">
            <text:p>-0.5</text:p>
          </table:table-cell>
          <table:table-cell table:formula="of:=[.F85]-[.G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86]&gt;100; 93; 0)" office:value-type="float" office:value="0" calcext:value-type="float">
            <text:p>0</text:p>
          </table:table-cell>
          <table:table-cell table:formula="of:=1.75*[.A86]+2*[.A85]-[.C85]" office:value-type="float" office:value="-300.5" calcext:value-type="float">
            <text:p>-300.5</text:p>
          </table:table-cell>
          <table:table-cell table:formula="of:=IF([.D86]&gt;127; 127; IF([.D86]&lt;-128; -128; [.D8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]-[.F86]" office:value-type="float" office:value="0" calcext:value-type="float">
            <text:p>0</text:p>
          </table:table-cell>
          <table:table-cell table:formula="of:=[.E86]-[.G86]" office:value-type="float" office:value="0" calcext:value-type="float">
            <text:p>0</text:p>
          </table:table-cell>
          <table:table-cell table:formula="of:=[.F86]-[.G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1011" calcext:value-type="float">
            <text:p>1001011</text:p>
          </table:table-cell>
          <table:table-cell table:formula="of:=IF([.A87]&gt;100; 93; 0)" office:value-type="float" office:value="0" calcext:value-type="float">
            <text:p>0</text:p>
          </table:table-cell>
          <table:table-cell table:formula="of:=1.75*[.A87]+2*[.A86]-[.C86]" office:value-type="float" office:value="-88.75" calcext:value-type="float">
            <text:p>-88.75</text:p>
          </table:table-cell>
          <table:table-cell table:formula="of:=IF([.D87]&gt;127; 127; IF([.D87]&lt;-128; -128; [.D87]))" office:value-type="float" office:value="-88.75" calcext:value-type="float">
            <text:p>-88.75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[.E87]-[.F87]" office:value-type="float" office:value="0.25" calcext:value-type="float">
            <text:p>0.25</text:p>
          </table:table-cell>
          <table:table-cell table:formula="of:=[.E87]-[.G87]" office:value-type="float" office:value="-0.75" calcext:value-type="float">
            <text:p>-0.75</text:p>
          </table:table-cell>
          <table:table-cell table:formula="of:=[.F87]-[.G8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110000" calcext:value-type="float">
            <text:p>10110000</text:p>
          </table:table-cell>
          <table:table-cell table:formula="of:=IF([.A88]&gt;100; 93; 0)" office:value-type="float" office:value="0" calcext:value-type="float">
            <text:p>0</text:p>
          </table:table-cell>
          <table:table-cell table:formula="of:=1.75*[.A88]+2*[.A87]-[.C87]" office:value-type="float" office:value="10" calcext:value-type="float">
            <text:p>10</text:p>
          </table:table-cell>
          <table:table-cell table:formula="of:=IF([.D88]&gt;127; 127; IF([.D88]&lt;-128; -128; [.D88]))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formula="of:=[.E88]-[.F88]" office:value-type="float" office:value="0" calcext:value-type="float">
            <text:p>0</text:p>
          </table:table-cell>
          <table:table-cell table:formula="of:=[.E88]-[.G88]" office:value-type="float" office:value="0" calcext:value-type="float">
            <text:p>0</text:p>
          </table:table-cell>
          <table:table-cell table:formula="of:=[.F88]-[.G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1110000" calcext:value-type="float">
            <text:p>11110000</text:p>
          </table:table-cell>
          <table:table-cell table:formula="of:=IF([.A89]&gt;100; 93; 0)" office:value-type="float" office:value="0" calcext:value-type="float">
            <text:p>0</text:p>
          </table:table-cell>
          <table:table-cell table:formula="of:=1.75*[.A89]+2*[.A88]-[.C88]" office:value-type="float" office:value="-188" calcext:value-type="float">
            <text:p>-188</text:p>
          </table:table-cell>
          <table:table-cell table:formula="of:=IF([.D89]&gt;127; 127; IF([.D89]&lt;-128; -128; [.D8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]-[.F89]" office:value-type="float" office:value="0" calcext:value-type="float">
            <text:p>0</text:p>
          </table:table-cell>
          <table:table-cell table:formula="of:=[.E89]-[.G89]" office:value-type="float" office:value="0" calcext:value-type="float">
            <text:p>0</text:p>
          </table:table-cell>
          <table:table-cell table:formula="of:=[.F89]-[.G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IF([.A90]&gt;100; 93; 0)" office:value-type="float" office:value="0" calcext:value-type="float">
            <text:p>0</text:p>
          </table:table-cell>
          <table:table-cell table:formula="of:=1.75*[.A90]+2*[.A89]-[.C89]" office:value-type="float" office:value="45" calcext:value-type="float">
            <text:p>45</text:p>
          </table:table-cell>
          <table:table-cell table:formula="of:=IF([.D90]&gt;127; 127; IF([.D90]&lt;-128; -128; [.D90]))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[.E90]-[.F90]" office:value-type="float" office:value="0" calcext:value-type="float">
            <text:p>0</text:p>
          </table:table-cell>
          <table:table-cell table:formula="of:=[.E90]-[.G90]" office:value-type="float" office:value="0" calcext:value-type="float">
            <text:p>0</text:p>
          </table:table-cell>
          <table:table-cell table:formula="of:=[.F90]-[.G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0111001" calcext:value-type="float">
            <text:p>10111001</text:p>
          </table:table-cell>
          <table:table-cell table:formula="of:=IF([.A91]&gt;100; 93; 0)" office:value-type="float" office:value="0" calcext:value-type="float">
            <text:p>0</text:p>
          </table:table-cell>
          <table:table-cell table:formula="of:=1.75*[.A91]+2*[.A90]-[.C90]" office:value-type="float" office:value="-36.25" calcext:value-type="float">
            <text:p>-36.25</text:p>
          </table:table-cell>
          <table:table-cell table:formula="of:=IF([.D91]&gt;127; 127; IF([.D91]&lt;-128; -128; [.D91]))" office:value-type="float" office:value="-36.25" calcext:value-type="float">
            <text:p>-36.25</text:p>
          </table:table-cell>
          <table:table-cell table:number-columns-repeated="2"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[.E91]-[.F91]" office:value-type="float" office:value="-0.25" calcext:value-type="float">
            <text:p>-0.25</text:p>
          </table:table-cell>
          <table:table-cell table:formula="of:=[.E91]-[.G91]" office:value-type="float" office:value="-0.25" calcext:value-type="float">
            <text:p>-0.25</text:p>
          </table:table-cell>
          <table:table-cell table:formula="of:=[.F91]-[.G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0001" calcext:value-type="float">
            <text:p>1110001</text:p>
          </table:table-cell>
          <table:table-cell table:formula="of:=IF([.A92]&gt;100; 93; 0)" office:value-type="float" office:value="93" calcext:value-type="float">
            <text:p>93</text:p>
          </table:table-cell>
          <table:table-cell table:formula="of:=1.75*[.A92]+2*[.A91]-[.C91]" office:value-type="float" office:value="55.75" calcext:value-type="float">
            <text:p>55.75</text:p>
          </table:table-cell>
          <table:table-cell table:formula="of:=IF([.D92]&gt;127; 127; IF([.D92]&lt;-128; -128; [.D92]))" office:value-type="float" office:value="55.75" calcext:value-type="float">
            <text:p>55.7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table:formula="of:=[.E92]-[.F92]" office:value-type="float" office:value="-0.25" calcext:value-type="float">
            <text:p>-0.25</text:p>
          </table:table-cell>
          <table:table-cell table:formula="of:=[.E92]-[.G92]" office:value-type="float" office:value="-0.25" calcext:value-type="float">
            <text:p>-0.25</text:p>
          </table:table-cell>
          <table:table-cell table:formula="of:=[.F92]-[.G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93]&gt;100; 93; 0)" office:value-type="float" office:value="0" calcext:value-type="float">
            <text:p>0</text:p>
          </table:table-cell>
          <table:table-cell table:formula="of:=1.75*[.A93]+2*[.A92]-[.C92]" office:value-type="float" office:value="290.5" calcext:value-type="float">
            <text:p>290.5</text:p>
          </table:table-cell>
          <table:table-cell table:formula="of:=IF([.D93]&gt;127; 127; IF([.D93]&lt;-128; -128; [.D9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3]-[.F93]" office:value-type="float" office:value="0" calcext:value-type="float">
            <text:p>0</text:p>
          </table:table-cell>
          <table:table-cell table:formula="of:=[.E93]-[.G93]" office:value-type="float" office:value="0" calcext:value-type="float">
            <text:p>0</text:p>
          </table:table-cell>
          <table:table-cell table:formula="of:=[.F93]-[.G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94]&gt;100; 93; 0)" office:value-type="float" office:value="93" calcext:value-type="float">
            <text:p>93</text:p>
          </table:table-cell>
          <table:table-cell table:formula="of:=1.75*[.A94]+2*[.A93]-[.C93]" office:value-type="float" office:value="395.25" calcext:value-type="float">
            <text:p>395.25</text:p>
          </table:table-cell>
          <table:table-cell table:formula="of:=IF([.D94]&gt;127; 127; IF([.D94]&lt;-128; -128; [.D9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4]-[.F94]" office:value-type="float" office:value="0" calcext:value-type="float">
            <text:p>0</text:p>
          </table:table-cell>
          <table:table-cell table:formula="of:=[.E94]-[.G94]" office:value-type="float" office:value="0" calcext:value-type="float">
            <text:p>0</text:p>
          </table:table-cell>
          <table:table-cell table:formula="of:=[.F94]-[.G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95]&gt;100; 93; 0)" office:value-type="float" office:value="0" calcext:value-type="float">
            <text:p>0</text:p>
          </table:table-cell>
          <table:table-cell table:formula="of:=1.75*[.A95]+2*[.A94]-[.C94]" office:value-type="float" office:value="287.75" calcext:value-type="float">
            <text:p>287.75</text:p>
          </table:table-cell>
          <table:table-cell table:formula="of:=IF([.D95]&gt;127; 127; IF([.D95]&lt;-128; -128; [.D9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5]-[.F95]" office:value-type="float" office:value="0" calcext:value-type="float">
            <text:p>0</text:p>
          </table:table-cell>
          <table:table-cell table:formula="of:=[.E95]-[.G95]" office:value-type="float" office:value="0" calcext:value-type="float">
            <text:p>0</text:p>
          </table:table-cell>
          <table:table-cell table:formula="of:=[.F95]-[.G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96]&gt;100; 93; 0)" office:value-type="float" office:value="0" calcext:value-type="float">
            <text:p>0</text:p>
          </table:table-cell>
          <table:table-cell table:formula="of:=1.75*[.A96]+2*[.A95]-[.C95]" office:value-type="float" office:value="75.25" calcext:value-type="float">
            <text:p>75.25</text:p>
          </table:table-cell>
          <table:table-cell table:formula="of:=IF([.D96]&gt;127; 127; IF([.D96]&lt;-128; -128; [.D96]))" office:value-type="float" office:value="75.25" calcext:value-type="float">
            <text:p>75.2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[.E96]-[.F96]" office:value-type="float" office:value="0.25" calcext:value-type="float">
            <text:p>0.25</text:p>
          </table:table-cell>
          <table:table-cell table:formula="of:=[.E96]-[.G96]" office:value-type="float" office:value="-0.75" calcext:value-type="float">
            <text:p>-0.75</text:p>
          </table:table-cell>
          <table:table-cell table:formula="of:=[.F96]-[.G9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0101010" calcext:value-type="float">
            <text:p>10101010</text:p>
          </table:table-cell>
          <table:table-cell table:formula="of:=IF([.A97]&gt;100; 93; 0)" office:value-type="float" office:value="0" calcext:value-type="float">
            <text:p>0</text:p>
          </table:table-cell>
          <table:table-cell table:formula="of:=1.75*[.A97]+2*[.A96]-[.C96]" office:value-type="float" office:value="-240.5" calcext:value-type="float">
            <text:p>-240.5</text:p>
          </table:table-cell>
          <table:table-cell table:formula="of:=IF([.D97]&gt;127; 127; IF([.D97]&lt;-128; -128; [.D9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7]-[.F97]" office:value-type="float" office:value="0" calcext:value-type="float">
            <text:p>0</text:p>
          </table:table-cell>
          <table:table-cell table:formula="of:=[.E97]-[.G97]" office:value-type="float" office:value="0" calcext:value-type="float">
            <text:p>0</text:p>
          </table:table-cell>
          <table:table-cell table:formula="of:=[.F97]-[.G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0000111" calcext:value-type="float">
            <text:p>10000111</text:p>
          </table:table-cell>
          <table:table-cell table:formula="of:=IF([.A98]&gt;100; 93; 0)" office:value-type="float" office:value="0" calcext:value-type="float">
            <text:p>0</text:p>
          </table:table-cell>
          <table:table-cell table:formula="of:=1.75*[.A98]+2*[.A97]-[.C97]" office:value-type="float" office:value="-383.75" calcext:value-type="float">
            <text:p>-383.75</text:p>
          </table:table-cell>
          <table:table-cell table:formula="of:=IF([.D98]&gt;127; 127; IF([.D98]&lt;-128; -128; [.D9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8]-[.F98]" office:value-type="float" office:value="0" calcext:value-type="float">
            <text:p>0</text:p>
          </table:table-cell>
          <table:table-cell table:formula="of:=[.E98]-[.G98]" office:value-type="float" office:value="0" calcext:value-type="float">
            <text:p>0</text:p>
          </table:table-cell>
          <table:table-cell table:formula="of:=[.F98]-[.G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99]&gt;100; 93; 0)" office:value-type="float" office:value="0" calcext:value-type="float">
            <text:p>0</text:p>
          </table:table-cell>
          <table:table-cell table:formula="of:=1.75*[.A99]+2*[.A98]-[.C98]" office:value-type="float" office:value="-457.25" calcext:value-type="float">
            <text:p>-457.25</text:p>
          </table:table-cell>
          <table:table-cell table:formula="of:=IF([.D99]&gt;127; 127; IF([.D99]&lt;-128; -128; [.D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9]-[.F99]" office:value-type="float" office:value="0" calcext:value-type="float">
            <text:p>0</text:p>
          </table:table-cell>
          <table:table-cell table:formula="of:=[.E99]-[.G99]" office:value-type="float" office:value="0" calcext:value-type="float">
            <text:p>0</text:p>
          </table:table-cell>
          <table:table-cell table:formula="of:=[.F99]-[.G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100]&gt;100; 93; 0)" office:value-type="float" office:value="0" calcext:value-type="float">
            <text:p>0</text:p>
          </table:table-cell>
          <table:table-cell table:formula="of:=1.75*[.A100]+2*[.A99]-[.C99]" office:value-type="float" office:value="-106" calcext:value-type="float">
            <text:p>-106</text:p>
          </table:table-cell>
          <table:table-cell table:formula="of:=IF([.D100]&gt;127; 127; IF([.D100]&lt;-128; -128; [.D100]))" office:value-type="float" office:value="-106" calcext:value-type="float">
            <text:p>-106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[.E100]-[.F100]" office:value-type="float" office:value="0" calcext:value-type="float">
            <text:p>0</text:p>
          </table:table-cell>
          <table:table-cell table:formula="of:=[.E100]-[.G100]" office:value-type="float" office:value="0" calcext:value-type="float">
            <text:p>0</text:p>
          </table:table-cell>
          <table:table-cell table:formula="of:=[.F100]-[.G1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IF([.A101]&gt;100; 93; 0)" office:value-type="float" office:value="0" calcext:value-type="float">
            <text:p>0</text:p>
          </table:table-cell>
          <table:table-cell table:formula="of:=1.75*[.A101]+2*[.A100]-[.C100]" office:value-type="float" office:value="321" calcext:value-type="float">
            <text:p>321</text:p>
          </table:table-cell>
          <table:table-cell table:formula="of:=IF([.D101]&gt;127; 127; IF([.D101]&lt;-128; -128; [.D10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1]-[.F101]" office:value-type="float" office:value="0" calcext:value-type="float">
            <text:p>0</text:p>
          </table:table-cell>
          <table:table-cell table:formula="of:=[.E101]-[.G101]" office:value-type="float" office:value="0" calcext:value-type="float">
            <text:p>0</text:p>
          </table:table-cell>
          <table:table-cell table:formula="of:=[.F101]-[.G1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IF([.A102]&gt;100; 93; 0)" office:value-type="float" office:value="0" calcext:value-type="float">
            <text:p>0</text:p>
          </table:table-cell>
          <table:table-cell table:formula="of:=1.75*[.A102]+2*[.A101]-[.C101]" office:value-type="float" office:value="135" calcext:value-type="float">
            <text:p>135</text:p>
          </table:table-cell>
          <table:table-cell table:formula="of:=IF([.D102]&gt;127; 127; IF([.D102]&lt;-128; -128; [.D10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2]-[.F102]" office:value-type="float" office:value="0" calcext:value-type="float">
            <text:p>0</text:p>
          </table:table-cell>
          <table:table-cell table:formula="of:=[.E102]-[.G102]" office:value-type="float" office:value="0" calcext:value-type="float">
            <text:p>0</text:p>
          </table:table-cell>
          <table:table-cell table:formula="of:=[.F102]-[.G1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1" calcext:value-type="float">
            <text:p>1000001</text:p>
          </table:table-cell>
          <table:table-cell table:formula="of:=IF([.A103]&gt;100; 93; 0)" office:value-type="float" office:value="0" calcext:value-type="float">
            <text:p>0</text:p>
          </table:table-cell>
          <table:table-cell table:formula="of:=1.75*[.A103]+2*[.A102]-[.C102]" office:value-type="float" office:value="57.75" calcext:value-type="float">
            <text:p>57.75</text:p>
          </table:table-cell>
          <table:table-cell table:formula="of:=IF([.D103]&gt;127; 127; IF([.D103]&lt;-128; -128; [.D103]))" office:value-type="float" office:value="57.75" calcext:value-type="float">
            <text:p>57.7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11010" calcext:value-type="float">
            <text:p>111010</text:p>
          </table:table-cell>
          <table:table-cell table:formula="of:=[.E103]-[.F103]" office:value-type="float" office:value="-0.25" calcext:value-type="float">
            <text:p>-0.25</text:p>
          </table:table-cell>
          <table:table-cell table:formula="of:=[.E103]-[.G103]" office:value-type="float" office:value="-0.25" calcext:value-type="float">
            <text:p>-0.25</text:p>
          </table:table-cell>
          <table:table-cell table:formula="of:=[.F103]-[.G1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104]&gt;100; 93; 0)" office:value-type="float" office:value="0" calcext:value-type="float">
            <text:p>0</text:p>
          </table:table-cell>
          <table:table-cell table:formula="of:=1.75*[.A104]+2*[.A103]-[.C103]" office:value-type="float" office:value="84.5" calcext:value-type="float">
            <text:p>84.5</text:p>
          </table:table-cell>
          <table:table-cell table:formula="of:=IF([.D104]&gt;127; 127; IF([.D104]&lt;-128; -128; [.D104]))" office:value-type="float" office:value="84.5" calcext:value-type="float">
            <text:p>84.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[.E104]-[.F104]" office:value-type="float" office:value="-0.5" calcext:value-type="float">
            <text:p>-0.5</text:p>
          </table:table-cell>
          <table:table-cell table:formula="of:=[.E104]-[.G104]" office:value-type="float" office:value="-0.5" calcext:value-type="float">
            <text:p>-0.5</text:p>
          </table:table-cell>
          <table:table-cell table:formula="of:=[.F104]-[.G1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IF([.A105]&gt;100; 93; 0)" office:value-type="float" office:value="0" calcext:value-type="float">
            <text:p>0</text:p>
          </table:table-cell>
          <table:table-cell table:formula="of:=1.75*[.A105]+2*[.A104]-[.C104]" office:value-type="float" office:value="-62.5" calcext:value-type="float">
            <text:p>-62.5</text:p>
          </table:table-cell>
          <table:table-cell table:formula="of:=IF([.D105]&gt;127; 127; IF([.D105]&lt;-128; -128; [.D105]))" office:value-type="float" office:value="-62.5" calcext:value-type="float">
            <text:p>-62.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[.E105]-[.F105]" office:value-type="float" office:value="-0.5" calcext:value-type="float">
            <text:p>-0.5</text:p>
          </table:table-cell>
          <table:table-cell table:formula="of:=[.E105]-[.G105]" office:value-type="float" office:value="-0.5" calcext:value-type="float">
            <text:p>-0.5</text:p>
          </table:table-cell>
          <table:table-cell table:formula="of:=[.F105]-[.G1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IF([.A106]&gt;100; 93; 0)" office:value-type="float" office:value="0" calcext:value-type="float">
            <text:p>0</text:p>
          </table:table-cell>
          <table:table-cell table:formula="of:=1.75*[.A106]+2*[.A105]-[.C105]" office:value-type="float" office:value="-164.25" calcext:value-type="float">
            <text:p>-164.25</text:p>
          </table:table-cell>
          <table:table-cell table:formula="of:=IF([.D106]&gt;127; 127; IF([.D106]&lt;-128; -128; [.D10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6]-[.F106]" office:value-type="float" office:value="0" calcext:value-type="float">
            <text:p>0</text:p>
          </table:table-cell>
          <table:table-cell table:formula="of:=[.E106]-[.G106]" office:value-type="float" office:value="0" calcext:value-type="float">
            <text:p>0</text:p>
          </table:table-cell>
          <table:table-cell table:formula="of:=[.F106]-[.G1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107]&gt;100; 93; 0)" office:value-type="float" office:value="0" calcext:value-type="float">
            <text:p>0</text:p>
          </table:table-cell>
          <table:table-cell table:formula="of:=1.75*[.A107]+2*[.A106]-[.C106]" office:value-type="float" office:value="-34" calcext:value-type="float">
            <text:p>-34</text:p>
          </table:table-cell>
          <table:table-cell table:formula="of:=IF([.D107]&gt;127; 127; IF([.D107]&lt;-128; -128; [.D107]))" office:value-type="float" office:value="-34" calcext:value-type="float">
            <text:p>-34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[.E107]-[.F107]" office:value-type="float" office:value="0" calcext:value-type="float">
            <text:p>0</text:p>
          </table:table-cell>
          <table:table-cell table:formula="of:=[.E107]-[.G107]" office:value-type="float" office:value="0" calcext:value-type="float">
            <text:p>0</text:p>
          </table:table-cell>
          <table:table-cell table:formula="of:=[.F107]-[.G1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108]&gt;100; 93; 0)" office:value-type="float" office:value="0" calcext:value-type="float">
            <text:p>0</text:p>
          </table:table-cell>
          <table:table-cell table:formula="of:=1.75*[.A108]+2*[.A107]-[.C107]" office:value-type="float" office:value="193.25" calcext:value-type="float">
            <text:p>193.25</text:p>
          </table:table-cell>
          <table:table-cell table:formula="of:=IF([.D108]&gt;127; 127; IF([.D108]&lt;-128; -128; [.D10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8]-[.F108]" office:value-type="float" office:value="0" calcext:value-type="float">
            <text:p>0</text:p>
          </table:table-cell>
          <table:table-cell table:formula="of:=[.E108]-[.G108]" office:value-type="float" office:value="0" calcext:value-type="float">
            <text:p>0</text:p>
          </table:table-cell>
          <table:table-cell table:formula="of:=[.F108]-[.G1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0100011" calcext:value-type="float">
            <text:p>10100011</text:p>
          </table:table-cell>
          <table:table-cell table:formula="of:=IF([.A109]&gt;100; 93; 0)" office:value-type="float" office:value="0" calcext:value-type="float">
            <text:p>0</text:p>
          </table:table-cell>
          <table:table-cell table:formula="of:=1.75*[.A109]+2*[.A108]-[.C108]" office:value-type="float" office:value="-124.75" calcext:value-type="float">
            <text:p>-124.75</text:p>
          </table:table-cell>
          <table:table-cell table:formula="of:=IF([.D109]&gt;127; 127; IF([.D109]&lt;-128; -128; [.D109]))" office:value-type="float" office:value="-124.75" calcext:value-type="float">
            <text:p>-124.75</text:p>
          </table:table-cell>
          <table:table-cell office:value-type="float" office:value="-125" calcext:value-type="float">
            <text:p>-125</text:p>
          </table:table-cell>
          <table:table-cell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[.E109]-[.F109]" office:value-type="float" office:value="0.25" calcext:value-type="float">
            <text:p>0.25</text:p>
          </table:table-cell>
          <table:table-cell table:formula="of:=[.E109]-[.G109]" office:value-type="float" office:value="-0.75" calcext:value-type="float">
            <text:p>-0.75</text:p>
          </table:table-cell>
          <table:table-cell table:formula="of:=[.F109]-[.G10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IF([.A110]&gt;100; 93; 0)" office:value-type="float" office:value="0" calcext:value-type="float">
            <text:p>0</text:p>
          </table:table-cell>
          <table:table-cell table:formula="of:=1.75*[.A110]+2*[.A109]-[.C109]" office:value-type="float" office:value="-63.5" calcext:value-type="float">
            <text:p>-63.5</text:p>
          </table:table-cell>
          <table:table-cell table:formula="of:=IF([.D110]&gt;127; 127; IF([.D110]&lt;-128; -128; [.D110]))" office:value-type="float" office:value="-63.5" calcext:value-type="float">
            <text:p>-63.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[.E110]-[.F110]" office:value-type="float" office:value="-0.5" calcext:value-type="float">
            <text:p>-0.5</text:p>
          </table:table-cell>
          <table:table-cell table:formula="of:=[.E110]-[.G110]" office:value-type="float" office:value="-0.5" calcext:value-type="float">
            <text:p>-0.5</text:p>
          </table:table-cell>
          <table:table-cell table:formula="of:=[.F110]-[.G1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IF([.A111]&gt;100; 93; 0)" office:value-type="float" office:value="0" calcext:value-type="float">
            <text:p>0</text:p>
          </table:table-cell>
          <table:table-cell table:formula="of:=1.75*[.A111]+2*[.A110]-[.C110]" office:value-type="float" office:value="148.75" calcext:value-type="float">
            <text:p>148.75</text:p>
          </table:table-cell>
          <table:table-cell table:formula="of:=IF([.D111]&gt;127; 127; IF([.D111]&lt;-128; -128; [.D1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11]-[.F111]" office:value-type="float" office:value="0" calcext:value-type="float">
            <text:p>0</text:p>
          </table:table-cell>
          <table:table-cell table:formula="of:=[.E111]-[.G111]" office:value-type="float" office:value="0" calcext:value-type="float">
            <text:p>0</text:p>
          </table:table-cell>
          <table:table-cell table:formula="of:=[.F111]-[.G1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0000001" calcext:value-type="float">
            <text:p>10000001</text:p>
          </table:table-cell>
          <table:table-cell table:formula="of:=IF([.A112]&gt;100; 93; 0)" office:value-type="float" office:value="0" calcext:value-type="float">
            <text:p>0</text:p>
          </table:table-cell>
          <table:table-cell table:formula="of:=1.75*[.A112]+2*[.A111]-[.C111]" office:value-type="float" office:value="-212.25" calcext:value-type="float">
            <text:p>-212.25</text:p>
          </table:table-cell>
          <table:table-cell table:formula="of:=IF([.D112]&gt;127; 127; IF([.D112]&lt;-128; -128; [.D11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12]-[.F112]" office:value-type="float" office:value="0" calcext:value-type="float">
            <text:p>0</text:p>
          </table:table-cell>
          <table:table-cell table:formula="of:=[.E112]-[.G112]" office:value-type="float" office:value="0" calcext:value-type="float">
            <text:p>0</text:p>
          </table:table-cell>
          <table:table-cell table:formula="of:=[.F112]-[.G1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IF([.A113]&gt;100; 93; 0)" office:value-type="float" office:value="0" calcext:value-type="float">
            <text:p>0</text:p>
          </table:table-cell>
          <table:table-cell table:formula="of:=1.75*[.A113]+2*[.A112]-[.C112]" office:value-type="float" office:value="-395.75" calcext:value-type="float">
            <text:p>-395.75</text:p>
          </table:table-cell>
          <table:table-cell table:formula="of:=IF([.D113]&gt;127; 127; IF([.D113]&lt;-128; -128; [.D11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13]-[.F113]" office:value-type="float" office:value="0" calcext:value-type="float">
            <text:p>0</text:p>
          </table:table-cell>
          <table:table-cell table:formula="of:=[.E113]-[.G113]" office:value-type="float" office:value="0" calcext:value-type="float">
            <text:p>0</text:p>
          </table:table-cell>
          <table:table-cell table:formula="of:=[.F113]-[.G1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IF([.A114]&gt;100; 93; 0)" office:value-type="float" office:value="0" calcext:value-type="float">
            <text:p>0</text:p>
          </table:table-cell>
          <table:table-cell table:formula="of:=1.75*[.A114]+2*[.A113]-[.C113]" office:value-type="float" office:value="-148" calcext:value-type="float">
            <text:p>-148</text:p>
          </table:table-cell>
          <table:table-cell table:formula="of:=IF([.D114]&gt;127; 127; IF([.D114]&lt;-128; -128; [.D11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14]-[.F114]" office:value-type="float" office:value="0" calcext:value-type="float">
            <text:p>0</text:p>
          </table:table-cell>
          <table:table-cell table:formula="of:=[.E114]-[.G114]" office:value-type="float" office:value="0" calcext:value-type="float">
            <text:p>0</text:p>
          </table:table-cell>
          <table:table-cell table:formula="of:=[.F114]-[.G1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IF([.A115]&gt;100; 93; 0)" office:value-type="float" office:value="0" calcext:value-type="float">
            <text:p>0</text:p>
          </table:table-cell>
          <table:table-cell table:formula="of:=1.75*[.A115]+2*[.A114]-[.C114]" office:value-type="float" office:value="163" calcext:value-type="float">
            <text:p>163</text:p>
          </table:table-cell>
          <table:table-cell table:formula="of:=IF([.D115]&gt;127; 127; IF([.D115]&lt;-128; -128; [.D11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15]-[.F115]" office:value-type="float" office:value="0" calcext:value-type="float">
            <text:p>0</text:p>
          </table:table-cell>
          <table:table-cell table:formula="of:=[.E115]-[.G115]" office:value-type="float" office:value="0" calcext:value-type="float">
            <text:p>0</text:p>
          </table:table-cell>
          <table:table-cell table:formula="of:=[.F115]-[.G1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IF([.A116]&gt;100; 93; 0)" office:value-type="float" office:value="0" calcext:value-type="float">
            <text:p>0</text:p>
          </table:table-cell>
          <table:table-cell table:formula="of:=1.75*[.A116]+2*[.A115]-[.C115]" office:value-type="float" office:value="1.75" calcext:value-type="float">
            <text:p>1.75</text:p>
          </table:table-cell>
          <table:table-cell table:formula="of:=IF([.D116]&gt;127; 127; IF([.D116]&lt;-128; -128; [.D116]))" office:value-type="float" office:value="1.75" calcext:value-type="float">
            <text:p>1.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116]-[.F116]" office:value-type="float" office:value="-0.25" calcext:value-type="float">
            <text:p>-0.25</text:p>
          </table:table-cell>
          <table:table-cell table:formula="of:=[.E116]-[.G116]" office:value-type="float" office:value="-0.25" calcext:value-type="float">
            <text:p>-0.25</text:p>
          </table:table-cell>
          <table:table-cell table:formula="of:=[.F116]-[.G1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117]&gt;100; 93; 0)" office:value-type="float" office:value="0" calcext:value-type="float">
            <text:p>0</text:p>
          </table:table-cell>
          <table:table-cell table:formula="of:=1.75*[.A117]+2*[.A116]-[.C116]" office:value-type="float" office:value="-193.5" calcext:value-type="float">
            <text:p>-193.5</text:p>
          </table:table-cell>
          <table:table-cell table:formula="of:=IF([.D117]&gt;127; 127; IF([.D117]&lt;-128; -128; [.D11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17]-[.F117]" office:value-type="float" office:value="0" calcext:value-type="float">
            <text:p>0</text:p>
          </table:table-cell>
          <table:table-cell table:formula="of:=[.E117]-[.G117]" office:value-type="float" office:value="0" calcext:value-type="float">
            <text:p>0</text:p>
          </table:table-cell>
          <table:table-cell table:formula="of:=[.F117]-[.G1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IF([.A118]&gt;100; 93; 0)" office:value-type="float" office:value="0" calcext:value-type="float">
            <text:p>0</text:p>
          </table:table-cell>
          <table:table-cell table:formula="of:=1.75*[.A118]+2*[.A117]-[.C117]" office:value-type="float" office:value="-53" calcext:value-type="float">
            <text:p>-53</text:p>
          </table:table-cell>
          <table:table-cell table:formula="of:=IF([.D118]&gt;127; 127; IF([.D118]&lt;-128; -128; [.D118]))" office:value-type="float" office:value="-53" calcext:value-type="float">
            <text:p>-53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[.E118]-[.F118]" office:value-type="float" office:value="0" calcext:value-type="float">
            <text:p>0</text:p>
          </table:table-cell>
          <table:table-cell table:formula="of:=[.E118]-[.G118]" office:value-type="float" office:value="0" calcext:value-type="float">
            <text:p>0</text:p>
          </table:table-cell>
          <table:table-cell table:formula="of:=[.F118]-[.G1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IF([.A119]&gt;100; 93; 0)" office:value-type="float" office:value="0" calcext:value-type="float">
            <text:p>0</text:p>
          </table:table-cell>
          <table:table-cell table:formula="of:=1.75*[.A119]+2*[.A118]-[.C118]" office:value-type="float" office:value="-152.25" calcext:value-type="float">
            <text:p>-152.25</text:p>
          </table:table-cell>
          <table:table-cell table:formula="of:=IF([.D119]&gt;127; 127; IF([.D119]&lt;-128; -128; [.D1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19]-[.F119]" office:value-type="float" office:value="0" calcext:value-type="float">
            <text:p>0</text:p>
          </table:table-cell>
          <table:table-cell table:formula="of:=[.E119]-[.G119]" office:value-type="float" office:value="0" calcext:value-type="float">
            <text:p>0</text:p>
          </table:table-cell>
          <table:table-cell table:formula="of:=[.F119]-[.G1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120]&gt;100; 93; 0)" office:value-type="float" office:value="0" calcext:value-type="float">
            <text:p>0</text:p>
          </table:table-cell>
          <table:table-cell table:formula="of:=1.75*[.A120]+2*[.A119]-[.C119]" office:value-type="float" office:value="63.25" calcext:value-type="float">
            <text:p>63.25</text:p>
          </table:table-cell>
          <table:table-cell table:formula="of:=IF([.D120]&gt;127; 127; IF([.D120]&lt;-128; -128; [.D120]))" office:value-type="float" office:value="63.25" calcext:value-type="float">
            <text:p>63.2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[.E120]-[.F120]" office:value-type="float" office:value="0.25" calcext:value-type="float">
            <text:p>0.25</text:p>
          </table:table-cell>
          <table:table-cell table:formula="of:=[.E120]-[.G120]" office:value-type="float" office:value="-0.75" calcext:value-type="float">
            <text:p>-0.75</text:p>
          </table:table-cell>
          <table:table-cell table:formula="of:=[.F120]-[.G120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121]&gt;100; 93; 0)" office:value-type="float" office:value="0" calcext:value-type="float">
            <text:p>0</text:p>
          </table:table-cell>
          <table:table-cell table:formula="of:=1.75*[.A121]+2*[.A120]-[.C120]" office:value-type="float" office:value="250.5" calcext:value-type="float">
            <text:p>250.5</text:p>
          </table:table-cell>
          <table:table-cell table:formula="of:=IF([.D121]&gt;127; 127; IF([.D121]&lt;-128; -128; [.D12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21]-[.F121]" office:value-type="float" office:value="0" calcext:value-type="float">
            <text:p>0</text:p>
          </table:table-cell>
          <table:table-cell table:formula="of:=[.E121]-[.G121]" office:value-type="float" office:value="0" calcext:value-type="float">
            <text:p>0</text:p>
          </table:table-cell>
          <table:table-cell table:formula="of:=[.F121]-[.G1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122]&gt;100; 93; 0)" office:value-type="float" office:value="0" calcext:value-type="float">
            <text:p>0</text:p>
          </table:table-cell>
          <table:table-cell table:formula="of:=1.75*[.A122]+2*[.A121]-[.C121]" office:value-type="float" office:value="200" calcext:value-type="float">
            <text:p>200</text:p>
          </table:table-cell>
          <table:table-cell table:formula="of:=IF([.D122]&gt;127; 127; IF([.D122]&lt;-128; -128; [.D12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22]-[.F122]" office:value-type="float" office:value="0" calcext:value-type="float">
            <text:p>0</text:p>
          </table:table-cell>
          <table:table-cell table:formula="of:=[.E122]-[.G122]" office:value-type="float" office:value="0" calcext:value-type="float">
            <text:p>0</text:p>
          </table:table-cell>
          <table:table-cell table:formula="of:=[.F122]-[.G1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1001" calcext:value-type="float">
            <text:p>1011001</text:p>
          </table:table-cell>
          <table:table-cell table:formula="of:=IF([.A123]&gt;100; 93; 0)" office:value-type="float" office:value="0" calcext:value-type="float">
            <text:p>0</text:p>
          </table:table-cell>
          <table:table-cell table:formula="of:=1.75*[.A123]+2*[.A122]-[.C122]" office:value-type="float" office:value="315.75" calcext:value-type="float">
            <text:p>315.75</text:p>
          </table:table-cell>
          <table:table-cell table:formula="of:=IF([.D123]&gt;127; 127; IF([.D123]&lt;-128; -128; [.D12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23]-[.F123]" office:value-type="float" office:value="0" calcext:value-type="float">
            <text:p>0</text:p>
          </table:table-cell>
          <table:table-cell table:formula="of:=[.E123]-[.G123]" office:value-type="float" office:value="0" calcext:value-type="float">
            <text:p>0</text:p>
          </table:table-cell>
          <table:table-cell table:formula="of:=[.F123]-[.G1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IF([.A124]&gt;100; 93; 0)" office:value-type="float" office:value="0" calcext:value-type="float">
            <text:p>0</text:p>
          </table:table-cell>
          <table:table-cell table:formula="of:=1.75*[.A124]+2*[.A123]-[.C123]" office:value-type="float" office:value="43.25" calcext:value-type="float">
            <text:p>43.25</text:p>
          </table:table-cell>
          <table:table-cell table:formula="of:=IF([.D124]&gt;127; 127; IF([.D124]&lt;-128; -128; [.D124]))" office:value-type="float" office:value="43.25" calcext:value-type="float">
            <text:p>43.2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[.E124]-[.F124]" office:value-type="float" office:value="0.25" calcext:value-type="float">
            <text:p>0.25</text:p>
          </table:table-cell>
          <table:table-cell table:formula="of:=[.E124]-[.G124]" office:value-type="float" office:value="-0.75" calcext:value-type="float">
            <text:p>-0.75</text:p>
          </table:table-cell>
          <table:table-cell table:formula="of:=[.F124]-[.G12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125]&gt;100; 93; 0)" office:value-type="float" office:value="0" calcext:value-type="float">
            <text:p>0</text:p>
          </table:table-cell>
          <table:table-cell table:formula="of:=1.75*[.A125]+2*[.A124]-[.C124]" office:value-type="float" office:value="-372.75" calcext:value-type="float">
            <text:p>-372.75</text:p>
          </table:table-cell>
          <table:table-cell table:formula="of:=IF([.D125]&gt;127; 127; IF([.D125]&lt;-128; -128; [.D12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25]-[.F125]" office:value-type="float" office:value="0" calcext:value-type="float">
            <text:p>0</text:p>
          </table:table-cell>
          <table:table-cell table:formula="of:=[.E125]-[.G125]" office:value-type="float" office:value="0" calcext:value-type="float">
            <text:p>0</text:p>
          </table:table-cell>
          <table:table-cell table:formula="of:=[.F125]-[.G1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126]&gt;100; 93; 0)" office:value-type="float" office:value="0" calcext:value-type="float">
            <text:p>0</text:p>
          </table:table-cell>
          <table:table-cell table:formula="of:=1.75*[.A126]+2*[.A125]-[.C125]" office:value-type="float" office:value="-295.5" calcext:value-type="float">
            <text:p>-295.5</text:p>
          </table:table-cell>
          <table:table-cell table:formula="of:=IF([.D126]&gt;127; 127; IF([.D126]&lt;-128; -128; [.D12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26]-[.F126]" office:value-type="float" office:value="0" calcext:value-type="float">
            <text:p>0</text:p>
          </table:table-cell>
          <table:table-cell table:formula="of:=[.E126]-[.G126]" office:value-type="float" office:value="0" calcext:value-type="float">
            <text:p>0</text:p>
          </table:table-cell>
          <table:table-cell table:formula="of:=[.F126]-[.G1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127]&gt;100; 93; 0)" office:value-type="float" office:value="0" calcext:value-type="float">
            <text:p>0</text:p>
          </table:table-cell>
          <table:table-cell table:formula="of:=1.75*[.A127]+2*[.A126]-[.C126]" office:value-type="float" office:value="-18.75" calcext:value-type="float">
            <text:p>-18.75</text:p>
          </table:table-cell>
          <table:table-cell table:formula="of:=IF([.D127]&gt;127; 127; IF([.D127]&lt;-128; -128; [.D127]))" office:value-type="float" office:value="-18.75" calcext:value-type="float">
            <text:p>-18.75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11101110" calcext:value-type="float">
            <text:p>11101110</text:p>
          </table:table-cell>
          <table:table-cell table:formula="of:=[.E127]-[.F127]" office:value-type="float" office:value="0.25" calcext:value-type="float">
            <text:p>0.25</text:p>
          </table:table-cell>
          <table:table-cell table:formula="of:=[.E127]-[.G127]" office:value-type="float" office:value="-0.75" calcext:value-type="float">
            <text:p>-0.75</text:p>
          </table:table-cell>
          <table:table-cell table:formula="of:=[.F127]-[.G12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IF([.A128]&gt;100; 93; 0)" office:value-type="float" office:value="93" calcext:value-type="float">
            <text:p>93</text:p>
          </table:table-cell>
          <table:table-cell table:formula="of:=1.75*[.A128]+2*[.A127]-[.C127]" office:value-type="float" office:value="255" calcext:value-type="float">
            <text:p>255</text:p>
          </table:table-cell>
          <table:table-cell table:formula="of:=IF([.D128]&gt;127; 127; IF([.D128]&lt;-128; -128; [.D12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28]-[.F128]" office:value-type="float" office:value="0" calcext:value-type="float">
            <text:p>0</text:p>
          </table:table-cell>
          <table:table-cell table:formula="of:=[.E128]-[.G128]" office:value-type="float" office:value="0" calcext:value-type="float">
            <text:p>0</text:p>
          </table:table-cell>
          <table:table-cell table:formula="of:=[.F128]-[.G1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IF([.A129]&gt;100; 93; 0)" office:value-type="float" office:value="93" calcext:value-type="float">
            <text:p>93</text:p>
          </table:table-cell>
          <table:table-cell table:formula="of:=1.75*[.A129]+2*[.A128]-[.C128]" office:value-type="float" office:value="373.75" calcext:value-type="float">
            <text:p>373.75</text:p>
          </table:table-cell>
          <table:table-cell table:formula="of:=IF([.D129]&gt;127; 127; IF([.D129]&lt;-128; -128; [.D12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29]-[.F129]" office:value-type="float" office:value="0" calcext:value-type="float">
            <text:p>0</text:p>
          </table:table-cell>
          <table:table-cell table:formula="of:=[.E129]-[.G129]" office:value-type="float" office:value="0" calcext:value-type="float">
            <text:p>0</text:p>
          </table:table-cell>
          <table:table-cell table:formula="of:=[.F129]-[.G1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1110010" calcext:value-type="float">
            <text:p>11110010</text:p>
          </table:table-cell>
          <table:table-cell table:formula="of:=IF([.A130]&gt;100; 93; 0)" office:value-type="float" office:value="0" calcext:value-type="float">
            <text:p>0</text:p>
          </table:table-cell>
          <table:table-cell table:formula="of:=1.75*[.A130]+2*[.A129]-[.C129]" office:value-type="float" office:value="132.5" calcext:value-type="float">
            <text:p>132.5</text:p>
          </table:table-cell>
          <table:table-cell table:formula="of:=IF([.D130]&gt;127; 127; IF([.D130]&lt;-128; -128; [.D13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30]-[.F130]" office:value-type="float" office:value="0" calcext:value-type="float">
            <text:p>0</text:p>
          </table:table-cell>
          <table:table-cell table:formula="of:=[.E130]-[.G130]" office:value-type="float" office:value="0" calcext:value-type="float">
            <text:p>0</text:p>
          </table:table-cell>
          <table:table-cell table:formula="of:=[.F130]-[.G1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131]&gt;100; 93; 0)" office:value-type="float" office:value="0" calcext:value-type="float">
            <text:p>0</text:p>
          </table:table-cell>
          <table:table-cell table:formula="of:=1.75*[.A131]+2*[.A130]-[.C130]" office:value-type="float" office:value="-131.25" calcext:value-type="float">
            <text:p>-131.25</text:p>
          </table:table-cell>
          <table:table-cell table:formula="of:=IF([.D131]&gt;127; 127; IF([.D131]&lt;-128; -128; [.D13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31]-[.F131]" office:value-type="float" office:value="0" calcext:value-type="float">
            <text:p>0</text:p>
          </table:table-cell>
          <table:table-cell table:formula="of:=[.E131]-[.G131]" office:value-type="float" office:value="0" calcext:value-type="float">
            <text:p>0</text:p>
          </table:table-cell>
          <table:table-cell table:formula="of:=[.F131]-[.G1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IF([.A132]&gt;100; 93; 0)" office:value-type="float" office:value="0" calcext:value-type="float">
            <text:p>0</text:p>
          </table:table-cell>
          <table:table-cell table:formula="of:=1.75*[.A132]+2*[.A131]-[.C131]" office:value-type="float" office:value="-303.5" calcext:value-type="float">
            <text:p>-303.5</text:p>
          </table:table-cell>
          <table:table-cell table:formula="of:=IF([.D132]&gt;127; 127; IF([.D132]&lt;-128; -128; [.D13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32]-[.F132]" office:value-type="float" office:value="0" calcext:value-type="float">
            <text:p>0</text:p>
          </table:table-cell>
          <table:table-cell table:formula="of:=[.E132]-[.G132]" office:value-type="float" office:value="0" calcext:value-type="float">
            <text:p>0</text:p>
          </table:table-cell>
          <table:table-cell table:formula="of:=[.F132]-[.G1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133]&gt;100; 93; 0)" office:value-type="float" office:value="0" calcext:value-type="float">
            <text:p>0</text:p>
          </table:table-cell>
          <table:table-cell table:formula="of:=1.75*[.A133]+2*[.A132]-[.C132]" office:value-type="float" office:value="-210.25" calcext:value-type="float">
            <text:p>-210.25</text:p>
          </table:table-cell>
          <table:table-cell table:formula="of:=IF([.D133]&gt;127; 127; IF([.D133]&lt;-128; -128; [.D13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33]-[.F133]" office:value-type="float" office:value="0" calcext:value-type="float">
            <text:p>0</text:p>
          </table:table-cell>
          <table:table-cell table:formula="of:=[.E133]-[.G133]" office:value-type="float" office:value="0" calcext:value-type="float">
            <text:p>0</text:p>
          </table:table-cell>
          <table:table-cell table:formula="of:=[.F133]-[.G1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IF([.A134]&gt;100; 93; 0)" office:value-type="float" office:value="0" calcext:value-type="float">
            <text:p>0</text:p>
          </table:table-cell>
          <table:table-cell table:formula="of:=1.75*[.A134]+2*[.A133]-[.C133]" office:value-type="float" office:value="-106.5" calcext:value-type="float">
            <text:p>-106.5</text:p>
          </table:table-cell>
          <table:table-cell table:formula="of:=IF([.D134]&gt;127; 127; IF([.D134]&lt;-128; -128; [.D134]))" office:value-type="float" office:value="-106.5" calcext:value-type="float">
            <text:p>-106.5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[.E134]-[.F134]" office:value-type="float" office:value="-0.5" calcext:value-type="float">
            <text:p>-0.5</text:p>
          </table:table-cell>
          <table:table-cell table:formula="of:=[.E134]-[.G134]" office:value-type="float" office:value="-0.5" calcext:value-type="float">
            <text:p>-0.5</text:p>
          </table:table-cell>
          <table:table-cell table:formula="of:=[.F134]-[.G1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135]&gt;100; 93; 0)" office:value-type="float" office:value="0" calcext:value-type="float">
            <text:p>0</text:p>
          </table:table-cell>
          <table:table-cell table:formula="of:=1.75*[.A135]+2*[.A134]-[.C134]" office:value-type="float" office:value="35.25" calcext:value-type="float">
            <text:p>35.25</text:p>
          </table:table-cell>
          <table:table-cell table:formula="of:=IF([.D135]&gt;127; 127; IF([.D135]&lt;-128; -128; [.D135]))" office:value-type="float" office:value="35.25" calcext:value-type="float">
            <text:p>35.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[.E135]-[.F135]" office:value-type="float" office:value="0.25" calcext:value-type="float">
            <text:p>0.25</text:p>
          </table:table-cell>
          <table:table-cell table:formula="of:=[.E135]-[.G135]" office:value-type="float" office:value="-0.75" calcext:value-type="float">
            <text:p>-0.75</text:p>
          </table:table-cell>
          <table:table-cell table:formula="of:=[.F135]-[.G13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136]&gt;100; 93; 0)" office:value-type="float" office:value="0" calcext:value-type="float">
            <text:p>0</text:p>
          </table:table-cell>
          <table:table-cell table:formula="of:=1.75*[.A136]+2*[.A135]-[.C135]" office:value-type="float" office:value="113.75" calcext:value-type="float">
            <text:p>113.75</text:p>
          </table:table-cell>
          <table:table-cell table:formula="of:=IF([.D136]&gt;127; 127; IF([.D136]&lt;-128; -128; [.D136]))" office:value-type="float" office:value="113.75" calcext:value-type="float">
            <text:p>113.7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[.E136]-[.F136]" office:value-type="float" office:value="-0.25" calcext:value-type="float">
            <text:p>-0.25</text:p>
          </table:table-cell>
          <table:table-cell table:formula="of:=[.E136]-[.G136]" office:value-type="float" office:value="-0.25" calcext:value-type="float">
            <text:p>-0.25</text:p>
          </table:table-cell>
          <table:table-cell table:formula="of:=[.F136]-[.G1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11010010" calcext:value-type="float">
            <text:p>11010010</text:p>
          </table:table-cell>
          <table:table-cell table:formula="of:=IF([.A137]&gt;100; 93; 0)" office:value-type="float" office:value="0" calcext:value-type="float">
            <text:p>0</text:p>
          </table:table-cell>
          <table:table-cell table:formula="of:=1.75*[.A137]+2*[.A136]-[.C136]" office:value-type="float" office:value="-158.5" calcext:value-type="float">
            <text:p>-158.5</text:p>
          </table:table-cell>
          <table:table-cell table:formula="of:=IF([.D137]&gt;127; 127; IF([.D137]&lt;-128; -128; [.D13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37]-[.F137]" office:value-type="float" office:value="0" calcext:value-type="float">
            <text:p>0</text:p>
          </table:table-cell>
          <table:table-cell table:formula="of:=[.E137]-[.G137]" office:value-type="float" office:value="0" calcext:value-type="float">
            <text:p>0</text:p>
          </table:table-cell>
          <table:table-cell table:formula="of:=[.F137]-[.G1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138]&gt;100; 93; 0)" office:value-type="float" office:value="0" calcext:value-type="float">
            <text:p>0</text:p>
          </table:table-cell>
          <table:table-cell table:formula="of:=1.75*[.A138]+2*[.A137]-[.C137]" office:value-type="float" office:value="-111.25" calcext:value-type="float">
            <text:p>-111.25</text:p>
          </table:table-cell>
          <table:table-cell table:formula="of:=IF([.D138]&gt;127; 127; IF([.D138]&lt;-128; -128; [.D138]))" office:value-type="float" office:value="-111.25" calcext:value-type="float">
            <text:p>-111.25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[.E138]-[.F138]" office:value-type="float" office:value="-0.25" calcext:value-type="float">
            <text:p>-0.25</text:p>
          </table:table-cell>
          <table:table-cell table:formula="of:=[.E138]-[.G138]" office:value-type="float" office:value="-0.25" calcext:value-type="float">
            <text:p>-0.25</text:p>
          </table:table-cell>
          <table:table-cell table:formula="of:=[.F138]-[.G1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139]&gt;100; 93; 0)" office:value-type="float" office:value="0" calcext:value-type="float">
            <text:p>0</text:p>
          </table:table-cell>
          <table:table-cell table:formula="of:=1.75*[.A139]+2*[.A138]-[.C138]" office:value-type="float" office:value="137.25" calcext:value-type="float">
            <text:p>137.25</text:p>
          </table:table-cell>
          <table:table-cell table:formula="of:=IF([.D139]&gt;127; 127; IF([.D139]&lt;-128; -128; [.D13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39]-[.F139]" office:value-type="float" office:value="0" calcext:value-type="float">
            <text:p>0</text:p>
          </table:table-cell>
          <table:table-cell table:formula="of:=[.E139]-[.G139]" office:value-type="float" office:value="0" calcext:value-type="float">
            <text:p>0</text:p>
          </table:table-cell>
          <table:table-cell table:formula="of:=[.F139]-[.G1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140]&gt;100; 93; 0)" office:value-type="float" office:value="93" calcext:value-type="float">
            <text:p>93</text:p>
          </table:table-cell>
          <table:table-cell table:formula="of:=1.75*[.A140]+2*[.A139]-[.C139]" office:value-type="float" office:value="383.25" calcext:value-type="float">
            <text:p>383.25</text:p>
          </table:table-cell>
          <table:table-cell table:formula="of:=IF([.D140]&gt;127; 127; IF([.D140]&lt;-128; -128; [.D14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0]-[.F140]" office:value-type="float" office:value="0" calcext:value-type="float">
            <text:p>0</text:p>
          </table:table-cell>
          <table:table-cell table:formula="of:=[.E140]-[.G140]" office:value-type="float" office:value="0" calcext:value-type="float">
            <text:p>0</text:p>
          </table:table-cell>
          <table:table-cell table:formula="of:=[.F140]-[.G1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formula="of:=IF([.A141]&gt;100; 93; 0)" office:value-type="float" office:value="0" calcext:value-type="float">
            <text:p>0</text:p>
          </table:table-cell>
          <table:table-cell table:formula="of:=1.75*[.A141]+2*[.A140]-[.C140]" office:value-type="float" office:value="173.75" calcext:value-type="float">
            <text:p>173.75</text:p>
          </table:table-cell>
          <table:table-cell table:formula="of:=IF([.D141]&gt;127; 127; IF([.D141]&lt;-128; -128; [.D14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1]-[.F141]" office:value-type="float" office:value="0" calcext:value-type="float">
            <text:p>0</text:p>
          </table:table-cell>
          <table:table-cell table:formula="of:=[.E141]-[.G141]" office:value-type="float" office:value="0" calcext:value-type="float">
            <text:p>0</text:p>
          </table:table-cell>
          <table:table-cell table:formula="of:=[.F141]-[.G1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IF([.A142]&gt;100; 93; 0)" office:value-type="float" office:value="0" calcext:value-type="float">
            <text:p>0</text:p>
          </table:table-cell>
          <table:table-cell table:formula="of:=1.75*[.A142]+2*[.A141]-[.C141]" office:value-type="float" office:value="-50.75" calcext:value-type="float">
            <text:p>-50.75</text:p>
          </table:table-cell>
          <table:table-cell table:formula="of:=IF([.D142]&gt;127; 127; IF([.D142]&lt;-128; -128; [.D142]))" office:value-type="float" office:value="-50.75" calcext:value-type="float">
            <text:p>-50.75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11001110" calcext:value-type="float">
            <text:p>11001110</text:p>
          </table:table-cell>
          <table:table-cell table:formula="of:=[.E142]-[.F142]" office:value-type="float" office:value="0.25" calcext:value-type="float">
            <text:p>0.25</text:p>
          </table:table-cell>
          <table:table-cell table:formula="of:=[.E142]-[.G142]" office:value-type="float" office:value="-0.75" calcext:value-type="float">
            <text:p>-0.75</text:p>
          </table:table-cell>
          <table:table-cell table:formula="of:=[.F142]-[.G14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0011010" calcext:value-type="float">
            <text:p>10011010</text:p>
          </table:table-cell>
          <table:table-cell table:formula="of:=IF([.A143]&gt;100; 93; 0)" office:value-type="float" office:value="0" calcext:value-type="float">
            <text:p>0</text:p>
          </table:table-cell>
          <table:table-cell table:formula="of:=1.75*[.A143]+2*[.A142]-[.C142]" office:value-type="float" office:value="-284.5" calcext:value-type="float">
            <text:p>-284.5</text:p>
          </table:table-cell>
          <table:table-cell table:formula="of:=IF([.D143]&gt;127; 127; IF([.D143]&lt;-128; -128; [.D14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43]-[.F143]" office:value-type="float" office:value="0" calcext:value-type="float">
            <text:p>0</text:p>
          </table:table-cell>
          <table:table-cell table:formula="of:=[.E143]-[.G143]" office:value-type="float" office:value="0" calcext:value-type="float">
            <text:p>0</text:p>
          </table:table-cell>
          <table:table-cell table:formula="of:=[.F143]-[.G1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144]&gt;100; 93; 0)" office:value-type="float" office:value="0" calcext:value-type="float">
            <text:p>0</text:p>
          </table:table-cell>
          <table:table-cell table:formula="of:=1.75*[.A144]+2*[.A143]-[.C143]" office:value-type="float" office:value="-170.75" calcext:value-type="float">
            <text:p>-170.75</text:p>
          </table:table-cell>
          <table:table-cell table:formula="of:=IF([.D144]&gt;127; 127; IF([.D144]&lt;-128; -128; [.D14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44]-[.F144]" office:value-type="float" office:value="0" calcext:value-type="float">
            <text:p>0</text:p>
          </table:table-cell>
          <table:table-cell table:formula="of:=[.E144]-[.G144]" office:value-type="float" office:value="0" calcext:value-type="float">
            <text:p>0</text:p>
          </table:table-cell>
          <table:table-cell table:formula="of:=[.F144]-[.G1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IF([.A145]&gt;100; 93; 0)" office:value-type="float" office:value="93" calcext:value-type="float">
            <text:p>93</text:p>
          </table:table-cell>
          <table:table-cell table:formula="of:=1.75*[.A145]+2*[.A144]-[.C144]" office:value-type="float" office:value="249.75" calcext:value-type="float">
            <text:p>249.75</text:p>
          </table:table-cell>
          <table:table-cell table:formula="of:=IF([.D145]&gt;127; 127; IF([.D145]&lt;-128; -128; [.D14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5]-[.F145]" office:value-type="float" office:value="0" calcext:value-type="float">
            <text:p>0</text:p>
          </table:table-cell>
          <table:table-cell table:formula="of:=[.E145]-[.G145]" office:value-type="float" office:value="0" calcext:value-type="float">
            <text:p>0</text:p>
          </table:table-cell>
          <table:table-cell table:formula="of:=[.F145]-[.G1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146]&gt;100; 93; 0)" office:value-type="float" office:value="0" calcext:value-type="float">
            <text:p>0</text:p>
          </table:table-cell>
          <table:table-cell table:formula="of:=1.75*[.A146]+2*[.A145]-[.C145]" office:value-type="float" office:value="283.75" calcext:value-type="float">
            <text:p>283.75</text:p>
          </table:table-cell>
          <table:table-cell table:formula="of:=IF([.D146]&gt;127; 127; IF([.D146]&lt;-128; -128; [.D14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6]-[.F146]" office:value-type="float" office:value="0" calcext:value-type="float">
            <text:p>0</text:p>
          </table:table-cell>
          <table:table-cell table:formula="of:=[.E146]-[.G146]" office:value-type="float" office:value="0" calcext:value-type="float">
            <text:p>0</text:p>
          </table:table-cell>
          <table:table-cell table:formula="of:=[.F146]-[.G1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table:formula="of:=IF([.A147]&gt;100; 93; 0)" office:value-type="float" office:value="0" calcext:value-type="float">
            <text:p>0</text:p>
          </table:table-cell>
          <table:table-cell table:formula="of:=1.75*[.A147]+2*[.A146]-[.C146]" office:value-type="float" office:value="210" calcext:value-type="float">
            <text:p>210</text:p>
          </table:table-cell>
          <table:table-cell table:formula="of:=IF([.D147]&gt;127; 127; IF([.D147]&lt;-128; -128; [.D14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7]-[.F147]" office:value-type="float" office:value="0" calcext:value-type="float">
            <text:p>0</text:p>
          </table:table-cell>
          <table:table-cell table:formula="of:=[.E147]-[.G147]" office:value-type="float" office:value="0" calcext:value-type="float">
            <text:p>0</text:p>
          </table:table-cell>
          <table:table-cell table:formula="of:=[.F147]-[.G1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148]&gt;100; 93; 0)" office:value-type="float" office:value="0" calcext:value-type="float">
            <text:p>0</text:p>
          </table:table-cell>
          <table:table-cell table:formula="of:=1.75*[.A148]+2*[.A147]-[.C147]" office:value-type="float" office:value="146.25" calcext:value-type="float">
            <text:p>146.25</text:p>
          </table:table-cell>
          <table:table-cell table:formula="of:=IF([.D148]&gt;127; 127; IF([.D148]&lt;-128; -128; [.D14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8]-[.F148]" office:value-type="float" office:value="0" calcext:value-type="float">
            <text:p>0</text:p>
          </table:table-cell>
          <table:table-cell table:formula="of:=[.E148]-[.G148]" office:value-type="float" office:value="0" calcext:value-type="float">
            <text:p>0</text:p>
          </table:table-cell>
          <table:table-cell table:formula="of:=[.F148]-[.G1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149]&gt;100; 93; 0)" office:value-type="float" office:value="0" calcext:value-type="float">
            <text:p>0</text:p>
          </table:table-cell>
          <table:table-cell table:formula="of:=1.75*[.A149]+2*[.A148]-[.C148]" office:value-type="float" office:value="188.5" calcext:value-type="float">
            <text:p>188.5</text:p>
          </table:table-cell>
          <table:table-cell table:formula="of:=IF([.D149]&gt;127; 127; IF([.D149]&lt;-128; -128; [.D14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9]-[.F149]" office:value-type="float" office:value="0" calcext:value-type="float">
            <text:p>0</text:p>
          </table:table-cell>
          <table:table-cell table:formula="of:=[.E149]-[.G149]" office:value-type="float" office:value="0" calcext:value-type="float">
            <text:p>0</text:p>
          </table:table-cell>
          <table:table-cell table:formula="of:=[.F149]-[.G1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IF([.A150]&gt;100; 93; 0)" office:value-type="float" office:value="0" calcext:value-type="float">
            <text:p>0</text:p>
          </table:table-cell>
          <table:table-cell table:formula="of:=1.75*[.A150]+2*[.A149]-[.C149]" office:value-type="float" office:value="64.25" calcext:value-type="float">
            <text:p>64.25</text:p>
          </table:table-cell>
          <table:table-cell table:formula="of:=IF([.D150]&gt;127; 127; IF([.D150]&lt;-128; -128; [.D150]))" office:value-type="float" office:value="64.25" calcext:value-type="float">
            <text:p>64.2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000001" calcext:value-type="float">
            <text:p>1000001</text:p>
          </table:table-cell>
          <table:table-cell table:formula="of:=[.E150]-[.F150]" office:value-type="float" office:value="0.25" calcext:value-type="float">
            <text:p>0.25</text:p>
          </table:table-cell>
          <table:table-cell table:formula="of:=[.E150]-[.G150]" office:value-type="float" office:value="-0.75" calcext:value-type="float">
            <text:p>-0.75</text:p>
          </table:table-cell>
          <table:table-cell table:formula="of:=[.F150]-[.G150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IF([.A151]&gt;100; 93; 0)" office:value-type="float" office:value="0" calcext:value-type="float">
            <text:p>0</text:p>
          </table:table-cell>
          <table:table-cell table:formula="of:=1.75*[.A151]+2*[.A150]-[.C150]" office:value-type="float" office:value="-235.5" calcext:value-type="float">
            <text:p>-235.5</text:p>
          </table:table-cell>
          <table:table-cell table:formula="of:=IF([.D151]&gt;127; 127; IF([.D151]&lt;-128; -128; [.D15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51]-[.F151]" office:value-type="float" office:value="0" calcext:value-type="float">
            <text:p>0</text:p>
          </table:table-cell>
          <table:table-cell table:formula="of:=[.E151]-[.G151]" office:value-type="float" office:value="0" calcext:value-type="float">
            <text:p>0</text:p>
          </table:table-cell>
          <table:table-cell table:formula="of:=[.F151]-[.G1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1001110" calcext:value-type="float">
            <text:p>11001110</text:p>
          </table:table-cell>
          <table:table-cell table:formula="of:=IF([.A152]&gt;100; 93; 0)" office:value-type="float" office:value="0" calcext:value-type="float">
            <text:p>0</text:p>
          </table:table-cell>
          <table:table-cell table:formula="of:=1.75*[.A152]+2*[.A151]-[.C151]" office:value-type="float" office:value="-299.5" calcext:value-type="float">
            <text:p>-299.5</text:p>
          </table:table-cell>
          <table:table-cell table:formula="of:=IF([.D152]&gt;127; 127; IF([.D152]&lt;-128; -128; [.D15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52]-[.F152]" office:value-type="float" office:value="0" calcext:value-type="float">
            <text:p>0</text:p>
          </table:table-cell>
          <table:table-cell table:formula="of:=[.E152]-[.G152]" office:value-type="float" office:value="0" calcext:value-type="float">
            <text:p>0</text:p>
          </table:table-cell>
          <table:table-cell table:formula="of:=[.F152]-[.G1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IF([.A153]&gt;100; 93; 0)" office:value-type="float" office:value="0" calcext:value-type="float">
            <text:p>0</text:p>
          </table:table-cell>
          <table:table-cell table:formula="of:=1.75*[.A153]+2*[.A152]-[.C152]" office:value-type="float" office:value="-150.75" calcext:value-type="float">
            <text:p>-150.75</text:p>
          </table:table-cell>
          <table:table-cell table:formula="of:=IF([.D153]&gt;127; 127; IF([.D153]&lt;-128; -128; [.D15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53]-[.F153]" office:value-type="float" office:value="0" calcext:value-type="float">
            <text:p>0</text:p>
          </table:table-cell>
          <table:table-cell table:formula="of:=[.E153]-[.G153]" office:value-type="float" office:value="0" calcext:value-type="float">
            <text:p>0</text:p>
          </table:table-cell>
          <table:table-cell table:formula="of:=[.F153]-[.G1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154]&gt;100; 93; 0)" office:value-type="float" office:value="0" calcext:value-type="float">
            <text:p>0</text:p>
          </table:table-cell>
          <table:table-cell table:formula="of:=1.75*[.A154]+2*[.A153]-[.C153]" office:value-type="float" office:value="-115.75" calcext:value-type="float">
            <text:p>-115.75</text:p>
          </table:table-cell>
          <table:table-cell table:formula="of:=IF([.D154]&gt;127; 127; IF([.D154]&lt;-128; -128; [.D154]))" office:value-type="float" office:value="-115.75" calcext:value-type="float">
            <text:p>-115.7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[.E154]-[.F154]" office:value-type="float" office:value="0.25" calcext:value-type="float">
            <text:p>0.25</text:p>
          </table:table-cell>
          <table:table-cell table:formula="of:=[.E154]-[.G154]" office:value-type="float" office:value="-0.75" calcext:value-type="float">
            <text:p>-0.75</text:p>
          </table:table-cell>
          <table:table-cell table:formula="of:=[.F154]-[.G15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IF([.A155]&gt;100; 93; 0)" office:value-type="float" office:value="0" calcext:value-type="float">
            <text:p>0</text:p>
          </table:table-cell>
          <table:table-cell table:formula="of:=1.75*[.A155]+2*[.A154]-[.C154]" office:value-type="float" office:value="9.25" calcext:value-type="float">
            <text:p>9.25</text:p>
          </table:table-cell>
          <table:table-cell table:formula="of:=IF([.D155]&gt;127; 127; IF([.D155]&lt;-128; -128; [.D155]))" office:value-type="float" office:value="9.25" calcext:value-type="float">
            <text:p>9.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formula="of:=[.E155]-[.F155]" office:value-type="float" office:value="0.25" calcext:value-type="float">
            <text:p>0.25</text:p>
          </table:table-cell>
          <table:table-cell table:formula="of:=[.E155]-[.G155]" office:value-type="float" office:value="-0.75" calcext:value-type="float">
            <text:p>-0.75</text:p>
          </table:table-cell>
          <table:table-cell table:formula="of:=[.F155]-[.G15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IF([.A156]&gt;100; 93; 0)" office:value-type="float" office:value="0" calcext:value-type="float">
            <text:p>0</text:p>
          </table:table-cell>
          <table:table-cell table:formula="of:=1.75*[.A156]+2*[.A155]-[.C155]" office:value-type="float" office:value="2" calcext:value-type="float">
            <text:p>2</text:p>
          </table:table-cell>
          <table:table-cell table:formula="of:=IF([.D156]&gt;127; 127; IF([.D156]&lt;-128; -128; [.D156]))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156]-[.F156]" office:value-type="float" office:value="0" calcext:value-type="float">
            <text:p>0</text:p>
          </table:table-cell>
          <table:table-cell table:formula="of:=[.E156]-[.G156]" office:value-type="float" office:value="0" calcext:value-type="float">
            <text:p>0</text:p>
          </table:table-cell>
          <table:table-cell table:formula="of:=[.F156]-[.G1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157]&gt;100; 93; 0)" office:value-type="float" office:value="0" calcext:value-type="float">
            <text:p>0</text:p>
          </table:table-cell>
          <table:table-cell table:formula="of:=1.75*[.A157]+2*[.A156]-[.C156]" office:value-type="float" office:value="-54" calcext:value-type="float">
            <text:p>-54</text:p>
          </table:table-cell>
          <table:table-cell table:formula="of:=IF([.D157]&gt;127; 127; IF([.D157]&lt;-128; -128; [.D157]))" office:value-type="float" office:value="-54" calcext:value-type="float">
            <text:p>-54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[.E157]-[.F157]" office:value-type="float" office:value="0" calcext:value-type="float">
            <text:p>0</text:p>
          </table:table-cell>
          <table:table-cell table:formula="of:=[.E157]-[.G157]" office:value-type="float" office:value="0" calcext:value-type="float">
            <text:p>0</text:p>
          </table:table-cell>
          <table:table-cell table:formula="of:=[.F157]-[.G1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158]&gt;100; 93; 0)" office:value-type="float" office:value="0" calcext:value-type="float">
            <text:p>0</text:p>
          </table:table-cell>
          <table:table-cell table:formula="of:=1.75*[.A158]+2*[.A157]-[.C157]" office:value-type="float" office:value="140.75" calcext:value-type="float">
            <text:p>140.75</text:p>
          </table:table-cell>
          <table:table-cell table:formula="of:=IF([.D158]&gt;127; 127; IF([.D158]&lt;-128; -128; [.D15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58]-[.F158]" office:value-type="float" office:value="0" calcext:value-type="float">
            <text:p>0</text:p>
          </table:table-cell>
          <table:table-cell table:formula="of:=[.E158]-[.G158]" office:value-type="float" office:value="0" calcext:value-type="float">
            <text:p>0</text:p>
          </table:table-cell>
          <table:table-cell table:formula="of:=[.F158]-[.G1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1100000" calcext:value-type="float">
            <text:p>11100000</text:p>
          </table:table-cell>
          <table:table-cell table:formula="of:=IF([.A159]&gt;100; 93; 0)" office:value-type="float" office:value="0" calcext:value-type="float">
            <text:p>0</text:p>
          </table:table-cell>
          <table:table-cell table:formula="of:=1.75*[.A159]+2*[.A158]-[.C158]" office:value-type="float" office:value="50" calcext:value-type="float">
            <text:p>50</text:p>
          </table:table-cell>
          <table:table-cell table:formula="of:=IF([.D159]&gt;127; 127; IF([.D159]&lt;-128; -128; [.D159]))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0010" calcext:value-type="float">
            <text:p>110010</text:p>
          </table:table-cell>
          <table:table-cell table:formula="of:=[.E159]-[.F159]" office:value-type="float" office:value="0" calcext:value-type="float">
            <text:p>0</text:p>
          </table:table-cell>
          <table:table-cell table:formula="of:=[.E159]-[.G159]" office:value-type="float" office:value="0" calcext:value-type="float">
            <text:p>0</text:p>
          </table:table-cell>
          <table:table-cell table:formula="of:=[.F159]-[.G1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160]&gt;100; 93; 0)" office:value-type="float" office:value="93" calcext:value-type="float">
            <text:p>93</text:p>
          </table:table-cell>
          <table:table-cell table:formula="of:=1.75*[.A160]+2*[.A159]-[.C159]" office:value-type="float" office:value="137.25" calcext:value-type="float">
            <text:p>137.25</text:p>
          </table:table-cell>
          <table:table-cell table:formula="of:=IF([.D160]&gt;127; 127; IF([.D160]&lt;-128; -128; [.D16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60]-[.F160]" office:value-type="float" office:value="0" calcext:value-type="float">
            <text:p>0</text:p>
          </table:table-cell>
          <table:table-cell table:formula="of:=[.E160]-[.G160]" office:value-type="float" office:value="0" calcext:value-type="float">
            <text:p>0</text:p>
          </table:table-cell>
          <table:table-cell table:formula="of:=[.F160]-[.G1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161]&gt;100; 93; 0)" office:value-type="float" office:value="0" calcext:value-type="float">
            <text:p>0</text:p>
          </table:table-cell>
          <table:table-cell table:formula="of:=1.75*[.A161]+2*[.A160]-[.C160]" office:value-type="float" office:value="-39.75" calcext:value-type="float">
            <text:p>-39.75</text:p>
          </table:table-cell>
          <table:table-cell table:formula="of:=IF([.D161]&gt;127; 127; IF([.D161]&lt;-128; -128; [.D161]))" office:value-type="float" office:value="-39.75" calcext:value-type="float">
            <text:p>-39.75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[.E161]-[.F161]" office:value-type="float" office:value="0.25" calcext:value-type="float">
            <text:p>0.25</text:p>
          </table:table-cell>
          <table:table-cell table:formula="of:=[.E161]-[.G161]" office:value-type="float" office:value="-0.75" calcext:value-type="float">
            <text:p>-0.75</text:p>
          </table:table-cell>
          <table:table-cell table:formula="of:=[.F161]-[.G16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IF([.A162]&gt;100; 93; 0)" office:value-type="float" office:value="0" calcext:value-type="float">
            <text:p>0</text:p>
          </table:table-cell>
          <table:table-cell table:formula="of:=1.75*[.A162]+2*[.A161]-[.C161]" office:value-type="float" office:value="-41" calcext:value-type="float">
            <text:p>-41</text:p>
          </table:table-cell>
          <table:table-cell table:formula="of:=IF([.D162]&gt;127; 127; IF([.D162]&lt;-128; -128; [.D162]))" office:value-type="float" office:value="-41" calcext:value-type="float">
            <text:p>-41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[.E162]-[.F162]" office:value-type="float" office:value="0" calcext:value-type="float">
            <text:p>0</text:p>
          </table:table-cell>
          <table:table-cell table:formula="of:=[.E162]-[.G162]" office:value-type="float" office:value="0" calcext:value-type="float">
            <text:p>0</text:p>
          </table:table-cell>
          <table:table-cell table:formula="of:=[.F162]-[.G1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IF([.A163]&gt;100; 93; 0)" office:value-type="float" office:value="93" calcext:value-type="float">
            <text:p>93</text:p>
          </table:table-cell>
          <table:table-cell table:formula="of:=1.75*[.A163]+2*[.A162]-[.C162]" office:value-type="float" office:value="392.25" calcext:value-type="float">
            <text:p>392.25</text:p>
          </table:table-cell>
          <table:table-cell table:formula="of:=IF([.D163]&gt;127; 127; IF([.D163]&lt;-128; -128; [.D16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63]-[.F163]" office:value-type="float" office:value="0" calcext:value-type="float">
            <text:p>0</text:p>
          </table:table-cell>
          <table:table-cell table:formula="of:=[.E163]-[.G163]" office:value-type="float" office:value="0" calcext:value-type="float">
            <text:p>0</text:p>
          </table:table-cell>
          <table:table-cell table:formula="of:=[.F163]-[.G1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164]&gt;100; 93; 0)" office:value-type="float" office:value="0" calcext:value-type="float">
            <text:p>0</text:p>
          </table:table-cell>
          <table:table-cell table:formula="of:=1.75*[.A164]+2*[.A163]-[.C163]" office:value-type="float" office:value="239.5" calcext:value-type="float">
            <text:p>239.5</text:p>
          </table:table-cell>
          <table:table-cell table:formula="of:=IF([.D164]&gt;127; 127; IF([.D164]&lt;-128; -128; [.D16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64]-[.F164]" office:value-type="float" office:value="0" calcext:value-type="float">
            <text:p>0</text:p>
          </table:table-cell>
          <table:table-cell table:formula="of:=[.E164]-[.G164]" office:value-type="float" office:value="0" calcext:value-type="float">
            <text:p>0</text:p>
          </table:table-cell>
          <table:table-cell table:formula="of:=[.F164]-[.G1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1100000" calcext:value-type="float">
            <text:p>11100000</text:p>
          </table:table-cell>
          <table:table-cell table:formula="of:=IF([.A165]&gt;100; 93; 0)" office:value-type="float" office:value="0" calcext:value-type="float">
            <text:p>0</text:p>
          </table:table-cell>
          <table:table-cell table:formula="of:=1.75*[.A165]+2*[.A164]-[.C164]" office:value-type="float" office:value="52" calcext:value-type="float">
            <text:p>52</text:p>
          </table:table-cell>
          <table:table-cell table:formula="of:=IF([.D165]&gt;127; 127; IF([.D165]&lt;-128; -128; [.D165]))" office:value-type="float" office:value="52" calcext:value-type="float">
            <text:p>5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0100" calcext:value-type="float">
            <text:p>110100</text:p>
          </table:table-cell>
          <table:table-cell table:formula="of:=[.E165]-[.F165]" office:value-type="float" office:value="0" calcext:value-type="float">
            <text:p>0</text:p>
          </table:table-cell>
          <table:table-cell table:formula="of:=[.E165]-[.G165]" office:value-type="float" office:value="0" calcext:value-type="float">
            <text:p>0</text:p>
          </table:table-cell>
          <table:table-cell table:formula="of:=[.F165]-[.G1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IF([.A166]&gt;100; 93; 0)" office:value-type="float" office:value="93" calcext:value-type="float">
            <text:p>93</text:p>
          </table:table-cell>
          <table:table-cell table:formula="of:=1.75*[.A166]+2*[.A165]-[.C165]" office:value-type="float" office:value="144.25" calcext:value-type="float">
            <text:p>144.25</text:p>
          </table:table-cell>
          <table:table-cell table:formula="of:=IF([.D166]&gt;127; 127; IF([.D166]&lt;-128; -128; [.D16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66]-[.F166]" office:value-type="float" office:value="0" calcext:value-type="float">
            <text:p>0</text:p>
          </table:table-cell>
          <table:table-cell table:formula="of:=[.E166]-[.G166]" office:value-type="float" office:value="0" calcext:value-type="float">
            <text:p>0</text:p>
          </table:table-cell>
          <table:table-cell table:formula="of:=[.F166]-[.G1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IF([.A167]&gt;100; 93; 0)" office:value-type="float" office:value="0" calcext:value-type="float">
            <text:p>0</text:p>
          </table:table-cell>
          <table:table-cell table:formula="of:=1.75*[.A167]+2*[.A166]-[.C166]" office:value-type="float" office:value="-7.25" calcext:value-type="float">
            <text:p>-7.25</text:p>
          </table:table-cell>
          <table:table-cell table:formula="of:=IF([.D167]&gt;127; 127; IF([.D167]&lt;-128; -128; [.D167]))" office:value-type="float" office:value="-7.25" calcext:value-type="float">
            <text:p>-7.25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[.E167]-[.F167]" office:value-type="float" office:value="-0.25" calcext:value-type="float">
            <text:p>-0.25</text:p>
          </table:table-cell>
          <table:table-cell table:formula="of:=[.E167]-[.G167]" office:value-type="float" office:value="-0.25" calcext:value-type="float">
            <text:p>-0.25</text:p>
          </table:table-cell>
          <table:table-cell table:formula="of:=[.F167]-[.G1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0001110" calcext:value-type="float">
            <text:p>10001110</text:p>
          </table:table-cell>
          <table:table-cell table:formula="of:=IF([.A168]&gt;100; 93; 0)" office:value-type="float" office:value="0" calcext:value-type="float">
            <text:p>0</text:p>
          </table:table-cell>
          <table:table-cell table:formula="of:=1.75*[.A168]+2*[.A167]-[.C167]" office:value-type="float" office:value="-373.5" calcext:value-type="float">
            <text:p>-373.5</text:p>
          </table:table-cell>
          <table:table-cell table:formula="of:=IF([.D168]&gt;127; 127; IF([.D168]&lt;-128; -128; [.D16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68]-[.F168]" office:value-type="float" office:value="0" calcext:value-type="float">
            <text:p>0</text:p>
          </table:table-cell>
          <table:table-cell table:formula="of:=[.E168]-[.G168]" office:value-type="float" office:value="0" calcext:value-type="float">
            <text:p>0</text:p>
          </table:table-cell>
          <table:table-cell table:formula="of:=[.F168]-[.G1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0001111" calcext:value-type="float">
            <text:p>10001111</text:p>
          </table:table-cell>
          <table:table-cell table:formula="of:=IF([.A169]&gt;100; 93; 0)" office:value-type="float" office:value="0" calcext:value-type="float">
            <text:p>0</text:p>
          </table:table-cell>
          <table:table-cell table:formula="of:=1.75*[.A169]+2*[.A168]-[.C168]" office:value-type="float" office:value="-425.75" calcext:value-type="float">
            <text:p>-425.75</text:p>
          </table:table-cell>
          <table:table-cell table:formula="of:=IF([.D169]&gt;127; 127; IF([.D169]&lt;-128; -128; [.D16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69]-[.F169]" office:value-type="float" office:value="0" calcext:value-type="float">
            <text:p>0</text:p>
          </table:table-cell>
          <table:table-cell table:formula="of:=[.E169]-[.G169]" office:value-type="float" office:value="0" calcext:value-type="float">
            <text:p>0</text:p>
          </table:table-cell>
          <table:table-cell table:formula="of:=[.F169]-[.G1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170]&gt;100; 93; 0)" office:value-type="float" office:value="0" calcext:value-type="float">
            <text:p>0</text:p>
          </table:table-cell>
          <table:table-cell table:formula="of:=1.75*[.A170]+2*[.A169]-[.C169]" office:value-type="float" office:value="-68.5" calcext:value-type="float">
            <text:p>-68.5</text:p>
          </table:table-cell>
          <table:table-cell table:formula="of:=IF([.D170]&gt;127; 127; IF([.D170]&lt;-128; -128; [.D170]))" office:value-type="float" office:value="-68.5" calcext:value-type="float">
            <text:p>-68.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10111100" calcext:value-type="float">
            <text:p>10111100</text:p>
          </table:table-cell>
          <table:table-cell table:formula="of:=[.E170]-[.F170]" office:value-type="float" office:value="-0.5" calcext:value-type="float">
            <text:p>-0.5</text:p>
          </table:table-cell>
          <table:table-cell table:formula="of:=[.E170]-[.G170]" office:value-type="float" office:value="-0.5" calcext:value-type="float">
            <text:p>-0.5</text:p>
          </table:table-cell>
          <table:table-cell table:formula="of:=[.F170]-[.G1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1100001" calcext:value-type="float">
            <text:p>11100001</text:p>
          </table:table-cell>
          <table:table-cell table:formula="of:=IF([.A171]&gt;100; 93; 0)" office:value-type="float" office:value="0" calcext:value-type="float">
            <text:p>0</text:p>
          </table:table-cell>
          <table:table-cell table:formula="of:=1.75*[.A171]+2*[.A170]-[.C170]" office:value-type="float" office:value="125.75" calcext:value-type="float">
            <text:p>125.75</text:p>
          </table:table-cell>
          <table:table-cell table:formula="of:=IF([.D171]&gt;127; 127; IF([.D171]&lt;-128; -128; [.D171]))" office:value-type="float" office:value="125.75" calcext:value-type="float">
            <text:p>125.7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111110" calcext:value-type="float">
            <text:p>1111110</text:p>
          </table:table-cell>
          <table:table-cell table:formula="of:=[.E171]-[.F171]" office:value-type="float" office:value="-0.25" calcext:value-type="float">
            <text:p>-0.25</text:p>
          </table:table-cell>
          <table:table-cell table:formula="of:=[.E171]-[.G171]" office:value-type="float" office:value="-0.25" calcext:value-type="float">
            <text:p>-0.25</text:p>
          </table:table-cell>
          <table:table-cell table:formula="of:=[.F171]-[.G1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1010110" calcext:value-type="float">
            <text:p>11010110</text:p>
          </table:table-cell>
          <table:table-cell table:formula="of:=IF([.A172]&gt;100; 93; 0)" office:value-type="float" office:value="0" calcext:value-type="float">
            <text:p>0</text:p>
          </table:table-cell>
          <table:table-cell table:formula="of:=1.75*[.A172]+2*[.A171]-[.C171]" office:value-type="float" office:value="-135.5" calcext:value-type="float">
            <text:p>-135.5</text:p>
          </table:table-cell>
          <table:table-cell table:formula="of:=IF([.D172]&gt;127; 127; IF([.D172]&lt;-128; -128; [.D17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72]-[.F172]" office:value-type="float" office:value="0" calcext:value-type="float">
            <text:p>0</text:p>
          </table:table-cell>
          <table:table-cell table:formula="of:=[.E172]-[.G172]" office:value-type="float" office:value="0" calcext:value-type="float">
            <text:p>0</text:p>
          </table:table-cell>
          <table:table-cell table:formula="of:=[.F172]-[.G1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IF([.A173]&gt;100; 93; 0)" office:value-type="float" office:value="0" calcext:value-type="float">
            <text:p>0</text:p>
          </table:table-cell>
          <table:table-cell table:formula="of:=1.75*[.A173]+2*[.A172]-[.C172]" office:value-type="float" office:value="77" calcext:value-type="float">
            <text:p>77</text:p>
          </table:table-cell>
          <table:table-cell table:formula="of:=IF([.D173]&gt;127; 127; IF([.D173]&lt;-128; -128; [.D173]))" office:value-type="float" office:value="77" calcext:value-type="float">
            <text:p>7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[.E173]-[.F173]" office:value-type="float" office:value="0" calcext:value-type="float">
            <text:p>0</text:p>
          </table:table-cell>
          <table:table-cell table:formula="of:=[.E173]-[.G173]" office:value-type="float" office:value="0" calcext:value-type="float">
            <text:p>0</text:p>
          </table:table-cell>
          <table:table-cell table:formula="of:=[.F173]-[.G1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1001110" calcext:value-type="float">
            <text:p>11001110</text:p>
          </table:table-cell>
          <table:table-cell table:formula="of:=IF([.A174]&gt;100; 93; 0)" office:value-type="float" office:value="0" calcext:value-type="float">
            <text:p>0</text:p>
          </table:table-cell>
          <table:table-cell table:formula="of:=1.75*[.A174]+2*[.A173]-[.C173]" office:value-type="float" office:value="96.5" calcext:value-type="float">
            <text:p>96.5</text:p>
          </table:table-cell>
          <table:table-cell table:formula="of:=IF([.D174]&gt;127; 127; IF([.D174]&lt;-128; -128; [.D174]))" office:value-type="float" office:value="96.5" calcext:value-type="float">
            <text:p>96.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100001" calcext:value-type="float">
            <text:p>1100001</text:p>
          </table:table-cell>
          <table:table-cell table:formula="of:=[.E174]-[.F174]" office:value-type="float" office:value="-0.5" calcext:value-type="float">
            <text:p>-0.5</text:p>
          </table:table-cell>
          <table:table-cell table:formula="of:=[.E174]-[.G174]" office:value-type="float" office:value="-0.5" calcext:value-type="float">
            <text:p>-0.5</text:p>
          </table:table-cell>
          <table:table-cell table:formula="of:=[.F174]-[.G1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175]&gt;100; 93; 0)" office:value-type="float" office:value="0" calcext:value-type="float">
            <text:p>0</text:p>
          </table:table-cell>
          <table:table-cell table:formula="of:=1.75*[.A175]+2*[.A174]-[.C174]" office:value-type="float" office:value="-318.75" calcext:value-type="float">
            <text:p>-318.75</text:p>
          </table:table-cell>
          <table:table-cell table:formula="of:=IF([.D175]&gt;127; 127; IF([.D175]&lt;-128; -128; [.D17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75]-[.F175]" office:value-type="float" office:value="0" calcext:value-type="float">
            <text:p>0</text:p>
          </table:table-cell>
          <table:table-cell table:formula="of:=[.E175]-[.G175]" office:value-type="float" office:value="0" calcext:value-type="float">
            <text:p>0</text:p>
          </table:table-cell>
          <table:table-cell table:formula="of:=[.F175]-[.G1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IF([.A176]&gt;100; 93; 0)" office:value-type="float" office:value="0" calcext:value-type="float">
            <text:p>0</text:p>
          </table:table-cell>
          <table:table-cell table:formula="of:=1.75*[.A176]+2*[.A175]-[.C175]" office:value-type="float" office:value="-293.75" calcext:value-type="float">
            <text:p>-293.75</text:p>
          </table:table-cell>
          <table:table-cell table:formula="of:=IF([.D176]&gt;127; 127; IF([.D176]&lt;-128; -128; [.D17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76]-[.F176]" office:value-type="float" office:value="0" calcext:value-type="float">
            <text:p>0</text:p>
          </table:table-cell>
          <table:table-cell table:formula="of:=[.E176]-[.G176]" office:value-type="float" office:value="0" calcext:value-type="float">
            <text:p>0</text:p>
          </table:table-cell>
          <table:table-cell table:formula="of:=[.F176]-[.G1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1110001" calcext:value-type="float">
            <text:p>11110001</text:p>
          </table:table-cell>
          <table:table-cell table:formula="of:=IF([.A177]&gt;100; 93; 0)" office:value-type="float" office:value="0" calcext:value-type="float">
            <text:p>0</text:p>
          </table:table-cell>
          <table:table-cell table:formula="of:=1.75*[.A177]+2*[.A176]-[.C176]" office:value-type="float" office:value="-76.25" calcext:value-type="float">
            <text:p>-76.25</text:p>
          </table:table-cell>
          <table:table-cell table:formula="of:=IF([.D177]&gt;127; 127; IF([.D177]&lt;-128; -128; [.D177]))" office:value-type="float" office:value="-76.25" calcext:value-type="float">
            <text:p>-76.2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10110100" calcext:value-type="float">
            <text:p>10110100</text:p>
          </table:table-cell>
          <table:table-cell table:formula="of:=[.E177]-[.F177]" office:value-type="float" office:value="-0.25" calcext:value-type="float">
            <text:p>-0.25</text:p>
          </table:table-cell>
          <table:table-cell table:formula="of:=[.E177]-[.G177]" office:value-type="float" office:value="-0.25" calcext:value-type="float">
            <text:p>-0.25</text:p>
          </table:table-cell>
          <table:table-cell table:formula="of:=[.F177]-[.G1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010100" calcext:value-type="float">
            <text:p>10010100</text:p>
          </table:table-cell>
          <table:table-cell table:formula="of:=IF([.A178]&gt;100; 93; 0)" office:value-type="float" office:value="0" calcext:value-type="float">
            <text:p>0</text:p>
          </table:table-cell>
          <table:table-cell table:formula="of:=1.75*[.A178]+2*[.A177]-[.C177]" office:value-type="float" office:value="-219" calcext:value-type="float">
            <text:p>-219</text:p>
          </table:table-cell>
          <table:table-cell table:formula="of:=IF([.D178]&gt;127; 127; IF([.D178]&lt;-128; -128; [.D17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78]-[.F178]" office:value-type="float" office:value="0" calcext:value-type="float">
            <text:p>0</text:p>
          </table:table-cell>
          <table:table-cell table:formula="of:=[.E178]-[.G178]" office:value-type="float" office:value="0" calcext:value-type="float">
            <text:p>0</text:p>
          </table:table-cell>
          <table:table-cell table:formula="of:=[.F178]-[.G1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0110101" calcext:value-type="float">
            <text:p>10110101</text:p>
          </table:table-cell>
          <table:table-cell table:formula="of:=IF([.A179]&gt;100; 93; 0)" office:value-type="float" office:value="0" calcext:value-type="float">
            <text:p>0</text:p>
          </table:table-cell>
          <table:table-cell table:formula="of:=1.75*[.A179]+2*[.A178]-[.C178]" office:value-type="float" office:value="-347.25" calcext:value-type="float">
            <text:p>-347.25</text:p>
          </table:table-cell>
          <table:table-cell table:formula="of:=IF([.D179]&gt;127; 127; IF([.D179]&lt;-128; -128; [.D17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79]-[.F179]" office:value-type="float" office:value="0" calcext:value-type="float">
            <text:p>0</text:p>
          </table:table-cell>
          <table:table-cell table:formula="of:=[.E179]-[.G179]" office:value-type="float" office:value="0" calcext:value-type="float">
            <text:p>0</text:p>
          </table:table-cell>
          <table:table-cell table:formula="of:=[.F179]-[.G1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1101010" calcext:value-type="float">
            <text:p>11101010</text:p>
          </table:table-cell>
          <table:table-cell table:formula="of:=IF([.A180]&gt;100; 93; 0)" office:value-type="float" office:value="0" calcext:value-type="float">
            <text:p>0</text:p>
          </table:table-cell>
          <table:table-cell table:formula="of:=1.75*[.A180]+2*[.A179]-[.C179]" office:value-type="float" office:value="-188.5" calcext:value-type="float">
            <text:p>-188.5</text:p>
          </table:table-cell>
          <table:table-cell table:formula="of:=IF([.D180]&gt;127; 127; IF([.D180]&lt;-128; -128; [.D1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80]-[.F180]" office:value-type="float" office:value="0" calcext:value-type="float">
            <text:p>0</text:p>
          </table:table-cell>
          <table:table-cell table:formula="of:=[.E180]-[.G180]" office:value-type="float" office:value="0" calcext:value-type="float">
            <text:p>0</text:p>
          </table:table-cell>
          <table:table-cell table:formula="of:=[.F180]-[.G1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181]&gt;100; 93; 0)" office:value-type="float" office:value="0" calcext:value-type="float">
            <text:p>0</text:p>
          </table:table-cell>
          <table:table-cell table:formula="of:=1.75*[.A181]+2*[.A180]-[.C180]" office:value-type="float" office:value="-38.75" calcext:value-type="float">
            <text:p>-38.75</text:p>
          </table:table-cell>
          <table:table-cell table:formula="of:=IF([.D181]&gt;127; 127; IF([.D181]&lt;-128; -128; [.D181]))" office:value-type="float" office:value="-38.75" calcext:value-type="float">
            <text:p>-38.75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11011010" calcext:value-type="float">
            <text:p>11011010</text:p>
          </table:table-cell>
          <table:table-cell table:formula="of:=[.E181]-[.F181]" office:value-type="float" office:value="0.25" calcext:value-type="float">
            <text:p>0.25</text:p>
          </table:table-cell>
          <table:table-cell table:formula="of:=[.E181]-[.G181]" office:value-type="float" office:value="-0.75" calcext:value-type="float">
            <text:p>-0.75</text:p>
          </table:table-cell>
          <table:table-cell table:formula="of:=[.F181]-[.G18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11110" calcext:value-type="float">
            <text:p>1111110</text:p>
          </table:table-cell>
          <table:table-cell table:formula="of:=IF([.A182]&gt;100; 93; 0)" office:value-type="float" office:value="93" calcext:value-type="float">
            <text:p>93</text:p>
          </table:table-cell>
          <table:table-cell table:formula="of:=1.75*[.A182]+2*[.A181]-[.C181]" office:value-type="float" office:value="226.5" calcext:value-type="float">
            <text:p>226.5</text:p>
          </table:table-cell>
          <table:table-cell table:formula="of:=IF([.D182]&gt;127; 127; IF([.D182]&lt;-128; -128; [.D18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82]-[.F182]" office:value-type="float" office:value="0" calcext:value-type="float">
            <text:p>0</text:p>
          </table:table-cell>
          <table:table-cell table:formula="of:=[.E182]-[.G182]" office:value-type="float" office:value="0" calcext:value-type="float">
            <text:p>0</text:p>
          </table:table-cell>
          <table:table-cell table:formula="of:=[.F182]-[.G1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183]&gt;100; 93; 0)" office:value-type="float" office:value="0" calcext:value-type="float">
            <text:p>0</text:p>
          </table:table-cell>
          <table:table-cell table:formula="of:=1.75*[.A183]+2*[.A182]-[.C182]" office:value-type="float" office:value="122.25" calcext:value-type="float">
            <text:p>122.25</text:p>
          </table:table-cell>
          <table:table-cell table:formula="of:=IF([.D183]&gt;127; 127; IF([.D183]&lt;-128; -128; [.D183]))" office:value-type="float" office:value="122.25" calcext:value-type="float">
            <text:p>122.2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[.E183]-[.F183]" office:value-type="float" office:value="0.25" calcext:value-type="float">
            <text:p>0.25</text:p>
          </table:table-cell>
          <table:table-cell table:formula="of:=[.E183]-[.G183]" office:value-type="float" office:value="-0.75" calcext:value-type="float">
            <text:p>-0.75</text:p>
          </table:table-cell>
          <table:table-cell table:formula="of:=[.F183]-[.G18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IF([.A184]&gt;100; 93; 0)" office:value-type="float" office:value="0" calcext:value-type="float">
            <text:p>0</text:p>
          </table:table-cell>
          <table:table-cell table:formula="of:=1.75*[.A184]+2*[.A183]-[.C183]" office:value-type="float" office:value="-133" calcext:value-type="float">
            <text:p>-133</text:p>
          </table:table-cell>
          <table:table-cell table:formula="of:=IF([.D184]&gt;127; 127; IF([.D184]&lt;-128; -128; [.D18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84]-[.F184]" office:value-type="float" office:value="0" calcext:value-type="float">
            <text:p>0</text:p>
          </table:table-cell>
          <table:table-cell table:formula="of:=[.E184]-[.G184]" office:value-type="float" office:value="0" calcext:value-type="float">
            <text:p>0</text:p>
          </table:table-cell>
          <table:table-cell table:formula="of:=[.F184]-[.G1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185]&gt;100; 93; 0)" office:value-type="float" office:value="0" calcext:value-type="float">
            <text:p>0</text:p>
          </table:table-cell>
          <table:table-cell table:formula="of:=1.75*[.A185]+2*[.A184]-[.C184]" office:value-type="float" office:value="30.75" calcext:value-type="float">
            <text:p>30.75</text:p>
          </table:table-cell>
          <table:table-cell table:formula="of:=IF([.D185]&gt;127; 127; IF([.D185]&lt;-128; -128; [.D185]))" office:value-type="float" office:value="30.75" calcext:value-type="float">
            <text:p>30.7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formula="of:=[.E185]-[.F185]" office:value-type="float" office:value="-0.25" calcext:value-type="float">
            <text:p>-0.25</text:p>
          </table:table-cell>
          <table:table-cell table:formula="of:=[.E185]-[.G185]" office:value-type="float" office:value="-0.25" calcext:value-type="float">
            <text:p>-0.25</text:p>
          </table:table-cell>
          <table:table-cell table:formula="of:=[.F185]-[.G1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IF([.A186]&gt;100; 93; 0)" office:value-type="float" office:value="0" calcext:value-type="float">
            <text:p>0</text:p>
          </table:table-cell>
          <table:table-cell table:formula="of:=1.75*[.A186]+2*[.A185]-[.C185]" office:value-type="float" office:value="-36.75" calcext:value-type="float">
            <text:p>-36.75</text:p>
          </table:table-cell>
          <table:table-cell table:formula="of:=IF([.D186]&gt;127; 127; IF([.D186]&lt;-128; -128; [.D186]))" office:value-type="float" office:value="-36.75" calcext:value-type="float">
            <text:p>-36.75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[.E186]-[.F186]" office:value-type="float" office:value="0.25" calcext:value-type="float">
            <text:p>0.25</text:p>
          </table:table-cell>
          <table:table-cell table:formula="of:=[.E186]-[.G186]" office:value-type="float" office:value="-0.75" calcext:value-type="float">
            <text:p>-0.75</text:p>
          </table:table-cell>
          <table:table-cell table:formula="of:=[.F186]-[.G18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[.A187]&gt;100; 93; 0)" office:value-type="float" office:value="0" calcext:value-type="float">
            <text:p>0</text:p>
          </table:table-cell>
          <table:table-cell table:formula="of:=1.75*[.A187]+2*[.A186]-[.C186]" office:value-type="float" office:value="-211" calcext:value-type="float">
            <text:p>-211</text:p>
          </table:table-cell>
          <table:table-cell table:formula="of:=IF([.D187]&gt;127; 127; IF([.D187]&lt;-128; -128; [.D18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87]-[.F187]" office:value-type="float" office:value="0" calcext:value-type="float">
            <text:p>0</text:p>
          </table:table-cell>
          <table:table-cell table:formula="of:=[.E187]-[.G187]" office:value-type="float" office:value="0" calcext:value-type="float">
            <text:p>0</text:p>
          </table:table-cell>
          <table:table-cell table:formula="of:=[.F187]-[.G1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0011001" calcext:value-type="float">
            <text:p>10011001</text:p>
          </table:table-cell>
          <table:table-cell table:formula="of:=IF([.A188]&gt;100; 93; 0)" office:value-type="float" office:value="0" calcext:value-type="float">
            <text:p>0</text:p>
          </table:table-cell>
          <table:table-cell table:formula="of:=1.75*[.A188]+2*[.A187]-[.C187]" office:value-type="float" office:value="-172.25" calcext:value-type="float">
            <text:p>-172.25</text:p>
          </table:table-cell>
          <table:table-cell table:formula="of:=IF([.D188]&gt;127; 127; IF([.D188]&lt;-128; -128; [.D18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88]-[.F188]" office:value-type="float" office:value="0" calcext:value-type="float">
            <text:p>0</text:p>
          </table:table-cell>
          <table:table-cell table:formula="of:=[.E188]-[.G188]" office:value-type="float" office:value="0" calcext:value-type="float">
            <text:p>0</text:p>
          </table:table-cell>
          <table:table-cell table:formula="of:=[.F188]-[.G1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189]&gt;100; 93; 0)" office:value-type="float" office:value="93" calcext:value-type="float">
            <text:p>93</text:p>
          </table:table-cell>
          <table:table-cell table:formula="of:=1.75*[.A189]+2*[.A188]-[.C188]" office:value-type="float" office:value="-10" calcext:value-type="float">
            <text:p>-10</text:p>
          </table:table-cell>
          <table:table-cell table:formula="of:=IF([.D189]&gt;127; 127; IF([.D189]&lt;-128; -128; [.D189]))" office:value-type="float" office:value="-10" calcext:value-type="float">
            <text:p>-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[.E189]-[.F189]" office:value-type="float" office:value="0" calcext:value-type="float">
            <text:p>0</text:p>
          </table:table-cell>
          <table:table-cell table:formula="of:=[.E189]-[.G189]" office:value-type="float" office:value="0" calcext:value-type="float">
            <text:p>0</text:p>
          </table:table-cell>
          <table:table-cell table:formula="of:=[.F189]-[.G1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190]&gt;100; 93; 0)" office:value-type="float" office:value="0" calcext:value-type="float">
            <text:p>0</text:p>
          </table:table-cell>
          <table:table-cell table:formula="of:=1.75*[.A190]+2*[.A189]-[.C189]" office:value-type="float" office:value="-61.5" calcext:value-type="float">
            <text:p>-61.5</text:p>
          </table:table-cell>
          <table:table-cell table:formula="of:=IF([.D190]&gt;127; 127; IF([.D190]&lt;-128; -128; [.D190]))" office:value-type="float" office:value="-61.5" calcext:value-type="float">
            <text:p>-61.5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11000011" calcext:value-type="float">
            <text:p>11000011</text:p>
          </table:table-cell>
          <table:table-cell table:formula="of:=[.E190]-[.F190]" office:value-type="float" office:value="-0.5" calcext:value-type="float">
            <text:p>-0.5</text:p>
          </table:table-cell>
          <table:table-cell table:formula="of:=[.E190]-[.G190]" office:value-type="float" office:value="-0.5" calcext:value-type="float">
            <text:p>-0.5</text:p>
          </table:table-cell>
          <table:table-cell table:formula="of:=[.F190]-[.G1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191]&gt;100; 93; 0)" office:value-type="float" office:value="0" calcext:value-type="float">
            <text:p>0</text:p>
          </table:table-cell>
          <table:table-cell table:formula="of:=1.75*[.A191]+2*[.A190]-[.C190]" office:value-type="float" office:value="-179.75" calcext:value-type="float">
            <text:p>-179.75</text:p>
          </table:table-cell>
          <table:table-cell table:formula="of:=IF([.D191]&gt;127; 127; IF([.D191]&lt;-128; -128; [.D19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91]-[.F191]" office:value-type="float" office:value="0" calcext:value-type="float">
            <text:p>0</text:p>
          </table:table-cell>
          <table:table-cell table:formula="of:=[.E191]-[.G191]" office:value-type="float" office:value="0" calcext:value-type="float">
            <text:p>0</text:p>
          </table:table-cell>
          <table:table-cell table:formula="of:=[.F191]-[.G1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192]&gt;100; 93; 0)" office:value-type="float" office:value="0" calcext:value-type="float">
            <text:p>0</text:p>
          </table:table-cell>
          <table:table-cell table:formula="of:=1.75*[.A192]+2*[.A191]-[.C191]" office:value-type="float" office:value="-66" calcext:value-type="float">
            <text:p>-66</text:p>
          </table:table-cell>
          <table:table-cell table:formula="of:=IF([.D192]&gt;127; 127; IF([.D192]&lt;-128; -128; [.D192]))" office:value-type="float" office:value="-66" calcext:value-type="float">
            <text:p>-6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10111110" calcext:value-type="float">
            <text:p>10111110</text:p>
          </table:table-cell>
          <table:table-cell table:formula="of:=[.E192]-[.F192]" office:value-type="float" office:value="0" calcext:value-type="float">
            <text:p>0</text:p>
          </table:table-cell>
          <table:table-cell table:formula="of:=[.E192]-[.G192]" office:value-type="float" office:value="0" calcext:value-type="float">
            <text:p>0</text:p>
          </table:table-cell>
          <table:table-cell table:formula="of:=[.F192]-[.G1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IF([.A193]&gt;100; 93; 0)" office:value-type="float" office:value="0" calcext:value-type="float">
            <text:p>0</text:p>
          </table:table-cell>
          <table:table-cell table:formula="of:=1.75*[.A193]+2*[.A192]-[.C192]" office:value-type="float" office:value="-264.5" calcext:value-type="float">
            <text:p>-264.5</text:p>
          </table:table-cell>
          <table:table-cell table:formula="of:=IF([.D193]&gt;127; 127; IF([.D193]&lt;-128; -128; [.D19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93]-[.F193]" office:value-type="float" office:value="0" calcext:value-type="float">
            <text:p>0</text:p>
          </table:table-cell>
          <table:table-cell table:formula="of:=[.E193]-[.G193]" office:value-type="float" office:value="0" calcext:value-type="float">
            <text:p>0</text:p>
          </table:table-cell>
          <table:table-cell table:formula="of:=[.F193]-[.G1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194]&gt;100; 93; 0)" office:value-type="float" office:value="0" calcext:value-type="float">
            <text:p>0</text:p>
          </table:table-cell>
          <table:table-cell table:formula="of:=1.75*[.A194]+2*[.A193]-[.C193]" office:value-type="float" office:value="-331" calcext:value-type="float">
            <text:p>-331</text:p>
          </table:table-cell>
          <table:table-cell table:formula="of:=IF([.D194]&gt;127; 127; IF([.D194]&lt;-128; -128; [.D1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94]-[.F194]" office:value-type="float" office:value="0" calcext:value-type="float">
            <text:p>0</text:p>
          </table:table-cell>
          <table:table-cell table:formula="of:=[.E194]-[.G194]" office:value-type="float" office:value="0" calcext:value-type="float">
            <text:p>0</text:p>
          </table:table-cell>
          <table:table-cell table:formula="of:=[.F194]-[.G1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195]&gt;100; 93; 0)" office:value-type="float" office:value="0" calcext:value-type="float">
            <text:p>0</text:p>
          </table:table-cell>
          <table:table-cell table:formula="of:=1.75*[.A195]+2*[.A194]-[.C194]" office:value-type="float" office:value="-26.75" calcext:value-type="float">
            <text:p>-26.75</text:p>
          </table:table-cell>
          <table:table-cell table:formula="of:=IF([.D195]&gt;127; 127; IF([.D195]&lt;-128; -128; [.D195]))" office:value-type="float" office:value="-26.75" calcext:value-type="float">
            <text:p>-26.75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[.E195]-[.F195]" office:value-type="float" office:value="0.25" calcext:value-type="float">
            <text:p>0.25</text:p>
          </table:table-cell>
          <table:table-cell table:formula="of:=[.E195]-[.G195]" office:value-type="float" office:value="-0.75" calcext:value-type="float">
            <text:p>-0.75</text:p>
          </table:table-cell>
          <table:table-cell table:formula="of:=[.F195]-[.G19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196]&gt;100; 93; 0)" office:value-type="float" office:value="0" calcext:value-type="float">
            <text:p>0</text:p>
          </table:table-cell>
          <table:table-cell table:formula="of:=1.75*[.A196]+2*[.A195]-[.C195]" office:value-type="float" office:value="103.5" calcext:value-type="float">
            <text:p>103.5</text:p>
          </table:table-cell>
          <table:table-cell table:formula="of:=IF([.D196]&gt;127; 127; IF([.D196]&lt;-128; -128; [.D196]))" office:value-type="float" office:value="103.5" calcext:value-type="float">
            <text:p>103.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01000" calcext:value-type="float">
            <text:p>1101000</text:p>
          </table:table-cell>
          <table:table-cell table:formula="of:=[.E196]-[.F196]" office:value-type="float" office:value="-0.5" calcext:value-type="float">
            <text:p>-0.5</text:p>
          </table:table-cell>
          <table:table-cell table:formula="of:=[.E196]-[.G196]" office:value-type="float" office:value="-0.5" calcext:value-type="float">
            <text:p>-0.5</text:p>
          </table:table-cell>
          <table:table-cell table:formula="of:=[.F196]-[.G1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IF([.A197]&gt;100; 93; 0)" office:value-type="float" office:value="0" calcext:value-type="float">
            <text:p>0</text:p>
          </table:table-cell>
          <table:table-cell table:formula="of:=1.75*[.A197]+2*[.A196]-[.C196]" office:value-type="float" office:value="-1.25" calcext:value-type="float">
            <text:p>-1.25</text:p>
          </table:table-cell>
          <table:table-cell table:formula="of:=IF([.D197]&gt;127; 127; IF([.D197]&lt;-128; -128; [.D197]))" office:value-type="float" office:value="-1.25" calcext:value-type="float">
            <text:p>-1.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[.E197]-[.F197]" office:value-type="float" office:value="-0.25" calcext:value-type="float">
            <text:p>-0.25</text:p>
          </table:table-cell>
          <table:table-cell table:formula="of:=[.E197]-[.G197]" office:value-type="float" office:value="-0.25" calcext:value-type="float">
            <text:p>-0.25</text:p>
          </table:table-cell>
          <table:table-cell table:formula="of:=[.F197]-[.G1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198]&gt;100; 93; 0)" office:value-type="float" office:value="0" calcext:value-type="float">
            <text:p>0</text:p>
          </table:table-cell>
          <table:table-cell table:formula="of:=1.75*[.A198]+2*[.A197]-[.C197]" office:value-type="float" office:value="276" calcext:value-type="float">
            <text:p>276</text:p>
          </table:table-cell>
          <table:table-cell table:formula="of:=IF([.D198]&gt;127; 127; IF([.D198]&lt;-128; -128; [.D19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98]-[.F198]" office:value-type="float" office:value="0" calcext:value-type="float">
            <text:p>0</text:p>
          </table:table-cell>
          <table:table-cell table:formula="of:=[.E198]-[.G198]" office:value-type="float" office:value="0" calcext:value-type="float">
            <text:p>0</text:p>
          </table:table-cell>
          <table:table-cell table:formula="of:=[.F198]-[.G1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IF([.A199]&gt;100; 93; 0)" office:value-type="float" office:value="0" calcext:value-type="float">
            <text:p>0</text:p>
          </table:table-cell>
          <table:table-cell table:formula="of:=1.75*[.A199]+2*[.A198]-[.C198]" office:value-type="float" office:value="284.5" calcext:value-type="float">
            <text:p>284.5</text:p>
          </table:table-cell>
          <table:table-cell table:formula="of:=IF([.D199]&gt;127; 127; IF([.D199]&lt;-128; -128; [.D19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99]-[.F199]" office:value-type="float" office:value="0" calcext:value-type="float">
            <text:p>0</text:p>
          </table:table-cell>
          <table:table-cell table:formula="of:=[.E199]-[.G199]" office:value-type="float" office:value="0" calcext:value-type="float">
            <text:p>0</text:p>
          </table:table-cell>
          <table:table-cell table:formula="of:=[.F199]-[.G1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formula="of:=IF([.A200]&gt;100; 93; 0)" office:value-type="float" office:value="0" calcext:value-type="float">
            <text:p>0</text:p>
          </table:table-cell>
          <table:table-cell table:formula="of:=1.75*[.A200]+2*[.A199]-[.C199]" office:value-type="float" office:value="141.5" calcext:value-type="float">
            <text:p>141.5</text:p>
          </table:table-cell>
          <table:table-cell table:formula="of:=IF([.D200]&gt;127; 127; IF([.D200]&lt;-128; -128; [.D20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00]-[.F200]" office:value-type="float" office:value="0" calcext:value-type="float">
            <text:p>0</text:p>
          </table:table-cell>
          <table:table-cell table:formula="of:=[.E200]-[.G200]" office:value-type="float" office:value="0" calcext:value-type="float">
            <text:p>0</text:p>
          </table:table-cell>
          <table:table-cell table:formula="of:=[.F200]-[.G2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201]&gt;100; 93; 0)" office:value-type="float" office:value="0" calcext:value-type="float">
            <text:p>0</text:p>
          </table:table-cell>
          <table:table-cell table:formula="of:=1.75*[.A201]+2*[.A200]-[.C200]" office:value-type="float" office:value="62" calcext:value-type="float">
            <text:p>62</text:p>
          </table:table-cell>
          <table:table-cell table:formula="of:=IF([.D201]&gt;127; 127; IF([.D201]&lt;-128; -128; [.D201]))" office:value-type="float" office:value="62" calcext:value-type="float">
            <text:p>6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[.E201]-[.F201]" office:value-type="float" office:value="0" calcext:value-type="float">
            <text:p>0</text:p>
          </table:table-cell>
          <table:table-cell table:formula="of:=[.E201]-[.G201]" office:value-type="float" office:value="0" calcext:value-type="float">
            <text:p>0</text:p>
          </table:table-cell>
          <table:table-cell table:formula="of:=[.F201]-[.G2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202]&gt;100; 93; 0)" office:value-type="float" office:value="0" calcext:value-type="float">
            <text:p>0</text:p>
          </table:table-cell>
          <table:table-cell table:formula="of:=1.75*[.A202]+2*[.A201]-[.C201]" office:value-type="float" office:value="27" calcext:value-type="float">
            <text:p>27</text:p>
          </table:table-cell>
          <table:table-cell table:formula="of:=IF([.D202]&gt;127; 127; IF([.D202]&lt;-128; -128; [.D202]))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[.E202]-[.F202]" office:value-type="float" office:value="0" calcext:value-type="float">
            <text:p>0</text:p>
          </table:table-cell>
          <table:table-cell table:formula="of:=[.E202]-[.G202]" office:value-type="float" office:value="0" calcext:value-type="float">
            <text:p>0</text:p>
          </table:table-cell>
          <table:table-cell table:formula="of:=[.F202]-[.G2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0111110" calcext:value-type="float">
            <text:p>10111110</text:p>
          </table:table-cell>
          <table:table-cell table:formula="of:=IF([.A203]&gt;100; 93; 0)" office:value-type="float" office:value="0" calcext:value-type="float">
            <text:p>0</text:p>
          </table:table-cell>
          <table:table-cell table:formula="of:=1.75*[.A203]+2*[.A202]-[.C202]" office:value-type="float" office:value="-139.5" calcext:value-type="float">
            <text:p>-139.5</text:p>
          </table:table-cell>
          <table:table-cell table:formula="of:=IF([.D203]&gt;127; 127; IF([.D203]&lt;-128; -128; [.D20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03]-[.F203]" office:value-type="float" office:value="0" calcext:value-type="float">
            <text:p>0</text:p>
          </table:table-cell>
          <table:table-cell table:formula="of:=[.E203]-[.G203]" office:value-type="float" office:value="0" calcext:value-type="float">
            <text:p>0</text:p>
          </table:table-cell>
          <table:table-cell table:formula="of:=[.F203]-[.G2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IF([.A204]&gt;100; 93; 0)" office:value-type="float" office:value="0" calcext:value-type="float">
            <text:p>0</text:p>
          </table:table-cell>
          <table:table-cell table:formula="of:=1.75*[.A204]+2*[.A203]-[.C203]" office:value-type="float" office:value="-69" calcext:value-type="float">
            <text:p>-69</text:p>
          </table:table-cell>
          <table:table-cell table:formula="of:=IF([.D204]&gt;127; 127; IF([.D204]&lt;-128; -128; [.D204]))" office:value-type="float" office:value="-69" calcext:value-type="float">
            <text:p>-6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[.E204]-[.F204]" office:value-type="float" office:value="0" calcext:value-type="float">
            <text:p>0</text:p>
          </table:table-cell>
          <table:table-cell table:formula="of:=[.E204]-[.G204]" office:value-type="float" office:value="0" calcext:value-type="float">
            <text:p>0</text:p>
          </table:table-cell>
          <table:table-cell table:formula="of:=[.F204]-[.G2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205]&gt;100; 93; 0)" office:value-type="float" office:value="93" calcext:value-type="float">
            <text:p>93</text:p>
          </table:table-cell>
          <table:table-cell table:formula="of:=1.75*[.A205]+2*[.A204]-[.C204]" office:value-type="float" office:value="257.5" calcext:value-type="float">
            <text:p>257.5</text:p>
          </table:table-cell>
          <table:table-cell table:formula="of:=IF([.D205]&gt;127; 127; IF([.D205]&lt;-128; -128; [.D20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05]-[.F205]" office:value-type="float" office:value="0" calcext:value-type="float">
            <text:p>0</text:p>
          </table:table-cell>
          <table:table-cell table:formula="of:=[.E205]-[.G205]" office:value-type="float" office:value="0" calcext:value-type="float">
            <text:p>0</text:p>
          </table:table-cell>
          <table:table-cell table:formula="of:=[.F205]-[.G2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206]&gt;100; 93; 0)" office:value-type="float" office:value="0" calcext:value-type="float">
            <text:p>0</text:p>
          </table:table-cell>
          <table:table-cell table:formula="of:=1.75*[.A206]+2*[.A205]-[.C205]" office:value-type="float" office:value="54.25" calcext:value-type="float">
            <text:p>54.25</text:p>
          </table:table-cell>
          <table:table-cell table:formula="of:=IF([.D206]&gt;127; 127; IF([.D206]&lt;-128; -128; [.D206]))" office:value-type="float" office:value="54.25" calcext:value-type="float">
            <text:p>54.2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10111" calcext:value-type="float">
            <text:p>110111</text:p>
          </table:table-cell>
          <table:table-cell table:formula="of:=[.E206]-[.F206]" office:value-type="float" office:value="0.25" calcext:value-type="float">
            <text:p>0.25</text:p>
          </table:table-cell>
          <table:table-cell table:formula="of:=[.E206]-[.G206]" office:value-type="float" office:value="-0.75" calcext:value-type="float">
            <text:p>-0.75</text:p>
          </table:table-cell>
          <table:table-cell table:formula="of:=[.F206]-[.G20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0111110" calcext:value-type="float">
            <text:p>10111110</text:p>
          </table:table-cell>
          <table:table-cell table:formula="of:=IF([.A207]&gt;100; 93; 0)" office:value-type="float" office:value="0" calcext:value-type="float">
            <text:p>0</text:p>
          </table:table-cell>
          <table:table-cell table:formula="of:=1.75*[.A207]+2*[.A206]-[.C206]" office:value-type="float" office:value="-189.5" calcext:value-type="float">
            <text:p>-189.5</text:p>
          </table:table-cell>
          <table:table-cell table:formula="of:=IF([.D207]&gt;127; 127; IF([.D207]&lt;-128; -128; [.D20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07]-[.F207]" office:value-type="float" office:value="0" calcext:value-type="float">
            <text:p>0</text:p>
          </table:table-cell>
          <table:table-cell table:formula="of:=[.E207]-[.G207]" office:value-type="float" office:value="0" calcext:value-type="float">
            <text:p>0</text:p>
          </table:table-cell>
          <table:table-cell table:formula="of:=[.F207]-[.G2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110" calcext:value-type="float">
            <text:p>101110</text:p>
          </table:table-cell>
          <table:table-cell table:formula="of:=IF([.A208]&gt;100; 93; 0)" office:value-type="float" office:value="0" calcext:value-type="float">
            <text:p>0</text:p>
          </table:table-cell>
          <table:table-cell table:formula="of:=1.75*[.A208]+2*[.A207]-[.C207]" office:value-type="float" office:value="-51.5" calcext:value-type="float">
            <text:p>-51.5</text:p>
          </table:table-cell>
          <table:table-cell table:formula="of:=IF([.D208]&gt;127; 127; IF([.D208]&lt;-128; -128; [.D208]))" office:value-type="float" office:value="-51.5" calcext:value-type="float">
            <text:p>-51.5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11001101" calcext:value-type="float">
            <text:p>11001101</text:p>
          </table:table-cell>
          <table:table-cell table:formula="of:=[.E208]-[.F208]" office:value-type="float" office:value="-0.5" calcext:value-type="float">
            <text:p>-0.5</text:p>
          </table:table-cell>
          <table:table-cell table:formula="of:=[.E208]-[.G208]" office:value-type="float" office:value="-0.5" calcext:value-type="float">
            <text:p>-0.5</text:p>
          </table:table-cell>
          <table:table-cell table:formula="of:=[.F208]-[.G2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209]&gt;100; 93; 0)" office:value-type="float" office:value="0" calcext:value-type="float">
            <text:p>0</text:p>
          </table:table-cell>
          <table:table-cell table:formula="of:=1.75*[.A209]+2*[.A208]-[.C208]" office:value-type="float" office:value="34.25" calcext:value-type="float">
            <text:p>34.25</text:p>
          </table:table-cell>
          <table:table-cell table:formula="of:=IF([.D209]&gt;127; 127; IF([.D209]&lt;-128; -128; [.D209]))" office:value-type="float" office:value="34.25" calcext:value-type="float">
            <text:p>34.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00011" calcext:value-type="float">
            <text:p>100011</text:p>
          </table:table-cell>
          <table:table-cell table:formula="of:=[.E209]-[.F209]" office:value-type="float" office:value="0.25" calcext:value-type="float">
            <text:p>0.25</text:p>
          </table:table-cell>
          <table:table-cell table:formula="of:=[.E209]-[.G209]" office:value-type="float" office:value="-0.75" calcext:value-type="float">
            <text:p>-0.75</text:p>
          </table:table-cell>
          <table:table-cell table:formula="of:=[.F209]-[.G20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IF([.A210]&gt;100; 93; 0)" office:value-type="float" office:value="93" calcext:value-type="float">
            <text:p>93</text:p>
          </table:table-cell>
          <table:table-cell table:formula="of:=1.75*[.A210]+2*[.A209]-[.C209]" office:value-type="float" office:value="152.75" calcext:value-type="float">
            <text:p>152.75</text:p>
          </table:table-cell>
          <table:table-cell table:formula="of:=IF([.D210]&gt;127; 127; IF([.D210]&lt;-128; -128; [.D21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10]-[.F210]" office:value-type="float" office:value="0" calcext:value-type="float">
            <text:p>0</text:p>
          </table:table-cell>
          <table:table-cell table:formula="of:=[.E210]-[.G210]" office:value-type="float" office:value="0" calcext:value-type="float">
            <text:p>0</text:p>
          </table:table-cell>
          <table:table-cell table:formula="of:=[.F210]-[.G2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211]&gt;100; 93; 0)" office:value-type="float" office:value="93" calcext:value-type="float">
            <text:p>93</text:p>
          </table:table-cell>
          <table:table-cell table:formula="of:=1.75*[.A211]+2*[.A210]-[.C210]" office:value-type="float" office:value="342.5" calcext:value-type="float">
            <text:p>342.5</text:p>
          </table:table-cell>
          <table:table-cell table:formula="of:=IF([.D211]&gt;127; 127; IF([.D211]&lt;-128; -128; [.D2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11]-[.F211]" office:value-type="float" office:value="0" calcext:value-type="float">
            <text:p>0</text:p>
          </table:table-cell>
          <table:table-cell table:formula="of:=[.E211]-[.G211]" office:value-type="float" office:value="0" calcext:value-type="float">
            <text:p>0</text:p>
          </table:table-cell>
          <table:table-cell table:formula="of:=[.F211]-[.G2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010" calcext:value-type="float">
            <text:p>1001010</text:p>
          </table:table-cell>
          <table:table-cell table:formula="of:=IF([.A212]&gt;100; 93; 0)" office:value-type="float" office:value="0" calcext:value-type="float">
            <text:p>0</text:p>
          </table:table-cell>
          <table:table-cell table:formula="of:=1.75*[.A212]+2*[.A211]-[.C211]" office:value-type="float" office:value="248.5" calcext:value-type="float">
            <text:p>248.5</text:p>
          </table:table-cell>
          <table:table-cell table:formula="of:=IF([.D212]&gt;127; 127; IF([.D212]&lt;-128; -128; [.D21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12]-[.F212]" office:value-type="float" office:value="0" calcext:value-type="float">
            <text:p>0</text:p>
          </table:table-cell>
          <table:table-cell table:formula="of:=[.E212]-[.G212]" office:value-type="float" office:value="0" calcext:value-type="float">
            <text:p>0</text:p>
          </table:table-cell>
          <table:table-cell table:formula="of:=[.F212]-[.G2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IF([.A213]&gt;100; 93; 0)" office:value-type="float" office:value="0" calcext:value-type="float">
            <text:p>0</text:p>
          </table:table-cell>
          <table:table-cell table:formula="of:=1.75*[.A213]+2*[.A212]-[.C212]" office:value-type="float" office:value="134" calcext:value-type="float">
            <text:p>134</text:p>
          </table:table-cell>
          <table:table-cell table:formula="of:=IF([.D213]&gt;127; 127; IF([.D213]&lt;-128; -128; [.D21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13]-[.F213]" office:value-type="float" office:value="0" calcext:value-type="float">
            <text:p>0</text:p>
          </table:table-cell>
          <table:table-cell table:formula="of:=[.E213]-[.G213]" office:value-type="float" office:value="0" calcext:value-type="float">
            <text:p>0</text:p>
          </table:table-cell>
          <table:table-cell table:formula="of:=[.F213]-[.G2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214]&gt;100; 93; 0)" office:value-type="float" office:value="0" calcext:value-type="float">
            <text:p>0</text:p>
          </table:table-cell>
          <table:table-cell table:formula="of:=1.75*[.A214]+2*[.A213]-[.C213]" office:value-type="float" office:value="15.5" calcext:value-type="float">
            <text:p>15.5</text:p>
          </table:table-cell>
          <table:table-cell table:formula="of:=IF([.D214]&gt;127; 127; IF([.D214]&lt;-128; -128; [.D214]))" office:value-type="float" office:value="15.5" calcext:value-type="float">
            <text:p>15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[.E214]-[.F214]" office:value-type="float" office:value="-0.5" calcext:value-type="float">
            <text:p>-0.5</text:p>
          </table:table-cell>
          <table:table-cell table:formula="of:=[.E214]-[.G214]" office:value-type="float" office:value="-0.5" calcext:value-type="float">
            <text:p>-0.5</text:p>
          </table:table-cell>
          <table:table-cell table:formula="of:=[.F214]-[.G2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1101111" calcext:value-type="float">
            <text:p>11101111</text:p>
          </table:table-cell>
          <table:table-cell table:formula="of:=IF([.A215]&gt;100; 93; 0)" office:value-type="float" office:value="0" calcext:value-type="float">
            <text:p>0</text:p>
          </table:table-cell>
          <table:table-cell table:formula="of:=1.75*[.A215]+2*[.A214]-[.C214]" office:value-type="float" office:value="6.25" calcext:value-type="float">
            <text:p>6.25</text:p>
          </table:table-cell>
          <table:table-cell table:formula="of:=IF([.D215]&gt;127; 127; IF([.D215]&lt;-128; -128; [.D215]))" office:value-type="float" office:value="6.25" calcext:value-type="float">
            <text:p>6.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[.E215]-[.F215]" office:value-type="float" office:value="0.25" calcext:value-type="float">
            <text:p>0.25</text:p>
          </table:table-cell>
          <table:table-cell table:formula="of:=[.E215]-[.G215]" office:value-type="float" office:value="-0.75" calcext:value-type="float">
            <text:p>-0.75</text:p>
          </table:table-cell>
          <table:table-cell table:formula="of:=[.F215]-[.G21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216]&gt;100; 93; 0)" office:value-type="float" office:value="0" calcext:value-type="float">
            <text:p>0</text:p>
          </table:table-cell>
          <table:table-cell table:formula="of:=1.75*[.A216]+2*[.A215]-[.C215]" office:value-type="float" office:value="123.5" calcext:value-type="float">
            <text:p>123.5</text:p>
          </table:table-cell>
          <table:table-cell table:formula="of:=IF([.D216]&gt;127; 127; IF([.D216]&lt;-128; -128; [.D216]))" office:value-type="float" office:value="123.5" calcext:value-type="float">
            <text:p>123.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[.E216]-[.F216]" office:value-type="float" office:value="-0.5" calcext:value-type="float">
            <text:p>-0.5</text:p>
          </table:table-cell>
          <table:table-cell table:formula="of:=[.E216]-[.G216]" office:value-type="float" office:value="-0.5" calcext:value-type="float">
            <text:p>-0.5</text:p>
          </table:table-cell>
          <table:table-cell table:formula="of:=[.F216]-[.G2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IF([.A217]&gt;100; 93; 0)" office:value-type="float" office:value="0" calcext:value-type="float">
            <text:p>0</text:p>
          </table:table-cell>
          <table:table-cell table:formula="of:=1.75*[.A217]+2*[.A216]-[.C216]" office:value-type="float" office:value="75" calcext:value-type="float">
            <text:p>75</text:p>
          </table:table-cell>
          <table:table-cell table:formula="of:=IF([.D217]&gt;127; 127; IF([.D217]&lt;-128; -128; [.D217]))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01011" calcext:value-type="float">
            <text:p>1001011</text:p>
          </table:table-cell>
          <table:table-cell table:formula="of:=[.E217]-[.F217]" office:value-type="float" office:value="0" calcext:value-type="float">
            <text:p>0</text:p>
          </table:table-cell>
          <table:table-cell table:formula="of:=[.E217]-[.G217]" office:value-type="float" office:value="0" calcext:value-type="float">
            <text:p>0</text:p>
          </table:table-cell>
          <table:table-cell table:formula="of:=[.F217]-[.G2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218]&gt;100; 93; 0)" office:value-type="float" office:value="0" calcext:value-type="float">
            <text:p>0</text:p>
          </table:table-cell>
          <table:table-cell table:formula="of:=1.75*[.A218]+2*[.A217]-[.C217]" office:value-type="float" office:value="-165.5" calcext:value-type="float">
            <text:p>-165.5</text:p>
          </table:table-cell>
          <table:table-cell table:formula="of:=IF([.D218]&gt;127; 127; IF([.D218]&lt;-128; -128; [.D21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18]-[.F218]" office:value-type="float" office:value="0" calcext:value-type="float">
            <text:p>0</text:p>
          </table:table-cell>
          <table:table-cell table:formula="of:=[.E218]-[.G218]" office:value-type="float" office:value="0" calcext:value-type="float">
            <text:p>0</text:p>
          </table:table-cell>
          <table:table-cell table:formula="of:=[.F218]-[.G2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IF([.A219]&gt;100; 93; 0)" office:value-type="float" office:value="0" calcext:value-type="float">
            <text:p>0</text:p>
          </table:table-cell>
          <table:table-cell table:formula="of:=1.75*[.A219]+2*[.A218]-[.C218]" office:value-type="float" office:value="25" calcext:value-type="float">
            <text:p>25</text:p>
          </table:table-cell>
          <table:table-cell table:formula="of:=IF([.D219]&gt;127; 127; IF([.D219]&lt;-128; -128; [.D219]))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[.E219]-[.F219]" office:value-type="float" office:value="0" calcext:value-type="float">
            <text:p>0</text:p>
          </table:table-cell>
          <table:table-cell table:formula="of:=[.E219]-[.G219]" office:value-type="float" office:value="0" calcext:value-type="float">
            <text:p>0</text:p>
          </table:table-cell>
          <table:table-cell table:formula="of:=[.F219]-[.G2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220]&gt;100; 93; 0)" office:value-type="float" office:value="0" calcext:value-type="float">
            <text:p>0</text:p>
          </table:table-cell>
          <table:table-cell table:formula="of:=1.75*[.A220]+2*[.A219]-[.C219]" office:value-type="float" office:value="128.25" calcext:value-type="float">
            <text:p>128.25</text:p>
          </table:table-cell>
          <table:table-cell table:formula="of:=IF([.D220]&gt;127; 127; IF([.D220]&lt;-128; -128; [.D22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20]-[.F220]" office:value-type="float" office:value="0" calcext:value-type="float">
            <text:p>0</text:p>
          </table:table-cell>
          <table:table-cell table:formula="of:=[.E220]-[.G220]" office:value-type="float" office:value="0" calcext:value-type="float">
            <text:p>0</text:p>
          </table:table-cell>
          <table:table-cell table:formula="of:=[.F220]-[.G2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IF([.A221]&gt;100; 93; 0)" office:value-type="float" office:value="0" calcext:value-type="float">
            <text:p>0</text:p>
          </table:table-cell>
          <table:table-cell table:formula="of:=1.75*[.A221]+2*[.A220]-[.C220]" office:value-type="float" office:value="28.5" calcext:value-type="float">
            <text:p>28.5</text:p>
          </table:table-cell>
          <table:table-cell table:formula="of:=IF([.D221]&gt;127; 127; IF([.D221]&lt;-128; -128; [.D221]))" office:value-type="float" office:value="28.5" calcext:value-type="float">
            <text:p>28.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table:formula="of:=[.E221]-[.F221]" office:value-type="float" office:value="-0.5" calcext:value-type="float">
            <text:p>-0.5</text:p>
          </table:table-cell>
          <table:table-cell table:formula="of:=[.E221]-[.G221]" office:value-type="float" office:value="-0.5" calcext:value-type="float">
            <text:p>-0.5</text:p>
          </table:table-cell>
          <table:table-cell table:formula="of:=[.F221]-[.G2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222]&gt;100; 93; 0)" office:value-type="float" office:value="0" calcext:value-type="float">
            <text:p>0</text:p>
          </table:table-cell>
          <table:table-cell table:formula="of:=1.75*[.A222]+2*[.A221]-[.C221]" office:value-type="float" office:value="-123.25" calcext:value-type="float">
            <text:p>-123.25</text:p>
          </table:table-cell>
          <table:table-cell table:formula="of:=IF([.D222]&gt;127; 127; IF([.D222]&lt;-128; -128; [.D222]))" office:value-type="float" office:value="-123.25" calcext:value-type="float">
            <text:p>-123.25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[.E222]-[.F222]" office:value-type="float" office:value="-0.25" calcext:value-type="float">
            <text:p>-0.25</text:p>
          </table:table-cell>
          <table:table-cell table:formula="of:=[.E222]-[.G222]" office:value-type="float" office:value="-0.25" calcext:value-type="float">
            <text:p>-0.25</text:p>
          </table:table-cell>
          <table:table-cell table:formula="of:=[.F222]-[.G2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IF([.A223]&gt;100; 93; 0)" office:value-type="float" office:value="0" calcext:value-type="float">
            <text:p>0</text:p>
          </table:table-cell>
          <table:table-cell table:formula="of:=1.75*[.A223]+2*[.A222]-[.C222]" office:value-type="float" office:value="-335" calcext:value-type="float">
            <text:p>-335</text:p>
          </table:table-cell>
          <table:table-cell table:formula="of:=IF([.D223]&gt;127; 127; IF([.D223]&lt;-128; -128; [.D22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3]-[.F223]" office:value-type="float" office:value="0" calcext:value-type="float">
            <text:p>0</text:p>
          </table:table-cell>
          <table:table-cell table:formula="of:=[.E223]-[.G223]" office:value-type="float" office:value="0" calcext:value-type="float">
            <text:p>0</text:p>
          </table:table-cell>
          <table:table-cell table:formula="of:=[.F223]-[.G2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010100" calcext:value-type="float">
            <text:p>10010100</text:p>
          </table:table-cell>
          <table:table-cell table:formula="of:=IF([.A224]&gt;100; 93; 0)" office:value-type="float" office:value="0" calcext:value-type="float">
            <text:p>0</text:p>
          </table:table-cell>
          <table:table-cell table:formula="of:=1.75*[.A224]+2*[.A223]-[.C223]" office:value-type="float" office:value="-437" calcext:value-type="float">
            <text:p>-437</text:p>
          </table:table-cell>
          <table:table-cell table:formula="of:=IF([.D224]&gt;127; 127; IF([.D224]&lt;-128; -128; [.D22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4]-[.F224]" office:value-type="float" office:value="0" calcext:value-type="float">
            <text:p>0</text:p>
          </table:table-cell>
          <table:table-cell table:formula="of:=[.E224]-[.G224]" office:value-type="float" office:value="0" calcext:value-type="float">
            <text:p>0</text:p>
          </table:table-cell>
          <table:table-cell table:formula="of:=[.F224]-[.G2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225]&gt;100; 93; 0)" office:value-type="float" office:value="0" calcext:value-type="float">
            <text:p>0</text:p>
          </table:table-cell>
          <table:table-cell table:formula="of:=1.75*[.A225]+2*[.A224]-[.C224]" office:value-type="float" office:value="-424.25" calcext:value-type="float">
            <text:p>-424.25</text:p>
          </table:table-cell>
          <table:table-cell table:formula="of:=IF([.D225]&gt;127; 127; IF([.D225]&lt;-128; -128; [.D22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5]-[.F225]" office:value-type="float" office:value="0" calcext:value-type="float">
            <text:p>0</text:p>
          </table:table-cell>
          <table:table-cell table:formula="of:=[.E225]-[.G225]" office:value-type="float" office:value="0" calcext:value-type="float">
            <text:p>0</text:p>
          </table:table-cell>
          <table:table-cell table:formula="of:=[.F225]-[.G2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226]&gt;100; 93; 0)" office:value-type="float" office:value="0" calcext:value-type="float">
            <text:p>0</text:p>
          </table:table-cell>
          <table:table-cell table:formula="of:=1.75*[.A226]+2*[.A225]-[.C225]" office:value-type="float" office:value="-425.25" calcext:value-type="float">
            <text:p>-425.25</text:p>
          </table:table-cell>
          <table:table-cell table:formula="of:=IF([.D226]&gt;127; 127; IF([.D226]&lt;-128; -128; [.D22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6]-[.F226]" office:value-type="float" office:value="0" calcext:value-type="float">
            <text:p>0</text:p>
          </table:table-cell>
          <table:table-cell table:formula="of:=[.E226]-[.G226]" office:value-type="float" office:value="0" calcext:value-type="float">
            <text:p>0</text:p>
          </table:table-cell>
          <table:table-cell table:formula="of:=[.F226]-[.G2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227]&gt;100; 93; 0)" office:value-type="float" office:value="0" calcext:value-type="float">
            <text:p>0</text:p>
          </table:table-cell>
          <table:table-cell table:formula="of:=1.75*[.A227]+2*[.A226]-[.C226]" office:value-type="float" office:value="-357.5" calcext:value-type="float">
            <text:p>-357.5</text:p>
          </table:table-cell>
          <table:table-cell table:formula="of:=IF([.D227]&gt;127; 127; IF([.D227]&lt;-128; -128; [.D2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7]-[.F227]" office:value-type="float" office:value="0" calcext:value-type="float">
            <text:p>0</text:p>
          </table:table-cell>
          <table:table-cell table:formula="of:=[.E227]-[.G227]" office:value-type="float" office:value="0" calcext:value-type="float">
            <text:p>0</text:p>
          </table:table-cell>
          <table:table-cell table:formula="of:=[.F227]-[.G2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IF([.A228]&gt;100; 93; 0)" office:value-type="float" office:value="0" calcext:value-type="float">
            <text:p>0</text:p>
          </table:table-cell>
          <table:table-cell table:formula="of:=1.75*[.A228]+2*[.A227]-[.C227]" office:value-type="float" office:value="-235.75" calcext:value-type="float">
            <text:p>-235.75</text:p>
          </table:table-cell>
          <table:table-cell table:formula="of:=IF([.D228]&gt;127; 127; IF([.D228]&lt;-128; -128; [.D2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8]-[.F228]" office:value-type="float" office:value="0" calcext:value-type="float">
            <text:p>0</text:p>
          </table:table-cell>
          <table:table-cell table:formula="of:=[.E228]-[.G228]" office:value-type="float" office:value="0" calcext:value-type="float">
            <text:p>0</text:p>
          </table:table-cell>
          <table:table-cell table:formula="of:=[.F228]-[.G2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229]&gt;100; 93; 0)" office:value-type="float" office:value="0" calcext:value-type="float">
            <text:p>0</text:p>
          </table:table-cell>
          <table:table-cell table:formula="of:=1.75*[.A229]+2*[.A228]-[.C228]" office:value-type="float" office:value="-183.5" calcext:value-type="float">
            <text:p>-183.5</text:p>
          </table:table-cell>
          <table:table-cell table:formula="of:=IF([.D229]&gt;127; 127; IF([.D229]&lt;-128; -128; [.D22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9]-[.F229]" office:value-type="float" office:value="0" calcext:value-type="float">
            <text:p>0</text:p>
          </table:table-cell>
          <table:table-cell table:formula="of:=[.E229]-[.G229]" office:value-type="float" office:value="0" calcext:value-type="float">
            <text:p>0</text:p>
          </table:table-cell>
          <table:table-cell table:formula="of:=[.F229]-[.G2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230]&gt;100; 93; 0)" office:value-type="float" office:value="0" calcext:value-type="float">
            <text:p>0</text:p>
          </table:table-cell>
          <table:table-cell table:formula="of:=1.75*[.A230]+2*[.A229]-[.C229]" office:value-type="float" office:value="-285.75" calcext:value-type="float">
            <text:p>-285.75</text:p>
          </table:table-cell>
          <table:table-cell table:formula="of:=IF([.D230]&gt;127; 127; IF([.D230]&lt;-128; -128; [.D23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30]-[.F230]" office:value-type="float" office:value="0" calcext:value-type="float">
            <text:p>0</text:p>
          </table:table-cell>
          <table:table-cell table:formula="of:=[.E230]-[.G230]" office:value-type="float" office:value="0" calcext:value-type="float">
            <text:p>0</text:p>
          </table:table-cell>
          <table:table-cell table:formula="of:=[.F230]-[.G2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231]&gt;100; 93; 0)" office:value-type="float" office:value="93" calcext:value-type="float">
            <text:p>93</text:p>
          </table:table-cell>
          <table:table-cell table:formula="of:=1.75*[.A231]+2*[.A230]-[.C230]" office:value-type="float" office:value="21.25" calcext:value-type="float">
            <text:p>21.25</text:p>
          </table:table-cell>
          <table:table-cell table:formula="of:=IF([.D231]&gt;127; 127; IF([.D231]&lt;-128; -128; [.D231]))" office:value-type="float" office:value="21.25" calcext:value-type="float">
            <text:p>21.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formula="of:=[.E231]-[.F231]" office:value-type="float" office:value="0.25" calcext:value-type="float">
            <text:p>0.25</text:p>
          </table:table-cell>
          <table:table-cell table:formula="of:=[.E231]-[.G231]" office:value-type="float" office:value="-0.75" calcext:value-type="float">
            <text:p>-0.75</text:p>
          </table:table-cell>
          <table:table-cell table:formula="of:=[.F231]-[.G23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1010110" calcext:value-type="float">
            <text:p>11010110</text:p>
          </table:table-cell>
          <table:table-cell table:formula="of:=IF([.A232]&gt;100; 93; 0)" office:value-type="float" office:value="0" calcext:value-type="float">
            <text:p>0</text:p>
          </table:table-cell>
          <table:table-cell table:formula="of:=1.75*[.A232]+2*[.A231]-[.C231]" office:value-type="float" office:value="79.5" calcext:value-type="float">
            <text:p>79.5</text:p>
          </table:table-cell>
          <table:table-cell table:formula="of:=IF([.D232]&gt;127; 127; IF([.D232]&lt;-128; -128; [.D232]))" office:value-type="float" office:value="79.5" calcext:value-type="float">
            <text:p>79.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[.E232]-[.F232]" office:value-type="float" office:value="-0.5" calcext:value-type="float">
            <text:p>-0.5</text:p>
          </table:table-cell>
          <table:table-cell table:formula="of:=[.E232]-[.G232]" office:value-type="float" office:value="-0.5" calcext:value-type="float">
            <text:p>-0.5</text:p>
          </table:table-cell>
          <table:table-cell table:formula="of:=[.F232]-[.G2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233]&gt;100; 93; 0)" office:value-type="float" office:value="93" calcext:value-type="float">
            <text:p>93</text:p>
          </table:table-cell>
          <table:table-cell table:formula="of:=1.75*[.A233]+2*[.A232]-[.C232]" office:value-type="float" office:value="115.5" calcext:value-type="float">
            <text:p>115.5</text:p>
          </table:table-cell>
          <table:table-cell table:formula="of:=IF([.D233]&gt;127; 127; IF([.D233]&lt;-128; -128; [.D233]))" office:value-type="float" office:value="115.5" calcext:value-type="float">
            <text:p>115.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10100" calcext:value-type="float">
            <text:p>1110100</text:p>
          </table:table-cell>
          <table:table-cell table:formula="of:=[.E233]-[.F233]" office:value-type="float" office:value="-0.5" calcext:value-type="float">
            <text:p>-0.5</text:p>
          </table:table-cell>
          <table:table-cell table:formula="of:=[.E233]-[.G233]" office:value-type="float" office:value="-0.5" calcext:value-type="float">
            <text:p>-0.5</text:p>
          </table:table-cell>
          <table:table-cell table:formula="of:=[.F233]-[.G2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234]&gt;100; 93; 0)" office:value-type="float" office:value="0" calcext:value-type="float">
            <text:p>0</text:p>
          </table:table-cell>
          <table:table-cell table:formula="of:=1.75*[.A234]+2*[.A233]-[.C233]" office:value-type="float" office:value="23" calcext:value-type="float">
            <text:p>23</text:p>
          </table:table-cell>
          <table:table-cell table:formula="of:=IF([.D234]&gt;127; 127; IF([.D234]&lt;-128; -128; [.D234]))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[.E234]-[.F234]" office:value-type="float" office:value="0" calcext:value-type="float">
            <text:p>0</text:p>
          </table:table-cell>
          <table:table-cell table:formula="of:=[.E234]-[.G234]" office:value-type="float" office:value="0" calcext:value-type="float">
            <text:p>0</text:p>
          </table:table-cell>
          <table:table-cell table:formula="of:=[.F234]-[.G2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IF([.A235]&gt;100; 93; 0)" office:value-type="float" office:value="0" calcext:value-type="float">
            <text:p>0</text:p>
          </table:table-cell>
          <table:table-cell table:formula="of:=1.75*[.A235]+2*[.A234]-[.C234]" office:value-type="float" office:value="-115.75" calcext:value-type="float">
            <text:p>-115.75</text:p>
          </table:table-cell>
          <table:table-cell table:formula="of:=IF([.D235]&gt;127; 127; IF([.D235]&lt;-128; -128; [.D235]))" office:value-type="float" office:value="-115.75" calcext:value-type="float">
            <text:p>-115.7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[.E235]-[.F235]" office:value-type="float" office:value="0.25" calcext:value-type="float">
            <text:p>0.25</text:p>
          </table:table-cell>
          <table:table-cell table:formula="of:=[.E235]-[.G235]" office:value-type="float" office:value="-0.75" calcext:value-type="float">
            <text:p>-0.75</text:p>
          </table:table-cell>
          <table:table-cell table:formula="of:=[.F235]-[.G23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236]&gt;100; 93; 0)" office:value-type="float" office:value="0" calcext:value-type="float">
            <text:p>0</text:p>
          </table:table-cell>
          <table:table-cell table:formula="of:=1.75*[.A236]+2*[.A235]-[.C235]" office:value-type="float" office:value="15.75" calcext:value-type="float">
            <text:p>15.75</text:p>
          </table:table-cell>
          <table:table-cell table:formula="of:=IF([.D236]&gt;127; 127; IF([.D236]&lt;-128; -128; [.D236]))" office:value-type="float" office:value="15.75" calcext:value-type="float">
            <text:p>15.7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[.E236]-[.F236]" office:value-type="float" office:value="-0.25" calcext:value-type="float">
            <text:p>-0.25</text:p>
          </table:table-cell>
          <table:table-cell table:formula="of:=[.E236]-[.G236]" office:value-type="float" office:value="-0.25" calcext:value-type="float">
            <text:p>-0.25</text:p>
          </table:table-cell>
          <table:table-cell table:formula="of:=[.F236]-[.G2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1000011" calcext:value-type="float">
            <text:p>11000011</text:p>
          </table:table-cell>
          <table:table-cell table:formula="of:=IF([.A237]&gt;100; 93; 0)" office:value-type="float" office:value="0" calcext:value-type="float">
            <text:p>0</text:p>
          </table:table-cell>
          <table:table-cell table:formula="of:=1.75*[.A237]+2*[.A236]-[.C236]" office:value-type="float" office:value="-104.75" calcext:value-type="float">
            <text:p>-104.75</text:p>
          </table:table-cell>
          <table:table-cell table:formula="of:=IF([.D237]&gt;127; 127; IF([.D237]&lt;-128; -128; [.D237]))" office:value-type="float" office:value="-104.75" calcext:value-type="float">
            <text:p>-104.75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10011000" calcext:value-type="float">
            <text:p>10011000</text:p>
          </table:table-cell>
          <table:table-cell table:formula="of:=[.E237]-[.F237]" office:value-type="float" office:value="0.25" calcext:value-type="float">
            <text:p>0.25</text:p>
          </table:table-cell>
          <table:table-cell table:formula="of:=[.E237]-[.G237]" office:value-type="float" office:value="-0.75" calcext:value-type="float">
            <text:p>-0.75</text:p>
          </table:table-cell>
          <table:table-cell table:formula="of:=[.F237]-[.G23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238]&gt;100; 93; 0)" office:value-type="float" office:value="0" calcext:value-type="float">
            <text:p>0</text:p>
          </table:table-cell>
          <table:table-cell table:formula="of:=1.75*[.A238]+2*[.A237]-[.C237]" office:value-type="float" office:value="-81.75" calcext:value-type="float">
            <text:p>-81.75</text:p>
          </table:table-cell>
          <table:table-cell table:formula="of:=IF([.D238]&gt;127; 127; IF([.D238]&lt;-128; -128; [.D238]))" office:value-type="float" office:value="-81.75" calcext:value-type="float">
            <text:p>-81.75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[.E238]-[.F238]" office:value-type="float" office:value="0.25" calcext:value-type="float">
            <text:p>0.25</text:p>
          </table:table-cell>
          <table:table-cell table:formula="of:=[.E238]-[.G238]" office:value-type="float" office:value="-0.75" calcext:value-type="float">
            <text:p>-0.75</text:p>
          </table:table-cell>
          <table:table-cell table:formula="of:=[.F238]-[.G23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IF([.A239]&gt;100; 93; 0)" office:value-type="float" office:value="0" calcext:value-type="float">
            <text:p>0</text:p>
          </table:table-cell>
          <table:table-cell table:formula="of:=1.75*[.A239]+2*[.A238]-[.C238]" office:value-type="float" office:value="179" calcext:value-type="float">
            <text:p>179</text:p>
          </table:table-cell>
          <table:table-cell table:formula="of:=IF([.D239]&gt;127; 127; IF([.D239]&lt;-128; -128; [.D23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39]-[.F239]" office:value-type="float" office:value="0" calcext:value-type="float">
            <text:p>0</text:p>
          </table:table-cell>
          <table:table-cell table:formula="of:=[.E239]-[.G239]" office:value-type="float" office:value="0" calcext:value-type="float">
            <text:p>0</text:p>
          </table:table-cell>
          <table:table-cell table:formula="of:=[.F239]-[.G2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table:formula="of:=IF([.A240]&gt;100; 93; 0)" office:value-type="float" office:value="0" calcext:value-type="float">
            <text:p>0</text:p>
          </table:table-cell>
          <table:table-cell table:formula="of:=1.75*[.A240]+2*[.A239]-[.C239]" office:value-type="float" office:value="236" calcext:value-type="float">
            <text:p>236</text:p>
          </table:table-cell>
          <table:table-cell table:formula="of:=IF([.D240]&gt;127; 127; IF([.D240]&lt;-128; -128; [.D24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40]-[.F240]" office:value-type="float" office:value="0" calcext:value-type="float">
            <text:p>0</text:p>
          </table:table-cell>
          <table:table-cell table:formula="of:=[.E240]-[.G240]" office:value-type="float" office:value="0" calcext:value-type="float">
            <text:p>0</text:p>
          </table:table-cell>
          <table:table-cell table:formula="of:=[.F240]-[.G2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IF([.A241]&gt;100; 93; 0)" office:value-type="float" office:value="0" calcext:value-type="float">
            <text:p>0</text:p>
          </table:table-cell>
          <table:table-cell table:formula="of:=1.75*[.A241]+2*[.A240]-[.C240]" office:value-type="float" office:value="-68.5" calcext:value-type="float">
            <text:p>-68.5</text:p>
          </table:table-cell>
          <table:table-cell table:formula="of:=IF([.D241]&gt;127; 127; IF([.D241]&lt;-128; -128; [.D241]))" office:value-type="float" office:value="-68.5" calcext:value-type="float">
            <text:p>-68.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10111100" calcext:value-type="float">
            <text:p>10111100</text:p>
          </table:table-cell>
          <table:table-cell table:formula="of:=[.E241]-[.F241]" office:value-type="float" office:value="-0.5" calcext:value-type="float">
            <text:p>-0.5</text:p>
          </table:table-cell>
          <table:table-cell table:formula="of:=[.E241]-[.G241]" office:value-type="float" office:value="-0.5" calcext:value-type="float">
            <text:p>-0.5</text:p>
          </table:table-cell>
          <table:table-cell table:formula="of:=[.F241]-[.G2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242]&gt;100; 93; 0)" office:value-type="float" office:value="0" calcext:value-type="float">
            <text:p>0</text:p>
          </table:table-cell>
          <table:table-cell table:formula="of:=1.75*[.A242]+2*[.A241]-[.C241]" office:value-type="float" office:value="-389.25" calcext:value-type="float">
            <text:p>-389.25</text:p>
          </table:table-cell>
          <table:table-cell table:formula="of:=IF([.D242]&gt;127; 127; IF([.D242]&lt;-128; -128; [.D24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42]-[.F242]" office:value-type="float" office:value="0" calcext:value-type="float">
            <text:p>0</text:p>
          </table:table-cell>
          <table:table-cell table:formula="of:=[.E242]-[.G242]" office:value-type="float" office:value="0" calcext:value-type="float">
            <text:p>0</text:p>
          </table:table-cell>
          <table:table-cell table:formula="of:=[.F242]-[.G2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IF([.A243]&gt;100; 93; 0)" office:value-type="float" office:value="0" calcext:value-type="float">
            <text:p>0</text:p>
          </table:table-cell>
          <table:table-cell table:formula="of:=1.75*[.A243]+2*[.A242]-[.C242]" office:value-type="float" office:value="-307" calcext:value-type="float">
            <text:p>-307</text:p>
          </table:table-cell>
          <table:table-cell table:formula="of:=IF([.D243]&gt;127; 127; IF([.D243]&lt;-128; -128; [.D24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43]-[.F243]" office:value-type="float" office:value="0" calcext:value-type="float">
            <text:p>0</text:p>
          </table:table-cell>
          <table:table-cell table:formula="of:=[.E243]-[.G243]" office:value-type="float" office:value="0" calcext:value-type="float">
            <text:p>0</text:p>
          </table:table-cell>
          <table:table-cell table:formula="of:=[.F243]-[.G2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IF([.A244]&gt;100; 93; 0)" office:value-type="float" office:value="0" calcext:value-type="float">
            <text:p>0</text:p>
          </table:table-cell>
          <table:table-cell table:formula="of:=1.75*[.A244]+2*[.A243]-[.C243]" office:value-type="float" office:value="-184.25" calcext:value-type="float">
            <text:p>-184.25</text:p>
          </table:table-cell>
          <table:table-cell table:formula="of:=IF([.D244]&gt;127; 127; IF([.D244]&lt;-128; -128; [.D24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44]-[.F244]" office:value-type="float" office:value="0" calcext:value-type="float">
            <text:p>0</text:p>
          </table:table-cell>
          <table:table-cell table:formula="of:=[.E244]-[.G244]" office:value-type="float" office:value="0" calcext:value-type="float">
            <text:p>0</text:p>
          </table:table-cell>
          <table:table-cell table:formula="of:=[.F244]-[.G2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245]&gt;100; 93; 0)" office:value-type="float" office:value="0" calcext:value-type="float">
            <text:p>0</text:p>
          </table:table-cell>
          <table:table-cell table:formula="of:=1.75*[.A245]+2*[.A244]-[.C244]" office:value-type="float" office:value="-204.5" calcext:value-type="float">
            <text:p>-204.5</text:p>
          </table:table-cell>
          <table:table-cell table:formula="of:=IF([.D245]&gt;127; 127; IF([.D245]&lt;-128; -128; [.D24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45]-[.F245]" office:value-type="float" office:value="0" calcext:value-type="float">
            <text:p>0</text:p>
          </table:table-cell>
          <table:table-cell table:formula="of:=[.E245]-[.G245]" office:value-type="float" office:value="0" calcext:value-type="float">
            <text:p>0</text:p>
          </table:table-cell>
          <table:table-cell table:formula="of:=[.F245]-[.G2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IF([.A246]&gt;100; 93; 0)" office:value-type="float" office:value="0" calcext:value-type="float">
            <text:p>0</text:p>
          </table:table-cell>
          <table:table-cell table:formula="of:=1.75*[.A246]+2*[.A245]-[.C245]" office:value-type="float" office:value="-125.5" calcext:value-type="float">
            <text:p>-125.5</text:p>
          </table:table-cell>
          <table:table-cell table:formula="of:=IF([.D246]&gt;127; 127; IF([.D246]&lt;-128; -128; [.D246]))" office:value-type="float" office:value="-125.5" calcext:value-type="float">
            <text:p>-125.5</text:p>
          </table:table-cell>
          <table:table-cell table:number-columns-repeated="2"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[.E246]-[.F246]" office:value-type="float" office:value="-0.5" calcext:value-type="float">
            <text:p>-0.5</text:p>
          </table:table-cell>
          <table:table-cell table:formula="of:=[.E246]-[.G246]" office:value-type="float" office:value="-0.5" calcext:value-type="float">
            <text:p>-0.5</text:p>
          </table:table-cell>
          <table:table-cell table:formula="of:=[.F246]-[.G2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IF([.A247]&gt;100; 93; 0)" office:value-type="float" office:value="0" calcext:value-type="float">
            <text:p>0</text:p>
          </table:table-cell>
          <table:table-cell table:formula="of:=1.75*[.A247]+2*[.A246]-[.C246]" office:value-type="float" office:value="99" calcext:value-type="float">
            <text:p>99</text:p>
          </table:table-cell>
          <table:table-cell table:formula="of:=IF([.D247]&gt;127; 127; IF([.D247]&lt;-128; -128; [.D247]))" office:value-type="float" office:value="99" calcext:value-type="float">
            <text:p>9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[.E247]-[.F247]" office:value-type="float" office:value="0" calcext:value-type="float">
            <text:p>0</text:p>
          </table:table-cell>
          <table:table-cell table:formula="of:=[.E247]-[.G247]" office:value-type="float" office:value="0" calcext:value-type="float">
            <text:p>0</text:p>
          </table:table-cell>
          <table:table-cell table:formula="of:=[.F247]-[.G2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table:formula="of:=IF([.A248]&gt;100; 93; 0)" office:value-type="float" office:value="93" calcext:value-type="float">
            <text:p>93</text:p>
          </table:table-cell>
          <table:table-cell table:formula="of:=1.75*[.A248]+2*[.A247]-[.C247]" office:value-type="float" office:value="330.25" calcext:value-type="float">
            <text:p>330.25</text:p>
          </table:table-cell>
          <table:table-cell table:formula="of:=IF([.D248]&gt;127; 127; IF([.D248]&lt;-128; -128; [.D24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48]-[.F248]" office:value-type="float" office:value="0" calcext:value-type="float">
            <text:p>0</text:p>
          </table:table-cell>
          <table:table-cell table:formula="of:=[.E248]-[.G248]" office:value-type="float" office:value="0" calcext:value-type="float">
            <text:p>0</text:p>
          </table:table-cell>
          <table:table-cell table:formula="of:=[.F248]-[.G2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249]&gt;100; 93; 0)" office:value-type="float" office:value="0" calcext:value-type="float">
            <text:p>0</text:p>
          </table:table-cell>
          <table:table-cell table:formula="of:=1.75*[.A249]+2*[.A248]-[.C248]" office:value-type="float" office:value="60.75" calcext:value-type="float">
            <text:p>60.75</text:p>
          </table:table-cell>
          <table:table-cell table:formula="of:=IF([.D249]&gt;127; 127; IF([.D249]&lt;-128; -128; [.D249]))" office:value-type="float" office:value="60.75" calcext:value-type="float">
            <text:p>60.7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[.E249]-[.F249]" office:value-type="float" office:value="-0.25" calcext:value-type="float">
            <text:p>-0.25</text:p>
          </table:table-cell>
          <table:table-cell table:formula="of:=[.E249]-[.G249]" office:value-type="float" office:value="-0.25" calcext:value-type="float">
            <text:p>-0.25</text:p>
          </table:table-cell>
          <table:table-cell table:formula="of:=[.F249]-[.G2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IF([.A250]&gt;100; 93; 0)" office:value-type="float" office:value="0" calcext:value-type="float">
            <text:p>0</text:p>
          </table:table-cell>
          <table:table-cell table:formula="of:=1.75*[.A250]+2*[.A249]-[.C249]" office:value-type="float" office:value="83" calcext:value-type="float">
            <text:p>83</text:p>
          </table:table-cell>
          <table:table-cell table:formula="of:=IF([.D250]&gt;127; 127; IF([.D250]&lt;-128; -128; [.D250]))" office:value-type="float" office:value="83" calcext:value-type="float">
            <text:p>8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10011" calcext:value-type="float">
            <text:p>1010011</text:p>
          </table:table-cell>
          <table:table-cell table:formula="of:=[.E250]-[.F250]" office:value-type="float" office:value="0" calcext:value-type="float">
            <text:p>0</text:p>
          </table:table-cell>
          <table:table-cell table:formula="of:=[.E250]-[.G250]" office:value-type="float" office:value="0" calcext:value-type="float">
            <text:p>0</text:p>
          </table:table-cell>
          <table:table-cell table:formula="of:=[.F250]-[.G2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251]&gt;100; 93; 0)" office:value-type="float" office:value="0" calcext:value-type="float">
            <text:p>0</text:p>
          </table:table-cell>
          <table:table-cell table:formula="of:=1.75*[.A251]+2*[.A250]-[.C250]" office:value-type="float" office:value="318.75" calcext:value-type="float">
            <text:p>318.75</text:p>
          </table:table-cell>
          <table:table-cell table:formula="of:=IF([.D251]&gt;127; 127; IF([.D251]&lt;-128; -128; [.D2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51]-[.F251]" office:value-type="float" office:value="0" calcext:value-type="float">
            <text:p>0</text:p>
          </table:table-cell>
          <table:table-cell table:formula="of:=[.E251]-[.G251]" office:value-type="float" office:value="0" calcext:value-type="float">
            <text:p>0</text:p>
          </table:table-cell>
          <table:table-cell table:formula="of:=[.F251]-[.G2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100010" calcext:value-type="float">
            <text:p>11100010</text:p>
          </table:table-cell>
          <table:table-cell table:formula="of:=IF([.A252]&gt;100; 93; 0)" office:value-type="float" office:value="0" calcext:value-type="float">
            <text:p>0</text:p>
          </table:table-cell>
          <table:table-cell table:formula="of:=1.75*[.A252]+2*[.A251]-[.C251]" office:value-type="float" office:value="101.5" calcext:value-type="float">
            <text:p>101.5</text:p>
          </table:table-cell>
          <table:table-cell table:formula="of:=IF([.D252]&gt;127; 127; IF([.D252]&lt;-128; -128; [.D252]))" office:value-type="float" office:value="101.5" calcext:value-type="float">
            <text:p>101.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100110" calcext:value-type="float">
            <text:p>1100110</text:p>
          </table:table-cell>
          <table:table-cell table:formula="of:=[.E252]-[.F252]" office:value-type="float" office:value="-0.5" calcext:value-type="float">
            <text:p>-0.5</text:p>
          </table:table-cell>
          <table:table-cell table:formula="of:=[.E252]-[.G252]" office:value-type="float" office:value="-0.5" calcext:value-type="float">
            <text:p>-0.5</text:p>
          </table:table-cell>
          <table:table-cell table:formula="of:=[.F252]-[.G2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253]&gt;100; 93; 0)" office:value-type="float" office:value="0" calcext:value-type="float">
            <text:p>0</text:p>
          </table:table-cell>
          <table:table-cell table:formula="of:=1.75*[.A253]+2*[.A252]-[.C252]" office:value-type="float" office:value="-117.75" calcext:value-type="float">
            <text:p>-117.75</text:p>
          </table:table-cell>
          <table:table-cell table:formula="of:=IF([.D253]&gt;127; 127; IF([.D253]&lt;-128; -128; [.D253]))" office:value-type="float" office:value="-117.75" calcext:value-type="float">
            <text:p>-117.75</text:p>
          </table:table-cell>
          <table:table-cell office:value-type="float" office:value="-118" calcext:value-type="float">
            <text:p>-118</text:p>
          </table:table-cell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[.E253]-[.F253]" office:value-type="float" office:value="0.25" calcext:value-type="float">
            <text:p>0.25</text:p>
          </table:table-cell>
          <table:table-cell table:formula="of:=[.E253]-[.G253]" office:value-type="float" office:value="-0.75" calcext:value-type="float">
            <text:p>-0.75</text:p>
          </table:table-cell>
          <table:table-cell table:formula="of:=[.F253]-[.G25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table:formula="of:=IF([.A254]&gt;100; 93; 0)" office:value-type="float" office:value="0" calcext:value-type="float">
            <text:p>0</text:p>
          </table:table-cell>
          <table:table-cell table:formula="of:=1.75*[.A254]+2*[.A253]-[.C253]" office:value-type="float" office:value="-6.5" calcext:value-type="float">
            <text:p>-6.5</text:p>
          </table:table-cell>
          <table:table-cell table:formula="of:=IF([.D254]&gt;127; 127; IF([.D254]&lt;-128; -128; [.D254]))" office:value-type="float" office:value="-6.5" calcext:value-type="float">
            <text:p>-6.5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[.E254]-[.F254]" office:value-type="float" office:value="-0.5" calcext:value-type="float">
            <text:p>-0.5</text:p>
          </table:table-cell>
          <table:table-cell table:formula="of:=[.E254]-[.G254]" office:value-type="float" office:value="-0.5" calcext:value-type="float">
            <text:p>-0.5</text:p>
          </table:table-cell>
          <table:table-cell table:formula="of:=[.F254]-[.G2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IF([.A255]&gt;100; 93; 0)" office:value-type="float" office:value="0" calcext:value-type="float">
            <text:p>0</text:p>
          </table:table-cell>
          <table:table-cell table:formula="of:=1.75*[.A255]+2*[.A254]-[.C254]" office:value-type="float" office:value="188.75" calcext:value-type="float">
            <text:p>188.75</text:p>
          </table:table-cell>
          <table:table-cell table:formula="of:=IF([.D255]&gt;127; 127; IF([.D255]&lt;-128; -128; [.D2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55]-[.F255]" office:value-type="float" office:value="0" calcext:value-type="float">
            <text:p>0</text:p>
          </table:table-cell>
          <table:table-cell table:formula="of:=[.E255]-[.G255]" office:value-type="float" office:value="0" calcext:value-type="float">
            <text:p>0</text:p>
          </table:table-cell>
          <table:table-cell table:formula="of:=[.F255]-[.G2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IF([.A256]&gt;100; 93; 0)" office:value-type="float" office:value="0" calcext:value-type="float">
            <text:p>0</text:p>
          </table:table-cell>
          <table:table-cell table:formula="of:=1.75*[.A256]+2*[.A255]-[.C255]" office:value-type="float" office:value="285" calcext:value-type="float">
            <text:p>285</text:p>
          </table:table-cell>
          <table:table-cell table:formula="of:=IF([.D256]&gt;127; 127; IF([.D256]&lt;-128; -128; [.D25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56]-[.F256]" office:value-type="float" office:value="0" calcext:value-type="float">
            <text:p>0</text:p>
          </table:table-cell>
          <table:table-cell table:formula="of:=[.E256]-[.G256]" office:value-type="float" office:value="0" calcext:value-type="float">
            <text:p>0</text:p>
          </table:table-cell>
          <table:table-cell table:formula="of:=[.F256]-[.G2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111101" calcext:value-type="float">
            <text:p>11111101</text:p>
          </table:table-cell>
          <table:table-cell table:formula="of:=IF([.A257]&gt;100; 93; 0)" office:value-type="float" office:value="0" calcext:value-type="float">
            <text:p>0</text:p>
          </table:table-cell>
          <table:table-cell table:formula="of:=1.75*[.A257]+2*[.A256]-[.C256]" office:value-type="float" office:value="162.75" calcext:value-type="float">
            <text:p>162.75</text:p>
          </table:table-cell>
          <table:table-cell table:formula="of:=IF([.D257]&gt;127; 127; IF([.D257]&lt;-128; -128; [.D25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57]-[.F257]" office:value-type="float" office:value="0" calcext:value-type="float">
            <text:p>0</text:p>
          </table:table-cell>
          <table:table-cell table:formula="of:=[.E257]-[.G257]" office:value-type="float" office:value="0" calcext:value-type="float">
            <text:p>0</text:p>
          </table:table-cell>
          <table:table-cell table:formula="of:=[.F257]-[.G2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258]&gt;100; 93; 0)" office:value-type="float" office:value="0" calcext:value-type="float">
            <text:p>0</text:p>
          </table:table-cell>
          <table:table-cell table:formula="of:=1.75*[.A258]+2*[.A257]-[.C257]" office:value-type="float" office:value="-118" calcext:value-type="float">
            <text:p>-118</text:p>
          </table:table-cell>
          <table:table-cell table:formula="of:=IF([.D258]&gt;127; 127; IF([.D258]&lt;-128; -128; [.D258]))" office:value-type="float" office:value="-118" calcext:value-type="float">
            <text:p>-118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10001010" calcext:value-type="float">
            <text:p>10001010</text:p>
          </table:table-cell>
          <table:table-cell table:formula="of:=[.E258]-[.F258]" office:value-type="float" office:value="0" calcext:value-type="float">
            <text:p>0</text:p>
          </table:table-cell>
          <table:table-cell table:formula="of:=[.E258]-[.G258]" office:value-type="float" office:value="0" calcext:value-type="float">
            <text:p>0</text:p>
          </table:table-cell>
          <table:table-cell table:formula="of:=[.F258]-[.G2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IF([.A259]&gt;100; 93; 0)" office:value-type="float" office:value="0" calcext:value-type="float">
            <text:p>0</text:p>
          </table:table-cell>
          <table:table-cell table:formula="of:=1.75*[.A259]+2*[.A258]-[.C258]" office:value-type="float" office:value="-236.5" calcext:value-type="float">
            <text:p>-236.5</text:p>
          </table:table-cell>
          <table:table-cell table:formula="of:=IF([.D259]&gt;127; 127; IF([.D259]&lt;-128; -128; [.D25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59]-[.F259]" office:value-type="float" office:value="0" calcext:value-type="float">
            <text:p>0</text:p>
          </table:table-cell>
          <table:table-cell table:formula="of:=[.E259]-[.G259]" office:value-type="float" office:value="0" calcext:value-type="float">
            <text:p>0</text:p>
          </table:table-cell>
          <table:table-cell table:formula="of:=[.F259]-[.G2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table:formula="of:=IF([.A260]&gt;100; 93; 0)" office:value-type="float" office:value="0" calcext:value-type="float">
            <text:p>0</text:p>
          </table:table-cell>
          <table:table-cell table:formula="of:=1.75*[.A260]+2*[.A259]-[.C259]" office:value-type="float" office:value="17.75" calcext:value-type="float">
            <text:p>17.75</text:p>
          </table:table-cell>
          <table:table-cell table:formula="of:=IF([.D260]&gt;127; 127; IF([.D260]&lt;-128; -128; [.D260]))" office:value-type="float" office:value="17.75" calcext:value-type="float">
            <text:p>17.7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260]-[.F260]" office:value-type="float" office:value="-0.25" calcext:value-type="float">
            <text:p>-0.25</text:p>
          </table:table-cell>
          <table:table-cell table:formula="of:=[.E260]-[.G260]" office:value-type="float" office:value="-0.25" calcext:value-type="float">
            <text:p>-0.25</text:p>
          </table:table-cell>
          <table:table-cell table:formula="of:=[.F260]-[.G2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IF([.A261]&gt;100; 93; 0)" office:value-type="float" office:value="0" calcext:value-type="float">
            <text:p>0</text:p>
          </table:table-cell>
          <table:table-cell table:formula="of:=1.75*[.A261]+2*[.A260]-[.C260]" office:value-type="float" office:value="211" calcext:value-type="float">
            <text:p>211</text:p>
          </table:table-cell>
          <table:table-cell table:formula="of:=IF([.D261]&gt;127; 127; IF([.D261]&lt;-128; -128; [.D26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61]-[.F261]" office:value-type="float" office:value="0" calcext:value-type="float">
            <text:p>0</text:p>
          </table:table-cell>
          <table:table-cell table:formula="of:=[.E261]-[.G261]" office:value-type="float" office:value="0" calcext:value-type="float">
            <text:p>0</text:p>
          </table:table-cell>
          <table:table-cell table:formula="of:=[.F261]-[.G2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formula="of:=IF([.A262]&gt;100; 93; 0)" office:value-type="float" office:value="0" calcext:value-type="float">
            <text:p>0</text:p>
          </table:table-cell>
          <table:table-cell table:formula="of:=1.75*[.A262]+2*[.A261]-[.C261]" office:value-type="float" office:value="110.25" calcext:value-type="float">
            <text:p>110.25</text:p>
          </table:table-cell>
          <table:table-cell table:formula="of:=IF([.D262]&gt;127; 127; IF([.D262]&lt;-128; -128; [.D262]))" office:value-type="float" office:value="110.25" calcext:value-type="float">
            <text:p>110.2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table:formula="of:=[.E262]-[.F262]" office:value-type="float" office:value="0.25" calcext:value-type="float">
            <text:p>0.25</text:p>
          </table:table-cell>
          <table:table-cell table:formula="of:=[.E262]-[.G262]" office:value-type="float" office:value="-0.75" calcext:value-type="float">
            <text:p>-0.75</text:p>
          </table:table-cell>
          <table:table-cell table:formula="of:=[.F262]-[.G26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263]&gt;100; 93; 0)" office:value-type="float" office:value="0" calcext:value-type="float">
            <text:p>0</text:p>
          </table:table-cell>
          <table:table-cell table:formula="of:=1.75*[.A263]+2*[.A262]-[.C262]" office:value-type="float" office:value="235.25" calcext:value-type="float">
            <text:p>235.25</text:p>
          </table:table-cell>
          <table:table-cell table:formula="of:=IF([.D263]&gt;127; 127; IF([.D263]&lt;-128; -128; [.D26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63]-[.F263]" office:value-type="float" office:value="0" calcext:value-type="float">
            <text:p>0</text:p>
          </table:table-cell>
          <table:table-cell table:formula="of:=[.E263]-[.G263]" office:value-type="float" office:value="0" calcext:value-type="float">
            <text:p>0</text:p>
          </table:table-cell>
          <table:table-cell table:formula="of:=[.F263]-[.G2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264]&gt;100; 93; 0)" office:value-type="float" office:value="0" calcext:value-type="float">
            <text:p>0</text:p>
          </table:table-cell>
          <table:table-cell table:formula="of:=1.75*[.A264]+2*[.A263]-[.C263]" office:value-type="float" office:value="243.5" calcext:value-type="float">
            <text:p>243.5</text:p>
          </table:table-cell>
          <table:table-cell table:formula="of:=IF([.D264]&gt;127; 127; IF([.D264]&lt;-128; -128; [.D26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64]-[.F264]" office:value-type="float" office:value="0" calcext:value-type="float">
            <text:p>0</text:p>
          </table:table-cell>
          <table:table-cell table:formula="of:=[.E264]-[.G264]" office:value-type="float" office:value="0" calcext:value-type="float">
            <text:p>0</text:p>
          </table:table-cell>
          <table:table-cell table:formula="of:=[.F264]-[.G2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0110" calcext:value-type="float">
            <text:p>1100110</text:p>
          </table:table-cell>
          <table:table-cell table:formula="of:=IF([.A265]&gt;100; 93; 0)" office:value-type="float" office:value="93" calcext:value-type="float">
            <text:p>93</text:p>
          </table:table-cell>
          <table:table-cell table:formula="of:=1.75*[.A265]+2*[.A264]-[.C264]" office:value-type="float" office:value="230.5" calcext:value-type="float">
            <text:p>230.5</text:p>
          </table:table-cell>
          <table:table-cell table:formula="of:=IF([.D265]&gt;127; 127; IF([.D265]&lt;-128; -128; [.D26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65]-[.F265]" office:value-type="float" office:value="0" calcext:value-type="float">
            <text:p>0</text:p>
          </table:table-cell>
          <table:table-cell table:formula="of:=[.E265]-[.G265]" office:value-type="float" office:value="0" calcext:value-type="float">
            <text:p>0</text:p>
          </table:table-cell>
          <table:table-cell table:formula="of:=[.F265]-[.G2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IF([.A266]&gt;100; 93; 0)" office:value-type="float" office:value="0" calcext:value-type="float">
            <text:p>0</text:p>
          </table:table-cell>
          <table:table-cell table:formula="of:=1.75*[.A266]+2*[.A265]-[.C265]" office:value-type="float" office:value="27" calcext:value-type="float">
            <text:p>27</text:p>
          </table:table-cell>
          <table:table-cell table:formula="of:=IF([.D266]&gt;127; 127; IF([.D266]&lt;-128; -128; [.D266]))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[.E266]-[.F266]" office:value-type="float" office:value="0" calcext:value-type="float">
            <text:p>0</text:p>
          </table:table-cell>
          <table:table-cell table:formula="of:=[.E266]-[.G266]" office:value-type="float" office:value="0" calcext:value-type="float">
            <text:p>0</text:p>
          </table:table-cell>
          <table:table-cell table:formula="of:=[.F266]-[.G2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IF([.A267]&gt;100; 93; 0)" office:value-type="float" office:value="0" calcext:value-type="float">
            <text:p>0</text:p>
          </table:table-cell>
          <table:table-cell table:formula="of:=1.75*[.A267]+2*[.A266]-[.C266]" office:value-type="float" office:value="-48.75" calcext:value-type="float">
            <text:p>-48.75</text:p>
          </table:table-cell>
          <table:table-cell table:formula="of:=IF([.D267]&gt;127; 127; IF([.D267]&lt;-128; -128; [.D267]))" office:value-type="float" office:value="-48.75" calcext:value-type="float">
            <text:p>-48.75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[.E267]-[.F267]" office:value-type="float" office:value="0.25" calcext:value-type="float">
            <text:p>0.25</text:p>
          </table:table-cell>
          <table:table-cell table:formula="of:=[.E267]-[.G267]" office:value-type="float" office:value="-0.75" calcext:value-type="float">
            <text:p>-0.75</text:p>
          </table:table-cell>
          <table:table-cell table:formula="of:=[.F267]-[.G26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268]&gt;100; 93; 0)" office:value-type="float" office:value="0" calcext:value-type="float">
            <text:p>0</text:p>
          </table:table-cell>
          <table:table-cell table:formula="of:=1.75*[.A268]+2*[.A267]-[.C267]" office:value-type="float" office:value="20.75" calcext:value-type="float">
            <text:p>20.75</text:p>
          </table:table-cell>
          <table:table-cell table:formula="of:=IF([.D268]&gt;127; 127; IF([.D268]&lt;-128; -128; [.D268]))" office:value-type="float" office:value="20.75" calcext:value-type="float">
            <text:p>20.7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formula="of:=[.E268]-[.F268]" office:value-type="float" office:value="-0.25" calcext:value-type="float">
            <text:p>-0.25</text:p>
          </table:table-cell>
          <table:table-cell table:formula="of:=[.E268]-[.G268]" office:value-type="float" office:value="-0.25" calcext:value-type="float">
            <text:p>-0.25</text:p>
          </table:table-cell>
          <table:table-cell table:formula="of:=[.F268]-[.G2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IF([.A269]&gt;100; 93; 0)" office:value-type="float" office:value="0" calcext:value-type="float">
            <text:p>0</text:p>
          </table:table-cell>
          <table:table-cell table:formula="of:=1.75*[.A269]+2*[.A268]-[.C268]" office:value-type="float" office:value="123" calcext:value-type="float">
            <text:p>123</text:p>
          </table:table-cell>
          <table:table-cell table:formula="of:=IF([.D269]&gt;127; 127; IF([.D269]&lt;-128; -128; [.D269]))" office:value-type="float" office:value="123" calcext:value-type="float">
            <text:p>123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[.E269]-[.F269]" office:value-type="float" office:value="0" calcext:value-type="float">
            <text:p>0</text:p>
          </table:table-cell>
          <table:table-cell table:formula="of:=[.E269]-[.G269]" office:value-type="float" office:value="0" calcext:value-type="float">
            <text:p>0</text:p>
          </table:table-cell>
          <table:table-cell table:formula="of:=[.F269]-[.G2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270]&gt;100; 93; 0)" office:value-type="float" office:value="0" calcext:value-type="float">
            <text:p>0</text:p>
          </table:table-cell>
          <table:table-cell table:formula="of:=1.75*[.A270]+2*[.A269]-[.C269]" office:value-type="float" office:value="-8.5" calcext:value-type="float">
            <text:p>-8.5</text:p>
          </table:table-cell>
          <table:table-cell table:formula="of:=IF([.D270]&gt;127; 127; IF([.D270]&lt;-128; -128; [.D270]))" office:value-type="float" office:value="-8.5" calcext:value-type="float">
            <text:p>-8.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[.E270]-[.F270]" office:value-type="float" office:value="-0.5" calcext:value-type="float">
            <text:p>-0.5</text:p>
          </table:table-cell>
          <table:table-cell table:formula="of:=[.E270]-[.G270]" office:value-type="float" office:value="-0.5" calcext:value-type="float">
            <text:p>-0.5</text:p>
          </table:table-cell>
          <table:table-cell table:formula="of:=[.F270]-[.G2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0000010" calcext:value-type="float">
            <text:p>10000010</text:p>
          </table:table-cell>
          <table:table-cell table:formula="of:=IF([.A271]&gt;100; 93; 0)" office:value-type="float" office:value="0" calcext:value-type="float">
            <text:p>0</text:p>
          </table:table-cell>
          <table:table-cell table:formula="of:=1.75*[.A271]+2*[.A270]-[.C270]" office:value-type="float" office:value="-440.5" calcext:value-type="float">
            <text:p>-440.5</text:p>
          </table:table-cell>
          <table:table-cell table:formula="of:=IF([.D271]&gt;127; 127; IF([.D271]&lt;-128; -128; [.D27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71]-[.F271]" office:value-type="float" office:value="0" calcext:value-type="float">
            <text:p>0</text:p>
          </table:table-cell>
          <table:table-cell table:formula="of:=[.E271]-[.G271]" office:value-type="float" office:value="0" calcext:value-type="float">
            <text:p>0</text:p>
          </table:table-cell>
          <table:table-cell table:formula="of:=[.F271]-[.G2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IF([.A272]&gt;100; 93; 0)" office:value-type="float" office:value="0" calcext:value-type="float">
            <text:p>0</text:p>
          </table:table-cell>
          <table:table-cell table:formula="of:=1.75*[.A272]+2*[.A271]-[.C271]" office:value-type="float" office:value="-182" calcext:value-type="float">
            <text:p>-182</text:p>
          </table:table-cell>
          <table:table-cell table:formula="of:=IF([.D272]&gt;127; 127; IF([.D272]&lt;-128; -128; [.D27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72]-[.F272]" office:value-type="float" office:value="0" calcext:value-type="float">
            <text:p>0</text:p>
          </table:table-cell>
          <table:table-cell table:formula="of:=[.E272]-[.G272]" office:value-type="float" office:value="0" calcext:value-type="float">
            <text:p>0</text:p>
          </table:table-cell>
          <table:table-cell table:formula="of:=[.F272]-[.G2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273]&gt;100; 93; 0)" office:value-type="float" office:value="0" calcext:value-type="float">
            <text:p>0</text:p>
          </table:table-cell>
          <table:table-cell table:formula="of:=1.75*[.A273]+2*[.A272]-[.C272]" office:value-type="float" office:value="123.75" calcext:value-type="float">
            <text:p>123.75</text:p>
          </table:table-cell>
          <table:table-cell table:formula="of:=IF([.D273]&gt;127; 127; IF([.D273]&lt;-128; -128; [.D273]))" office:value-type="float" office:value="123.75" calcext:value-type="float">
            <text:p>123.7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[.E273]-[.F273]" office:value-type="float" office:value="-0.25" calcext:value-type="float">
            <text:p>-0.25</text:p>
          </table:table-cell>
          <table:table-cell table:formula="of:=[.E273]-[.G273]" office:value-type="float" office:value="-0.25" calcext:value-type="float">
            <text:p>-0.25</text:p>
          </table:table-cell>
          <table:table-cell table:formula="of:=[.F273]-[.G2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010000" calcext:value-type="float">
            <text:p>10010000</text:p>
          </table:table-cell>
          <table:table-cell table:formula="of:=IF([.A274]&gt;100; 93; 0)" office:value-type="float" office:value="0" calcext:value-type="float">
            <text:p>0</text:p>
          </table:table-cell>
          <table:table-cell table:formula="of:=1.75*[.A274]+2*[.A273]-[.C273]" office:value-type="float" office:value="-146" calcext:value-type="float">
            <text:p>-146</text:p>
          </table:table-cell>
          <table:table-cell table:formula="of:=IF([.D274]&gt;127; 127; IF([.D274]&lt;-128; -128; [.D27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74]-[.F274]" office:value-type="float" office:value="0" calcext:value-type="float">
            <text:p>0</text:p>
          </table:table-cell>
          <table:table-cell table:formula="of:=[.E274]-[.G274]" office:value-type="float" office:value="0" calcext:value-type="float">
            <text:p>0</text:p>
          </table:table-cell>
          <table:table-cell table:formula="of:=[.F274]-[.G2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275]&gt;100; 93; 0)" office:value-type="float" office:value="0" calcext:value-type="float">
            <text:p>0</text:p>
          </table:table-cell>
          <table:table-cell table:formula="of:=1.75*[.A275]+2*[.A274]-[.C274]" office:value-type="float" office:value="-190.75" calcext:value-type="float">
            <text:p>-190.75</text:p>
          </table:table-cell>
          <table:table-cell table:formula="of:=IF([.D275]&gt;127; 127; IF([.D275]&lt;-128; -128; [.D27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75]-[.F275]" office:value-type="float" office:value="0" calcext:value-type="float">
            <text:p>0</text:p>
          </table:table-cell>
          <table:table-cell table:formula="of:=[.E275]-[.G275]" office:value-type="float" office:value="0" calcext:value-type="float">
            <text:p>0</text:p>
          </table:table-cell>
          <table:table-cell table:formula="of:=[.F275]-[.G2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276]&gt;100; 93; 0)" office:value-type="float" office:value="0" calcext:value-type="float">
            <text:p>0</text:p>
          </table:table-cell>
          <table:table-cell table:formula="of:=1.75*[.A276]+2*[.A275]-[.C275]" office:value-type="float" office:value="69.5" calcext:value-type="float">
            <text:p>69.5</text:p>
          </table:table-cell>
          <table:table-cell table:formula="of:=IF([.D276]&gt;127; 127; IF([.D276]&lt;-128; -128; [.D276]))" office:value-type="float" office:value="69.5" calcext:value-type="float">
            <text:p>69.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[.E276]-[.F276]" office:value-type="float" office:value="-0.5" calcext:value-type="float">
            <text:p>-0.5</text:p>
          </table:table-cell>
          <table:table-cell table:formula="of:=[.E276]-[.G276]" office:value-type="float" office:value="-0.5" calcext:value-type="float">
            <text:p>-0.5</text:p>
          </table:table-cell>
          <table:table-cell table:formula="of:=[.F276]-[.G2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277]&gt;100; 93; 0)" office:value-type="float" office:value="0" calcext:value-type="float">
            <text:p>0</text:p>
          </table:table-cell>
          <table:table-cell table:formula="of:=1.75*[.A277]+2*[.A276]-[.C276]" office:value-type="float" office:value="81.5" calcext:value-type="float">
            <text:p>81.5</text:p>
          </table:table-cell>
          <table:table-cell table:formula="of:=IF([.D277]&gt;127; 127; IF([.D277]&lt;-128; -128; [.D277]))" office:value-type="float" office:value="81.5" calcext:value-type="float">
            <text:p>81.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010010" calcext:value-type="float">
            <text:p>1010010</text:p>
          </table:table-cell>
          <table:table-cell table:formula="of:=[.E277]-[.F277]" office:value-type="float" office:value="-0.5" calcext:value-type="float">
            <text:p>-0.5</text:p>
          </table:table-cell>
          <table:table-cell table:formula="of:=[.E277]-[.G277]" office:value-type="float" office:value="-0.5" calcext:value-type="float">
            <text:p>-0.5</text:p>
          </table:table-cell>
          <table:table-cell table:formula="of:=[.F277]-[.G2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278]&gt;100; 93; 0)" office:value-type="float" office:value="0" calcext:value-type="float">
            <text:p>0</text:p>
          </table:table-cell>
          <table:table-cell table:formula="of:=1.75*[.A278]+2*[.A277]-[.C277]" office:value-type="float" office:value="146.5" calcext:value-type="float">
            <text:p>146.5</text:p>
          </table:table-cell>
          <table:table-cell table:formula="of:=IF([.D278]&gt;127; 127; IF([.D278]&lt;-128; -128; [.D27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78]-[.F278]" office:value-type="float" office:value="0" calcext:value-type="float">
            <text:p>0</text:p>
          </table:table-cell>
          <table:table-cell table:formula="of:=[.E278]-[.G278]" office:value-type="float" office:value="0" calcext:value-type="float">
            <text:p>0</text:p>
          </table:table-cell>
          <table:table-cell table:formula="of:=[.F278]-[.G2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279]&gt;100; 93; 0)" office:value-type="float" office:value="0" calcext:value-type="float">
            <text:p>0</text:p>
          </table:table-cell>
          <table:table-cell table:formula="of:=1.75*[.A279]+2*[.A278]-[.C278]" office:value-type="float" office:value="-51.25" calcext:value-type="float">
            <text:p>-51.25</text:p>
          </table:table-cell>
          <table:table-cell table:formula="of:=IF([.D279]&gt;127; 127; IF([.D279]&lt;-128; -128; [.D279]))" office:value-type="float" office:value="-51.25" calcext:value-type="float">
            <text:p>-51.25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11001101" calcext:value-type="float">
            <text:p>11001101</text:p>
          </table:table-cell>
          <table:table-cell table:formula="of:=[.E279]-[.F279]" office:value-type="float" office:value="-0.25" calcext:value-type="float">
            <text:p>-0.25</text:p>
          </table:table-cell>
          <table:table-cell table:formula="of:=[.E279]-[.G279]" office:value-type="float" office:value="-0.25" calcext:value-type="float">
            <text:p>-0.25</text:p>
          </table:table-cell>
          <table:table-cell table:formula="of:=[.F279]-[.G2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280]&gt;100; 93; 0)" office:value-type="float" office:value="0" calcext:value-type="float">
            <text:p>0</text:p>
          </table:table-cell>
          <table:table-cell table:formula="of:=1.75*[.A280]+2*[.A279]-[.C279]" office:value-type="float" office:value="-185.5" calcext:value-type="float">
            <text:p>-185.5</text:p>
          </table:table-cell>
          <table:table-cell table:formula="of:=IF([.D280]&gt;127; 127; IF([.D280]&lt;-128; -128; [.D2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80]-[.F280]" office:value-type="float" office:value="0" calcext:value-type="float">
            <text:p>0</text:p>
          </table:table-cell>
          <table:table-cell table:formula="of:=[.E280]-[.G280]" office:value-type="float" office:value="0" calcext:value-type="float">
            <text:p>0</text:p>
          </table:table-cell>
          <table:table-cell table:formula="of:=[.F280]-[.G2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281]&gt;100; 93; 0)" office:value-type="float" office:value="0" calcext:value-type="float">
            <text:p>0</text:p>
          </table:table-cell>
          <table:table-cell table:formula="of:=1.75*[.A281]+2*[.A280]-[.C280]" office:value-type="float" office:value="-173.75" calcext:value-type="float">
            <text:p>-173.75</text:p>
          </table:table-cell>
          <table:table-cell table:formula="of:=IF([.D281]&gt;127; 127; IF([.D281]&lt;-128; -128; [.D28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81]-[.F281]" office:value-type="float" office:value="0" calcext:value-type="float">
            <text:p>0</text:p>
          </table:table-cell>
          <table:table-cell table:formula="of:=[.E281]-[.G281]" office:value-type="float" office:value="0" calcext:value-type="float">
            <text:p>0</text:p>
          </table:table-cell>
          <table:table-cell table:formula="of:=[.F281]-[.G2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282]&gt;100; 93; 0)" office:value-type="float" office:value="0" calcext:value-type="float">
            <text:p>0</text:p>
          </table:table-cell>
          <table:table-cell table:formula="of:=1.75*[.A282]+2*[.A281]-[.C281]" office:value-type="float" office:value="-297.25" calcext:value-type="float">
            <text:p>-297.25</text:p>
          </table:table-cell>
          <table:table-cell table:formula="of:=IF([.D282]&gt;127; 127; IF([.D282]&lt;-128; -128; [.D28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82]-[.F282]" office:value-type="float" office:value="0" calcext:value-type="float">
            <text:p>0</text:p>
          </table:table-cell>
          <table:table-cell table:formula="of:=[.E282]-[.G282]" office:value-type="float" office:value="0" calcext:value-type="float">
            <text:p>0</text:p>
          </table:table-cell>
          <table:table-cell table:formula="of:=[.F282]-[.G2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1111" calcext:value-type="float">
            <text:p>1001111</text:p>
          </table:table-cell>
          <table:table-cell table:formula="of:=IF([.A283]&gt;100; 93; 0)" office:value-type="float" office:value="0" calcext:value-type="float">
            <text:p>0</text:p>
          </table:table-cell>
          <table:table-cell table:formula="of:=1.75*[.A283]+2*[.A282]-[.C282]" office:value-type="float" office:value="20.25" calcext:value-type="float">
            <text:p>20.25</text:p>
          </table:table-cell>
          <table:table-cell table:formula="of:=IF([.D283]&gt;127; 127; IF([.D283]&lt;-128; -128; [.D283]))" office:value-type="float" office:value="20.25" calcext:value-type="float">
            <text:p>20.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formula="of:=[.E283]-[.F283]" office:value-type="float" office:value="0.25" calcext:value-type="float">
            <text:p>0.25</text:p>
          </table:table-cell>
          <table:table-cell table:formula="of:=[.E283]-[.G283]" office:value-type="float" office:value="-0.75" calcext:value-type="float">
            <text:p>-0.75</text:p>
          </table:table-cell>
          <table:table-cell table:formula="of:=[.F283]-[.G28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IF([.A284]&gt;100; 93; 0)" office:value-type="float" office:value="0" calcext:value-type="float">
            <text:p>0</text:p>
          </table:table-cell>
          <table:table-cell table:formula="of:=1.75*[.A284]+2*[.A283]-[.C283]" office:value-type="float" office:value="75.75" calcext:value-type="float">
            <text:p>75.75</text:p>
          </table:table-cell>
          <table:table-cell table:formula="of:=IF([.D284]&gt;127; 127; IF([.D284]&lt;-128; -128; [.D284]))" office:value-type="float" office:value="75.75" calcext:value-type="float">
            <text:p>75.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[.E284]-[.F284]" office:value-type="float" office:value="-0.25" calcext:value-type="float">
            <text:p>-0.25</text:p>
          </table:table-cell>
          <table:table-cell table:formula="of:=[.E284]-[.G284]" office:value-type="float" office:value="-0.25" calcext:value-type="float">
            <text:p>-0.25</text:p>
          </table:table-cell>
          <table:table-cell table:formula="of:=[.F284]-[.G2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IF([.A285]&gt;100; 93; 0)" office:value-type="float" office:value="0" calcext:value-type="float">
            <text:p>0</text:p>
          </table:table-cell>
          <table:table-cell table:formula="of:=1.75*[.A285]+2*[.A284]-[.C284]" office:value-type="float" office:value="-24" calcext:value-type="float">
            <text:p>-24</text:p>
          </table:table-cell>
          <table:table-cell table:formula="of:=IF([.D285]&gt;127; 127; IF([.D285]&lt;-128; -128; [.D285]))" office:value-type="float" office:value="-24" calcext:value-type="float">
            <text:p>-24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[.E285]-[.F285]" office:value-type="float" office:value="0" calcext:value-type="float">
            <text:p>0</text:p>
          </table:table-cell>
          <table:table-cell table:formula="of:=[.E285]-[.G285]" office:value-type="float" office:value="0" calcext:value-type="float">
            <text:p>0</text:p>
          </table:table-cell>
          <table:table-cell table:formula="of:=[.F285]-[.G2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IF([.A286]&gt;100; 93; 0)" office:value-type="float" office:value="0" calcext:value-type="float">
            <text:p>0</text:p>
          </table:table-cell>
          <table:table-cell table:formula="of:=1.75*[.A286]+2*[.A285]-[.C285]" office:value-type="float" office:value="202.5" calcext:value-type="float">
            <text:p>202.5</text:p>
          </table:table-cell>
          <table:table-cell table:formula="of:=IF([.D286]&gt;127; 127; IF([.D286]&lt;-128; -128; [.D28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86]-[.F286]" office:value-type="float" office:value="0" calcext:value-type="float">
            <text:p>0</text:p>
          </table:table-cell>
          <table:table-cell table:formula="of:=[.E286]-[.G286]" office:value-type="float" office:value="0" calcext:value-type="float">
            <text:p>0</text:p>
          </table:table-cell>
          <table:table-cell table:formula="of:=[.F286]-[.G2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1101" calcext:value-type="float">
            <text:p>1011101</text:p>
          </table:table-cell>
          <table:table-cell table:formula="of:=IF([.A287]&gt;100; 93; 0)" office:value-type="float" office:value="0" calcext:value-type="float">
            <text:p>0</text:p>
          </table:table-cell>
          <table:table-cell table:formula="of:=1.75*[.A287]+2*[.A286]-[.C286]" office:value-type="float" office:value="302.75" calcext:value-type="float">
            <text:p>302.75</text:p>
          </table:table-cell>
          <table:table-cell table:formula="of:=IF([.D287]&gt;127; 127; IF([.D287]&lt;-128; -128; [.D28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87]-[.F287]" office:value-type="float" office:value="0" calcext:value-type="float">
            <text:p>0</text:p>
          </table:table-cell>
          <table:table-cell table:formula="of:=[.E287]-[.G287]" office:value-type="float" office:value="0" calcext:value-type="float">
            <text:p>0</text:p>
          </table:table-cell>
          <table:table-cell table:formula="of:=[.F287]-[.G2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IF([.A288]&gt;100; 93; 0)" office:value-type="float" office:value="0" calcext:value-type="float">
            <text:p>0</text:p>
          </table:table-cell>
          <table:table-cell table:formula="of:=1.75*[.A288]+2*[.A287]-[.C287]" office:value-type="float" office:value="298" calcext:value-type="float">
            <text:p>298</text:p>
          </table:table-cell>
          <table:table-cell table:formula="of:=IF([.D288]&gt;127; 127; IF([.D288]&lt;-128; -128; [.D28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88]-[.F288]" office:value-type="float" office:value="0" calcext:value-type="float">
            <text:p>0</text:p>
          </table:table-cell>
          <table:table-cell table:formula="of:=[.E288]-[.G288]" office:value-type="float" office:value="0" calcext:value-type="float">
            <text:p>0</text:p>
          </table:table-cell>
          <table:table-cell table:formula="of:=[.F288]-[.G2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100110" calcext:value-type="float">
            <text:p>10100110</text:p>
          </table:table-cell>
          <table:table-cell table:formula="of:=IF([.A289]&gt;100; 93; 0)" office:value-type="float" office:value="0" calcext:value-type="float">
            <text:p>0</text:p>
          </table:table-cell>
          <table:table-cell table:formula="of:=1.75*[.A289]+2*[.A288]-[.C288]" office:value-type="float" office:value="-29.5" calcext:value-type="float">
            <text:p>-29.5</text:p>
          </table:table-cell>
          <table:table-cell table:formula="of:=IF([.D289]&gt;127; 127; IF([.D289]&lt;-128; -128; [.D289]))" office:value-type="float" office:value="-29.5" calcext:value-type="float">
            <text:p>-29.5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[.E289]-[.F289]" office:value-type="float" office:value="-0.5" calcext:value-type="float">
            <text:p>-0.5</text:p>
          </table:table-cell>
          <table:table-cell table:formula="of:=[.E289]-[.G289]" office:value-type="float" office:value="-0.5" calcext:value-type="float">
            <text:p>-0.5</text:p>
          </table:table-cell>
          <table:table-cell table:formula="of:=[.F289]-[.G2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IF([.A290]&gt;100; 93; 0)" office:value-type="float" office:value="93" calcext:value-type="float">
            <text:p>93</text:p>
          </table:table-cell>
          <table:table-cell table:formula="of:=1.75*[.A290]+2*[.A289]-[.C289]" office:value-type="float" office:value="42.25" calcext:value-type="float">
            <text:p>42.25</text:p>
          </table:table-cell>
          <table:table-cell table:formula="of:=IF([.D290]&gt;127; 127; IF([.D290]&lt;-128; -128; [.D290]))" office:value-type="float" office:value="42.25" calcext:value-type="float">
            <text:p>42.2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[.E290]-[.F290]" office:value-type="float" office:value="0.25" calcext:value-type="float">
            <text:p>0.25</text:p>
          </table:table-cell>
          <table:table-cell table:formula="of:=[.E290]-[.G290]" office:value-type="float" office:value="-0.75" calcext:value-type="float">
            <text:p>-0.75</text:p>
          </table:table-cell>
          <table:table-cell table:formula="of:=[.F290]-[.G290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IF([.A291]&gt;100; 93; 0)" office:value-type="float" office:value="0" calcext:value-type="float">
            <text:p>0</text:p>
          </table:table-cell>
          <table:table-cell table:formula="of:=1.75*[.A291]+2*[.A290]-[.C290]" office:value-type="float" office:value="70" calcext:value-type="float">
            <text:p>70</text:p>
          </table:table-cell>
          <table:table-cell table:formula="of:=IF([.D291]&gt;127; 127; IF([.D291]&lt;-128; -128; [.D291]))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[.E291]-[.F291]" office:value-type="float" office:value="0" calcext:value-type="float">
            <text:p>0</text:p>
          </table:table-cell>
          <table:table-cell table:formula="of:=[.E291]-[.G291]" office:value-type="float" office:value="0" calcext:value-type="float">
            <text:p>0</text:p>
          </table:table-cell>
          <table:table-cell table:formula="of:=[.F291]-[.G2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292]&gt;100; 93; 0)" office:value-type="float" office:value="0" calcext:value-type="float">
            <text:p>0</text:p>
          </table:table-cell>
          <table:table-cell table:formula="of:=1.75*[.A292]+2*[.A291]-[.C291]" office:value-type="float" office:value="-60.25" calcext:value-type="float">
            <text:p>-60.25</text:p>
          </table:table-cell>
          <table:table-cell table:formula="of:=IF([.D292]&gt;127; 127; IF([.D292]&lt;-128; -128; [.D292]))" office:value-type="float" office:value="-60.25" calcext:value-type="float">
            <text:p>-60.25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[.E292]-[.F292]" office:value-type="float" office:value="-0.25" calcext:value-type="float">
            <text:p>-0.25</text:p>
          </table:table-cell>
          <table:table-cell table:formula="of:=[.E292]-[.G292]" office:value-type="float" office:value="-0.25" calcext:value-type="float">
            <text:p>-0.25</text:p>
          </table:table-cell>
          <table:table-cell table:formula="of:=[.F292]-[.G2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293]&gt;100; 93; 0)" office:value-type="float" office:value="0" calcext:value-type="float">
            <text:p>0</text:p>
          </table:table-cell>
          <table:table-cell table:formula="of:=1.75*[.A293]+2*[.A292]-[.C292]" office:value-type="float" office:value="-18.25" calcext:value-type="float">
            <text:p>-18.25</text:p>
          </table:table-cell>
          <table:table-cell table:formula="of:=IF([.D293]&gt;127; 127; IF([.D293]&lt;-128; -128; [.D293]))" office:value-type="float" office:value="-18.25" calcext:value-type="float">
            <text:p>-18.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11101110" calcext:value-type="float">
            <text:p>11101110</text:p>
          </table:table-cell>
          <table:table-cell table:formula="of:=[.E293]-[.F293]" office:value-type="float" office:value="-0.25" calcext:value-type="float">
            <text:p>-0.25</text:p>
          </table:table-cell>
          <table:table-cell table:formula="of:=[.E293]-[.G293]" office:value-type="float" office:value="-0.25" calcext:value-type="float">
            <text:p>-0.25</text:p>
          </table:table-cell>
          <table:table-cell table:formula="of:=[.F293]-[.G2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IF([.A294]&gt;100; 93; 0)" office:value-type="float" office:value="0" calcext:value-type="float">
            <text:p>0</text:p>
          </table:table-cell>
          <table:table-cell table:formula="of:=1.75*[.A294]+2*[.A293]-[.C293]" office:value-type="float" office:value="-244.25" calcext:value-type="float">
            <text:p>-244.25</text:p>
          </table:table-cell>
          <table:table-cell table:formula="of:=IF([.D294]&gt;127; 127; IF([.D294]&lt;-128; -128; [.D2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94]-[.F294]" office:value-type="float" office:value="0" calcext:value-type="float">
            <text:p>0</text:p>
          </table:table-cell>
          <table:table-cell table:formula="of:=[.E294]-[.G294]" office:value-type="float" office:value="0" calcext:value-type="float">
            <text:p>0</text:p>
          </table:table-cell>
          <table:table-cell table:formula="of:=[.F294]-[.G2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IF([.A295]&gt;100; 93; 0)" office:value-type="float" office:value="0" calcext:value-type="float">
            <text:p>0</text:p>
          </table:table-cell>
          <table:table-cell table:formula="of:=1.75*[.A295]+2*[.A294]-[.C294]" office:value-type="float" office:value="-197" calcext:value-type="float">
            <text:p>-197</text:p>
          </table:table-cell>
          <table:table-cell table:formula="of:=IF([.D295]&gt;127; 127; IF([.D295]&lt;-128; -128; [.D29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95]-[.F295]" office:value-type="float" office:value="0" calcext:value-type="float">
            <text:p>0</text:p>
          </table:table-cell>
          <table:table-cell table:formula="of:=[.E295]-[.G295]" office:value-type="float" office:value="0" calcext:value-type="float">
            <text:p>0</text:p>
          </table:table-cell>
          <table:table-cell table:formula="of:=[.F295]-[.G2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0101100" calcext:value-type="float">
            <text:p>10101100</text:p>
          </table:table-cell>
          <table:table-cell table:formula="of:=IF([.A296]&gt;100; 93; 0)" office:value-type="float" office:value="0" calcext:value-type="float">
            <text:p>0</text:p>
          </table:table-cell>
          <table:table-cell table:formula="of:=1.75*[.A296]+2*[.A295]-[.C295]" office:value-type="float" office:value="-155" calcext:value-type="float">
            <text:p>-155</text:p>
          </table:table-cell>
          <table:table-cell table:formula="of:=IF([.D296]&gt;127; 127; IF([.D296]&lt;-128; -128; [.D29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96]-[.F296]" office:value-type="float" office:value="0" calcext:value-type="float">
            <text:p>0</text:p>
          </table:table-cell>
          <table:table-cell table:formula="of:=[.E296]-[.G296]" office:value-type="float" office:value="0" calcext:value-type="float">
            <text:p>0</text:p>
          </table:table-cell>
          <table:table-cell table:formula="of:=[.F296]-[.G2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297]&gt;100; 93; 0)" office:value-type="float" office:value="0" calcext:value-type="float">
            <text:p>0</text:p>
          </table:table-cell>
          <table:table-cell table:formula="of:=1.75*[.A297]+2*[.A296]-[.C296]" office:value-type="float" office:value="-78.75" calcext:value-type="float">
            <text:p>-78.75</text:p>
          </table:table-cell>
          <table:table-cell table:formula="of:=IF([.D297]&gt;127; 127; IF([.D297]&lt;-128; -128; [.D297]))" office:value-type="float" office:value="-78.75" calcext:value-type="float">
            <text:p>-78.7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[.E297]-[.F297]" office:value-type="float" office:value="0.25" calcext:value-type="float">
            <text:p>0.25</text:p>
          </table:table-cell>
          <table:table-cell table:formula="of:=[.E297]-[.G297]" office:value-type="float" office:value="-0.75" calcext:value-type="float">
            <text:p>-0.75</text:p>
          </table:table-cell>
          <table:table-cell table:formula="of:=[.F297]-[.G29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formula="of:=IF([.A298]&gt;100; 93; 0)" office:value-type="float" office:value="0" calcext:value-type="float">
            <text:p>0</text:p>
          </table:table-cell>
          <table:table-cell table:formula="of:=1.75*[.A298]+2*[.A297]-[.C297]" office:value-type="float" office:value="140.5" calcext:value-type="float">
            <text:p>140.5</text:p>
          </table:table-cell>
          <table:table-cell table:formula="of:=IF([.D298]&gt;127; 127; IF([.D298]&lt;-128; -128; [.D29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98]-[.F298]" office:value-type="float" office:value="0" calcext:value-type="float">
            <text:p>0</text:p>
          </table:table-cell>
          <table:table-cell table:formula="of:=[.E298]-[.G298]" office:value-type="float" office:value="0" calcext:value-type="float">
            <text:p>0</text:p>
          </table:table-cell>
          <table:table-cell table:formula="of:=[.F298]-[.G2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299]&gt;100; 93; 0)" office:value-type="float" office:value="0" calcext:value-type="float">
            <text:p>0</text:p>
          </table:table-cell>
          <table:table-cell table:formula="of:=1.75*[.A299]+2*[.A298]-[.C298]" office:value-type="float" office:value="-164.25" calcext:value-type="float">
            <text:p>-164.25</text:p>
          </table:table-cell>
          <table:table-cell table:formula="of:=IF([.D299]&gt;127; 127; IF([.D299]&lt;-128; -128; [.D2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99]-[.F299]" office:value-type="float" office:value="0" calcext:value-type="float">
            <text:p>0</text:p>
          </table:table-cell>
          <table:table-cell table:formula="of:=[.E299]-[.G299]" office:value-type="float" office:value="0" calcext:value-type="float">
            <text:p>0</text:p>
          </table:table-cell>
          <table:table-cell table:formula="of:=[.F299]-[.G2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300]&gt;100; 93; 0)" office:value-type="float" office:value="0" calcext:value-type="float">
            <text:p>0</text:p>
          </table:table-cell>
          <table:table-cell table:formula="of:=1.75*[.A300]+2*[.A299]-[.C299]" office:value-type="float" office:value="-271.25" calcext:value-type="float">
            <text:p>-271.25</text:p>
          </table:table-cell>
          <table:table-cell table:formula="of:=IF([.D300]&gt;127; 127; IF([.D300]&lt;-128; -128; [.D30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00]-[.F300]" office:value-type="float" office:value="0" calcext:value-type="float">
            <text:p>0</text:p>
          </table:table-cell>
          <table:table-cell table:formula="of:=[.E300]-[.G300]" office:value-type="float" office:value="0" calcext:value-type="float">
            <text:p>0</text:p>
          </table:table-cell>
          <table:table-cell table:formula="of:=[.F300]-[.G3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111101" calcext:value-type="float">
            <text:p>11111101</text:p>
          </table:table-cell>
          <table:table-cell table:formula="of:=IF([.A301]&gt;100; 93; 0)" office:value-type="float" office:value="0" calcext:value-type="float">
            <text:p>0</text:p>
          </table:table-cell>
          <table:table-cell table:formula="of:=1.75*[.A301]+2*[.A300]-[.C300]" office:value-type="float" office:value="-43.25" calcext:value-type="float">
            <text:p>-43.25</text:p>
          </table:table-cell>
          <table:table-cell table:formula="of:=IF([.D301]&gt;127; 127; IF([.D301]&lt;-128; -128; [.D301]))" office:value-type="float" office:value="-43.25" calcext:value-type="float">
            <text:p>-43.25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11010101" calcext:value-type="float">
            <text:p>11010101</text:p>
          </table:table-cell>
          <table:table-cell table:formula="of:=[.E301]-[.F301]" office:value-type="float" office:value="-0.25" calcext:value-type="float">
            <text:p>-0.25</text:p>
          </table:table-cell>
          <table:table-cell table:formula="of:=[.E301]-[.G301]" office:value-type="float" office:value="-0.25" calcext:value-type="float">
            <text:p>-0.25</text:p>
          </table:table-cell>
          <table:table-cell table:formula="of:=[.F301]-[.G3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11110" calcext:value-type="float">
            <text:p>1111110</text:p>
          </table:table-cell>
          <table:table-cell table:formula="of:=IF([.A302]&gt;100; 93; 0)" office:value-type="float" office:value="93" calcext:value-type="float">
            <text:p>93</text:p>
          </table:table-cell>
          <table:table-cell table:formula="of:=1.75*[.A302]+2*[.A301]-[.C301]" office:value-type="float" office:value="214.5" calcext:value-type="float">
            <text:p>214.5</text:p>
          </table:table-cell>
          <table:table-cell table:formula="of:=IF([.D302]&gt;127; 127; IF([.D302]&lt;-128; -128; [.D30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02]-[.F302]" office:value-type="float" office:value="0" calcext:value-type="float">
            <text:p>0</text:p>
          </table:table-cell>
          <table:table-cell table:formula="of:=[.E302]-[.G302]" office:value-type="float" office:value="0" calcext:value-type="float">
            <text:p>0</text:p>
          </table:table-cell>
          <table:table-cell table:formula="of:=[.F302]-[.G3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303]&gt;100; 93; 0)" office:value-type="float" office:value="0" calcext:value-type="float">
            <text:p>0</text:p>
          </table:table-cell>
          <table:table-cell table:formula="of:=1.75*[.A303]+2*[.A302]-[.C302]" office:value-type="float" office:value="318.25" calcext:value-type="float">
            <text:p>318.25</text:p>
          </table:table-cell>
          <table:table-cell table:formula="of:=IF([.D303]&gt;127; 127; IF([.D303]&lt;-128; -128; [.D30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03]-[.F303]" office:value-type="float" office:value="0" calcext:value-type="float">
            <text:p>0</text:p>
          </table:table-cell>
          <table:table-cell table:formula="of:=[.E303]-[.G303]" office:value-type="float" office:value="0" calcext:value-type="float">
            <text:p>0</text:p>
          </table:table-cell>
          <table:table-cell table:formula="of:=[.F303]-[.G3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304]&gt;100; 93; 0)" office:value-type="float" office:value="0" calcext:value-type="float">
            <text:p>0</text:p>
          </table:table-cell>
          <table:table-cell table:formula="of:=1.75*[.A304]+2*[.A303]-[.C303]" office:value-type="float" office:value="64.75" calcext:value-type="float">
            <text:p>64.75</text:p>
          </table:table-cell>
          <table:table-cell table:formula="of:=IF([.D304]&gt;127; 127; IF([.D304]&lt;-128; -128; [.D304]))" office:value-type="float" office:value="64.75" calcext:value-type="float">
            <text:p>64.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0001" calcext:value-type="float">
            <text:p>1000001</text:p>
          </table:table-cell>
          <table:table-cell table:formula="of:=[.E304]-[.F304]" office:value-type="float" office:value="-0.25" calcext:value-type="float">
            <text:p>-0.25</text:p>
          </table:table-cell>
          <table:table-cell table:formula="of:=[.E304]-[.G304]" office:value-type="float" office:value="-0.25" calcext:value-type="float">
            <text:p>-0.25</text:p>
          </table:table-cell>
          <table:table-cell table:formula="of:=[.F304]-[.G3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IF([.A305]&gt;100; 93; 0)" office:value-type="float" office:value="0" calcext:value-type="float">
            <text:p>0</text:p>
          </table:table-cell>
          <table:table-cell table:formula="of:=1.75*[.A305]+2*[.A304]-[.C304]" office:value-type="float" office:value="-62.25" calcext:value-type="float">
            <text:p>-62.25</text:p>
          </table:table-cell>
          <table:table-cell table:formula="of:=IF([.D305]&gt;127; 127; IF([.D305]&lt;-128; -128; [.D305]))" office:value-type="float" office:value="-62.25" calcext:value-type="float">
            <text:p>-62.2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[.E305]-[.F305]" office:value-type="float" office:value="-0.25" calcext:value-type="float">
            <text:p>-0.25</text:p>
          </table:table-cell>
          <table:table-cell table:formula="of:=[.E305]-[.G305]" office:value-type="float" office:value="-0.25" calcext:value-type="float">
            <text:p>-0.25</text:p>
          </table:table-cell>
          <table:table-cell table:formula="of:=[.F305]-[.G3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306]&gt;100; 93; 0)" office:value-type="float" office:value="0" calcext:value-type="float">
            <text:p>0</text:p>
          </table:table-cell>
          <table:table-cell table:formula="of:=1.75*[.A306]+2*[.A305]-[.C305]" office:value-type="float" office:value="-105.25" calcext:value-type="float">
            <text:p>-105.25</text:p>
          </table:table-cell>
          <table:table-cell table:formula="of:=IF([.D306]&gt;127; 127; IF([.D306]&lt;-128; -128; [.D306]))" office:value-type="float" office:value="-105.25" calcext:value-type="float">
            <text:p>-105.25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[.E306]-[.F306]" office:value-type="float" office:value="-0.25" calcext:value-type="float">
            <text:p>-0.25</text:p>
          </table:table-cell>
          <table:table-cell table:formula="of:=[.E306]-[.G306]" office:value-type="float" office:value="-0.25" calcext:value-type="float">
            <text:p>-0.25</text:p>
          </table:table-cell>
          <table:table-cell table:formula="of:=[.F306]-[.G3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307]&gt;100; 93; 0)" office:value-type="float" office:value="0" calcext:value-type="float">
            <text:p>0</text:p>
          </table:table-cell>
          <table:table-cell table:formula="of:=1.75*[.A307]+2*[.A306]-[.C306]" office:value-type="float" office:value="-422.25" calcext:value-type="float">
            <text:p>-422.25</text:p>
          </table:table-cell>
          <table:table-cell table:formula="of:=IF([.D307]&gt;127; 127; IF([.D307]&lt;-128; -128; [.D30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07]-[.F307]" office:value-type="float" office:value="0" calcext:value-type="float">
            <text:p>0</text:p>
          </table:table-cell>
          <table:table-cell table:formula="of:=[.E307]-[.G307]" office:value-type="float" office:value="0" calcext:value-type="float">
            <text:p>0</text:p>
          </table:table-cell>
          <table:table-cell table:formula="of:=[.F307]-[.G3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010000" calcext:value-type="float">
            <text:p>10010000</text:p>
          </table:table-cell>
          <table:table-cell table:formula="of:=IF([.A308]&gt;100; 93; 0)" office:value-type="float" office:value="0" calcext:value-type="float">
            <text:p>0</text:p>
          </table:table-cell>
          <table:table-cell table:formula="of:=1.75*[.A308]+2*[.A307]-[.C307]" office:value-type="float" office:value="-434" calcext:value-type="float">
            <text:p>-434</text:p>
          </table:table-cell>
          <table:table-cell table:formula="of:=IF([.D308]&gt;127; 127; IF([.D308]&lt;-128; -128; [.D30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08]-[.F308]" office:value-type="float" office:value="0" calcext:value-type="float">
            <text:p>0</text:p>
          </table:table-cell>
          <table:table-cell table:formula="of:=[.E308]-[.G308]" office:value-type="float" office:value="0" calcext:value-type="float">
            <text:p>0</text:p>
          </table:table-cell>
          <table:table-cell table:formula="of:=[.F308]-[.G3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1100000" calcext:value-type="float">
            <text:p>11100000</text:p>
          </table:table-cell>
          <table:table-cell table:formula="of:=IF([.A309]&gt;100; 93; 0)" office:value-type="float" office:value="0" calcext:value-type="float">
            <text:p>0</text:p>
          </table:table-cell>
          <table:table-cell table:formula="of:=1.75*[.A309]+2*[.A308]-[.C308]" office:value-type="float" office:value="-280" calcext:value-type="float">
            <text:p>-280</text:p>
          </table:table-cell>
          <table:table-cell table:formula="of:=IF([.D309]&gt;127; 127; IF([.D309]&lt;-128; -128; [.D30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09]-[.F309]" office:value-type="float" office:value="0" calcext:value-type="float">
            <text:p>0</text:p>
          </table:table-cell>
          <table:table-cell table:formula="of:=[.E309]-[.G309]" office:value-type="float" office:value="0" calcext:value-type="float">
            <text:p>0</text:p>
          </table:table-cell>
          <table:table-cell table:formula="of:=[.F309]-[.G3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IF([.A310]&gt;100; 93; 0)" office:value-type="float" office:value="0" calcext:value-type="float">
            <text:p>0</text:p>
          </table:table-cell>
          <table:table-cell table:formula="of:=1.75*[.A310]+2*[.A309]-[.C309]" office:value-type="float" office:value="-228.5" calcext:value-type="float">
            <text:p>-228.5</text:p>
          </table:table-cell>
          <table:table-cell table:formula="of:=IF([.D310]&gt;127; 127; IF([.D310]&lt;-128; -128; [.D31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10]-[.F310]" office:value-type="float" office:value="0" calcext:value-type="float">
            <text:p>0</text:p>
          </table:table-cell>
          <table:table-cell table:formula="of:=[.E310]-[.G310]" office:value-type="float" office:value="0" calcext:value-type="float">
            <text:p>0</text:p>
          </table:table-cell>
          <table:table-cell table:formula="of:=[.F310]-[.G3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IF([.A311]&gt;100; 93; 0)" office:value-type="float" office:value="0" calcext:value-type="float">
            <text:p>0</text:p>
          </table:table-cell>
          <table:table-cell table:formula="of:=1.75*[.A311]+2*[.A310]-[.C310]" office:value-type="float" office:value="-231.75" calcext:value-type="float">
            <text:p>-231.75</text:p>
          </table:table-cell>
          <table:table-cell table:formula="of:=IF([.D311]&gt;127; 127; IF([.D311]&lt;-128; -128; [.D31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11]-[.F311]" office:value-type="float" office:value="0" calcext:value-type="float">
            <text:p>0</text:p>
          </table:table-cell>
          <table:table-cell table:formula="of:=[.E311]-[.G311]" office:value-type="float" office:value="0" calcext:value-type="float">
            <text:p>0</text:p>
          </table:table-cell>
          <table:table-cell table:formula="of:=[.F311]-[.G3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312]&gt;100; 93; 0)" office:value-type="float" office:value="0" calcext:value-type="float">
            <text:p>0</text:p>
          </table:table-cell>
          <table:table-cell table:formula="of:=1.75*[.A312]+2*[.A311]-[.C311]" office:value-type="float" office:value="-92" calcext:value-type="float">
            <text:p>-92</text:p>
          </table:table-cell>
          <table:table-cell table:formula="of:=IF([.D312]&gt;127; 127; IF([.D312]&lt;-128; -128; [.D312]))" office:value-type="float" office:value="-92" calcext:value-type="float">
            <text:p>-92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10100100" calcext:value-type="float">
            <text:p>10100100</text:p>
          </table:table-cell>
          <table:table-cell table:formula="of:=[.E312]-[.F312]" office:value-type="float" office:value="0" calcext:value-type="float">
            <text:p>0</text:p>
          </table:table-cell>
          <table:table-cell table:formula="of:=[.E312]-[.G312]" office:value-type="float" office:value="0" calcext:value-type="float">
            <text:p>0</text:p>
          </table:table-cell>
          <table:table-cell table:formula="of:=[.F312]-[.G3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formula="of:=IF([.A313]&gt;100; 93; 0)" office:value-type="float" office:value="0" calcext:value-type="float">
            <text:p>0</text:p>
          </table:table-cell>
          <table:table-cell table:formula="of:=1.75*[.A313]+2*[.A312]-[.C312]" office:value-type="float" office:value="-9.5" calcext:value-type="float">
            <text:p>-9.5</text:p>
          </table:table-cell>
          <table:table-cell table:formula="of:=IF([.D313]&gt;127; 127; IF([.D313]&lt;-128; -128; [.D313]))" office:value-type="float" office:value="-9.5" calcext:value-type="float">
            <text:p>-9.5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[.E313]-[.F313]" office:value-type="float" office:value="-0.5" calcext:value-type="float">
            <text:p>-0.5</text:p>
          </table:table-cell>
          <table:table-cell table:formula="of:=[.E313]-[.G313]" office:value-type="float" office:value="-0.5" calcext:value-type="float">
            <text:p>-0.5</text:p>
          </table:table-cell>
          <table:table-cell table:formula="of:=[.F313]-[.G3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314]&gt;100; 93; 0)" office:value-type="float" office:value="0" calcext:value-type="float">
            <text:p>0</text:p>
          </table:table-cell>
          <table:table-cell table:formula="of:=1.75*[.A314]+2*[.A313]-[.C313]" office:value-type="float" office:value="-83.75" calcext:value-type="float">
            <text:p>-83.75</text:p>
          </table:table-cell>
          <table:table-cell table:formula="of:=IF([.D314]&gt;127; 127; IF([.D314]&lt;-128; -128; [.D314]))" office:value-type="float" office:value="-83.75" calcext:value-type="float">
            <text:p>-83.7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[.E314]-[.F314]" office:value-type="float" office:value="0.25" calcext:value-type="float">
            <text:p>0.25</text:p>
          </table:table-cell>
          <table:table-cell table:formula="of:=[.E314]-[.G314]" office:value-type="float" office:value="-0.75" calcext:value-type="float">
            <text:p>-0.75</text:p>
          </table:table-cell>
          <table:table-cell table:formula="of:=[.F314]-[.G31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IF([.A315]&gt;100; 93; 0)" office:value-type="float" office:value="0" calcext:value-type="float">
            <text:p>0</text:p>
          </table:table-cell>
          <table:table-cell table:formula="of:=1.75*[.A315]+2*[.A314]-[.C314]" office:value-type="float" office:value="-116.25" calcext:value-type="float">
            <text:p>-116.25</text:p>
          </table:table-cell>
          <table:table-cell table:formula="of:=IF([.D315]&gt;127; 127; IF([.D315]&lt;-128; -128; [.D315]))" office:value-type="float" office:value="-116.25" calcext:value-type="float">
            <text:p>-116.2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[.E315]-[.F315]" office:value-type="float" office:value="-0.25" calcext:value-type="float">
            <text:p>-0.25</text:p>
          </table:table-cell>
          <table:table-cell table:formula="of:=[.E315]-[.G315]" office:value-type="float" office:value="-0.25" calcext:value-type="float">
            <text:p>-0.25</text:p>
          </table:table-cell>
          <table:table-cell table:formula="of:=[.F315]-[.G3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316]&gt;100; 93; 0)" office:value-type="float" office:value="0" calcext:value-type="float">
            <text:p>0</text:p>
          </table:table-cell>
          <table:table-cell table:formula="of:=1.75*[.A316]+2*[.A315]-[.C315]" office:value-type="float" office:value="-67.5" calcext:value-type="float">
            <text:p>-67.5</text:p>
          </table:table-cell>
          <table:table-cell table:formula="of:=IF([.D316]&gt;127; 127; IF([.D316]&lt;-128; -128; [.D316]))" office:value-type="float" office:value="-67.5" calcext:value-type="float">
            <text:p>-67.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[.E316]-[.F316]" office:value-type="float" office:value="-0.5" calcext:value-type="float">
            <text:p>-0.5</text:p>
          </table:table-cell>
          <table:table-cell table:formula="of:=[.E316]-[.G316]" office:value-type="float" office:value="-0.5" calcext:value-type="float">
            <text:p>-0.5</text:p>
          </table:table-cell>
          <table:table-cell table:formula="of:=[.F316]-[.G3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IF([.A317]&gt;100; 93; 0)" office:value-type="float" office:value="0" calcext:value-type="float">
            <text:p>0</text:p>
          </table:table-cell>
          <table:table-cell table:formula="of:=1.75*[.A317]+2*[.A316]-[.C316]" office:value-type="float" office:value="-131.75" calcext:value-type="float">
            <text:p>-131.75</text:p>
          </table:table-cell>
          <table:table-cell table:formula="of:=IF([.D317]&gt;127; 127; IF([.D317]&lt;-128; -128; [.D31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17]-[.F317]" office:value-type="float" office:value="0" calcext:value-type="float">
            <text:p>0</text:p>
          </table:table-cell>
          <table:table-cell table:formula="of:=[.E317]-[.G317]" office:value-type="float" office:value="0" calcext:value-type="float">
            <text:p>0</text:p>
          </table:table-cell>
          <table:table-cell table:formula="of:=[.F317]-[.G3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318]&gt;100; 93; 0)" office:value-type="float" office:value="0" calcext:value-type="float">
            <text:p>0</text:p>
          </table:table-cell>
          <table:table-cell table:formula="of:=1.75*[.A318]+2*[.A317]-[.C317]" office:value-type="float" office:value="-63.5" calcext:value-type="float">
            <text:p>-63.5</text:p>
          </table:table-cell>
          <table:table-cell table:formula="of:=IF([.D318]&gt;127; 127; IF([.D318]&lt;-128; -128; [.D318]))" office:value-type="float" office:value="-63.5" calcext:value-type="float">
            <text:p>-63.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[.E318]-[.F318]" office:value-type="float" office:value="-0.5" calcext:value-type="float">
            <text:p>-0.5</text:p>
          </table:table-cell>
          <table:table-cell table:formula="of:=[.E318]-[.G318]" office:value-type="float" office:value="-0.5" calcext:value-type="float">
            <text:p>-0.5</text:p>
          </table:table-cell>
          <table:table-cell table:formula="of:=[.F318]-[.G3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319]&gt;100; 93; 0)" office:value-type="float" office:value="0" calcext:value-type="float">
            <text:p>0</text:p>
          </table:table-cell>
          <table:table-cell table:formula="of:=1.75*[.A319]+2*[.A318]-[.C318]" office:value-type="float" office:value="-169.25" calcext:value-type="float">
            <text:p>-169.25</text:p>
          </table:table-cell>
          <table:table-cell table:formula="of:=IF([.D319]&gt;127; 127; IF([.D319]&lt;-128; -128; [.D3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19]-[.F319]" office:value-type="float" office:value="0" calcext:value-type="float">
            <text:p>0</text:p>
          </table:table-cell>
          <table:table-cell table:formula="of:=[.E319]-[.G319]" office:value-type="float" office:value="0" calcext:value-type="float">
            <text:p>0</text:p>
          </table:table-cell>
          <table:table-cell table:formula="of:=[.F319]-[.G3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320]&gt;100; 93; 0)" office:value-type="float" office:value="0" calcext:value-type="float">
            <text:p>0</text:p>
          </table:table-cell>
          <table:table-cell table:formula="of:=1.75*[.A320]+2*[.A319]-[.C319]" office:value-type="float" office:value="23.5" calcext:value-type="float">
            <text:p>23.5</text:p>
          </table:table-cell>
          <table:table-cell table:formula="of:=IF([.D320]&gt;127; 127; IF([.D320]&lt;-128; -128; [.D320]))" office:value-type="float" office:value="23.5" calcext:value-type="float">
            <text:p>23.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[.E320]-[.F320]" office:value-type="float" office:value="-0.5" calcext:value-type="float">
            <text:p>-0.5</text:p>
          </table:table-cell>
          <table:table-cell table:formula="of:=[.E320]-[.G320]" office:value-type="float" office:value="-0.5" calcext:value-type="float">
            <text:p>-0.5</text:p>
          </table:table-cell>
          <table:table-cell table:formula="of:=[.F320]-[.G3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321]&gt;100; 93; 0)" office:value-type="float" office:value="0" calcext:value-type="float">
            <text:p>0</text:p>
          </table:table-cell>
          <table:table-cell table:formula="of:=1.75*[.A321]+2*[.A320]-[.C320]" office:value-type="float" office:value="101.25" calcext:value-type="float">
            <text:p>101.25</text:p>
          </table:table-cell>
          <table:table-cell table:formula="of:=IF([.D321]&gt;127; 127; IF([.D321]&lt;-128; -128; [.D321]))" office:value-type="float" office:value="101.25" calcext:value-type="float">
            <text:p>101.2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100110" calcext:value-type="float">
            <text:p>1100110</text:p>
          </table:table-cell>
          <table:table-cell table:formula="of:=[.E321]-[.F321]" office:value-type="float" office:value="0.25" calcext:value-type="float">
            <text:p>0.25</text:p>
          </table:table-cell>
          <table:table-cell table:formula="of:=[.E321]-[.G321]" office:value-type="float" office:value="-0.75" calcext:value-type="float">
            <text:p>-0.75</text:p>
          </table:table-cell>
          <table:table-cell table:formula="of:=[.F321]-[.G32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IF([.A322]&gt;100; 93; 0)" office:value-type="float" office:value="0" calcext:value-type="float">
            <text:p>0</text:p>
          </table:table-cell>
          <table:table-cell table:formula="of:=1.75*[.A322]+2*[.A321]-[.C321]" office:value-type="float" office:value="-11.25" calcext:value-type="float">
            <text:p>-11.25</text:p>
          </table:table-cell>
          <table:table-cell table:formula="of:=IF([.D322]&gt;127; 127; IF([.D322]&lt;-128; -128; [.D322]))" office:value-type="float" office:value="-11.25" calcext:value-type="float">
            <text:p>-11.25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[.E322]-[.F322]" office:value-type="float" office:value="-0.25" calcext:value-type="float">
            <text:p>-0.25</text:p>
          </table:table-cell>
          <table:table-cell table:formula="of:=[.E322]-[.G322]" office:value-type="float" office:value="-0.25" calcext:value-type="float">
            <text:p>-0.25</text:p>
          </table:table-cell>
          <table:table-cell table:formula="of:=[.F322]-[.G3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1100000" calcext:value-type="float">
            <text:p>11100000</text:p>
          </table:table-cell>
          <table:table-cell table:formula="of:=IF([.A323]&gt;100; 93; 0)" office:value-type="float" office:value="0" calcext:value-type="float">
            <text:p>0</text:p>
          </table:table-cell>
          <table:table-cell table:formula="of:=1.75*[.A323]+2*[.A322]-[.C322]" office:value-type="float" office:value="34" calcext:value-type="float">
            <text:p>34</text:p>
          </table:table-cell>
          <table:table-cell table:formula="of:=IF([.D323]&gt;127; 127; IF([.D323]&lt;-128; -128; [.D323]))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table:formula="of:=[.E323]-[.F323]" office:value-type="float" office:value="0" calcext:value-type="float">
            <text:p>0</text:p>
          </table:table-cell>
          <table:table-cell table:formula="of:=[.E323]-[.G323]" office:value-type="float" office:value="0" calcext:value-type="float">
            <text:p>0</text:p>
          </table:table-cell>
          <table:table-cell table:formula="of:=[.F323]-[.G3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IF([.A324]&gt;100; 93; 0)" office:value-type="float" office:value="0" calcext:value-type="float">
            <text:p>0</text:p>
          </table:table-cell>
          <table:table-cell table:formula="of:=1.75*[.A324]+2*[.A323]-[.C323]" office:value-type="float" office:value="-34.25" calcext:value-type="float">
            <text:p>-34.25</text:p>
          </table:table-cell>
          <table:table-cell table:formula="of:=IF([.D324]&gt;127; 127; IF([.D324]&lt;-128; -128; [.D324]))" office:value-type="float" office:value="-34.25" calcext:value-type="float">
            <text:p>-34.25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[.E324]-[.F324]" office:value-type="float" office:value="-0.25" calcext:value-type="float">
            <text:p>-0.25</text:p>
          </table:table-cell>
          <table:table-cell table:formula="of:=[.E324]-[.G324]" office:value-type="float" office:value="-0.25" calcext:value-type="float">
            <text:p>-0.25</text:p>
          </table:table-cell>
          <table:table-cell table:formula="of:=[.F324]-[.G3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[.A325]&gt;100; 93; 0)" office:value-type="float" office:value="0" calcext:value-type="float">
            <text:p>0</text:p>
          </table:table-cell>
          <table:table-cell table:formula="of:=1.75*[.A325]+2*[.A324]-[.C324]" office:value-type="float" office:value="41" calcext:value-type="float">
            <text:p>41</text:p>
          </table:table-cell>
          <table:table-cell table:formula="of:=IF([.D325]&gt;127; 127; IF([.D325]&lt;-128; -128; [.D325]))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[.E325]-[.F325]" office:value-type="float" office:value="0" calcext:value-type="float">
            <text:p>0</text:p>
          </table:table-cell>
          <table:table-cell table:formula="of:=[.E325]-[.G325]" office:value-type="float" office:value="0" calcext:value-type="float">
            <text:p>0</text:p>
          </table:table-cell>
          <table:table-cell table:formula="of:=[.F325]-[.G3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326]&gt;100; 93; 0)" office:value-type="float" office:value="0" calcext:value-type="float">
            <text:p>0</text:p>
          </table:table-cell>
          <table:table-cell table:formula="of:=1.75*[.A326]+2*[.A325]-[.C325]" office:value-type="float" office:value="4.5" calcext:value-type="float">
            <text:p>4.5</text:p>
          </table:table-cell>
          <table:table-cell table:formula="of:=IF([.D326]&gt;127; 127; IF([.D326]&lt;-128; -128; [.D326]))"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E326]-[.F326]" office:value-type="float" office:value="-0.5" calcext:value-type="float">
            <text:p>-0.5</text:p>
          </table:table-cell>
          <table:table-cell table:formula="of:=[.E326]-[.G326]" office:value-type="float" office:value="-0.5" calcext:value-type="float">
            <text:p>-0.5</text:p>
          </table:table-cell>
          <table:table-cell table:formula="of:=[.F326]-[.G3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327]&gt;100; 93; 0)" office:value-type="float" office:value="0" calcext:value-type="float">
            <text:p>0</text:p>
          </table:table-cell>
          <table:table-cell table:formula="of:=1.75*[.A327]+2*[.A326]-[.C326]" office:value-type="float" office:value="-40.75" calcext:value-type="float">
            <text:p>-40.75</text:p>
          </table:table-cell>
          <table:table-cell table:formula="of:=IF([.D327]&gt;127; 127; IF([.D327]&lt;-128; -128; [.D327]))" office:value-type="float" office:value="-40.75" calcext:value-type="float">
            <text:p>-40.75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11011000" calcext:value-type="float">
            <text:p>11011000</text:p>
          </table:table-cell>
          <table:table-cell table:formula="of:=[.E327]-[.F327]" office:value-type="float" office:value="0.25" calcext:value-type="float">
            <text:p>0.25</text:p>
          </table:table-cell>
          <table:table-cell table:formula="of:=[.E327]-[.G327]" office:value-type="float" office:value="-0.75" calcext:value-type="float">
            <text:p>-0.75</text:p>
          </table:table-cell>
          <table:table-cell table:formula="of:=[.F327]-[.G32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IF([.A328]&gt;100; 93; 0)" office:value-type="float" office:value="0" calcext:value-type="float">
            <text:p>0</text:p>
          </table:table-cell>
          <table:table-cell table:formula="of:=1.75*[.A328]+2*[.A327]-[.C327]" office:value-type="float" office:value="-105" calcext:value-type="float">
            <text:p>-105</text:p>
          </table:table-cell>
          <table:table-cell table:formula="of:=IF([.D328]&gt;127; 127; IF([.D328]&lt;-128; -128; [.D328]))" office:value-type="float" office:value="-105" calcext:value-type="float">
            <text:p>-105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[.E328]-[.F328]" office:value-type="float" office:value="0" calcext:value-type="float">
            <text:p>0</text:p>
          </table:table-cell>
          <table:table-cell table:formula="of:=[.E328]-[.G328]" office:value-type="float" office:value="0" calcext:value-type="float">
            <text:p>0</text:p>
          </table:table-cell>
          <table:table-cell table:formula="of:=[.F328]-[.G3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IF([.A329]&gt;100; 93; 0)" office:value-type="float" office:value="93" calcext:value-type="float">
            <text:p>93</text:p>
          </table:table-cell>
          <table:table-cell table:formula="of:=1.75*[.A329]+2*[.A328]-[.C328]" office:value-type="float" office:value="136.25" calcext:value-type="float">
            <text:p>136.25</text:p>
          </table:table-cell>
          <table:table-cell table:formula="of:=IF([.D329]&gt;127; 127; IF([.D329]&lt;-128; -128; [.D32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29]-[.F329]" office:value-type="float" office:value="0" calcext:value-type="float">
            <text:p>0</text:p>
          </table:table-cell>
          <table:table-cell table:formula="of:=[.E329]-[.G329]" office:value-type="float" office:value="0" calcext:value-type="float">
            <text:p>0</text:p>
          </table:table-cell>
          <table:table-cell table:formula="of:=[.F329]-[.G3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0111001" calcext:value-type="float">
            <text:p>10111001</text:p>
          </table:table-cell>
          <table:table-cell table:formula="of:=IF([.A330]&gt;100; 93; 0)" office:value-type="float" office:value="0" calcext:value-type="float">
            <text:p>0</text:p>
          </table:table-cell>
          <table:table-cell table:formula="of:=1.75*[.A330]+2*[.A329]-[.C329]" office:value-type="float" office:value="20.75" calcext:value-type="float">
            <text:p>20.75</text:p>
          </table:table-cell>
          <table:table-cell table:formula="of:=IF([.D330]&gt;127; 127; IF([.D330]&lt;-128; -128; [.D330]))" office:value-type="float" office:value="20.75" calcext:value-type="float">
            <text:p>20.7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formula="of:=[.E330]-[.F330]" office:value-type="float" office:value="-0.25" calcext:value-type="float">
            <text:p>-0.25</text:p>
          </table:table-cell>
          <table:table-cell table:formula="of:=[.E330]-[.G330]" office:value-type="float" office:value="-0.25" calcext:value-type="float">
            <text:p>-0.25</text:p>
          </table:table-cell>
          <table:table-cell table:formula="of:=[.F330]-[.G3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1" calcext:value-type="float">
            <text:p>1000001</text:p>
          </table:table-cell>
          <table:table-cell table:formula="of:=IF([.A331]&gt;100; 93; 0)" office:value-type="float" office:value="0" calcext:value-type="float">
            <text:p>0</text:p>
          </table:table-cell>
          <table:table-cell table:formula="of:=1.75*[.A331]+2*[.A330]-[.C330]" office:value-type="float" office:value="-28.25" calcext:value-type="float">
            <text:p>-28.25</text:p>
          </table:table-cell>
          <table:table-cell table:formula="of:=IF([.D331]&gt;127; 127; IF([.D331]&lt;-128; -128; [.D331]))" office:value-type="float" office:value="-28.25" calcext:value-type="float">
            <text:p>-28.25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[.E331]-[.F331]" office:value-type="float" office:value="-0.25" calcext:value-type="float">
            <text:p>-0.25</text:p>
          </table:table-cell>
          <table:table-cell table:formula="of:=[.E331]-[.G331]" office:value-type="float" office:value="-0.25" calcext:value-type="float">
            <text:p>-0.25</text:p>
          </table:table-cell>
          <table:table-cell table:formula="of:=[.F331]-[.G3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332]&gt;100; 93; 0)" office:value-type="float" office:value="0" calcext:value-type="float">
            <text:p>0</text:p>
          </table:table-cell>
          <table:table-cell table:formula="of:=1.75*[.A332]+2*[.A331]-[.C331]" office:value-type="float" office:value="-45" calcext:value-type="float">
            <text:p>-45</text:p>
          </table:table-cell>
          <table:table-cell table:formula="of:=IF([.D332]&gt;127; 127; IF([.D332]&lt;-128; -128; [.D332]))" office:value-type="float" office:value="-45" calcext:value-type="float">
            <text:p>-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[.E332]-[.F332]" office:value-type="float" office:value="0" calcext:value-type="float">
            <text:p>0</text:p>
          </table:table-cell>
          <table:table-cell table:formula="of:=[.E332]-[.G332]" office:value-type="float" office:value="0" calcext:value-type="float">
            <text:p>0</text:p>
          </table:table-cell>
          <table:table-cell table:formula="of:=[.F332]-[.G3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333]&gt;100; 93; 0)" office:value-type="float" office:value="0" calcext:value-type="float">
            <text:p>0</text:p>
          </table:table-cell>
          <table:table-cell table:formula="of:=1.75*[.A333]+2*[.A332]-[.C332]" office:value-type="float" office:value="-198.25" calcext:value-type="float">
            <text:p>-198.25</text:p>
          </table:table-cell>
          <table:table-cell table:formula="of:=IF([.D333]&gt;127; 127; IF([.D333]&lt;-128; -128; [.D33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33]-[.F333]" office:value-type="float" office:value="0" calcext:value-type="float">
            <text:p>0</text:p>
          </table:table-cell>
          <table:table-cell table:formula="of:=[.E333]-[.G333]" office:value-type="float" office:value="0" calcext:value-type="float">
            <text:p>0</text:p>
          </table:table-cell>
          <table:table-cell table:formula="of:=[.F333]-[.G3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334]&gt;100; 93; 0)" office:value-type="float" office:value="0" calcext:value-type="float">
            <text:p>0</text:p>
          </table:table-cell>
          <table:table-cell table:formula="of:=1.75*[.A334]+2*[.A333]-[.C333]" office:value-type="float" office:value="44" calcext:value-type="float">
            <text:p>44</text:p>
          </table:table-cell>
          <table:table-cell table:formula="of:=IF([.D334]&gt;127; 127; IF([.D334]&lt;-128; -128; [.D334]))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[.E334]-[.F334]" office:value-type="float" office:value="0" calcext:value-type="float">
            <text:p>0</text:p>
          </table:table-cell>
          <table:table-cell table:formula="of:=[.E334]-[.G334]" office:value-type="float" office:value="0" calcext:value-type="float">
            <text:p>0</text:p>
          </table:table-cell>
          <table:table-cell table:formula="of:=[.F334]-[.G3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IF([.A335]&gt;100; 93; 0)" office:value-type="float" office:value="0" calcext:value-type="float">
            <text:p>0</text:p>
          </table:table-cell>
          <table:table-cell table:formula="of:=1.75*[.A335]+2*[.A334]-[.C334]" office:value-type="float" office:value="35.75" calcext:value-type="float">
            <text:p>35.75</text:p>
          </table:table-cell>
          <table:table-cell table:formula="of:=IF([.D335]&gt;127; 127; IF([.D335]&lt;-128; -128; [.D335]))" office:value-type="float" office:value="35.75" calcext:value-type="float">
            <text:p>35.7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[.E335]-[.F335]" office:value-type="float" office:value="-0.25" calcext:value-type="float">
            <text:p>-0.25</text:p>
          </table:table-cell>
          <table:table-cell table:formula="of:=[.E335]-[.G335]" office:value-type="float" office:value="-0.25" calcext:value-type="float">
            <text:p>-0.25</text:p>
          </table:table-cell>
          <table:table-cell table:formula="of:=[.F335]-[.G3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336]&gt;100; 93; 0)" office:value-type="float" office:value="0" calcext:value-type="float">
            <text:p>0</text:p>
          </table:table-cell>
          <table:table-cell table:formula="of:=1.75*[.A336]+2*[.A335]-[.C335]" office:value-type="float" office:value="-47.25" calcext:value-type="float">
            <text:p>-47.25</text:p>
          </table:table-cell>
          <table:table-cell table:formula="of:=IF([.D336]&gt;127; 127; IF([.D336]&lt;-128; -128; [.D336]))" office:value-type="float" office:value="-47.25" calcext:value-type="float">
            <text:p>-47.25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[.E336]-[.F336]" office:value-type="float" office:value="-0.25" calcext:value-type="float">
            <text:p>-0.25</text:p>
          </table:table-cell>
          <table:table-cell table:formula="of:=[.E336]-[.G336]" office:value-type="float" office:value="-0.25" calcext:value-type="float">
            <text:p>-0.25</text:p>
          </table:table-cell>
          <table:table-cell table:formula="of:=[.F336]-[.G3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0010" calcext:value-type="float">
            <text:p>1100010</text:p>
          </table:table-cell>
          <table:table-cell table:formula="of:=IF([.A337]&gt;100; 93; 0)" office:value-type="float" office:value="0" calcext:value-type="float">
            <text:p>0</text:p>
          </table:table-cell>
          <table:table-cell table:formula="of:=1.75*[.A337]+2*[.A336]-[.C336]" office:value-type="float" office:value="133.5" calcext:value-type="float">
            <text:p>133.5</text:p>
          </table:table-cell>
          <table:table-cell table:formula="of:=IF([.D337]&gt;127; 127; IF([.D337]&lt;-128; -128; [.D33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37]-[.F337]" office:value-type="float" office:value="0" calcext:value-type="float">
            <text:p>0</text:p>
          </table:table-cell>
          <table:table-cell table:formula="of:=[.E337]-[.G337]" office:value-type="float" office:value="0" calcext:value-type="float">
            <text:p>0</text:p>
          </table:table-cell>
          <table:table-cell table:formula="of:=[.F337]-[.G3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0111100" calcext:value-type="float">
            <text:p>10111100</text:p>
          </table:table-cell>
          <table:table-cell table:formula="of:=IF([.A338]&gt;100; 93; 0)" office:value-type="float" office:value="0" calcext:value-type="float">
            <text:p>0</text:p>
          </table:table-cell>
          <table:table-cell table:formula="of:=1.75*[.A338]+2*[.A337]-[.C337]" office:value-type="float" office:value="77" calcext:value-type="float">
            <text:p>77</text:p>
          </table:table-cell>
          <table:table-cell table:formula="of:=IF([.D338]&gt;127; 127; IF([.D338]&lt;-128; -128; [.D338]))" office:value-type="float" office:value="77" calcext:value-type="float">
            <text:p>7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[.E338]-[.F338]" office:value-type="float" office:value="0" calcext:value-type="float">
            <text:p>0</text:p>
          </table:table-cell>
          <table:table-cell table:formula="of:=[.E338]-[.G338]" office:value-type="float" office:value="0" calcext:value-type="float">
            <text:p>0</text:p>
          </table:table-cell>
          <table:table-cell table:formula="of:=[.F338]-[.G3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339]&gt;100; 93; 0)" office:value-type="float" office:value="0" calcext:value-type="float">
            <text:p>0</text:p>
          </table:table-cell>
          <table:table-cell table:formula="of:=1.75*[.A339]+2*[.A338]-[.C338]" office:value-type="float" office:value="-178" calcext:value-type="float">
            <text:p>-178</text:p>
          </table:table-cell>
          <table:table-cell table:formula="of:=IF([.D339]&gt;127; 127; IF([.D339]&lt;-128; -128; [.D33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39]-[.F339]" office:value-type="float" office:value="0" calcext:value-type="float">
            <text:p>0</text:p>
          </table:table-cell>
          <table:table-cell table:formula="of:=[.E339]-[.G339]" office:value-type="float" office:value="0" calcext:value-type="float">
            <text:p>0</text:p>
          </table:table-cell>
          <table:table-cell table:formula="of:=[.F339]-[.G3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100010" calcext:value-type="float">
            <text:p>11100010</text:p>
          </table:table-cell>
          <table:table-cell table:formula="of:=IF([.A340]&gt;100; 93; 0)" office:value-type="float" office:value="0" calcext:value-type="float">
            <text:p>0</text:p>
          </table:table-cell>
          <table:table-cell table:formula="of:=1.75*[.A340]+2*[.A339]-[.C339]" office:value-type="float" office:value="-100.5" calcext:value-type="float">
            <text:p>-100.5</text:p>
          </table:table-cell>
          <table:table-cell table:formula="of:=IF([.D340]&gt;127; 127; IF([.D340]&lt;-128; -128; [.D340]))" office:value-type="float" office:value="-100.5" calcext:value-type="float">
            <text:p>-100.5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[.E340]-[.F340]" office:value-type="float" office:value="-0.5" calcext:value-type="float">
            <text:p>-0.5</text:p>
          </table:table-cell>
          <table:table-cell table:formula="of:=[.E340]-[.G340]" office:value-type="float" office:value="-0.5" calcext:value-type="float">
            <text:p>-0.5</text:p>
          </table:table-cell>
          <table:table-cell table:formula="of:=[.F340]-[.G3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table:formula="of:=IF([.A341]&gt;100; 93; 0)" office:value-type="float" office:value="0" calcext:value-type="float">
            <text:p>0</text:p>
          </table:table-cell>
          <table:table-cell table:formula="of:=1.75*[.A341]+2*[.A340]-[.C340]" office:value-type="float" office:value="-4" calcext:value-type="float">
            <text:p>-4</text:p>
          </table:table-cell>
          <table:table-cell table:formula="of:=IF([.D341]&gt;127; 127; IF([.D341]&lt;-128; -128; [.D341]))" office:value-type="float" office:value="-4" calcext:value-type="float">
            <text:p>-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[.E341]-[.F341]" office:value-type="float" office:value="0" calcext:value-type="float">
            <text:p>0</text:p>
          </table:table-cell>
          <table:table-cell table:formula="of:=[.E341]-[.G341]" office:value-type="float" office:value="0" calcext:value-type="float">
            <text:p>0</text:p>
          </table:table-cell>
          <table:table-cell table:formula="of:=[.F341]-[.G3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IF([.A342]&gt;100; 93; 0)" office:value-type="float" office:value="0" calcext:value-type="float">
            <text:p>0</text:p>
          </table:table-cell>
          <table:table-cell table:formula="of:=1.75*[.A342]+2*[.A341]-[.C341]" office:value-type="float" office:value="139.25" calcext:value-type="float">
            <text:p>139.25</text:p>
          </table:table-cell>
          <table:table-cell table:formula="of:=IF([.D342]&gt;127; 127; IF([.D342]&lt;-128; -128; [.D34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42]-[.F342]" office:value-type="float" office:value="0" calcext:value-type="float">
            <text:p>0</text:p>
          </table:table-cell>
          <table:table-cell table:formula="of:=[.E342]-[.G342]" office:value-type="float" office:value="0" calcext:value-type="float">
            <text:p>0</text:p>
          </table:table-cell>
          <table:table-cell table:formula="of:=[.F342]-[.G3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343]&gt;100; 93; 0)" office:value-type="float" office:value="0" calcext:value-type="float">
            <text:p>0</text:p>
          </table:table-cell>
          <table:table-cell table:formula="of:=1.75*[.A343]+2*[.A342]-[.C342]" office:value-type="float" office:value="17.75" calcext:value-type="float">
            <text:p>17.75</text:p>
          </table:table-cell>
          <table:table-cell table:formula="of:=IF([.D343]&gt;127; 127; IF([.D343]&lt;-128; -128; [.D343]))" office:value-type="float" office:value="17.75" calcext:value-type="float">
            <text:p>17.7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343]-[.F343]" office:value-type="float" office:value="-0.25" calcext:value-type="float">
            <text:p>-0.25</text:p>
          </table:table-cell>
          <table:table-cell table:formula="of:=[.E343]-[.G343]" office:value-type="float" office:value="-0.25" calcext:value-type="float">
            <text:p>-0.25</text:p>
          </table:table-cell>
          <table:table-cell table:formula="of:=[.F343]-[.G3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344]&gt;100; 93; 0)" office:value-type="float" office:value="0" calcext:value-type="float">
            <text:p>0</text:p>
          </table:table-cell>
          <table:table-cell table:formula="of:=1.75*[.A344]+2*[.A343]-[.C343]" office:value-type="float" office:value="-253" calcext:value-type="float">
            <text:p>-253</text:p>
          </table:table-cell>
          <table:table-cell table:formula="of:=IF([.D344]&gt;127; 127; IF([.D344]&lt;-128; -128; [.D34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44]-[.F344]" office:value-type="float" office:value="0" calcext:value-type="float">
            <text:p>0</text:p>
          </table:table-cell>
          <table:table-cell table:formula="of:=[.E344]-[.G344]" office:value-type="float" office:value="0" calcext:value-type="float">
            <text:p>0</text:p>
          </table:table-cell>
          <table:table-cell table:formula="of:=[.F344]-[.G3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1011101" calcext:value-type="float">
            <text:p>11011101</text:p>
          </table:table-cell>
          <table:table-cell table:formula="of:=IF([.A345]&gt;100; 93; 0)" office:value-type="float" office:value="0" calcext:value-type="float">
            <text:p>0</text:p>
          </table:table-cell>
          <table:table-cell table:formula="of:=1.75*[.A345]+2*[.A344]-[.C344]" office:value-type="float" office:value="-261.25" calcext:value-type="float">
            <text:p>-261.25</text:p>
          </table:table-cell>
          <table:table-cell table:formula="of:=IF([.D345]&gt;127; 127; IF([.D345]&lt;-128; -128; [.D34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45]-[.F345]" office:value-type="float" office:value="0" calcext:value-type="float">
            <text:p>0</text:p>
          </table:table-cell>
          <table:table-cell table:formula="of:=[.E345]-[.G345]" office:value-type="float" office:value="0" calcext:value-type="float">
            <text:p>0</text:p>
          </table:table-cell>
          <table:table-cell table:formula="of:=[.F345]-[.G3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IF([.A346]&gt;100; 93; 0)" office:value-type="float" office:value="0" calcext:value-type="float">
            <text:p>0</text:p>
          </table:table-cell>
          <table:table-cell table:formula="of:=1.75*[.A346]+2*[.A345]-[.C345]" office:value-type="float" office:value="-162.75" calcext:value-type="float">
            <text:p>-162.75</text:p>
          </table:table-cell>
          <table:table-cell table:formula="of:=IF([.D346]&gt;127; 127; IF([.D346]&lt;-128; -128; [.D34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46]-[.F346]" office:value-type="float" office:value="0" calcext:value-type="float">
            <text:p>0</text:p>
          </table:table-cell>
          <table:table-cell table:formula="of:=[.E346]-[.G346]" office:value-type="float" office:value="0" calcext:value-type="float">
            <text:p>0</text:p>
          </table:table-cell>
          <table:table-cell table:formula="of:=[.F346]-[.G3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347]&gt;100; 93; 0)" office:value-type="float" office:value="0" calcext:value-type="float">
            <text:p>0</text:p>
          </table:table-cell>
          <table:table-cell table:formula="of:=1.75*[.A347]+2*[.A346]-[.C346]" office:value-type="float" office:value="-300.25" calcext:value-type="float">
            <text:p>-300.25</text:p>
          </table:table-cell>
          <table:table-cell table:formula="of:=IF([.D347]&gt;127; 127; IF([.D347]&lt;-128; -128; [.D34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47]-[.F347]" office:value-type="float" office:value="0" calcext:value-type="float">
            <text:p>0</text:p>
          </table:table-cell>
          <table:table-cell table:formula="of:=[.E347]-[.G347]" office:value-type="float" office:value="0" calcext:value-type="float">
            <text:p>0</text:p>
          </table:table-cell>
          <table:table-cell table:formula="of:=[.F347]-[.G3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100" calcext:value-type="float">
            <text:p>1100100</text:p>
          </table:table-cell>
          <table:table-cell table:formula="of:=IF([.A348]&gt;100; 93; 0)" office:value-type="float" office:value="0" calcext:value-type="float">
            <text:p>0</text:p>
          </table:table-cell>
          <table:table-cell table:formula="of:=1.75*[.A348]+2*[.A347]-[.C347]" office:value-type="float" office:value="-47" calcext:value-type="float">
            <text:p>-47</text:p>
          </table:table-cell>
          <table:table-cell table:formula="of:=IF([.D348]&gt;127; 127; IF([.D348]&lt;-128; -128; [.D348]))" office:value-type="float" office:value="-47" calcext:value-type="float">
            <text:p>-47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[.E348]-[.F348]" office:value-type="float" office:value="0" calcext:value-type="float">
            <text:p>0</text:p>
          </table:table-cell>
          <table:table-cell table:formula="of:=[.E348]-[.G348]" office:value-type="float" office:value="0" calcext:value-type="float">
            <text:p>0</text:p>
          </table:table-cell>
          <table:table-cell table:formula="of:=[.F348]-[.G3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349]&gt;100; 93; 0)" office:value-type="float" office:value="0" calcext:value-type="float">
            <text:p>0</text:p>
          </table:table-cell>
          <table:table-cell table:formula="of:=1.75*[.A349]+2*[.A348]-[.C348]" office:value-type="float" office:value="12.75" calcext:value-type="float">
            <text:p>12.75</text:p>
          </table:table-cell>
          <table:table-cell table:formula="of:=IF([.D349]&gt;127; 127; IF([.D349]&lt;-128; -128; [.D349]))" office:value-type="float" office:value="12.75" calcext:value-type="float">
            <text:p>12.7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table:formula="of:=[.E349]-[.F349]" office:value-type="float" office:value="-0.25" calcext:value-type="float">
            <text:p>-0.25</text:p>
          </table:table-cell>
          <table:table-cell table:formula="of:=[.E349]-[.G349]" office:value-type="float" office:value="-0.25" calcext:value-type="float">
            <text:p>-0.25</text:p>
          </table:table-cell>
          <table:table-cell table:formula="of:=[.F349]-[.G3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IF([.A350]&gt;100; 93; 0)" office:value-type="float" office:value="0" calcext:value-type="float">
            <text:p>0</text:p>
          </table:table-cell>
          <table:table-cell table:formula="of:=1.75*[.A350]+2*[.A349]-[.C349]" office:value-type="float" office:value="-184.25" calcext:value-type="float">
            <text:p>-184.25</text:p>
          </table:table-cell>
          <table:table-cell table:formula="of:=IF([.D350]&gt;127; 127; IF([.D350]&lt;-128; -128; [.D35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50]-[.F350]" office:value-type="float" office:value="0" calcext:value-type="float">
            <text:p>0</text:p>
          </table:table-cell>
          <table:table-cell table:formula="of:=[.E350]-[.G350]" office:value-type="float" office:value="0" calcext:value-type="float">
            <text:p>0</text:p>
          </table:table-cell>
          <table:table-cell table:formula="of:=[.F350]-[.G3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351]&gt;100; 93; 0)" office:value-type="float" office:value="0" calcext:value-type="float">
            <text:p>0</text:p>
          </table:table-cell>
          <table:table-cell table:formula="of:=1.75*[.A351]+2*[.A350]-[.C350]" office:value-type="float" office:value="35.75" calcext:value-type="float">
            <text:p>35.75</text:p>
          </table:table-cell>
          <table:table-cell table:formula="of:=IF([.D351]&gt;127; 127; IF([.D351]&lt;-128; -128; [.D351]))" office:value-type="float" office:value="35.75" calcext:value-type="float">
            <text:p>35.7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[.E351]-[.F351]" office:value-type="float" office:value="-0.25" calcext:value-type="float">
            <text:p>-0.25</text:p>
          </table:table-cell>
          <table:table-cell table:formula="of:=[.E351]-[.G351]" office:value-type="float" office:value="-0.25" calcext:value-type="float">
            <text:p>-0.25</text:p>
          </table:table-cell>
          <table:table-cell table:formula="of:=[.F351]-[.G3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352]&gt;100; 93; 0)" office:value-type="float" office:value="0" calcext:value-type="float">
            <text:p>0</text:p>
          </table:table-cell>
          <table:table-cell table:formula="of:=1.75*[.A352]+2*[.A351]-[.C351]" office:value-type="float" office:value="-1.5" calcext:value-type="float">
            <text:p>-1.5</text:p>
          </table:table-cell>
          <table:table-cell table:formula="of:=IF([.D352]&gt;127; 127; IF([.D352]&lt;-128; -128; [.D352]))" office:value-type="float" office:value="-1.5" calcext:value-type="float">
            <text:p>-1.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[.E352]-[.F352]" office:value-type="float" office:value="-0.5" calcext:value-type="float">
            <text:p>-0.5</text:p>
          </table:table-cell>
          <table:table-cell table:formula="of:=[.E352]-[.G352]" office:value-type="float" office:value="-0.5" calcext:value-type="float">
            <text:p>-0.5</text:p>
          </table:table-cell>
          <table:table-cell table:formula="of:=[.F352]-[.G3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0110101" calcext:value-type="float">
            <text:p>10110101</text:p>
          </table:table-cell>
          <table:table-cell table:formula="of:=IF([.A353]&gt;100; 93; 0)" office:value-type="float" office:value="0" calcext:value-type="float">
            <text:p>0</text:p>
          </table:table-cell>
          <table:table-cell table:formula="of:=1.75*[.A353]+2*[.A352]-[.C352]" office:value-type="float" office:value="-135.25" calcext:value-type="float">
            <text:p>-135.25</text:p>
          </table:table-cell>
          <table:table-cell table:formula="of:=IF([.D353]&gt;127; 127; IF([.D353]&lt;-128; -128; [.D35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53]-[.F353]" office:value-type="float" office:value="0" calcext:value-type="float">
            <text:p>0</text:p>
          </table:table-cell>
          <table:table-cell table:formula="of:=[.E353]-[.G353]" office:value-type="float" office:value="0" calcext:value-type="float">
            <text:p>0</text:p>
          </table:table-cell>
          <table:table-cell table:formula="of:=[.F353]-[.G3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IF([.A354]&gt;100; 93; 0)" office:value-type="float" office:value="0" calcext:value-type="float">
            <text:p>0</text:p>
          </table:table-cell>
          <table:table-cell table:formula="of:=1.75*[.A354]+2*[.A353]-[.C353]" office:value-type="float" office:value="-157" calcext:value-type="float">
            <text:p>-157</text:p>
          </table:table-cell>
          <table:table-cell table:formula="of:=IF([.D354]&gt;127; 127; IF([.D354]&lt;-128; -128; [.D35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54]-[.F354]" office:value-type="float" office:value="0" calcext:value-type="float">
            <text:p>0</text:p>
          </table:table-cell>
          <table:table-cell table:formula="of:=[.E354]-[.G354]" office:value-type="float" office:value="0" calcext:value-type="float">
            <text:p>0</text:p>
          </table:table-cell>
          <table:table-cell table:formula="of:=[.F354]-[.G3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355]&gt;100; 93; 0)" office:value-type="float" office:value="0" calcext:value-type="float">
            <text:p>0</text:p>
          </table:table-cell>
          <table:table-cell table:formula="of:=1.75*[.A355]+2*[.A354]-[.C354]" office:value-type="float" office:value="44.5" calcext:value-type="float">
            <text:p>44.5</text:p>
          </table:table-cell>
          <table:table-cell table:formula="of:=IF([.D355]&gt;127; 127; IF([.D355]&lt;-128; -128; [.D355]))" office:value-type="float" office:value="44.5" calcext:value-type="float">
            <text:p>44.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[.E355]-[.F355]" office:value-type="float" office:value="-0.5" calcext:value-type="float">
            <text:p>-0.5</text:p>
          </table:table-cell>
          <table:table-cell table:formula="of:=[.E355]-[.G355]" office:value-type="float" office:value="-0.5" calcext:value-type="float">
            <text:p>-0.5</text:p>
          </table:table-cell>
          <table:table-cell table:formula="of:=[.F355]-[.G3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356]&gt;100; 93; 0)" office:value-type="float" office:value="93" calcext:value-type="float">
            <text:p>93</text:p>
          </table:table-cell>
          <table:table-cell table:formula="of:=1.75*[.A356]+2*[.A355]-[.C355]" office:value-type="float" office:value="259.5" calcext:value-type="float">
            <text:p>259.5</text:p>
          </table:table-cell>
          <table:table-cell table:formula="of:=IF([.D356]&gt;127; 127; IF([.D356]&lt;-128; -128; [.D35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56]-[.F356]" office:value-type="float" office:value="0" calcext:value-type="float">
            <text:p>0</text:p>
          </table:table-cell>
          <table:table-cell table:formula="of:=[.E356]-[.G356]" office:value-type="float" office:value="0" calcext:value-type="float">
            <text:p>0</text:p>
          </table:table-cell>
          <table:table-cell table:formula="of:=[.F356]-[.G3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0000110" calcext:value-type="float">
            <text:p>10000110</text:p>
          </table:table-cell>
          <table:table-cell table:formula="of:=IF([.A357]&gt;100; 93; 0)" office:value-type="float" office:value="0" calcext:value-type="float">
            <text:p>0</text:p>
          </table:table-cell>
          <table:table-cell table:formula="of:=1.75*[.A357]+2*[.A356]-[.C356]" office:value-type="float" office:value="-78.5" calcext:value-type="float">
            <text:p>-78.5</text:p>
          </table:table-cell>
          <table:table-cell table:formula="of:=IF([.D357]&gt;127; 127; IF([.D357]&lt;-128; -128; [.D357]))" office:value-type="float" office:value="-78.5" calcext:value-type="float">
            <text:p>-78.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[.E357]-[.F357]" office:value-type="float" office:value="-0.5" calcext:value-type="float">
            <text:p>-0.5</text:p>
          </table:table-cell>
          <table:table-cell table:formula="of:=[.E357]-[.G357]" office:value-type="float" office:value="-0.5" calcext:value-type="float">
            <text:p>-0.5</text:p>
          </table:table-cell>
          <table:table-cell table:formula="of:=[.F357]-[.G3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100" calcext:value-type="float">
            <text:p>1100100</text:p>
          </table:table-cell>
          <table:table-cell table:formula="of:=IF([.A358]&gt;100; 93; 0)" office:value-type="float" office:value="0" calcext:value-type="float">
            <text:p>0</text:p>
          </table:table-cell>
          <table:table-cell table:formula="of:=1.75*[.A358]+2*[.A357]-[.C357]" office:value-type="float" office:value="-69" calcext:value-type="float">
            <text:p>-69</text:p>
          </table:table-cell>
          <table:table-cell table:formula="of:=IF([.D358]&gt;127; 127; IF([.D358]&lt;-128; -128; [.D358]))" office:value-type="float" office:value="-69" calcext:value-type="float">
            <text:p>-6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[.E358]-[.F358]" office:value-type="float" office:value="0" calcext:value-type="float">
            <text:p>0</text:p>
          </table:table-cell>
          <table:table-cell table:formula="of:=[.E358]-[.G358]" office:value-type="float" office:value="0" calcext:value-type="float">
            <text:p>0</text:p>
          </table:table-cell>
          <table:table-cell table:formula="of:=[.F358]-[.G3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formula="of:=IF([.A359]&gt;100; 93; 0)" office:value-type="float" office:value="0" calcext:value-type="float">
            <text:p>0</text:p>
          </table:table-cell>
          <table:table-cell table:formula="of:=1.75*[.A359]+2*[.A358]-[.C358]" office:value-type="float" office:value="221" calcext:value-type="float">
            <text:p>221</text:p>
          </table:table-cell>
          <table:table-cell table:formula="of:=IF([.D359]&gt;127; 127; IF([.D359]&lt;-128; -128; [.D35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59]-[.F359]" office:value-type="float" office:value="0" calcext:value-type="float">
            <text:p>0</text:p>
          </table:table-cell>
          <table:table-cell table:formula="of:=[.E359]-[.G359]" office:value-type="float" office:value="0" calcext:value-type="float">
            <text:p>0</text:p>
          </table:table-cell>
          <table:table-cell table:formula="of:=[.F359]-[.G3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360]&gt;100; 93; 0)" office:value-type="float" office:value="0" calcext:value-type="float">
            <text:p>0</text:p>
          </table:table-cell>
          <table:table-cell table:formula="of:=1.75*[.A360]+2*[.A359]-[.C359]" office:value-type="float" office:value="118.5" calcext:value-type="float">
            <text:p>118.5</text:p>
          </table:table-cell>
          <table:table-cell table:formula="of:=IF([.D360]&gt;127; 127; IF([.D360]&lt;-128; -128; [.D360]))" office:value-type="float" office:value="118.5" calcext:value-type="float">
            <text:p>118.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[.E360]-[.F360]" office:value-type="float" office:value="-0.5" calcext:value-type="float">
            <text:p>-0.5</text:p>
          </table:table-cell>
          <table:table-cell table:formula="of:=[.E360]-[.G360]" office:value-type="float" office:value="-0.5" calcext:value-type="float">
            <text:p>-0.5</text:p>
          </table:table-cell>
          <table:table-cell table:formula="of:=[.F360]-[.G3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361]&gt;100; 93; 0)" office:value-type="float" office:value="93" calcext:value-type="float">
            <text:p>93</text:p>
          </table:table-cell>
          <table:table-cell table:formula="of:=1.75*[.A361]+2*[.A360]-[.C360]" office:value-type="float" office:value="298.75" calcext:value-type="float">
            <text:p>298.75</text:p>
          </table:table-cell>
          <table:table-cell table:formula="of:=IF([.D361]&gt;127; 127; IF([.D361]&lt;-128; -128; [.D36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61]-[.F361]" office:value-type="float" office:value="0" calcext:value-type="float">
            <text:p>0</text:p>
          </table:table-cell>
          <table:table-cell table:formula="of:=[.E361]-[.G361]" office:value-type="float" office:value="0" calcext:value-type="float">
            <text:p>0</text:p>
          </table:table-cell>
          <table:table-cell table:formula="of:=[.F361]-[.G3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IF([.A362]&gt;100; 93; 0)" office:value-type="float" office:value="0" calcext:value-type="float">
            <text:p>0</text:p>
          </table:table-cell>
          <table:table-cell table:formula="of:=1.75*[.A362]+2*[.A361]-[.C361]" office:value-type="float" office:value="102.25" calcext:value-type="float">
            <text:p>102.25</text:p>
          </table:table-cell>
          <table:table-cell table:formula="of:=IF([.D362]&gt;127; 127; IF([.D362]&lt;-128; -128; [.D362]))" office:value-type="float" office:value="102.25" calcext:value-type="float">
            <text:p>102.2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table:formula="of:=[.E362]-[.F362]" office:value-type="float" office:value="0.25" calcext:value-type="float">
            <text:p>0.25</text:p>
          </table:table-cell>
          <table:table-cell table:formula="of:=[.E362]-[.G362]" office:value-type="float" office:value="-0.75" calcext:value-type="float">
            <text:p>-0.75</text:p>
          </table:table-cell>
          <table:table-cell table:formula="of:=[.F362]-[.G36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IF([.A363]&gt;100; 93; 0)" office:value-type="float" office:value="0" calcext:value-type="float">
            <text:p>0</text:p>
          </table:table-cell>
          <table:table-cell table:formula="of:=1.75*[.A363]+2*[.A362]-[.C362]" office:value-type="float" office:value="-6.75" calcext:value-type="float">
            <text:p>-6.75</text:p>
          </table:table-cell>
          <table:table-cell table:formula="of:=IF([.D363]&gt;127; 127; IF([.D363]&lt;-128; -128; [.D363]))" office:value-type="float" office:value="-6.75" calcext:value-type="float">
            <text:p>-6.75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[.E363]-[.F363]" office:value-type="float" office:value="0.25" calcext:value-type="float">
            <text:p>0.25</text:p>
          </table:table-cell>
          <table:table-cell table:formula="of:=[.E363]-[.G363]" office:value-type="float" office:value="-0.75" calcext:value-type="float">
            <text:p>-0.75</text:p>
          </table:table-cell>
          <table:table-cell table:formula="of:=[.F363]-[.G36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364]&gt;100; 93; 0)" office:value-type="float" office:value="0" calcext:value-type="float">
            <text:p>0</text:p>
          </table:table-cell>
          <table:table-cell table:formula="of:=1.75*[.A364]+2*[.A363]-[.C363]" office:value-type="float" office:value="-104" calcext:value-type="float">
            <text:p>-104</text:p>
          </table:table-cell>
          <table:table-cell table:formula="of:=IF([.D364]&gt;127; 127; IF([.D364]&lt;-128; -128; [.D364]))" office:value-type="float" office:value="-104" calcext:value-type="float">
            <text:p>-104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10011000" calcext:value-type="float">
            <text:p>10011000</text:p>
          </table:table-cell>
          <table:table-cell table:formula="of:=[.E364]-[.F364]" office:value-type="float" office:value="0" calcext:value-type="float">
            <text:p>0</text:p>
          </table:table-cell>
          <table:table-cell table:formula="of:=[.E364]-[.G364]" office:value-type="float" office:value="0" calcext:value-type="float">
            <text:p>0</text:p>
          </table:table-cell>
          <table:table-cell table:formula="of:=[.F364]-[.G3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formula="of:=IF([.A365]&gt;100; 93; 0)" office:value-type="float" office:value="0" calcext:value-type="float">
            <text:p>0</text:p>
          </table:table-cell>
          <table:table-cell table:formula="of:=1.75*[.A365]+2*[.A364]-[.C364]" office:value-type="float" office:value="-89.75" calcext:value-type="float">
            <text:p>-89.75</text:p>
          </table:table-cell>
          <table:table-cell table:formula="of:=IF([.D365]&gt;127; 127; IF([.D365]&lt;-128; -128; [.D365]))" office:value-type="float" office:value="-89.75" calcext:value-type="float">
            <text:p>-89.75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10100111" calcext:value-type="float">
            <text:p>10100111</text:p>
          </table:table-cell>
          <table:table-cell table:formula="of:=[.E365]-[.F365]" office:value-type="float" office:value="0.25" calcext:value-type="float">
            <text:p>0.25</text:p>
          </table:table-cell>
          <table:table-cell table:formula="of:=[.E365]-[.G365]" office:value-type="float" office:value="-0.75" calcext:value-type="float">
            <text:p>-0.75</text:p>
          </table:table-cell>
          <table:table-cell table:formula="of:=[.F365]-[.G36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IF([.A366]&gt;100; 93; 0)" office:value-type="float" office:value="0" calcext:value-type="float">
            <text:p>0</text:p>
          </table:table-cell>
          <table:table-cell table:formula="of:=1.75*[.A366]+2*[.A365]-[.C365]" office:value-type="float" office:value="18.25" calcext:value-type="float">
            <text:p>18.25</text:p>
          </table:table-cell>
          <table:table-cell table:formula="of:=IF([.D366]&gt;127; 127; IF([.D366]&lt;-128; -128; [.D366]))" office:value-type="float" office:value="18.25" calcext:value-type="float">
            <text:p>18.2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[.E366]-[.F366]" office:value-type="float" office:value="0.25" calcext:value-type="float">
            <text:p>0.25</text:p>
          </table:table-cell>
          <table:table-cell table:formula="of:=[.E366]-[.G366]" office:value-type="float" office:value="-0.75" calcext:value-type="float">
            <text:p>-0.75</text:p>
          </table:table-cell>
          <table:table-cell table:formula="of:=[.F366]-[.G36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367]&gt;100; 93; 0)" office:value-type="float" office:value="93" calcext:value-type="float">
            <text:p>93</text:p>
          </table:table-cell>
          <table:table-cell table:formula="of:=1.75*[.A367]+2*[.A366]-[.C366]" office:value-type="float" office:value="146" calcext:value-type="float">
            <text:p>146</text:p>
          </table:table-cell>
          <table:table-cell table:formula="of:=IF([.D367]&gt;127; 127; IF([.D367]&lt;-128; -128; [.D36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67]-[.F367]" office:value-type="float" office:value="0" calcext:value-type="float">
            <text:p>0</text:p>
          </table:table-cell>
          <table:table-cell table:formula="of:=[.E367]-[.G367]" office:value-type="float" office:value="0" calcext:value-type="float">
            <text:p>0</text:p>
          </table:table-cell>
          <table:table-cell table:formula="of:=[.F367]-[.G3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110000" calcext:value-type="float">
            <text:p>10110000</text:p>
          </table:table-cell>
          <table:table-cell table:formula="of:=IF([.A368]&gt;100; 93; 0)" office:value-type="float" office:value="0" calcext:value-type="float">
            <text:p>0</text:p>
          </table:table-cell>
          <table:table-cell table:formula="of:=1.75*[.A368]+2*[.A367]-[.C367]" office:value-type="float" office:value="-9" calcext:value-type="float">
            <text:p>-9</text:p>
          </table:table-cell>
          <table:table-cell table:formula="of:=IF([.D368]&gt;127; 127; IF([.D368]&lt;-128; -128; [.D368]))" office:value-type="float" office:value="-9" calcext:value-type="float">
            <text:p>-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[.E368]-[.F368]" office:value-type="float" office:value="0" calcext:value-type="float">
            <text:p>0</text:p>
          </table:table-cell>
          <table:table-cell table:formula="of:=[.E368]-[.G368]" office:value-type="float" office:value="0" calcext:value-type="float">
            <text:p>0</text:p>
          </table:table-cell>
          <table:table-cell table:formula="of:=[.F368]-[.G3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369]&gt;100; 93; 0)" office:value-type="float" office:value="0" calcext:value-type="float">
            <text:p>0</text:p>
          </table:table-cell>
          <table:table-cell table:formula="of:=1.75*[.A369]+2*[.A368]-[.C368]" office:value-type="float" office:value="-7.75" calcext:value-type="float">
            <text:p>-7.75</text:p>
          </table:table-cell>
          <table:table-cell table:formula="of:=IF([.D369]&gt;127; 127; IF([.D369]&lt;-128; -128; [.D369]))" office:value-type="float" office:value="-7.75" calcext:value-type="float">
            <text:p>-7.75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[.E369]-[.F369]" office:value-type="float" office:value="0.25" calcext:value-type="float">
            <text:p>0.25</text:p>
          </table:table-cell>
          <table:table-cell table:formula="of:=[.E369]-[.G369]" office:value-type="float" office:value="-0.75" calcext:value-type="float">
            <text:p>-0.75</text:p>
          </table:table-cell>
          <table:table-cell table:formula="of:=[.F369]-[.G36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370]&gt;100; 93; 0)" office:value-type="float" office:value="0" calcext:value-type="float">
            <text:p>0</text:p>
          </table:table-cell>
          <table:table-cell table:formula="of:=1.75*[.A370]+2*[.A369]-[.C369]" office:value-type="float" office:value="266.75" calcext:value-type="float">
            <text:p>266.75</text:p>
          </table:table-cell>
          <table:table-cell table:formula="of:=IF([.D370]&gt;127; 127; IF([.D370]&lt;-128; -128; [.D37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70]-[.F370]" office:value-type="float" office:value="0" calcext:value-type="float">
            <text:p>0</text:p>
          </table:table-cell>
          <table:table-cell table:formula="of:=[.E370]-[.G370]" office:value-type="float" office:value="0" calcext:value-type="float">
            <text:p>0</text:p>
          </table:table-cell>
          <table:table-cell table:formula="of:=[.F370]-[.G3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371]&gt;100; 93; 0)" office:value-type="float" office:value="0" calcext:value-type="float">
            <text:p>0</text:p>
          </table:table-cell>
          <table:table-cell table:formula="of:=1.75*[.A371]+2*[.A370]-[.C370]" office:value-type="float" office:value="72.75" calcext:value-type="float">
            <text:p>72.75</text:p>
          </table:table-cell>
          <table:table-cell table:formula="of:=IF([.D371]&gt;127; 127; IF([.D371]&lt;-128; -128; [.D371]))" office:value-type="float" office:value="72.75" calcext:value-type="float">
            <text:p>72.7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[.E371]-[.F371]" office:value-type="float" office:value="-0.25" calcext:value-type="float">
            <text:p>-0.25</text:p>
          </table:table-cell>
          <table:table-cell table:formula="of:=[.E371]-[.G371]" office:value-type="float" office:value="-0.25" calcext:value-type="float">
            <text:p>-0.25</text:p>
          </table:table-cell>
          <table:table-cell table:formula="of:=[.F371]-[.G3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IF([.A372]&gt;100; 93; 0)" office:value-type="float" office:value="0" calcext:value-type="float">
            <text:p>0</text:p>
          </table:table-cell>
          <table:table-cell table:formula="of:=1.75*[.A372]+2*[.A371]-[.C371]" office:value-type="float" office:value="-39.75" calcext:value-type="float">
            <text:p>-39.75</text:p>
          </table:table-cell>
          <table:table-cell table:formula="of:=IF([.D372]&gt;127; 127; IF([.D372]&lt;-128; -128; [.D372]))" office:value-type="float" office:value="-39.75" calcext:value-type="float">
            <text:p>-39.75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[.E372]-[.F372]" office:value-type="float" office:value="0.25" calcext:value-type="float">
            <text:p>0.25</text:p>
          </table:table-cell>
          <table:table-cell table:formula="of:=[.E372]-[.G372]" office:value-type="float" office:value="-0.75" calcext:value-type="float">
            <text:p>-0.75</text:p>
          </table:table-cell>
          <table:table-cell table:formula="of:=[.F372]-[.G37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IF([.A373]&gt;100; 93; 0)" office:value-type="float" office:value="0" calcext:value-type="float">
            <text:p>0</text:p>
          </table:table-cell>
          <table:table-cell table:formula="of:=1.75*[.A373]+2*[.A372]-[.C372]" office:value-type="float" office:value="17.25" calcext:value-type="float">
            <text:p>17.25</text:p>
          </table:table-cell>
          <table:table-cell table:formula="of:=IF([.D373]&gt;127; 127; IF([.D373]&lt;-128; -128; [.D373]))" office:value-type="float" office:value="17.25" calcext:value-type="float">
            <text:p>17.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373]-[.F373]" office:value-type="float" office:value="0.25" calcext:value-type="float">
            <text:p>0.25</text:p>
          </table:table-cell>
          <table:table-cell table:formula="of:=[.E373]-[.G373]" office:value-type="float" office:value="-0.75" calcext:value-type="float">
            <text:p>-0.75</text:p>
          </table:table-cell>
          <table:table-cell table:formula="of:=[.F373]-[.G37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374]&gt;100; 93; 0)" office:value-type="float" office:value="0" calcext:value-type="float">
            <text:p>0</text:p>
          </table:table-cell>
          <table:table-cell table:formula="of:=1.75*[.A374]+2*[.A373]-[.C373]" office:value-type="float" office:value="111.25" calcext:value-type="float">
            <text:p>111.25</text:p>
          </table:table-cell>
          <table:table-cell table:formula="of:=IF([.D374]&gt;127; 127; IF([.D374]&lt;-128; -128; [.D374]))" office:value-type="float" office:value="111.25" calcext:value-type="float">
            <text:p>111.2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[.E374]-[.F374]" office:value-type="float" office:value="0.25" calcext:value-type="float">
            <text:p>0.25</text:p>
          </table:table-cell>
          <table:table-cell table:formula="of:=[.E374]-[.G374]" office:value-type="float" office:value="-0.75" calcext:value-type="float">
            <text:p>-0.75</text:p>
          </table:table-cell>
          <table:table-cell table:formula="of:=[.F374]-[.G37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375]&gt;100; 93; 0)" office:value-type="float" office:value="93" calcext:value-type="float">
            <text:p>93</text:p>
          </table:table-cell>
          <table:table-cell table:formula="of:=1.75*[.A375]+2*[.A374]-[.C374]" office:value-type="float" office:value="292.75" calcext:value-type="float">
            <text:p>292.75</text:p>
          </table:table-cell>
          <table:table-cell table:formula="of:=IF([.D375]&gt;127; 127; IF([.D375]&lt;-128; -128; [.D37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75]-[.F375]" office:value-type="float" office:value="0" calcext:value-type="float">
            <text:p>0</text:p>
          </table:table-cell>
          <table:table-cell table:formula="of:=[.E375]-[.G375]" office:value-type="float" office:value="0" calcext:value-type="float">
            <text:p>0</text:p>
          </table:table-cell>
          <table:table-cell table:formula="of:=[.F375]-[.G3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IF([.A376]&gt;100; 93; 0)" office:value-type="float" office:value="0" calcext:value-type="float">
            <text:p>0</text:p>
          </table:table-cell>
          <table:table-cell table:formula="of:=1.75*[.A376]+2*[.A375]-[.C375]" office:value-type="float" office:value="-11.5" calcext:value-type="float">
            <text:p>-11.5</text:p>
          </table:table-cell>
          <table:table-cell table:formula="of:=IF([.D376]&gt;127; 127; IF([.D376]&lt;-128; -128; [.D376]))" office:value-type="float" office:value="-11.5" calcext:value-type="float">
            <text:p>-11.5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[.E376]-[.F376]" office:value-type="float" office:value="-0.5" calcext:value-type="float">
            <text:p>-0.5</text:p>
          </table:table-cell>
          <table:table-cell table:formula="of:=[.E376]-[.G376]" office:value-type="float" office:value="-0.5" calcext:value-type="float">
            <text:p>-0.5</text:p>
          </table:table-cell>
          <table:table-cell table:formula="of:=[.F376]-[.G3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IF([.A377]&gt;100; 93; 0)" office:value-type="float" office:value="0" calcext:value-type="float">
            <text:p>0</text:p>
          </table:table-cell>
          <table:table-cell table:formula="of:=1.75*[.A377]+2*[.A376]-[.C376]" office:value-type="float" office:value="-178.75" calcext:value-type="float">
            <text:p>-178.75</text:p>
          </table:table-cell>
          <table:table-cell table:formula="of:=IF([.D377]&gt;127; 127; IF([.D377]&lt;-128; -128; [.D37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77]-[.F377]" office:value-type="float" office:value="0" calcext:value-type="float">
            <text:p>0</text:p>
          </table:table-cell>
          <table:table-cell table:formula="of:=[.E377]-[.G377]" office:value-type="float" office:value="0" calcext:value-type="float">
            <text:p>0</text:p>
          </table:table-cell>
          <table:table-cell table:formula="of:=[.F377]-[.G3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378]&gt;100; 93; 0)" office:value-type="float" office:value="0" calcext:value-type="float">
            <text:p>0</text:p>
          </table:table-cell>
          <table:table-cell table:formula="of:=1.75*[.A378]+2*[.A377]-[.C377]" office:value-type="float" office:value="40.5" calcext:value-type="float">
            <text:p>40.5</text:p>
          </table:table-cell>
          <table:table-cell table:formula="of:=IF([.D378]&gt;127; 127; IF([.D378]&lt;-128; -128; [.D378]))" office:value-type="float" office:value="40.5" calcext:value-type="float">
            <text:p>40.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[.E378]-[.F378]" office:value-type="float" office:value="-0.5" calcext:value-type="float">
            <text:p>-0.5</text:p>
          </table:table-cell>
          <table:table-cell table:formula="of:=[.E378]-[.G378]" office:value-type="float" office:value="-0.5" calcext:value-type="float">
            <text:p>-0.5</text:p>
          </table:table-cell>
          <table:table-cell table:formula="of:=[.F378]-[.G3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IF([.A379]&gt;100; 93; 0)" office:value-type="float" office:value="0" calcext:value-type="float">
            <text:p>0</text:p>
          </table:table-cell>
          <table:table-cell table:formula="of:=1.75*[.A379]+2*[.A378]-[.C378]" office:value-type="float" office:value="58.5" calcext:value-type="float">
            <text:p>58.5</text:p>
          </table:table-cell>
          <table:table-cell table:formula="of:=IF([.D379]&gt;127; 127; IF([.D379]&lt;-128; -128; [.D379]))" office:value-type="float" office:value="58.5" calcext:value-type="float">
            <text:p>58.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table:formula="of:=[.E379]-[.F379]" office:value-type="float" office:value="-0.5" calcext:value-type="float">
            <text:p>-0.5</text:p>
          </table:table-cell>
          <table:table-cell table:formula="of:=[.E379]-[.G379]" office:value-type="float" office:value="-0.5" calcext:value-type="float">
            <text:p>-0.5</text:p>
          </table:table-cell>
          <table:table-cell table:formula="of:=[.F379]-[.G3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001" calcext:value-type="float">
            <text:p>110001</text:p>
          </table:table-cell>
          <table:table-cell table:formula="of:=IF([.A380]&gt;100; 93; 0)" office:value-type="float" office:value="0" calcext:value-type="float">
            <text:p>0</text:p>
          </table:table-cell>
          <table:table-cell table:formula="of:=1.75*[.A380]+2*[.A379]-[.C379]" office:value-type="float" office:value="65.75" calcext:value-type="float">
            <text:p>65.75</text:p>
          </table:table-cell>
          <table:table-cell table:formula="of:=IF([.D380]&gt;127; 127; IF([.D380]&lt;-128; -128; [.D380]))" office:value-type="float" office:value="65.75" calcext:value-type="float">
            <text:p>65.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[.E380]-[.F380]" office:value-type="float" office:value="-0.25" calcext:value-type="float">
            <text:p>-0.25</text:p>
          </table:table-cell>
          <table:table-cell table:formula="of:=[.E380]-[.G380]" office:value-type="float" office:value="-0.25" calcext:value-type="float">
            <text:p>-0.25</text:p>
          </table:table-cell>
          <table:table-cell table:formula="of:=[.F380]-[.G3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381]&gt;100; 93; 0)" office:value-type="float" office:value="0" calcext:value-type="float">
            <text:p>0</text:p>
          </table:table-cell>
          <table:table-cell table:formula="of:=1.75*[.A381]+2*[.A380]-[.C380]" office:value-type="float" office:value="271.25" calcext:value-type="float">
            <text:p>271.25</text:p>
          </table:table-cell>
          <table:table-cell table:formula="of:=IF([.D381]&gt;127; 127; IF([.D381]&lt;-128; -128; [.D38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81]-[.F381]" office:value-type="float" office:value="0" calcext:value-type="float">
            <text:p>0</text:p>
          </table:table-cell>
          <table:table-cell table:formula="of:=[.E381]-[.G381]" office:value-type="float" office:value="0" calcext:value-type="float">
            <text:p>0</text:p>
          </table:table-cell>
          <table:table-cell table:formula="of:=[.F381]-[.G3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382]&gt;100; 93; 0)" office:value-type="float" office:value="93" calcext:value-type="float">
            <text:p>93</text:p>
          </table:table-cell>
          <table:table-cell table:formula="of:=1.75*[.A382]+2*[.A381]-[.C381]" office:value-type="float" office:value="394" calcext:value-type="float">
            <text:p>394</text:p>
          </table:table-cell>
          <table:table-cell table:formula="of:=IF([.D382]&gt;127; 127; IF([.D382]&lt;-128; -128; [.D38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82]-[.F382]" office:value-type="float" office:value="0" calcext:value-type="float">
            <text:p>0</text:p>
          </table:table-cell>
          <table:table-cell table:formula="of:=[.E382]-[.G382]" office:value-type="float" office:value="0" calcext:value-type="float">
            <text:p>0</text:p>
          </table:table-cell>
          <table:table-cell table:formula="of:=[.F382]-[.G3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IF([.A383]&gt;100; 93; 0)" office:value-type="float" office:value="93" calcext:value-type="float">
            <text:p>93</text:p>
          </table:table-cell>
          <table:table-cell table:formula="of:=1.75*[.A383]+2*[.A382]-[.C382]" office:value-type="float" office:value="339.25" calcext:value-type="float">
            <text:p>339.25</text:p>
          </table:table-cell>
          <table:table-cell table:formula="of:=IF([.D383]&gt;127; 127; IF([.D383]&lt;-128; -128; [.D38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83]-[.F383]" office:value-type="float" office:value="0" calcext:value-type="float">
            <text:p>0</text:p>
          </table:table-cell>
          <table:table-cell table:formula="of:=[.E383]-[.G383]" office:value-type="float" office:value="0" calcext:value-type="float">
            <text:p>0</text:p>
          </table:table-cell>
          <table:table-cell table:formula="of:=[.F383]-[.G3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formula="of:=IF([.A384]&gt;100; 93; 0)" office:value-type="float" office:value="0" calcext:value-type="float">
            <text:p>0</text:p>
          </table:table-cell>
          <table:table-cell table:formula="of:=1.75*[.A384]+2*[.A383]-[.C383]" office:value-type="float" office:value="181.75" calcext:value-type="float">
            <text:p>181.75</text:p>
          </table:table-cell>
          <table:table-cell table:formula="of:=IF([.D384]&gt;127; 127; IF([.D384]&lt;-128; -128; [.D38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84]-[.F384]" office:value-type="float" office:value="0" calcext:value-type="float">
            <text:p>0</text:p>
          </table:table-cell>
          <table:table-cell table:formula="of:=[.E384]-[.G384]" office:value-type="float" office:value="0" calcext:value-type="float">
            <text:p>0</text:p>
          </table:table-cell>
          <table:table-cell table:formula="of:=[.F384]-[.G3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1010101" calcext:value-type="float">
            <text:p>11010101</text:p>
          </table:table-cell>
          <table:table-cell table:formula="of:=IF([.A385]&gt;100; 93; 0)" office:value-type="float" office:value="0" calcext:value-type="float">
            <text:p>0</text:p>
          </table:table-cell>
          <table:table-cell table:formula="of:=1.75*[.A385]+2*[.A384]-[.C384]" office:value-type="float" office:value="-33.25" calcext:value-type="float">
            <text:p>-33.25</text:p>
          </table:table-cell>
          <table:table-cell table:formula="of:=IF([.D385]&gt;127; 127; IF([.D385]&lt;-128; -128; [.D385]))" office:value-type="float" office:value="-33.25" calcext:value-type="float">
            <text:p>-33.25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[.E385]-[.F385]" office:value-type="float" office:value="-0.25" calcext:value-type="float">
            <text:p>-0.25</text:p>
          </table:table-cell>
          <table:table-cell table:formula="of:=[.E385]-[.G385]" office:value-type="float" office:value="-0.25" calcext:value-type="float">
            <text:p>-0.25</text:p>
          </table:table-cell>
          <table:table-cell table:formula="of:=[.F385]-[.G3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386]&gt;100; 93; 0)" office:value-type="float" office:value="0" calcext:value-type="float">
            <text:p>0</text:p>
          </table:table-cell>
          <table:table-cell table:formula="of:=1.75*[.A386]+2*[.A385]-[.C385]" office:value-type="float" office:value="-287.25" calcext:value-type="float">
            <text:p>-287.25</text:p>
          </table:table-cell>
          <table:table-cell table:formula="of:=IF([.D386]&gt;127; 127; IF([.D386]&lt;-128; -128; [.D38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86]-[.F386]" office:value-type="float" office:value="0" calcext:value-type="float">
            <text:p>0</text:p>
          </table:table-cell>
          <table:table-cell table:formula="of:=[.E386]-[.G386]" office:value-type="float" office:value="0" calcext:value-type="float">
            <text:p>0</text:p>
          </table:table-cell>
          <table:table-cell table:formula="of:=[.F386]-[.G3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387]&gt;100; 93; 0)" office:value-type="float" office:value="0" calcext:value-type="float">
            <text:p>0</text:p>
          </table:table-cell>
          <table:table-cell table:formula="of:=1.75*[.A387]+2*[.A386]-[.C386]" office:value-type="float" office:value="-433" calcext:value-type="float">
            <text:p>-433</text:p>
          </table:table-cell>
          <table:table-cell table:formula="of:=IF([.D387]&gt;127; 127; IF([.D387]&lt;-128; -128; [.D38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87]-[.F387]" office:value-type="float" office:value="0" calcext:value-type="float">
            <text:p>0</text:p>
          </table:table-cell>
          <table:table-cell table:formula="of:=[.E387]-[.G387]" office:value-type="float" office:value="0" calcext:value-type="float">
            <text:p>0</text:p>
          </table:table-cell>
          <table:table-cell table:formula="of:=[.F387]-[.G3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388]&gt;100; 93; 0)" office:value-type="float" office:value="0" calcext:value-type="float">
            <text:p>0</text:p>
          </table:table-cell>
          <table:table-cell table:formula="of:=1.75*[.A388]+2*[.A387]-[.C387]" office:value-type="float" office:value="-408.75" calcext:value-type="float">
            <text:p>-408.75</text:p>
          </table:table-cell>
          <table:table-cell table:formula="of:=IF([.D388]&gt;127; 127; IF([.D388]&lt;-128; -128; [.D38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88]-[.F388]" office:value-type="float" office:value="0" calcext:value-type="float">
            <text:p>0</text:p>
          </table:table-cell>
          <table:table-cell table:formula="of:=[.E388]-[.G388]" office:value-type="float" office:value="0" calcext:value-type="float">
            <text:p>0</text:p>
          </table:table-cell>
          <table:table-cell table:formula="of:=[.F388]-[.G3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389]&gt;100; 93; 0)" office:value-type="float" office:value="0" calcext:value-type="float">
            <text:p>0</text:p>
          </table:table-cell>
          <table:table-cell table:formula="of:=1.75*[.A389]+2*[.A388]-[.C388]" office:value-type="float" office:value="-149.5" calcext:value-type="float">
            <text:p>-149.5</text:p>
          </table:table-cell>
          <table:table-cell table:formula="of:=IF([.D389]&gt;127; 127; IF([.D389]&lt;-128; -128; [.D38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89]-[.F389]" office:value-type="float" office:value="0" calcext:value-type="float">
            <text:p>0</text:p>
          </table:table-cell>
          <table:table-cell table:formula="of:=[.E389]-[.G389]" office:value-type="float" office:value="0" calcext:value-type="float">
            <text:p>0</text:p>
          </table:table-cell>
          <table:table-cell table:formula="of:=[.F389]-[.G3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390]&gt;100; 93; 0)" office:value-type="float" office:value="0" calcext:value-type="float">
            <text:p>0</text:p>
          </table:table-cell>
          <table:table-cell table:formula="of:=1.75*[.A390]+2*[.A389]-[.C389]" office:value-type="float" office:value="-52" calcext:value-type="float">
            <text:p>-52</text:p>
          </table:table-cell>
          <table:table-cell table:formula="of:=IF([.D390]&gt;127; 127; IF([.D390]&lt;-128; -128; [.D390]))" office:value-type="float" office:value="-52" calcext:value-type="float">
            <text:p>-52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[.E390]-[.F390]" office:value-type="float" office:value="0" calcext:value-type="float">
            <text:p>0</text:p>
          </table:table-cell>
          <table:table-cell table:formula="of:=[.E390]-[.G390]" office:value-type="float" office:value="0" calcext:value-type="float">
            <text:p>0</text:p>
          </table:table-cell>
          <table:table-cell table:formula="of:=[.F390]-[.G3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391]&gt;100; 93; 0)" office:value-type="float" office:value="0" calcext:value-type="float">
            <text:p>0</text:p>
          </table:table-cell>
          <table:table-cell table:formula="of:=1.75*[.A391]+2*[.A390]-[.C390]" office:value-type="float" office:value="-82.5" calcext:value-type="float">
            <text:p>-82.5</text:p>
          </table:table-cell>
          <table:table-cell table:formula="of:=IF([.D391]&gt;127; 127; IF([.D391]&lt;-128; -128; [.D391]))" office:value-type="float" office:value="-82.5" calcext:value-type="float">
            <text:p>-82.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[.E391]-[.F391]" office:value-type="float" office:value="-0.5" calcext:value-type="float">
            <text:p>-0.5</text:p>
          </table:table-cell>
          <table:table-cell table:formula="of:=[.E391]-[.G391]" office:value-type="float" office:value="-0.5" calcext:value-type="float">
            <text:p>-0.5</text:p>
          </table:table-cell>
          <table:table-cell table:formula="of:=[.F391]-[.G3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1111" calcext:value-type="float">
            <text:p>1001111</text:p>
          </table:table-cell>
          <table:table-cell table:formula="of:=IF([.A392]&gt;100; 93; 0)" office:value-type="float" office:value="0" calcext:value-type="float">
            <text:p>0</text:p>
          </table:table-cell>
          <table:table-cell table:formula="of:=1.75*[.A392]+2*[.A391]-[.C391]" office:value-type="float" office:value="190.25" calcext:value-type="float">
            <text:p>190.25</text:p>
          </table:table-cell>
          <table:table-cell table:formula="of:=IF([.D392]&gt;127; 127; IF([.D392]&lt;-128; -128; [.D39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92]-[.F392]" office:value-type="float" office:value="0" calcext:value-type="float">
            <text:p>0</text:p>
          </table:table-cell>
          <table:table-cell table:formula="of:=[.E392]-[.G392]" office:value-type="float" office:value="0" calcext:value-type="float">
            <text:p>0</text:p>
          </table:table-cell>
          <table:table-cell table:formula="of:=[.F392]-[.G3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393]&gt;100; 93; 0)" office:value-type="float" office:value="0" calcext:value-type="float">
            <text:p>0</text:p>
          </table:table-cell>
          <table:table-cell table:formula="of:=1.75*[.A393]+2*[.A392]-[.C392]" office:value-type="float" office:value="163.25" calcext:value-type="float">
            <text:p>163.25</text:p>
          </table:table-cell>
          <table:table-cell table:formula="of:=IF([.D393]&gt;127; 127; IF([.D393]&lt;-128; -128; [.D39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93]-[.F393]" office:value-type="float" office:value="0" calcext:value-type="float">
            <text:p>0</text:p>
          </table:table-cell>
          <table:table-cell table:formula="of:=[.E393]-[.G393]" office:value-type="float" office:value="0" calcext:value-type="float">
            <text:p>0</text:p>
          </table:table-cell>
          <table:table-cell table:formula="of:=[.F393]-[.G3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table:formula="of:=IF([.A394]&gt;100; 93; 0)" office:value-type="float" office:value="0" calcext:value-type="float">
            <text:p>0</text:p>
          </table:table-cell>
          <table:table-cell table:formula="of:=1.75*[.A394]+2*[.A393]-[.C393]" office:value-type="float" office:value="147.75" calcext:value-type="float">
            <text:p>147.75</text:p>
          </table:table-cell>
          <table:table-cell table:formula="of:=IF([.D394]&gt;127; 127; IF([.D394]&lt;-128; -128; [.D39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94]-[.F394]" office:value-type="float" office:value="0" calcext:value-type="float">
            <text:p>0</text:p>
          </table:table-cell>
          <table:table-cell table:formula="of:=[.E394]-[.G394]" office:value-type="float" office:value="0" calcext:value-type="float">
            <text:p>0</text:p>
          </table:table-cell>
          <table:table-cell table:formula="of:=[.F394]-[.G3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1101001" calcext:value-type="float">
            <text:p>11101001</text:p>
          </table:table-cell>
          <table:table-cell table:formula="of:=IF([.A395]&gt;100; 93; 0)" office:value-type="float" office:value="0" calcext:value-type="float">
            <text:p>0</text:p>
          </table:table-cell>
          <table:table-cell table:formula="of:=1.75*[.A395]+2*[.A394]-[.C394]" office:value-type="float" office:value="121.75" calcext:value-type="float">
            <text:p>121.75</text:p>
          </table:table-cell>
          <table:table-cell table:formula="of:=IF([.D395]&gt;127; 127; IF([.D395]&lt;-128; -128; [.D395]))" office:value-type="float" office:value="121.75" calcext:value-type="float">
            <text:p>121.7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table:formula="of:=[.E395]-[.F395]" office:value-type="float" office:value="-0.25" calcext:value-type="float">
            <text:p>-0.25</text:p>
          </table:table-cell>
          <table:table-cell table:formula="of:=[.E395]-[.G395]" office:value-type="float" office:value="-0.25" calcext:value-type="float">
            <text:p>-0.25</text:p>
          </table:table-cell>
          <table:table-cell table:formula="of:=[.F395]-[.G3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IF([.A396]&gt;100; 93; 0)" office:value-type="float" office:value="0" calcext:value-type="float">
            <text:p>0</text:p>
          </table:table-cell>
          <table:table-cell table:formula="of:=1.75*[.A396]+2*[.A395]-[.C395]" office:value-type="float" office:value="-117.75" calcext:value-type="float">
            <text:p>-117.75</text:p>
          </table:table-cell>
          <table:table-cell table:formula="of:=IF([.D396]&gt;127; 127; IF([.D396]&lt;-128; -128; [.D396]))" office:value-type="float" office:value="-117.75" calcext:value-type="float">
            <text:p>-117.75</text:p>
          </table:table-cell>
          <table:table-cell office:value-type="float" office:value="-118" calcext:value-type="float">
            <text:p>-118</text:p>
          </table:table-cell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[.E396]-[.F396]" office:value-type="float" office:value="0.25" calcext:value-type="float">
            <text:p>0.25</text:p>
          </table:table-cell>
          <table:table-cell table:formula="of:=[.E396]-[.G396]" office:value-type="float" office:value="-0.75" calcext:value-type="float">
            <text:p>-0.75</text:p>
          </table:table-cell>
          <table:table-cell table:formula="of:=[.F396]-[.G39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formula="of:=IF([.A397]&gt;100; 93; 0)" office:value-type="float" office:value="0" calcext:value-type="float">
            <text:p>0</text:p>
          </table:table-cell>
          <table:table-cell table:formula="of:=1.75*[.A397]+2*[.A396]-[.C396]" office:value-type="float" office:value="-43.5" calcext:value-type="float">
            <text:p>-43.5</text:p>
          </table:table-cell>
          <table:table-cell table:formula="of:=IF([.D397]&gt;127; 127; IF([.D397]&lt;-128; -128; [.D397]))" office:value-type="float" office:value="-43.5" calcext:value-type="float">
            <text:p>-43.5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11010101" calcext:value-type="float">
            <text:p>11010101</text:p>
          </table:table-cell>
          <table:table-cell table:formula="of:=[.E397]-[.F397]" office:value-type="float" office:value="-0.5" calcext:value-type="float">
            <text:p>-0.5</text:p>
          </table:table-cell>
          <table:table-cell table:formula="of:=[.E397]-[.G397]" office:value-type="float" office:value="-0.5" calcext:value-type="float">
            <text:p>-0.5</text:p>
          </table:table-cell>
          <table:table-cell table:formula="of:=[.F397]-[.G3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IF([.A398]&gt;100; 93; 0)" office:value-type="float" office:value="0" calcext:value-type="float">
            <text:p>0</text:p>
          </table:table-cell>
          <table:table-cell table:formula="of:=1.75*[.A398]+2*[.A397]-[.C397]" office:value-type="float" office:value="-54" calcext:value-type="float">
            <text:p>-54</text:p>
          </table:table-cell>
          <table:table-cell table:formula="of:=IF([.D398]&gt;127; 127; IF([.D398]&lt;-128; -128; [.D398]))" office:value-type="float" office:value="-54" calcext:value-type="float">
            <text:p>-54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[.E398]-[.F398]" office:value-type="float" office:value="0" calcext:value-type="float">
            <text:p>0</text:p>
          </table:table-cell>
          <table:table-cell table:formula="of:=[.E398]-[.G398]" office:value-type="float" office:value="0" calcext:value-type="float">
            <text:p>0</text:p>
          </table:table-cell>
          <table:table-cell table:formula="of:=[.F398]-[.G3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IF([.A399]&gt;100; 93; 0)" office:value-type="float" office:value="0" calcext:value-type="float">
            <text:p>0</text:p>
          </table:table-cell>
          <table:table-cell table:formula="of:=1.75*[.A399]+2*[.A398]-[.C398]" office:value-type="float" office:value="-47.25" calcext:value-type="float">
            <text:p>-47.25</text:p>
          </table:table-cell>
          <table:table-cell table:formula="of:=IF([.D399]&gt;127; 127; IF([.D399]&lt;-128; -128; [.D399]))" office:value-type="float" office:value="-47.25" calcext:value-type="float">
            <text:p>-47.25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[.E399]-[.F399]" office:value-type="float" office:value="-0.25" calcext:value-type="float">
            <text:p>-0.25</text:p>
          </table:table-cell>
          <table:table-cell table:formula="of:=[.E399]-[.G399]" office:value-type="float" office:value="-0.25" calcext:value-type="float">
            <text:p>-0.25</text:p>
          </table:table-cell>
          <table:table-cell table:formula="of:=[.F399]-[.G3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IF([.A400]&gt;100; 93; 0)" office:value-type="float" office:value="93" calcext:value-type="float">
            <text:p>93</text:p>
          </table:table-cell>
          <table:table-cell table:formula="of:=1.75*[.A400]+2*[.A399]-[.C399]" office:value-type="float" office:value="250.75" calcext:value-type="float">
            <text:p>250.75</text:p>
          </table:table-cell>
          <table:table-cell table:formula="of:=IF([.D400]&gt;127; 127; IF([.D400]&lt;-128; -128; [.D40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0]-[.F400]" office:value-type="float" office:value="0" calcext:value-type="float">
            <text:p>0</text:p>
          </table:table-cell>
          <table:table-cell table:formula="of:=[.E400]-[.G400]" office:value-type="float" office:value="0" calcext:value-type="float">
            <text:p>0</text:p>
          </table:table-cell>
          <table:table-cell table:formula="of:=[.F400]-[.G4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1010101" calcext:value-type="float">
            <text:p>11010101</text:p>
          </table:table-cell>
          <table:table-cell table:formula="of:=IF([.A401]&gt;100; 93; 0)" office:value-type="float" office:value="0" calcext:value-type="float">
            <text:p>0</text:p>
          </table:table-cell>
          <table:table-cell table:formula="of:=1.75*[.A401]+2*[.A400]-[.C400]" office:value-type="float" office:value="33.75" calcext:value-type="float">
            <text:p>33.75</text:p>
          </table:table-cell>
          <table:table-cell table:formula="of:=IF([.D401]&gt;127; 127; IF([.D401]&lt;-128; -128; [.D401]))" office:value-type="float" office:value="33.75" calcext:value-type="float">
            <text:p>33.7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table:formula="of:=[.E401]-[.F401]" office:value-type="float" office:value="-0.25" calcext:value-type="float">
            <text:p>-0.25</text:p>
          </table:table-cell>
          <table:table-cell table:formula="of:=[.E401]-[.G401]" office:value-type="float" office:value="-0.25" calcext:value-type="float">
            <text:p>-0.25</text:p>
          </table:table-cell>
          <table:table-cell table:formula="of:=[.F401]-[.G4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table:formula="of:=IF([.A402]&gt;100; 93; 0)" office:value-type="float" office:value="93" calcext:value-type="float">
            <text:p>93</text:p>
          </table:table-cell>
          <table:table-cell table:formula="of:=1.75*[.A402]+2*[.A401]-[.C401]" office:value-type="float" office:value="94.25" calcext:value-type="float">
            <text:p>94.25</text:p>
          </table:table-cell>
          <table:table-cell table:formula="of:=IF([.D402]&gt;127; 127; IF([.D402]&lt;-128; -128; [.D402]))" office:value-type="float" office:value="94.25" calcext:value-type="float">
            <text:p>94.2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11111" calcext:value-type="float">
            <text:p>1011111</text:p>
          </table:table-cell>
          <table:table-cell table:formula="of:=[.E402]-[.F402]" office:value-type="float" office:value="0.25" calcext:value-type="float">
            <text:p>0.25</text:p>
          </table:table-cell>
          <table:table-cell table:formula="of:=[.E402]-[.G402]" office:value-type="float" office:value="-0.75" calcext:value-type="float">
            <text:p>-0.75</text:p>
          </table:table-cell>
          <table:table-cell table:formula="of:=[.F402]-[.G40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0011" calcext:value-type="float">
            <text:p>1010011</text:p>
          </table:table-cell>
          <table:table-cell table:formula="of:=IF([.A403]&gt;100; 93; 0)" office:value-type="float" office:value="0" calcext:value-type="float">
            <text:p>0</text:p>
          </table:table-cell>
          <table:table-cell table:formula="of:=1.75*[.A403]+2*[.A402]-[.C402]" office:value-type="float" office:value="258.25" calcext:value-type="float">
            <text:p>258.25</text:p>
          </table:table-cell>
          <table:table-cell table:formula="of:=IF([.D403]&gt;127; 127; IF([.D403]&lt;-128; -128; [.D40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3]-[.F403]" office:value-type="float" office:value="0" calcext:value-type="float">
            <text:p>0</text:p>
          </table:table-cell>
          <table:table-cell table:formula="of:=[.E403]-[.G403]" office:value-type="float" office:value="0" calcext:value-type="float">
            <text:p>0</text:p>
          </table:table-cell>
          <table:table-cell table:formula="of:=[.F403]-[.G4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404]&gt;100; 93; 0)" office:value-type="float" office:value="0" calcext:value-type="float">
            <text:p>0</text:p>
          </table:table-cell>
          <table:table-cell table:formula="of:=1.75*[.A404]+2*[.A403]-[.C403]" office:value-type="float" office:value="71.5" calcext:value-type="float">
            <text:p>71.5</text:p>
          </table:table-cell>
          <table:table-cell table:formula="of:=IF([.D404]&gt;127; 127; IF([.D404]&lt;-128; -128; [.D404]))" office:value-type="float" office:value="71.5" calcext:value-type="float">
            <text:p>71.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[.E404]-[.F404]" office:value-type="float" office:value="-0.5" calcext:value-type="float">
            <text:p>-0.5</text:p>
          </table:table-cell>
          <table:table-cell table:formula="of:=[.E404]-[.G404]" office:value-type="float" office:value="-0.5" calcext:value-type="float">
            <text:p>-0.5</text:p>
          </table:table-cell>
          <table:table-cell table:formula="of:=[.F404]-[.G4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IF([.A405]&gt;100; 93; 0)" office:value-type="float" office:value="0" calcext:value-type="float">
            <text:p>0</text:p>
          </table:table-cell>
          <table:table-cell table:formula="of:=1.75*[.A405]+2*[.A404]-[.C404]" office:value-type="float" office:value="7.5" calcext:value-type="float">
            <text:p>7.5</text:p>
          </table:table-cell>
          <table:table-cell table:formula="of:=IF([.D405]&gt;127; 127; IF([.D405]&lt;-128; -128; [.D405]))" office:value-type="float" office:value="7.5" calcext:value-type="float">
            <text:p>7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E405]-[.F405]" office:value-type="float" office:value="-0.5" calcext:value-type="float">
            <text:p>-0.5</text:p>
          </table:table-cell>
          <table:table-cell table:formula="of:=[.E405]-[.G405]" office:value-type="float" office:value="-0.5" calcext:value-type="float">
            <text:p>-0.5</text:p>
          </table:table-cell>
          <table:table-cell table:formula="of:=[.F405]-[.G4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406]&gt;100; 93; 0)" office:value-type="float" office:value="0" calcext:value-type="float">
            <text:p>0</text:p>
          </table:table-cell>
          <table:table-cell table:formula="of:=1.75*[.A406]+2*[.A405]-[.C405]" office:value-type="float" office:value="221.25" calcext:value-type="float">
            <text:p>221.25</text:p>
          </table:table-cell>
          <table:table-cell table:formula="of:=IF([.D406]&gt;127; 127; IF([.D406]&lt;-128; -128; [.D40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6]-[.F406]" office:value-type="float" office:value="0" calcext:value-type="float">
            <text:p>0</text:p>
          </table:table-cell>
          <table:table-cell table:formula="of:=[.E406]-[.G406]" office:value-type="float" office:value="0" calcext:value-type="float">
            <text:p>0</text:p>
          </table:table-cell>
          <table:table-cell table:formula="of:=[.F406]-[.G4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1" calcext:value-type="float">
            <text:p>100001</text:p>
          </table:table-cell>
          <table:table-cell table:formula="of:=IF([.A407]&gt;100; 93; 0)" office:value-type="float" office:value="0" calcext:value-type="float">
            <text:p>0</text:p>
          </table:table-cell>
          <table:table-cell table:formula="of:=1.75*[.A407]+2*[.A406]-[.C406]" office:value-type="float" office:value="159.75" calcext:value-type="float">
            <text:p>159.75</text:p>
          </table:table-cell>
          <table:table-cell table:formula="of:=IF([.D407]&gt;127; 127; IF([.D407]&lt;-128; -128; [.D40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7]-[.F407]" office:value-type="float" office:value="0" calcext:value-type="float">
            <text:p>0</text:p>
          </table:table-cell>
          <table:table-cell table:formula="of:=[.E407]-[.G407]" office:value-type="float" office:value="0" calcext:value-type="float">
            <text:p>0</text:p>
          </table:table-cell>
          <table:table-cell table:formula="of:=[.F407]-[.G4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IF([.A408]&gt;100; 93; 0)" office:value-type="float" office:value="0" calcext:value-type="float">
            <text:p>0</text:p>
          </table:table-cell>
          <table:table-cell table:formula="of:=1.75*[.A408]+2*[.A407]-[.C407]" office:value-type="float" office:value="130.75" calcext:value-type="float">
            <text:p>130.75</text:p>
          </table:table-cell>
          <table:table-cell table:formula="of:=IF([.D408]&gt;127; 127; IF([.D408]&lt;-128; -128; [.D40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8]-[.F408]" office:value-type="float" office:value="0" calcext:value-type="float">
            <text:p>0</text:p>
          </table:table-cell>
          <table:table-cell table:formula="of:=[.E408]-[.G408]" office:value-type="float" office:value="0" calcext:value-type="float">
            <text:p>0</text:p>
          </table:table-cell>
          <table:table-cell table:formula="of:=[.F408]-[.G4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table:formula="of:=IF([.A409]&gt;100; 93; 0)" office:value-type="float" office:value="0" calcext:value-type="float">
            <text:p>0</text:p>
          </table:table-cell>
          <table:table-cell table:formula="of:=1.75*[.A409]+2*[.A408]-[.C408]" office:value-type="float" office:value="133.5" calcext:value-type="float">
            <text:p>133.5</text:p>
          </table:table-cell>
          <table:table-cell table:formula="of:=IF([.D409]&gt;127; 127; IF([.D409]&lt;-128; -128; [.D40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9]-[.F409]" office:value-type="float" office:value="0" calcext:value-type="float">
            <text:p>0</text:p>
          </table:table-cell>
          <table:table-cell table:formula="of:=[.E409]-[.G409]" office:value-type="float" office:value="0" calcext:value-type="float">
            <text:p>0</text:p>
          </table:table-cell>
          <table:table-cell table:formula="of:=[.F409]-[.G4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IF([.A410]&gt;100; 93; 0)" office:value-type="float" office:value="0" calcext:value-type="float">
            <text:p>0</text:p>
          </table:table-cell>
          <table:table-cell table:formula="of:=1.75*[.A410]+2*[.A409]-[.C409]" office:value-type="float" office:value="143.25" calcext:value-type="float">
            <text:p>143.25</text:p>
          </table:table-cell>
          <table:table-cell table:formula="of:=IF([.D410]&gt;127; 127; IF([.D410]&lt;-128; -128; [.D41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10]-[.F410]" office:value-type="float" office:value="0" calcext:value-type="float">
            <text:p>0</text:p>
          </table:table-cell>
          <table:table-cell table:formula="of:=[.E410]-[.G410]" office:value-type="float" office:value="0" calcext:value-type="float">
            <text:p>0</text:p>
          </table:table-cell>
          <table:table-cell table:formula="of:=[.F410]-[.G4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0010" calcext:value-type="float">
            <text:p>1100010</text:p>
          </table:table-cell>
          <table:table-cell table:formula="of:=IF([.A411]&gt;100; 93; 0)" office:value-type="float" office:value="0" calcext:value-type="float">
            <text:p>0</text:p>
          </table:table-cell>
          <table:table-cell table:formula="of:=1.75*[.A411]+2*[.A410]-[.C410]" office:value-type="float" office:value="257.5" calcext:value-type="float">
            <text:p>257.5</text:p>
          </table:table-cell>
          <table:table-cell table:formula="of:=IF([.D411]&gt;127; 127; IF([.D411]&lt;-128; -128; [.D4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11]-[.F411]" office:value-type="float" office:value="0" calcext:value-type="float">
            <text:p>0</text:p>
          </table:table-cell>
          <table:table-cell table:formula="of:=[.E411]-[.G411]" office:value-type="float" office:value="0" calcext:value-type="float">
            <text:p>0</text:p>
          </table:table-cell>
          <table:table-cell table:formula="of:=[.F411]-[.G4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412]&gt;100; 93; 0)" office:value-type="float" office:value="0" calcext:value-type="float">
            <text:p>0</text:p>
          </table:table-cell>
          <table:table-cell table:formula="of:=1.75*[.A412]+2*[.A411]-[.C411]" office:value-type="float" office:value="70" calcext:value-type="float">
            <text:p>70</text:p>
          </table:table-cell>
          <table:table-cell table:formula="of:=IF([.D412]&gt;127; 127; IF([.D412]&lt;-128; -128; [.D412]))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[.E412]-[.F412]" office:value-type="float" office:value="0" calcext:value-type="float">
            <text:p>0</text:p>
          </table:table-cell>
          <table:table-cell table:formula="of:=[.E412]-[.G412]" office:value-type="float" office:value="0" calcext:value-type="float">
            <text:p>0</text:p>
          </table:table-cell>
          <table:table-cell table:formula="of:=[.F412]-[.G4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table:formula="of:=IF([.A413]&gt;100; 93; 0)" office:value-type="float" office:value="93" calcext:value-type="float">
            <text:p>93</text:p>
          </table:table-cell>
          <table:table-cell table:formula="of:=1.75*[.A413]+2*[.A412]-[.C412]" office:value-type="float" office:value="69.5" calcext:value-type="float">
            <text:p>69.5</text:p>
          </table:table-cell>
          <table:table-cell table:formula="of:=IF([.D413]&gt;127; 127; IF([.D413]&lt;-128; -128; [.D413]))" office:value-type="float" office:value="69.5" calcext:value-type="float">
            <text:p>69.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[.E413]-[.F413]" office:value-type="float" office:value="-0.5" calcext:value-type="float">
            <text:p>-0.5</text:p>
          </table:table-cell>
          <table:table-cell table:formula="of:=[.E413]-[.G413]" office:value-type="float" office:value="-0.5" calcext:value-type="float">
            <text:p>-0.5</text:p>
          </table:table-cell>
          <table:table-cell table:formula="of:=[.F413]-[.G4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414]&gt;100; 93; 0)" office:value-type="float" office:value="0" calcext:value-type="float">
            <text:p>0</text:p>
          </table:table-cell>
          <table:table-cell table:formula="of:=1.75*[.A414]+2*[.A413]-[.C413]" office:value-type="float" office:value="25" calcext:value-type="float">
            <text:p>25</text:p>
          </table:table-cell>
          <table:table-cell table:formula="of:=IF([.D414]&gt;127; 127; IF([.D414]&lt;-128; -128; [.D414]))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[.E414]-[.F414]" office:value-type="float" office:value="0" calcext:value-type="float">
            <text:p>0</text:p>
          </table:table-cell>
          <table:table-cell table:formula="of:=[.E414]-[.G414]" office:value-type="float" office:value="0" calcext:value-type="float">
            <text:p>0</text:p>
          </table:table-cell>
          <table:table-cell table:formula="of:=[.F414]-[.G4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IF([.A415]&gt;100; 93; 0)" office:value-type="float" office:value="0" calcext:value-type="float">
            <text:p>0</text:p>
          </table:table-cell>
          <table:table-cell table:formula="of:=1.75*[.A415]+2*[.A414]-[.C414]" office:value-type="float" office:value="-229.75" calcext:value-type="float">
            <text:p>-229.75</text:p>
          </table:table-cell>
          <table:table-cell table:formula="of:=IF([.D415]&gt;127; 127; IF([.D415]&lt;-128; -128; [.D41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15]-[.F415]" office:value-type="float" office:value="0" calcext:value-type="float">
            <text:p>0</text:p>
          </table:table-cell>
          <table:table-cell table:formula="of:=[.E415]-[.G415]" office:value-type="float" office:value="0" calcext:value-type="float">
            <text:p>0</text:p>
          </table:table-cell>
          <table:table-cell table:formula="of:=[.F415]-[.G4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table:formula="of:=IF([.A416]&gt;100; 93; 0)" office:value-type="float" office:value="93" calcext:value-type="float">
            <text:p>93</text:p>
          </table:table-cell>
          <table:table-cell table:formula="of:=1.75*[.A416]+2*[.A415]-[.C415]" office:value-type="float" office:value="108.5" calcext:value-type="float">
            <text:p>108.5</text:p>
          </table:table-cell>
          <table:table-cell table:formula="of:=IF([.D416]&gt;127; 127; IF([.D416]&lt;-128; -128; [.D416]))" office:value-type="float" office:value="108.5" calcext:value-type="float">
            <text:p>108.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[.E416]-[.F416]" office:value-type="float" office:value="-0.5" calcext:value-type="float">
            <text:p>-0.5</text:p>
          </table:table-cell>
          <table:table-cell table:formula="of:=[.E416]-[.G416]" office:value-type="float" office:value="-0.5" calcext:value-type="float">
            <text:p>-0.5</text:p>
          </table:table-cell>
          <table:table-cell table:formula="of:=[.F416]-[.G4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417]&gt;100; 93; 0)" office:value-type="float" office:value="93" calcext:value-type="float">
            <text:p>93</text:p>
          </table:table-cell>
          <table:table-cell table:formula="of:=1.75*[.A417]+2*[.A416]-[.C416]" office:value-type="float" office:value="333.75" calcext:value-type="float">
            <text:p>333.75</text:p>
          </table:table-cell>
          <table:table-cell table:formula="of:=IF([.D417]&gt;127; 127; IF([.D417]&lt;-128; -128; [.D41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17]-[.F417]" office:value-type="float" office:value="0" calcext:value-type="float">
            <text:p>0</text:p>
          </table:table-cell>
          <table:table-cell table:formula="of:=[.E417]-[.G417]" office:value-type="float" office:value="0" calcext:value-type="float">
            <text:p>0</text:p>
          </table:table-cell>
          <table:table-cell table:formula="of:=[.F417]-[.G4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IF([.A418]&gt;100; 93; 0)" office:value-type="float" office:value="0" calcext:value-type="float">
            <text:p>0</text:p>
          </table:table-cell>
          <table:table-cell table:formula="of:=1.75*[.A418]+2*[.A417]-[.C417]" office:value-type="float" office:value="160" calcext:value-type="float">
            <text:p>160</text:p>
          </table:table-cell>
          <table:table-cell table:formula="of:=IF([.D418]&gt;127; 127; IF([.D418]&lt;-128; -128; [.D41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18]-[.F418]" office:value-type="float" office:value="0" calcext:value-type="float">
            <text:p>0</text:p>
          </table:table-cell>
          <table:table-cell table:formula="of:=[.E418]-[.G418]" office:value-type="float" office:value="0" calcext:value-type="float">
            <text:p>0</text:p>
          </table:table-cell>
          <table:table-cell table:formula="of:=[.F418]-[.G4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1011101" calcext:value-type="float">
            <text:p>11011101</text:p>
          </table:table-cell>
          <table:table-cell table:formula="of:=IF([.A419]&gt;100; 93; 0)" office:value-type="float" office:value="0" calcext:value-type="float">
            <text:p>0</text:p>
          </table:table-cell>
          <table:table-cell table:formula="of:=1.75*[.A419]+2*[.A418]-[.C418]" office:value-type="float" office:value="-21.25" calcext:value-type="float">
            <text:p>-21.25</text:p>
          </table:table-cell>
          <table:table-cell table:formula="of:=IF([.D419]&gt;127; 127; IF([.D419]&lt;-128; -128; [.D419]))" office:value-type="float" office:value="-21.25" calcext:value-type="float">
            <text:p>-21.25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[.E419]-[.F419]" office:value-type="float" office:value="-0.25" calcext:value-type="float">
            <text:p>-0.25</text:p>
          </table:table-cell>
          <table:table-cell table:formula="of:=[.E419]-[.G419]" office:value-type="float" office:value="-0.25" calcext:value-type="float">
            <text:p>-0.25</text:p>
          </table:table-cell>
          <table:table-cell table:formula="of:=[.F419]-[.G4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420]&gt;100; 93; 0)" office:value-type="float" office:value="0" calcext:value-type="float">
            <text:p>0</text:p>
          </table:table-cell>
          <table:table-cell table:formula="of:=1.75*[.A420]+2*[.A419]-[.C419]" office:value-type="float" office:value="-115.5" calcext:value-type="float">
            <text:p>-115.5</text:p>
          </table:table-cell>
          <table:table-cell table:formula="of:=IF([.D420]&gt;127; 127; IF([.D420]&lt;-128; -128; [.D420]))" office:value-type="float" office:value="-115.5" calcext:value-type="float">
            <text:p>-115.5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[.E420]-[.F420]" office:value-type="float" office:value="-0.5" calcext:value-type="float">
            <text:p>-0.5</text:p>
          </table:table-cell>
          <table:table-cell table:formula="of:=[.E420]-[.G420]" office:value-type="float" office:value="-0.5" calcext:value-type="float">
            <text:p>-0.5</text:p>
          </table:table-cell>
          <table:table-cell table:formula="of:=[.F420]-[.G4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IF([.A421]&gt;100; 93; 0)" office:value-type="float" office:value="0" calcext:value-type="float">
            <text:p>0</text:p>
          </table:table-cell>
          <table:table-cell table:formula="of:=1.75*[.A421]+2*[.A420]-[.C420]" office:value-type="float" office:value="-218.25" calcext:value-type="float">
            <text:p>-218.25</text:p>
          </table:table-cell>
          <table:table-cell table:formula="of:=IF([.D421]&gt;127; 127; IF([.D421]&lt;-128; -128; [.D42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21]-[.F421]" office:value-type="float" office:value="0" calcext:value-type="float">
            <text:p>0</text:p>
          </table:table-cell>
          <table:table-cell table:formula="of:=[.E421]-[.G421]" office:value-type="float" office:value="0" calcext:value-type="float">
            <text:p>0</text:p>
          </table:table-cell>
          <table:table-cell table:formula="of:=[.F421]-[.G4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IF([.A422]&gt;100; 93; 0)" office:value-type="float" office:value="0" calcext:value-type="float">
            <text:p>0</text:p>
          </table:table-cell>
          <table:table-cell table:formula="of:=1.75*[.A422]+2*[.A421]-[.C421]" office:value-type="float" office:value="-62.25" calcext:value-type="float">
            <text:p>-62.25</text:p>
          </table:table-cell>
          <table:table-cell table:formula="of:=IF([.D422]&gt;127; 127; IF([.D422]&lt;-128; -128; [.D422]))" office:value-type="float" office:value="-62.25" calcext:value-type="float">
            <text:p>-62.2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[.E422]-[.F422]" office:value-type="float" office:value="-0.25" calcext:value-type="float">
            <text:p>-0.25</text:p>
          </table:table-cell>
          <table:table-cell table:formula="of:=[.E422]-[.G422]" office:value-type="float" office:value="-0.25" calcext:value-type="float">
            <text:p>-0.25</text:p>
          </table:table-cell>
          <table:table-cell table:formula="of:=[.F422]-[.G4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423]&gt;100; 93; 0)" office:value-type="float" office:value="0" calcext:value-type="float">
            <text:p>0</text:p>
          </table:table-cell>
          <table:table-cell table:formula="of:=1.75*[.A423]+2*[.A422]-[.C422]" office:value-type="float" office:value="-57" calcext:value-type="float">
            <text:p>-57</text:p>
          </table:table-cell>
          <table:table-cell table:formula="of:=IF([.D423]&gt;127; 127; IF([.D423]&lt;-128; -128; [.D423]))" office:value-type="float" office:value="-57" calcext:value-type="float">
            <text:p>-57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[.E423]-[.F423]" office:value-type="float" office:value="0" calcext:value-type="float">
            <text:p>0</text:p>
          </table:table-cell>
          <table:table-cell table:formula="of:=[.E423]-[.G423]" office:value-type="float" office:value="0" calcext:value-type="float">
            <text:p>0</text:p>
          </table:table-cell>
          <table:table-cell table:formula="of:=[.F423]-[.G4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424]&gt;100; 93; 0)" office:value-type="float" office:value="0" calcext:value-type="float">
            <text:p>0</text:p>
          </table:table-cell>
          <table:table-cell table:formula="of:=1.75*[.A424]+2*[.A423]-[.C423]" office:value-type="float" office:value="-440.25" calcext:value-type="float">
            <text:p>-440.25</text:p>
          </table:table-cell>
          <table:table-cell table:formula="of:=IF([.D424]&gt;127; 127; IF([.D424]&lt;-128; -128; [.D42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24]-[.F424]" office:value-type="float" office:value="0" calcext:value-type="float">
            <text:p>0</text:p>
          </table:table-cell>
          <table:table-cell table:formula="of:=[.E424]-[.G424]" office:value-type="float" office:value="0" calcext:value-type="float">
            <text:p>0</text:p>
          </table:table-cell>
          <table:table-cell table:formula="of:=[.F424]-[.G4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0110" calcext:value-type="float">
            <text:p>1100110</text:p>
          </table:table-cell>
          <table:table-cell table:formula="of:=IF([.A425]&gt;100; 93; 0)" office:value-type="float" office:value="93" calcext:value-type="float">
            <text:p>93</text:p>
          </table:table-cell>
          <table:table-cell table:formula="of:=1.75*[.A425]+2*[.A424]-[.C424]" office:value-type="float" office:value="-59.5" calcext:value-type="float">
            <text:p>-59.5</text:p>
          </table:table-cell>
          <table:table-cell table:formula="of:=IF([.D425]&gt;127; 127; IF([.D425]&lt;-128; -128; [.D425]))" office:value-type="float" office:value="-59.5" calcext:value-type="float">
            <text:p>-59.5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[.E425]-[.F425]" office:value-type="float" office:value="-0.5" calcext:value-type="float">
            <text:p>-0.5</text:p>
          </table:table-cell>
          <table:table-cell table:formula="of:=[.E425]-[.G425]" office:value-type="float" office:value="-0.5" calcext:value-type="float">
            <text:p>-0.5</text:p>
          </table:table-cell>
          <table:table-cell table:formula="of:=[.F425]-[.G4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IF([.A426]&gt;100; 93; 0)" office:value-type="float" office:value="0" calcext:value-type="float">
            <text:p>0</text:p>
          </table:table-cell>
          <table:table-cell table:formula="of:=1.75*[.A426]+2*[.A425]-[.C425]" office:value-type="float" office:value="121.5" calcext:value-type="float">
            <text:p>121.5</text:p>
          </table:table-cell>
          <table:table-cell table:formula="of:=IF([.D426]&gt;127; 127; IF([.D426]&lt;-128; -128; [.D426]))" office:value-type="float" office:value="121.5" calcext:value-type="float">
            <text:p>121.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table:formula="of:=[.E426]-[.F426]" office:value-type="float" office:value="-0.5" calcext:value-type="float">
            <text:p>-0.5</text:p>
          </table:table-cell>
          <table:table-cell table:formula="of:=[.E426]-[.G426]" office:value-type="float" office:value="-0.5" calcext:value-type="float">
            <text:p>-0.5</text:p>
          </table:table-cell>
          <table:table-cell table:formula="of:=[.F426]-[.G4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IF([.A427]&gt;100; 93; 0)" office:value-type="float" office:value="0" calcext:value-type="float">
            <text:p>0</text:p>
          </table:table-cell>
          <table:table-cell table:formula="of:=1.75*[.A427]+2*[.A426]-[.C426]" office:value-type="float" office:value="85.5" calcext:value-type="float">
            <text:p>85.5</text:p>
          </table:table-cell>
          <table:table-cell table:formula="of:=IF([.D427]&gt;127; 127; IF([.D427]&lt;-128; -128; [.D427]))" office:value-type="float" office:value="85.5" calcext:value-type="float">
            <text:p>85.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010110" calcext:value-type="float">
            <text:p>1010110</text:p>
          </table:table-cell>
          <table:table-cell table:formula="of:=[.E427]-[.F427]" office:value-type="float" office:value="-0.5" calcext:value-type="float">
            <text:p>-0.5</text:p>
          </table:table-cell>
          <table:table-cell table:formula="of:=[.E427]-[.G427]" office:value-type="float" office:value="-0.5" calcext:value-type="float">
            <text:p>-0.5</text:p>
          </table:table-cell>
          <table:table-cell table:formula="of:=[.F427]-[.G4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table:formula="of:=IF([.A428]&gt;100; 93; 0)" office:value-type="float" office:value="93" calcext:value-type="float">
            <text:p>93</text:p>
          </table:table-cell>
          <table:table-cell table:formula="of:=1.75*[.A428]+2*[.A427]-[.C427]" office:value-type="float" office:value="290.5" calcext:value-type="float">
            <text:p>290.5</text:p>
          </table:table-cell>
          <table:table-cell table:formula="of:=IF([.D428]&gt;127; 127; IF([.D428]&lt;-128; -128; [.D42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28]-[.F428]" office:value-type="float" office:value="0" calcext:value-type="float">
            <text:p>0</text:p>
          </table:table-cell>
          <table:table-cell table:formula="of:=[.E428]-[.G428]" office:value-type="float" office:value="0" calcext:value-type="float">
            <text:p>0</text:p>
          </table:table-cell>
          <table:table-cell table:formula="of:=[.F428]-[.G4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formula="of:=IF([.A429]&gt;100; 93; 0)" office:value-type="float" office:value="0" calcext:value-type="float">
            <text:p>0</text:p>
          </table:table-cell>
          <table:table-cell table:formula="of:=1.75*[.A429]+2*[.A428]-[.C428]" office:value-type="float" office:value="169.25" calcext:value-type="float">
            <text:p>169.25</text:p>
          </table:table-cell>
          <table:table-cell table:formula="of:=IF([.D429]&gt;127; 127; IF([.D429]&lt;-128; -128; [.D42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29]-[.F429]" office:value-type="float" office:value="0" calcext:value-type="float">
            <text:p>0</text:p>
          </table:table-cell>
          <table:table-cell table:formula="of:=[.E429]-[.G429]" office:value-type="float" office:value="0" calcext:value-type="float">
            <text:p>0</text:p>
          </table:table-cell>
          <table:table-cell table:formula="of:=[.F429]-[.G4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430]&gt;100; 93; 0)" office:value-type="float" office:value="0" calcext:value-type="float">
            <text:p>0</text:p>
          </table:table-cell>
          <table:table-cell table:formula="of:=1.75*[.A430]+2*[.A429]-[.C429]" office:value-type="float" office:value="164.75" calcext:value-type="float">
            <text:p>164.75</text:p>
          </table:table-cell>
          <table:table-cell table:formula="of:=IF([.D430]&gt;127; 127; IF([.D430]&lt;-128; -128; [.D43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30]-[.F430]" office:value-type="float" office:value="0" calcext:value-type="float">
            <text:p>0</text:p>
          </table:table-cell>
          <table:table-cell table:formula="of:=[.E430]-[.G430]" office:value-type="float" office:value="0" calcext:value-type="float">
            <text:p>0</text:p>
          </table:table-cell>
          <table:table-cell table:formula="of:=[.F430]-[.G4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431]&gt;100; 93; 0)" office:value-type="float" office:value="0" calcext:value-type="float">
            <text:p>0</text:p>
          </table:table-cell>
          <table:table-cell table:formula="of:=1.75*[.A431]+2*[.A430]-[.C430]" office:value-type="float" office:value="-21" calcext:value-type="float">
            <text:p>-21</text:p>
          </table:table-cell>
          <table:table-cell table:formula="of:=IF([.D431]&gt;127; 127; IF([.D431]&lt;-128; -128; [.D431]))" office:value-type="float" office:value="-21" calcext:value-type="float">
            <text:p>-21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[.E431]-[.F431]" office:value-type="float" office:value="0" calcext:value-type="float">
            <text:p>0</text:p>
          </table:table-cell>
          <table:table-cell table:formula="of:=[.E431]-[.G431]" office:value-type="float" office:value="0" calcext:value-type="float">
            <text:p>0</text:p>
          </table:table-cell>
          <table:table-cell table:formula="of:=[.F431]-[.G4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432]&gt;100; 93; 0)" office:value-type="float" office:value="0" calcext:value-type="float">
            <text:p>0</text:p>
          </table:table-cell>
          <table:table-cell table:formula="of:=1.75*[.A432]+2*[.A431]-[.C431]" office:value-type="float" office:value="-264.75" calcext:value-type="float">
            <text:p>-264.75</text:p>
          </table:table-cell>
          <table:table-cell table:formula="of:=IF([.D432]&gt;127; 127; IF([.D432]&lt;-128; -128; [.D43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32]-[.F432]" office:value-type="float" office:value="0" calcext:value-type="float">
            <text:p>0</text:p>
          </table:table-cell>
          <table:table-cell table:formula="of:=[.E432]-[.G432]" office:value-type="float" office:value="0" calcext:value-type="float">
            <text:p>0</text:p>
          </table:table-cell>
          <table:table-cell table:formula="of:=[.F432]-[.G4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433]&gt;100; 93; 0)" office:value-type="float" office:value="0" calcext:value-type="float">
            <text:p>0</text:p>
          </table:table-cell>
          <table:table-cell table:formula="of:=1.75*[.A433]+2*[.A432]-[.C432]" office:value-type="float" office:value="8.25" calcext:value-type="float">
            <text:p>8.25</text:p>
          </table:table-cell>
          <table:table-cell table:formula="of:=IF([.D433]&gt;127; 127; IF([.D433]&lt;-128; -128; [.D433]))" office:value-type="float" office:value="8.25" calcext:value-type="float">
            <text:p>8.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table:formula="of:=[.E433]-[.F433]" office:value-type="float" office:value="0.25" calcext:value-type="float">
            <text:p>0.25</text:p>
          </table:table-cell>
          <table:table-cell table:formula="of:=[.E433]-[.G433]" office:value-type="float" office:value="-0.75" calcext:value-type="float">
            <text:p>-0.75</text:p>
          </table:table-cell>
          <table:table-cell table:formula="of:=[.F433]-[.G43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434]&gt;100; 93; 0)" office:value-type="float" office:value="93" calcext:value-type="float">
            <text:p>93</text:p>
          </table:table-cell>
          <table:table-cell table:formula="of:=1.75*[.A434]+2*[.A433]-[.C433]" office:value-type="float" office:value="293.5" calcext:value-type="float">
            <text:p>293.5</text:p>
          </table:table-cell>
          <table:table-cell table:formula="of:=IF([.D434]&gt;127; 127; IF([.D434]&lt;-128; -128; [.D43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34]-[.F434]" office:value-type="float" office:value="0" calcext:value-type="float">
            <text:p>0</text:p>
          </table:table-cell>
          <table:table-cell table:formula="of:=[.E434]-[.G434]" office:value-type="float" office:value="0" calcext:value-type="float">
            <text:p>0</text:p>
          </table:table-cell>
          <table:table-cell table:formula="of:=[.F434]-[.G4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IF([.A435]&gt;100; 93; 0)" office:value-type="float" office:value="0" calcext:value-type="float">
            <text:p>0</text:p>
          </table:table-cell>
          <table:table-cell table:formula="of:=1.75*[.A435]+2*[.A434]-[.C434]" office:value-type="float" office:value="-82" calcext:value-type="float">
            <text:p>-82</text:p>
          </table:table-cell>
          <table:table-cell table:formula="of:=IF([.D435]&gt;127; 127; IF([.D435]&lt;-128; -128; [.D435]))" office:value-type="float" office:value="-82" calcext:value-type="float">
            <text:p>-8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[.E435]-[.F435]" office:value-type="float" office:value="0" calcext:value-type="float">
            <text:p>0</text:p>
          </table:table-cell>
          <table:table-cell table:formula="of:=[.E435]-[.G435]" office:value-type="float" office:value="0" calcext:value-type="float">
            <text:p>0</text:p>
          </table:table-cell>
          <table:table-cell table:formula="of:=[.F435]-[.G4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0011101" calcext:value-type="float">
            <text:p>10011101</text:p>
          </table:table-cell>
          <table:table-cell table:formula="of:=IF([.A436]&gt;100; 93; 0)" office:value-type="float" office:value="0" calcext:value-type="float">
            <text:p>0</text:p>
          </table:table-cell>
          <table:table-cell table:formula="of:=1.75*[.A436]+2*[.A435]-[.C435]" office:value-type="float" office:value="-421.25" calcext:value-type="float">
            <text:p>-421.25</text:p>
          </table:table-cell>
          <table:table-cell table:formula="of:=IF([.D436]&gt;127; 127; IF([.D436]&lt;-128; -128; [.D43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36]-[.F436]" office:value-type="float" office:value="0" calcext:value-type="float">
            <text:p>0</text:p>
          </table:table-cell>
          <table:table-cell table:formula="of:=[.E436]-[.G436]" office:value-type="float" office:value="0" calcext:value-type="float">
            <text:p>0</text:p>
          </table:table-cell>
          <table:table-cell table:formula="of:=[.F436]-[.G4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011000" calcext:value-type="float">
            <text:p>11011000</text:p>
          </table:table-cell>
          <table:table-cell table:formula="of:=IF([.A437]&gt;100; 93; 0)" office:value-type="float" office:value="0" calcext:value-type="float">
            <text:p>0</text:p>
          </table:table-cell>
          <table:table-cell table:formula="of:=1.75*[.A437]+2*[.A436]-[.C436]" office:value-type="float" office:value="-268" calcext:value-type="float">
            <text:p>-268</text:p>
          </table:table-cell>
          <table:table-cell table:formula="of:=IF([.D437]&gt;127; 127; IF([.D437]&lt;-128; -128; [.D43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37]-[.F437]" office:value-type="float" office:value="0" calcext:value-type="float">
            <text:p>0</text:p>
          </table:table-cell>
          <table:table-cell table:formula="of:=[.E437]-[.G437]" office:value-type="float" office:value="0" calcext:value-type="float">
            <text:p>0</text:p>
          </table:table-cell>
          <table:table-cell table:formula="of:=[.F437]-[.G4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438]&gt;100; 93; 0)" office:value-type="float" office:value="93" calcext:value-type="float">
            <text:p>93</text:p>
          </table:table-cell>
          <table:table-cell table:formula="of:=1.75*[.A438]+2*[.A437]-[.C437]" office:value-type="float" office:value="105.5" calcext:value-type="float">
            <text:p>105.5</text:p>
          </table:table-cell>
          <table:table-cell table:formula="of:=IF([.D438]&gt;127; 127; IF([.D438]&lt;-128; -128; [.D438]))" office:value-type="float" office:value="105.5" calcext:value-type="float">
            <text:p>105.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[.E438]-[.F438]" office:value-type="float" office:value="-0.5" calcext:value-type="float">
            <text:p>-0.5</text:p>
          </table:table-cell>
          <table:table-cell table:formula="of:=[.E438]-[.G438]" office:value-type="float" office:value="-0.5" calcext:value-type="float">
            <text:p>-0.5</text:p>
          </table:table-cell>
          <table:table-cell table:formula="of:=[.F438]-[.G4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table:formula="of:=IF([.A439]&gt;100; 93; 0)" office:value-type="float" office:value="93" calcext:value-type="float">
            <text:p>93</text:p>
          </table:table-cell>
          <table:table-cell table:formula="of:=1.75*[.A439]+2*[.A438]-[.C438]" office:value-type="float" office:value="299.25" calcext:value-type="float">
            <text:p>299.25</text:p>
          </table:table-cell>
          <table:table-cell table:formula="of:=IF([.D439]&gt;127; 127; IF([.D439]&lt;-128; -128; [.D43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39]-[.F439]" office:value-type="float" office:value="0" calcext:value-type="float">
            <text:p>0</text:p>
          </table:table-cell>
          <table:table-cell table:formula="of:=[.E439]-[.G439]" office:value-type="float" office:value="0" calcext:value-type="float">
            <text:p>0</text:p>
          </table:table-cell>
          <table:table-cell table:formula="of:=[.F439]-[.G4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440]&gt;100; 93; 0)" office:value-type="float" office:value="0" calcext:value-type="float">
            <text:p>0</text:p>
          </table:table-cell>
          <table:table-cell table:formula="of:=1.75*[.A440]+2*[.A439]-[.C439]" office:value-type="float" office:value="-56.75" calcext:value-type="float">
            <text:p>-56.75</text:p>
          </table:table-cell>
          <table:table-cell table:formula="of:=IF([.D440]&gt;127; 127; IF([.D440]&lt;-128; -128; [.D440]))" office:value-type="float" office:value="-56.75" calcext:value-type="float">
            <text:p>-56.75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[.E440]-[.F440]" office:value-type="float" office:value="0.25" calcext:value-type="float">
            <text:p>0.25</text:p>
          </table:table-cell>
          <table:table-cell table:formula="of:=[.E440]-[.G440]" office:value-type="float" office:value="-0.75" calcext:value-type="float">
            <text:p>-0.75</text:p>
          </table:table-cell>
          <table:table-cell table:formula="of:=[.F440]-[.G440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[.A441]&gt;100; 93; 0)" office:value-type="float" office:value="0" calcext:value-type="float">
            <text:p>0</text:p>
          </table:table-cell>
          <table:table-cell table:formula="of:=1.75*[.A441]+2*[.A440]-[.C440]" office:value-type="float" office:value="-187" calcext:value-type="float">
            <text:p>-187</text:p>
          </table:table-cell>
          <table:table-cell table:formula="of:=IF([.D441]&gt;127; 127; IF([.D441]&lt;-128; -128; [.D44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41]-[.F441]" office:value-type="float" office:value="0" calcext:value-type="float">
            <text:p>0</text:p>
          </table:table-cell>
          <table:table-cell table:formula="of:=[.E441]-[.G441]" office:value-type="float" office:value="0" calcext:value-type="float">
            <text:p>0</text:p>
          </table:table-cell>
          <table:table-cell table:formula="of:=[.F441]-[.G4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442]&gt;100; 93; 0)" office:value-type="float" office:value="93" calcext:value-type="float">
            <text:p>93</text:p>
          </table:table-cell>
          <table:table-cell table:formula="of:=1.75*[.A442]+2*[.A441]-[.C441]" office:value-type="float" office:value="193.5" calcext:value-type="float">
            <text:p>193.5</text:p>
          </table:table-cell>
          <table:table-cell table:formula="of:=IF([.D442]&gt;127; 127; IF([.D442]&lt;-128; -128; [.D44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42]-[.F442]" office:value-type="float" office:value="0" calcext:value-type="float">
            <text:p>0</text:p>
          </table:table-cell>
          <table:table-cell table:formula="of:=[.E442]-[.G442]" office:value-type="float" office:value="0" calcext:value-type="float">
            <text:p>0</text:p>
          </table:table-cell>
          <table:table-cell table:formula="of:=[.F442]-[.G4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IF([.A443]&gt;100; 93; 0)" office:value-type="float" office:value="0" calcext:value-type="float">
            <text:p>0</text:p>
          </table:table-cell>
          <table:table-cell table:formula="of:=1.75*[.A443]+2*[.A442]-[.C442]" office:value-type="float" office:value="-66.5" calcext:value-type="float">
            <text:p>-66.5</text:p>
          </table:table-cell>
          <table:table-cell table:formula="of:=IF([.D443]&gt;127; 127; IF([.D443]&lt;-128; -128; [.D443]))" office:value-type="float" office:value="-66.5" calcext:value-type="float">
            <text:p>-66.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10111110" calcext:value-type="float">
            <text:p>10111110</text:p>
          </table:table-cell>
          <table:table-cell table:formula="of:=[.E443]-[.F443]" office:value-type="float" office:value="-0.5" calcext:value-type="float">
            <text:p>-0.5</text:p>
          </table:table-cell>
          <table:table-cell table:formula="of:=[.E443]-[.G443]" office:value-type="float" office:value="-0.5" calcext:value-type="float">
            <text:p>-0.5</text:p>
          </table:table-cell>
          <table:table-cell table:formula="of:=[.F443]-[.G4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444]&gt;100; 93; 0)" office:value-type="float" office:value="0" calcext:value-type="float">
            <text:p>0</text:p>
          </table:table-cell>
          <table:table-cell table:formula="of:=1.75*[.A444]+2*[.A443]-[.C443]" office:value-type="float" office:value="-339.75" calcext:value-type="float">
            <text:p>-339.75</text:p>
          </table:table-cell>
          <table:table-cell table:formula="of:=IF([.D444]&gt;127; 127; IF([.D444]&lt;-128; -128; [.D44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44]-[.F444]" office:value-type="float" office:value="0" calcext:value-type="float">
            <text:p>0</text:p>
          </table:table-cell>
          <table:table-cell table:formula="of:=[.E444]-[.G444]" office:value-type="float" office:value="0" calcext:value-type="float">
            <text:p>0</text:p>
          </table:table-cell>
          <table:table-cell table:formula="of:=[.F444]-[.G4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table:formula="of:=IF([.A445]&gt;100; 93; 0)" office:value-type="float" office:value="0" calcext:value-type="float">
            <text:p>0</text:p>
          </table:table-cell>
          <table:table-cell table:formula="of:=1.75*[.A445]+2*[.A444]-[.C444]" office:value-type="float" office:value="-48" calcext:value-type="float">
            <text:p>-48</text:p>
          </table:table-cell>
          <table:table-cell table:formula="of:=IF([.D445]&gt;127; 127; IF([.D445]&lt;-128; -128; [.D445]))" office:value-type="float" office:value="-48" calcext:value-type="float">
            <text:p>-48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[.E445]-[.F445]" office:value-type="float" office:value="0" calcext:value-type="float">
            <text:p>0</text:p>
          </table:table-cell>
          <table:table-cell table:formula="of:=[.E445]-[.G445]" office:value-type="float" office:value="0" calcext:value-type="float">
            <text:p>0</text:p>
          </table:table-cell>
          <table:table-cell table:formula="of:=[.F445]-[.G4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IF([.A446]&gt;100; 93; 0)" office:value-type="float" office:value="93" calcext:value-type="float">
            <text:p>93</text:p>
          </table:table-cell>
          <table:table-cell table:formula="of:=1.75*[.A446]+2*[.A445]-[.C445]" office:value-type="float" office:value="329" calcext:value-type="float">
            <text:p>329</text:p>
          </table:table-cell>
          <table:table-cell table:formula="of:=IF([.D446]&gt;127; 127; IF([.D446]&lt;-128; -128; [.D44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46]-[.F446]" office:value-type="float" office:value="0" calcext:value-type="float">
            <text:p>0</text:p>
          </table:table-cell>
          <table:table-cell table:formula="of:=[.E446]-[.G446]" office:value-type="float" office:value="0" calcext:value-type="float">
            <text:p>0</text:p>
          </table:table-cell>
          <table:table-cell table:formula="of:=[.F446]-[.G4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447]&gt;100; 93; 0)" office:value-type="float" office:value="0" calcext:value-type="float">
            <text:p>0</text:p>
          </table:table-cell>
          <table:table-cell table:formula="of:=1.75*[.A447]+2*[.A446]-[.C446]" office:value-type="float" office:value="-21.75" calcext:value-type="float">
            <text:p>-21.75</text:p>
          </table:table-cell>
          <table:table-cell table:formula="of:=IF([.D447]&gt;127; 127; IF([.D447]&lt;-128; -128; [.D447]))" office:value-type="float" office:value="-21.75" calcext:value-type="float">
            <text:p>-21.75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[.E447]-[.F447]" office:value-type="float" office:value="0.25" calcext:value-type="float">
            <text:p>0.25</text:p>
          </table:table-cell>
          <table:table-cell table:formula="of:=[.E447]-[.G447]" office:value-type="float" office:value="-0.75" calcext:value-type="float">
            <text:p>-0.75</text:p>
          </table:table-cell>
          <table:table-cell table:formula="of:=[.F447]-[.G44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11110" calcext:value-type="float">
            <text:p>1111110</text:p>
          </table:table-cell>
          <table:table-cell table:formula="of:=IF([.A448]&gt;100; 93; 0)" office:value-type="float" office:value="93" calcext:value-type="float">
            <text:p>93</text:p>
          </table:table-cell>
          <table:table-cell table:formula="of:=1.75*[.A448]+2*[.A447]-[.C447]" office:value-type="float" office:value="18.5" calcext:value-type="float">
            <text:p>18.5</text:p>
          </table:table-cell>
          <table:table-cell table:formula="of:=IF([.D448]&gt;127; 127; IF([.D448]&lt;-128; -128; [.D448]))" office:value-type="float" office:value="18.5" calcext:value-type="float">
            <text:p>18.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[.E448]-[.F448]" office:value-type="float" office:value="-0.5" calcext:value-type="float">
            <text:p>-0.5</text:p>
          </table:table-cell>
          <table:table-cell table:formula="of:=[.E448]-[.G448]" office:value-type="float" office:value="-0.5" calcext:value-type="float">
            <text:p>-0.5</text:p>
          </table:table-cell>
          <table:table-cell table:formula="of:=[.F448]-[.G4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449]&gt;100; 93; 0)" office:value-type="float" office:value="0" calcext:value-type="float">
            <text:p>0</text:p>
          </table:table-cell>
          <table:table-cell table:formula="of:=1.75*[.A449]+2*[.A448]-[.C448]" office:value-type="float" office:value="-24.75" calcext:value-type="float">
            <text:p>-24.75</text:p>
          </table:table-cell>
          <table:table-cell table:formula="of:=IF([.D449]&gt;127; 127; IF([.D449]&lt;-128; -128; [.D449]))" office:value-type="float" office:value="-24.75" calcext:value-type="float">
            <text:p>-24.75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[.E449]-[.F449]" office:value-type="float" office:value="0.25" calcext:value-type="float">
            <text:p>0.25</text:p>
          </table:table-cell>
          <table:table-cell table:formula="of:=[.E449]-[.G449]" office:value-type="float" office:value="-0.75" calcext:value-type="float">
            <text:p>-0.75</text:p>
          </table:table-cell>
          <table:table-cell table:formula="of:=[.F449]-[.G44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IF([.A450]&gt;100; 93; 0)" office:value-type="float" office:value="0" calcext:value-type="float">
            <text:p>0</text:p>
          </table:table-cell>
          <table:table-cell table:formula="of:=1.75*[.A450]+2*[.A449]-[.C449]" office:value-type="float" office:value="-145.25" calcext:value-type="float">
            <text:p>-145.25</text:p>
          </table:table-cell>
          <table:table-cell table:formula="of:=IF([.D450]&gt;127; 127; IF([.D450]&lt;-128; -128; [.D45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50]-[.F450]" office:value-type="float" office:value="0" calcext:value-type="float">
            <text:p>0</text:p>
          </table:table-cell>
          <table:table-cell table:formula="of:=[.E450]-[.G450]" office:value-type="float" office:value="0" calcext:value-type="float">
            <text:p>0</text:p>
          </table:table-cell>
          <table:table-cell table:formula="of:=[.F450]-[.G4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1111" calcext:value-type="float">
            <text:p>111111</text:p>
          </table:table-cell>
          <table:table-cell table:formula="of:=IF([.A451]&gt;100; 93; 0)" office:value-type="float" office:value="0" calcext:value-type="float">
            <text:p>0</text:p>
          </table:table-cell>
          <table:table-cell table:formula="of:=1.75*[.A451]+2*[.A450]-[.C450]" office:value-type="float" office:value="184.25" calcext:value-type="float">
            <text:p>184.25</text:p>
          </table:table-cell>
          <table:table-cell table:formula="of:=IF([.D451]&gt;127; 127; IF([.D451]&lt;-128; -128; [.D4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51]-[.F451]" office:value-type="float" office:value="0" calcext:value-type="float">
            <text:p>0</text:p>
          </table:table-cell>
          <table:table-cell table:formula="of:=[.E451]-[.G451]" office:value-type="float" office:value="0" calcext:value-type="float">
            <text:p>0</text:p>
          </table:table-cell>
          <table:table-cell table:formula="of:=[.F451]-[.G4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452]&gt;100; 93; 0)" office:value-type="float" office:value="0" calcext:value-type="float">
            <text:p>0</text:p>
          </table:table-cell>
          <table:table-cell table:formula="of:=1.75*[.A452]+2*[.A451]-[.C451]" office:value-type="float" office:value="218.75" calcext:value-type="float">
            <text:p>218.75</text:p>
          </table:table-cell>
          <table:table-cell table:formula="of:=IF([.D452]&gt;127; 127; IF([.D452]&lt;-128; -128; [.D45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52]-[.F452]" office:value-type="float" office:value="0" calcext:value-type="float">
            <text:p>0</text:p>
          </table:table-cell>
          <table:table-cell table:formula="of:=[.E452]-[.G452]" office:value-type="float" office:value="0" calcext:value-type="float">
            <text:p>0</text:p>
          </table:table-cell>
          <table:table-cell table:formula="of:=[.F452]-[.G4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IF([.A453]&gt;100; 93; 0)" office:value-type="float" office:value="0" calcext:value-type="float">
            <text:p>0</text:p>
          </table:table-cell>
          <table:table-cell table:formula="of:=1.75*[.A453]+2*[.A452]-[.C452]" office:value-type="float" office:value="183" calcext:value-type="float">
            <text:p>183</text:p>
          </table:table-cell>
          <table:table-cell table:formula="of:=IF([.D453]&gt;127; 127; IF([.D453]&lt;-128; -128; [.D45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53]-[.F453]" office:value-type="float" office:value="0" calcext:value-type="float">
            <text:p>0</text:p>
          </table:table-cell>
          <table:table-cell table:formula="of:=[.E453]-[.G453]" office:value-type="float" office:value="0" calcext:value-type="float">
            <text:p>0</text:p>
          </table:table-cell>
          <table:table-cell table:formula="of:=[.F453]-[.G4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454]&gt;100; 93; 0)" office:value-type="float" office:value="0" calcext:value-type="float">
            <text:p>0</text:p>
          </table:table-cell>
          <table:table-cell table:formula="of:=1.75*[.A454]+2*[.A453]-[.C453]" office:value-type="float" office:value="-136" calcext:value-type="float">
            <text:p>-136</text:p>
          </table:table-cell>
          <table:table-cell table:formula="of:=IF([.D454]&gt;127; 127; IF([.D454]&lt;-128; -128; [.D45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54]-[.F454]" office:value-type="float" office:value="0" calcext:value-type="float">
            <text:p>0</text:p>
          </table:table-cell>
          <table:table-cell table:formula="of:=[.E454]-[.G454]" office:value-type="float" office:value="0" calcext:value-type="float">
            <text:p>0</text:p>
          </table:table-cell>
          <table:table-cell table:formula="of:=[.F454]-[.G4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1010110" calcext:value-type="float">
            <text:p>11010110</text:p>
          </table:table-cell>
          <table:table-cell table:formula="of:=IF([.A455]&gt;100; 93; 0)" office:value-type="float" office:value="0" calcext:value-type="float">
            <text:p>0</text:p>
          </table:table-cell>
          <table:table-cell table:formula="of:=1.75*[.A455]+2*[.A454]-[.C454]" office:value-type="float" office:value="-329.5" calcext:value-type="float">
            <text:p>-329.5</text:p>
          </table:table-cell>
          <table:table-cell table:formula="of:=IF([.D455]&gt;127; 127; IF([.D455]&lt;-128; -128; [.D45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55]-[.F455]" office:value-type="float" office:value="0" calcext:value-type="float">
            <text:p>0</text:p>
          </table:table-cell>
          <table:table-cell table:formula="of:=[.E455]-[.G455]" office:value-type="float" office:value="0" calcext:value-type="float">
            <text:p>0</text:p>
          </table:table-cell>
          <table:table-cell table:formula="of:=[.F455]-[.G4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IF([.A456]&gt;100; 93; 0)" office:value-type="float" office:value="0" calcext:value-type="float">
            <text:p>0</text:p>
          </table:table-cell>
          <table:table-cell table:formula="of:=1.75*[.A456]+2*[.A455]-[.C455]" office:value-type="float" office:value="-197.75" calcext:value-type="float">
            <text:p>-197.75</text:p>
          </table:table-cell>
          <table:table-cell table:formula="of:=IF([.D456]&gt;127; 127; IF([.D456]&lt;-128; -128; [.D45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56]-[.F456]" office:value-type="float" office:value="0" calcext:value-type="float">
            <text:p>0</text:p>
          </table:table-cell>
          <table:table-cell table:formula="of:=[.E456]-[.G456]" office:value-type="float" office:value="0" calcext:value-type="float">
            <text:p>0</text:p>
          </table:table-cell>
          <table:table-cell table:formula="of:=[.F456]-[.G4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IF([.A457]&gt;100; 93; 0)" office:value-type="float" office:value="0" calcext:value-type="float">
            <text:p>0</text:p>
          </table:table-cell>
          <table:table-cell table:formula="of:=1.75*[.A457]+2*[.A456]-[.C456]" office:value-type="float" office:value="-240.25" calcext:value-type="float">
            <text:p>-240.25</text:p>
          </table:table-cell>
          <table:table-cell table:formula="of:=IF([.D457]&gt;127; 127; IF([.D457]&lt;-128; -128; [.D45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57]-[.F457]" office:value-type="float" office:value="0" calcext:value-type="float">
            <text:p>0</text:p>
          </table:table-cell>
          <table:table-cell table:formula="of:=[.E457]-[.G457]" office:value-type="float" office:value="0" calcext:value-type="float">
            <text:p>0</text:p>
          </table:table-cell>
          <table:table-cell table:formula="of:=[.F457]-[.G4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458]&gt;100; 93; 0)" office:value-type="float" office:value="0" calcext:value-type="float">
            <text:p>0</text:p>
          </table:table-cell>
          <table:table-cell table:formula="of:=1.75*[.A458]+2*[.A457]-[.C457]" office:value-type="float" office:value="-82.25" calcext:value-type="float">
            <text:p>-82.25</text:p>
          </table:table-cell>
          <table:table-cell table:formula="of:=IF([.D458]&gt;127; 127; IF([.D458]&lt;-128; -128; [.D458]))" office:value-type="float" office:value="-82.25" calcext:value-type="float">
            <text:p>-82.2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[.E458]-[.F458]" office:value-type="float" office:value="-0.25" calcext:value-type="float">
            <text:p>-0.25</text:p>
          </table:table-cell>
          <table:table-cell table:formula="of:=[.E458]-[.G458]" office:value-type="float" office:value="-0.25" calcext:value-type="float">
            <text:p>-0.25</text:p>
          </table:table-cell>
          <table:table-cell table:formula="of:=[.F458]-[.G4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IF([.A459]&gt;100; 93; 0)" office:value-type="float" office:value="0" calcext:value-type="float">
            <text:p>0</text:p>
          </table:table-cell>
          <table:table-cell table:formula="of:=1.75*[.A459]+2*[.A458]-[.C458]" office:value-type="float" office:value="-70.75" calcext:value-type="float">
            <text:p>-70.75</text:p>
          </table:table-cell>
          <table:table-cell table:formula="of:=IF([.D459]&gt;127; 127; IF([.D459]&lt;-128; -128; [.D459]))" office:value-type="float" office:value="-70.75" calcext:value-type="float">
            <text:p>-70.75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10111010" calcext:value-type="float">
            <text:p>10111010</text:p>
          </table:table-cell>
          <table:table-cell table:formula="of:=[.E459]-[.F459]" office:value-type="float" office:value="0.25" calcext:value-type="float">
            <text:p>0.25</text:p>
          </table:table-cell>
          <table:table-cell table:formula="of:=[.E459]-[.G459]" office:value-type="float" office:value="-0.75" calcext:value-type="float">
            <text:p>-0.75</text:p>
          </table:table-cell>
          <table:table-cell table:formula="of:=[.F459]-[.G45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0100100" calcext:value-type="float">
            <text:p>10100100</text:p>
          </table:table-cell>
          <table:table-cell table:formula="of:=IF([.A460]&gt;100; 93; 0)" office:value-type="float" office:value="0" calcext:value-type="float">
            <text:p>0</text:p>
          </table:table-cell>
          <table:table-cell table:formula="of:=1.75*[.A460]+2*[.A459]-[.C459]" office:value-type="float" office:value="-299" calcext:value-type="float">
            <text:p>-299</text:p>
          </table:table-cell>
          <table:table-cell table:formula="of:=IF([.D460]&gt;127; 127; IF([.D460]&lt;-128; -128; [.D46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60]-[.F460]" office:value-type="float" office:value="0" calcext:value-type="float">
            <text:p>0</text:p>
          </table:table-cell>
          <table:table-cell table:formula="of:=[.E460]-[.G460]" office:value-type="float" office:value="0" calcext:value-type="float">
            <text:p>0</text:p>
          </table:table-cell>
          <table:table-cell table:formula="of:=[.F460]-[.G4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IF([.A461]&gt;100; 93; 0)" office:value-type="float" office:value="0" calcext:value-type="float">
            <text:p>0</text:p>
          </table:table-cell>
          <table:table-cell table:formula="of:=1.75*[.A461]+2*[.A460]-[.C460]" office:value-type="float" office:value="-119.25" calcext:value-type="float">
            <text:p>-119.25</text:p>
          </table:table-cell>
          <table:table-cell table:formula="of:=IF([.D461]&gt;127; 127; IF([.D461]&lt;-128; -128; [.D461]))" office:value-type="float" office:value="-119.25" calcext:value-type="float">
            <text:p>-119.25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[.E461]-[.F461]" office:value-type="float" office:value="-0.25" calcext:value-type="float">
            <text:p>-0.25</text:p>
          </table:table-cell>
          <table:table-cell table:formula="of:=[.E461]-[.G461]" office:value-type="float" office:value="-0.25" calcext:value-type="float">
            <text:p>-0.25</text:p>
          </table:table-cell>
          <table:table-cell table:formula="of:=[.F461]-[.G4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462]&gt;100; 93; 0)" office:value-type="float" office:value="0" calcext:value-type="float">
            <text:p>0</text:p>
          </table:table-cell>
          <table:table-cell table:formula="of:=1.75*[.A462]+2*[.A461]-[.C461]" office:value-type="float" office:value="247.25" calcext:value-type="float">
            <text:p>247.25</text:p>
          </table:table-cell>
          <table:table-cell table:formula="of:=IF([.D462]&gt;127; 127; IF([.D462]&lt;-128; -128; [.D46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62]-[.F462]" office:value-type="float" office:value="0" calcext:value-type="float">
            <text:p>0</text:p>
          </table:table-cell>
          <table:table-cell table:formula="of:=[.E462]-[.G462]" office:value-type="float" office:value="0" calcext:value-type="float">
            <text:p>0</text:p>
          </table:table-cell>
          <table:table-cell table:formula="of:=[.F462]-[.G4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463]&gt;100; 93; 0)" office:value-type="float" office:value="0" calcext:value-type="float">
            <text:p>0</text:p>
          </table:table-cell>
          <table:table-cell table:formula="of:=1.75*[.A463]+2*[.A462]-[.C462]" office:value-type="float" office:value="178.75" calcext:value-type="float">
            <text:p>178.75</text:p>
          </table:table-cell>
          <table:table-cell table:formula="of:=IF([.D463]&gt;127; 127; IF([.D463]&lt;-128; -128; [.D46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63]-[.F463]" office:value-type="float" office:value="0" calcext:value-type="float">
            <text:p>0</text:p>
          </table:table-cell>
          <table:table-cell table:formula="of:=[.E463]-[.G463]" office:value-type="float" office:value="0" calcext:value-type="float">
            <text:p>0</text:p>
          </table:table-cell>
          <table:table-cell table:formula="of:=[.F463]-[.G4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11" calcext:value-type="float">
            <text:p>100011</text:p>
          </table:table-cell>
          <table:table-cell table:formula="of:=IF([.A464]&gt;100; 93; 0)" office:value-type="float" office:value="0" calcext:value-type="float">
            <text:p>0</text:p>
          </table:table-cell>
          <table:table-cell table:formula="of:=1.75*[.A464]+2*[.A463]-[.C463]" office:value-type="float" office:value="39.25" calcext:value-type="float">
            <text:p>39.25</text:p>
          </table:table-cell>
          <table:table-cell table:formula="of:=IF([.D464]&gt;127; 127; IF([.D464]&lt;-128; -128; [.D464]))" office:value-type="float" office:value="39.25" calcext:value-type="float">
            <text:p>39.2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[.E464]-[.F464]" office:value-type="float" office:value="0.25" calcext:value-type="float">
            <text:p>0.25</text:p>
          </table:table-cell>
          <table:table-cell table:formula="of:=[.E464]-[.G464]" office:value-type="float" office:value="-0.75" calcext:value-type="float">
            <text:p>-0.75</text:p>
          </table:table-cell>
          <table:table-cell table:formula="of:=[.F464]-[.G46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465]&gt;100; 93; 0)" office:value-type="float" office:value="0" calcext:value-type="float">
            <text:p>0</text:p>
          </table:table-cell>
          <table:table-cell table:formula="of:=1.75*[.A465]+2*[.A464]-[.C464]" office:value-type="float" office:value="-42" calcext:value-type="float">
            <text:p>-42</text:p>
          </table:table-cell>
          <table:table-cell table:formula="of:=IF([.D465]&gt;127; 127; IF([.D465]&lt;-128; -128; [.D465]))" office:value-type="float" office:value="-42" calcext:value-type="float">
            <text:p>-42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11010110" calcext:value-type="float">
            <text:p>11010110</text:p>
          </table:table-cell>
          <table:table-cell table:formula="of:=[.E465]-[.F465]" office:value-type="float" office:value="0" calcext:value-type="float">
            <text:p>0</text:p>
          </table:table-cell>
          <table:table-cell table:formula="of:=[.E465]-[.G465]" office:value-type="float" office:value="0" calcext:value-type="float">
            <text:p>0</text:p>
          </table:table-cell>
          <table:table-cell table:formula="of:=[.F465]-[.G4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466]&gt;100; 93; 0)" office:value-type="float" office:value="0" calcext:value-type="float">
            <text:p>0</text:p>
          </table:table-cell>
          <table:table-cell table:formula="of:=1.75*[.A466]+2*[.A465]-[.C465]" office:value-type="float" office:value="-87.75" calcext:value-type="float">
            <text:p>-87.75</text:p>
          </table:table-cell>
          <table:table-cell table:formula="of:=IF([.D466]&gt;127; 127; IF([.D466]&lt;-128; -128; [.D466]))" office:value-type="float" office:value="-87.75" calcext:value-type="float">
            <text:p>-87.75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[.E466]-[.F466]" office:value-type="float" office:value="0.25" calcext:value-type="float">
            <text:p>0.25</text:p>
          </table:table-cell>
          <table:table-cell table:formula="of:=[.E466]-[.G466]" office:value-type="float" office:value="-0.75" calcext:value-type="float">
            <text:p>-0.75</text:p>
          </table:table-cell>
          <table:table-cell table:formula="of:=[.F466]-[.G46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IF([.A467]&gt;100; 93; 0)" office:value-type="float" office:value="0" calcext:value-type="float">
            <text:p>0</text:p>
          </table:table-cell>
          <table:table-cell table:formula="of:=1.75*[.A467]+2*[.A466]-[.C466]" office:value-type="float" office:value="-25.75" calcext:value-type="float">
            <text:p>-25.75</text:p>
          </table:table-cell>
          <table:table-cell table:formula="of:=IF([.D467]&gt;127; 127; IF([.D467]&lt;-128; -128; [.D467]))" office:value-type="float" office:value="-25.75" calcext:value-type="float">
            <text:p>-25.75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[.E467]-[.F467]" office:value-type="float" office:value="0.25" calcext:value-type="float">
            <text:p>0.25</text:p>
          </table:table-cell>
          <table:table-cell table:formula="of:=[.E467]-[.G467]" office:value-type="float" office:value="-0.75" calcext:value-type="float">
            <text:p>-0.75</text:p>
          </table:table-cell>
          <table:table-cell table:formula="of:=[.F467]-[.G46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468]&gt;100; 93; 0)" office:value-type="float" office:value="0" calcext:value-type="float">
            <text:p>0</text:p>
          </table:table-cell>
          <table:table-cell table:formula="of:=1.75*[.A468]+2*[.A467]-[.C467]" office:value-type="float" office:value="-269.25" calcext:value-type="float">
            <text:p>-269.25</text:p>
          </table:table-cell>
          <table:table-cell table:formula="of:=IF([.D468]&gt;127; 127; IF([.D468]&lt;-128; -128; [.D46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68]-[.F468]" office:value-type="float" office:value="0" calcext:value-type="float">
            <text:p>0</text:p>
          </table:table-cell>
          <table:table-cell table:formula="of:=[.E468]-[.G468]" office:value-type="float" office:value="0" calcext:value-type="float">
            <text:p>0</text:p>
          </table:table-cell>
          <table:table-cell table:formula="of:=[.F468]-[.G4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469]&gt;100; 93; 0)" office:value-type="float" office:value="0" calcext:value-type="float">
            <text:p>0</text:p>
          </table:table-cell>
          <table:table-cell table:formula="of:=1.75*[.A469]+2*[.A468]-[.C468]" office:value-type="float" office:value="-235" calcext:value-type="float">
            <text:p>-235</text:p>
          </table:table-cell>
          <table:table-cell table:formula="of:=IF([.D469]&gt;127; 127; IF([.D469]&lt;-128; -128; [.D46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69]-[.F469]" office:value-type="float" office:value="0" calcext:value-type="float">
            <text:p>0</text:p>
          </table:table-cell>
          <table:table-cell table:formula="of:=[.E469]-[.G469]" office:value-type="float" office:value="0" calcext:value-type="float">
            <text:p>0</text:p>
          </table:table-cell>
          <table:table-cell table:formula="of:=[.F469]-[.G4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IF([.A470]&gt;100; 93; 0)" office:value-type="float" office:value="0" calcext:value-type="float">
            <text:p>0</text:p>
          </table:table-cell>
          <table:table-cell table:formula="of:=1.75*[.A470]+2*[.A469]-[.C469]" office:value-type="float" office:value="95" calcext:value-type="float">
            <text:p>95</text:p>
          </table:table-cell>
          <table:table-cell table:formula="of:=IF([.D470]&gt;127; 127; IF([.D470]&lt;-128; -128; [.D470]))" office:value-type="float" office:value="95" calcext:value-type="float">
            <text:p>9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1111" calcext:value-type="float">
            <text:p>1011111</text:p>
          </table:table-cell>
          <table:table-cell table:formula="of:=[.E470]-[.F470]" office:value-type="float" office:value="0" calcext:value-type="float">
            <text:p>0</text:p>
          </table:table-cell>
          <table:table-cell table:formula="of:=[.E470]-[.G470]" office:value-type="float" office:value="0" calcext:value-type="float">
            <text:p>0</text:p>
          </table:table-cell>
          <table:table-cell table:formula="of:=[.F470]-[.G4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471]&gt;100; 93; 0)" office:value-type="float" office:value="0" calcext:value-type="float">
            <text:p>0</text:p>
          </table:table-cell>
          <table:table-cell table:formula="of:=1.75*[.A471]+2*[.A470]-[.C470]" office:value-type="float" office:value="76.5" calcext:value-type="float">
            <text:p>76.5</text:p>
          </table:table-cell>
          <table:table-cell table:formula="of:=IF([.D471]&gt;127; 127; IF([.D471]&lt;-128; -128; [.D471]))" office:value-type="float" office:value="76.5" calcext:value-type="float">
            <text:p>76.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[.E471]-[.F471]" office:value-type="float" office:value="-0.5" calcext:value-type="float">
            <text:p>-0.5</text:p>
          </table:table-cell>
          <table:table-cell table:formula="of:=[.E471]-[.G471]" office:value-type="float" office:value="-0.5" calcext:value-type="float">
            <text:p>-0.5</text:p>
          </table:table-cell>
          <table:table-cell table:formula="of:=[.F471]-[.G4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1001110" calcext:value-type="float">
            <text:p>11001110</text:p>
          </table:table-cell>
          <table:table-cell table:formula="of:=IF([.A472]&gt;100; 93; 0)" office:value-type="float" office:value="0" calcext:value-type="float">
            <text:p>0</text:p>
          </table:table-cell>
          <table:table-cell table:formula="of:=1.75*[.A472]+2*[.A471]-[.C471]" office:value-type="float" office:value="-155.5" calcext:value-type="float">
            <text:p>-155.5</text:p>
          </table:table-cell>
          <table:table-cell table:formula="of:=IF([.D472]&gt;127; 127; IF([.D472]&lt;-128; -128; [.D47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72]-[.F472]" office:value-type="float" office:value="0" calcext:value-type="float">
            <text:p>0</text:p>
          </table:table-cell>
          <table:table-cell table:formula="of:=[.E472]-[.G472]" office:value-type="float" office:value="0" calcext:value-type="float">
            <text:p>0</text:p>
          </table:table-cell>
          <table:table-cell table:formula="of:=[.F472]-[.G4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IF([.A473]&gt;100; 93; 0)" office:value-type="float" office:value="0" calcext:value-type="float">
            <text:p>0</text:p>
          </table:table-cell>
          <table:table-cell table:formula="of:=1.75*[.A473]+2*[.A472]-[.C472]" office:value-type="float" office:value="12" calcext:value-type="float">
            <text:p>12</text:p>
          </table:table-cell>
          <table:table-cell table:formula="of:=IF([.D473]&gt;127; 127; IF([.D473]&lt;-128; -128; [.D473]))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formula="of:=[.E473]-[.F473]" office:value-type="float" office:value="0" calcext:value-type="float">
            <text:p>0</text:p>
          </table:table-cell>
          <table:table-cell table:formula="of:=[.E473]-[.G473]" office:value-type="float" office:value="0" calcext:value-type="float">
            <text:p>0</text:p>
          </table:table-cell>
          <table:table-cell table:formula="of:=[.F473]-[.G4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474]&gt;100; 93; 0)" office:value-type="float" office:value="0" calcext:value-type="float">
            <text:p>0</text:p>
          </table:table-cell>
          <table:table-cell table:formula="of:=1.75*[.A474]+2*[.A473]-[.C473]" office:value-type="float" office:value="287.25" calcext:value-type="float">
            <text:p>287.25</text:p>
          </table:table-cell>
          <table:table-cell table:formula="of:=IF([.D474]&gt;127; 127; IF([.D474]&lt;-128; -128; [.D47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74]-[.F474]" office:value-type="float" office:value="0" calcext:value-type="float">
            <text:p>0</text:p>
          </table:table-cell>
          <table:table-cell table:formula="of:=[.E474]-[.G474]" office:value-type="float" office:value="0" calcext:value-type="float">
            <text:p>0</text:p>
          </table:table-cell>
          <table:table-cell table:formula="of:=[.F474]-[.G4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100110" calcext:value-type="float">
            <text:p>10100110</text:p>
          </table:table-cell>
          <table:table-cell table:formula="of:=IF([.A475]&gt;100; 93; 0)" office:value-type="float" office:value="0" calcext:value-type="float">
            <text:p>0</text:p>
          </table:table-cell>
          <table:table-cell table:formula="of:=1.75*[.A475]+2*[.A474]-[.C474]" office:value-type="float" office:value="24.5" calcext:value-type="float">
            <text:p>24.5</text:p>
          </table:table-cell>
          <table:table-cell table:formula="of:=IF([.D475]&gt;127; 127; IF([.D475]&lt;-128; -128; [.D475]))" office:value-type="float" office:value="24.5" calcext:value-type="float">
            <text:p>24.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[.E475]-[.F475]" office:value-type="float" office:value="-0.5" calcext:value-type="float">
            <text:p>-0.5</text:p>
          </table:table-cell>
          <table:table-cell table:formula="of:=[.E475]-[.G475]" office:value-type="float" office:value="-0.5" calcext:value-type="float">
            <text:p>-0.5</text:p>
          </table:table-cell>
          <table:table-cell table:formula="of:=[.F475]-[.G4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476]&gt;100; 93; 0)" office:value-type="float" office:value="0" calcext:value-type="float">
            <text:p>0</text:p>
          </table:table-cell>
          <table:table-cell table:formula="of:=1.75*[.A476]+2*[.A475]-[.C475]" office:value-type="float" office:value="-323.5" calcext:value-type="float">
            <text:p>-323.5</text:p>
          </table:table-cell>
          <table:table-cell table:formula="of:=IF([.D476]&gt;127; 127; IF([.D476]&lt;-128; -128; [.D47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76]-[.F476]" office:value-type="float" office:value="0" calcext:value-type="float">
            <text:p>0</text:p>
          </table:table-cell>
          <table:table-cell table:formula="of:=[.E476]-[.G476]" office:value-type="float" office:value="0" calcext:value-type="float">
            <text:p>0</text:p>
          </table:table-cell>
          <table:table-cell table:formula="of:=[.F476]-[.G4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IF([.A477]&gt;100; 93; 0)" office:value-type="float" office:value="0" calcext:value-type="float">
            <text:p>0</text:p>
          </table:table-cell>
          <table:table-cell table:formula="of:=1.75*[.A477]+2*[.A476]-[.C476]" office:value-type="float" office:value="-298.75" calcext:value-type="float">
            <text:p>-298.75</text:p>
          </table:table-cell>
          <table:table-cell table:formula="of:=IF([.D477]&gt;127; 127; IF([.D477]&lt;-128; -128; [.D47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77]-[.F477]" office:value-type="float" office:value="0" calcext:value-type="float">
            <text:p>0</text:p>
          </table:table-cell>
          <table:table-cell table:formula="of:=[.E477]-[.G477]" office:value-type="float" office:value="0" calcext:value-type="float">
            <text:p>0</text:p>
          </table:table-cell>
          <table:table-cell table:formula="of:=[.F477]-[.G4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table:formula="of:=IF([.A478]&gt;100; 93; 0)" office:value-type="float" office:value="93" calcext:value-type="float">
            <text:p>93</text:p>
          </table:table-cell>
          <table:table-cell table:formula="of:=1.75*[.A478]+2*[.A477]-[.C477]" office:value-type="float" office:value="59.5" calcext:value-type="float">
            <text:p>59.5</text:p>
          </table:table-cell>
          <table:table-cell table:formula="of:=IF([.D478]&gt;127; 127; IF([.D478]&lt;-128; -128; [.D478]))" office:value-type="float" office:value="59.5" calcext:value-type="float">
            <text:p>59.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1100" calcext:value-type="float">
            <text:p>111100</text:p>
          </table:table-cell>
          <table:table-cell table:formula="of:=[.E478]-[.F478]" office:value-type="float" office:value="-0.5" calcext:value-type="float">
            <text:p>-0.5</text:p>
          </table:table-cell>
          <table:table-cell table:formula="of:=[.E478]-[.G478]" office:value-type="float" office:value="-0.5" calcext:value-type="float">
            <text:p>-0.5</text:p>
          </table:table-cell>
          <table:table-cell table:formula="of:=[.F478]-[.G4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479]&gt;100; 93; 0)" office:value-type="float" office:value="0" calcext:value-type="float">
            <text:p>0</text:p>
          </table:table-cell>
          <table:table-cell table:formula="of:=1.75*[.A479]+2*[.A478]-[.C478]" office:value-type="float" office:value="303.25" calcext:value-type="float">
            <text:p>303.25</text:p>
          </table:table-cell>
          <table:table-cell table:formula="of:=IF([.D479]&gt;127; 127; IF([.D479]&lt;-128; -128; [.D47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79]-[.F479]" office:value-type="float" office:value="0" calcext:value-type="float">
            <text:p>0</text:p>
          </table:table-cell>
          <table:table-cell table:formula="of:=[.E479]-[.G479]" office:value-type="float" office:value="0" calcext:value-type="float">
            <text:p>0</text:p>
          </table:table-cell>
          <table:table-cell table:formula="of:=[.F479]-[.G4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IF([.A480]&gt;100; 93; 0)" office:value-type="float" office:value="0" calcext:value-type="float">
            <text:p>0</text:p>
          </table:table-cell>
          <table:table-cell table:formula="of:=1.75*[.A480]+2*[.A479]-[.C479]" office:value-type="float" office:value="123.25" calcext:value-type="float">
            <text:p>123.25</text:p>
          </table:table-cell>
          <table:table-cell table:formula="of:=IF([.D480]&gt;127; 127; IF([.D480]&lt;-128; -128; [.D480]))" office:value-type="float" office:value="123.25" calcext:value-type="float">
            <text:p>123.2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[.E480]-[.F480]" office:value-type="float" office:value="0.25" calcext:value-type="float">
            <text:p>0.25</text:p>
          </table:table-cell>
          <table:table-cell table:formula="of:=[.E480]-[.G480]" office:value-type="float" office:value="-0.75" calcext:value-type="float">
            <text:p>-0.75</text:p>
          </table:table-cell>
          <table:table-cell table:formula="of:=[.F480]-[.G480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IF([.A481]&gt;100; 93; 0)" office:value-type="float" office:value="0" calcext:value-type="float">
            <text:p>0</text:p>
          </table:table-cell>
          <table:table-cell table:formula="of:=1.75*[.A481]+2*[.A480]-[.C480]" office:value-type="float" office:value="-80.75" calcext:value-type="float">
            <text:p>-80.75</text:p>
          </table:table-cell>
          <table:table-cell table:formula="of:=IF([.D481]&gt;127; 127; IF([.D481]&lt;-128; -128; [.D481]))" office:value-type="float" office:value="-80.75" calcext:value-type="float">
            <text:p>-80.7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10110000" calcext:value-type="float">
            <text:p>10110000</text:p>
          </table:table-cell>
          <table:table-cell table:formula="of:=[.E481]-[.F481]" office:value-type="float" office:value="0.25" calcext:value-type="float">
            <text:p>0.25</text:p>
          </table:table-cell>
          <table:table-cell table:formula="of:=[.E481]-[.G481]" office:value-type="float" office:value="-0.75" calcext:value-type="float">
            <text:p>-0.75</text:p>
          </table:table-cell>
          <table:table-cell table:formula="of:=[.F481]-[.G48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482]&gt;100; 93; 0)" office:value-type="float" office:value="0" calcext:value-type="float">
            <text:p>0</text:p>
          </table:table-cell>
          <table:table-cell table:formula="of:=1.75*[.A482]+2*[.A481]-[.C481]" office:value-type="float" office:value="122.75" calcext:value-type="float">
            <text:p>122.75</text:p>
          </table:table-cell>
          <table:table-cell table:formula="of:=IF([.D482]&gt;127; 127; IF([.D482]&lt;-128; -128; [.D482]))" office:value-type="float" office:value="122.75" calcext:value-type="float">
            <text:p>122.7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[.E482]-[.F482]" office:value-type="float" office:value="-0.25" calcext:value-type="float">
            <text:p>-0.25</text:p>
          </table:table-cell>
          <table:table-cell table:formula="of:=[.E482]-[.G482]" office:value-type="float" office:value="-0.25" calcext:value-type="float">
            <text:p>-0.25</text:p>
          </table:table-cell>
          <table:table-cell table:formula="of:=[.F482]-[.G4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11001101" calcext:value-type="float">
            <text:p>11001101</text:p>
          </table:table-cell>
          <table:table-cell table:formula="of:=IF([.A483]&gt;100; 93; 0)" office:value-type="float" office:value="0" calcext:value-type="float">
            <text:p>0</text:p>
          </table:table-cell>
          <table:table-cell table:formula="of:=1.75*[.A483]+2*[.A482]-[.C482]" office:value-type="float" office:value="80.75" calcext:value-type="float">
            <text:p>80.75</text:p>
          </table:table-cell>
          <table:table-cell table:formula="of:=IF([.D483]&gt;127; 127; IF([.D483]&lt;-128; -128; [.D483]))" office:value-type="float" office:value="80.75" calcext:value-type="float">
            <text:p>80.7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table:formula="of:=[.E483]-[.F483]" office:value-type="float" office:value="-0.25" calcext:value-type="float">
            <text:p>-0.25</text:p>
          </table:table-cell>
          <table:table-cell table:formula="of:=[.E483]-[.G483]" office:value-type="float" office:value="-0.25" calcext:value-type="float">
            <text:p>-0.25</text:p>
          </table:table-cell>
          <table:table-cell table:formula="of:=[.F483]-[.G4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484]&gt;100; 93; 0)" office:value-type="float" office:value="0" calcext:value-type="float">
            <text:p>0</text:p>
          </table:table-cell>
          <table:table-cell table:formula="of:=1.75*[.A484]+2*[.A483]-[.C483]" office:value-type="float" office:value="-12.75" calcext:value-type="float">
            <text:p>-12.75</text:p>
          </table:table-cell>
          <table:table-cell table:formula="of:=IF([.D484]&gt;127; 127; IF([.D484]&lt;-128; -128; [.D484]))" office:value-type="float" office:value="-12.75" calcext:value-type="float">
            <text:p>-12.75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[.E484]-[.F484]" office:value-type="float" office:value="0.25" calcext:value-type="float">
            <text:p>0.25</text:p>
          </table:table-cell>
          <table:table-cell table:formula="of:=[.E484]-[.G484]" office:value-type="float" office:value="-0.75" calcext:value-type="float">
            <text:p>-0.75</text:p>
          </table:table-cell>
          <table:table-cell table:formula="of:=[.F484]-[.G48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IF([.A485]&gt;100; 93; 0)" office:value-type="float" office:value="0" calcext:value-type="float">
            <text:p>0</text:p>
          </table:table-cell>
          <table:table-cell table:formula="of:=1.75*[.A485]+2*[.A484]-[.C484]" office:value-type="float" office:value="235" calcext:value-type="float">
            <text:p>235</text:p>
          </table:table-cell>
          <table:table-cell table:formula="of:=IF([.D485]&gt;127; 127; IF([.D485]&lt;-128; -128; [.D48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85]-[.F485]" office:value-type="float" office:value="0" calcext:value-type="float">
            <text:p>0</text:p>
          </table:table-cell>
          <table:table-cell table:formula="of:=[.E485]-[.G485]" office:value-type="float" office:value="0" calcext:value-type="float">
            <text:p>0</text:p>
          </table:table-cell>
          <table:table-cell table:formula="of:=[.F485]-[.G4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IF([.A486]&gt;100; 93; 0)" office:value-type="float" office:value="0" calcext:value-type="float">
            <text:p>0</text:p>
          </table:table-cell>
          <table:table-cell table:formula="of:=1.75*[.A486]+2*[.A485]-[.C485]" office:value-type="float" office:value="-14.25" calcext:value-type="float">
            <text:p>-14.25</text:p>
          </table:table-cell>
          <table:table-cell table:formula="of:=IF([.D486]&gt;127; 127; IF([.D486]&lt;-128; -128; [.D486]))" office:value-type="float" office:value="-14.25" calcext:value-type="float">
            <text:p>-14.25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11110010" calcext:value-type="float">
            <text:p>11110010</text:p>
          </table:table-cell>
          <table:table-cell table:formula="of:=[.E486]-[.F486]" office:value-type="float" office:value="-0.25" calcext:value-type="float">
            <text:p>-0.25</text:p>
          </table:table-cell>
          <table:table-cell table:formula="of:=[.E486]-[.G486]" office:value-type="float" office:value="-0.25" calcext:value-type="float">
            <text:p>-0.25</text:p>
          </table:table-cell>
          <table:table-cell table:formula="of:=[.F486]-[.G4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487]&gt;100; 93; 0)" office:value-type="float" office:value="0" calcext:value-type="float">
            <text:p>0</text:p>
          </table:table-cell>
          <table:table-cell table:formula="of:=1.75*[.A487]+2*[.A486]-[.C486]" office:value-type="float" office:value="-293.25" calcext:value-type="float">
            <text:p>-293.25</text:p>
          </table:table-cell>
          <table:table-cell table:formula="of:=IF([.D487]&gt;127; 127; IF([.D487]&lt;-128; -128; [.D48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87]-[.F487]" office:value-type="float" office:value="0" calcext:value-type="float">
            <text:p>0</text:p>
          </table:table-cell>
          <table:table-cell table:formula="of:=[.E487]-[.G487]" office:value-type="float" office:value="0" calcext:value-type="float">
            <text:p>0</text:p>
          </table:table-cell>
          <table:table-cell table:formula="of:=[.F487]-[.G4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formula="of:=IF([.A488]&gt;100; 93; 0)" office:value-type="float" office:value="0" calcext:value-type="float">
            <text:p>0</text:p>
          </table:table-cell>
          <table:table-cell table:formula="of:=1.75*[.A488]+2*[.A487]-[.C487]" office:value-type="float" office:value="-97" calcext:value-type="float">
            <text:p>-97</text:p>
          </table:table-cell>
          <table:table-cell table:formula="of:=IF([.D488]&gt;127; 127; IF([.D488]&lt;-128; -128; [.D488]))" office:value-type="float" office:value="-97" calcext:value-type="float">
            <text:p>-9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[.E488]-[.F488]" office:value-type="float" office:value="0" calcext:value-type="float">
            <text:p>0</text:p>
          </table:table-cell>
          <table:table-cell table:formula="of:=[.E488]-[.G488]" office:value-type="float" office:value="0" calcext:value-type="float">
            <text:p>0</text:p>
          </table:table-cell>
          <table:table-cell table:formula="of:=[.F488]-[.G4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489]&gt;100; 93; 0)" office:value-type="float" office:value="0" calcext:value-type="float">
            <text:p>0</text:p>
          </table:table-cell>
          <table:table-cell table:formula="of:=1.75*[.A489]+2*[.A488]-[.C488]" office:value-type="float" office:value="181.5" calcext:value-type="float">
            <text:p>181.5</text:p>
          </table:table-cell>
          <table:table-cell table:formula="of:=IF([.D489]&gt;127; 127; IF([.D489]&lt;-128; -128; [.D48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89]-[.F489]" office:value-type="float" office:value="0" calcext:value-type="float">
            <text:p>0</text:p>
          </table:table-cell>
          <table:table-cell table:formula="of:=[.E489]-[.G489]" office:value-type="float" office:value="0" calcext:value-type="float">
            <text:p>0</text:p>
          </table:table-cell>
          <table:table-cell table:formula="of:=[.F489]-[.G4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490]&gt;100; 93; 0)" office:value-type="float" office:value="0" calcext:value-type="float">
            <text:p>0</text:p>
          </table:table-cell>
          <table:table-cell table:formula="of:=1.75*[.A490]+2*[.A489]-[.C489]" office:value-type="float" office:value="122.25" calcext:value-type="float">
            <text:p>122.25</text:p>
          </table:table-cell>
          <table:table-cell table:formula="of:=IF([.D490]&gt;127; 127; IF([.D490]&lt;-128; -128; [.D490]))" office:value-type="float" office:value="122.25" calcext:value-type="float">
            <text:p>122.2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[.E490]-[.F490]" office:value-type="float" office:value="0.25" calcext:value-type="float">
            <text:p>0.25</text:p>
          </table:table-cell>
          <table:table-cell table:formula="of:=[.E490]-[.G490]" office:value-type="float" office:value="-0.75" calcext:value-type="float">
            <text:p>-0.75</text:p>
          </table:table-cell>
          <table:table-cell table:formula="of:=[.F490]-[.G490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table:formula="of:=IF([.A491]&gt;100; 93; 0)" office:value-type="float" office:value="93" calcext:value-type="float">
            <text:p>93</text:p>
          </table:table-cell>
          <table:table-cell table:formula="of:=1.75*[.A491]+2*[.A490]-[.C490]" office:value-type="float" office:value="128.25" calcext:value-type="float">
            <text:p>128.25</text:p>
          </table:table-cell>
          <table:table-cell table:formula="of:=IF([.D491]&gt;127; 127; IF([.D491]&lt;-128; -128; [.D49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91]-[.F491]" office:value-type="float" office:value="0" calcext:value-type="float">
            <text:p>0</text:p>
          </table:table-cell>
          <table:table-cell table:formula="of:=[.E491]-[.G491]" office:value-type="float" office:value="0" calcext:value-type="float">
            <text:p>0</text:p>
          </table:table-cell>
          <table:table-cell table:formula="of:=[.F491]-[.G4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492]&gt;100; 93; 0)" office:value-type="float" office:value="0" calcext:value-type="float">
            <text:p>0</text:p>
          </table:table-cell>
          <table:table-cell table:formula="of:=1.75*[.A492]+2*[.A491]-[.C491]" office:value-type="float" office:value="-47.75" calcext:value-type="float">
            <text:p>-47.75</text:p>
          </table:table-cell>
          <table:table-cell table:formula="of:=IF([.D492]&gt;127; 127; IF([.D492]&lt;-128; -128; [.D492]))" office:value-type="float" office:value="-47.75" calcext:value-type="float">
            <text:p>-47.75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[.E492]-[.F492]" office:value-type="float" office:value="0.25" calcext:value-type="float">
            <text:p>0.25</text:p>
          </table:table-cell>
          <table:table-cell table:formula="of:=[.E492]-[.G492]" office:value-type="float" office:value="-0.75" calcext:value-type="float">
            <text:p>-0.75</text:p>
          </table:table-cell>
          <table:table-cell table:formula="of:=[.F492]-[.G49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IF([.A493]&gt;100; 93; 0)" office:value-type="float" office:value="0" calcext:value-type="float">
            <text:p>0</text:p>
          </table:table-cell>
          <table:table-cell table:formula="of:=1.75*[.A493]+2*[.A492]-[.C492]" office:value-type="float" office:value="-123.25" calcext:value-type="float">
            <text:p>-123.25</text:p>
          </table:table-cell>
          <table:table-cell table:formula="of:=IF([.D493]&gt;127; 127; IF([.D493]&lt;-128; -128; [.D493]))" office:value-type="float" office:value="-123.25" calcext:value-type="float">
            <text:p>-123.25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[.E493]-[.F493]" office:value-type="float" office:value="-0.25" calcext:value-type="float">
            <text:p>-0.25</text:p>
          </table:table-cell>
          <table:table-cell table:formula="of:=[.E493]-[.G493]" office:value-type="float" office:value="-0.25" calcext:value-type="float">
            <text:p>-0.25</text:p>
          </table:table-cell>
          <table:table-cell table:formula="of:=[.F493]-[.G4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494]&gt;100; 93; 0)" office:value-type="float" office:value="0" calcext:value-type="float">
            <text:p>0</text:p>
          </table:table-cell>
          <table:table-cell table:formula="of:=1.75*[.A494]+2*[.A493]-[.C493]" office:value-type="float" office:value="132" calcext:value-type="float">
            <text:p>132</text:p>
          </table:table-cell>
          <table:table-cell table:formula="of:=IF([.D494]&gt;127; 127; IF([.D494]&lt;-128; -128; [.D49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94]-[.F494]" office:value-type="float" office:value="0" calcext:value-type="float">
            <text:p>0</text:p>
          </table:table-cell>
          <table:table-cell table:formula="of:=[.E494]-[.G494]" office:value-type="float" office:value="0" calcext:value-type="float">
            <text:p>0</text:p>
          </table:table-cell>
          <table:table-cell table:formula="of:=[.F494]-[.G4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1100001" calcext:value-type="float">
            <text:p>11100001</text:p>
          </table:table-cell>
          <table:table-cell table:formula="of:=IF([.A495]&gt;100; 93; 0)" office:value-type="float" office:value="0" calcext:value-type="float">
            <text:p>0</text:p>
          </table:table-cell>
          <table:table-cell table:formula="of:=1.75*[.A495]+2*[.A494]-[.C494]" office:value-type="float" office:value="-6.25" calcext:value-type="float">
            <text:p>-6.25</text:p>
          </table:table-cell>
          <table:table-cell table:formula="of:=IF([.D495]&gt;127; 127; IF([.D495]&lt;-128; -128; [.D495]))" office:value-type="float" office:value="-6.25" calcext:value-type="float">
            <text:p>-6.25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[.E495]-[.F495]" office:value-type="float" office:value="-0.25" calcext:value-type="float">
            <text:p>-0.25</text:p>
          </table:table-cell>
          <table:table-cell table:formula="of:=[.E495]-[.G495]" office:value-type="float" office:value="-0.25" calcext:value-type="float">
            <text:p>-0.25</text:p>
          </table:table-cell>
          <table:table-cell table:formula="of:=[.F495]-[.G4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496]&gt;100; 93; 0)" office:value-type="float" office:value="93" calcext:value-type="float">
            <text:p>93</text:p>
          </table:table-cell>
          <table:table-cell table:formula="of:=1.75*[.A496]+2*[.A495]-[.C495]" office:value-type="float" office:value="139.25" calcext:value-type="float">
            <text:p>139.25</text:p>
          </table:table-cell>
          <table:table-cell table:formula="of:=IF([.D496]&gt;127; 127; IF([.D496]&lt;-128; -128; [.D49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96]-[.F496]" office:value-type="float" office:value="0" calcext:value-type="float">
            <text:p>0</text:p>
          </table:table-cell>
          <table:table-cell table:formula="of:=[.E496]-[.G496]" office:value-type="float" office:value="0" calcext:value-type="float">
            <text:p>0</text:p>
          </table:table-cell>
          <table:table-cell table:formula="of:=[.F496]-[.G4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497]&gt;100; 93; 0)" office:value-type="float" office:value="93" calcext:value-type="float">
            <text:p>93</text:p>
          </table:table-cell>
          <table:table-cell table:formula="of:=1.75*[.A497]+2*[.A496]-[.C496]" office:value-type="float" office:value="338.25" calcext:value-type="float">
            <text:p>338.25</text:p>
          </table:table-cell>
          <table:table-cell table:formula="of:=IF([.D497]&gt;127; 127; IF([.D497]&lt;-128; -128; [.D49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97]-[.F497]" office:value-type="float" office:value="0" calcext:value-type="float">
            <text:p>0</text:p>
          </table:table-cell>
          <table:table-cell table:formula="of:=[.E497]-[.G497]" office:value-type="float" office:value="0" calcext:value-type="float">
            <text:p>0</text:p>
          </table:table-cell>
          <table:table-cell table:formula="of:=[.F497]-[.G4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IF([.A498]&gt;100; 93; 0)" office:value-type="float" office:value="0" calcext:value-type="float">
            <text:p>0</text:p>
          </table:table-cell>
          <table:table-cell table:formula="of:=1.75*[.A498]+2*[.A497]-[.C497]" office:value-type="float" office:value="40.75" calcext:value-type="float">
            <text:p>40.75</text:p>
          </table:table-cell>
          <table:table-cell table:formula="of:=IF([.D498]&gt;127; 127; IF([.D498]&lt;-128; -128; [.D498]))" office:value-type="float" office:value="40.75" calcext:value-type="float">
            <text:p>40.7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[.E498]-[.F498]" office:value-type="float" office:value="-0.25" calcext:value-type="float">
            <text:p>-0.25</text:p>
          </table:table-cell>
          <table:table-cell table:formula="of:=[.E498]-[.G498]" office:value-type="float" office:value="-0.25" calcext:value-type="float">
            <text:p>-0.25</text:p>
          </table:table-cell>
          <table:table-cell table:formula="of:=[.F498]-[.G4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499]&gt;100; 93; 0)" office:value-type="float" office:value="0" calcext:value-type="float">
            <text:p>0</text:p>
          </table:table-cell>
          <table:table-cell table:formula="of:=1.75*[.A499]+2*[.A498]-[.C498]" office:value-type="float" office:value="-253.5" calcext:value-type="float">
            <text:p>-253.5</text:p>
          </table:table-cell>
          <table:table-cell table:formula="of:=IF([.D499]&gt;127; 127; IF([.D499]&lt;-128; -128; [.D4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99]-[.F499]" office:value-type="float" office:value="0" calcext:value-type="float">
            <text:p>0</text:p>
          </table:table-cell>
          <table:table-cell table:formula="of:=[.E499]-[.G499]" office:value-type="float" office:value="0" calcext:value-type="float">
            <text:p>0</text:p>
          </table:table-cell>
          <table:table-cell table:formula="of:=[.F499]-[.G4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IF([.A500]&gt;100; 93; 0)" office:value-type="float" office:value="0" calcext:value-type="float">
            <text:p>0</text:p>
          </table:table-cell>
          <table:table-cell table:formula="of:=1.75*[.A500]+2*[.A499]-[.C499]" office:value-type="float" office:value="-368.75" calcext:value-type="float">
            <text:p>-368.75</text:p>
          </table:table-cell>
          <table:table-cell table:formula="of:=IF([.D500]&gt;127; 127; IF([.D500]&lt;-128; -128; [.D50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00]-[.F500]" office:value-type="float" office:value="0" calcext:value-type="float">
            <text:p>0</text:p>
          </table:table-cell>
          <table:table-cell table:formula="of:=[.E500]-[.G500]" office:value-type="float" office:value="0" calcext:value-type="float">
            <text:p>0</text:p>
          </table:table-cell>
          <table:table-cell table:formula="of:=[.F500]-[.G5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501]&gt;100; 93; 0)" office:value-type="float" office:value="0" calcext:value-type="float">
            <text:p>0</text:p>
          </table:table-cell>
          <table:table-cell table:formula="of:=1.75*[.A501]+2*[.A500]-[.C500]" office:value-type="float" office:value="-81.75" calcext:value-type="float">
            <text:p>-81.75</text:p>
          </table:table-cell>
          <table:table-cell table:formula="of:=IF([.D501]&gt;127; 127; IF([.D501]&lt;-128; -128; [.D501]))" office:value-type="float" office:value="-81.75" calcext:value-type="float">
            <text:p>-81.75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[.E501]-[.F501]" office:value-type="float" office:value="0.25" calcext:value-type="float">
            <text:p>0.25</text:p>
          </table:table-cell>
          <table:table-cell table:formula="of:=[.E501]-[.G501]" office:value-type="float" office:value="-0.75" calcext:value-type="float">
            <text:p>-0.75</text:p>
          </table:table-cell>
          <table:table-cell table:formula="of:=[.F501]-[.G50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502]&gt;100; 93; 0)" office:value-type="float" office:value="0" calcext:value-type="float">
            <text:p>0</text:p>
          </table:table-cell>
          <table:table-cell table:formula="of:=1.75*[.A502]+2*[.A501]-[.C501]" office:value-type="float" office:value="207.25" calcext:value-type="float">
            <text:p>207.25</text:p>
          </table:table-cell>
          <table:table-cell table:formula="of:=IF([.D502]&gt;127; 127; IF([.D502]&lt;-128; -128; [.D50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02]-[.F502]" office:value-type="float" office:value="0" calcext:value-type="float">
            <text:p>0</text:p>
          </table:table-cell>
          <table:table-cell table:formula="of:=[.E502]-[.G502]" office:value-type="float" office:value="0" calcext:value-type="float">
            <text:p>0</text:p>
          </table:table-cell>
          <table:table-cell table:formula="of:=[.F502]-[.G5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IF([.A503]&gt;100; 93; 0)" office:value-type="float" office:value="0" calcext:value-type="float">
            <text:p>0</text:p>
          </table:table-cell>
          <table:table-cell table:formula="of:=1.75*[.A503]+2*[.A502]-[.C502]" office:value-type="float" office:value="-67" calcext:value-type="float">
            <text:p>-67</text:p>
          </table:table-cell>
          <table:table-cell table:formula="of:=IF([.D503]&gt;127; 127; IF([.D503]&lt;-128; -128; [.D503]))" office:value-type="float" office:value="-67" calcext:value-type="float">
            <text:p>-6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[.E503]-[.F503]" office:value-type="float" office:value="0" calcext:value-type="float">
            <text:p>0</text:p>
          </table:table-cell>
          <table:table-cell table:formula="of:=[.E503]-[.G503]" office:value-type="float" office:value="0" calcext:value-type="float">
            <text:p>0</text:p>
          </table:table-cell>
          <table:table-cell table:formula="of:=[.F503]-[.G5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A504]&gt;100; 93; 0)" office:value-type="float" office:value="0" calcext:value-type="float">
            <text:p>0</text:p>
          </table:table-cell>
          <table:table-cell table:formula="of:=1.75*[.A504]+2*[.A503]-[.C503]" office:value-type="float" office:value="-120" calcext:value-type="float">
            <text:p>-120</text:p>
          </table:table-cell>
          <table:table-cell table:formula="of:=IF([.D504]&gt;127; 127; IF([.D504]&lt;-128; -128; [.D504]))" office:value-type="float" office:value="-120" calcext:value-type="float">
            <text:p>-120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[.E504]-[.F504]" office:value-type="float" office:value="0" calcext:value-type="float">
            <text:p>0</text:p>
          </table:table-cell>
          <table:table-cell table:formula="of:=[.E504]-[.G504]" office:value-type="float" office:value="0" calcext:value-type="float">
            <text:p>0</text:p>
          </table:table-cell>
          <table:table-cell table:formula="of:=[.F504]-[.G5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505]&gt;100; 93; 0)" office:value-type="float" office:value="0" calcext:value-type="float">
            <text:p>0</text:p>
          </table:table-cell>
          <table:table-cell table:formula="of:=1.75*[.A505]+2*[.A504]-[.C504]" office:value-type="float" office:value="-183.75" calcext:value-type="float">
            <text:p>-183.75</text:p>
          </table:table-cell>
          <table:table-cell table:formula="of:=IF([.D505]&gt;127; 127; IF([.D505]&lt;-128; -128; [.D50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05]-[.F505]" office:value-type="float" office:value="0" calcext:value-type="float">
            <text:p>0</text:p>
          </table:table-cell>
          <table:table-cell table:formula="of:=[.E505]-[.G505]" office:value-type="float" office:value="0" calcext:value-type="float">
            <text:p>0</text:p>
          </table:table-cell>
          <table:table-cell table:formula="of:=[.F505]-[.G5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506]&gt;100; 93; 0)" office:value-type="float" office:value="0" calcext:value-type="float">
            <text:p>0</text:p>
          </table:table-cell>
          <table:table-cell table:formula="of:=1.75*[.A506]+2*[.A505]-[.C505]" office:value-type="float" office:value="-274.75" calcext:value-type="float">
            <text:p>-274.75</text:p>
          </table:table-cell>
          <table:table-cell table:formula="of:=IF([.D506]&gt;127; 127; IF([.D506]&lt;-128; -128; [.D50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06]-[.F506]" office:value-type="float" office:value="0" calcext:value-type="float">
            <text:p>0</text:p>
          </table:table-cell>
          <table:table-cell table:formula="of:=[.E506]-[.G506]" office:value-type="float" office:value="0" calcext:value-type="float">
            <text:p>0</text:p>
          </table:table-cell>
          <table:table-cell table:formula="of:=[.F506]-[.G5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507]&gt;100; 93; 0)" office:value-type="float" office:value="0" calcext:value-type="float">
            <text:p>0</text:p>
          </table:table-cell>
          <table:table-cell table:formula="of:=1.75*[.A507]+2*[.A506]-[.C506]" office:value-type="float" office:value="83.5" calcext:value-type="float">
            <text:p>83.5</text:p>
          </table:table-cell>
          <table:table-cell table:formula="of:=IF([.D507]&gt;127; 127; IF([.D507]&lt;-128; -128; [.D507]))" office:value-type="float" office:value="83.5" calcext:value-type="float">
            <text:p>83.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[.E507]-[.F507]" office:value-type="float" office:value="-0.5" calcext:value-type="float">
            <text:p>-0.5</text:p>
          </table:table-cell>
          <table:table-cell table:formula="of:=[.E507]-[.G507]" office:value-type="float" office:value="-0.5" calcext:value-type="float">
            <text:p>-0.5</text:p>
          </table:table-cell>
          <table:table-cell table:formula="of:=[.F507]-[.G5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IF([.A508]&gt;100; 93; 0)" office:value-type="float" office:value="0" calcext:value-type="float">
            <text:p>0</text:p>
          </table:table-cell>
          <table:table-cell table:formula="of:=1.75*[.A508]+2*[.A507]-[.C507]" office:value-type="float" office:value="288.5" calcext:value-type="float">
            <text:p>288.5</text:p>
          </table:table-cell>
          <table:table-cell table:formula="of:=IF([.D508]&gt;127; 127; IF([.D508]&lt;-128; -128; [.D50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08]-[.F508]" office:value-type="float" office:value="0" calcext:value-type="float">
            <text:p>0</text:p>
          </table:table-cell>
          <table:table-cell table:formula="of:=[.E508]-[.G508]" office:value-type="float" office:value="0" calcext:value-type="float">
            <text:p>0</text:p>
          </table:table-cell>
          <table:table-cell table:formula="of:=[.F508]-[.G5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509]&gt;100; 93; 0)" office:value-type="float" office:value="0" calcext:value-type="float">
            <text:p>0</text:p>
          </table:table-cell>
          <table:table-cell table:formula="of:=1.75*[.A509]+2*[.A508]-[.C508]" office:value-type="float" office:value="-77.25" calcext:value-type="float">
            <text:p>-77.25</text:p>
          </table:table-cell>
          <table:table-cell table:formula="of:=IF([.D509]&gt;127; 127; IF([.D509]&lt;-128; -128; [.D509]))" office:value-type="float" office:value="-77.25" calcext:value-type="float">
            <text:p>-77.2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[.E509]-[.F509]" office:value-type="float" office:value="-0.25" calcext:value-type="float">
            <text:p>-0.25</text:p>
          </table:table-cell>
          <table:table-cell table:formula="of:=[.E509]-[.G509]" office:value-type="float" office:value="-0.25" calcext:value-type="float">
            <text:p>-0.25</text:p>
          </table:table-cell>
          <table:table-cell table:formula="of:=[.F509]-[.G5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510]&gt;100; 93; 0)" office:value-type="float" office:value="0" calcext:value-type="float">
            <text:p>0</text:p>
          </table:table-cell>
          <table:table-cell table:formula="of:=1.75*[.A510]+2*[.A509]-[.C509]" office:value-type="float" office:value="-289.5" calcext:value-type="float">
            <text:p>-289.5</text:p>
          </table:table-cell>
          <table:table-cell table:formula="of:=IF([.D510]&gt;127; 127; IF([.D510]&lt;-128; -128; [.D51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0]-[.F510]" office:value-type="float" office:value="0" calcext:value-type="float">
            <text:p>0</text:p>
          </table:table-cell>
          <table:table-cell table:formula="of:=[.E510]-[.G510]" office:value-type="float" office:value="0" calcext:value-type="float">
            <text:p>0</text:p>
          </table:table-cell>
          <table:table-cell table:formula="of:=[.F510]-[.G5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10110001" calcext:value-type="float">
            <text:p>10110001</text:p>
          </table:table-cell>
          <table:table-cell table:formula="of:=IF([.A511]&gt;100; 93; 0)" office:value-type="float" office:value="0" calcext:value-type="float">
            <text:p>0</text:p>
          </table:table-cell>
          <table:table-cell table:formula="of:=1.75*[.A511]+2*[.A510]-[.C510]" office:value-type="float" office:value="-206.25" calcext:value-type="float">
            <text:p>-206.25</text:p>
          </table:table-cell>
          <table:table-cell table:formula="of:=IF([.D511]&gt;127; 127; IF([.D511]&lt;-128; -128; [.D51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1]-[.F511]" office:value-type="float" office:value="0" calcext:value-type="float">
            <text:p>0</text:p>
          </table:table-cell>
          <table:table-cell table:formula="of:=[.E511]-[.G511]" office:value-type="float" office:value="0" calcext:value-type="float">
            <text:p>0</text:p>
          </table:table-cell>
          <table:table-cell table:formula="of:=[.F511]-[.G5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table:formula="of:=IF([.A512]&gt;100; 93; 0)" office:value-type="float" office:value="0" calcext:value-type="float">
            <text:p>0</text:p>
          </table:table-cell>
          <table:table-cell table:formula="of:=1.75*[.A512]+2*[.A511]-[.C511]" office:value-type="float" office:value="-60" calcext:value-type="float">
            <text:p>-60</text:p>
          </table:table-cell>
          <table:table-cell table:formula="of:=IF([.D512]&gt;127; 127; IF([.D512]&lt;-128; -128; [.D512]))" office:value-type="float" office:value="-60" calcext:value-type="float">
            <text:p>-60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[.E512]-[.F512]" office:value-type="float" office:value="0" calcext:value-type="float">
            <text:p>0</text:p>
          </table:table-cell>
          <table:table-cell table:formula="of:=[.E512]-[.G512]" office:value-type="float" office:value="0" calcext:value-type="float">
            <text:p>0</text:p>
          </table:table-cell>
          <table:table-cell table:formula="of:=[.F512]-[.G5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IF([.A513]&gt;100; 93; 0)" office:value-type="float" office:value="0" calcext:value-type="float">
            <text:p>0</text:p>
          </table:table-cell>
          <table:table-cell table:formula="of:=1.75*[.A513]+2*[.A512]-[.C512]" office:value-type="float" office:value="185.5" calcext:value-type="float">
            <text:p>185.5</text:p>
          </table:table-cell>
          <table:table-cell table:formula="of:=IF([.D513]&gt;127; 127; IF([.D513]&lt;-128; -128; [.D51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13]-[.F513]" office:value-type="float" office:value="0" calcext:value-type="float">
            <text:p>0</text:p>
          </table:table-cell>
          <table:table-cell table:formula="of:=[.E513]-[.G513]" office:value-type="float" office:value="0" calcext:value-type="float">
            <text:p>0</text:p>
          </table:table-cell>
          <table:table-cell table:formula="of:=[.F513]-[.G5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IF([.A514]&gt;100; 93; 0)" office:value-type="float" office:value="0" calcext:value-type="float">
            <text:p>0</text:p>
          </table:table-cell>
          <table:table-cell table:formula="of:=1.75*[.A514]+2*[.A513]-[.C513]" office:value-type="float" office:value="-8.75" calcext:value-type="float">
            <text:p>-8.75</text:p>
          </table:table-cell>
          <table:table-cell table:formula="of:=IF([.D514]&gt;127; 127; IF([.D514]&lt;-128; -128; [.D514]))" office:value-type="float" office:value="-8.75" calcext:value-type="float">
            <text:p>-8.75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[.E514]-[.F514]" office:value-type="float" office:value="0.25" calcext:value-type="float">
            <text:p>0.25</text:p>
          </table:table-cell>
          <table:table-cell table:formula="of:=[.E514]-[.G514]" office:value-type="float" office:value="-0.75" calcext:value-type="float">
            <text:p>-0.75</text:p>
          </table:table-cell>
          <table:table-cell table:formula="of:=[.F514]-[.G51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515]&gt;100; 93; 0)" office:value-type="float" office:value="0" calcext:value-type="float">
            <text:p>0</text:p>
          </table:table-cell>
          <table:table-cell table:formula="of:=1.75*[.A515]+2*[.A514]-[.C514]" office:value-type="float" office:value="-324.75" calcext:value-type="float">
            <text:p>-324.75</text:p>
          </table:table-cell>
          <table:table-cell table:formula="of:=IF([.D515]&gt;127; 127; IF([.D515]&lt;-128; -128; [.D51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5]-[.F515]" office:value-type="float" office:value="0" calcext:value-type="float">
            <text:p>0</text:p>
          </table:table-cell>
          <table:table-cell table:formula="of:=[.E515]-[.G515]" office:value-type="float" office:value="0" calcext:value-type="float">
            <text:p>0</text:p>
          </table:table-cell>
          <table:table-cell table:formula="of:=[.F515]-[.G5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11010010" calcext:value-type="float">
            <text:p>11010010</text:p>
          </table:table-cell>
          <table:table-cell table:formula="of:=IF([.A516]&gt;100; 93; 0)" office:value-type="float" office:value="0" calcext:value-type="float">
            <text:p>0</text:p>
          </table:table-cell>
          <table:table-cell table:formula="of:=1.75*[.A516]+2*[.A515]-[.C515]" office:value-type="float" office:value="-330.5" calcext:value-type="float">
            <text:p>-330.5</text:p>
          </table:table-cell>
          <table:table-cell table:formula="of:=IF([.D516]&gt;127; 127; IF([.D516]&lt;-128; -128; [.D51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6]-[.F516]" office:value-type="float" office:value="0" calcext:value-type="float">
            <text:p>0</text:p>
          </table:table-cell>
          <table:table-cell table:formula="of:=[.E516]-[.G516]" office:value-type="float" office:value="0" calcext:value-type="float">
            <text:p>0</text:p>
          </table:table-cell>
          <table:table-cell table:formula="of:=[.F516]-[.G5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517]&gt;100; 93; 0)" office:value-type="float" office:value="0" calcext:value-type="float">
            <text:p>0</text:p>
          </table:table-cell>
          <table:table-cell table:formula="of:=1.75*[.A517]+2*[.A516]-[.C516]" office:value-type="float" office:value="-51.75" calcext:value-type="float">
            <text:p>-51.75</text:p>
          </table:table-cell>
          <table:table-cell table:formula="of:=IF([.D517]&gt;127; 127; IF([.D517]&lt;-128; -128; [.D517]))" office:value-type="float" office:value="-51.75" calcext:value-type="float">
            <text:p>-51.75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11001101" calcext:value-type="float">
            <text:p>11001101</text:p>
          </table:table-cell>
          <table:table-cell table:formula="of:=[.E517]-[.F517]" office:value-type="float" office:value="0.25" calcext:value-type="float">
            <text:p>0.25</text:p>
          </table:table-cell>
          <table:table-cell table:formula="of:=[.E517]-[.G517]" office:value-type="float" office:value="-0.75" calcext:value-type="float">
            <text:p>-0.75</text:p>
          </table:table-cell>
          <table:table-cell table:formula="of:=[.F517]-[.G51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518]&gt;100; 93; 0)" office:value-type="float" office:value="0" calcext:value-type="float">
            <text:p>0</text:p>
          </table:table-cell>
          <table:table-cell table:formula="of:=1.75*[.A518]+2*[.A517]-[.C517]" office:value-type="float" office:value="-178" calcext:value-type="float">
            <text:p>-178</text:p>
          </table:table-cell>
          <table:table-cell table:formula="of:=IF([.D518]&gt;127; 127; IF([.D518]&lt;-128; -128; [.D51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8]-[.F518]" office:value-type="float" office:value="0" calcext:value-type="float">
            <text:p>0</text:p>
          </table:table-cell>
          <table:table-cell table:formula="of:=[.E518]-[.G518]" office:value-type="float" office:value="0" calcext:value-type="float">
            <text:p>0</text:p>
          </table:table-cell>
          <table:table-cell table:formula="of:=[.F518]-[.G5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1100001" calcext:value-type="float">
            <text:p>11100001</text:p>
          </table:table-cell>
          <table:table-cell table:formula="of:=IF([.A519]&gt;100; 93; 0)" office:value-type="float" office:value="0" calcext:value-type="float">
            <text:p>0</text:p>
          </table:table-cell>
          <table:table-cell table:formula="of:=1.75*[.A519]+2*[.A518]-[.C518]" office:value-type="float" office:value="-310.25" calcext:value-type="float">
            <text:p>-310.25</text:p>
          </table:table-cell>
          <table:table-cell table:formula="of:=IF([.D519]&gt;127; 127; IF([.D519]&lt;-128; -128; [.D5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9]-[.F519]" office:value-type="float" office:value="0" calcext:value-type="float">
            <text:p>0</text:p>
          </table:table-cell>
          <table:table-cell table:formula="of:=[.E519]-[.G519]" office:value-type="float" office:value="0" calcext:value-type="float">
            <text:p>0</text:p>
          </table:table-cell>
          <table:table-cell table:formula="of:=[.F519]-[.G5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110000" calcext:value-type="float">
            <text:p>10110000</text:p>
          </table:table-cell>
          <table:table-cell table:formula="of:=IF([.A520]&gt;100; 93; 0)" office:value-type="float" office:value="0" calcext:value-type="float">
            <text:p>0</text:p>
          </table:table-cell>
          <table:table-cell table:formula="of:=1.75*[.A520]+2*[.A519]-[.C519]" office:value-type="float" office:value="-202" calcext:value-type="float">
            <text:p>-202</text:p>
          </table:table-cell>
          <table:table-cell table:formula="of:=IF([.D520]&gt;127; 127; IF([.D520]&lt;-128; -128; [.D52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20]-[.F520]" office:value-type="float" office:value="0" calcext:value-type="float">
            <text:p>0</text:p>
          </table:table-cell>
          <table:table-cell table:formula="of:=[.E520]-[.G520]" office:value-type="float" office:value="0" calcext:value-type="float">
            <text:p>0</text:p>
          </table:table-cell>
          <table:table-cell table:formula="of:=[.F520]-[.G5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IF([.A521]&gt;100; 93; 0)" office:value-type="float" office:value="0" calcext:value-type="float">
            <text:p>0</text:p>
          </table:table-cell>
          <table:table-cell table:formula="of:=1.75*[.A521]+2*[.A520]-[.C520]" office:value-type="float" office:value="-132" calcext:value-type="float">
            <text:p>-132</text:p>
          </table:table-cell>
          <table:table-cell table:formula="of:=IF([.D521]&gt;127; 127; IF([.D521]&lt;-128; -128; [.D52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21]-[.F521]" office:value-type="float" office:value="0" calcext:value-type="float">
            <text:p>0</text:p>
          </table:table-cell>
          <table:table-cell table:formula="of:=[.E521]-[.G521]" office:value-type="float" office:value="0" calcext:value-type="float">
            <text:p>0</text:p>
          </table:table-cell>
          <table:table-cell table:formula="of:=[.F521]-[.G5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IF([.A522]&gt;100; 93; 0)" office:value-type="float" office:value="0" calcext:value-type="float">
            <text:p>0</text:p>
          </table:table-cell>
          <table:table-cell table:formula="of:=1.75*[.A522]+2*[.A521]-[.C521]" office:value-type="float" office:value="30.25" calcext:value-type="float">
            <text:p>30.25</text:p>
          </table:table-cell>
          <table:table-cell table:formula="of:=IF([.D522]&gt;127; 127; IF([.D522]&lt;-128; -128; [.D522]))" office:value-type="float" office:value="30.25" calcext:value-type="float">
            <text:p>30.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formula="of:=[.E522]-[.F522]" office:value-type="float" office:value="0.25" calcext:value-type="float">
            <text:p>0.25</text:p>
          </table:table-cell>
          <table:table-cell table:formula="of:=[.E522]-[.G522]" office:value-type="float" office:value="-0.75" calcext:value-type="float">
            <text:p>-0.75</text:p>
          </table:table-cell>
          <table:table-cell table:formula="of:=[.F522]-[.G52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523]&gt;100; 93; 0)" office:value-type="float" office:value="0" calcext:value-type="float">
            <text:p>0</text:p>
          </table:table-cell>
          <table:table-cell table:formula="of:=1.75*[.A523]+2*[.A522]-[.C522]" office:value-type="float" office:value="-80.75" calcext:value-type="float">
            <text:p>-80.75</text:p>
          </table:table-cell>
          <table:table-cell table:formula="of:=IF([.D523]&gt;127; 127; IF([.D523]&lt;-128; -128; [.D523]))" office:value-type="float" office:value="-80.75" calcext:value-type="float">
            <text:p>-80.7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10110000" calcext:value-type="float">
            <text:p>10110000</text:p>
          </table:table-cell>
          <table:table-cell table:formula="of:=[.E523]-[.F523]" office:value-type="float" office:value="0.25" calcext:value-type="float">
            <text:p>0.25</text:p>
          </table:table-cell>
          <table:table-cell table:formula="of:=[.E523]-[.G523]" office:value-type="float" office:value="-0.75" calcext:value-type="float">
            <text:p>-0.75</text:p>
          </table:table-cell>
          <table:table-cell table:formula="of:=[.F523]-[.G52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IF([.A524]&gt;100; 93; 0)" office:value-type="float" office:value="0" calcext:value-type="float">
            <text:p>0</text:p>
          </table:table-cell>
          <table:table-cell table:formula="of:=1.75*[.A524]+2*[.A523]-[.C523]" office:value-type="float" office:value="18.5" calcext:value-type="float">
            <text:p>18.5</text:p>
          </table:table-cell>
          <table:table-cell table:formula="of:=IF([.D524]&gt;127; 127; IF([.D524]&lt;-128; -128; [.D524]))" office:value-type="float" office:value="18.5" calcext:value-type="float">
            <text:p>18.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[.E524]-[.F524]" office:value-type="float" office:value="-0.5" calcext:value-type="float">
            <text:p>-0.5</text:p>
          </table:table-cell>
          <table:table-cell table:formula="of:=[.E524]-[.G524]" office:value-type="float" office:value="-0.5" calcext:value-type="float">
            <text:p>-0.5</text:p>
          </table:table-cell>
          <table:table-cell table:formula="of:=[.F524]-[.G5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525]&gt;100; 93; 0)" office:value-type="float" office:value="0" calcext:value-type="float">
            <text:p>0</text:p>
          </table:table-cell>
          <table:table-cell table:formula="of:=1.75*[.A525]+2*[.A524]-[.C524]" office:value-type="float" office:value="127.5" calcext:value-type="float">
            <text:p>127.5</text:p>
          </table:table-cell>
          <table:table-cell table:formula="of:=IF([.D525]&gt;127; 127; IF([.D525]&lt;-128; -128; [.D52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25]-[.F525]" office:value-type="float" office:value="0" calcext:value-type="float">
            <text:p>0</text:p>
          </table:table-cell>
          <table:table-cell table:formula="of:=[.E525]-[.G525]" office:value-type="float" office:value="0" calcext:value-type="float">
            <text:p>0</text:p>
          </table:table-cell>
          <table:table-cell table:formula="of:=[.F525]-[.G5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IF([.A526]&gt;100; 93; 0)" office:value-type="float" office:value="0" calcext:value-type="float">
            <text:p>0</text:p>
          </table:table-cell>
          <table:table-cell table:formula="of:=1.75*[.A526]+2*[.A525]-[.C525]" office:value-type="float" office:value="-125.5" calcext:value-type="float">
            <text:p>-125.5</text:p>
          </table:table-cell>
          <table:table-cell table:formula="of:=IF([.D526]&gt;127; 127; IF([.D526]&lt;-128; -128; [.D526]))" office:value-type="float" office:value="-125.5" calcext:value-type="float">
            <text:p>-125.5</text:p>
          </table:table-cell>
          <table:table-cell table:number-columns-repeated="2"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[.E526]-[.F526]" office:value-type="float" office:value="-0.5" calcext:value-type="float">
            <text:p>-0.5</text:p>
          </table:table-cell>
          <table:table-cell table:formula="of:=[.E526]-[.G526]" office:value-type="float" office:value="-0.5" calcext:value-type="float">
            <text:p>-0.5</text:p>
          </table:table-cell>
          <table:table-cell table:formula="of:=[.F526]-[.G5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IF([.A527]&gt;100; 93; 0)" office:value-type="float" office:value="0" calcext:value-type="float">
            <text:p>0</text:p>
          </table:table-cell>
          <table:table-cell table:formula="of:=1.75*[.A527]+2*[.A526]-[.C526]" office:value-type="float" office:value="-197" calcext:value-type="float">
            <text:p>-197</text:p>
          </table:table-cell>
          <table:table-cell table:formula="of:=IF([.D527]&gt;127; 127; IF([.D527]&lt;-128; -128; [.D5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27]-[.F527]" office:value-type="float" office:value="0" calcext:value-type="float">
            <text:p>0</text:p>
          </table:table-cell>
          <table:table-cell table:formula="of:=[.E527]-[.G527]" office:value-type="float" office:value="0" calcext:value-type="float">
            <text:p>0</text:p>
          </table:table-cell>
          <table:table-cell table:formula="of:=[.F527]-[.G5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IF([.A528]&gt;100; 93; 0)" office:value-type="float" office:value="0" calcext:value-type="float">
            <text:p>0</text:p>
          </table:table-cell>
          <table:table-cell table:formula="of:=1.75*[.A528]+2*[.A527]-[.C527]" office:value-type="float" office:value="-169.75" calcext:value-type="float">
            <text:p>-169.75</text:p>
          </table:table-cell>
          <table:table-cell table:formula="of:=IF([.D528]&gt;127; 127; IF([.D528]&lt;-128; -128; [.D5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28]-[.F528]" office:value-type="float" office:value="0" calcext:value-type="float">
            <text:p>0</text:p>
          </table:table-cell>
          <table:table-cell table:formula="of:=[.E528]-[.G528]" office:value-type="float" office:value="0" calcext:value-type="float">
            <text:p>0</text:p>
          </table:table-cell>
          <table:table-cell table:formula="of:=[.F528]-[.G5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IF([.A529]&gt;100; 93; 0)" office:value-type="float" office:value="0" calcext:value-type="float">
            <text:p>0</text:p>
          </table:table-cell>
          <table:table-cell table:formula="of:=1.75*[.A529]+2*[.A528]-[.C528]" office:value-type="float" office:value="-11" calcext:value-type="float">
            <text:p>-11</text:p>
          </table:table-cell>
          <table:table-cell table:formula="of:=IF([.D529]&gt;127; 127; IF([.D529]&lt;-128; -128; [.D529]))" office:value-type="float" office:value="-11" calcext:value-type="float">
            <text:p>-11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[.E529]-[.F529]" office:value-type="float" office:value="0" calcext:value-type="float">
            <text:p>0</text:p>
          </table:table-cell>
          <table:table-cell table:formula="of:=[.E529]-[.G529]" office:value-type="float" office:value="0" calcext:value-type="float">
            <text:p>0</text:p>
          </table:table-cell>
          <table:table-cell table:formula="of:=[.F529]-[.G5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530]&gt;100; 93; 0)" office:value-type="float" office:value="0" calcext:value-type="float">
            <text:p>0</text:p>
          </table:table-cell>
          <table:table-cell table:formula="of:=1.75*[.A530]+2*[.A529]-[.C529]" office:value-type="float" office:value="225.25" calcext:value-type="float">
            <text:p>225.25</text:p>
          </table:table-cell>
          <table:table-cell table:formula="of:=IF([.D530]&gt;127; 127; IF([.D530]&lt;-128; -128; [.D53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30]-[.F530]" office:value-type="float" office:value="0" calcext:value-type="float">
            <text:p>0</text:p>
          </table:table-cell>
          <table:table-cell table:formula="of:=[.E530]-[.G530]" office:value-type="float" office:value="0" calcext:value-type="float">
            <text:p>0</text:p>
          </table:table-cell>
          <table:table-cell table:formula="of:=[.F530]-[.G5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531]&gt;100; 93; 0)" office:value-type="float" office:value="0" calcext:value-type="float">
            <text:p>0</text:p>
          </table:table-cell>
          <table:table-cell table:formula="of:=1.75*[.A531]+2*[.A530]-[.C530]" office:value-type="float" office:value="107.25" calcext:value-type="float">
            <text:p>107.25</text:p>
          </table:table-cell>
          <table:table-cell table:formula="of:=IF([.D531]&gt;127; 127; IF([.D531]&lt;-128; -128; [.D531]))" office:value-type="float" office:value="107.25" calcext:value-type="float">
            <text:p>107.2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01100" calcext:value-type="float">
            <text:p>1101100</text:p>
          </table:table-cell>
          <table:table-cell table:formula="of:=[.E531]-[.F531]" office:value-type="float" office:value="0.25" calcext:value-type="float">
            <text:p>0.25</text:p>
          </table:table-cell>
          <table:table-cell table:formula="of:=[.E531]-[.G531]" office:value-type="float" office:value="-0.75" calcext:value-type="float">
            <text:p>-0.75</text:p>
          </table:table-cell>
          <table:table-cell table:formula="of:=[.F531]-[.G53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532]&gt;100; 93; 0)" office:value-type="float" office:value="0" calcext:value-type="float">
            <text:p>0</text:p>
          </table:table-cell>
          <table:table-cell table:formula="of:=1.75*[.A532]+2*[.A531]-[.C531]" office:value-type="float" office:value="-53.5" calcext:value-type="float">
            <text:p>-53.5</text:p>
          </table:table-cell>
          <table:table-cell table:formula="of:=IF([.D532]&gt;127; 127; IF([.D532]&lt;-128; -128; [.D532]))" office:value-type="float" office:value="-53.5" calcext:value-type="float">
            <text:p>-53.5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[.E532]-[.F532]" office:value-type="float" office:value="-0.5" calcext:value-type="float">
            <text:p>-0.5</text:p>
          </table:table-cell>
          <table:table-cell table:formula="of:=[.E532]-[.G532]" office:value-type="float" office:value="-0.5" calcext:value-type="float">
            <text:p>-0.5</text:p>
          </table:table-cell>
          <table:table-cell table:formula="of:=[.F532]-[.G5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1101111" calcext:value-type="float">
            <text:p>11101111</text:p>
          </table:table-cell>
          <table:table-cell table:formula="of:=IF([.A533]&gt;100; 93; 0)" office:value-type="float" office:value="0" calcext:value-type="float">
            <text:p>0</text:p>
          </table:table-cell>
          <table:table-cell table:formula="of:=1.75*[.A533]+2*[.A532]-[.C532]" office:value-type="float" office:value="-97.75" calcext:value-type="float">
            <text:p>-97.75</text:p>
          </table:table-cell>
          <table:table-cell table:formula="of:=IF([.D533]&gt;127; 127; IF([.D533]&lt;-128; -128; [.D533]))" office:value-type="float" office:value="-97.75" calcext:value-type="float">
            <text:p>-97.75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[.E533]-[.F533]" office:value-type="float" office:value="0.25" calcext:value-type="float">
            <text:p>0.25</text:p>
          </table:table-cell>
          <table:table-cell table:formula="of:=[.E533]-[.G533]" office:value-type="float" office:value="-0.75" calcext:value-type="float">
            <text:p>-0.75</text:p>
          </table:table-cell>
          <table:table-cell table:formula="of:=[.F533]-[.G53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IF([.A534]&gt;100; 93; 0)" office:value-type="float" office:value="0" calcext:value-type="float">
            <text:p>0</text:p>
          </table:table-cell>
          <table:table-cell table:formula="of:=1.75*[.A534]+2*[.A533]-[.C533]" office:value-type="float" office:value="-144.25" calcext:value-type="float">
            <text:p>-144.25</text:p>
          </table:table-cell>
          <table:table-cell table:formula="of:=IF([.D534]&gt;127; 127; IF([.D534]&lt;-128; -128; [.D53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34]-[.F534]" office:value-type="float" office:value="0" calcext:value-type="float">
            <text:p>0</text:p>
          </table:table-cell>
          <table:table-cell table:formula="of:=[.E534]-[.G534]" office:value-type="float" office:value="0" calcext:value-type="float">
            <text:p>0</text:p>
          </table:table-cell>
          <table:table-cell table:formula="of:=[.F534]-[.G5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IF([.A535]&gt;100; 93; 0)" office:value-type="float" office:value="0" calcext:value-type="float">
            <text:p>0</text:p>
          </table:table-cell>
          <table:table-cell table:formula="of:=1.75*[.A535]+2*[.A534]-[.C534]" office:value-type="float" office:value="-218.75" calcext:value-type="float">
            <text:p>-218.75</text:p>
          </table:table-cell>
          <table:table-cell table:formula="of:=IF([.D535]&gt;127; 127; IF([.D535]&lt;-128; -128; [.D53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35]-[.F535]" office:value-type="float" office:value="0" calcext:value-type="float">
            <text:p>0</text:p>
          </table:table-cell>
          <table:table-cell table:formula="of:=[.E535]-[.G535]" office:value-type="float" office:value="0" calcext:value-type="float">
            <text:p>0</text:p>
          </table:table-cell>
          <table:table-cell table:formula="of:=[.F535]-[.G5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IF([.A536]&gt;100; 93; 0)" office:value-type="float" office:value="0" calcext:value-type="float">
            <text:p>0</text:p>
          </table:table-cell>
          <table:table-cell table:formula="of:=1.75*[.A536]+2*[.A535]-[.C535]" office:value-type="float" office:value="-214.5" calcext:value-type="float">
            <text:p>-214.5</text:p>
          </table:table-cell>
          <table:table-cell table:formula="of:=IF([.D536]&gt;127; 127; IF([.D536]&lt;-128; -128; [.D53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36]-[.F536]" office:value-type="float" office:value="0" calcext:value-type="float">
            <text:p>0</text:p>
          </table:table-cell>
          <table:table-cell table:formula="of:=[.E536]-[.G536]" office:value-type="float" office:value="0" calcext:value-type="float">
            <text:p>0</text:p>
          </table:table-cell>
          <table:table-cell table:formula="of:=[.F536]-[.G5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537]&gt;100; 93; 0)" office:value-type="float" office:value="0" calcext:value-type="float">
            <text:p>0</text:p>
          </table:table-cell>
          <table:table-cell table:formula="of:=1.75*[.A537]+2*[.A536]-[.C536]" office:value-type="float" office:value="-183.5" calcext:value-type="float">
            <text:p>-183.5</text:p>
          </table:table-cell>
          <table:table-cell table:formula="of:=IF([.D537]&gt;127; 127; IF([.D537]&lt;-128; -128; [.D53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37]-[.F537]" office:value-type="float" office:value="0" calcext:value-type="float">
            <text:p>0</text:p>
          </table:table-cell>
          <table:table-cell table:formula="of:=[.E537]-[.G537]" office:value-type="float" office:value="0" calcext:value-type="float">
            <text:p>0</text:p>
          </table:table-cell>
          <table:table-cell table:formula="of:=[.F537]-[.G5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IF([.A538]&gt;100; 93; 0)" office:value-type="float" office:value="0" calcext:value-type="float">
            <text:p>0</text:p>
          </table:table-cell>
          <table:table-cell table:formula="of:=1.75*[.A538]+2*[.A537]-[.C537]" office:value-type="float" office:value="-59.25" calcext:value-type="float">
            <text:p>-59.25</text:p>
          </table:table-cell>
          <table:table-cell table:formula="of:=IF([.D538]&gt;127; 127; IF([.D538]&lt;-128; -128; [.D538]))" office:value-type="float" office:value="-59.25" calcext:value-type="float">
            <text:p>-59.25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[.E538]-[.F538]" office:value-type="float" office:value="-0.25" calcext:value-type="float">
            <text:p>-0.25</text:p>
          </table:table-cell>
          <table:table-cell table:formula="of:=[.E538]-[.G538]" office:value-type="float" office:value="-0.25" calcext:value-type="float">
            <text:p>-0.25</text:p>
          </table:table-cell>
          <table:table-cell table:formula="of:=[.F538]-[.G5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539]&gt;100; 93; 0)" office:value-type="float" office:value="0" calcext:value-type="float">
            <text:p>0</text:p>
          </table:table-cell>
          <table:table-cell table:formula="of:=1.75*[.A539]+2*[.A538]-[.C538]" office:value-type="float" office:value="-205.25" calcext:value-type="float">
            <text:p>-205.25</text:p>
          </table:table-cell>
          <table:table-cell table:formula="of:=IF([.D539]&gt;127; 127; IF([.D539]&lt;-128; -128; [.D53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39]-[.F539]" office:value-type="float" office:value="0" calcext:value-type="float">
            <text:p>0</text:p>
          </table:table-cell>
          <table:table-cell table:formula="of:=[.E539]-[.G539]" office:value-type="float" office:value="0" calcext:value-type="float">
            <text:p>0</text:p>
          </table:table-cell>
          <table:table-cell table:formula="of:=[.F539]-[.G5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table:formula="of:=IF([.A540]&gt;100; 93; 0)" office:value-type="float" office:value="0" calcext:value-type="float">
            <text:p>0</text:p>
          </table:table-cell>
          <table:table-cell table:formula="of:=1.75*[.A540]+2*[.A539]-[.C539]" office:value-type="float" office:value="-142.75" calcext:value-type="float">
            <text:p>-142.75</text:p>
          </table:table-cell>
          <table:table-cell table:formula="of:=IF([.D540]&gt;127; 127; IF([.D540]&lt;-128; -128; [.D54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40]-[.F540]" office:value-type="float" office:value="0" calcext:value-type="float">
            <text:p>0</text:p>
          </table:table-cell>
          <table:table-cell table:formula="of:=[.E540]-[.G540]" office:value-type="float" office:value="0" calcext:value-type="float">
            <text:p>0</text:p>
          </table:table-cell>
          <table:table-cell table:formula="of:=[.F540]-[.G5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541]&gt;100; 93; 0)" office:value-type="float" office:value="0" calcext:value-type="float">
            <text:p>0</text:p>
          </table:table-cell>
          <table:table-cell table:formula="of:=1.75*[.A541]+2*[.A540]-[.C540]" office:value-type="float" office:value="58.5" calcext:value-type="float">
            <text:p>58.5</text:p>
          </table:table-cell>
          <table:table-cell table:formula="of:=IF([.D541]&gt;127; 127; IF([.D541]&lt;-128; -128; [.D541]))" office:value-type="float" office:value="58.5" calcext:value-type="float">
            <text:p>58.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table:formula="of:=[.E541]-[.F541]" office:value-type="float" office:value="-0.5" calcext:value-type="float">
            <text:p>-0.5</text:p>
          </table:table-cell>
          <table:table-cell table:formula="of:=[.E541]-[.G541]" office:value-type="float" office:value="-0.5" calcext:value-type="float">
            <text:p>-0.5</text:p>
          </table:table-cell>
          <table:table-cell table:formula="of:=[.F541]-[.G5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1101100" calcext:value-type="float">
            <text:p>11101100</text:p>
          </table:table-cell>
          <table:table-cell table:formula="of:=IF([.A542]&gt;100; 93; 0)" office:value-type="float" office:value="0" calcext:value-type="float">
            <text:p>0</text:p>
          </table:table-cell>
          <table:table-cell table:formula="of:=1.75*[.A542]+2*[.A541]-[.C541]" office:value-type="float" office:value="-103" calcext:value-type="float">
            <text:p>-103</text:p>
          </table:table-cell>
          <table:table-cell table:formula="of:=IF([.D542]&gt;127; 127; IF([.D542]&lt;-128; -128; [.D542]))" office:value-type="float" office:value="-103" calcext:value-type="float">
            <text:p>-103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10011001" calcext:value-type="float">
            <text:p>10011001</text:p>
          </table:table-cell>
          <table:table-cell table:formula="of:=[.E542]-[.F542]" office:value-type="float" office:value="0" calcext:value-type="float">
            <text:p>0</text:p>
          </table:table-cell>
          <table:table-cell table:formula="of:=[.E542]-[.G542]" office:value-type="float" office:value="0" calcext:value-type="float">
            <text:p>0</text:p>
          </table:table-cell>
          <table:table-cell table:formula="of:=[.F542]-[.G5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IF([.A543]&gt;100; 93; 0)" office:value-type="float" office:value="0" calcext:value-type="float">
            <text:p>0</text:p>
          </table:table-cell>
          <table:table-cell table:formula="of:=1.75*[.A543]+2*[.A542]-[.C542]" office:value-type="float" office:value="-57.5" calcext:value-type="float">
            <text:p>-57.5</text:p>
          </table:table-cell>
          <table:table-cell table:formula="of:=IF([.D543]&gt;127; 127; IF([.D543]&lt;-128; -128; [.D543]))" office:value-type="float" office:value="-57.5" calcext:value-type="float">
            <text:p>-57.5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[.E543]-[.F543]" office:value-type="float" office:value="-0.5" calcext:value-type="float">
            <text:p>-0.5</text:p>
          </table:table-cell>
          <table:table-cell table:formula="of:=[.E543]-[.G543]" office:value-type="float" office:value="-0.5" calcext:value-type="float">
            <text:p>-0.5</text:p>
          </table:table-cell>
          <table:table-cell table:formula="of:=[.F543]-[.G5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IF([.A544]&gt;100; 93; 0)" office:value-type="float" office:value="0" calcext:value-type="float">
            <text:p>0</text:p>
          </table:table-cell>
          <table:table-cell table:formula="of:=1.75*[.A544]+2*[.A543]-[.C543]" office:value-type="float" office:value="58.75" calcext:value-type="float">
            <text:p>58.75</text:p>
          </table:table-cell>
          <table:table-cell table:formula="of:=IF([.D544]&gt;127; 127; IF([.D544]&lt;-128; -128; [.D544]))" office:value-type="float" office:value="58.75" calcext:value-type="float">
            <text:p>58.7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table:formula="of:=[.E544]-[.F544]" office:value-type="float" office:value="-0.25" calcext:value-type="float">
            <text:p>-0.25</text:p>
          </table:table-cell>
          <table:table-cell table:formula="of:=[.E544]-[.G544]" office:value-type="float" office:value="-0.25" calcext:value-type="float">
            <text:p>-0.25</text:p>
          </table:table-cell>
          <table:table-cell table:formula="of:=[.F544]-[.G5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0111110" calcext:value-type="float">
            <text:p>10111110</text:p>
          </table:table-cell>
          <table:table-cell table:formula="of:=IF([.A545]&gt;100; 93; 0)" office:value-type="float" office:value="0" calcext:value-type="float">
            <text:p>0</text:p>
          </table:table-cell>
          <table:table-cell table:formula="of:=1.75*[.A545]+2*[.A544]-[.C544]" office:value-type="float" office:value="-25.5" calcext:value-type="float">
            <text:p>-25.5</text:p>
          </table:table-cell>
          <table:table-cell table:formula="of:=IF([.D545]&gt;127; 127; IF([.D545]&lt;-128; -128; [.D545]))" office:value-type="float" office:value="-25.5" calcext:value-type="float">
            <text:p>-25.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[.E545]-[.F545]" office:value-type="float" office:value="-0.5" calcext:value-type="float">
            <text:p>-0.5</text:p>
          </table:table-cell>
          <table:table-cell table:formula="of:=[.E545]-[.G545]" office:value-type="float" office:value="-0.5" calcext:value-type="float">
            <text:p>-0.5</text:p>
          </table:table-cell>
          <table:table-cell table:formula="of:=[.F545]-[.G5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546]&gt;100; 93; 0)" office:value-type="float" office:value="0" calcext:value-type="float">
            <text:p>0</text:p>
          </table:table-cell>
          <table:table-cell table:formula="of:=1.75*[.A546]+2*[.A545]-[.C545]" office:value-type="float" office:value="-79.5" calcext:value-type="float">
            <text:p>-79.5</text:p>
          </table:table-cell>
          <table:table-cell table:formula="of:=IF([.D546]&gt;127; 127; IF([.D546]&lt;-128; -128; [.D546]))" office:value-type="float" office:value="-79.5" calcext:value-type="float">
            <text:p>-79.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10110001" calcext:value-type="float">
            <text:p>10110001</text:p>
          </table:table-cell>
          <table:table-cell table:formula="of:=[.E546]-[.F546]" office:value-type="float" office:value="-0.5" calcext:value-type="float">
            <text:p>-0.5</text:p>
          </table:table-cell>
          <table:table-cell table:formula="of:=[.E546]-[.G546]" office:value-type="float" office:value="-0.5" calcext:value-type="float">
            <text:p>-0.5</text:p>
          </table:table-cell>
          <table:table-cell table:formula="of:=[.F546]-[.G5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IF([.A547]&gt;100; 93; 0)" office:value-type="float" office:value="93" calcext:value-type="float">
            <text:p>93</text:p>
          </table:table-cell>
          <table:table-cell table:formula="of:=1.75*[.A547]+2*[.A546]-[.C546]" office:value-type="float" office:value="282.25" calcext:value-type="float">
            <text:p>282.25</text:p>
          </table:table-cell>
          <table:table-cell table:formula="of:=IF([.D547]&gt;127; 127; IF([.D547]&lt;-128; -128; [.D54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47]-[.F547]" office:value-type="float" office:value="0" calcext:value-type="float">
            <text:p>0</text:p>
          </table:table-cell>
          <table:table-cell table:formula="of:=[.E547]-[.G547]" office:value-type="float" office:value="0" calcext:value-type="float">
            <text:p>0</text:p>
          </table:table-cell>
          <table:table-cell table:formula="of:=[.F547]-[.G5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IF([.A548]&gt;100; 93; 0)" office:value-type="float" office:value="0" calcext:value-type="float">
            <text:p>0</text:p>
          </table:table-cell>
          <table:table-cell table:formula="of:=1.75*[.A548]+2*[.A547]-[.C547]" office:value-type="float" office:value="70" calcext:value-type="float">
            <text:p>70</text:p>
          </table:table-cell>
          <table:table-cell table:formula="of:=IF([.D548]&gt;127; 127; IF([.D548]&lt;-128; -128; [.D548]))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[.E548]-[.F548]" office:value-type="float" office:value="0" calcext:value-type="float">
            <text:p>0</text:p>
          </table:table-cell>
          <table:table-cell table:formula="of:=[.E548]-[.G548]" office:value-type="float" office:value="0" calcext:value-type="float">
            <text:p>0</text:p>
          </table:table-cell>
          <table:table-cell table:formula="of:=[.F548]-[.G5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549]&gt;100; 93; 0)" office:value-type="float" office:value="0" calcext:value-type="float">
            <text:p>0</text:p>
          </table:table-cell>
          <table:table-cell table:formula="of:=1.75*[.A549]+2*[.A548]-[.C548]" office:value-type="float" office:value="-11.25" calcext:value-type="float">
            <text:p>-11.25</text:p>
          </table:table-cell>
          <table:table-cell table:formula="of:=IF([.D549]&gt;127; 127; IF([.D549]&lt;-128; -128; [.D549]))" office:value-type="float" office:value="-11.25" calcext:value-type="float">
            <text:p>-11.25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[.E549]-[.F549]" office:value-type="float" office:value="-0.25" calcext:value-type="float">
            <text:p>-0.25</text:p>
          </table:table-cell>
          <table:table-cell table:formula="of:=[.E549]-[.G549]" office:value-type="float" office:value="-0.25" calcext:value-type="float">
            <text:p>-0.25</text:p>
          </table:table-cell>
          <table:table-cell table:formula="of:=[.F549]-[.G5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IF([.A550]&gt;100; 93; 0)" office:value-type="float" office:value="0" calcext:value-type="float">
            <text:p>0</text:p>
          </table:table-cell>
          <table:table-cell table:formula="of:=1.75*[.A550]+2*[.A549]-[.C549]" office:value-type="float" office:value="134" calcext:value-type="float">
            <text:p>134</text:p>
          </table:table-cell>
          <table:table-cell table:formula="of:=IF([.D550]&gt;127; 127; IF([.D550]&lt;-128; -128; [.D55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50]-[.F550]" office:value-type="float" office:value="0" calcext:value-type="float">
            <text:p>0</text:p>
          </table:table-cell>
          <table:table-cell table:formula="of:=[.E550]-[.G550]" office:value-type="float" office:value="0" calcext:value-type="float">
            <text:p>0</text:p>
          </table:table-cell>
          <table:table-cell table:formula="of:=[.F550]-[.G5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1110" calcext:value-type="float">
            <text:p>1101110</text:p>
          </table:table-cell>
          <table:table-cell table:formula="of:=IF([.A551]&gt;100; 93; 0)" office:value-type="float" office:value="93" calcext:value-type="float">
            <text:p>93</text:p>
          </table:table-cell>
          <table:table-cell table:formula="of:=1.75*[.A551]+2*[.A550]-[.C550]" office:value-type="float" office:value="224.5" calcext:value-type="float">
            <text:p>224.5</text:p>
          </table:table-cell>
          <table:table-cell table:formula="of:=IF([.D551]&gt;127; 127; IF([.D551]&lt;-128; -128; [.D5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51]-[.F551]" office:value-type="float" office:value="0" calcext:value-type="float">
            <text:p>0</text:p>
          </table:table-cell>
          <table:table-cell table:formula="of:=[.E551]-[.G551]" office:value-type="float" office:value="0" calcext:value-type="float">
            <text:p>0</text:p>
          </table:table-cell>
          <table:table-cell table:formula="of:=[.F551]-[.G5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552]&gt;100; 93; 0)" office:value-type="float" office:value="0" calcext:value-type="float">
            <text:p>0</text:p>
          </table:table-cell>
          <table:table-cell table:formula="of:=1.75*[.A552]+2*[.A551]-[.C551]" office:value-type="float" office:value="90.25" calcext:value-type="float">
            <text:p>90.25</text:p>
          </table:table-cell>
          <table:table-cell table:formula="of:=IF([.D552]&gt;127; 127; IF([.D552]&lt;-128; -128; [.D552]))" office:value-type="float" office:value="90.25" calcext:value-type="float">
            <text:p>90.2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[.E552]-[.F552]" office:value-type="float" office:value="0.25" calcext:value-type="float">
            <text:p>0.25</text:p>
          </table:table-cell>
          <table:table-cell table:formula="of:=[.E552]-[.G552]" office:value-type="float" office:value="-0.75" calcext:value-type="float">
            <text:p>-0.75</text:p>
          </table:table-cell>
          <table:table-cell table:formula="of:=[.F552]-[.G55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011000" calcext:value-type="float">
            <text:p>11011000</text:p>
          </table:table-cell>
          <table:table-cell table:formula="of:=IF([.A553]&gt;100; 93; 0)" office:value-type="float" office:value="0" calcext:value-type="float">
            <text:p>0</text:p>
          </table:table-cell>
          <table:table-cell table:formula="of:=1.75*[.A553]+2*[.A552]-[.C552]" office:value-type="float" office:value="-112" calcext:value-type="float">
            <text:p>-112</text:p>
          </table:table-cell>
          <table:table-cell table:formula="of:=IF([.D553]&gt;127; 127; IF([.D553]&lt;-128; -128; [.D553]))" office:value-type="float" office:value="-112" calcext:value-type="float">
            <text:p>-112</text:p>
          </table:table-cell>
          <table:table-cell table:number-columns-repeated="2" office:value-type="float" office:value="-112" calcext:value-type="float">
            <text:p>-112</text:p>
          </table:table-cell>
          <table:table-cell office:value-type="float" office:value="10010000" calcext:value-type="float">
            <text:p>10010000</text:p>
          </table:table-cell>
          <table:table-cell table:formula="of:=[.E553]-[.F553]" office:value-type="float" office:value="0" calcext:value-type="float">
            <text:p>0</text:p>
          </table:table-cell>
          <table:table-cell table:formula="of:=[.E553]-[.G553]" office:value-type="float" office:value="0" calcext:value-type="float">
            <text:p>0</text:p>
          </table:table-cell>
          <table:table-cell table:formula="of:=[.F553]-[.G5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IF([.A554]&gt;100; 93; 0)" office:value-type="float" office:value="0" calcext:value-type="float">
            <text:p>0</text:p>
          </table:table-cell>
          <table:table-cell table:formula="of:=1.75*[.A554]+2*[.A553]-[.C553]" office:value-type="float" office:value="-200.75" calcext:value-type="float">
            <text:p>-200.75</text:p>
          </table:table-cell>
          <table:table-cell table:formula="of:=IF([.D554]&gt;127; 127; IF([.D554]&lt;-128; -128; [.D55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54]-[.F554]" office:value-type="float" office:value="0" calcext:value-type="float">
            <text:p>0</text:p>
          </table:table-cell>
          <table:table-cell table:formula="of:=[.E554]-[.G554]" office:value-type="float" office:value="0" calcext:value-type="float">
            <text:p>0</text:p>
          </table:table-cell>
          <table:table-cell table:formula="of:=[.F554]-[.G5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IF([.A555]&gt;100; 93; 0)" office:value-type="float" office:value="0" calcext:value-type="float">
            <text:p>0</text:p>
          </table:table-cell>
          <table:table-cell table:formula="of:=1.75*[.A555]+2*[.A554]-[.C554]" office:value-type="float" office:value="26.5" calcext:value-type="float">
            <text:p>26.5</text:p>
          </table:table-cell>
          <table:table-cell table:formula="of:=IF([.D555]&gt;127; 127; IF([.D555]&lt;-128; -128; [.D555]))" office:value-type="float" office:value="26.5" calcext:value-type="float">
            <text:p>26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[.E555]-[.F555]" office:value-type="float" office:value="-0.5" calcext:value-type="float">
            <text:p>-0.5</text:p>
          </table:table-cell>
          <table:table-cell table:formula="of:=[.E555]-[.G555]" office:value-type="float" office:value="-0.5" calcext:value-type="float">
            <text:p>-0.5</text:p>
          </table:table-cell>
          <table:table-cell table:formula="of:=[.F555]-[.G5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IF([.A556]&gt;100; 93; 0)" office:value-type="float" office:value="0" calcext:value-type="float">
            <text:p>0</text:p>
          </table:table-cell>
          <table:table-cell table:formula="of:=1.75*[.A556]+2*[.A555]-[.C555]" office:value-type="float" office:value="352.5" calcext:value-type="float">
            <text:p>352.5</text:p>
          </table:table-cell>
          <table:table-cell table:formula="of:=IF([.D556]&gt;127; 127; IF([.D556]&lt;-128; -128; [.D55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56]-[.F556]" office:value-type="float" office:value="0" calcext:value-type="float">
            <text:p>0</text:p>
          </table:table-cell>
          <table:table-cell table:formula="of:=[.E556]-[.G556]" office:value-type="float" office:value="0" calcext:value-type="float">
            <text:p>0</text:p>
          </table:table-cell>
          <table:table-cell table:formula="of:=[.F556]-[.G5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0011001" calcext:value-type="float">
            <text:p>10011001</text:p>
          </table:table-cell>
          <table:table-cell table:formula="of:=IF([.A557]&gt;100; 93; 0)" office:value-type="float" office:value="0" calcext:value-type="float">
            <text:p>0</text:p>
          </table:table-cell>
          <table:table-cell table:formula="of:=1.75*[.A557]+2*[.A556]-[.C556]" office:value-type="float" office:value="7.75" calcext:value-type="float">
            <text:p>7.75</text:p>
          </table:table-cell>
          <table:table-cell table:formula="of:=IF([.D557]&gt;127; 127; IF([.D557]&lt;-128; -128; [.D557]))" office:value-type="float" office:value="7.75" calcext:value-type="float">
            <text:p>7.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E557]-[.F557]" office:value-type="float" office:value="-0.25" calcext:value-type="float">
            <text:p>-0.25</text:p>
          </table:table-cell>
          <table:table-cell table:formula="of:=[.E557]-[.G557]" office:value-type="float" office:value="-0.25" calcext:value-type="float">
            <text:p>-0.25</text:p>
          </table:table-cell>
          <table:table-cell table:formula="of:=[.F557]-[.G5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01011" calcext:value-type="float">
            <text:p>1101011</text:p>
          </table:table-cell>
          <table:table-cell table:formula="of:=IF([.A558]&gt;100; 93; 0)" office:value-type="float" office:value="93" calcext:value-type="float">
            <text:p>93</text:p>
          </table:table-cell>
          <table:table-cell table:formula="of:=1.75*[.A558]+2*[.A557]-[.C557]" office:value-type="float" office:value="-18.75" calcext:value-type="float">
            <text:p>-18.75</text:p>
          </table:table-cell>
          <table:table-cell table:formula="of:=IF([.D558]&gt;127; 127; IF([.D558]&lt;-128; -128; [.D558]))" office:value-type="float" office:value="-18.75" calcext:value-type="float">
            <text:p>-18.75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11101110" calcext:value-type="float">
            <text:p>11101110</text:p>
          </table:table-cell>
          <table:table-cell table:formula="of:=[.E558]-[.F558]" office:value-type="float" office:value="0.25" calcext:value-type="float">
            <text:p>0.25</text:p>
          </table:table-cell>
          <table:table-cell table:formula="of:=[.E558]-[.G558]" office:value-type="float" office:value="-0.75" calcext:value-type="float">
            <text:p>-0.75</text:p>
          </table:table-cell>
          <table:table-cell table:formula="of:=[.F558]-[.G55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IF([.A559]&gt;100; 93; 0)" office:value-type="float" office:value="0" calcext:value-type="float">
            <text:p>0</text:p>
          </table:table-cell>
          <table:table-cell table:formula="of:=1.75*[.A559]+2*[.A558]-[.C558]" office:value-type="float" office:value="-15.5" calcext:value-type="float">
            <text:p>-15.5</text:p>
          </table:table-cell>
          <table:table-cell table:formula="of:=IF([.D559]&gt;127; 127; IF([.D559]&lt;-128; -128; [.D559]))" office:value-type="float" office:value="-15.5" calcext:value-type="float">
            <text:p>-15.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11110001" calcext:value-type="float">
            <text:p>11110001</text:p>
          </table:table-cell>
          <table:table-cell table:formula="of:=[.E559]-[.F559]" office:value-type="float" office:value="-0.5" calcext:value-type="float">
            <text:p>-0.5</text:p>
          </table:table-cell>
          <table:table-cell table:formula="of:=[.E559]-[.G559]" office:value-type="float" office:value="-0.5" calcext:value-type="float">
            <text:p>-0.5</text:p>
          </table:table-cell>
          <table:table-cell table:formula="of:=[.F559]-[.G5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IF([.A560]&gt;100; 93; 0)" office:value-type="float" office:value="0" calcext:value-type="float">
            <text:p>0</text:p>
          </table:table-cell>
          <table:table-cell table:formula="of:=1.75*[.A560]+2*[.A559]-[.C559]" office:value-type="float" office:value="-264.5" calcext:value-type="float">
            <text:p>-264.5</text:p>
          </table:table-cell>
          <table:table-cell table:formula="of:=IF([.D560]&gt;127; 127; IF([.D560]&lt;-128; -128; [.D56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60]-[.F560]" office:value-type="float" office:value="0" calcext:value-type="float">
            <text:p>0</text:p>
          </table:table-cell>
          <table:table-cell table:formula="of:=[.E560]-[.G560]" office:value-type="float" office:value="0" calcext:value-type="float">
            <text:p>0</text:p>
          </table:table-cell>
          <table:table-cell table:formula="of:=[.F560]-[.G5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561]&gt;100; 93; 0)" office:value-type="float" office:value="0" calcext:value-type="float">
            <text:p>0</text:p>
          </table:table-cell>
          <table:table-cell table:formula="of:=1.75*[.A561]+2*[.A560]-[.C560]" office:value-type="float" office:value="-311.25" calcext:value-type="float">
            <text:p>-311.25</text:p>
          </table:table-cell>
          <table:table-cell table:formula="of:=IF([.D561]&gt;127; 127; IF([.D561]&lt;-128; -128; [.D56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61]-[.F561]" office:value-type="float" office:value="0" calcext:value-type="float">
            <text:p>0</text:p>
          </table:table-cell>
          <table:table-cell table:formula="of:=[.E561]-[.G561]" office:value-type="float" office:value="0" calcext:value-type="float">
            <text:p>0</text:p>
          </table:table-cell>
          <table:table-cell table:formula="of:=[.F561]-[.G5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562]&gt;100; 93; 0)" office:value-type="float" office:value="0" calcext:value-type="float">
            <text:p>0</text:p>
          </table:table-cell>
          <table:table-cell table:formula="of:=1.75*[.A562]+2*[.A561]-[.C561]" office:value-type="float" office:value="-208.75" calcext:value-type="float">
            <text:p>-208.75</text:p>
          </table:table-cell>
          <table:table-cell table:formula="of:=IF([.D562]&gt;127; 127; IF([.D562]&lt;-128; -128; [.D56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62]-[.F562]" office:value-type="float" office:value="0" calcext:value-type="float">
            <text:p>0</text:p>
          </table:table-cell>
          <table:table-cell table:formula="of:=[.E562]-[.G562]" office:value-type="float" office:value="0" calcext:value-type="float">
            <text:p>0</text:p>
          </table:table-cell>
          <table:table-cell table:formula="of:=[.F562]-[.G5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563]&gt;100; 93; 0)" office:value-type="float" office:value="0" calcext:value-type="float">
            <text:p>0</text:p>
          </table:table-cell>
          <table:table-cell table:formula="of:=1.75*[.A563]+2*[.A562]-[.C562]" office:value-type="float" office:value="-53.5" calcext:value-type="float">
            <text:p>-53.5</text:p>
          </table:table-cell>
          <table:table-cell table:formula="of:=IF([.D563]&gt;127; 127; IF([.D563]&lt;-128; -128; [.D563]))" office:value-type="float" office:value="-53.5" calcext:value-type="float">
            <text:p>-53.5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[.E563]-[.F563]" office:value-type="float" office:value="-0.5" calcext:value-type="float">
            <text:p>-0.5</text:p>
          </table:table-cell>
          <table:table-cell table:formula="of:=[.E563]-[.G563]" office:value-type="float" office:value="-0.5" calcext:value-type="float">
            <text:p>-0.5</text:p>
          </table:table-cell>
          <table:table-cell table:formula="of:=[.F563]-[.G5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564]&gt;100; 93; 0)" office:value-type="float" office:value="93" calcext:value-type="float">
            <text:p>93</text:p>
          </table:table-cell>
          <table:table-cell table:formula="of:=1.75*[.A564]+2*[.A563]-[.C563]" office:value-type="float" office:value="147.25" calcext:value-type="float">
            <text:p>147.25</text:p>
          </table:table-cell>
          <table:table-cell table:formula="of:=IF([.D564]&gt;127; 127; IF([.D564]&lt;-128; -128; [.D56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64]-[.F564]" office:value-type="float" office:value="0" calcext:value-type="float">
            <text:p>0</text:p>
          </table:table-cell>
          <table:table-cell table:formula="of:=[.E564]-[.G564]" office:value-type="float" office:value="0" calcext:value-type="float">
            <text:p>0</text:p>
          </table:table-cell>
          <table:table-cell table:formula="of:=[.F564]-[.G5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10110100" calcext:value-type="float">
            <text:p>10110100</text:p>
          </table:table-cell>
          <table:table-cell table:formula="of:=IF([.A565]&gt;100; 93; 0)" office:value-type="float" office:value="0" calcext:value-type="float">
            <text:p>0</text:p>
          </table:table-cell>
          <table:table-cell table:formula="of:=1.75*[.A565]+2*[.A564]-[.C564]" office:value-type="float" office:value="20" calcext:value-type="float">
            <text:p>20</text:p>
          </table:table-cell>
          <table:table-cell table:formula="of:=IF([.D565]&gt;127; 127; IF([.D565]&lt;-128; -128; [.D565])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[.E565]-[.F565]" office:value-type="float" office:value="0" calcext:value-type="float">
            <text:p>0</text:p>
          </table:table-cell>
          <table:table-cell table:formula="of:=[.E565]-[.G565]" office:value-type="float" office:value="0" calcext:value-type="float">
            <text:p>0</text:p>
          </table:table-cell>
          <table:table-cell table:formula="of:=[.F565]-[.G5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IF([.A566]&gt;100; 93; 0)" office:value-type="float" office:value="0" calcext:value-type="float">
            <text:p>0</text:p>
          </table:table-cell>
          <table:table-cell table:formula="of:=1.75*[.A566]+2*[.A565]-[.C565]" office:value-type="float" office:value="-257" calcext:value-type="float">
            <text:p>-257</text:p>
          </table:table-cell>
          <table:table-cell table:formula="of:=IF([.D566]&gt;127; 127; IF([.D566]&lt;-128; -128; [.D56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66]-[.F566]" office:value-type="float" office:value="0" calcext:value-type="float">
            <text:p>0</text:p>
          </table:table-cell>
          <table:table-cell table:formula="of:=[.E566]-[.G566]" office:value-type="float" office:value="0" calcext:value-type="float">
            <text:p>0</text:p>
          </table:table-cell>
          <table:table-cell table:formula="of:=[.F566]-[.G5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567]&gt;100; 93; 0)" office:value-type="float" office:value="0" calcext:value-type="float">
            <text:p>0</text:p>
          </table:table-cell>
          <table:table-cell table:formula="of:=1.75*[.A567]+2*[.A566]-[.C566]" office:value-type="float" office:value="-344" calcext:value-type="float">
            <text:p>-344</text:p>
          </table:table-cell>
          <table:table-cell table:formula="of:=IF([.D567]&gt;127; 127; IF([.D567]&lt;-128; -128; [.D56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67]-[.F567]" office:value-type="float" office:value="0" calcext:value-type="float">
            <text:p>0</text:p>
          </table:table-cell>
          <table:table-cell table:formula="of:=[.E567]-[.G567]" office:value-type="float" office:value="0" calcext:value-type="float">
            <text:p>0</text:p>
          </table:table-cell>
          <table:table-cell table:formula="of:=[.F567]-[.G5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IF([.A568]&gt;100; 93; 0)" office:value-type="float" office:value="93" calcext:value-type="float">
            <text:p>93</text:p>
          </table:table-cell>
          <table:table-cell table:formula="of:=1.75*[.A568]+2*[.A567]-[.C567]" office:value-type="float" office:value="-37.25" calcext:value-type="float">
            <text:p>-37.25</text:p>
          </table:table-cell>
          <table:table-cell table:formula="of:=IF([.D568]&gt;127; 127; IF([.D568]&lt;-128; -128; [.D568]))" office:value-type="float" office:value="-37.25" calcext:value-type="float">
            <text:p>-37.25</text:p>
          </table:table-cell>
          <table:table-cell table:number-columns-repeated="2"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[.E568]-[.F568]" office:value-type="float" office:value="-0.25" calcext:value-type="float">
            <text:p>-0.25</text:p>
          </table:table-cell>
          <table:table-cell table:formula="of:=[.E568]-[.G568]" office:value-type="float" office:value="-0.25" calcext:value-type="float">
            <text:p>-0.25</text:p>
          </table:table-cell>
          <table:table-cell table:formula="of:=[.F568]-[.G5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569]&gt;100; 93; 0)" office:value-type="float" office:value="0" calcext:value-type="float">
            <text:p>0</text:p>
          </table:table-cell>
          <table:table-cell table:formula="of:=1.75*[.A569]+2*[.A568]-[.C568]" office:value-type="float" office:value="136" calcext:value-type="float">
            <text:p>136</text:p>
          </table:table-cell>
          <table:table-cell table:formula="of:=IF([.D569]&gt;127; 127; IF([.D569]&lt;-128; -128; [.D56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69]-[.F569]" office:value-type="float" office:value="0" calcext:value-type="float">
            <text:p>0</text:p>
          </table:table-cell>
          <table:table-cell table:formula="of:=[.E569]-[.G569]" office:value-type="float" office:value="0" calcext:value-type="float">
            <text:p>0</text:p>
          </table:table-cell>
          <table:table-cell table:formula="of:=[.F569]-[.G5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IF([.A570]&gt;100; 93; 0)" office:value-type="float" office:value="0" calcext:value-type="float">
            <text:p>0</text:p>
          </table:table-cell>
          <table:table-cell table:formula="of:=1.75*[.A570]+2*[.A569]-[.C569]" office:value-type="float" office:value="-122" calcext:value-type="float">
            <text:p>-122</text:p>
          </table:table-cell>
          <table:table-cell table:formula="of:=IF([.D570]&gt;127; 127; IF([.D570]&lt;-128; -128; [.D570]))" office:value-type="float" office:value="-122" calcext:value-type="float">
            <text:p>-122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10000110" calcext:value-type="float">
            <text:p>10000110</text:p>
          </table:table-cell>
          <table:table-cell table:formula="of:=[.E570]-[.F570]" office:value-type="float" office:value="0" calcext:value-type="float">
            <text:p>0</text:p>
          </table:table-cell>
          <table:table-cell table:formula="of:=[.E570]-[.G570]" office:value-type="float" office:value="0" calcext:value-type="float">
            <text:p>0</text:p>
          </table:table-cell>
          <table:table-cell table:formula="of:=[.F570]-[.G5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571]&gt;100; 93; 0)" office:value-type="float" office:value="0" calcext:value-type="float">
            <text:p>0</text:p>
          </table:table-cell>
          <table:table-cell table:formula="of:=1.75*[.A571]+2*[.A570]-[.C570]" office:value-type="float" office:value="-320.25" calcext:value-type="float">
            <text:p>-320.25</text:p>
          </table:table-cell>
          <table:table-cell table:formula="of:=IF([.D571]&gt;127; 127; IF([.D571]&lt;-128; -128; [.D57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71]-[.F571]" office:value-type="float" office:value="0" calcext:value-type="float">
            <text:p>0</text:p>
          </table:table-cell>
          <table:table-cell table:formula="of:=[.E571]-[.G571]" office:value-type="float" office:value="0" calcext:value-type="float">
            <text:p>0</text:p>
          </table:table-cell>
          <table:table-cell table:formula="of:=[.F571]-[.G5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1000" calcext:value-type="float">
            <text:p>1101000</text:p>
          </table:table-cell>
          <table:table-cell table:formula="of:=IF([.A572]&gt;100; 93; 0)" office:value-type="float" office:value="93" calcext:value-type="float">
            <text:p>93</text:p>
          </table:table-cell>
          <table:table-cell table:formula="of:=1.75*[.A572]+2*[.A571]-[.C571]" office:value-type="float" office:value="-56" calcext:value-type="float">
            <text:p>-56</text:p>
          </table:table-cell>
          <table:table-cell table:formula="of:=IF([.D572]&gt;127; 127; IF([.D572]&lt;-128; -128; [.D572]))" office:value-type="float" office:value="-56" calcext:value-type="float">
            <text:p>-56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[.E572]-[.F572]" office:value-type="float" office:value="0" calcext:value-type="float">
            <text:p>0</text:p>
          </table:table-cell>
          <table:table-cell table:formula="of:=[.E572]-[.G572]" office:value-type="float" office:value="0" calcext:value-type="float">
            <text:p>0</text:p>
          </table:table-cell>
          <table:table-cell table:formula="of:=[.F572]-[.G5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573]&gt;100; 93; 0)" office:value-type="float" office:value="0" calcext:value-type="float">
            <text:p>0</text:p>
          </table:table-cell>
          <table:table-cell table:formula="of:=1.75*[.A573]+2*[.A572]-[.C572]" office:value-type="float" office:value="-44.25" calcext:value-type="float">
            <text:p>-44.25</text:p>
          </table:table-cell>
          <table:table-cell table:formula="of:=IF([.D573]&gt;127; 127; IF([.D573]&lt;-128; -128; [.D573]))" office:value-type="float" office:value="-44.25" calcext:value-type="float">
            <text:p>-44.2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[.E573]-[.F573]" office:value-type="float" office:value="-0.25" calcext:value-type="float">
            <text:p>-0.25</text:p>
          </table:table-cell>
          <table:table-cell table:formula="of:=[.E573]-[.G573]" office:value-type="float" office:value="-0.25" calcext:value-type="float">
            <text:p>-0.25</text:p>
          </table:table-cell>
          <table:table-cell table:formula="of:=[.F573]-[.G5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IF([.A574]&gt;100; 93; 0)" office:value-type="float" office:value="0" calcext:value-type="float">
            <text:p>0</text:p>
          </table:table-cell>
          <table:table-cell table:formula="of:=1.75*[.A574]+2*[.A573]-[.C573]" office:value-type="float" office:value="-323.75" calcext:value-type="float">
            <text:p>-323.75</text:p>
          </table:table-cell>
          <table:table-cell table:formula="of:=IF([.D574]&gt;127; 127; IF([.D574]&lt;-128; -128; [.D57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74]-[.F574]" office:value-type="float" office:value="0" calcext:value-type="float">
            <text:p>0</text:p>
          </table:table-cell>
          <table:table-cell table:formula="of:=[.E574]-[.G574]" office:value-type="float" office:value="0" calcext:value-type="float">
            <text:p>0</text:p>
          </table:table-cell>
          <table:table-cell table:formula="of:=[.F574]-[.G5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1111" calcext:value-type="float">
            <text:p>111111</text:p>
          </table:table-cell>
          <table:table-cell table:formula="of:=IF([.A575]&gt;100; 93; 0)" office:value-type="float" office:value="0" calcext:value-type="float">
            <text:p>0</text:p>
          </table:table-cell>
          <table:table-cell table:formula="of:=1.75*[.A575]+2*[.A574]-[.C574]" office:value-type="float" office:value="-51.75" calcext:value-type="float">
            <text:p>-51.75</text:p>
          </table:table-cell>
          <table:table-cell table:formula="of:=IF([.D575]&gt;127; 127; IF([.D575]&lt;-128; -128; [.D575]))" office:value-type="float" office:value="-51.75" calcext:value-type="float">
            <text:p>-51.75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11001101" calcext:value-type="float">
            <text:p>11001101</text:p>
          </table:table-cell>
          <table:table-cell table:formula="of:=[.E575]-[.F575]" office:value-type="float" office:value="0.25" calcext:value-type="float">
            <text:p>0.25</text:p>
          </table:table-cell>
          <table:table-cell table:formula="of:=[.E575]-[.G575]" office:value-type="float" office:value="-0.75" calcext:value-type="float">
            <text:p>-0.75</text:p>
          </table:table-cell>
          <table:table-cell table:formula="of:=[.F575]-[.G57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IF([.A576]&gt;100; 93; 0)" office:value-type="float" office:value="0" calcext:value-type="float">
            <text:p>0</text:p>
          </table:table-cell>
          <table:table-cell table:formula="of:=1.75*[.A576]+2*[.A575]-[.C575]" office:value-type="float" office:value="-8.75" calcext:value-type="float">
            <text:p>-8.75</text:p>
          </table:table-cell>
          <table:table-cell table:formula="of:=IF([.D576]&gt;127; 127; IF([.D576]&lt;-128; -128; [.D576]))" office:value-type="float" office:value="-8.75" calcext:value-type="float">
            <text:p>-8.75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[.E576]-[.F576]" office:value-type="float" office:value="0.25" calcext:value-type="float">
            <text:p>0.25</text:p>
          </table:table-cell>
          <table:table-cell table:formula="of:=[.E576]-[.G576]" office:value-type="float" office:value="-0.75" calcext:value-type="float">
            <text:p>-0.75</text:p>
          </table:table-cell>
          <table:table-cell table:formula="of:=[.F576]-[.G57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0011010" calcext:value-type="float">
            <text:p>10011010</text:p>
          </table:table-cell>
          <table:table-cell table:formula="of:=IF([.A577]&gt;100; 93; 0)" office:value-type="float" office:value="0" calcext:value-type="float">
            <text:p>0</text:p>
          </table:table-cell>
          <table:table-cell table:formula="of:=1.75*[.A577]+2*[.A576]-[.C576]" office:value-type="float" office:value="-332.5" calcext:value-type="float">
            <text:p>-332.5</text:p>
          </table:table-cell>
          <table:table-cell table:formula="of:=IF([.D577]&gt;127; 127; IF([.D577]&lt;-128; -128; [.D57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77]-[.F577]" office:value-type="float" office:value="0" calcext:value-type="float">
            <text:p>0</text:p>
          </table:table-cell>
          <table:table-cell table:formula="of:=[.E577]-[.G577]" office:value-type="float" office:value="0" calcext:value-type="float">
            <text:p>0</text:p>
          </table:table-cell>
          <table:table-cell table:formula="of:=[.F577]-[.G5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1010" calcext:value-type="float">
            <text:p>111010</text:p>
          </table:table-cell>
          <table:table-cell table:formula="of:=IF([.A578]&gt;100; 93; 0)" office:value-type="float" office:value="0" calcext:value-type="float">
            <text:p>0</text:p>
          </table:table-cell>
          <table:table-cell table:formula="of:=1.75*[.A578]+2*[.A577]-[.C577]" office:value-type="float" office:value="-102.5" calcext:value-type="float">
            <text:p>-102.5</text:p>
          </table:table-cell>
          <table:table-cell table:formula="of:=IF([.D578]&gt;127; 127; IF([.D578]&lt;-128; -128; [.D578]))" office:value-type="float" office:value="-102.5" calcext:value-type="float">
            <text:p>-102.5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10011010" calcext:value-type="float">
            <text:p>10011010</text:p>
          </table:table-cell>
          <table:table-cell table:formula="of:=[.E578]-[.F578]" office:value-type="float" office:value="-0.5" calcext:value-type="float">
            <text:p>-0.5</text:p>
          </table:table-cell>
          <table:table-cell table:formula="of:=[.E578]-[.G578]" office:value-type="float" office:value="-0.5" calcext:value-type="float">
            <text:p>-0.5</text:p>
          </table:table-cell>
          <table:table-cell table:formula="of:=[.F578]-[.G5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IF([.A579]&gt;100; 93; 0)" office:value-type="float" office:value="0" calcext:value-type="float">
            <text:p>0</text:p>
          </table:table-cell>
          <table:table-cell table:formula="of:=1.75*[.A579]+2*[.A578]-[.C578]" office:value-type="float" office:value="191.25" calcext:value-type="float">
            <text:p>191.25</text:p>
          </table:table-cell>
          <table:table-cell table:formula="of:=IF([.D579]&gt;127; 127; IF([.D579]&lt;-128; -128; [.D57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79]-[.F579]" office:value-type="float" office:value="0" calcext:value-type="float">
            <text:p>0</text:p>
          </table:table-cell>
          <table:table-cell table:formula="of:=[.E579]-[.G579]" office:value-type="float" office:value="0" calcext:value-type="float">
            <text:p>0</text:p>
          </table:table-cell>
          <table:table-cell table:formula="of:=[.F579]-[.G5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IF([.A580]&gt;100; 93; 0)" office:value-type="float" office:value="0" calcext:value-type="float">
            <text:p>0</text:p>
          </table:table-cell>
          <table:table-cell table:formula="of:=1.75*[.A580]+2*[.A579]-[.C579]" office:value-type="float" office:value="0.25" calcext:value-type="float">
            <text:p>0.25</text:p>
          </table:table-cell>
          <table:table-cell table:formula="of:=IF([.D580]&gt;127; 127; IF([.D580]&lt;-128; -128; [.D580]))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80]-[.F580]" office:value-type="float" office:value="0.25" calcext:value-type="float">
            <text:p>0.25</text:p>
          </table:table-cell>
          <table:table-cell table:formula="of:=[.E580]-[.G580]" office:value-type="float" office:value="-0.75" calcext:value-type="float">
            <text:p>-0.75</text:p>
          </table:table-cell>
          <table:table-cell table:formula="of:=[.F580]-[.G580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IF([.A581]&gt;100; 93; 0)" office:value-type="float" office:value="0" calcext:value-type="float">
            <text:p>0</text:p>
          </table:table-cell>
          <table:table-cell table:formula="of:=1.75*[.A581]+2*[.A580]-[.C580]" office:value-type="float" office:value="-49" calcext:value-type="float">
            <text:p>-49</text:p>
          </table:table-cell>
          <table:table-cell table:formula="of:=IF([.D581]&gt;127; 127; IF([.D581]&lt;-128; -128; [.D581]))" office:value-type="float" office:value="-49" calcext:value-type="float">
            <text:p>-49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[.E581]-[.F581]" office:value-type="float" office:value="0" calcext:value-type="float">
            <text:p>0</text:p>
          </table:table-cell>
          <table:table-cell table:formula="of:=[.E581]-[.G581]" office:value-type="float" office:value="0" calcext:value-type="float">
            <text:p>0</text:p>
          </table:table-cell>
          <table:table-cell table:formula="of:=[.F581]-[.G5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IF([.A582]&gt;100; 93; 0)" office:value-type="float" office:value="0" calcext:value-type="float">
            <text:p>0</text:p>
          </table:table-cell>
          <table:table-cell table:formula="of:=1.75*[.A582]+2*[.A581]-[.C581]" office:value-type="float" office:value="-89.25" calcext:value-type="float">
            <text:p>-89.25</text:p>
          </table:table-cell>
          <table:table-cell table:formula="of:=IF([.D582]&gt;127; 127; IF([.D582]&lt;-128; -128; [.D582]))" office:value-type="float" office:value="-89.25" calcext:value-type="float">
            <text:p>-89.25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10100111" calcext:value-type="float">
            <text:p>10100111</text:p>
          </table:table-cell>
          <table:table-cell table:formula="of:=[.E582]-[.F582]" office:value-type="float" office:value="-0.25" calcext:value-type="float">
            <text:p>-0.25</text:p>
          </table:table-cell>
          <table:table-cell table:formula="of:=[.E582]-[.G582]" office:value-type="float" office:value="-0.25" calcext:value-type="float">
            <text:p>-0.25</text:p>
          </table:table-cell>
          <table:table-cell table:formula="of:=[.F582]-[.G5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583]&gt;100; 93; 0)" office:value-type="float" office:value="0" calcext:value-type="float">
            <text:p>0</text:p>
          </table:table-cell>
          <table:table-cell table:formula="of:=1.75*[.A583]+2*[.A582]-[.C582]" office:value-type="float" office:value="-185.25" calcext:value-type="float">
            <text:p>-185.25</text:p>
          </table:table-cell>
          <table:table-cell table:formula="of:=IF([.D583]&gt;127; 127; IF([.D583]&lt;-128; -128; [.D58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83]-[.F583]" office:value-type="float" office:value="0" calcext:value-type="float">
            <text:p>0</text:p>
          </table:table-cell>
          <table:table-cell table:formula="of:=[.E583]-[.G583]" office:value-type="float" office:value="0" calcext:value-type="float">
            <text:p>0</text:p>
          </table:table-cell>
          <table:table-cell table:formula="of:=[.F583]-[.G5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IF([.A584]&gt;100; 93; 0)" office:value-type="float" office:value="0" calcext:value-type="float">
            <text:p>0</text:p>
          </table:table-cell>
          <table:table-cell table:formula="of:=1.75*[.A584]+2*[.A583]-[.C583]" office:value-type="float" office:value="-188.25" calcext:value-type="float">
            <text:p>-188.25</text:p>
          </table:table-cell>
          <table:table-cell table:formula="of:=IF([.D584]&gt;127; 127; IF([.D584]&lt;-128; -128; [.D58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84]-[.F584]" office:value-type="float" office:value="0" calcext:value-type="float">
            <text:p>0</text:p>
          </table:table-cell>
          <table:table-cell table:formula="of:=[.E584]-[.G584]" office:value-type="float" office:value="0" calcext:value-type="float">
            <text:p>0</text:p>
          </table:table-cell>
          <table:table-cell table:formula="of:=[.F584]-[.G5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585]&gt;100; 93; 0)" office:value-type="float" office:value="0" calcext:value-type="float">
            <text:p>0</text:p>
          </table:table-cell>
          <table:table-cell table:formula="of:=1.75*[.A585]+2*[.A584]-[.C584]" office:value-type="float" office:value="-291.5" calcext:value-type="float">
            <text:p>-291.5</text:p>
          </table:table-cell>
          <table:table-cell table:formula="of:=IF([.D585]&gt;127; 127; IF([.D585]&lt;-128; -128; [.D58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85]-[.F585]" office:value-type="float" office:value="0" calcext:value-type="float">
            <text:p>0</text:p>
          </table:table-cell>
          <table:table-cell table:formula="of:=[.E585]-[.G585]" office:value-type="float" office:value="0" calcext:value-type="float">
            <text:p>0</text:p>
          </table:table-cell>
          <table:table-cell table:formula="of:=[.F585]-[.G5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586]&gt;100; 93; 0)" office:value-type="float" office:value="0" calcext:value-type="float">
            <text:p>0</text:p>
          </table:table-cell>
          <table:table-cell table:formula="of:=1.75*[.A586]+2*[.A585]-[.C585]" office:value-type="float" office:value="36.25" calcext:value-type="float">
            <text:p>36.25</text:p>
          </table:table-cell>
          <table:table-cell table:formula="of:=IF([.D586]&gt;127; 127; IF([.D586]&lt;-128; -128; [.D586]))" office:value-type="float" office:value="36.25" calcext:value-type="float">
            <text:p>36.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[.E586]-[.F586]" office:value-type="float" office:value="0.25" calcext:value-type="float">
            <text:p>0.25</text:p>
          </table:table-cell>
          <table:table-cell table:formula="of:=[.E586]-[.G586]" office:value-type="float" office:value="-0.75" calcext:value-type="float">
            <text:p>-0.75</text:p>
          </table:table-cell>
          <table:table-cell table:formula="of:=[.F586]-[.G58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0000001" calcext:value-type="float">
            <text:p>10000001</text:p>
          </table:table-cell>
          <table:table-cell table:formula="of:=IF([.A587]&gt;100; 93; 0)" office:value-type="float" office:value="0" calcext:value-type="float">
            <text:p>0</text:p>
          </table:table-cell>
          <table:table-cell table:formula="of:=1.75*[.A587]+2*[.A586]-[.C586]" office:value-type="float" office:value="-48.25" calcext:value-type="float">
            <text:p>-48.25</text:p>
          </table:table-cell>
          <table:table-cell table:formula="of:=IF([.D587]&gt;127; 127; IF([.D587]&lt;-128; -128; [.D587]))" office:value-type="float" office:value="-48.25" calcext:value-type="float">
            <text:p>-48.25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[.E587]-[.F587]" office:value-type="float" office:value="-0.25" calcext:value-type="float">
            <text:p>-0.25</text:p>
          </table:table-cell>
          <table:table-cell table:formula="of:=[.E587]-[.G587]" office:value-type="float" office:value="-0.25" calcext:value-type="float">
            <text:p>-0.25</text:p>
          </table:table-cell>
          <table:table-cell table:formula="of:=[.F587]-[.G5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1000" calcext:value-type="float">
            <text:p>1101000</text:p>
          </table:table-cell>
          <table:table-cell table:formula="of:=IF([.A588]&gt;100; 93; 0)" office:value-type="float" office:value="93" calcext:value-type="float">
            <text:p>93</text:p>
          </table:table-cell>
          <table:table-cell table:formula="of:=1.75*[.A588]+2*[.A587]-[.C587]" office:value-type="float" office:value="-72" calcext:value-type="float">
            <text:p>-72</text:p>
          </table:table-cell>
          <table:table-cell table:formula="of:=IF([.D588]&gt;127; 127; IF([.D588]&lt;-128; -128; [.D588]))" office:value-type="float" office:value="-72" calcext:value-type="float">
            <text:p>-7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[.E588]-[.F588]" office:value-type="float" office:value="0" calcext:value-type="float">
            <text:p>0</text:p>
          </table:table-cell>
          <table:table-cell table:formula="of:=[.E588]-[.G588]" office:value-type="float" office:value="0" calcext:value-type="float">
            <text:p>0</text:p>
          </table:table-cell>
          <table:table-cell table:formula="of:=[.F588]-[.G5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589]&gt;100; 93; 0)" office:value-type="float" office:value="0" calcext:value-type="float">
            <text:p>0</text:p>
          </table:table-cell>
          <table:table-cell table:formula="of:=1.75*[.A589]+2*[.A588]-[.C588]" office:value-type="float" office:value="-54.75" calcext:value-type="float">
            <text:p>-54.75</text:p>
          </table:table-cell>
          <table:table-cell table:formula="of:=IF([.D589]&gt;127; 127; IF([.D589]&lt;-128; -128; [.D589]))" office:value-type="float" office:value="-54.75" calcext:value-type="float">
            <text:p>-54.75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[.E589]-[.F589]" office:value-type="float" office:value="0.25" calcext:value-type="float">
            <text:p>0.25</text:p>
          </table:table-cell>
          <table:table-cell table:formula="of:=[.E589]-[.G589]" office:value-type="float" office:value="-0.75" calcext:value-type="float">
            <text:p>-0.75</text:p>
          </table:table-cell>
          <table:table-cell table:formula="of:=[.F589]-[.G58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IF([.A590]&gt;100; 93; 0)" office:value-type="float" office:value="0" calcext:value-type="float">
            <text:p>0</text:p>
          </table:table-cell>
          <table:table-cell table:formula="of:=1.75*[.A590]+2*[.A589]-[.C589]" office:value-type="float" office:value="-411" calcext:value-type="float">
            <text:p>-411</text:p>
          </table:table-cell>
          <table:table-cell table:formula="of:=IF([.D590]&gt;127; 127; IF([.D590]&lt;-128; -128; [.D59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0]-[.F590]" office:value-type="float" office:value="0" calcext:value-type="float">
            <text:p>0</text:p>
          </table:table-cell>
          <table:table-cell table:formula="of:=[.E590]-[.G590]" office:value-type="float" office:value="0" calcext:value-type="float">
            <text:p>0</text:p>
          </table:table-cell>
          <table:table-cell table:formula="of:=[.F590]-[.G5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591]&gt;100; 93; 0)" office:value-type="float" office:value="0" calcext:value-type="float">
            <text:p>0</text:p>
          </table:table-cell>
          <table:table-cell table:formula="of:=1.75*[.A591]+2*[.A590]-[.C590]" office:value-type="float" office:value="-165.75" calcext:value-type="float">
            <text:p>-165.75</text:p>
          </table:table-cell>
          <table:table-cell table:formula="of:=IF([.D591]&gt;127; 127; IF([.D591]&lt;-128; -128; [.D59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1]-[.F591]" office:value-type="float" office:value="0" calcext:value-type="float">
            <text:p>0</text:p>
          </table:table-cell>
          <table:table-cell table:formula="of:=[.E591]-[.G591]" office:value-type="float" office:value="0" calcext:value-type="float">
            <text:p>0</text:p>
          </table:table-cell>
          <table:table-cell table:formula="of:=[.F591]-[.G5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592]&gt;100; 93; 0)" office:value-type="float" office:value="0" calcext:value-type="float">
            <text:p>0</text:p>
          </table:table-cell>
          <table:table-cell table:formula="of:=1.75*[.A592]+2*[.A591]-[.C591]" office:value-type="float" office:value="60.75" calcext:value-type="float">
            <text:p>60.75</text:p>
          </table:table-cell>
          <table:table-cell table:formula="of:=IF([.D592]&gt;127; 127; IF([.D592]&lt;-128; -128; [.D592]))" office:value-type="float" office:value="60.75" calcext:value-type="float">
            <text:p>60.7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[.E592]-[.F592]" office:value-type="float" office:value="-0.25" calcext:value-type="float">
            <text:p>-0.25</text:p>
          </table:table-cell>
          <table:table-cell table:formula="of:=[.E592]-[.G592]" office:value-type="float" office:value="-0.25" calcext:value-type="float">
            <text:p>-0.25</text:p>
          </table:table-cell>
          <table:table-cell table:formula="of:=[.F592]-[.G5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593]&gt;100; 93; 0)" office:value-type="float" office:value="0" calcext:value-type="float">
            <text:p>0</text:p>
          </table:table-cell>
          <table:table-cell table:formula="of:=1.75*[.A593]+2*[.A592]-[.C592]" office:value-type="float" office:value="-34.5" calcext:value-type="float">
            <text:p>-34.5</text:p>
          </table:table-cell>
          <table:table-cell table:formula="of:=IF([.D593]&gt;127; 127; IF([.D593]&lt;-128; -128; [.D593]))" office:value-type="float" office:value="-34.5" calcext:value-type="float">
            <text:p>-34.5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[.E593]-[.F593]" office:value-type="float" office:value="-0.5" calcext:value-type="float">
            <text:p>-0.5</text:p>
          </table:table-cell>
          <table:table-cell table:formula="of:=[.E593]-[.G593]" office:value-type="float" office:value="-0.5" calcext:value-type="float">
            <text:p>-0.5</text:p>
          </table:table-cell>
          <table:table-cell table:formula="of:=[.F593]-[.G5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594]&gt;100; 93; 0)" office:value-type="float" office:value="0" calcext:value-type="float">
            <text:p>0</text:p>
          </table:table-cell>
          <table:table-cell table:formula="of:=1.75*[.A594]+2*[.A593]-[.C593]" office:value-type="float" office:value="-179.75" calcext:value-type="float">
            <text:p>-179.75</text:p>
          </table:table-cell>
          <table:table-cell table:formula="of:=IF([.D594]&gt;127; 127; IF([.D594]&lt;-128; -128; [.D5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4]-[.F594]" office:value-type="float" office:value="0" calcext:value-type="float">
            <text:p>0</text:p>
          </table:table-cell>
          <table:table-cell table:formula="of:=[.E594]-[.G594]" office:value-type="float" office:value="0" calcext:value-type="float">
            <text:p>0</text:p>
          </table:table-cell>
          <table:table-cell table:formula="of:=[.F594]-[.G5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0111110" calcext:value-type="float">
            <text:p>10111110</text:p>
          </table:table-cell>
          <table:table-cell table:formula="of:=IF([.A595]&gt;100; 93; 0)" office:value-type="float" office:value="0" calcext:value-type="float">
            <text:p>0</text:p>
          </table:table-cell>
          <table:table-cell table:formula="of:=1.75*[.A595]+2*[.A594]-[.C594]" office:value-type="float" office:value="-325.5" calcext:value-type="float">
            <text:p>-325.5</text:p>
          </table:table-cell>
          <table:table-cell table:formula="of:=IF([.D595]&gt;127; 127; IF([.D595]&lt;-128; -128; [.D59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5]-[.F595]" office:value-type="float" office:value="0" calcext:value-type="float">
            <text:p>0</text:p>
          </table:table-cell>
          <table:table-cell table:formula="of:=[.E595]-[.G595]" office:value-type="float" office:value="0" calcext:value-type="float">
            <text:p>0</text:p>
          </table:table-cell>
          <table:table-cell table:formula="of:=[.F595]-[.G5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IF([.A596]&gt;100; 93; 0)" office:value-type="float" office:value="0" calcext:value-type="float">
            <text:p>0</text:p>
          </table:table-cell>
          <table:table-cell table:formula="of:=1.75*[.A596]+2*[.A595]-[.C595]" office:value-type="float" office:value="-231.75" calcext:value-type="float">
            <text:p>-231.75</text:p>
          </table:table-cell>
          <table:table-cell table:formula="of:=IF([.D596]&gt;127; 127; IF([.D596]&lt;-128; -128; [.D59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6]-[.F596]" office:value-type="float" office:value="0" calcext:value-type="float">
            <text:p>0</text:p>
          </table:table-cell>
          <table:table-cell table:formula="of:=[.E596]-[.G596]" office:value-type="float" office:value="0" calcext:value-type="float">
            <text:p>0</text:p>
          </table:table-cell>
          <table:table-cell table:formula="of:=[.F596]-[.G5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IF([.A597]&gt;100; 93; 0)" office:value-type="float" office:value="0" calcext:value-type="float">
            <text:p>0</text:p>
          </table:table-cell>
          <table:table-cell table:formula="of:=1.75*[.A597]+2*[.A596]-[.C596]" office:value-type="float" office:value="1.5" calcext:value-type="float">
            <text:p>1.5</text:p>
          </table:table-cell>
          <table:table-cell table:formula="of:=IF([.D597]&gt;127; 127; IF([.D597]&lt;-128; -128; [.D597]))"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597]-[.F597]" office:value-type="float" office:value="-0.5" calcext:value-type="float">
            <text:p>-0.5</text:p>
          </table:table-cell>
          <table:table-cell table:formula="of:=[.E597]-[.G597]" office:value-type="float" office:value="-0.5" calcext:value-type="float">
            <text:p>-0.5</text:p>
          </table:table-cell>
          <table:table-cell table:formula="of:=[.F597]-[.G5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IF([.A598]&gt;100; 93; 0)" office:value-type="float" office:value="0" calcext:value-type="float">
            <text:p>0</text:p>
          </table:table-cell>
          <table:table-cell table:formula="of:=1.75*[.A598]+2*[.A597]-[.C597]" office:value-type="float" office:value="23.5" calcext:value-type="float">
            <text:p>23.5</text:p>
          </table:table-cell>
          <table:table-cell table:formula="of:=IF([.D598]&gt;127; 127; IF([.D598]&lt;-128; -128; [.D598]))" office:value-type="float" office:value="23.5" calcext:value-type="float">
            <text:p>23.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[.E598]-[.F598]" office:value-type="float" office:value="-0.5" calcext:value-type="float">
            <text:p>-0.5</text:p>
          </table:table-cell>
          <table:table-cell table:formula="of:=[.E598]-[.G598]" office:value-type="float" office:value="-0.5" calcext:value-type="float">
            <text:p>-0.5</text:p>
          </table:table-cell>
          <table:table-cell table:formula="of:=[.F598]-[.G5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IF([.A599]&gt;100; 93; 0)" office:value-type="float" office:value="0" calcext:value-type="float">
            <text:p>0</text:p>
          </table:table-cell>
          <table:table-cell table:formula="of:=1.75*[.A599]+2*[.A598]-[.C598]" office:value-type="float" office:value="-220.25" calcext:value-type="float">
            <text:p>-220.25</text:p>
          </table:table-cell>
          <table:table-cell table:formula="of:=IF([.D599]&gt;127; 127; IF([.D599]&lt;-128; -128; [.D5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9]-[.F599]" office:value-type="float" office:value="0" calcext:value-type="float">
            <text:p>0</text:p>
          </table:table-cell>
          <table:table-cell table:formula="of:=[.E599]-[.G599]" office:value-type="float" office:value="0" calcext:value-type="float">
            <text:p>0</text:p>
          </table:table-cell>
          <table:table-cell table:formula="of:=[.F599]-[.G5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11" calcext:value-type="float">
            <text:p>1000011</text:p>
          </table:table-cell>
          <table:table-cell table:formula="of:=IF([.A600]&gt;100; 93; 0)" office:value-type="float" office:value="0" calcext:value-type="float">
            <text:p>0</text:p>
          </table:table-cell>
          <table:table-cell table:formula="of:=1.75*[.A600]+2*[.A599]-[.C599]" office:value-type="float" office:value="7.25" calcext:value-type="float">
            <text:p>7.25</text:p>
          </table:table-cell>
          <table:table-cell table:formula="of:=IF([.D600]&gt;127; 127; IF([.D600]&lt;-128; -128; [.D600]))" office:value-type="float" office:value="7.25" calcext:value-type="float">
            <text:p>7.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E600]-[.F600]" office:value-type="float" office:value="0.25" calcext:value-type="float">
            <text:p>0.25</text:p>
          </table:table-cell>
          <table:table-cell table:formula="of:=[.E600]-[.G600]" office:value-type="float" office:value="-0.75" calcext:value-type="float">
            <text:p>-0.75</text:p>
          </table:table-cell>
          <table:table-cell table:formula="of:=[.F600]-[.G600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IF([.A601]&gt;100; 93; 0)" office:value-type="float" office:value="0" calcext:value-type="float">
            <text:p>0</text:p>
          </table:table-cell>
          <table:table-cell table:formula="of:=1.75*[.A601]+2*[.A600]-[.C600]" office:value-type="float" office:value="246" calcext:value-type="float">
            <text:p>246</text:p>
          </table:table-cell>
          <table:table-cell table:formula="of:=IF([.D601]&gt;127; 127; IF([.D601]&lt;-128; -128; [.D60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01]-[.F601]" office:value-type="float" office:value="0" calcext:value-type="float">
            <text:p>0</text:p>
          </table:table-cell>
          <table:table-cell table:formula="of:=[.E601]-[.G601]" office:value-type="float" office:value="0" calcext:value-type="float">
            <text:p>0</text:p>
          </table:table-cell>
          <table:table-cell table:formula="of:=[.F601]-[.G6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0011010" calcext:value-type="float">
            <text:p>10011010</text:p>
          </table:table-cell>
          <table:table-cell table:formula="of:=IF([.A602]&gt;100; 93; 0)" office:value-type="float" office:value="0" calcext:value-type="float">
            <text:p>0</text:p>
          </table:table-cell>
          <table:table-cell table:formula="of:=1.75*[.A602]+2*[.A601]-[.C601]" office:value-type="float" office:value="-50.5" calcext:value-type="float">
            <text:p>-50.5</text:p>
          </table:table-cell>
          <table:table-cell table:formula="of:=IF([.D602]&gt;127; 127; IF([.D602]&lt;-128; -128; [.D602]))" office:value-type="float" office:value="-50.5" calcext:value-type="float">
            <text:p>-50.5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11001110" calcext:value-type="float">
            <text:p>11001110</text:p>
          </table:table-cell>
          <table:table-cell table:formula="of:=[.E602]-[.F602]" office:value-type="float" office:value="-0.5" calcext:value-type="float">
            <text:p>-0.5</text:p>
          </table:table-cell>
          <table:table-cell table:formula="of:=[.E602]-[.G602]" office:value-type="float" office:value="-0.5" calcext:value-type="float">
            <text:p>-0.5</text:p>
          </table:table-cell>
          <table:table-cell table:formula="of:=[.F602]-[.G6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IF([.A603]&gt;100; 93; 0)" office:value-type="float" office:value="0" calcext:value-type="float">
            <text:p>0</text:p>
          </table:table-cell>
          <table:table-cell table:formula="of:=1.75*[.A603]+2*[.A602]-[.C602]" office:value-type="float" office:value="-295" calcext:value-type="float">
            <text:p>-295</text:p>
          </table:table-cell>
          <table:table-cell table:formula="of:=IF([.D603]&gt;127; 127; IF([.D603]&lt;-128; -128; [.D60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03]-[.F603]" office:value-type="float" office:value="0" calcext:value-type="float">
            <text:p>0</text:p>
          </table:table-cell>
          <table:table-cell table:formula="of:=[.E603]-[.G603]" office:value-type="float" office:value="0" calcext:value-type="float">
            <text:p>0</text:p>
          </table:table-cell>
          <table:table-cell table:formula="of:=[.F603]-[.G6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100110" calcext:value-type="float">
            <text:p>10100110</text:p>
          </table:table-cell>
          <table:table-cell table:formula="of:=IF([.A604]&gt;100; 93; 0)" office:value-type="float" office:value="0" calcext:value-type="float">
            <text:p>0</text:p>
          </table:table-cell>
          <table:table-cell table:formula="of:=1.75*[.A604]+2*[.A603]-[.C603]" office:value-type="float" office:value="-261.5" calcext:value-type="float">
            <text:p>-261.5</text:p>
          </table:table-cell>
          <table:table-cell table:formula="of:=IF([.D604]&gt;127; 127; IF([.D604]&lt;-128; -128; [.D60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04]-[.F604]" office:value-type="float" office:value="0" calcext:value-type="float">
            <text:p>0</text:p>
          </table:table-cell>
          <table:table-cell table:formula="of:=[.E604]-[.G604]" office:value-type="float" office:value="0" calcext:value-type="float">
            <text:p>0</text:p>
          </table:table-cell>
          <table:table-cell table:formula="of:=[.F604]-[.G6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IF([.A605]&gt;100; 93; 0)" office:value-type="float" office:value="0" calcext:value-type="float">
            <text:p>0</text:p>
          </table:table-cell>
          <table:table-cell table:formula="of:=1.75*[.A605]+2*[.A604]-[.C604]" office:value-type="float" office:value="-33" calcext:value-type="float">
            <text:p>-33</text:p>
          </table:table-cell>
          <table:table-cell table:formula="of:=IF([.D605]&gt;127; 127; IF([.D605]&lt;-128; -128; [.D605]))" office:value-type="float" office:value="-33" calcext:value-type="float">
            <text:p>-33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[.E605]-[.F605]" office:value-type="float" office:value="0" calcext:value-type="float">
            <text:p>0</text:p>
          </table:table-cell>
          <table:table-cell table:formula="of:=[.E605]-[.G605]" office:value-type="float" office:value="0" calcext:value-type="float">
            <text:p>0</text:p>
          </table:table-cell>
          <table:table-cell table:formula="of:=[.F605]-[.G6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0100" calcext:value-type="float">
            <text:p>1110100</text:p>
          </table:table-cell>
          <table:table-cell table:formula="of:=IF([.A606]&gt;100; 93; 0)" office:value-type="float" office:value="93" calcext:value-type="float">
            <text:p>93</text:p>
          </table:table-cell>
          <table:table-cell table:formula="of:=1.75*[.A606]+2*[.A605]-[.C605]" office:value-type="float" office:value="371" calcext:value-type="float">
            <text:p>371</text:p>
          </table:table-cell>
          <table:table-cell table:formula="of:=IF([.D606]&gt;127; 127; IF([.D606]&lt;-128; -128; [.D60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06]-[.F606]" office:value-type="float" office:value="0" calcext:value-type="float">
            <text:p>0</text:p>
          </table:table-cell>
          <table:table-cell table:formula="of:=[.E606]-[.G606]" office:value-type="float" office:value="0" calcext:value-type="float">
            <text:p>0</text:p>
          </table:table-cell>
          <table:table-cell table:formula="of:=[.F606]-[.G6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607]&gt;100; 93; 0)" office:value-type="float" office:value="0" calcext:value-type="float">
            <text:p>0</text:p>
          </table:table-cell>
          <table:table-cell table:formula="of:=1.75*[.A607]+2*[.A606]-[.C606]" office:value-type="float" office:value="-55.25" calcext:value-type="float">
            <text:p>-55.25</text:p>
          </table:table-cell>
          <table:table-cell table:formula="of:=IF([.D607]&gt;127; 127; IF([.D607]&lt;-128; -128; [.D607]))" office:value-type="float" office:value="-55.25" calcext:value-type="float">
            <text:p>-55.25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[.E607]-[.F607]" office:value-type="float" office:value="-0.25" calcext:value-type="float">
            <text:p>-0.25</text:p>
          </table:table-cell>
          <table:table-cell table:formula="of:=[.E607]-[.G607]" office:value-type="float" office:value="-0.25" calcext:value-type="float">
            <text:p>-0.25</text:p>
          </table:table-cell>
          <table:table-cell table:formula="of:=[.F607]-[.G6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IF([.A608]&gt;100; 93; 0)" office:value-type="float" office:value="0" calcext:value-type="float">
            <text:p>0</text:p>
          </table:table-cell>
          <table:table-cell table:formula="of:=1.75*[.A608]+2*[.A607]-[.C607]" office:value-type="float" office:value="-293.75" calcext:value-type="float">
            <text:p>-293.75</text:p>
          </table:table-cell>
          <table:table-cell table:formula="of:=IF([.D608]&gt;127; 127; IF([.D608]&lt;-128; -128; [.D60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08]-[.F608]" office:value-type="float" office:value="0" calcext:value-type="float">
            <text:p>0</text:p>
          </table:table-cell>
          <table:table-cell table:formula="of:=[.E608]-[.G608]" office:value-type="float" office:value="0" calcext:value-type="float">
            <text:p>0</text:p>
          </table:table-cell>
          <table:table-cell table:formula="of:=[.F608]-[.G6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IF([.A609]&gt;100; 93; 0)" office:value-type="float" office:value="0" calcext:value-type="float">
            <text:p>0</text:p>
          </table:table-cell>
          <table:table-cell table:formula="of:=1.75*[.A609]+2*[.A608]-[.C608]" office:value-type="float" office:value="-267.5" calcext:value-type="float">
            <text:p>-267.5</text:p>
          </table:table-cell>
          <table:table-cell table:formula="of:=IF([.D609]&gt;127; 127; IF([.D609]&lt;-128; -128; [.D60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09]-[.F609]" office:value-type="float" office:value="0" calcext:value-type="float">
            <text:p>0</text:p>
          </table:table-cell>
          <table:table-cell table:formula="of:=[.E609]-[.G609]" office:value-type="float" office:value="0" calcext:value-type="float">
            <text:p>0</text:p>
          </table:table-cell>
          <table:table-cell table:formula="of:=[.F609]-[.G6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610]&gt;100; 93; 0)" office:value-type="float" office:value="0" calcext:value-type="float">
            <text:p>0</text:p>
          </table:table-cell>
          <table:table-cell table:formula="of:=1.75*[.A610]+2*[.A609]-[.C609]" office:value-type="float" office:value="-280.25" calcext:value-type="float">
            <text:p>-280.25</text:p>
          </table:table-cell>
          <table:table-cell table:formula="of:=IF([.D610]&gt;127; 127; IF([.D610]&lt;-128; -128; [.D61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0]-[.F610]" office:value-type="float" office:value="0" calcext:value-type="float">
            <text:p>0</text:p>
          </table:table-cell>
          <table:table-cell table:formula="of:=[.E610]-[.G610]" office:value-type="float" office:value="0" calcext:value-type="float">
            <text:p>0</text:p>
          </table:table-cell>
          <table:table-cell table:formula="of:=[.F610]-[.G6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0000001" calcext:value-type="float">
            <text:p>10000001</text:p>
          </table:table-cell>
          <table:table-cell table:formula="of:=IF([.A611]&gt;100; 93; 0)" office:value-type="float" office:value="0" calcext:value-type="float">
            <text:p>0</text:p>
          </table:table-cell>
          <table:table-cell table:formula="of:=1.75*[.A611]+2*[.A610]-[.C610]" office:value-type="float" office:value="-300.25" calcext:value-type="float">
            <text:p>-300.25</text:p>
          </table:table-cell>
          <table:table-cell table:formula="of:=IF([.D611]&gt;127; 127; IF([.D611]&lt;-128; -128; [.D61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1]-[.F611]" office:value-type="float" office:value="0" calcext:value-type="float">
            <text:p>0</text:p>
          </table:table-cell>
          <table:table-cell table:formula="of:=[.E611]-[.G611]" office:value-type="float" office:value="0" calcext:value-type="float">
            <text:p>0</text:p>
          </table:table-cell>
          <table:table-cell table:formula="of:=[.F611]-[.G6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011110" calcext:value-type="float">
            <text:p>10011110</text:p>
          </table:table-cell>
          <table:table-cell table:formula="of:=IF([.A612]&gt;100; 93; 0)" office:value-type="float" office:value="0" calcext:value-type="float">
            <text:p>0</text:p>
          </table:table-cell>
          <table:table-cell table:formula="of:=1.75*[.A612]+2*[.A611]-[.C611]" office:value-type="float" office:value="-425.5" calcext:value-type="float">
            <text:p>-425.5</text:p>
          </table:table-cell>
          <table:table-cell table:formula="of:=IF([.D612]&gt;127; 127; IF([.D612]&lt;-128; -128; [.D61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2]-[.F612]" office:value-type="float" office:value="0" calcext:value-type="float">
            <text:p>0</text:p>
          </table:table-cell>
          <table:table-cell table:formula="of:=[.E612]-[.G612]" office:value-type="float" office:value="0" calcext:value-type="float">
            <text:p>0</text:p>
          </table:table-cell>
          <table:table-cell table:formula="of:=[.F612]-[.G6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613]&gt;100; 93; 0)" office:value-type="float" office:value="0" calcext:value-type="float">
            <text:p>0</text:p>
          </table:table-cell>
          <table:table-cell table:formula="of:=1.75*[.A613]+2*[.A612]-[.C612]" office:value-type="float" office:value="-339.5" calcext:value-type="float">
            <text:p>-339.5</text:p>
          </table:table-cell>
          <table:table-cell table:formula="of:=IF([.D613]&gt;127; 127; IF([.D613]&lt;-128; -128; [.D61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3]-[.F613]" office:value-type="float" office:value="0" calcext:value-type="float">
            <text:p>0</text:p>
          </table:table-cell>
          <table:table-cell table:formula="of:=[.E613]-[.G613]" office:value-type="float" office:value="0" calcext:value-type="float">
            <text:p>0</text:p>
          </table:table-cell>
          <table:table-cell table:formula="of:=[.F613]-[.G6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IF([.A614]&gt;100; 93; 0)" office:value-type="float" office:value="0" calcext:value-type="float">
            <text:p>0</text:p>
          </table:table-cell>
          <table:table-cell table:formula="of:=1.75*[.A614]+2*[.A613]-[.C613]" office:value-type="float" office:value="-176.25" calcext:value-type="float">
            <text:p>-176.25</text:p>
          </table:table-cell>
          <table:table-cell table:formula="of:=IF([.D614]&gt;127; 127; IF([.D614]&lt;-128; -128; [.D61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4]-[.F614]" office:value-type="float" office:value="0" calcext:value-type="float">
            <text:p>0</text:p>
          </table:table-cell>
          <table:table-cell table:formula="of:=[.E614]-[.G614]" office:value-type="float" office:value="0" calcext:value-type="float">
            <text:p>0</text:p>
          </table:table-cell>
          <table:table-cell table:formula="of:=[.F614]-[.G6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1110" calcext:value-type="float">
            <text:p>1101110</text:p>
          </table:table-cell>
          <table:table-cell table:formula="of:=IF([.A615]&gt;100; 93; 0)" office:value-type="float" office:value="93" calcext:value-type="float">
            <text:p>93</text:p>
          </table:table-cell>
          <table:table-cell table:formula="of:=1.75*[.A615]+2*[.A614]-[.C614]" office:value-type="float" office:value="178.5" calcext:value-type="float">
            <text:p>178.5</text:p>
          </table:table-cell>
          <table:table-cell table:formula="of:=IF([.D615]&gt;127; 127; IF([.D615]&lt;-128; -128; [.D61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15]-[.F615]" office:value-type="float" office:value="0" calcext:value-type="float">
            <text:p>0</text:p>
          </table:table-cell>
          <table:table-cell table:formula="of:=[.E615]-[.G615]" office:value-type="float" office:value="0" calcext:value-type="float">
            <text:p>0</text:p>
          </table:table-cell>
          <table:table-cell table:formula="of:=[.F615]-[.G6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011000" calcext:value-type="float">
            <text:p>11011000</text:p>
          </table:table-cell>
          <table:table-cell table:formula="of:=IF([.A616]&gt;100; 93; 0)" office:value-type="float" office:value="0" calcext:value-type="float">
            <text:p>0</text:p>
          </table:table-cell>
          <table:table-cell table:formula="of:=1.75*[.A616]+2*[.A615]-[.C615]" office:value-type="float" office:value="57" calcext:value-type="float">
            <text:p>57</text:p>
          </table:table-cell>
          <table:table-cell table:formula="of:=IF([.D616]&gt;127; 127; IF([.D616]&lt;-128; -128; [.D616]))" office:value-type="float" office:value="57" calcext:value-type="float">
            <text:p>5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1001" calcext:value-type="float">
            <text:p>111001</text:p>
          </table:table-cell>
          <table:table-cell table:formula="of:=[.E616]-[.F616]" office:value-type="float" office:value="0" calcext:value-type="float">
            <text:p>0</text:p>
          </table:table-cell>
          <table:table-cell table:formula="of:=[.E616]-[.G616]" office:value-type="float" office:value="0" calcext:value-type="float">
            <text:p>0</text:p>
          </table:table-cell>
          <table:table-cell table:formula="of:=[.F616]-[.G6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111011" calcext:value-type="float">
            <text:p>11111011</text:p>
          </table:table-cell>
          <table:table-cell table:formula="of:=IF([.A617]&gt;100; 93; 0)" office:value-type="float" office:value="0" calcext:value-type="float">
            <text:p>0</text:p>
          </table:table-cell>
          <table:table-cell table:formula="of:=1.75*[.A617]+2*[.A616]-[.C616]" office:value-type="float" office:value="-88.75" calcext:value-type="float">
            <text:p>-88.75</text:p>
          </table:table-cell>
          <table:table-cell table:formula="of:=IF([.D617]&gt;127; 127; IF([.D617]&lt;-128; -128; [.D617]))" office:value-type="float" office:value="-88.75" calcext:value-type="float">
            <text:p>-88.75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[.E617]-[.F617]" office:value-type="float" office:value="0.25" calcext:value-type="float">
            <text:p>0.25</text:p>
          </table:table-cell>
          <table:table-cell table:formula="of:=[.E617]-[.G617]" office:value-type="float" office:value="-0.75" calcext:value-type="float">
            <text:p>-0.75</text:p>
          </table:table-cell>
          <table:table-cell table:formula="of:=[.F617]-[.G61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618]&gt;100; 93; 0)" office:value-type="float" office:value="0" calcext:value-type="float">
            <text:p>0</text:p>
          </table:table-cell>
          <table:table-cell table:formula="of:=1.75*[.A618]+2*[.A617]-[.C617]" office:value-type="float" office:value="-88.75" calcext:value-type="float">
            <text:p>-88.75</text:p>
          </table:table-cell>
          <table:table-cell table:formula="of:=IF([.D618]&gt;127; 127; IF([.D618]&lt;-128; -128; [.D618]))" office:value-type="float" office:value="-88.75" calcext:value-type="float">
            <text:p>-88.75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[.E618]-[.F618]" office:value-type="float" office:value="0.25" calcext:value-type="float">
            <text:p>0.25</text:p>
          </table:table-cell>
          <table:table-cell table:formula="of:=[.E618]-[.G618]" office:value-type="float" office:value="-0.75" calcext:value-type="float">
            <text:p>-0.75</text:p>
          </table:table-cell>
          <table:table-cell table:formula="of:=[.F618]-[.G61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619]&gt;100; 93; 0)" office:value-type="float" office:value="0" calcext:value-type="float">
            <text:p>0</text:p>
          </table:table-cell>
          <table:table-cell table:formula="of:=1.75*[.A619]+2*[.A618]-[.C618]" office:value-type="float" office:value="-84.75" calcext:value-type="float">
            <text:p>-84.75</text:p>
          </table:table-cell>
          <table:table-cell table:formula="of:=IF([.D619]&gt;127; 127; IF([.D619]&lt;-128; -128; [.D619]))" office:value-type="float" office:value="-84.75" calcext:value-type="float">
            <text:p>-84.75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10101100" calcext:value-type="float">
            <text:p>10101100</text:p>
          </table:table-cell>
          <table:table-cell table:formula="of:=[.E619]-[.F619]" office:value-type="float" office:value="0.25" calcext:value-type="float">
            <text:p>0.25</text:p>
          </table:table-cell>
          <table:table-cell table:formula="of:=[.E619]-[.G619]" office:value-type="float" office:value="-0.75" calcext:value-type="float">
            <text:p>-0.75</text:p>
          </table:table-cell>
          <table:table-cell table:formula="of:=[.F619]-[.G61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620]&gt;100; 93; 0)" office:value-type="float" office:value="0" calcext:value-type="float">
            <text:p>0</text:p>
          </table:table-cell>
          <table:table-cell table:formula="of:=1.75*[.A620]+2*[.A619]-[.C619]" office:value-type="float" office:value="-195.25" calcext:value-type="float">
            <text:p>-195.25</text:p>
          </table:table-cell>
          <table:table-cell table:formula="of:=IF([.D620]&gt;127; 127; IF([.D620]&lt;-128; -128; [.D62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20]-[.F620]" office:value-type="float" office:value="0" calcext:value-type="float">
            <text:p>0</text:p>
          </table:table-cell>
          <table:table-cell table:formula="of:=[.E620]-[.G620]" office:value-type="float" office:value="0" calcext:value-type="float">
            <text:p>0</text:p>
          </table:table-cell>
          <table:table-cell table:formula="of:=[.F620]-[.G6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table:formula="of:=IF([.A621]&gt;100; 93; 0)" office:value-type="float" office:value="0" calcext:value-type="float">
            <text:p>0</text:p>
          </table:table-cell>
          <table:table-cell table:formula="of:=1.75*[.A621]+2*[.A620]-[.C620]" office:value-type="float" office:value="-146" calcext:value-type="float">
            <text:p>-146</text:p>
          </table:table-cell>
          <table:table-cell table:formula="of:=IF([.D621]&gt;127; 127; IF([.D621]&lt;-128; -128; [.D62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21]-[.F621]" office:value-type="float" office:value="0" calcext:value-type="float">
            <text:p>0</text:p>
          </table:table-cell>
          <table:table-cell table:formula="of:=[.E621]-[.G621]" office:value-type="float" office:value="0" calcext:value-type="float">
            <text:p>0</text:p>
          </table:table-cell>
          <table:table-cell table:formula="of:=[.F621]-[.G6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0000010" calcext:value-type="float">
            <text:p>10000010</text:p>
          </table:table-cell>
          <table:table-cell table:formula="of:=IF([.A622]&gt;100; 93; 0)" office:value-type="float" office:value="0" calcext:value-type="float">
            <text:p>0</text:p>
          </table:table-cell>
          <table:table-cell table:formula="of:=1.75*[.A622]+2*[.A621]-[.C621]" office:value-type="float" office:value="-124.5" calcext:value-type="float">
            <text:p>-124.5</text:p>
          </table:table-cell>
          <table:table-cell table:formula="of:=IF([.D622]&gt;127; 127; IF([.D622]&lt;-128; -128; [.D622]))" office:value-type="float" office:value="-124.5" calcext:value-type="float">
            <text:p>-124.5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[.E622]-[.F622]" office:value-type="float" office:value="-0.5" calcext:value-type="float">
            <text:p>-0.5</text:p>
          </table:table-cell>
          <table:table-cell table:formula="of:=[.E622]-[.G622]" office:value-type="float" office:value="-0.5" calcext:value-type="float">
            <text:p>-0.5</text:p>
          </table:table-cell>
          <table:table-cell table:formula="of:=[.F622]-[.G6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IF([.A623]&gt;100; 93; 0)" office:value-type="float" office:value="0" calcext:value-type="float">
            <text:p>0</text:p>
          </table:table-cell>
          <table:table-cell table:formula="of:=1.75*[.A623]+2*[.A622]-[.C622]" office:value-type="float" office:value="-456.75" calcext:value-type="float">
            <text:p>-456.75</text:p>
          </table:table-cell>
          <table:table-cell table:formula="of:=IF([.D623]&gt;127; 127; IF([.D623]&lt;-128; -128; [.D62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23]-[.F623]" office:value-type="float" office:value="0" calcext:value-type="float">
            <text:p>0</text:p>
          </table:table-cell>
          <table:table-cell table:formula="of:=[.E623]-[.G623]" office:value-type="float" office:value="0" calcext:value-type="float">
            <text:p>0</text:p>
          </table:table-cell>
          <table:table-cell table:formula="of:=[.F623]-[.G6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IF([.A624]&gt;100; 93; 0)" office:value-type="float" office:value="0" calcext:value-type="float">
            <text:p>0</text:p>
          </table:table-cell>
          <table:table-cell table:formula="of:=1.75*[.A624]+2*[.A623]-[.C623]" office:value-type="float" office:value="-277.75" calcext:value-type="float">
            <text:p>-277.75</text:p>
          </table:table-cell>
          <table:table-cell table:formula="of:=IF([.D624]&gt;127; 127; IF([.D624]&lt;-128; -128; [.D62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24]-[.F624]" office:value-type="float" office:value="0" calcext:value-type="float">
            <text:p>0</text:p>
          </table:table-cell>
          <table:table-cell table:formula="of:=[.E624]-[.G624]" office:value-type="float" office:value="0" calcext:value-type="float">
            <text:p>0</text:p>
          </table:table-cell>
          <table:table-cell table:formula="of:=[.F624]-[.G6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IF([.A625]&gt;100; 93; 0)" office:value-type="float" office:value="0" calcext:value-type="float">
            <text:p>0</text:p>
          </table:table-cell>
          <table:table-cell table:formula="of:=1.75*[.A625]+2*[.A624]-[.C624]" office:value-type="float" office:value="-2.75" calcext:value-type="float">
            <text:p>-2.75</text:p>
          </table:table-cell>
          <table:table-cell table:formula="of:=IF([.D625]&gt;127; 127; IF([.D625]&lt;-128; -128; [.D625]))" office:value-type="float" office:value="-2.75" calcext:value-type="float">
            <text:p>-2.7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[.E625]-[.F625]" office:value-type="float" office:value="0.25" calcext:value-type="float">
            <text:p>0.25</text:p>
          </table:table-cell>
          <table:table-cell table:formula="of:=[.E625]-[.G625]" office:value-type="float" office:value="-0.75" calcext:value-type="float">
            <text:p>-0.75</text:p>
          </table:table-cell>
          <table:table-cell table:formula="of:=[.F625]-[.G62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626]&gt;100; 93; 0)" office:value-type="float" office:value="0" calcext:value-type="float">
            <text:p>0</text:p>
          </table:table-cell>
          <table:table-cell table:formula="of:=1.75*[.A626]+2*[.A625]-[.C625]" office:value-type="float" office:value="-47.5" calcext:value-type="float">
            <text:p>-47.5</text:p>
          </table:table-cell>
          <table:table-cell table:formula="of:=IF([.D626]&gt;127; 127; IF([.D626]&lt;-128; -128; [.D626]))" office:value-type="float" office:value="-47.5" calcext:value-type="float">
            <text:p>-47.5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[.E626]-[.F626]" office:value-type="float" office:value="-0.5" calcext:value-type="float">
            <text:p>-0.5</text:p>
          </table:table-cell>
          <table:table-cell table:formula="of:=[.E626]-[.G626]" office:value-type="float" office:value="-0.5" calcext:value-type="float">
            <text:p>-0.5</text:p>
          </table:table-cell>
          <table:table-cell table:formula="of:=[.F626]-[.G6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IF([.A627]&gt;100; 93; 0)" office:value-type="float" office:value="0" calcext:value-type="float">
            <text:p>0</text:p>
          </table:table-cell>
          <table:table-cell table:formula="of:=1.75*[.A627]+2*[.A626]-[.C626]" office:value-type="float" office:value="-4" calcext:value-type="float">
            <text:p>-4</text:p>
          </table:table-cell>
          <table:table-cell table:formula="of:=IF([.D627]&gt;127; 127; IF([.D627]&lt;-128; -128; [.D627]))" office:value-type="float" office:value="-4" calcext:value-type="float">
            <text:p>-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[.E627]-[.F627]" office:value-type="float" office:value="0" calcext:value-type="float">
            <text:p>0</text:p>
          </table:table-cell>
          <table:table-cell table:formula="of:=[.E627]-[.G627]" office:value-type="float" office:value="0" calcext:value-type="float">
            <text:p>0</text:p>
          </table:table-cell>
          <table:table-cell table:formula="of:=[.F627]-[.G6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0110" calcext:value-type="float">
            <text:p>1010110</text:p>
          </table:table-cell>
          <table:table-cell table:formula="of:=IF([.A628]&gt;100; 93; 0)" office:value-type="float" office:value="0" calcext:value-type="float">
            <text:p>0</text:p>
          </table:table-cell>
          <table:table-cell table:formula="of:=1.75*[.A628]+2*[.A627]-[.C627]" office:value-type="float" office:value="278.5" calcext:value-type="float">
            <text:p>278.5</text:p>
          </table:table-cell>
          <table:table-cell table:formula="of:=IF([.D628]&gt;127; 127; IF([.D628]&lt;-128; -128; [.D62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28]-[.F628]" office:value-type="float" office:value="0" calcext:value-type="float">
            <text:p>0</text:p>
          </table:table-cell>
          <table:table-cell table:formula="of:=[.E628]-[.G628]" office:value-type="float" office:value="0" calcext:value-type="float">
            <text:p>0</text:p>
          </table:table-cell>
          <table:table-cell table:formula="of:=[.F628]-[.G6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629]&gt;100; 93; 0)" office:value-type="float" office:value="0" calcext:value-type="float">
            <text:p>0</text:p>
          </table:table-cell>
          <table:table-cell table:formula="of:=1.75*[.A629]+2*[.A628]-[.C628]" office:value-type="float" office:value="28.5" calcext:value-type="float">
            <text:p>28.5</text:p>
          </table:table-cell>
          <table:table-cell table:formula="of:=IF([.D629]&gt;127; 127; IF([.D629]&lt;-128; -128; [.D629]))" office:value-type="float" office:value="28.5" calcext:value-type="float">
            <text:p>28.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table:formula="of:=[.E629]-[.F629]" office:value-type="float" office:value="-0.5" calcext:value-type="float">
            <text:p>-0.5</text:p>
          </table:table-cell>
          <table:table-cell table:formula="of:=[.E629]-[.G629]" office:value-type="float" office:value="-0.5" calcext:value-type="float">
            <text:p>-0.5</text:p>
          </table:table-cell>
          <table:table-cell table:formula="of:=[.F629]-[.G6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10101" calcext:value-type="float">
            <text:p>1110101</text:p>
          </table:table-cell>
          <table:table-cell table:formula="of:=IF([.A630]&gt;100; 93; 0)" office:value-type="float" office:value="93" calcext:value-type="float">
            <text:p>93</text:p>
          </table:table-cell>
          <table:table-cell table:formula="of:=1.75*[.A630]+2*[.A629]-[.C629]" office:value-type="float" office:value="40.75" calcext:value-type="float">
            <text:p>40.75</text:p>
          </table:table-cell>
          <table:table-cell table:formula="of:=IF([.D630]&gt;127; 127; IF([.D630]&lt;-128; -128; [.D630]))" office:value-type="float" office:value="40.75" calcext:value-type="float">
            <text:p>40.7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[.E630]-[.F630]" office:value-type="float" office:value="-0.25" calcext:value-type="float">
            <text:p>-0.25</text:p>
          </table:table-cell>
          <table:table-cell table:formula="of:=[.E630]-[.G630]" office:value-type="float" office:value="-0.25" calcext:value-type="float">
            <text:p>-0.25</text:p>
          </table:table-cell>
          <table:table-cell table:formula="of:=[.F630]-[.G6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631]&gt;100; 93; 0)" office:value-type="float" office:value="93" calcext:value-type="float">
            <text:p>93</text:p>
          </table:table-cell>
          <table:table-cell table:formula="of:=1.75*[.A631]+2*[.A630]-[.C630]" office:value-type="float" office:value="326.5" calcext:value-type="float">
            <text:p>326.5</text:p>
          </table:table-cell>
          <table:table-cell table:formula="of:=IF([.D631]&gt;127; 127; IF([.D631]&lt;-128; -128; [.D63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31]-[.F631]" office:value-type="float" office:value="0" calcext:value-type="float">
            <text:p>0</text:p>
          </table:table-cell>
          <table:table-cell table:formula="of:=[.E631]-[.G631]" office:value-type="float" office:value="0" calcext:value-type="float">
            <text:p>0</text:p>
          </table:table-cell>
          <table:table-cell table:formula="of:=[.F631]-[.G6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632]&gt;100; 93; 0)" office:value-type="float" office:value="0" calcext:value-type="float">
            <text:p>0</text:p>
          </table:table-cell>
          <table:table-cell table:formula="of:=1.75*[.A632]+2*[.A631]-[.C631]" office:value-type="float" office:value="273" calcext:value-type="float">
            <text:p>273</text:p>
          </table:table-cell>
          <table:table-cell table:formula="of:=IF([.D632]&gt;127; 127; IF([.D632]&lt;-128; -128; [.D63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32]-[.F632]" office:value-type="float" office:value="0" calcext:value-type="float">
            <text:p>0</text:p>
          </table:table-cell>
          <table:table-cell table:formula="of:=[.E632]-[.G632]" office:value-type="float" office:value="0" calcext:value-type="float">
            <text:p>0</text:p>
          </table:table-cell>
          <table:table-cell table:formula="of:=[.F632]-[.G6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111101" calcext:value-type="float">
            <text:p>11111101</text:p>
          </table:table-cell>
          <table:table-cell table:formula="of:=IF([.A633]&gt;100; 93; 0)" office:value-type="float" office:value="0" calcext:value-type="float">
            <text:p>0</text:p>
          </table:table-cell>
          <table:table-cell table:formula="of:=1.75*[.A633]+2*[.A632]-[.C632]" office:value-type="float" office:value="170.75" calcext:value-type="float">
            <text:p>170.75</text:p>
          </table:table-cell>
          <table:table-cell table:formula="of:=IF([.D633]&gt;127; 127; IF([.D633]&lt;-128; -128; [.D63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33]-[.F633]" office:value-type="float" office:value="0" calcext:value-type="float">
            <text:p>0</text:p>
          </table:table-cell>
          <table:table-cell table:formula="of:=[.E633]-[.G633]" office:value-type="float" office:value="0" calcext:value-type="float">
            <text:p>0</text:p>
          </table:table-cell>
          <table:table-cell table:formula="of:=[.F633]-[.G6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IF([.A634]&gt;100; 93; 0)" office:value-type="float" office:value="0" calcext:value-type="float">
            <text:p>0</text:p>
          </table:table-cell>
          <table:table-cell table:formula="of:=1.75*[.A634]+2*[.A633]-[.C633]" office:value-type="float" office:value="-111" calcext:value-type="float">
            <text:p>-111</text:p>
          </table:table-cell>
          <table:table-cell table:formula="of:=IF([.D634]&gt;127; 127; IF([.D634]&lt;-128; -128; [.D634]))" office:value-type="float" office:value="-111" calcext:value-type="float">
            <text:p>-111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[.E634]-[.F634]" office:value-type="float" office:value="0" calcext:value-type="float">
            <text:p>0</text:p>
          </table:table-cell>
          <table:table-cell table:formula="of:=[.E634]-[.G634]" office:value-type="float" office:value="0" calcext:value-type="float">
            <text:p>0</text:p>
          </table:table-cell>
          <table:table-cell table:formula="of:=[.F634]-[.G6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IF([.A635]&gt;100; 93; 0)" office:value-type="float" office:value="0" calcext:value-type="float">
            <text:p>0</text:p>
          </table:table-cell>
          <table:table-cell table:formula="of:=1.75*[.A635]+2*[.A634]-[.C634]" office:value-type="float" office:value="-71" calcext:value-type="float">
            <text:p>-71</text:p>
          </table:table-cell>
          <table:table-cell table:formula="of:=IF([.D635]&gt;127; 127; IF([.D635]&lt;-128; -128; [.D635]))" office:value-type="float" office:value="-71" calcext:value-type="float">
            <text:p>-71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10111001" calcext:value-type="float">
            <text:p>10111001</text:p>
          </table:table-cell>
          <table:table-cell table:formula="of:=[.E635]-[.F635]" office:value-type="float" office:value="0" calcext:value-type="float">
            <text:p>0</text:p>
          </table:table-cell>
          <table:table-cell table:formula="of:=[.E635]-[.G635]" office:value-type="float" office:value="0" calcext:value-type="float">
            <text:p>0</text:p>
          </table:table-cell>
          <table:table-cell table:formula="of:=[.F635]-[.G6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636]&gt;100; 93; 0)" office:value-type="float" office:value="0" calcext:value-type="float">
            <text:p>0</text:p>
          </table:table-cell>
          <table:table-cell table:formula="of:=1.75*[.A636]+2*[.A635]-[.C635]" office:value-type="float" office:value="-1.75" calcext:value-type="float">
            <text:p>-1.75</text:p>
          </table:table-cell>
          <table:table-cell table:formula="of:=IF([.D636]&gt;127; 127; IF([.D636]&lt;-128; -128; [.D636]))" office:value-type="float" office:value="-1.75" calcext:value-type="float">
            <text:p>-1.7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[.E636]-[.F636]" office:value-type="float" office:value="0.25" calcext:value-type="float">
            <text:p>0.25</text:p>
          </table:table-cell>
          <table:table-cell table:formula="of:=[.E636]-[.G636]" office:value-type="float" office:value="-0.75" calcext:value-type="float">
            <text:p>-0.75</text:p>
          </table:table-cell>
          <table:table-cell table:formula="of:=[.F636]-[.G63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637]&gt;100; 93; 0)" office:value-type="float" office:value="0" calcext:value-type="float">
            <text:p>0</text:p>
          </table:table-cell>
          <table:table-cell table:formula="of:=1.75*[.A637]+2*[.A636]-[.C636]" office:value-type="float" office:value="-169.25" calcext:value-type="float">
            <text:p>-169.25</text:p>
          </table:table-cell>
          <table:table-cell table:formula="of:=IF([.D637]&gt;127; 127; IF([.D637]&lt;-128; -128; [.D63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37]-[.F637]" office:value-type="float" office:value="0" calcext:value-type="float">
            <text:p>0</text:p>
          </table:table-cell>
          <table:table-cell table:formula="of:=[.E637]-[.G637]" office:value-type="float" office:value="0" calcext:value-type="float">
            <text:p>0</text:p>
          </table:table-cell>
          <table:table-cell table:formula="of:=[.F637]-[.G6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638]&gt;100; 93; 0)" office:value-type="float" office:value="0" calcext:value-type="float">
            <text:p>0</text:p>
          </table:table-cell>
          <table:table-cell table:formula="of:=1.75*[.A638]+2*[.A637]-[.C637]" office:value-type="float" office:value="-76" calcext:value-type="float">
            <text:p>-76</text:p>
          </table:table-cell>
          <table:table-cell table:formula="of:=IF([.D638]&gt;127; 127; IF([.D638]&lt;-128; -128; [.D638]))" office:value-type="float" office:value="-76" calcext:value-type="float">
            <text:p>-7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10110100" calcext:value-type="float">
            <text:p>10110100</text:p>
          </table:table-cell>
          <table:table-cell table:formula="of:=[.E638]-[.F638]" office:value-type="float" office:value="0" calcext:value-type="float">
            <text:p>0</text:p>
          </table:table-cell>
          <table:table-cell table:formula="of:=[.E638]-[.G638]" office:value-type="float" office:value="0" calcext:value-type="float">
            <text:p>0</text:p>
          </table:table-cell>
          <table:table-cell table:formula="of:=[.F638]-[.G6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639]&gt;100; 93; 0)" office:value-type="float" office:value="0" calcext:value-type="float">
            <text:p>0</text:p>
          </table:table-cell>
          <table:table-cell table:formula="of:=1.75*[.A639]+2*[.A638]-[.C638]" office:value-type="float" office:value="28.75" calcext:value-type="float">
            <text:p>28.75</text:p>
          </table:table-cell>
          <table:table-cell table:formula="of:=IF([.D639]&gt;127; 127; IF([.D639]&lt;-128; -128; [.D639]))" office:value-type="float" office:value="28.75" calcext:value-type="float">
            <text:p>28.7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table:formula="of:=[.E639]-[.F639]" office:value-type="float" office:value="-0.25" calcext:value-type="float">
            <text:p>-0.25</text:p>
          </table:table-cell>
          <table:table-cell table:formula="of:=[.E639]-[.G639]" office:value-type="float" office:value="-0.25" calcext:value-type="float">
            <text:p>-0.25</text:p>
          </table:table-cell>
          <table:table-cell table:formula="of:=[.F639]-[.G6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0101010" calcext:value-type="float">
            <text:p>10101010</text:p>
          </table:table-cell>
          <table:table-cell table:formula="of:=IF([.A640]&gt;100; 93; 0)" office:value-type="float" office:value="0" calcext:value-type="float">
            <text:p>0</text:p>
          </table:table-cell>
          <table:table-cell table:formula="of:=1.75*[.A640]+2*[.A639]-[.C639]" office:value-type="float" office:value="-172.5" calcext:value-type="float">
            <text:p>-172.5</text:p>
          </table:table-cell>
          <table:table-cell table:formula="of:=IF([.D640]&gt;127; 127; IF([.D640]&lt;-128; -128; [.D64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40]-[.F640]" office:value-type="float" office:value="0" calcext:value-type="float">
            <text:p>0</text:p>
          </table:table-cell>
          <table:table-cell table:formula="of:=[.E640]-[.G640]" office:value-type="float" office:value="0" calcext:value-type="float">
            <text:p>0</text:p>
          </table:table-cell>
          <table:table-cell table:formula="of:=[.F640]-[.G6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IF([.A641]&gt;100; 93; 0)" office:value-type="float" office:value="0" calcext:value-type="float">
            <text:p>0</text:p>
          </table:table-cell>
          <table:table-cell table:formula="of:=1.75*[.A641]+2*[.A640]-[.C640]" office:value-type="float" office:value="-44.25" calcext:value-type="float">
            <text:p>-44.25</text:p>
          </table:table-cell>
          <table:table-cell table:formula="of:=IF([.D641]&gt;127; 127; IF([.D641]&lt;-128; -128; [.D641]))" office:value-type="float" office:value="-44.25" calcext:value-type="float">
            <text:p>-44.2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[.E641]-[.F641]" office:value-type="float" office:value="-0.25" calcext:value-type="float">
            <text:p>-0.25</text:p>
          </table:table-cell>
          <table:table-cell table:formula="of:=[.E641]-[.G641]" office:value-type="float" office:value="-0.25" calcext:value-type="float">
            <text:p>-0.25</text:p>
          </table:table-cell>
          <table:table-cell table:formula="of:=[.F641]-[.G6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01011" calcext:value-type="float">
            <text:p>1101011</text:p>
          </table:table-cell>
          <table:table-cell table:formula="of:=IF([.A642]&gt;100; 93; 0)" office:value-type="float" office:value="93" calcext:value-type="float">
            <text:p>93</text:p>
          </table:table-cell>
          <table:table-cell table:formula="of:=1.75*[.A642]+2*[.A641]-[.C641]" office:value-type="float" office:value="333.25" calcext:value-type="float">
            <text:p>333.25</text:p>
          </table:table-cell>
          <table:table-cell table:formula="of:=IF([.D642]&gt;127; 127; IF([.D642]&lt;-128; -128; [.D64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42]-[.F642]" office:value-type="float" office:value="0" calcext:value-type="float">
            <text:p>0</text:p>
          </table:table-cell>
          <table:table-cell table:formula="of:=[.E642]-[.G642]" office:value-type="float" office:value="0" calcext:value-type="float">
            <text:p>0</text:p>
          </table:table-cell>
          <table:table-cell table:formula="of:=[.F642]-[.G6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643]&gt;100; 93; 0)" office:value-type="float" office:value="0" calcext:value-type="float">
            <text:p>0</text:p>
          </table:table-cell>
          <table:table-cell table:formula="of:=1.75*[.A643]+2*[.A642]-[.C642]" office:value-type="float" office:value="213.75" calcext:value-type="float">
            <text:p>213.75</text:p>
          </table:table-cell>
          <table:table-cell table:formula="of:=IF([.D643]&gt;127; 127; IF([.D643]&lt;-128; -128; [.D64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43]-[.F643]" office:value-type="float" office:value="0" calcext:value-type="float">
            <text:p>0</text:p>
          </table:table-cell>
          <table:table-cell table:formula="of:=[.E643]-[.G643]" office:value-type="float" office:value="0" calcext:value-type="float">
            <text:p>0</text:p>
          </table:table-cell>
          <table:table-cell table:formula="of:=[.F643]-[.G6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644]&gt;100; 93; 0)" office:value-type="float" office:value="0" calcext:value-type="float">
            <text:p>0</text:p>
          </table:table-cell>
          <table:table-cell table:formula="of:=1.75*[.A644]+2*[.A643]-[.C643]" office:value-type="float" office:value="-109.25" calcext:value-type="float">
            <text:p>-109.25</text:p>
          </table:table-cell>
          <table:table-cell table:formula="of:=IF([.D644]&gt;127; 127; IF([.D644]&lt;-128; -128; [.D644]))" office:value-type="float" office:value="-109.25" calcext:value-type="float">
            <text:p>-109.25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[.E644]-[.F644]" office:value-type="float" office:value="-0.25" calcext:value-type="float">
            <text:p>-0.25</text:p>
          </table:table-cell>
          <table:table-cell table:formula="of:=[.E644]-[.G644]" office:value-type="float" office:value="-0.25" calcext:value-type="float">
            <text:p>-0.25</text:p>
          </table:table-cell>
          <table:table-cell table:formula="of:=[.F644]-[.G6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645]&gt;100; 93; 0)" office:value-type="float" office:value="0" calcext:value-type="float">
            <text:p>0</text:p>
          </table:table-cell>
          <table:table-cell table:formula="of:=1.75*[.A645]+2*[.A644]-[.C644]" office:value-type="float" office:value="-454.25" calcext:value-type="float">
            <text:p>-454.25</text:p>
          </table:table-cell>
          <table:table-cell table:formula="of:=IF([.D645]&gt;127; 127; IF([.D645]&lt;-128; -128; [.D64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45]-[.F645]" office:value-type="float" office:value="0" calcext:value-type="float">
            <text:p>0</text:p>
          </table:table-cell>
          <table:table-cell table:formula="of:=[.E645]-[.G645]" office:value-type="float" office:value="0" calcext:value-type="float">
            <text:p>0</text:p>
          </table:table-cell>
          <table:table-cell table:formula="of:=[.F645]-[.G6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IF([.A646]&gt;100; 93; 0)" office:value-type="float" office:value="0" calcext:value-type="float">
            <text:p>0</text:p>
          </table:table-cell>
          <table:table-cell table:formula="of:=1.75*[.A646]+2*[.A645]-[.C645]" office:value-type="float" office:value="-190.75" calcext:value-type="float">
            <text:p>-190.75</text:p>
          </table:table-cell>
          <table:table-cell table:formula="of:=IF([.D646]&gt;127; 127; IF([.D646]&lt;-128; -128; [.D64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46]-[.F646]" office:value-type="float" office:value="0" calcext:value-type="float">
            <text:p>0</text:p>
          </table:table-cell>
          <table:table-cell table:formula="of:=[.E646]-[.G646]" office:value-type="float" office:value="0" calcext:value-type="float">
            <text:p>0</text:p>
          </table:table-cell>
          <table:table-cell table:formula="of:=[.F646]-[.G6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1001" calcext:value-type="float">
            <text:p>1101001</text:p>
          </table:table-cell>
          <table:table-cell table:formula="of:=IF([.A647]&gt;100; 93; 0)" office:value-type="float" office:value="93" calcext:value-type="float">
            <text:p>93</text:p>
          </table:table-cell>
          <table:table-cell table:formula="of:=1.75*[.A647]+2*[.A646]-[.C646]" office:value-type="float" office:value="237.75" calcext:value-type="float">
            <text:p>237.75</text:p>
          </table:table-cell>
          <table:table-cell table:formula="of:=IF([.D647]&gt;127; 127; IF([.D647]&lt;-128; -128; [.D64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47]-[.F647]" office:value-type="float" office:value="0" calcext:value-type="float">
            <text:p>0</text:p>
          </table:table-cell>
          <table:table-cell table:formula="of:=[.E647]-[.G647]" office:value-type="float" office:value="0" calcext:value-type="float">
            <text:p>0</text:p>
          </table:table-cell>
          <table:table-cell table:formula="of:=[.F647]-[.G6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648]&gt;100; 93; 0)" office:value-type="float" office:value="0" calcext:value-type="float">
            <text:p>0</text:p>
          </table:table-cell>
          <table:table-cell table:formula="of:=1.75*[.A648]+2*[.A647]-[.C647]" office:value-type="float" office:value="52.25" calcext:value-type="float">
            <text:p>52.25</text:p>
          </table:table-cell>
          <table:table-cell table:formula="of:=IF([.D648]&gt;127; 127; IF([.D648]&lt;-128; -128; [.D648]))" office:value-type="float" office:value="52.25" calcext:value-type="float">
            <text:p>52.2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[.E648]-[.F648]" office:value-type="float" office:value="0.25" calcext:value-type="float">
            <text:p>0.25</text:p>
          </table:table-cell>
          <table:table-cell table:formula="of:=[.E648]-[.G648]" office:value-type="float" office:value="-0.75" calcext:value-type="float">
            <text:p>-0.75</text:p>
          </table:table-cell>
          <table:table-cell table:formula="of:=[.F648]-[.G64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111011" calcext:value-type="float">
            <text:p>11111011</text:p>
          </table:table-cell>
          <table:table-cell table:formula="of:=IF([.A649]&gt;100; 93; 0)" office:value-type="float" office:value="0" calcext:value-type="float">
            <text:p>0</text:p>
          </table:table-cell>
          <table:table-cell table:formula="of:=1.75*[.A649]+2*[.A648]-[.C648]" office:value-type="float" office:value="-82.75" calcext:value-type="float">
            <text:p>-82.75</text:p>
          </table:table-cell>
          <table:table-cell table:formula="of:=IF([.D649]&gt;127; 127; IF([.D649]&lt;-128; -128; [.D649]))" office:value-type="float" office:value="-82.75" calcext:value-type="float">
            <text:p>-82.75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[.E649]-[.F649]" office:value-type="float" office:value="0.25" calcext:value-type="float">
            <text:p>0.25</text:p>
          </table:table-cell>
          <table:table-cell table:formula="of:=[.E649]-[.G649]" office:value-type="float" office:value="-0.75" calcext:value-type="float">
            <text:p>-0.75</text:p>
          </table:table-cell>
          <table:table-cell table:formula="of:=[.F649]-[.G64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IF([.A650]&gt;100; 93; 0)" office:value-type="float" office:value="0" calcext:value-type="float">
            <text:p>0</text:p>
          </table:table-cell>
          <table:table-cell table:formula="of:=1.75*[.A650]+2*[.A649]-[.C649]" office:value-type="float" office:value="105.5" calcext:value-type="float">
            <text:p>105.5</text:p>
          </table:table-cell>
          <table:table-cell table:formula="of:=IF([.D650]&gt;127; 127; IF([.D650]&lt;-128; -128; [.D650]))" office:value-type="float" office:value="105.5" calcext:value-type="float">
            <text:p>105.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[.E650]-[.F650]" office:value-type="float" office:value="-0.5" calcext:value-type="float">
            <text:p>-0.5</text:p>
          </table:table-cell>
          <table:table-cell table:formula="of:=[.E650]-[.G650]" office:value-type="float" office:value="-0.5" calcext:value-type="float">
            <text:p>-0.5</text:p>
          </table:table-cell>
          <table:table-cell table:formula="of:=[.F650]-[.G6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IF([.A651]&gt;100; 93; 0)" office:value-type="float" office:value="0" calcext:value-type="float">
            <text:p>0</text:p>
          </table:table-cell>
          <table:table-cell table:formula="of:=1.75*[.A651]+2*[.A650]-[.C650]" office:value-type="float" office:value="156.5" calcext:value-type="float">
            <text:p>156.5</text:p>
          </table:table-cell>
          <table:table-cell table:formula="of:=IF([.D651]&gt;127; 127; IF([.D651]&lt;-128; -128; [.D6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51]-[.F651]" office:value-type="float" office:value="0" calcext:value-type="float">
            <text:p>0</text:p>
          </table:table-cell>
          <table:table-cell table:formula="of:=[.E651]-[.G651]" office:value-type="float" office:value="0" calcext:value-type="float">
            <text:p>0</text:p>
          </table:table-cell>
          <table:table-cell table:formula="of:=[.F651]-[.G6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0101100" calcext:value-type="float">
            <text:p>10101100</text:p>
          </table:table-cell>
          <table:table-cell table:formula="of:=IF([.A652]&gt;100; 93; 0)" office:value-type="float" office:value="0" calcext:value-type="float">
            <text:p>0</text:p>
          </table:table-cell>
          <table:table-cell table:formula="of:=1.75*[.A652]+2*[.A651]-[.C651]" office:value-type="float" office:value="-119" calcext:value-type="float">
            <text:p>-119</text:p>
          </table:table-cell>
          <table:table-cell table:formula="of:=IF([.D652]&gt;127; 127; IF([.D652]&lt;-128; -128; [.D652]))" office:value-type="float" office:value="-119" calcext:value-type="float">
            <text:p>-119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[.E652]-[.F652]" office:value-type="float" office:value="0" calcext:value-type="float">
            <text:p>0</text:p>
          </table:table-cell>
          <table:table-cell table:formula="of:=[.E652]-[.G652]" office:value-type="float" office:value="0" calcext:value-type="float">
            <text:p>0</text:p>
          </table:table-cell>
          <table:table-cell table:formula="of:=[.F652]-[.G6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IF([.A653]&gt;100; 93; 0)" office:value-type="float" office:value="0" calcext:value-type="float">
            <text:p>0</text:p>
          </table:table-cell>
          <table:table-cell table:formula="of:=1.75*[.A653]+2*[.A652]-[.C652]" office:value-type="float" office:value="-332.5" calcext:value-type="float">
            <text:p>-332.5</text:p>
          </table:table-cell>
          <table:table-cell table:formula="of:=IF([.D653]&gt;127; 127; IF([.D653]&lt;-128; -128; [.D65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53]-[.F653]" office:value-type="float" office:value="0" calcext:value-type="float">
            <text:p>0</text:p>
          </table:table-cell>
          <table:table-cell table:formula="of:=[.E653]-[.G653]" office:value-type="float" office:value="0" calcext:value-type="float">
            <text:p>0</text:p>
          </table:table-cell>
          <table:table-cell table:formula="of:=[.F653]-[.G6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654]&gt;100; 93; 0)" office:value-type="float" office:value="93" calcext:value-type="float">
            <text:p>93</text:p>
          </table:table-cell>
          <table:table-cell table:formula="of:=1.75*[.A654]+2*[.A653]-[.C653]" office:value-type="float" office:value="11.5" calcext:value-type="float">
            <text:p>11.5</text:p>
          </table:table-cell>
          <table:table-cell table:formula="of:=IF([.D654]&gt;127; 127; IF([.D654]&lt;-128; -128; [.D654]))" office:value-type="float" office:value="11.5" calcext:value-type="float">
            <text:p>11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formula="of:=[.E654]-[.F654]" office:value-type="float" office:value="-0.5" calcext:value-type="float">
            <text:p>-0.5</text:p>
          </table:table-cell>
          <table:table-cell table:formula="of:=[.E654]-[.G654]" office:value-type="float" office:value="-0.5" calcext:value-type="float">
            <text:p>-0.5</text:p>
          </table:table-cell>
          <table:table-cell table:formula="of:=[.F654]-[.G6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655]&gt;100; 93; 0)" office:value-type="float" office:value="0" calcext:value-type="float">
            <text:p>0</text:p>
          </table:table-cell>
          <table:table-cell table:formula="of:=1.75*[.A655]+2*[.A654]-[.C654]" office:value-type="float" office:value="131.5" calcext:value-type="float">
            <text:p>131.5</text:p>
          </table:table-cell>
          <table:table-cell table:formula="of:=IF([.D655]&gt;127; 127; IF([.D655]&lt;-128; -128; [.D6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55]-[.F655]" office:value-type="float" office:value="0" calcext:value-type="float">
            <text:p>0</text:p>
          </table:table-cell>
          <table:table-cell table:formula="of:=[.E655]-[.G655]" office:value-type="float" office:value="0" calcext:value-type="float">
            <text:p>0</text:p>
          </table:table-cell>
          <table:table-cell table:formula="of:=[.F655]-[.G6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656]&gt;100; 93; 0)" office:value-type="float" office:value="0" calcext:value-type="float">
            <text:p>0</text:p>
          </table:table-cell>
          <table:table-cell table:formula="of:=1.75*[.A656]+2*[.A655]-[.C655]" office:value-type="float" office:value="-207" calcext:value-type="float">
            <text:p>-207</text:p>
          </table:table-cell>
          <table:table-cell table:formula="of:=IF([.D656]&gt;127; 127; IF([.D656]&lt;-128; -128; [.D65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56]-[.F656]" office:value-type="float" office:value="0" calcext:value-type="float">
            <text:p>0</text:p>
          </table:table-cell>
          <table:table-cell table:formula="of:=[.E656]-[.G656]" office:value-type="float" office:value="0" calcext:value-type="float">
            <text:p>0</text:p>
          </table:table-cell>
          <table:table-cell table:formula="of:=[.F656]-[.G6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657]&gt;100; 93; 0)" office:value-type="float" office:value="0" calcext:value-type="float">
            <text:p>0</text:p>
          </table:table-cell>
          <table:table-cell table:formula="of:=1.75*[.A657]+2*[.A656]-[.C656]" office:value-type="float" office:value="-92" calcext:value-type="float">
            <text:p>-92</text:p>
          </table:table-cell>
          <table:table-cell table:formula="of:=IF([.D657]&gt;127; 127; IF([.D657]&lt;-128; -128; [.D657]))" office:value-type="float" office:value="-92" calcext:value-type="float">
            <text:p>-92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10100100" calcext:value-type="float">
            <text:p>10100100</text:p>
          </table:table-cell>
          <table:table-cell table:formula="of:=[.E657]-[.F657]" office:value-type="float" office:value="0" calcext:value-type="float">
            <text:p>0</text:p>
          </table:table-cell>
          <table:table-cell table:formula="of:=[.E657]-[.G657]" office:value-type="float" office:value="0" calcext:value-type="float">
            <text:p>0</text:p>
          </table:table-cell>
          <table:table-cell table:formula="of:=[.F657]-[.G6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IF([.A658]&gt;100; 93; 0)" office:value-type="float" office:value="0" calcext:value-type="float">
            <text:p>0</text:p>
          </table:table-cell>
          <table:table-cell table:formula="of:=1.75*[.A658]+2*[.A657]-[.C657]" office:value-type="float" office:value="46.25" calcext:value-type="float">
            <text:p>46.25</text:p>
          </table:table-cell>
          <table:table-cell table:formula="of:=IF([.D658]&gt;127; 127; IF([.D658]&lt;-128; -128; [.D658]))" office:value-type="float" office:value="46.25" calcext:value-type="float">
            <text:p>46.2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[.E658]-[.F658]" office:value-type="float" office:value="0.25" calcext:value-type="float">
            <text:p>0.25</text:p>
          </table:table-cell>
          <table:table-cell table:formula="of:=[.E658]-[.G658]" office:value-type="float" office:value="-0.75" calcext:value-type="float">
            <text:p>-0.75</text:p>
          </table:table-cell>
          <table:table-cell table:formula="of:=[.F658]-[.G65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659]&gt;100; 93; 0)" office:value-type="float" office:value="0" calcext:value-type="float">
            <text:p>0</text:p>
          </table:table-cell>
          <table:table-cell table:formula="of:=1.75*[.A659]+2*[.A658]-[.C658]" office:value-type="float" office:value="-345.25" calcext:value-type="float">
            <text:p>-345.25</text:p>
          </table:table-cell>
          <table:table-cell table:formula="of:=IF([.D659]&gt;127; 127; IF([.D659]&lt;-128; -128; [.D65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59]-[.F659]" office:value-type="float" office:value="0" calcext:value-type="float">
            <text:p>0</text:p>
          </table:table-cell>
          <table:table-cell table:formula="of:=[.E659]-[.G659]" office:value-type="float" office:value="0" calcext:value-type="float">
            <text:p>0</text:p>
          </table:table-cell>
          <table:table-cell table:formula="of:=[.F659]-[.G6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660]&gt;100; 93; 0)" office:value-type="float" office:value="0" calcext:value-type="float">
            <text:p>0</text:p>
          </table:table-cell>
          <table:table-cell table:formula="of:=1.75*[.A660]+2*[.A659]-[.C659]" office:value-type="float" office:value="-461.25" calcext:value-type="float">
            <text:p>-461.25</text:p>
          </table:table-cell>
          <table:table-cell table:formula="of:=IF([.D660]&gt;127; 127; IF([.D660]&lt;-128; -128; [.D66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0]-[.F660]" office:value-type="float" office:value="0" calcext:value-type="float">
            <text:p>0</text:p>
          </table:table-cell>
          <table:table-cell table:formula="of:=[.E660]-[.G660]" office:value-type="float" office:value="0" calcext:value-type="float">
            <text:p>0</text:p>
          </table:table-cell>
          <table:table-cell table:formula="of:=[.F660]-[.G6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IF([.A661]&gt;100; 93; 0)" office:value-type="float" office:value="0" calcext:value-type="float">
            <text:p>0</text:p>
          </table:table-cell>
          <table:table-cell table:formula="of:=1.75*[.A661]+2*[.A660]-[.C660]" office:value-type="float" office:value="-172.5" calcext:value-type="float">
            <text:p>-172.5</text:p>
          </table:table-cell>
          <table:table-cell table:formula="of:=IF([.D661]&gt;127; 127; IF([.D661]&lt;-128; -128; [.D66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1]-[.F661]" office:value-type="float" office:value="0" calcext:value-type="float">
            <text:p>0</text:p>
          </table:table-cell>
          <table:table-cell table:formula="of:=[.E661]-[.G661]" office:value-type="float" office:value="0" calcext:value-type="float">
            <text:p>0</text:p>
          </table:table-cell>
          <table:table-cell table:formula="of:=[.F661]-[.G6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662]&gt;100; 93; 0)" office:value-type="float" office:value="93" calcext:value-type="float">
            <text:p>93</text:p>
          </table:table-cell>
          <table:table-cell table:formula="of:=1.75*[.A662]+2*[.A661]-[.C661]" office:value-type="float" office:value="269.5" calcext:value-type="float">
            <text:p>269.5</text:p>
          </table:table-cell>
          <table:table-cell table:formula="of:=IF([.D662]&gt;127; 127; IF([.D662]&lt;-128; -128; [.D66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62]-[.F662]" office:value-type="float" office:value="0" calcext:value-type="float">
            <text:p>0</text:p>
          </table:table-cell>
          <table:table-cell table:formula="of:=[.E662]-[.G662]" office:value-type="float" office:value="0" calcext:value-type="float">
            <text:p>0</text:p>
          </table:table-cell>
          <table:table-cell table:formula="of:=[.F662]-[.G6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1101100" calcext:value-type="float">
            <text:p>11101100</text:p>
          </table:table-cell>
          <table:table-cell table:formula="of:=IF([.A663]&gt;100; 93; 0)" office:value-type="float" office:value="0" calcext:value-type="float">
            <text:p>0</text:p>
          </table:table-cell>
          <table:table-cell table:formula="of:=1.75*[.A663]+2*[.A662]-[.C662]" office:value-type="float" office:value="84" calcext:value-type="float">
            <text:p>84</text:p>
          </table:table-cell>
          <table:table-cell table:formula="of:=IF([.D663]&gt;127; 127; IF([.D663]&lt;-128; -128; [.D663]))" office:value-type="float" office:value="84" calcext:value-type="float">
            <text:p>8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[.E663]-[.F663]" office:value-type="float" office:value="0" calcext:value-type="float">
            <text:p>0</text:p>
          </table:table-cell>
          <table:table-cell table:formula="of:=[.E663]-[.G663]" office:value-type="float" office:value="0" calcext:value-type="float">
            <text:p>0</text:p>
          </table:table-cell>
          <table:table-cell table:formula="of:=[.F663]-[.G6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664]&gt;100; 93; 0)" office:value-type="float" office:value="0" calcext:value-type="float">
            <text:p>0</text:p>
          </table:table-cell>
          <table:table-cell table:formula="of:=1.75*[.A664]+2*[.A663]-[.C663]" office:value-type="float" office:value="-141.5" calcext:value-type="float">
            <text:p>-141.5</text:p>
          </table:table-cell>
          <table:table-cell table:formula="of:=IF([.D664]&gt;127; 127; IF([.D664]&lt;-128; -128; [.D66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4]-[.F664]" office:value-type="float" office:value="0" calcext:value-type="float">
            <text:p>0</text:p>
          </table:table-cell>
          <table:table-cell table:formula="of:=[.E664]-[.G664]" office:value-type="float" office:value="0" calcext:value-type="float">
            <text:p>0</text:p>
          </table:table-cell>
          <table:table-cell table:formula="of:=[.F664]-[.G6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IF([.A665]&gt;100; 93; 0)" office:value-type="float" office:value="0" calcext:value-type="float">
            <text:p>0</text:p>
          </table:table-cell>
          <table:table-cell table:formula="of:=1.75*[.A665]+2*[.A664]-[.C664]" office:value-type="float" office:value="-201.75" calcext:value-type="float">
            <text:p>-201.75</text:p>
          </table:table-cell>
          <table:table-cell table:formula="of:=IF([.D665]&gt;127; 127; IF([.D665]&lt;-128; -128; [.D66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5]-[.F665]" office:value-type="float" office:value="0" calcext:value-type="float">
            <text:p>0</text:p>
          </table:table-cell>
          <table:table-cell table:formula="of:=[.E665]-[.G665]" office:value-type="float" office:value="0" calcext:value-type="float">
            <text:p>0</text:p>
          </table:table-cell>
          <table:table-cell table:formula="of:=[.F665]-[.G6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666]&gt;100; 93; 0)" office:value-type="float" office:value="0" calcext:value-type="float">
            <text:p>0</text:p>
          </table:table-cell>
          <table:table-cell table:formula="of:=1.75*[.A666]+2*[.A665]-[.C665]" office:value-type="float" office:value="-257.25" calcext:value-type="float">
            <text:p>-257.25</text:p>
          </table:table-cell>
          <table:table-cell table:formula="of:=IF([.D666]&gt;127; 127; IF([.D666]&lt;-128; -128; [.D66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6]-[.F666]" office:value-type="float" office:value="0" calcext:value-type="float">
            <text:p>0</text:p>
          </table:table-cell>
          <table:table-cell table:formula="of:=[.E666]-[.G666]" office:value-type="float" office:value="0" calcext:value-type="float">
            <text:p>0</text:p>
          </table:table-cell>
          <table:table-cell table:formula="of:=[.F666]-[.G6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0011001" calcext:value-type="float">
            <text:p>10011001</text:p>
          </table:table-cell>
          <table:table-cell table:formula="of:=IF([.A667]&gt;100; 93; 0)" office:value-type="float" office:value="0" calcext:value-type="float">
            <text:p>0</text:p>
          </table:table-cell>
          <table:table-cell table:formula="of:=1.75*[.A667]+2*[.A666]-[.C666]" office:value-type="float" office:value="-362.25" calcext:value-type="float">
            <text:p>-362.25</text:p>
          </table:table-cell>
          <table:table-cell table:formula="of:=IF([.D667]&gt;127; 127; IF([.D667]&lt;-128; -128; [.D66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7]-[.F667]" office:value-type="float" office:value="0" calcext:value-type="float">
            <text:p>0</text:p>
          </table:table-cell>
          <table:table-cell table:formula="of:=[.E667]-[.G667]" office:value-type="float" office:value="0" calcext:value-type="float">
            <text:p>0</text:p>
          </table:table-cell>
          <table:table-cell table:formula="of:=[.F667]-[.G6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668]&gt;100; 93; 0)" office:value-type="float" office:value="0" calcext:value-type="float">
            <text:p>0</text:p>
          </table:table-cell>
          <table:table-cell table:formula="of:=1.75*[.A668]+2*[.A667]-[.C667]" office:value-type="float" office:value="-225.25" calcext:value-type="float">
            <text:p>-225.25</text:p>
          </table:table-cell>
          <table:table-cell table:formula="of:=IF([.D668]&gt;127; 127; IF([.D668]&lt;-128; -128; [.D66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8]-[.F668]" office:value-type="float" office:value="0" calcext:value-type="float">
            <text:p>0</text:p>
          </table:table-cell>
          <table:table-cell table:formula="of:=[.E668]-[.G668]" office:value-type="float" office:value="0" calcext:value-type="float">
            <text:p>0</text:p>
          </table:table-cell>
          <table:table-cell table:formula="of:=[.F668]-[.G6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669]&gt;100; 93; 0)" office:value-type="float" office:value="0" calcext:value-type="float">
            <text:p>0</text:p>
          </table:table-cell>
          <table:table-cell table:formula="of:=1.75*[.A669]+2*[.A668]-[.C668]" office:value-type="float" office:value="67.25" calcext:value-type="float">
            <text:p>67.25</text:p>
          </table:table-cell>
          <table:table-cell table:formula="of:=IF([.D669]&gt;127; 127; IF([.D669]&lt;-128; -128; [.D669]))" office:value-type="float" office:value="67.25" calcext:value-type="float">
            <text:p>67.2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[.E669]-[.F669]" office:value-type="float" office:value="0.25" calcext:value-type="float">
            <text:p>0.25</text:p>
          </table:table-cell>
          <table:table-cell table:formula="of:=[.E669]-[.G669]" office:value-type="float" office:value="-0.75" calcext:value-type="float">
            <text:p>-0.75</text:p>
          </table:table-cell>
          <table:table-cell table:formula="of:=[.F669]-[.G66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0011" calcext:value-type="float">
            <text:p>1010011</text:p>
          </table:table-cell>
          <table:table-cell table:formula="of:=IF([.A670]&gt;100; 93; 0)" office:value-type="float" office:value="0" calcext:value-type="float">
            <text:p>0</text:p>
          </table:table-cell>
          <table:table-cell table:formula="of:=1.75*[.A670]+2*[.A669]-[.C669]" office:value-type="float" office:value="247.25" calcext:value-type="float">
            <text:p>247.25</text:p>
          </table:table-cell>
          <table:table-cell table:formula="of:=IF([.D670]&gt;127; 127; IF([.D670]&lt;-128; -128; [.D67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70]-[.F670]" office:value-type="float" office:value="0" calcext:value-type="float">
            <text:p>0</text:p>
          </table:table-cell>
          <table:table-cell table:formula="of:=[.E670]-[.G670]" office:value-type="float" office:value="0" calcext:value-type="float">
            <text:p>0</text:p>
          </table:table-cell>
          <table:table-cell table:formula="of:=[.F670]-[.G6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671]&gt;100; 93; 0)" office:value-type="float" office:value="0" calcext:value-type="float">
            <text:p>0</text:p>
          </table:table-cell>
          <table:table-cell table:formula="of:=1.75*[.A671]+2*[.A670]-[.C670]" office:value-type="float" office:value="-52.75" calcext:value-type="float">
            <text:p>-52.75</text:p>
          </table:table-cell>
          <table:table-cell table:formula="of:=IF([.D671]&gt;127; 127; IF([.D671]&lt;-128; -128; [.D671]))" office:value-type="float" office:value="-52.75" calcext:value-type="float">
            <text:p>-52.75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[.E671]-[.F671]" office:value-type="float" office:value="0.25" calcext:value-type="float">
            <text:p>0.25</text:p>
          </table:table-cell>
          <table:table-cell table:formula="of:=[.E671]-[.G671]" office:value-type="float" office:value="-0.75" calcext:value-type="float">
            <text:p>-0.75</text:p>
          </table:table-cell>
          <table:table-cell table:formula="of:=[.F671]-[.G67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672]&gt;100; 93; 0)" office:value-type="float" office:value="0" calcext:value-type="float">
            <text:p>0</text:p>
          </table:table-cell>
          <table:table-cell table:formula="of:=1.75*[.A672]+2*[.A671]-[.C671]" office:value-type="float" office:value="-90.75" calcext:value-type="float">
            <text:p>-90.75</text:p>
          </table:table-cell>
          <table:table-cell table:formula="of:=IF([.D672]&gt;127; 127; IF([.D672]&lt;-128; -128; [.D672]))" office:value-type="float" office:value="-90.75" calcext:value-type="float">
            <text:p>-90.75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10100110" calcext:value-type="float">
            <text:p>10100110</text:p>
          </table:table-cell>
          <table:table-cell table:formula="of:=[.E672]-[.F672]" office:value-type="float" office:value="0.25" calcext:value-type="float">
            <text:p>0.25</text:p>
          </table:table-cell>
          <table:table-cell table:formula="of:=[.E672]-[.G672]" office:value-type="float" office:value="-0.75" calcext:value-type="float">
            <text:p>-0.75</text:p>
          </table:table-cell>
          <table:table-cell table:formula="of:=[.F672]-[.G67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0111100" calcext:value-type="float">
            <text:p>10111100</text:p>
          </table:table-cell>
          <table:table-cell table:formula="of:=IF([.A673]&gt;100; 93; 0)" office:value-type="float" office:value="0" calcext:value-type="float">
            <text:p>0</text:p>
          </table:table-cell>
          <table:table-cell table:formula="of:=1.75*[.A673]+2*[.A672]-[.C672]" office:value-type="float" office:value="63" calcext:value-type="float">
            <text:p>63</text:p>
          </table:table-cell>
          <table:table-cell table:formula="of:=IF([.D673]&gt;127; 127; IF([.D673]&lt;-128; -128; [.D673]))" office:value-type="float" office:value="63" calcext:value-type="float">
            <text:p>6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11111" calcext:value-type="float">
            <text:p>111111</text:p>
          </table:table-cell>
          <table:table-cell table:formula="of:=[.E673]-[.F673]" office:value-type="float" office:value="0" calcext:value-type="float">
            <text:p>0</text:p>
          </table:table-cell>
          <table:table-cell table:formula="of:=[.E673]-[.G673]" office:value-type="float" office:value="0" calcext:value-type="float">
            <text:p>0</text:p>
          </table:table-cell>
          <table:table-cell table:formula="of:=[.F673]-[.G6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IF([.A674]&gt;100; 93; 0)" office:value-type="float" office:value="93" calcext:value-type="float">
            <text:p>93</text:p>
          </table:table-cell>
          <table:table-cell table:formula="of:=1.75*[.A674]+2*[.A673]-[.C673]" office:value-type="float" office:value="75.75" calcext:value-type="float">
            <text:p>75.75</text:p>
          </table:table-cell>
          <table:table-cell table:formula="of:=IF([.D674]&gt;127; 127; IF([.D674]&lt;-128; -128; [.D674]))" office:value-type="float" office:value="75.75" calcext:value-type="float">
            <text:p>75.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[.E674]-[.F674]" office:value-type="float" office:value="-0.25" calcext:value-type="float">
            <text:p>-0.25</text:p>
          </table:table-cell>
          <table:table-cell table:formula="of:=[.E674]-[.G674]" office:value-type="float" office:value="-0.25" calcext:value-type="float">
            <text:p>-0.25</text:p>
          </table:table-cell>
          <table:table-cell table:formula="of:=[.F674]-[.G6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0010" calcext:value-type="float">
            <text:p>1010010</text:p>
          </table:table-cell>
          <table:table-cell table:formula="of:=IF([.A675]&gt;100; 93; 0)" office:value-type="float" office:value="0" calcext:value-type="float">
            <text:p>0</text:p>
          </table:table-cell>
          <table:table-cell table:formula="of:=1.75*[.A675]+2*[.A674]-[.C674]" office:value-type="float" office:value="292.5" calcext:value-type="float">
            <text:p>292.5</text:p>
          </table:table-cell>
          <table:table-cell table:formula="of:=IF([.D675]&gt;127; 127; IF([.D675]&lt;-128; -128; [.D67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75]-[.F675]" office:value-type="float" office:value="0" calcext:value-type="float">
            <text:p>0</text:p>
          </table:table-cell>
          <table:table-cell table:formula="of:=[.E675]-[.G675]" office:value-type="float" office:value="0" calcext:value-type="float">
            <text:p>0</text:p>
          </table:table-cell>
          <table:table-cell table:formula="of:=[.F675]-[.G6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100" calcext:value-type="float">
            <text:p>1100100</text:p>
          </table:table-cell>
          <table:table-cell table:formula="of:=IF([.A676]&gt;100; 93; 0)" office:value-type="float" office:value="0" calcext:value-type="float">
            <text:p>0</text:p>
          </table:table-cell>
          <table:table-cell table:formula="of:=1.75*[.A676]+2*[.A675]-[.C675]" office:value-type="float" office:value="339" calcext:value-type="float">
            <text:p>339</text:p>
          </table:table-cell>
          <table:table-cell table:formula="of:=IF([.D676]&gt;127; 127; IF([.D676]&lt;-128; -128; [.D67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76]-[.F676]" office:value-type="float" office:value="0" calcext:value-type="float">
            <text:p>0</text:p>
          </table:table-cell>
          <table:table-cell table:formula="of:=[.E676]-[.G676]" office:value-type="float" office:value="0" calcext:value-type="float">
            <text:p>0</text:p>
          </table:table-cell>
          <table:table-cell table:formula="of:=[.F676]-[.G6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100" calcext:value-type="float">
            <text:p>111100</text:p>
          </table:table-cell>
          <table:table-cell table:formula="of:=IF([.A677]&gt;100; 93; 0)" office:value-type="float" office:value="0" calcext:value-type="float">
            <text:p>0</text:p>
          </table:table-cell>
          <table:table-cell table:formula="of:=1.75*[.A677]+2*[.A676]-[.C676]" office:value-type="float" office:value="305" calcext:value-type="float">
            <text:p>305</text:p>
          </table:table-cell>
          <table:table-cell table:formula="of:=IF([.D677]&gt;127; 127; IF([.D677]&lt;-128; -128; [.D67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77]-[.F677]" office:value-type="float" office:value="0" calcext:value-type="float">
            <text:p>0</text:p>
          </table:table-cell>
          <table:table-cell table:formula="of:=[.E677]-[.G677]" office:value-type="float" office:value="0" calcext:value-type="float">
            <text:p>0</text:p>
          </table:table-cell>
          <table:table-cell table:formula="of:=[.F677]-[.G6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678]&gt;100; 93; 0)" office:value-type="float" office:value="0" calcext:value-type="float">
            <text:p>0</text:p>
          </table:table-cell>
          <table:table-cell table:formula="of:=1.75*[.A678]+2*[.A677]-[.C677]" office:value-type="float" office:value="272.25" calcext:value-type="float">
            <text:p>272.25</text:p>
          </table:table-cell>
          <table:table-cell table:formula="of:=IF([.D678]&gt;127; 127; IF([.D678]&lt;-128; -128; [.D67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78]-[.F678]" office:value-type="float" office:value="0" calcext:value-type="float">
            <text:p>0</text:p>
          </table:table-cell>
          <table:table-cell table:formula="of:=[.E678]-[.G678]" office:value-type="float" office:value="0" calcext:value-type="float">
            <text:p>0</text:p>
          </table:table-cell>
          <table:table-cell table:formula="of:=[.F678]-[.G6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679]&gt;100; 93; 0)" office:value-type="float" office:value="0" calcext:value-type="float">
            <text:p>0</text:p>
          </table:table-cell>
          <table:table-cell table:formula="of:=1.75*[.A679]+2*[.A678]-[.C678]" office:value-type="float" office:value="14.75" calcext:value-type="float">
            <text:p>14.75</text:p>
          </table:table-cell>
          <table:table-cell table:formula="of:=IF([.D679]&gt;127; 127; IF([.D679]&lt;-128; -128; [.D679]))" office:value-type="float" office:value="14.75" calcext:value-type="float">
            <text:p>14.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formula="of:=[.E679]-[.F679]" office:value-type="float" office:value="-0.25" calcext:value-type="float">
            <text:p>-0.25</text:p>
          </table:table-cell>
          <table:table-cell table:formula="of:=[.E679]-[.G679]" office:value-type="float" office:value="-0.25" calcext:value-type="float">
            <text:p>-0.25</text:p>
          </table:table-cell>
          <table:table-cell table:formula="of:=[.F679]-[.G6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680]&gt;100; 93; 0)" office:value-type="float" office:value="0" calcext:value-type="float">
            <text:p>0</text:p>
          </table:table-cell>
          <table:table-cell table:formula="of:=1.75*[.A680]+2*[.A679]-[.C679]" office:value-type="float" office:value="-341.25" calcext:value-type="float">
            <text:p>-341.25</text:p>
          </table:table-cell>
          <table:table-cell table:formula="of:=IF([.D680]&gt;127; 127; IF([.D680]&lt;-128; -128; [.D6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80]-[.F680]" office:value-type="float" office:value="0" calcext:value-type="float">
            <text:p>0</text:p>
          </table:table-cell>
          <table:table-cell table:formula="of:=[.E680]-[.G680]" office:value-type="float" office:value="0" calcext:value-type="float">
            <text:p>0</text:p>
          </table:table-cell>
          <table:table-cell table:formula="of:=[.F680]-[.G6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IF([.A681]&gt;100; 93; 0)" office:value-type="float" office:value="0" calcext:value-type="float">
            <text:p>0</text:p>
          </table:table-cell>
          <table:table-cell table:formula="of:=1.75*[.A681]+2*[.A680]-[.C680]" office:value-type="float" office:value="-232.75" calcext:value-type="float">
            <text:p>-232.75</text:p>
          </table:table-cell>
          <table:table-cell table:formula="of:=IF([.D681]&gt;127; 127; IF([.D681]&lt;-128; -128; [.D68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81]-[.F681]" office:value-type="float" office:value="0" calcext:value-type="float">
            <text:p>0</text:p>
          </table:table-cell>
          <table:table-cell table:formula="of:=[.E681]-[.G681]" office:value-type="float" office:value="0" calcext:value-type="float">
            <text:p>0</text:p>
          </table:table-cell>
          <table:table-cell table:formula="of:=[.F681]-[.G6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formula="of:=IF([.A682]&gt;100; 93; 0)" office:value-type="float" office:value="0" calcext:value-type="float">
            <text:p>0</text:p>
          </table:table-cell>
          <table:table-cell table:formula="of:=1.75*[.A682]+2*[.A681]-[.C681]" office:value-type="float" office:value="-37" calcext:value-type="float">
            <text:p>-37</text:p>
          </table:table-cell>
          <table:table-cell table:formula="of:=IF([.D682]&gt;127; 127; IF([.D682]&lt;-128; -128; [.D682]))" office:value-type="float" office:value="-37" calcext:value-type="float">
            <text:p>-37</text:p>
          </table:table-cell>
          <table:table-cell table:number-columns-repeated="2"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[.E682]-[.F682]" office:value-type="float" office:value="0" calcext:value-type="float">
            <text:p>0</text:p>
          </table:table-cell>
          <table:table-cell table:formula="of:=[.E682]-[.G682]" office:value-type="float" office:value="0" calcext:value-type="float">
            <text:p>0</text:p>
          </table:table-cell>
          <table:table-cell table:formula="of:=[.F682]-[.G6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683]&gt;100; 93; 0)" office:value-type="float" office:value="0" calcext:value-type="float">
            <text:p>0</text:p>
          </table:table-cell>
          <table:table-cell table:formula="of:=1.75*[.A683]+2*[.A682]-[.C682]" office:value-type="float" office:value="-145.75" calcext:value-type="float">
            <text:p>-145.75</text:p>
          </table:table-cell>
          <table:table-cell table:formula="of:=IF([.D683]&gt;127; 127; IF([.D683]&lt;-128; -128; [.D68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83]-[.F683]" office:value-type="float" office:value="0" calcext:value-type="float">
            <text:p>0</text:p>
          </table:table-cell>
          <table:table-cell table:formula="of:=[.E683]-[.G683]" office:value-type="float" office:value="0" calcext:value-type="float">
            <text:p>0</text:p>
          </table:table-cell>
          <table:table-cell table:formula="of:=[.F683]-[.G6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IF([.A684]&gt;100; 93; 0)" office:value-type="float" office:value="0" calcext:value-type="float">
            <text:p>0</text:p>
          </table:table-cell>
          <table:table-cell table:formula="of:=1.75*[.A684]+2*[.A683]-[.C683]" office:value-type="float" office:value="-166" calcext:value-type="float">
            <text:p>-166</text:p>
          </table:table-cell>
          <table:table-cell table:formula="of:=IF([.D684]&gt;127; 127; IF([.D684]&lt;-128; -128; [.D68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84]-[.F684]" office:value-type="float" office:value="0" calcext:value-type="float">
            <text:p>0</text:p>
          </table:table-cell>
          <table:table-cell table:formula="of:=[.E684]-[.G684]" office:value-type="float" office:value="0" calcext:value-type="float">
            <text:p>0</text:p>
          </table:table-cell>
          <table:table-cell table:formula="of:=[.F684]-[.G6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IF([.A685]&gt;100; 93; 0)" office:value-type="float" office:value="93" calcext:value-type="float">
            <text:p>93</text:p>
          </table:table-cell>
          <table:table-cell table:formula="of:=1.75*[.A685]+2*[.A684]-[.C684]" office:value-type="float" office:value="208.75" calcext:value-type="float">
            <text:p>208.75</text:p>
          </table:table-cell>
          <table:table-cell table:formula="of:=IF([.D685]&gt;127; 127; IF([.D685]&lt;-128; -128; [.D68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85]-[.F685]" office:value-type="float" office:value="0" calcext:value-type="float">
            <text:p>0</text:p>
          </table:table-cell>
          <table:table-cell table:formula="of:=[.E685]-[.G685]" office:value-type="float" office:value="0" calcext:value-type="float">
            <text:p>0</text:p>
          </table:table-cell>
          <table:table-cell table:formula="of:=[.F685]-[.G6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100" calcext:value-type="float">
            <text:p>1100100</text:p>
          </table:table-cell>
          <table:table-cell table:formula="of:=IF([.A686]&gt;100; 93; 0)" office:value-type="float" office:value="0" calcext:value-type="float">
            <text:p>0</text:p>
          </table:table-cell>
          <table:table-cell table:formula="of:=1.75*[.A686]+2*[.A685]-[.C685]" office:value-type="float" office:value="284" calcext:value-type="float">
            <text:p>284</text:p>
          </table:table-cell>
          <table:table-cell table:formula="of:=IF([.D686]&gt;127; 127; IF([.D686]&lt;-128; -128; [.D68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86]-[.F686]" office:value-type="float" office:value="0" calcext:value-type="float">
            <text:p>0</text:p>
          </table:table-cell>
          <table:table-cell table:formula="of:=[.E686]-[.G686]" office:value-type="float" office:value="0" calcext:value-type="float">
            <text:p>0</text:p>
          </table:table-cell>
          <table:table-cell table:formula="of:=[.F686]-[.G6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687]&gt;100; 93; 0)" office:value-type="float" office:value="0" calcext:value-type="float">
            <text:p>0</text:p>
          </table:table-cell>
          <table:table-cell table:formula="of:=1.75*[.A687]+2*[.A686]-[.C686]" office:value-type="float" office:value="243.75" calcext:value-type="float">
            <text:p>243.75</text:p>
          </table:table-cell>
          <table:table-cell table:formula="of:=IF([.D687]&gt;127; 127; IF([.D687]&lt;-128; -128; [.D68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87]-[.F687]" office:value-type="float" office:value="0" calcext:value-type="float">
            <text:p>0</text:p>
          </table:table-cell>
          <table:table-cell table:formula="of:=[.E687]-[.G687]" office:value-type="float" office:value="0" calcext:value-type="float">
            <text:p>0</text:p>
          </table:table-cell>
          <table:table-cell table:formula="of:=[.F687]-[.G6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688]&gt;100; 93; 0)" office:value-type="float" office:value="0" calcext:value-type="float">
            <text:p>0</text:p>
          </table:table-cell>
          <table:table-cell table:formula="of:=1.75*[.A688]+2*[.A687]-[.C687]" office:value-type="float" office:value="-153" calcext:value-type="float">
            <text:p>-153</text:p>
          </table:table-cell>
          <table:table-cell table:formula="of:=IF([.D688]&gt;127; 127; IF([.D688]&lt;-128; -128; [.D68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88]-[.F688]" office:value-type="float" office:value="0" calcext:value-type="float">
            <text:p>0</text:p>
          </table:table-cell>
          <table:table-cell table:formula="of:=[.E688]-[.G688]" office:value-type="float" office:value="0" calcext:value-type="float">
            <text:p>0</text:p>
          </table:table-cell>
          <table:table-cell table:formula="of:=[.F688]-[.G6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IF([.A689]&gt;100; 93; 0)" office:value-type="float" office:value="93" calcext:value-type="float">
            <text:p>93</text:p>
          </table:table-cell>
          <table:table-cell table:formula="of:=1.75*[.A689]+2*[.A688]-[.C688]" office:value-type="float" office:value="-20.25" calcext:value-type="float">
            <text:p>-20.25</text:p>
          </table:table-cell>
          <table:table-cell table:formula="of:=IF([.D689]&gt;127; 127; IF([.D689]&lt;-128; -128; [.D689]))" office:value-type="float" office:value="-20.25" calcext:value-type="float">
            <text:p>-20.25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11101100" calcext:value-type="float">
            <text:p>11101100</text:p>
          </table:table-cell>
          <table:table-cell table:formula="of:=[.E689]-[.F689]" office:value-type="float" office:value="-0.25" calcext:value-type="float">
            <text:p>-0.25</text:p>
          </table:table-cell>
          <table:table-cell table:formula="of:=[.E689]-[.G689]" office:value-type="float" office:value="-0.25" calcext:value-type="float">
            <text:p>-0.25</text:p>
          </table:table-cell>
          <table:table-cell table:formula="of:=[.F689]-[.G6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11" calcext:value-type="float">
            <text:p>100011</text:p>
          </table:table-cell>
          <table:table-cell table:formula="of:=IF([.A690]&gt;100; 93; 0)" office:value-type="float" office:value="0" calcext:value-type="float">
            <text:p>0</text:p>
          </table:table-cell>
          <table:table-cell table:formula="of:=1.75*[.A690]+2*[.A689]-[.C689]" office:value-type="float" office:value="210.25" calcext:value-type="float">
            <text:p>210.25</text:p>
          </table:table-cell>
          <table:table-cell table:formula="of:=IF([.D690]&gt;127; 127; IF([.D690]&lt;-128; -128; [.D69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0]-[.F690]" office:value-type="float" office:value="0" calcext:value-type="float">
            <text:p>0</text:p>
          </table:table-cell>
          <table:table-cell table:formula="of:=[.E690]-[.G690]" office:value-type="float" office:value="0" calcext:value-type="float">
            <text:p>0</text:p>
          </table:table-cell>
          <table:table-cell table:formula="of:=[.F690]-[.G6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table:formula="of:=IF([.A691]&gt;100; 93; 0)" office:value-type="float" office:value="0" calcext:value-type="float">
            <text:p>0</text:p>
          </table:table-cell>
          <table:table-cell table:formula="of:=1.75*[.A691]+2*[.A690]-[.C690]" office:value-type="float" office:value="211.75" calcext:value-type="float">
            <text:p>211.75</text:p>
          </table:table-cell>
          <table:table-cell table:formula="of:=IF([.D691]&gt;127; 127; IF([.D691]&lt;-128; -128; [.D69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1]-[.F691]" office:value-type="float" office:value="0" calcext:value-type="float">
            <text:p>0</text:p>
          </table:table-cell>
          <table:table-cell table:formula="of:=[.E691]-[.G691]" office:value-type="float" office:value="0" calcext:value-type="float">
            <text:p>0</text:p>
          </table:table-cell>
          <table:table-cell table:formula="of:=[.F691]-[.G6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IF([.A692]&gt;100; 93; 0)" office:value-type="float" office:value="0" calcext:value-type="float">
            <text:p>0</text:p>
          </table:table-cell>
          <table:table-cell table:formula="of:=1.75*[.A692]+2*[.A691]-[.C691]" office:value-type="float" office:value="16.75" calcext:value-type="float">
            <text:p>16.75</text:p>
          </table:table-cell>
          <table:table-cell table:formula="of:=IF([.D692]&gt;127; 127; IF([.D692]&lt;-128; -128; [.D692]))" office:value-type="float" office:value="16.75" calcext:value-type="float">
            <text:p>16.7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[.E692]-[.F692]" office:value-type="float" office:value="-0.25" calcext:value-type="float">
            <text:p>-0.25</text:p>
          </table:table-cell>
          <table:table-cell table:formula="of:=[.E692]-[.G692]" office:value-type="float" office:value="-0.25" calcext:value-type="float">
            <text:p>-0.25</text:p>
          </table:table-cell>
          <table:table-cell table:formula="of:=[.F692]-[.G6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010" calcext:value-type="float">
            <text:p>1001010</text:p>
          </table:table-cell>
          <table:table-cell table:formula="of:=IF([.A693]&gt;100; 93; 0)" office:value-type="float" office:value="0" calcext:value-type="float">
            <text:p>0</text:p>
          </table:table-cell>
          <table:table-cell table:formula="of:=1.75*[.A693]+2*[.A692]-[.C692]" office:value-type="float" office:value="-36.5" calcext:value-type="float">
            <text:p>-36.5</text:p>
          </table:table-cell>
          <table:table-cell table:formula="of:=IF([.D693]&gt;127; 127; IF([.D693]&lt;-128; -128; [.D693]))" office:value-type="float" office:value="-36.5" calcext:value-type="float">
            <text:p>-36.5</text:p>
          </table:table-cell>
          <table:table-cell table:number-columns-repeated="2"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[.E693]-[.F693]" office:value-type="float" office:value="-0.5" calcext:value-type="float">
            <text:p>-0.5</text:p>
          </table:table-cell>
          <table:table-cell table:formula="of:=[.E693]-[.G693]" office:value-type="float" office:value="-0.5" calcext:value-type="float">
            <text:p>-0.5</text:p>
          </table:table-cell>
          <table:table-cell table:formula="of:=[.F693]-[.G6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A694]&gt;100; 93; 0)" office:value-type="float" office:value="0" calcext:value-type="float">
            <text:p>0</text:p>
          </table:table-cell>
          <table:table-cell table:formula="of:=1.75*[.A694]+2*[.A693]-[.C693]" office:value-type="float" office:value="148" calcext:value-type="float">
            <text:p>148</text:p>
          </table:table-cell>
          <table:table-cell table:formula="of:=IF([.D694]&gt;127; 127; IF([.D694]&lt;-128; -128; [.D69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4]-[.F694]" office:value-type="float" office:value="0" calcext:value-type="float">
            <text:p>0</text:p>
          </table:table-cell>
          <table:table-cell table:formula="of:=[.E694]-[.G694]" office:value-type="float" office:value="0" calcext:value-type="float">
            <text:p>0</text:p>
          </table:table-cell>
          <table:table-cell table:formula="of:=[.F694]-[.G6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01100" calcext:value-type="float">
            <text:p>1101100</text:p>
          </table:table-cell>
          <table:table-cell table:formula="of:=IF([.A695]&gt;100; 93; 0)" office:value-type="float" office:value="93" calcext:value-type="float">
            <text:p>93</text:p>
          </table:table-cell>
          <table:table-cell table:formula="of:=1.75*[.A695]+2*[.A694]-[.C694]" office:value-type="float" office:value="189" calcext:value-type="float">
            <text:p>189</text:p>
          </table:table-cell>
          <table:table-cell table:formula="of:=IF([.D695]&gt;127; 127; IF([.D695]&lt;-128; -128; [.D69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5]-[.F695]" office:value-type="float" office:value="0" calcext:value-type="float">
            <text:p>0</text:p>
          </table:table-cell>
          <table:table-cell table:formula="of:=[.E695]-[.G695]" office:value-type="float" office:value="0" calcext:value-type="float">
            <text:p>0</text:p>
          </table:table-cell>
          <table:table-cell table:formula="of:=[.F695]-[.G6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1101" calcext:value-type="float">
            <text:p>1011101</text:p>
          </table:table-cell>
          <table:table-cell table:formula="of:=IF([.A696]&gt;100; 93; 0)" office:value-type="float" office:value="0" calcext:value-type="float">
            <text:p>0</text:p>
          </table:table-cell>
          <table:table-cell table:formula="of:=1.75*[.A696]+2*[.A695]-[.C695]" office:value-type="float" office:value="285.75" calcext:value-type="float">
            <text:p>285.75</text:p>
          </table:table-cell>
          <table:table-cell table:formula="of:=IF([.D696]&gt;127; 127; IF([.D696]&lt;-128; -128; [.D69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6]-[.F696]" office:value-type="float" office:value="0" calcext:value-type="float">
            <text:p>0</text:p>
          </table:table-cell>
          <table:table-cell table:formula="of:=[.E696]-[.G696]" office:value-type="float" office:value="0" calcext:value-type="float">
            <text:p>0</text:p>
          </table:table-cell>
          <table:table-cell table:formula="of:=[.F696]-[.G6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697]&gt;100; 93; 0)" office:value-type="float" office:value="93" calcext:value-type="float">
            <text:p>93</text:p>
          </table:table-cell>
          <table:table-cell table:formula="of:=1.75*[.A697]+2*[.A696]-[.C696]" office:value-type="float" office:value="385.5" calcext:value-type="float">
            <text:p>385.5</text:p>
          </table:table-cell>
          <table:table-cell table:formula="of:=IF([.D697]&gt;127; 127; IF([.D697]&lt;-128; -128; [.D69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7]-[.F697]" office:value-type="float" office:value="0" calcext:value-type="float">
            <text:p>0</text:p>
          </table:table-cell>
          <table:table-cell table:formula="of:=[.E697]-[.G697]" office:value-type="float" office:value="0" calcext:value-type="float">
            <text:p>0</text:p>
          </table:table-cell>
          <table:table-cell table:formula="of:=[.F697]-[.G6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IF([.A698]&gt;100; 93; 0)" office:value-type="float" office:value="0" calcext:value-type="float">
            <text:p>0</text:p>
          </table:table-cell>
          <table:table-cell table:formula="of:=1.75*[.A698]+2*[.A697]-[.C697]" office:value-type="float" office:value="-19" calcext:value-type="float">
            <text:p>-19</text:p>
          </table:table-cell>
          <table:table-cell table:formula="of:=IF([.D698]&gt;127; 127; IF([.D698]&lt;-128; -128; [.D698]))" office:value-type="float" office:value="-19" calcext:value-type="float">
            <text:p>-19</text:p>
          </table:table-cell>
          <table:table-cell table:number-columns-repeated="2"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[.E698]-[.F698]" office:value-type="float" office:value="0" calcext:value-type="float">
            <text:p>0</text:p>
          </table:table-cell>
          <table:table-cell table:formula="of:=[.E698]-[.G698]" office:value-type="float" office:value="0" calcext:value-type="float">
            <text:p>0</text:p>
          </table:table-cell>
          <table:table-cell table:formula="of:=[.F698]-[.G6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formula="of:=IF([.A699]&gt;100; 93; 0)" office:value-type="float" office:value="0" calcext:value-type="float">
            <text:p>0</text:p>
          </table:table-cell>
          <table:table-cell table:formula="of:=1.75*[.A699]+2*[.A698]-[.C698]" office:value-type="float" office:value="-137.5" calcext:value-type="float">
            <text:p>-137.5</text:p>
          </table:table-cell>
          <table:table-cell table:formula="of:=IF([.D699]&gt;127; 127; IF([.D699]&lt;-128; -128; [.D6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99]-[.F699]" office:value-type="float" office:value="0" calcext:value-type="float">
            <text:p>0</text:p>
          </table:table-cell>
          <table:table-cell table:formula="of:=[.E699]-[.G699]" office:value-type="float" office:value="0" calcext:value-type="float">
            <text:p>0</text:p>
          </table:table-cell>
          <table:table-cell table:formula="of:=[.F699]-[.G6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IF([.A700]&gt;100; 93; 0)" office:value-type="float" office:value="0" calcext:value-type="float">
            <text:p>0</text:p>
          </table:table-cell>
          <table:table-cell table:formula="of:=1.75*[.A700]+2*[.A699]-[.C699]" office:value-type="float" office:value="-52.25" calcext:value-type="float">
            <text:p>-52.25</text:p>
          </table:table-cell>
          <table:table-cell table:formula="of:=IF([.D700]&gt;127; 127; IF([.D700]&lt;-128; -128; [.D700]))" office:value-type="float" office:value="-52.25" calcext:value-type="float">
            <text:p>-52.25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[.E700]-[.F700]" office:value-type="float" office:value="-0.25" calcext:value-type="float">
            <text:p>-0.25</text:p>
          </table:table-cell>
          <table:table-cell table:formula="of:=[.E700]-[.G700]" office:value-type="float" office:value="-0.25" calcext:value-type="float">
            <text:p>-0.25</text:p>
          </table:table-cell>
          <table:table-cell table:formula="of:=[.F700]-[.G7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701]&gt;100; 93; 0)" office:value-type="float" office:value="0" calcext:value-type="float">
            <text:p>0</text:p>
          </table:table-cell>
          <table:table-cell table:formula="of:=1.75*[.A701]+2*[.A700]-[.C700]" office:value-type="float" office:value="-57.5" calcext:value-type="float">
            <text:p>-57.5</text:p>
          </table:table-cell>
          <table:table-cell table:formula="of:=IF([.D701]&gt;127; 127; IF([.D701]&lt;-128; -128; [.D701]))" office:value-type="float" office:value="-57.5" calcext:value-type="float">
            <text:p>-57.5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[.E701]-[.F701]" office:value-type="float" office:value="-0.5" calcext:value-type="float">
            <text:p>-0.5</text:p>
          </table:table-cell>
          <table:table-cell table:formula="of:=[.E701]-[.G701]" office:value-type="float" office:value="-0.5" calcext:value-type="float">
            <text:p>-0.5</text:p>
          </table:table-cell>
          <table:table-cell table:formula="of:=[.F701]-[.G7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702]&gt;100; 93; 0)" office:value-type="float" office:value="0" calcext:value-type="float">
            <text:p>0</text:p>
          </table:table-cell>
          <table:table-cell table:formula="of:=1.75*[.A702]+2*[.A701]-[.C701]" office:value-type="float" office:value="-123.75" calcext:value-type="float">
            <text:p>-123.75</text:p>
          </table:table-cell>
          <table:table-cell table:formula="of:=IF([.D702]&gt;127; 127; IF([.D702]&lt;-128; -128; [.D702]))" office:value-type="float" office:value="-123.75" calcext:value-type="float">
            <text:p>-123.75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[.E702]-[.F702]" office:value-type="float" office:value="0.25" calcext:value-type="float">
            <text:p>0.25</text:p>
          </table:table-cell>
          <table:table-cell table:formula="of:=[.E702]-[.G702]" office:value-type="float" office:value="-0.75" calcext:value-type="float">
            <text:p>-0.75</text:p>
          </table:table-cell>
          <table:table-cell table:formula="of:=[.F702]-[.G70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IF([.A703]&gt;100; 93; 0)" office:value-type="float" office:value="0" calcext:value-type="float">
            <text:p>0</text:p>
          </table:table-cell>
          <table:table-cell table:formula="of:=1.75*[.A703]+2*[.A702]-[.C702]" office:value-type="float" office:value="-161" calcext:value-type="float">
            <text:p>-161</text:p>
          </table:table-cell>
          <table:table-cell table:formula="of:=IF([.D703]&gt;127; 127; IF([.D703]&lt;-128; -128; [.D70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03]-[.F703]" office:value-type="float" office:value="0" calcext:value-type="float">
            <text:p>0</text:p>
          </table:table-cell>
          <table:table-cell table:formula="of:=[.E703]-[.G703]" office:value-type="float" office:value="0" calcext:value-type="float">
            <text:p>0</text:p>
          </table:table-cell>
          <table:table-cell table:formula="of:=[.F703]-[.G7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IF([.A704]&gt;100; 93; 0)" office:value-type="float" office:value="0" calcext:value-type="float">
            <text:p>0</text:p>
          </table:table-cell>
          <table:table-cell table:formula="of:=1.75*[.A704]+2*[.A703]-[.C703]" office:value-type="float" office:value="68.25" calcext:value-type="float">
            <text:p>68.25</text:p>
          </table:table-cell>
          <table:table-cell table:formula="of:=IF([.D704]&gt;127; 127; IF([.D704]&lt;-128; -128; [.D704]))" office:value-type="float" office:value="68.25" calcext:value-type="float">
            <text:p>68.2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[.E704]-[.F704]" office:value-type="float" office:value="0.25" calcext:value-type="float">
            <text:p>0.25</text:p>
          </table:table-cell>
          <table:table-cell table:formula="of:=[.E704]-[.G704]" office:value-type="float" office:value="-0.75" calcext:value-type="float">
            <text:p>-0.75</text:p>
          </table:table-cell>
          <table:table-cell table:formula="of:=[.F704]-[.G70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705]&gt;100; 93; 0)" office:value-type="float" office:value="93" calcext:value-type="float">
            <text:p>93</text:p>
          </table:table-cell>
          <table:table-cell table:formula="of:=1.75*[.A705]+2*[.A704]-[.C704]" office:value-type="float" office:value="213.5" calcext:value-type="float">
            <text:p>213.5</text:p>
          </table:table-cell>
          <table:table-cell table:formula="of:=IF([.D705]&gt;127; 127; IF([.D705]&lt;-128; -128; [.D70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05]-[.F705]" office:value-type="float" office:value="0" calcext:value-type="float">
            <text:p>0</text:p>
          </table:table-cell>
          <table:table-cell table:formula="of:=[.E705]-[.G705]" office:value-type="float" office:value="0" calcext:value-type="float">
            <text:p>0</text:p>
          </table:table-cell>
          <table:table-cell table:formula="of:=[.F705]-[.G7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IF([.A706]&gt;100; 93; 0)" office:value-type="float" office:value="0" calcext:value-type="float">
            <text:p>0</text:p>
          </table:table-cell>
          <table:table-cell table:formula="of:=1.75*[.A706]+2*[.A705]-[.C705]" office:value-type="float" office:value="0.25" calcext:value-type="float">
            <text:p>0.25</text:p>
          </table:table-cell>
          <table:table-cell table:formula="of:=IF([.D706]&gt;127; 127; IF([.D706]&lt;-128; -128; [.D706]))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06]-[.F706]" office:value-type="float" office:value="0.25" calcext:value-type="float">
            <text:p>0.25</text:p>
          </table:table-cell>
          <table:table-cell table:formula="of:=[.E706]-[.G706]" office:value-type="float" office:value="-0.75" calcext:value-type="float">
            <text:p>-0.75</text:p>
          </table:table-cell>
          <table:table-cell table:formula="of:=[.F706]-[.G70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707]&gt;100; 93; 0)" office:value-type="float" office:value="0" calcext:value-type="float">
            <text:p>0</text:p>
          </table:table-cell>
          <table:table-cell table:formula="of:=1.75*[.A707]+2*[.A706]-[.C706]" office:value-type="float" office:value="-152.25" calcext:value-type="float">
            <text:p>-152.25</text:p>
          </table:table-cell>
          <table:table-cell table:formula="of:=IF([.D707]&gt;127; 127; IF([.D707]&lt;-128; -128; [.D70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07]-[.F707]" office:value-type="float" office:value="0" calcext:value-type="float">
            <text:p>0</text:p>
          </table:table-cell>
          <table:table-cell table:formula="of:=[.E707]-[.G707]" office:value-type="float" office:value="0" calcext:value-type="float">
            <text:p>0</text:p>
          </table:table-cell>
          <table:table-cell table:formula="of:=[.F707]-[.G7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708]&gt;100; 93; 0)" office:value-type="float" office:value="93" calcext:value-type="float">
            <text:p>93</text:p>
          </table:table-cell>
          <table:table-cell table:formula="of:=1.75*[.A708]+2*[.A707]-[.C707]" office:value-type="float" office:value="198" calcext:value-type="float">
            <text:p>198</text:p>
          </table:table-cell>
          <table:table-cell table:formula="of:=IF([.D708]&gt;127; 127; IF([.D708]&lt;-128; -128; [.D70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08]-[.F708]" office:value-type="float" office:value="0" calcext:value-type="float">
            <text:p>0</text:p>
          </table:table-cell>
          <table:table-cell table:formula="of:=[.E708]-[.G708]" office:value-type="float" office:value="0" calcext:value-type="float">
            <text:p>0</text:p>
          </table:table-cell>
          <table:table-cell table:formula="of:=[.F708]-[.G7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709]&gt;100; 93; 0)" office:value-type="float" office:value="0" calcext:value-type="float">
            <text:p>0</text:p>
          </table:table-cell>
          <table:table-cell table:formula="of:=1.75*[.A709]+2*[.A708]-[.C708]" office:value-type="float" office:value="136.25" calcext:value-type="float">
            <text:p>136.25</text:p>
          </table:table-cell>
          <table:table-cell table:formula="of:=IF([.D709]&gt;127; 127; IF([.D709]&lt;-128; -128; [.D70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09]-[.F709]" office:value-type="float" office:value="0" calcext:value-type="float">
            <text:p>0</text:p>
          </table:table-cell>
          <table:table-cell table:formula="of:=[.E709]-[.G709]" office:value-type="float" office:value="0" calcext:value-type="float">
            <text:p>0</text:p>
          </table:table-cell>
          <table:table-cell table:formula="of:=[.F709]-[.G7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1001" calcext:value-type="float">
            <text:p>111001</text:p>
          </table:table-cell>
          <table:table-cell table:formula="of:=IF([.A710]&gt;100; 93; 0)" office:value-type="float" office:value="0" calcext:value-type="float">
            <text:p>0</text:p>
          </table:table-cell>
          <table:table-cell table:formula="of:=1.75*[.A710]+2*[.A709]-[.C709]" office:value-type="float" office:value="105.75" calcext:value-type="float">
            <text:p>105.75</text:p>
          </table:table-cell>
          <table:table-cell table:formula="of:=IF([.D710]&gt;127; 127; IF([.D710]&lt;-128; -128; [.D710]))" office:value-type="float" office:value="105.75" calcext:value-type="float">
            <text:p>105.7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[.E710]-[.F710]" office:value-type="float" office:value="-0.25" calcext:value-type="float">
            <text:p>-0.25</text:p>
          </table:table-cell>
          <table:table-cell table:formula="of:=[.E710]-[.G710]" office:value-type="float" office:value="-0.25" calcext:value-type="float">
            <text:p>-0.25</text:p>
          </table:table-cell>
          <table:table-cell table:formula="of:=[.F710]-[.G7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0010" calcext:value-type="float">
            <text:p>1010010</text:p>
          </table:table-cell>
          <table:table-cell table:formula="of:=IF([.A711]&gt;100; 93; 0)" office:value-type="float" office:value="0" calcext:value-type="float">
            <text:p>0</text:p>
          </table:table-cell>
          <table:table-cell table:formula="of:=1.75*[.A711]+2*[.A710]-[.C710]" office:value-type="float" office:value="257.5" calcext:value-type="float">
            <text:p>257.5</text:p>
          </table:table-cell>
          <table:table-cell table:formula="of:=IF([.D711]&gt;127; 127; IF([.D711]&lt;-128; -128; [.D7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11]-[.F711]" office:value-type="float" office:value="0" calcext:value-type="float">
            <text:p>0</text:p>
          </table:table-cell>
          <table:table-cell table:formula="of:=[.E711]-[.G711]" office:value-type="float" office:value="0" calcext:value-type="float">
            <text:p>0</text:p>
          </table:table-cell>
          <table:table-cell table:formula="of:=[.F711]-[.G7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712]&gt;100; 93; 0)" office:value-type="float" office:value="0" calcext:value-type="float">
            <text:p>0</text:p>
          </table:table-cell>
          <table:table-cell table:formula="of:=1.75*[.A712]+2*[.A711]-[.C711]" office:value-type="float" office:value="167.5" calcext:value-type="float">
            <text:p>167.5</text:p>
          </table:table-cell>
          <table:table-cell table:formula="of:=IF([.D712]&gt;127; 127; IF([.D712]&lt;-128; -128; [.D71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12]-[.F712]" office:value-type="float" office:value="0" calcext:value-type="float">
            <text:p>0</text:p>
          </table:table-cell>
          <table:table-cell table:formula="of:=[.E712]-[.G712]" office:value-type="float" office:value="0" calcext:value-type="float">
            <text:p>0</text:p>
          </table:table-cell>
          <table:table-cell table:formula="of:=[.F712]-[.G7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IF([.A713]&gt;100; 93; 0)" office:value-type="float" office:value="0" calcext:value-type="float">
            <text:p>0</text:p>
          </table:table-cell>
          <table:table-cell table:formula="of:=1.75*[.A713]+2*[.A712]-[.C712]" office:value-type="float" office:value="168.5" calcext:value-type="float">
            <text:p>168.5</text:p>
          </table:table-cell>
          <table:table-cell table:formula="of:=IF([.D713]&gt;127; 127; IF([.D713]&lt;-128; -128; [.D71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13]-[.F713]" office:value-type="float" office:value="0" calcext:value-type="float">
            <text:p>0</text:p>
          </table:table-cell>
          <table:table-cell table:formula="of:=[.E713]-[.G713]" office:value-type="float" office:value="0" calcext:value-type="float">
            <text:p>0</text:p>
          </table:table-cell>
          <table:table-cell table:formula="of:=[.F713]-[.G7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IF([.A714]&gt;100; 93; 0)" office:value-type="float" office:value="0" calcext:value-type="float">
            <text:p>0</text:p>
          </table:table-cell>
          <table:table-cell table:formula="of:=1.75*[.A714]+2*[.A713]-[.C713]" office:value-type="float" office:value="88.25" calcext:value-type="float">
            <text:p>88.25</text:p>
          </table:table-cell>
          <table:table-cell table:formula="of:=IF([.D714]&gt;127; 127; IF([.D714]&lt;-128; -128; [.D714]))" office:value-type="float" office:value="88.25" calcext:value-type="float">
            <text:p>88.25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011001" calcext:value-type="float">
            <text:p>1011001</text:p>
          </table:table-cell>
          <table:table-cell table:formula="of:=[.E714]-[.F714]" office:value-type="float" office:value="0.25" calcext:value-type="float">
            <text:p>0.25</text:p>
          </table:table-cell>
          <table:table-cell table:formula="of:=[.E714]-[.G714]" office:value-type="float" office:value="-0.75" calcext:value-type="float">
            <text:p>-0.75</text:p>
          </table:table-cell>
          <table:table-cell table:formula="of:=[.F714]-[.G71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0001111" calcext:value-type="float">
            <text:p>10001111</text:p>
          </table:table-cell>
          <table:table-cell table:formula="of:=IF([.A715]&gt;100; 93; 0)" office:value-type="float" office:value="0" calcext:value-type="float">
            <text:p>0</text:p>
          </table:table-cell>
          <table:table-cell table:formula="of:=1.75*[.A715]+2*[.A714]-[.C714]" office:value-type="float" office:value="-311.75" calcext:value-type="float">
            <text:p>-311.75</text:p>
          </table:table-cell>
          <table:table-cell table:formula="of:=IF([.D715]&gt;127; 127; IF([.D715]&lt;-128; -128; [.D71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15]-[.F715]" office:value-type="float" office:value="0" calcext:value-type="float">
            <text:p>0</text:p>
          </table:table-cell>
          <table:table-cell table:formula="of:=[.E715]-[.G715]" office:value-type="float" office:value="0" calcext:value-type="float">
            <text:p>0</text:p>
          </table:table-cell>
          <table:table-cell table:formula="of:=[.F715]-[.G7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716]&gt;100; 93; 0)" office:value-type="float" office:value="0" calcext:value-type="float">
            <text:p>0</text:p>
          </table:table-cell>
          <table:table-cell table:formula="of:=1.75*[.A716]+2*[.A715]-[.C715]" office:value-type="float" office:value="-369.5" calcext:value-type="float">
            <text:p>-369.5</text:p>
          </table:table-cell>
          <table:table-cell table:formula="of:=IF([.D716]&gt;127; 127; IF([.D716]&lt;-128; -128; [.D71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16]-[.F716]" office:value-type="float" office:value="0" calcext:value-type="float">
            <text:p>0</text:p>
          </table:table-cell>
          <table:table-cell table:formula="of:=[.E716]-[.G716]" office:value-type="float" office:value="0" calcext:value-type="float">
            <text:p>0</text:p>
          </table:table-cell>
          <table:table-cell table:formula="of:=[.F716]-[.G7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IF([.A717]&gt;100; 93; 0)" office:value-type="float" office:value="0" calcext:value-type="float">
            <text:p>0</text:p>
          </table:table-cell>
          <table:table-cell table:formula="of:=1.75*[.A717]+2*[.A716]-[.C716]" office:value-type="float" office:value="0.5" calcext:value-type="float">
            <text:p>0.5</text:p>
          </table:table-cell>
          <table:table-cell table:formula="of:=IF([.D717]&gt;127; 127; IF([.D717]&lt;-128; -128; [.D717]))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E717]-[.F717]" office:value-type="float" office:value="-0.5" calcext:value-type="float">
            <text:p>-0.5</text:p>
          </table:table-cell>
          <table:table-cell table:formula="of:=[.E717]-[.G717]" office:value-type="float" office:value="-0.5" calcext:value-type="float">
            <text:p>-0.5</text:p>
          </table:table-cell>
          <table:table-cell table:formula="of:=[.F717]-[.G7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718]&gt;100; 93; 0)" office:value-type="float" office:value="0" calcext:value-type="float">
            <text:p>0</text:p>
          </table:table-cell>
          <table:table-cell table:formula="of:=1.75*[.A718]+2*[.A717]-[.C717]" office:value-type="float" office:value="-4.5" calcext:value-type="float">
            <text:p>-4.5</text:p>
          </table:table-cell>
          <table:table-cell table:formula="of:=IF([.D718]&gt;127; 127; IF([.D718]&lt;-128; -128; [.D718]))" office:value-type="float" office:value="-4.5" calcext:value-type="float">
            <text:p>-4.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[.E718]-[.F718]" office:value-type="float" office:value="-0.5" calcext:value-type="float">
            <text:p>-0.5</text:p>
          </table:table-cell>
          <table:table-cell table:formula="of:=[.E718]-[.G718]" office:value-type="float" office:value="-0.5" calcext:value-type="float">
            <text:p>-0.5</text:p>
          </table:table-cell>
          <table:table-cell table:formula="of:=[.F718]-[.G7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IF([.A719]&gt;100; 93; 0)" office:value-type="float" office:value="0" calcext:value-type="float">
            <text:p>0</text:p>
          </table:table-cell>
          <table:table-cell table:formula="of:=1.75*[.A719]+2*[.A718]-[.C718]" office:value-type="float" office:value="-349.5" calcext:value-type="float">
            <text:p>-349.5</text:p>
          </table:table-cell>
          <table:table-cell table:formula="of:=IF([.D719]&gt;127; 127; IF([.D719]&lt;-128; -128; [.D7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19]-[.F719]" office:value-type="float" office:value="0" calcext:value-type="float">
            <text:p>0</text:p>
          </table:table-cell>
          <table:table-cell table:formula="of:=[.E719]-[.G719]" office:value-type="float" office:value="0" calcext:value-type="float">
            <text:p>0</text:p>
          </table:table-cell>
          <table:table-cell table:formula="of:=[.F719]-[.G7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IF([.A720]&gt;100; 93; 0)" office:value-type="float" office:value="0" calcext:value-type="float">
            <text:p>0</text:p>
          </table:table-cell>
          <table:table-cell table:formula="of:=1.75*[.A720]+2*[.A719]-[.C719]" office:value-type="float" office:value="-158.5" calcext:value-type="float">
            <text:p>-158.5</text:p>
          </table:table-cell>
          <table:table-cell table:formula="of:=IF([.D720]&gt;127; 127; IF([.D720]&lt;-128; -128; [.D72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20]-[.F720]" office:value-type="float" office:value="0" calcext:value-type="float">
            <text:p>0</text:p>
          </table:table-cell>
          <table:table-cell table:formula="of:=[.E720]-[.G720]" office:value-type="float" office:value="0" calcext:value-type="float">
            <text:p>0</text:p>
          </table:table-cell>
          <table:table-cell table:formula="of:=[.F720]-[.G7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IF([.A721]&gt;100; 93; 0)" office:value-type="float" office:value="0" calcext:value-type="float">
            <text:p>0</text:p>
          </table:table-cell>
          <table:table-cell table:formula="of:=1.75*[.A721]+2*[.A720]-[.C720]" office:value-type="float" office:value="-148.5" calcext:value-type="float">
            <text:p>-148.5</text:p>
          </table:table-cell>
          <table:table-cell table:formula="of:=IF([.D721]&gt;127; 127; IF([.D721]&lt;-128; -128; [.D72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21]-[.F721]" office:value-type="float" office:value="0" calcext:value-type="float">
            <text:p>0</text:p>
          </table:table-cell>
          <table:table-cell table:formula="of:=[.E721]-[.G721]" office:value-type="float" office:value="0" calcext:value-type="float">
            <text:p>0</text:p>
          </table:table-cell>
          <table:table-cell table:formula="of:=[.F721]-[.G7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722]&gt;100; 93; 0)" office:value-type="float" office:value="0" calcext:value-type="float">
            <text:p>0</text:p>
          </table:table-cell>
          <table:table-cell table:formula="of:=1.75*[.A722]+2*[.A721]-[.C721]" office:value-type="float" office:value="-7.25" calcext:value-type="float">
            <text:p>-7.25</text:p>
          </table:table-cell>
          <table:table-cell table:formula="of:=IF([.D722]&gt;127; 127; IF([.D722]&lt;-128; -128; [.D722]))" office:value-type="float" office:value="-7.25" calcext:value-type="float">
            <text:p>-7.25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[.E722]-[.F722]" office:value-type="float" office:value="-0.25" calcext:value-type="float">
            <text:p>-0.25</text:p>
          </table:table-cell>
          <table:table-cell table:formula="of:=[.E722]-[.G722]" office:value-type="float" office:value="-0.25" calcext:value-type="float">
            <text:p>-0.25</text:p>
          </table:table-cell>
          <table:table-cell table:formula="of:=[.F722]-[.G7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723]&gt;100; 93; 0)" office:value-type="float" office:value="0" calcext:value-type="float">
            <text:p>0</text:p>
          </table:table-cell>
          <table:table-cell table:formula="of:=1.75*[.A723]+2*[.A722]-[.C722]" office:value-type="float" office:value="136.75" calcext:value-type="float">
            <text:p>136.75</text:p>
          </table:table-cell>
          <table:table-cell table:formula="of:=IF([.D723]&gt;127; 127; IF([.D723]&lt;-128; -128; [.D72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23]-[.F723]" office:value-type="float" office:value="0" calcext:value-type="float">
            <text:p>0</text:p>
          </table:table-cell>
          <table:table-cell table:formula="of:=[.E723]-[.G723]" office:value-type="float" office:value="0" calcext:value-type="float">
            <text:p>0</text:p>
          </table:table-cell>
          <table:table-cell table:formula="of:=[.F723]-[.G7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IF([.A724]&gt;100; 93; 0)" office:value-type="float" office:value="0" calcext:value-type="float">
            <text:p>0</text:p>
          </table:table-cell>
          <table:table-cell table:formula="of:=1.75*[.A724]+2*[.A723]-[.C723]" office:value-type="float" office:value="-123.75" calcext:value-type="float">
            <text:p>-123.75</text:p>
          </table:table-cell>
          <table:table-cell table:formula="of:=IF([.D724]&gt;127; 127; IF([.D724]&lt;-128; -128; [.D724]))" office:value-type="float" office:value="-123.75" calcext:value-type="float">
            <text:p>-123.75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[.E724]-[.F724]" office:value-type="float" office:value="0.25" calcext:value-type="float">
            <text:p>0.25</text:p>
          </table:table-cell>
          <table:table-cell table:formula="of:=[.E724]-[.G724]" office:value-type="float" office:value="-0.75" calcext:value-type="float">
            <text:p>-0.75</text:p>
          </table:table-cell>
          <table:table-cell table:formula="of:=[.F724]-[.G72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table:formula="of:=IF([.A725]&gt;100; 93; 0)" office:value-type="float" office:value="0" calcext:value-type="float">
            <text:p>0</text:p>
          </table:table-cell>
          <table:table-cell table:formula="of:=1.75*[.A725]+2*[.A724]-[.C724]" office:value-type="float" office:value="5.25" calcext:value-type="float">
            <text:p>5.25</text:p>
          </table:table-cell>
          <table:table-cell table:formula="of:=IF([.D725]&gt;127; 127; IF([.D725]&lt;-128; -128; [.D725]))" office:value-type="float" office:value="5.25" calcext:value-type="float">
            <text:p>5.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[.E725]-[.F725]" office:value-type="float" office:value="0.25" calcext:value-type="float">
            <text:p>0.25</text:p>
          </table:table-cell>
          <table:table-cell table:formula="of:=[.E725]-[.G725]" office:value-type="float" office:value="-0.75" calcext:value-type="float">
            <text:p>-0.75</text:p>
          </table:table-cell>
          <table:table-cell table:formula="of:=[.F725]-[.G72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IF([.A726]&gt;100; 93; 0)" office:value-type="float" office:value="0" calcext:value-type="float">
            <text:p>0</text:p>
          </table:table-cell>
          <table:table-cell table:formula="of:=1.75*[.A726]+2*[.A725]-[.C725]" office:value-type="float" office:value="-92" calcext:value-type="float">
            <text:p>-92</text:p>
          </table:table-cell>
          <table:table-cell table:formula="of:=IF([.D726]&gt;127; 127; IF([.D726]&lt;-128; -128; [.D726]))" office:value-type="float" office:value="-92" calcext:value-type="float">
            <text:p>-92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10100100" calcext:value-type="float">
            <text:p>10100100</text:p>
          </table:table-cell>
          <table:table-cell table:formula="of:=[.E726]-[.F726]" office:value-type="float" office:value="0" calcext:value-type="float">
            <text:p>0</text:p>
          </table:table-cell>
          <table:table-cell table:formula="of:=[.E726]-[.G726]" office:value-type="float" office:value="0" calcext:value-type="float">
            <text:p>0</text:p>
          </table:table-cell>
          <table:table-cell table:formula="of:=[.F726]-[.G7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0000001" calcext:value-type="float">
            <text:p>10000001</text:p>
          </table:table-cell>
          <table:table-cell table:formula="of:=IF([.A727]&gt;100; 93; 0)" office:value-type="float" office:value="0" calcext:value-type="float">
            <text:p>0</text:p>
          </table:table-cell>
          <table:table-cell table:formula="of:=1.75*[.A727]+2*[.A726]-[.C726]" office:value-type="float" office:value="-462.25" calcext:value-type="float">
            <text:p>-462.25</text:p>
          </table:table-cell>
          <table:table-cell table:formula="of:=IF([.D727]&gt;127; 127; IF([.D727]&lt;-128; -128; [.D7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27]-[.F727]" office:value-type="float" office:value="0" calcext:value-type="float">
            <text:p>0</text:p>
          </table:table-cell>
          <table:table-cell table:formula="of:=[.E727]-[.G727]" office:value-type="float" office:value="0" calcext:value-type="float">
            <text:p>0</text:p>
          </table:table-cell>
          <table:table-cell table:formula="of:=[.F727]-[.G7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728]&gt;100; 93; 0)" office:value-type="float" office:value="0" calcext:value-type="float">
            <text:p>0</text:p>
          </table:table-cell>
          <table:table-cell table:formula="of:=1.75*[.A728]+2*[.A727]-[.C727]" office:value-type="float" office:value="-187.5" calcext:value-type="float">
            <text:p>-187.5</text:p>
          </table:table-cell>
          <table:table-cell table:formula="of:=IF([.D728]&gt;127; 127; IF([.D728]&lt;-128; -128; [.D7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28]-[.F728]" office:value-type="float" office:value="0" calcext:value-type="float">
            <text:p>0</text:p>
          </table:table-cell>
          <table:table-cell table:formula="of:=[.E728]-[.G728]" office:value-type="float" office:value="0" calcext:value-type="float">
            <text:p>0</text:p>
          </table:table-cell>
          <table:table-cell table:formula="of:=[.F728]-[.G7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IF([.A729]&gt;100; 93; 0)" office:value-type="float" office:value="0" calcext:value-type="float">
            <text:p>0</text:p>
          </table:table-cell>
          <table:table-cell table:formula="of:=1.75*[.A729]+2*[.A728]-[.C728]" office:value-type="float" office:value="-8" calcext:value-type="float">
            <text:p>-8</text:p>
          </table:table-cell>
          <table:table-cell table:formula="of:=IF([.D729]&gt;127; 127; IF([.D729]&lt;-128; -128; [.D729]))" office:value-type="float" office:value="-8" calcext:value-type="float">
            <text:p>-8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[.E729]-[.F729]" office:value-type="float" office:value="0" calcext:value-type="float">
            <text:p>0</text:p>
          </table:table-cell>
          <table:table-cell table:formula="of:=[.E729]-[.G729]" office:value-type="float" office:value="0" calcext:value-type="float">
            <text:p>0</text:p>
          </table:table-cell>
          <table:table-cell table:formula="of:=[.F729]-[.G7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IF([.A730]&gt;100; 93; 0)" office:value-type="float" office:value="0" calcext:value-type="float">
            <text:p>0</text:p>
          </table:table-cell>
          <table:table-cell table:formula="of:=1.75*[.A730]+2*[.A729]-[.C729]" office:value-type="float" office:value="-106.5" calcext:value-type="float">
            <text:p>-106.5</text:p>
          </table:table-cell>
          <table:table-cell table:formula="of:=IF([.D730]&gt;127; 127; IF([.D730]&lt;-128; -128; [.D730]))" office:value-type="float" office:value="-106.5" calcext:value-type="float">
            <text:p>-106.5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[.E730]-[.F730]" office:value-type="float" office:value="-0.5" calcext:value-type="float">
            <text:p>-0.5</text:p>
          </table:table-cell>
          <table:table-cell table:formula="of:=[.E730]-[.G730]" office:value-type="float" office:value="-0.5" calcext:value-type="float">
            <text:p>-0.5</text:p>
          </table:table-cell>
          <table:table-cell table:formula="of:=[.F730]-[.G7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table:formula="of:=IF([.A731]&gt;100; 93; 0)" office:value-type="float" office:value="93" calcext:value-type="float">
            <text:p>93</text:p>
          </table:table-cell>
          <table:table-cell table:formula="of:=1.75*[.A731]+2*[.A730]-[.C730]" office:value-type="float" office:value="201.5" calcext:value-type="float">
            <text:p>201.5</text:p>
          </table:table-cell>
          <table:table-cell table:formula="of:=IF([.D731]&gt;127; 127; IF([.D731]&lt;-128; -128; [.D73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31]-[.F731]" office:value-type="float" office:value="0" calcext:value-type="float">
            <text:p>0</text:p>
          </table:table-cell>
          <table:table-cell table:formula="of:=[.E731]-[.G731]" office:value-type="float" office:value="0" calcext:value-type="float">
            <text:p>0</text:p>
          </table:table-cell>
          <table:table-cell table:formula="of:=[.F731]-[.G7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IF([.A732]&gt;100; 93; 0)" office:value-type="float" office:value="0" calcext:value-type="float">
            <text:p>0</text:p>
          </table:table-cell>
          <table:table-cell table:formula="of:=1.75*[.A732]+2*[.A731]-[.C731]" office:value-type="float" office:value="-13.5" calcext:value-type="float">
            <text:p>-13.5</text:p>
          </table:table-cell>
          <table:table-cell table:formula="of:=IF([.D732]&gt;127; 127; IF([.D732]&lt;-128; -128; [.D732]))" office:value-type="float" office:value="-13.5" calcext:value-type="float">
            <text:p>-13.5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[.E732]-[.F732]" office:value-type="float" office:value="-0.5" calcext:value-type="float">
            <text:p>-0.5</text:p>
          </table:table-cell>
          <table:table-cell table:formula="of:=[.E732]-[.G732]" office:value-type="float" office:value="-0.5" calcext:value-type="float">
            <text:p>-0.5</text:p>
          </table:table-cell>
          <table:table-cell table:formula="of:=[.F732]-[.G7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733]&gt;100; 93; 0)" office:value-type="float" office:value="0" calcext:value-type="float">
            <text:p>0</text:p>
          </table:table-cell>
          <table:table-cell table:formula="of:=1.75*[.A733]+2*[.A732]-[.C732]" office:value-type="float" office:value="-39.25" calcext:value-type="float">
            <text:p>-39.25</text:p>
          </table:table-cell>
          <table:table-cell table:formula="of:=IF([.D733]&gt;127; 127; IF([.D733]&lt;-128; -128; [.D733]))" office:value-type="float" office:value="-39.25" calcext:value-type="float">
            <text:p>-39.25</text:p>
          </table:table-cell>
          <table:table-cell table:number-columns-repeated="2"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[.E733]-[.F733]" office:value-type="float" office:value="-0.25" calcext:value-type="float">
            <text:p>-0.25</text:p>
          </table:table-cell>
          <table:table-cell table:formula="of:=[.E733]-[.G733]" office:value-type="float" office:value="-0.25" calcext:value-type="float">
            <text:p>-0.25</text:p>
          </table:table-cell>
          <table:table-cell table:formula="of:=[.F733]-[.G7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IF([.A734]&gt;100; 93; 0)" office:value-type="float" office:value="0" calcext:value-type="float">
            <text:p>0</text:p>
          </table:table-cell>
          <table:table-cell table:formula="of:=1.75*[.A734]+2*[.A733]-[.C733]" office:value-type="float" office:value="40.5" calcext:value-type="float">
            <text:p>40.5</text:p>
          </table:table-cell>
          <table:table-cell table:formula="of:=IF([.D734]&gt;127; 127; IF([.D734]&lt;-128; -128; [.D734]))" office:value-type="float" office:value="40.5" calcext:value-type="float">
            <text:p>40.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[.E734]-[.F734]" office:value-type="float" office:value="-0.5" calcext:value-type="float">
            <text:p>-0.5</text:p>
          </table:table-cell>
          <table:table-cell table:formula="of:=[.E734]-[.G734]" office:value-type="float" office:value="-0.5" calcext:value-type="float">
            <text:p>-0.5</text:p>
          </table:table-cell>
          <table:table-cell table:formula="of:=[.F734]-[.G7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735]&gt;100; 93; 0)" office:value-type="float" office:value="93" calcext:value-type="float">
            <text:p>93</text:p>
          </table:table-cell>
          <table:table-cell table:formula="of:=1.75*[.A735]+2*[.A734]-[.C734]" office:value-type="float" office:value="37.5" calcext:value-type="float">
            <text:p>37.5</text:p>
          </table:table-cell>
          <table:table-cell table:formula="of:=IF([.D735]&gt;127; 127; IF([.D735]&lt;-128; -128; [.D735]))" office:value-type="float" office:value="37.5" calcext:value-type="float">
            <text:p>37.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[.E735]-[.F735]" office:value-type="float" office:value="-0.5" calcext:value-type="float">
            <text:p>-0.5</text:p>
          </table:table-cell>
          <table:table-cell table:formula="of:=[.E735]-[.G735]" office:value-type="float" office:value="-0.5" calcext:value-type="float">
            <text:p>-0.5</text:p>
          </table:table-cell>
          <table:table-cell table:formula="of:=[.F735]-[.G7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table:formula="of:=IF([.A736]&gt;100; 93; 0)" office:value-type="float" office:value="0" calcext:value-type="float">
            <text:p>0</text:p>
          </table:table-cell>
          <table:table-cell table:formula="of:=1.75*[.A736]+2*[.A735]-[.C735]" office:value-type="float" office:value="203" calcext:value-type="float">
            <text:p>203</text:p>
          </table:table-cell>
          <table:table-cell table:formula="of:=IF([.D736]&gt;127; 127; IF([.D736]&lt;-128; -128; [.D73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36]-[.F736]" office:value-type="float" office:value="0" calcext:value-type="float">
            <text:p>0</text:p>
          </table:table-cell>
          <table:table-cell table:formula="of:=[.E736]-[.G736]" office:value-type="float" office:value="0" calcext:value-type="float">
            <text:p>0</text:p>
          </table:table-cell>
          <table:table-cell table:formula="of:=[.F736]-[.G7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737]&gt;100; 93; 0)" office:value-type="float" office:value="0" calcext:value-type="float">
            <text:p>0</text:p>
          </table:table-cell>
          <table:table-cell table:formula="of:=1.75*[.A737]+2*[.A736]-[.C736]" office:value-type="float" office:value="36.5" calcext:value-type="float">
            <text:p>36.5</text:p>
          </table:table-cell>
          <table:table-cell table:formula="of:=IF([.D737]&gt;127; 127; IF([.D737]&lt;-128; -128; [.D737]))" office:value-type="float" office:value="36.5" calcext:value-type="float">
            <text:p>36.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[.E737]-[.F737]" office:value-type="float" office:value="-0.5" calcext:value-type="float">
            <text:p>-0.5</text:p>
          </table:table-cell>
          <table:table-cell table:formula="of:=[.E737]-[.G737]" office:value-type="float" office:value="-0.5" calcext:value-type="float">
            <text:p>-0.5</text:p>
          </table:table-cell>
          <table:table-cell table:formula="of:=[.F737]-[.G7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IF([.A738]&gt;100; 93; 0)" office:value-type="float" office:value="0" calcext:value-type="float">
            <text:p>0</text:p>
          </table:table-cell>
          <table:table-cell table:formula="of:=1.75*[.A738]+2*[.A737]-[.C737]" office:value-type="float" office:value="-285" calcext:value-type="float">
            <text:p>-285</text:p>
          </table:table-cell>
          <table:table-cell table:formula="of:=IF([.D738]&gt;127; 127; IF([.D738]&lt;-128; -128; [.D73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38]-[.F738]" office:value-type="float" office:value="0" calcext:value-type="float">
            <text:p>0</text:p>
          </table:table-cell>
          <table:table-cell table:formula="of:=[.E738]-[.G738]" office:value-type="float" office:value="0" calcext:value-type="float">
            <text:p>0</text:p>
          </table:table-cell>
          <table:table-cell table:formula="of:=[.F738]-[.G7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739]&gt;100; 93; 0)" office:value-type="float" office:value="0" calcext:value-type="float">
            <text:p>0</text:p>
          </table:table-cell>
          <table:table-cell table:formula="of:=1.75*[.A739]+2*[.A738]-[.C738]" office:value-type="float" office:value="-94" calcext:value-type="float">
            <text:p>-94</text:p>
          </table:table-cell>
          <table:table-cell table:formula="of:=IF([.D739]&gt;127; 127; IF([.D739]&lt;-128; -128; [.D739]))" office:value-type="float" office:value="-94" calcext:value-type="float">
            <text:p>-94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[.E739]-[.F739]" office:value-type="float" office:value="0" calcext:value-type="float">
            <text:p>0</text:p>
          </table:table-cell>
          <table:table-cell table:formula="of:=[.E739]-[.G739]" office:value-type="float" office:value="0" calcext:value-type="float">
            <text:p>0</text:p>
          </table:table-cell>
          <table:table-cell table:formula="of:=[.F739]-[.G7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IF([.A740]&gt;100; 93; 0)" office:value-type="float" office:value="0" calcext:value-type="float">
            <text:p>0</text:p>
          </table:table-cell>
          <table:table-cell table:formula="of:=1.75*[.A740]+2*[.A739]-[.C739]" office:value-type="float" office:value="291.5" calcext:value-type="float">
            <text:p>291.5</text:p>
          </table:table-cell>
          <table:table-cell table:formula="of:=IF([.D740]&gt;127; 127; IF([.D740]&lt;-128; -128; [.D74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40]-[.F740]" office:value-type="float" office:value="0" calcext:value-type="float">
            <text:p>0</text:p>
          </table:table-cell>
          <table:table-cell table:formula="of:=[.E740]-[.G740]" office:value-type="float" office:value="0" calcext:value-type="float">
            <text:p>0</text:p>
          </table:table-cell>
          <table:table-cell table:formula="of:=[.F740]-[.G7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741]&gt;100; 93; 0)" office:value-type="float" office:value="0" calcext:value-type="float">
            <text:p>0</text:p>
          </table:table-cell>
          <table:table-cell table:formula="of:=1.75*[.A741]+2*[.A740]-[.C740]" office:value-type="float" office:value="-62.25" calcext:value-type="float">
            <text:p>-62.25</text:p>
          </table:table-cell>
          <table:table-cell table:formula="of:=IF([.D741]&gt;127; 127; IF([.D741]&lt;-128; -128; [.D741]))" office:value-type="float" office:value="-62.25" calcext:value-type="float">
            <text:p>-62.2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[.E741]-[.F741]" office:value-type="float" office:value="-0.25" calcext:value-type="float">
            <text:p>-0.25</text:p>
          </table:table-cell>
          <table:table-cell table:formula="of:=[.E741]-[.G741]" office:value-type="float" office:value="-0.25" calcext:value-type="float">
            <text:p>-0.25</text:p>
          </table:table-cell>
          <table:table-cell table:formula="of:=[.F741]-[.G7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1101001" calcext:value-type="float">
            <text:p>11101001</text:p>
          </table:table-cell>
          <table:table-cell table:formula="of:=IF([.A742]&gt;100; 93; 0)" office:value-type="float" office:value="0" calcext:value-type="float">
            <text:p>0</text:p>
          </table:table-cell>
          <table:table-cell table:formula="of:=1.75*[.A742]+2*[.A741]-[.C741]" office:value-type="float" office:value="-262.25" calcext:value-type="float">
            <text:p>-262.25</text:p>
          </table:table-cell>
          <table:table-cell table:formula="of:=IF([.D742]&gt;127; 127; IF([.D742]&lt;-128; -128; [.D74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42]-[.F742]" office:value-type="float" office:value="0" calcext:value-type="float">
            <text:p>0</text:p>
          </table:table-cell>
          <table:table-cell table:formula="of:=[.E742]-[.G742]" office:value-type="float" office:value="0" calcext:value-type="float">
            <text:p>0</text:p>
          </table:table-cell>
          <table:table-cell table:formula="of:=[.F742]-[.G7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11" calcext:value-type="float">
            <text:p>100011</text:p>
          </table:table-cell>
          <table:table-cell table:formula="of:=IF([.A743]&gt;100; 93; 0)" office:value-type="float" office:value="0" calcext:value-type="float">
            <text:p>0</text:p>
          </table:table-cell>
          <table:table-cell table:formula="of:=1.75*[.A743]+2*[.A742]-[.C742]" office:value-type="float" office:value="15.25" calcext:value-type="float">
            <text:p>15.25</text:p>
          </table:table-cell>
          <table:table-cell table:formula="of:=IF([.D743]&gt;127; 127; IF([.D743]&lt;-128; -128; [.D743]))" office:value-type="float" office:value="15.25" calcext:value-type="float">
            <text:p>15.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[.E743]-[.F743]" office:value-type="float" office:value="0.25" calcext:value-type="float">
            <text:p>0.25</text:p>
          </table:table-cell>
          <table:table-cell table:formula="of:=[.E743]-[.G743]" office:value-type="float" office:value="-0.75" calcext:value-type="float">
            <text:p>-0.75</text:p>
          </table:table-cell>
          <table:table-cell table:formula="of:=[.F743]-[.G74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IF([.A744]&gt;100; 93; 0)" office:value-type="float" office:value="0" calcext:value-type="float">
            <text:p>0</text:p>
          </table:table-cell>
          <table:table-cell table:formula="of:=1.75*[.A744]+2*[.A743]-[.C743]" office:value-type="float" office:value="-64.75" calcext:value-type="float">
            <text:p>-64.75</text:p>
          </table:table-cell>
          <table:table-cell table:formula="of:=IF([.D744]&gt;127; 127; IF([.D744]&lt;-128; -128; [.D744]))" office:value-type="float" office:value="-64.75" calcext:value-type="float">
            <text:p>-64.75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[.E744]-[.F744]" office:value-type="float" office:value="0.25" calcext:value-type="float">
            <text:p>0.25</text:p>
          </table:table-cell>
          <table:table-cell table:formula="of:=[.E744]-[.G744]" office:value-type="float" office:value="-0.75" calcext:value-type="float">
            <text:p>-0.75</text:p>
          </table:table-cell>
          <table:table-cell table:formula="of:=[.F744]-[.G74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[.A745]&gt;100; 93; 0)" office:value-type="float" office:value="0" calcext:value-type="float">
            <text:p>0</text:p>
          </table:table-cell>
          <table:table-cell table:formula="of:=1.75*[.A745]+2*[.A744]-[.C744]" office:value-type="float" office:value="-147" calcext:value-type="float">
            <text:p>-147</text:p>
          </table:table-cell>
          <table:table-cell table:formula="of:=IF([.D745]&gt;127; 127; IF([.D745]&lt;-128; -128; [.D74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45]-[.F745]" office:value-type="float" office:value="0" calcext:value-type="float">
            <text:p>0</text:p>
          </table:table-cell>
          <table:table-cell table:formula="of:=[.E745]-[.G745]" office:value-type="float" office:value="0" calcext:value-type="float">
            <text:p>0</text:p>
          </table:table-cell>
          <table:table-cell table:formula="of:=[.F745]-[.G7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0010" calcext:value-type="float">
            <text:p>1100010</text:p>
          </table:table-cell>
          <table:table-cell table:formula="of:=IF([.A746]&gt;100; 93; 0)" office:value-type="float" office:value="0" calcext:value-type="float">
            <text:p>0</text:p>
          </table:table-cell>
          <table:table-cell table:formula="of:=1.75*[.A746]+2*[.A745]-[.C745]" office:value-type="float" office:value="179.5" calcext:value-type="float">
            <text:p>179.5</text:p>
          </table:table-cell>
          <table:table-cell table:formula="of:=IF([.D746]&gt;127; 127; IF([.D746]&lt;-128; -128; [.D74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46]-[.F746]" office:value-type="float" office:value="0" calcext:value-type="float">
            <text:p>0</text:p>
          </table:table-cell>
          <table:table-cell table:formula="of:=[.E746]-[.G746]" office:value-type="float" office:value="0" calcext:value-type="float">
            <text:p>0</text:p>
          </table:table-cell>
          <table:table-cell table:formula="of:=[.F746]-[.G7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110000" calcext:value-type="float">
            <text:p>10110000</text:p>
          </table:table-cell>
          <table:table-cell table:formula="of:=IF([.A747]&gt;100; 93; 0)" office:value-type="float" office:value="0" calcext:value-type="float">
            <text:p>0</text:p>
          </table:table-cell>
          <table:table-cell table:formula="of:=1.75*[.A747]+2*[.A746]-[.C746]" office:value-type="float" office:value="56" calcext:value-type="float">
            <text:p>56</text:p>
          </table:table-cell>
          <table:table-cell table:formula="of:=IF([.D747]&gt;127; 127; IF([.D747]&lt;-128; -128; [.D747]))" office:value-type="float" office:value="56" calcext:value-type="float">
            <text:p>5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table:formula="of:=[.E747]-[.F747]" office:value-type="float" office:value="0" calcext:value-type="float">
            <text:p>0</text:p>
          </table:table-cell>
          <table:table-cell table:formula="of:=[.E747]-[.G747]" office:value-type="float" office:value="0" calcext:value-type="float">
            <text:p>0</text:p>
          </table:table-cell>
          <table:table-cell table:formula="of:=[.F747]-[.G7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0110" calcext:value-type="float">
            <text:p>1010110</text:p>
          </table:table-cell>
          <table:table-cell table:formula="of:=IF([.A748]&gt;100; 93; 0)" office:value-type="float" office:value="0" calcext:value-type="float">
            <text:p>0</text:p>
          </table:table-cell>
          <table:table-cell table:formula="of:=1.75*[.A748]+2*[.A747]-[.C747]" office:value-type="float" office:value="-9.5" calcext:value-type="float">
            <text:p>-9.5</text:p>
          </table:table-cell>
          <table:table-cell table:formula="of:=IF([.D748]&gt;127; 127; IF([.D748]&lt;-128; -128; [.D748]))" office:value-type="float" office:value="-9.5" calcext:value-type="float">
            <text:p>-9.5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[.E748]-[.F748]" office:value-type="float" office:value="-0.5" calcext:value-type="float">
            <text:p>-0.5</text:p>
          </table:table-cell>
          <table:table-cell table:formula="of:=[.E748]-[.G748]" office:value-type="float" office:value="-0.5" calcext:value-type="float">
            <text:p>-0.5</text:p>
          </table:table-cell>
          <table:table-cell table:formula="of:=[.F748]-[.G7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1010110" calcext:value-type="float">
            <text:p>11010110</text:p>
          </table:table-cell>
          <table:table-cell table:formula="of:=IF([.A749]&gt;100; 93; 0)" office:value-type="float" office:value="0" calcext:value-type="float">
            <text:p>0</text:p>
          </table:table-cell>
          <table:table-cell table:formula="of:=1.75*[.A749]+2*[.A748]-[.C748]" office:value-type="float" office:value="98.5" calcext:value-type="float">
            <text:p>98.5</text:p>
          </table:table-cell>
          <table:table-cell table:formula="of:=IF([.D749]&gt;127; 127; IF([.D749]&lt;-128; -128; [.D749]))" office:value-type="float" office:value="98.5" calcext:value-type="float">
            <text:p>98.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[.E749]-[.F749]" office:value-type="float" office:value="-0.5" calcext:value-type="float">
            <text:p>-0.5</text:p>
          </table:table-cell>
          <table:table-cell table:formula="of:=[.E749]-[.G749]" office:value-type="float" office:value="-0.5" calcext:value-type="float">
            <text:p>-0.5</text:p>
          </table:table-cell>
          <table:table-cell table:formula="of:=[.F749]-[.G7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IF([.A750]&gt;100; 93; 0)" office:value-type="float" office:value="0" calcext:value-type="float">
            <text:p>0</text:p>
          </table:table-cell>
          <table:table-cell table:formula="of:=1.75*[.A750]+2*[.A749]-[.C749]" office:value-type="float" office:value="-225.75" calcext:value-type="float">
            <text:p>-225.75</text:p>
          </table:table-cell>
          <table:table-cell table:formula="of:=IF([.D750]&gt;127; 127; IF([.D750]&lt;-128; -128; [.D75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50]-[.F750]" office:value-type="float" office:value="0" calcext:value-type="float">
            <text:p>0</text:p>
          </table:table-cell>
          <table:table-cell table:formula="of:=[.E750]-[.G750]" office:value-type="float" office:value="0" calcext:value-type="float">
            <text:p>0</text:p>
          </table:table-cell>
          <table:table-cell table:formula="of:=[.F750]-[.G7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751]&gt;100; 93; 0)" office:value-type="float" office:value="0" calcext:value-type="float">
            <text:p>0</text:p>
          </table:table-cell>
          <table:table-cell table:formula="of:=1.75*[.A751]+2*[.A750]-[.C750]" office:value-type="float" office:value="-226.75" calcext:value-type="float">
            <text:p>-226.75</text:p>
          </table:table-cell>
          <table:table-cell table:formula="of:=IF([.D751]&gt;127; 127; IF([.D751]&lt;-128; -128; [.D75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51]-[.F751]" office:value-type="float" office:value="0" calcext:value-type="float">
            <text:p>0</text:p>
          </table:table-cell>
          <table:table-cell table:formula="of:=[.E751]-[.G751]" office:value-type="float" office:value="0" calcext:value-type="float">
            <text:p>0</text:p>
          </table:table-cell>
          <table:table-cell table:formula="of:=[.F751]-[.G7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752]&gt;100; 93; 0)" office:value-type="float" office:value="0" calcext:value-type="float">
            <text:p>0</text:p>
          </table:table-cell>
          <table:table-cell table:formula="of:=1.75*[.A752]+2*[.A751]-[.C751]" office:value-type="float" office:value="-28.5" calcext:value-type="float">
            <text:p>-28.5</text:p>
          </table:table-cell>
          <table:table-cell table:formula="of:=IF([.D752]&gt;127; 127; IF([.D752]&lt;-128; -128; [.D752]))" office:value-type="float" office:value="-28.5" calcext:value-type="float">
            <text:p>-28.5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[.E752]-[.F752]" office:value-type="float" office:value="-0.5" calcext:value-type="float">
            <text:p>-0.5</text:p>
          </table:table-cell>
          <table:table-cell table:formula="of:=[.E752]-[.G752]" office:value-type="float" office:value="-0.5" calcext:value-type="float">
            <text:p>-0.5</text:p>
          </table:table-cell>
          <table:table-cell table:formula="of:=[.F752]-[.G7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IF([.A753]&gt;100; 93; 0)" office:value-type="float" office:value="0" calcext:value-type="float">
            <text:p>0</text:p>
          </table:table-cell>
          <table:table-cell table:formula="of:=1.75*[.A753]+2*[.A752]-[.C752]" office:value-type="float" office:value="101" calcext:value-type="float">
            <text:p>101</text:p>
          </table:table-cell>
          <table:table-cell table:formula="of:=IF([.D753]&gt;127; 127; IF([.D753]&lt;-128; -128; [.D753]))" office:value-type="float" office:value="101" calcext:value-type="float">
            <text:p>10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[.E753]-[.F753]" office:value-type="float" office:value="0" calcext:value-type="float">
            <text:p>0</text:p>
          </table:table-cell>
          <table:table-cell table:formula="of:=[.E753]-[.G753]" office:value-type="float" office:value="0" calcext:value-type="float">
            <text:p>0</text:p>
          </table:table-cell>
          <table:table-cell table:formula="of:=[.F753]-[.G7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0010" calcext:value-type="float">
            <text:p>1100010</text:p>
          </table:table-cell>
          <table:table-cell table:formula="of:=IF([.A754]&gt;100; 93; 0)" office:value-type="float" office:value="0" calcext:value-type="float">
            <text:p>0</text:p>
          </table:table-cell>
          <table:table-cell table:formula="of:=1.75*[.A754]+2*[.A753]-[.C753]" office:value-type="float" office:value="227.5" calcext:value-type="float">
            <text:p>227.5</text:p>
          </table:table-cell>
          <table:table-cell table:formula="of:=IF([.D754]&gt;127; 127; IF([.D754]&lt;-128; -128; [.D75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54]-[.F754]" office:value-type="float" office:value="0" calcext:value-type="float">
            <text:p>0</text:p>
          </table:table-cell>
          <table:table-cell table:formula="of:=[.E754]-[.G754]" office:value-type="float" office:value="0" calcext:value-type="float">
            <text:p>0</text:p>
          </table:table-cell>
          <table:table-cell table:formula="of:=[.F754]-[.G7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755]&gt;100; 93; 0)" office:value-type="float" office:value="0" calcext:value-type="float">
            <text:p>0</text:p>
          </table:table-cell>
          <table:table-cell table:formula="of:=1.75*[.A755]+2*[.A754]-[.C754]" office:value-type="float" office:value="290.5" calcext:value-type="float">
            <text:p>290.5</text:p>
          </table:table-cell>
          <table:table-cell table:formula="of:=IF([.D755]&gt;127; 127; IF([.D755]&lt;-128; -128; [.D7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55]-[.F755]" office:value-type="float" office:value="0" calcext:value-type="float">
            <text:p>0</text:p>
          </table:table-cell>
          <table:table-cell table:formula="of:=[.E755]-[.G755]" office:value-type="float" office:value="0" calcext:value-type="float">
            <text:p>0</text:p>
          </table:table-cell>
          <table:table-cell table:formula="of:=[.F755]-[.G7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756]&gt;100; 93; 0)" office:value-type="float" office:value="0" calcext:value-type="float">
            <text:p>0</text:p>
          </table:table-cell>
          <table:table-cell table:formula="of:=1.75*[.A756]+2*[.A755]-[.C755]" office:value-type="float" office:value="13.5" calcext:value-type="float">
            <text:p>13.5</text:p>
          </table:table-cell>
          <table:table-cell table:formula="of:=IF([.D756]&gt;127; 127; IF([.D756]&lt;-128; -128; [.D756]))" office:value-type="float" office:value="13.5" calcext:value-type="float">
            <text:p>13.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[.E756]-[.F756]" office:value-type="float" office:value="-0.5" calcext:value-type="float">
            <text:p>-0.5</text:p>
          </table:table-cell>
          <table:table-cell table:formula="of:=[.E756]-[.G756]" office:value-type="float" office:value="-0.5" calcext:value-type="float">
            <text:p>-0.5</text:p>
          </table:table-cell>
          <table:table-cell table:formula="of:=[.F756]-[.G7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IF([.A757]&gt;100; 93; 0)" office:value-type="float" office:value="93" calcext:value-type="float">
            <text:p>93</text:p>
          </table:table-cell>
          <table:table-cell table:formula="of:=1.75*[.A757]+2*[.A756]-[.C756]" office:value-type="float" office:value="103.75" calcext:value-type="float">
            <text:p>103.75</text:p>
          </table:table-cell>
          <table:table-cell table:formula="of:=IF([.D757]&gt;127; 127; IF([.D757]&lt;-128; -128; [.D757]))" office:value-type="float" office:value="103.75" calcext:value-type="float">
            <text:p>103.7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01000" calcext:value-type="float">
            <text:p>1101000</text:p>
          </table:table-cell>
          <table:table-cell table:formula="of:=[.E757]-[.F757]" office:value-type="float" office:value="-0.25" calcext:value-type="float">
            <text:p>-0.25</text:p>
          </table:table-cell>
          <table:table-cell table:formula="of:=[.E757]-[.G757]" office:value-type="float" office:value="-0.25" calcext:value-type="float">
            <text:p>-0.25</text:p>
          </table:table-cell>
          <table:table-cell table:formula="of:=[.F757]-[.G7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758]&gt;100; 93; 0)" office:value-type="float" office:value="0" calcext:value-type="float">
            <text:p>0</text:p>
          </table:table-cell>
          <table:table-cell table:formula="of:=1.75*[.A758]+2*[.A757]-[.C757]" office:value-type="float" office:value="285.5" calcext:value-type="float">
            <text:p>285.5</text:p>
          </table:table-cell>
          <table:table-cell table:formula="of:=IF([.D758]&gt;127; 127; IF([.D758]&lt;-128; -128; [.D75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58]-[.F758]" office:value-type="float" office:value="0" calcext:value-type="float">
            <text:p>0</text:p>
          </table:table-cell>
          <table:table-cell table:formula="of:=[.E758]-[.G758]" office:value-type="float" office:value="0" calcext:value-type="float">
            <text:p>0</text:p>
          </table:table-cell>
          <table:table-cell table:formula="of:=[.F758]-[.G7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11" calcext:value-type="float">
            <text:p>1000011</text:p>
          </table:table-cell>
          <table:table-cell table:formula="of:=IF([.A759]&gt;100; 93; 0)" office:value-type="float" office:value="0" calcext:value-type="float">
            <text:p>0</text:p>
          </table:table-cell>
          <table:table-cell table:formula="of:=1.75*[.A759]+2*[.A758]-[.C758]" office:value-type="float" office:value="273.25" calcext:value-type="float">
            <text:p>273.25</text:p>
          </table:table-cell>
          <table:table-cell table:formula="of:=IF([.D759]&gt;127; 127; IF([.D759]&lt;-128; -128; [.D75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59]-[.F759]" office:value-type="float" office:value="0" calcext:value-type="float">
            <text:p>0</text:p>
          </table:table-cell>
          <table:table-cell table:formula="of:=[.E759]-[.G759]" office:value-type="float" office:value="0" calcext:value-type="float">
            <text:p>0</text:p>
          </table:table-cell>
          <table:table-cell table:formula="of:=[.F759]-[.G7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IF([.A760]&gt;100; 93; 0)" office:value-type="float" office:value="0" calcext:value-type="float">
            <text:p>0</text:p>
          </table:table-cell>
          <table:table-cell table:formula="of:=1.75*[.A760]+2*[.A759]-[.C759]" office:value-type="float" office:value="116.5" calcext:value-type="float">
            <text:p>116.5</text:p>
          </table:table-cell>
          <table:table-cell table:formula="of:=IF([.D760]&gt;127; 127; IF([.D760]&lt;-128; -128; [.D760]))" office:value-type="float" office:value="116.5" calcext:value-type="float">
            <text:p>116.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10101" calcext:value-type="float">
            <text:p>1110101</text:p>
          </table:table-cell>
          <table:table-cell table:formula="of:=[.E760]-[.F760]" office:value-type="float" office:value="-0.5" calcext:value-type="float">
            <text:p>-0.5</text:p>
          </table:table-cell>
          <table:table-cell table:formula="of:=[.E760]-[.G760]" office:value-type="float" office:value="-0.5" calcext:value-type="float">
            <text:p>-0.5</text:p>
          </table:table-cell>
          <table:table-cell table:formula="of:=[.F760]-[.G7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761]&gt;100; 93; 0)" office:value-type="float" office:value="0" calcext:value-type="float">
            <text:p>0</text:p>
          </table:table-cell>
          <table:table-cell table:formula="of:=1.75*[.A761]+2*[.A760]-[.C760]" office:value-type="float" office:value="-132" calcext:value-type="float">
            <text:p>-132</text:p>
          </table:table-cell>
          <table:table-cell table:formula="of:=IF([.D761]&gt;127; 127; IF([.D761]&lt;-128; -128; [.D76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61]-[.F761]" office:value-type="float" office:value="0" calcext:value-type="float">
            <text:p>0</text:p>
          </table:table-cell>
          <table:table-cell table:formula="of:=[.E761]-[.G761]" office:value-type="float" office:value="0" calcext:value-type="float">
            <text:p>0</text:p>
          </table:table-cell>
          <table:table-cell table:formula="of:=[.F761]-[.G7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table:formula="of:=IF([.A762]&gt;100; 93; 0)" office:value-type="float" office:value="0" calcext:value-type="float">
            <text:p>0</text:p>
          </table:table-cell>
          <table:table-cell table:formula="of:=1.75*[.A762]+2*[.A761]-[.C761]" office:value-type="float" office:value="13.75" calcext:value-type="float">
            <text:p>13.75</text:p>
          </table:table-cell>
          <table:table-cell table:formula="of:=IF([.D762]&gt;127; 127; IF([.D762]&lt;-128; -128; [.D762]))" office:value-type="float" office:value="13.75" calcext:value-type="float">
            <text:p>13.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[.E762]-[.F762]" office:value-type="float" office:value="-0.25" calcext:value-type="float">
            <text:p>-0.25</text:p>
          </table:table-cell>
          <table:table-cell table:formula="of:=[.E762]-[.G762]" office:value-type="float" office:value="-0.25" calcext:value-type="float">
            <text:p>-0.25</text:p>
          </table:table-cell>
          <table:table-cell table:formula="of:=[.F762]-[.G7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010" calcext:value-type="float">
            <text:p>1001010</text:p>
          </table:table-cell>
          <table:table-cell table:formula="of:=IF([.A763]&gt;100; 93; 0)" office:value-type="float" office:value="0" calcext:value-type="float">
            <text:p>0</text:p>
          </table:table-cell>
          <table:table-cell table:formula="of:=1.75*[.A763]+2*[.A762]-[.C762]" office:value-type="float" office:value="291.5" calcext:value-type="float">
            <text:p>291.5</text:p>
          </table:table-cell>
          <table:table-cell table:formula="of:=IF([.D763]&gt;127; 127; IF([.D763]&lt;-128; -128; [.D76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63]-[.F763]" office:value-type="float" office:value="0" calcext:value-type="float">
            <text:p>0</text:p>
          </table:table-cell>
          <table:table-cell table:formula="of:=[.E763]-[.G763]" office:value-type="float" office:value="0" calcext:value-type="float">
            <text:p>0</text:p>
          </table:table-cell>
          <table:table-cell table:formula="of:=[.F763]-[.G7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010000" calcext:value-type="float">
            <text:p>10010000</text:p>
          </table:table-cell>
          <table:table-cell table:formula="of:=IF([.A764]&gt;100; 93; 0)" office:value-type="float" office:value="0" calcext:value-type="float">
            <text:p>0</text:p>
          </table:table-cell>
          <table:table-cell table:formula="of:=1.75*[.A764]+2*[.A763]-[.C763]" office:value-type="float" office:value="-48" calcext:value-type="float">
            <text:p>-48</text:p>
          </table:table-cell>
          <table:table-cell table:formula="of:=IF([.D764]&gt;127; 127; IF([.D764]&lt;-128; -128; [.D764]))" office:value-type="float" office:value="-48" calcext:value-type="float">
            <text:p>-48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[.E764]-[.F764]" office:value-type="float" office:value="0" calcext:value-type="float">
            <text:p>0</text:p>
          </table:table-cell>
          <table:table-cell table:formula="of:=[.E764]-[.G764]" office:value-type="float" office:value="0" calcext:value-type="float">
            <text:p>0</text:p>
          </table:table-cell>
          <table:table-cell table:formula="of:=[.F764]-[.G7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011000" calcext:value-type="float">
            <text:p>11011000</text:p>
          </table:table-cell>
          <table:table-cell table:formula="of:=IF([.A765]&gt;100; 93; 0)" office:value-type="float" office:value="0" calcext:value-type="float">
            <text:p>0</text:p>
          </table:table-cell>
          <table:table-cell table:formula="of:=1.75*[.A765]+2*[.A764]-[.C764]" office:value-type="float" office:value="-294" calcext:value-type="float">
            <text:p>-294</text:p>
          </table:table-cell>
          <table:table-cell table:formula="of:=IF([.D765]&gt;127; 127; IF([.D765]&lt;-128; -128; [.D76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65]-[.F765]" office:value-type="float" office:value="0" calcext:value-type="float">
            <text:p>0</text:p>
          </table:table-cell>
          <table:table-cell table:formula="of:=[.E765]-[.G765]" office:value-type="float" office:value="0" calcext:value-type="float">
            <text:p>0</text:p>
          </table:table-cell>
          <table:table-cell table:formula="of:=[.F765]-[.G7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IF([.A766]&gt;100; 93; 0)" office:value-type="float" office:value="0" calcext:value-type="float">
            <text:p>0</text:p>
          </table:table-cell>
          <table:table-cell table:formula="of:=1.75*[.A766]+2*[.A765]-[.C765]" office:value-type="float" office:value="47.75" calcext:value-type="float">
            <text:p>47.75</text:p>
          </table:table-cell>
          <table:table-cell table:formula="of:=IF([.D766]&gt;127; 127; IF([.D766]&lt;-128; -128; [.D766]))" office:value-type="float" office:value="47.75" calcext:value-type="float">
            <text:p>47.7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table:formula="of:=[.E766]-[.F766]" office:value-type="float" office:value="-0.25" calcext:value-type="float">
            <text:p>-0.25</text:p>
          </table:table-cell>
          <table:table-cell table:formula="of:=[.E766]-[.G766]" office:value-type="float" office:value="-0.25" calcext:value-type="float">
            <text:p>-0.25</text:p>
          </table:table-cell>
          <table:table-cell table:formula="of:=[.F766]-[.G7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767]&gt;100; 93; 0)" office:value-type="float" office:value="0" calcext:value-type="float">
            <text:p>0</text:p>
          </table:table-cell>
          <table:table-cell table:formula="of:=1.75*[.A767]+2*[.A766]-[.C766]" office:value-type="float" office:value="-13.25" calcext:value-type="float">
            <text:p>-13.25</text:p>
          </table:table-cell>
          <table:table-cell table:formula="of:=IF([.D767]&gt;127; 127; IF([.D767]&lt;-128; -128; [.D767]))" office:value-type="float" office:value="-13.25" calcext:value-type="float">
            <text:p>-13.25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[.E767]-[.F767]" office:value-type="float" office:value="-0.25" calcext:value-type="float">
            <text:p>-0.25</text:p>
          </table:table-cell>
          <table:table-cell table:formula="of:=[.E767]-[.G767]" office:value-type="float" office:value="-0.25" calcext:value-type="float">
            <text:p>-0.25</text:p>
          </table:table-cell>
          <table:table-cell table:formula="of:=[.F767]-[.G7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768]&gt;100; 93; 0)" office:value-type="float" office:value="93" calcext:value-type="float">
            <text:p>93</text:p>
          </table:table-cell>
          <table:table-cell table:formula="of:=1.75*[.A768]+2*[.A767]-[.C767]" office:value-type="float" office:value="3.5" calcext:value-type="float">
            <text:p>3.5</text:p>
          </table:table-cell>
          <table:table-cell table:formula="of:=IF([.D768]&gt;127; 127; IF([.D768]&lt;-128; -128; [.D768]))"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E768]-[.F768]" office:value-type="float" office:value="-0.5" calcext:value-type="float">
            <text:p>-0.5</text:p>
          </table:table-cell>
          <table:table-cell table:formula="of:=[.E768]-[.G768]" office:value-type="float" office:value="-0.5" calcext:value-type="float">
            <text:p>-0.5</text:p>
          </table:table-cell>
          <table:table-cell table:formula="of:=[.F768]-[.G7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1001" calcext:value-type="float">
            <text:p>111001</text:p>
          </table:table-cell>
          <table:table-cell table:formula="of:=IF([.A769]&gt;100; 93; 0)" office:value-type="float" office:value="0" calcext:value-type="float">
            <text:p>0</text:p>
          </table:table-cell>
          <table:table-cell table:formula="of:=1.75*[.A769]+2*[.A768]-[.C768]" office:value-type="float" office:value="218.75" calcext:value-type="float">
            <text:p>218.75</text:p>
          </table:table-cell>
          <table:table-cell table:formula="of:=IF([.D769]&gt;127; 127; IF([.D769]&lt;-128; -128; [.D76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69]-[.F769]" office:value-type="float" office:value="0" calcext:value-type="float">
            <text:p>0</text:p>
          </table:table-cell>
          <table:table-cell table:formula="of:=[.E769]-[.G769]" office:value-type="float" office:value="0" calcext:value-type="float">
            <text:p>0</text:p>
          </table:table-cell>
          <table:table-cell table:formula="of:=[.F769]-[.G7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010" calcext:value-type="float">
            <text:p>1001010</text:p>
          </table:table-cell>
          <table:table-cell table:formula="of:=IF([.A770]&gt;100; 93; 0)" office:value-type="float" office:value="0" calcext:value-type="float">
            <text:p>0</text:p>
          </table:table-cell>
          <table:table-cell table:formula="of:=1.75*[.A770]+2*[.A769]-[.C769]" office:value-type="float" office:value="243.5" calcext:value-type="float">
            <text:p>243.5</text:p>
          </table:table-cell>
          <table:table-cell table:formula="of:=IF([.D770]&gt;127; 127; IF([.D770]&lt;-128; -128; [.D77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70]-[.F770]" office:value-type="float" office:value="0" calcext:value-type="float">
            <text:p>0</text:p>
          </table:table-cell>
          <table:table-cell table:formula="of:=[.E770]-[.G770]" office:value-type="float" office:value="0" calcext:value-type="float">
            <text:p>0</text:p>
          </table:table-cell>
          <table:table-cell table:formula="of:=[.F770]-[.G7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IF([.A771]&gt;100; 93; 0)" office:value-type="float" office:value="0" calcext:value-type="float">
            <text:p>0</text:p>
          </table:table-cell>
          <table:table-cell table:formula="of:=1.75*[.A771]+2*[.A770]-[.C770]" office:value-type="float" office:value="270.5" calcext:value-type="float">
            <text:p>270.5</text:p>
          </table:table-cell>
          <table:table-cell table:formula="of:=IF([.D771]&gt;127; 127; IF([.D771]&lt;-128; -128; [.D77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71]-[.F771]" office:value-type="float" office:value="0" calcext:value-type="float">
            <text:p>0</text:p>
          </table:table-cell>
          <table:table-cell table:formula="of:=[.E771]-[.G771]" office:value-type="float" office:value="0" calcext:value-type="float">
            <text:p>0</text:p>
          </table:table-cell>
          <table:table-cell table:formula="of:=[.F771]-[.G7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IF([.A772]&gt;100; 93; 0)" office:value-type="float" office:value="0" calcext:value-type="float">
            <text:p>0</text:p>
          </table:table-cell>
          <table:table-cell table:formula="of:=1.75*[.A772]+2*[.A771]-[.C771]" office:value-type="float" office:value="266" calcext:value-type="float">
            <text:p>266</text:p>
          </table:table-cell>
          <table:table-cell table:formula="of:=IF([.D772]&gt;127; 127; IF([.D772]&lt;-128; -128; [.D77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72]-[.F772]" office:value-type="float" office:value="0" calcext:value-type="float">
            <text:p>0</text:p>
          </table:table-cell>
          <table:table-cell table:formula="of:=[.E772]-[.G772]" office:value-type="float" office:value="0" calcext:value-type="float">
            <text:p>0</text:p>
          </table:table-cell>
          <table:table-cell table:formula="of:=[.F772]-[.G7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0110" calcext:value-type="float">
            <text:p>1010110</text:p>
          </table:table-cell>
          <table:table-cell table:formula="of:=IF([.A773]&gt;100; 93; 0)" office:value-type="float" office:value="0" calcext:value-type="float">
            <text:p>0</text:p>
          </table:table-cell>
          <table:table-cell table:formula="of:=1.75*[.A773]+2*[.A772]-[.C772]" office:value-type="float" office:value="294.5" calcext:value-type="float">
            <text:p>294.5</text:p>
          </table:table-cell>
          <table:table-cell table:formula="of:=IF([.D773]&gt;127; 127; IF([.D773]&lt;-128; -128; [.D77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73]-[.F773]" office:value-type="float" office:value="0" calcext:value-type="float">
            <text:p>0</text:p>
          </table:table-cell>
          <table:table-cell table:formula="of:=[.E773]-[.G773]" office:value-type="float" office:value="0" calcext:value-type="float">
            <text:p>0</text:p>
          </table:table-cell>
          <table:table-cell table:formula="of:=[.F773]-[.G7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IF([.A774]&gt;100; 93; 0)" office:value-type="float" office:value="0" calcext:value-type="float">
            <text:p>0</text:p>
          </table:table-cell>
          <table:table-cell table:formula="of:=1.75*[.A774]+2*[.A773]-[.C773]" office:value-type="float" office:value="170.25" calcext:value-type="float">
            <text:p>170.25</text:p>
          </table:table-cell>
          <table:table-cell table:formula="of:=IF([.D774]&gt;127; 127; IF([.D774]&lt;-128; -128; [.D77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74]-[.F774]" office:value-type="float" office:value="0" calcext:value-type="float">
            <text:p>0</text:p>
          </table:table-cell>
          <table:table-cell table:formula="of:=[.E774]-[.G774]" office:value-type="float" office:value="0" calcext:value-type="float">
            <text:p>0</text:p>
          </table:table-cell>
          <table:table-cell table:formula="of:=[.F774]-[.G7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775]&gt;100; 93; 0)" office:value-type="float" office:value="0" calcext:value-type="float">
            <text:p>0</text:p>
          </table:table-cell>
          <table:table-cell table:formula="of:=1.75*[.A775]+2*[.A774]-[.C774]" office:value-type="float" office:value="-21.25" calcext:value-type="float">
            <text:p>-21.25</text:p>
          </table:table-cell>
          <table:table-cell table:formula="of:=IF([.D775]&gt;127; 127; IF([.D775]&lt;-128; -128; [.D775]))" office:value-type="float" office:value="-21.25" calcext:value-type="float">
            <text:p>-21.25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[.E775]-[.F775]" office:value-type="float" office:value="-0.25" calcext:value-type="float">
            <text:p>-0.25</text:p>
          </table:table-cell>
          <table:table-cell table:formula="of:=[.E775]-[.G775]" office:value-type="float" office:value="-0.25" calcext:value-type="float">
            <text:p>-0.25</text:p>
          </table:table-cell>
          <table:table-cell table:formula="of:=[.F775]-[.G7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IF([.A776]&gt;100; 93; 0)" office:value-type="float" office:value="0" calcext:value-type="float">
            <text:p>0</text:p>
          </table:table-cell>
          <table:table-cell table:formula="of:=1.75*[.A776]+2*[.A775]-[.C775]" office:value-type="float" office:value="-212.75" calcext:value-type="float">
            <text:p>-212.75</text:p>
          </table:table-cell>
          <table:table-cell table:formula="of:=IF([.D776]&gt;127; 127; IF([.D776]&lt;-128; -128; [.D77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76]-[.F776]" office:value-type="float" office:value="0" calcext:value-type="float">
            <text:p>0</text:p>
          </table:table-cell>
          <table:table-cell table:formula="of:=[.E776]-[.G776]" office:value-type="float" office:value="0" calcext:value-type="float">
            <text:p>0</text:p>
          </table:table-cell>
          <table:table-cell table:formula="of:=[.F776]-[.G7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777]&gt;100; 93; 0)" office:value-type="float" office:value="0" calcext:value-type="float">
            <text:p>0</text:p>
          </table:table-cell>
          <table:table-cell table:formula="of:=1.75*[.A777]+2*[.A776]-[.C776]" office:value-type="float" office:value="-69.25" calcext:value-type="float">
            <text:p>-69.25</text:p>
          </table:table-cell>
          <table:table-cell table:formula="of:=IF([.D777]&gt;127; 127; IF([.D777]&lt;-128; -128; [.D777]))" office:value-type="float" office:value="-69.25" calcext:value-type="float">
            <text:p>-69.2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[.E777]-[.F777]" office:value-type="float" office:value="-0.25" calcext:value-type="float">
            <text:p>-0.25</text:p>
          </table:table-cell>
          <table:table-cell table:formula="of:=[.E777]-[.G777]" office:value-type="float" office:value="-0.25" calcext:value-type="float">
            <text:p>-0.25</text:p>
          </table:table-cell>
          <table:table-cell table:formula="of:=[.F777]-[.G7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778]&gt;100; 93; 0)" office:value-type="float" office:value="0" calcext:value-type="float">
            <text:p>0</text:p>
          </table:table-cell>
          <table:table-cell table:formula="of:=1.75*[.A778]+2*[.A777]-[.C777]" office:value-type="float" office:value="0.25" calcext:value-type="float">
            <text:p>0.25</text:p>
          </table:table-cell>
          <table:table-cell table:formula="of:=IF([.D778]&gt;127; 127; IF([.D778]&lt;-128; -128; [.D778]))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78]-[.F778]" office:value-type="float" office:value="0.25" calcext:value-type="float">
            <text:p>0.25</text:p>
          </table:table-cell>
          <table:table-cell table:formula="of:=[.E778]-[.G778]" office:value-type="float" office:value="-0.75" calcext:value-type="float">
            <text:p>-0.75</text:p>
          </table:table-cell>
          <table:table-cell table:formula="of:=[.F778]-[.G77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779]&gt;100; 93; 0)" office:value-type="float" office:value="0" calcext:value-type="float">
            <text:p>0</text:p>
          </table:table-cell>
          <table:table-cell table:formula="of:=1.75*[.A779]+2*[.A778]-[.C778]" office:value-type="float" office:value="-262.25" calcext:value-type="float">
            <text:p>-262.25</text:p>
          </table:table-cell>
          <table:table-cell table:formula="of:=IF([.D779]&gt;127; 127; IF([.D779]&lt;-128; -128; [.D77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79]-[.F779]" office:value-type="float" office:value="0" calcext:value-type="float">
            <text:p>0</text:p>
          </table:table-cell>
          <table:table-cell table:formula="of:=[.E779]-[.G779]" office:value-type="float" office:value="0" calcext:value-type="float">
            <text:p>0</text:p>
          </table:table-cell>
          <table:table-cell table:formula="of:=[.F779]-[.G7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0001110" calcext:value-type="float">
            <text:p>10001110</text:p>
          </table:table-cell>
          <table:table-cell table:formula="of:=IF([.A780]&gt;100; 93; 0)" office:value-type="float" office:value="0" calcext:value-type="float">
            <text:p>0</text:p>
          </table:table-cell>
          <table:table-cell table:formula="of:=1.75*[.A780]+2*[.A779]-[.C779]" office:value-type="float" office:value="-277.5" calcext:value-type="float">
            <text:p>-277.5</text:p>
          </table:table-cell>
          <table:table-cell table:formula="of:=IF([.D780]&gt;127; 127; IF([.D780]&lt;-128; -128; [.D7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80]-[.F780]" office:value-type="float" office:value="0" calcext:value-type="float">
            <text:p>0</text:p>
          </table:table-cell>
          <table:table-cell table:formula="of:=[.E780]-[.G780]" office:value-type="float" office:value="0" calcext:value-type="float">
            <text:p>0</text:p>
          </table:table-cell>
          <table:table-cell table:formula="of:=[.F780]-[.G7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781]&gt;100; 93; 0)" office:value-type="float" office:value="0" calcext:value-type="float">
            <text:p>0</text:p>
          </table:table-cell>
          <table:table-cell table:formula="of:=1.75*[.A781]+2*[.A780]-[.C780]" office:value-type="float" office:value="-403" calcext:value-type="float">
            <text:p>-403</text:p>
          </table:table-cell>
          <table:table-cell table:formula="of:=IF([.D781]&gt;127; 127; IF([.D781]&lt;-128; -128; [.D78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81]-[.F781]" office:value-type="float" office:value="0" calcext:value-type="float">
            <text:p>0</text:p>
          </table:table-cell>
          <table:table-cell table:formula="of:=[.E781]-[.G781]" office:value-type="float" office:value="0" calcext:value-type="float">
            <text:p>0</text:p>
          </table:table-cell>
          <table:table-cell table:formula="of:=[.F781]-[.G7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IF([.A782]&gt;100; 93; 0)" office:value-type="float" office:value="0" calcext:value-type="float">
            <text:p>0</text:p>
          </table:table-cell>
          <table:table-cell table:formula="of:=1.75*[.A782]+2*[.A781]-[.C781]" office:value-type="float" office:value="-93.25" calcext:value-type="float">
            <text:p>-93.25</text:p>
          </table:table-cell>
          <table:table-cell table:formula="of:=IF([.D782]&gt;127; 127; IF([.D782]&lt;-128; -128; [.D782]))" office:value-type="float" office:value="-93.25" calcext:value-type="float">
            <text:p>-93.2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10100011" calcext:value-type="float">
            <text:p>10100011</text:p>
          </table:table-cell>
          <table:table-cell table:formula="of:=[.E782]-[.F782]" office:value-type="float" office:value="-0.25" calcext:value-type="float">
            <text:p>-0.25</text:p>
          </table:table-cell>
          <table:table-cell table:formula="of:=[.E782]-[.G782]" office:value-type="float" office:value="-0.25" calcext:value-type="float">
            <text:p>-0.25</text:p>
          </table:table-cell>
          <table:table-cell table:formula="of:=[.F782]-[.G7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IF([.A783]&gt;100; 93; 0)" office:value-type="float" office:value="0" calcext:value-type="float">
            <text:p>0</text:p>
          </table:table-cell>
          <table:table-cell table:formula="of:=1.75*[.A783]+2*[.A782]-[.C782]" office:value-type="float" office:value="120.25" calcext:value-type="float">
            <text:p>120.25</text:p>
          </table:table-cell>
          <table:table-cell table:formula="of:=IF([.D783]&gt;127; 127; IF([.D783]&lt;-128; -128; [.D783]))" office:value-type="float" office:value="120.25" calcext:value-type="float">
            <text:p>120.2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[.E783]-[.F783]" office:value-type="float" office:value="0.25" calcext:value-type="float">
            <text:p>0.25</text:p>
          </table:table-cell>
          <table:table-cell table:formula="of:=[.E783]-[.G783]" office:value-type="float" office:value="-0.75" calcext:value-type="float">
            <text:p>-0.75</text:p>
          </table:table-cell>
          <table:table-cell table:formula="of:=[.F783]-[.G78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IF([.A784]&gt;100; 93; 0)" office:value-type="float" office:value="0" calcext:value-type="float">
            <text:p>0</text:p>
          </table:table-cell>
          <table:table-cell table:formula="of:=1.75*[.A784]+2*[.A783]-[.C783]" office:value-type="float" office:value="-192.75" calcext:value-type="float">
            <text:p>-192.75</text:p>
          </table:table-cell>
          <table:table-cell table:formula="of:=IF([.D784]&gt;127; 127; IF([.D784]&lt;-128; -128; [.D78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84]-[.F784]" office:value-type="float" office:value="0" calcext:value-type="float">
            <text:p>0</text:p>
          </table:table-cell>
          <table:table-cell table:formula="of:=[.E784]-[.G784]" office:value-type="float" office:value="0" calcext:value-type="float">
            <text:p>0</text:p>
          </table:table-cell>
          <table:table-cell table:formula="of:=[.F784]-[.G7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1011" calcext:value-type="float">
            <text:p>1001011</text:p>
          </table:table-cell>
          <table:table-cell table:formula="of:=IF([.A785]&gt;100; 93; 0)" office:value-type="float" office:value="0" calcext:value-type="float">
            <text:p>0</text:p>
          </table:table-cell>
          <table:table-cell table:formula="of:=1.75*[.A785]+2*[.A784]-[.C784]" office:value-type="float" office:value="-86.75" calcext:value-type="float">
            <text:p>-86.75</text:p>
          </table:table-cell>
          <table:table-cell table:formula="of:=IF([.D785]&gt;127; 127; IF([.D785]&lt;-128; -128; [.D785]))" office:value-type="float" office:value="-86.75" calcext:value-type="float">
            <text:p>-86.75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10101010" calcext:value-type="float">
            <text:p>10101010</text:p>
          </table:table-cell>
          <table:table-cell table:formula="of:=[.E785]-[.F785]" office:value-type="float" office:value="0.25" calcext:value-type="float">
            <text:p>0.25</text:p>
          </table:table-cell>
          <table:table-cell table:formula="of:=[.E785]-[.G785]" office:value-type="float" office:value="-0.75" calcext:value-type="float">
            <text:p>-0.75</text:p>
          </table:table-cell>
          <table:table-cell table:formula="of:=[.F785]-[.G78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786]&gt;100; 93; 0)" office:value-type="float" office:value="0" calcext:value-type="float">
            <text:p>0</text:p>
          </table:table-cell>
          <table:table-cell table:formula="of:=1.75*[.A786]+2*[.A785]-[.C785]" office:value-type="float" office:value="6.5" calcext:value-type="float">
            <text:p>6.5</text:p>
          </table:table-cell>
          <table:table-cell table:formula="of:=IF([.D786]&gt;127; 127; IF([.D786]&lt;-128; -128; [.D786]))" office:value-type="float" office:value="6.5" calcext:value-type="float">
            <text:p>6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[.E786]-[.F786]" office:value-type="float" office:value="-0.5" calcext:value-type="float">
            <text:p>-0.5</text:p>
          </table:table-cell>
          <table:table-cell table:formula="of:=[.E786]-[.G786]" office:value-type="float" office:value="-0.5" calcext:value-type="float">
            <text:p>-0.5</text:p>
          </table:table-cell>
          <table:table-cell table:formula="of:=[.F786]-[.G7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IF([.A787]&gt;100; 93; 0)" office:value-type="float" office:value="0" calcext:value-type="float">
            <text:p>0</text:p>
          </table:table-cell>
          <table:table-cell table:formula="of:=1.75*[.A787]+2*[.A786]-[.C786]" office:value-type="float" office:value="-17" calcext:value-type="float">
            <text:p>-17</text:p>
          </table:table-cell>
          <table:table-cell table:formula="of:=IF([.D787]&gt;127; 127; IF([.D787]&lt;-128; -128; [.D787]))" office:value-type="float" office:value="-17" calcext:value-type="float">
            <text:p>-17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11101111" calcext:value-type="float">
            <text:p>11101111</text:p>
          </table:table-cell>
          <table:table-cell table:formula="of:=[.E787]-[.F787]" office:value-type="float" office:value="0" calcext:value-type="float">
            <text:p>0</text:p>
          </table:table-cell>
          <table:table-cell table:formula="of:=[.E787]-[.G787]" office:value-type="float" office:value="0" calcext:value-type="float">
            <text:p>0</text:p>
          </table:table-cell>
          <table:table-cell table:formula="of:=[.F787]-[.G7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788]&gt;100; 93; 0)" office:value-type="float" office:value="0" calcext:value-type="float">
            <text:p>0</text:p>
          </table:table-cell>
          <table:table-cell table:formula="of:=1.75*[.A788]+2*[.A787]-[.C787]" office:value-type="float" office:value="134.75" calcext:value-type="float">
            <text:p>134.75</text:p>
          </table:table-cell>
          <table:table-cell table:formula="of:=IF([.D788]&gt;127; 127; IF([.D788]&lt;-128; -128; [.D78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88]-[.F788]" office:value-type="float" office:value="0" calcext:value-type="float">
            <text:p>0</text:p>
          </table:table-cell>
          <table:table-cell table:formula="of:=[.E788]-[.G788]" office:value-type="float" office:value="0" calcext:value-type="float">
            <text:p>0</text:p>
          </table:table-cell>
          <table:table-cell table:formula="of:=[.F788]-[.G7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table:formula="of:=IF([.A789]&gt;100; 93; 0)" office:value-type="float" office:value="0" calcext:value-type="float">
            <text:p>0</text:p>
          </table:table-cell>
          <table:table-cell table:formula="of:=1.75*[.A789]+2*[.A788]-[.C788]" office:value-type="float" office:value="-15.25" calcext:value-type="float">
            <text:p>-15.25</text:p>
          </table:table-cell>
          <table:table-cell table:formula="of:=IF([.D789]&gt;127; 127; IF([.D789]&lt;-128; -128; [.D789]))" office:value-type="float" office:value="-15.25" calcext:value-type="float">
            <text:p>-15.2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11110001" calcext:value-type="float">
            <text:p>11110001</text:p>
          </table:table-cell>
          <table:table-cell table:formula="of:=[.E789]-[.F789]" office:value-type="float" office:value="-0.25" calcext:value-type="float">
            <text:p>-0.25</text:p>
          </table:table-cell>
          <table:table-cell table:formula="of:=[.E789]-[.G789]" office:value-type="float" office:value="-0.25" calcext:value-type="float">
            <text:p>-0.25</text:p>
          </table:table-cell>
          <table:table-cell table:formula="of:=[.F789]-[.G7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790]&gt;100; 93; 0)" office:value-type="float" office:value="0" calcext:value-type="float">
            <text:p>0</text:p>
          </table:table-cell>
          <table:table-cell table:formula="of:=1.75*[.A790]+2*[.A789]-[.C789]" office:value-type="float" office:value="-198" calcext:value-type="float">
            <text:p>-198</text:p>
          </table:table-cell>
          <table:table-cell table:formula="of:=IF([.D790]&gt;127; 127; IF([.D790]&lt;-128; -128; [.D79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0]-[.F790]" office:value-type="float" office:value="0" calcext:value-type="float">
            <text:p>0</text:p>
          </table:table-cell>
          <table:table-cell table:formula="of:=[.E790]-[.G790]" office:value-type="float" office:value="0" calcext:value-type="float">
            <text:p>0</text:p>
          </table:table-cell>
          <table:table-cell table:formula="of:=[.F790]-[.G7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791]&gt;100; 93; 0)" office:value-type="float" office:value="0" calcext:value-type="float">
            <text:p>0</text:p>
          </table:table-cell>
          <table:table-cell table:formula="of:=1.75*[.A791]+2*[.A790]-[.C790]" office:value-type="float" office:value="-98.5" calcext:value-type="float">
            <text:p>-98.5</text:p>
          </table:table-cell>
          <table:table-cell table:formula="of:=IF([.D791]&gt;127; 127; IF([.D791]&lt;-128; -128; [.D791]))" office:value-type="float" office:value="-98.5" calcext:value-type="float">
            <text:p>-98.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10011110" calcext:value-type="float">
            <text:p>10011110</text:p>
          </table:table-cell>
          <table:table-cell table:formula="of:=[.E791]-[.F791]" office:value-type="float" office:value="-0.5" calcext:value-type="float">
            <text:p>-0.5</text:p>
          </table:table-cell>
          <table:table-cell table:formula="of:=[.E791]-[.G791]" office:value-type="float" office:value="-0.5" calcext:value-type="float">
            <text:p>-0.5</text:p>
          </table:table-cell>
          <table:table-cell table:formula="of:=[.F791]-[.G7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792]&gt;100; 93; 0)" office:value-type="float" office:value="0" calcext:value-type="float">
            <text:p>0</text:p>
          </table:table-cell>
          <table:table-cell table:formula="of:=1.75*[.A792]+2*[.A791]-[.C791]" office:value-type="float" office:value="332.25" calcext:value-type="float">
            <text:p>332.25</text:p>
          </table:table-cell>
          <table:table-cell table:formula="of:=IF([.D792]&gt;127; 127; IF([.D792]&lt;-128; -128; [.D79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92]-[.F792]" office:value-type="float" office:value="0" calcext:value-type="float">
            <text:p>0</text:p>
          </table:table-cell>
          <table:table-cell table:formula="of:=[.E792]-[.G792]" office:value-type="float" office:value="0" calcext:value-type="float">
            <text:p>0</text:p>
          </table:table-cell>
          <table:table-cell table:formula="of:=[.F792]-[.G7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IF([.A793]&gt;100; 93; 0)" office:value-type="float" office:value="0" calcext:value-type="float">
            <text:p>0</text:p>
          </table:table-cell>
          <table:table-cell table:formula="of:=1.75*[.A793]+2*[.A792]-[.C792]" office:value-type="float" office:value="111" calcext:value-type="float">
            <text:p>111</text:p>
          </table:table-cell>
          <table:table-cell table:formula="of:=IF([.D793]&gt;127; 127; IF([.D793]&lt;-128; -128; [.D793]))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table:formula="of:=[.E793]-[.F793]" office:value-type="float" office:value="0" calcext:value-type="float">
            <text:p>0</text:p>
          </table:table-cell>
          <table:table-cell table:formula="of:=[.E793]-[.G793]" office:value-type="float" office:value="0" calcext:value-type="float">
            <text:p>0</text:p>
          </table:table-cell>
          <table:table-cell table:formula="of:=[.F793]-[.G7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IF([.A794]&gt;100; 93; 0)" office:value-type="float" office:value="0" calcext:value-type="float">
            <text:p>0</text:p>
          </table:table-cell>
          <table:table-cell table:formula="of:=1.75*[.A794]+2*[.A793]-[.C793]" office:value-type="float" office:value="-185.75" calcext:value-type="float">
            <text:p>-185.75</text:p>
          </table:table-cell>
          <table:table-cell table:formula="of:=IF([.D794]&gt;127; 127; IF([.D794]&lt;-128; -128; [.D7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4]-[.F794]" office:value-type="float" office:value="0" calcext:value-type="float">
            <text:p>0</text:p>
          </table:table-cell>
          <table:table-cell table:formula="of:=[.E794]-[.G794]" office:value-type="float" office:value="0" calcext:value-type="float">
            <text:p>0</text:p>
          </table:table-cell>
          <table:table-cell table:formula="of:=[.F794]-[.G7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795]&gt;100; 93; 0)" office:value-type="float" office:value="0" calcext:value-type="float">
            <text:p>0</text:p>
          </table:table-cell>
          <table:table-cell table:formula="of:=1.75*[.A795]+2*[.A794]-[.C794]" office:value-type="float" office:value="-306.75" calcext:value-type="float">
            <text:p>-306.75</text:p>
          </table:table-cell>
          <table:table-cell table:formula="of:=IF([.D795]&gt;127; 127; IF([.D795]&lt;-128; -128; [.D79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5]-[.F795]" office:value-type="float" office:value="0" calcext:value-type="float">
            <text:p>0</text:p>
          </table:table-cell>
          <table:table-cell table:formula="of:=[.E795]-[.G795]" office:value-type="float" office:value="0" calcext:value-type="float">
            <text:p>0</text:p>
          </table:table-cell>
          <table:table-cell table:formula="of:=[.F795]-[.G7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796]&gt;100; 93; 0)" office:value-type="float" office:value="0" calcext:value-type="float">
            <text:p>0</text:p>
          </table:table-cell>
          <table:table-cell table:formula="of:=1.75*[.A796]+2*[.A795]-[.C795]" office:value-type="float" office:value="-149.5" calcext:value-type="float">
            <text:p>-149.5</text:p>
          </table:table-cell>
          <table:table-cell table:formula="of:=IF([.D796]&gt;127; 127; IF([.D796]&lt;-128; -128; [.D79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6]-[.F796]" office:value-type="float" office:value="0" calcext:value-type="float">
            <text:p>0</text:p>
          </table:table-cell>
          <table:table-cell table:formula="of:=[.E796]-[.G796]" office:value-type="float" office:value="0" calcext:value-type="float">
            <text:p>0</text:p>
          </table:table-cell>
          <table:table-cell table:formula="of:=[.F796]-[.G7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1001" calcext:value-type="float">
            <text:p>1011001</text:p>
          </table:table-cell>
          <table:table-cell table:formula="of:=IF([.A797]&gt;100; 93; 0)" office:value-type="float" office:value="0" calcext:value-type="float">
            <text:p>0</text:p>
          </table:table-cell>
          <table:table-cell table:formula="of:=1.75*[.A797]+2*[.A796]-[.C796]" office:value-type="float" office:value="215.75" calcext:value-type="float">
            <text:p>215.75</text:p>
          </table:table-cell>
          <table:table-cell table:formula="of:=IF([.D797]&gt;127; 127; IF([.D797]&lt;-128; -128; [.D79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97]-[.F797]" office:value-type="float" office:value="0" calcext:value-type="float">
            <text:p>0</text:p>
          </table:table-cell>
          <table:table-cell table:formula="of:=[.E797]-[.G797]" office:value-type="float" office:value="0" calcext:value-type="float">
            <text:p>0</text:p>
          </table:table-cell>
          <table:table-cell table:formula="of:=[.F797]-[.G7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798]&gt;100; 93; 0)" office:value-type="float" office:value="0" calcext:value-type="float">
            <text:p>0</text:p>
          </table:table-cell>
          <table:table-cell table:formula="of:=1.75*[.A798]+2*[.A797]-[.C797]" office:value-type="float" office:value="-37.25" calcext:value-type="float">
            <text:p>-37.25</text:p>
          </table:table-cell>
          <table:table-cell table:formula="of:=IF([.D798]&gt;127; 127; IF([.D798]&lt;-128; -128; [.D798]))" office:value-type="float" office:value="-37.25" calcext:value-type="float">
            <text:p>-37.25</text:p>
          </table:table-cell>
          <table:table-cell table:number-columns-repeated="2"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[.E798]-[.F798]" office:value-type="float" office:value="-0.25" calcext:value-type="float">
            <text:p>-0.25</text:p>
          </table:table-cell>
          <table:table-cell table:formula="of:=[.E798]-[.G798]" office:value-type="float" office:value="-0.25" calcext:value-type="float">
            <text:p>-0.25</text:p>
          </table:table-cell>
          <table:table-cell table:formula="of:=[.F798]-[.G7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799]&gt;100; 93; 0)" office:value-type="float" office:value="0" calcext:value-type="float">
            <text:p>0</text:p>
          </table:table-cell>
          <table:table-cell table:formula="of:=1.75*[.A799]+2*[.A798]-[.C798]" office:value-type="float" office:value="-449" calcext:value-type="float">
            <text:p>-449</text:p>
          </table:table-cell>
          <table:table-cell table:formula="of:=IF([.D799]&gt;127; 127; IF([.D799]&lt;-128; -128; [.D7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9]-[.F799]" office:value-type="float" office:value="0" calcext:value-type="float">
            <text:p>0</text:p>
          </table:table-cell>
          <table:table-cell table:formula="of:=[.E799]-[.G799]" office:value-type="float" office:value="0" calcext:value-type="float">
            <text:p>0</text:p>
          </table:table-cell>
          <table:table-cell table:formula="of:=[.F799]-[.G7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IF([.A800]&gt;100; 93; 0)" office:value-type="float" office:value="0" calcext:value-type="float">
            <text:p>0</text:p>
          </table:table-cell>
          <table:table-cell table:formula="of:=1.75*[.A800]+2*[.A799]-[.C799]" office:value-type="float" office:value="-184.75" calcext:value-type="float">
            <text:p>-184.75</text:p>
          </table:table-cell>
          <table:table-cell table:formula="of:=IF([.D800]&gt;127; 127; IF([.D800]&lt;-128; -128; [.D80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00]-[.F800]" office:value-type="float" office:value="0" calcext:value-type="float">
            <text:p>0</text:p>
          </table:table-cell>
          <table:table-cell table:formula="of:=[.E800]-[.G800]" office:value-type="float" office:value="0" calcext:value-type="float">
            <text:p>0</text:p>
          </table:table-cell>
          <table:table-cell table:formula="of:=[.F800]-[.G8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801]&gt;100; 93; 0)" office:value-type="float" office:value="0" calcext:value-type="float">
            <text:p>0</text:p>
          </table:table-cell>
          <table:table-cell table:formula="of:=1.75*[.A801]+2*[.A800]-[.C800]" office:value-type="float" office:value="190.5" calcext:value-type="float">
            <text:p>190.5</text:p>
          </table:table-cell>
          <table:table-cell table:formula="of:=IF([.D801]&gt;127; 127; IF([.D801]&lt;-128; -128; [.D80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01]-[.F801]" office:value-type="float" office:value="0" calcext:value-type="float">
            <text:p>0</text:p>
          </table:table-cell>
          <table:table-cell table:formula="of:=[.E801]-[.G801]" office:value-type="float" office:value="0" calcext:value-type="float">
            <text:p>0</text:p>
          </table:table-cell>
          <table:table-cell table:formula="of:=[.F801]-[.G8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0010" calcext:value-type="float">
            <text:p>1010010</text:p>
          </table:table-cell>
          <table:table-cell table:formula="of:=IF([.A802]&gt;100; 93; 0)" office:value-type="float" office:value="0" calcext:value-type="float">
            <text:p>0</text:p>
          </table:table-cell>
          <table:table-cell table:formula="of:=1.75*[.A802]+2*[.A801]-[.C801]" office:value-type="float" office:value="299.5" calcext:value-type="float">
            <text:p>299.5</text:p>
          </table:table-cell>
          <table:table-cell table:formula="of:=IF([.D802]&gt;127; 127; IF([.D802]&lt;-128; -128; [.D80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02]-[.F802]" office:value-type="float" office:value="0" calcext:value-type="float">
            <text:p>0</text:p>
          </table:table-cell>
          <table:table-cell table:formula="of:=[.E802]-[.G802]" office:value-type="float" office:value="0" calcext:value-type="float">
            <text:p>0</text:p>
          </table:table-cell>
          <table:table-cell table:formula="of:=[.F802]-[.G8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IF([.A803]&gt;100; 93; 0)" office:value-type="float" office:value="0" calcext:value-type="float">
            <text:p>0</text:p>
          </table:table-cell>
          <table:table-cell table:formula="of:=1.75*[.A803]+2*[.A802]-[.C802]" office:value-type="float" office:value="272.5" calcext:value-type="float">
            <text:p>272.5</text:p>
          </table:table-cell>
          <table:table-cell table:formula="of:=IF([.D803]&gt;127; 127; IF([.D803]&lt;-128; -128; [.D80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03]-[.F803]" office:value-type="float" office:value="0" calcext:value-type="float">
            <text:p>0</text:p>
          </table:table-cell>
          <table:table-cell table:formula="of:=[.E803]-[.G803]" office:value-type="float" office:value="0" calcext:value-type="float">
            <text:p>0</text:p>
          </table:table-cell>
          <table:table-cell table:formula="of:=[.F803]-[.G8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804]&gt;100; 93; 0)" office:value-type="float" office:value="0" calcext:value-type="float">
            <text:p>0</text:p>
          </table:table-cell>
          <table:table-cell table:formula="of:=1.75*[.A804]+2*[.A803]-[.C803]" office:value-type="float" office:value="216.75" calcext:value-type="float">
            <text:p>216.75</text:p>
          </table:table-cell>
          <table:table-cell table:formula="of:=IF([.D804]&gt;127; 127; IF([.D804]&lt;-128; -128; [.D80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04]-[.F804]" office:value-type="float" office:value="0" calcext:value-type="float">
            <text:p>0</text:p>
          </table:table-cell>
          <table:table-cell table:formula="of:=[.E804]-[.G804]" office:value-type="float" office:value="0" calcext:value-type="float">
            <text:p>0</text:p>
          </table:table-cell>
          <table:table-cell table:formula="of:=[.F804]-[.G8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805]&gt;100; 93; 0)" office:value-type="float" office:value="0" calcext:value-type="float">
            <text:p>0</text:p>
          </table:table-cell>
          <table:table-cell table:formula="of:=1.75*[.A805]+2*[.A804]-[.C804]" office:value-type="float" office:value="109.5" calcext:value-type="float">
            <text:p>109.5</text:p>
          </table:table-cell>
          <table:table-cell table:formula="of:=IF([.D805]&gt;127; 127; IF([.D805]&lt;-128; -128; [.D805]))" office:value-type="float" office:value="109.5" calcext:value-type="float">
            <text:p>109.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01110" calcext:value-type="float">
            <text:p>1101110</text:p>
          </table:table-cell>
          <table:table-cell table:formula="of:=[.E805]-[.F805]" office:value-type="float" office:value="-0.5" calcext:value-type="float">
            <text:p>-0.5</text:p>
          </table:table-cell>
          <table:table-cell table:formula="of:=[.E805]-[.G805]" office:value-type="float" office:value="-0.5" calcext:value-type="float">
            <text:p>-0.5</text:p>
          </table:table-cell>
          <table:table-cell table:formula="of:=[.F805]-[.G8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806]&gt;100; 93; 0)" office:value-type="float" office:value="0" calcext:value-type="float">
            <text:p>0</text:p>
          </table:table-cell>
          <table:table-cell table:formula="of:=1.75*[.A806]+2*[.A805]-[.C805]" office:value-type="float" office:value="-15.25" calcext:value-type="float">
            <text:p>-15.25</text:p>
          </table:table-cell>
          <table:table-cell table:formula="of:=IF([.D806]&gt;127; 127; IF([.D806]&lt;-128; -128; [.D806]))" office:value-type="float" office:value="-15.25" calcext:value-type="float">
            <text:p>-15.2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11110001" calcext:value-type="float">
            <text:p>11110001</text:p>
          </table:table-cell>
          <table:table-cell table:formula="of:=[.E806]-[.F806]" office:value-type="float" office:value="-0.25" calcext:value-type="float">
            <text:p>-0.25</text:p>
          </table:table-cell>
          <table:table-cell table:formula="of:=[.E806]-[.G806]" office:value-type="float" office:value="-0.25" calcext:value-type="float">
            <text:p>-0.25</text:p>
          </table:table-cell>
          <table:table-cell table:formula="of:=[.F806]-[.G8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807]&gt;100; 93; 0)" office:value-type="float" office:value="0" calcext:value-type="float">
            <text:p>0</text:p>
          </table:table-cell>
          <table:table-cell table:formula="of:=1.75*[.A807]+2*[.A806]-[.C806]" office:value-type="float" office:value="60.25" calcext:value-type="float">
            <text:p>60.25</text:p>
          </table:table-cell>
          <table:table-cell table:formula="of:=IF([.D807]&gt;127; 127; IF([.D807]&lt;-128; -128; [.D807]))" office:value-type="float" office:value="60.25" calcext:value-type="float">
            <text:p>60.2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[.E807]-[.F807]" office:value-type="float" office:value="0.25" calcext:value-type="float">
            <text:p>0.25</text:p>
          </table:table-cell>
          <table:table-cell table:formula="of:=[.E807]-[.G807]" office:value-type="float" office:value="-0.75" calcext:value-type="float">
            <text:p>-0.75</text:p>
          </table:table-cell>
          <table:table-cell table:formula="of:=[.F807]-[.G80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110" calcext:value-type="float">
            <text:p>101110</text:p>
          </table:table-cell>
          <table:table-cell table:formula="of:=IF([.A808]&gt;100; 93; 0)" office:value-type="float" office:value="0" calcext:value-type="float">
            <text:p>0</text:p>
          </table:table-cell>
          <table:table-cell table:formula="of:=1.75*[.A808]+2*[.A807]-[.C807]" office:value-type="float" office:value="174.5" calcext:value-type="float">
            <text:p>174.5</text:p>
          </table:table-cell>
          <table:table-cell table:formula="of:=IF([.D808]&gt;127; 127; IF([.D808]&lt;-128; -128; [.D80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08]-[.F808]" office:value-type="float" office:value="0" calcext:value-type="float">
            <text:p>0</text:p>
          </table:table-cell>
          <table:table-cell table:formula="of:=[.E808]-[.G808]" office:value-type="float" office:value="0" calcext:value-type="float">
            <text:p>0</text:p>
          </table:table-cell>
          <table:table-cell table:formula="of:=[.F808]-[.G8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809]&gt;100; 93; 0)" office:value-type="float" office:value="0" calcext:value-type="float">
            <text:p>0</text:p>
          </table:table-cell>
          <table:table-cell table:formula="of:=1.75*[.A809]+2*[.A808]-[.C808]" office:value-type="float" office:value="58.75" calcext:value-type="float">
            <text:p>58.75</text:p>
          </table:table-cell>
          <table:table-cell table:formula="of:=IF([.D809]&gt;127; 127; IF([.D809]&lt;-128; -128; [.D809]))" office:value-type="float" office:value="58.75" calcext:value-type="float">
            <text:p>58.7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table:formula="of:=[.E809]-[.F809]" office:value-type="float" office:value="-0.25" calcext:value-type="float">
            <text:p>-0.25</text:p>
          </table:table-cell>
          <table:table-cell table:formula="of:=[.E809]-[.G809]" office:value-type="float" office:value="-0.25" calcext:value-type="float">
            <text:p>-0.25</text:p>
          </table:table-cell>
          <table:table-cell table:formula="of:=[.F809]-[.G8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110" calcext:value-type="float">
            <text:p>101110</text:p>
          </table:table-cell>
          <table:table-cell table:formula="of:=IF([.A810]&gt;100; 93; 0)" office:value-type="float" office:value="0" calcext:value-type="float">
            <text:p>0</text:p>
          </table:table-cell>
          <table:table-cell table:formula="of:=1.75*[.A810]+2*[.A809]-[.C809]" office:value-type="float" office:value="42.5" calcext:value-type="float">
            <text:p>42.5</text:p>
          </table:table-cell>
          <table:table-cell table:formula="of:=IF([.D810]&gt;127; 127; IF([.D810]&lt;-128; -128; [.D810]))" office:value-type="float" office:value="42.5" calcext:value-type="float">
            <text:p>42.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[.E810]-[.F810]" office:value-type="float" office:value="-0.5" calcext:value-type="float">
            <text:p>-0.5</text:p>
          </table:table-cell>
          <table:table-cell table:formula="of:=[.E810]-[.G810]" office:value-type="float" office:value="-0.5" calcext:value-type="float">
            <text:p>-0.5</text:p>
          </table:table-cell>
          <table:table-cell table:formula="of:=[.F810]-[.G8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IF([.A811]&gt;100; 93; 0)" office:value-type="float" office:value="93" calcext:value-type="float">
            <text:p>93</text:p>
          </table:table-cell>
          <table:table-cell table:formula="of:=1.75*[.A811]+2*[.A810]-[.C810]" office:value-type="float" office:value="300.25" calcext:value-type="float">
            <text:p>300.25</text:p>
          </table:table-cell>
          <table:table-cell table:formula="of:=IF([.D811]&gt;127; 127; IF([.D811]&lt;-128; -128; [.D8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1]-[.F811]" office:value-type="float" office:value="0" calcext:value-type="float">
            <text:p>0</text:p>
          </table:table-cell>
          <table:table-cell table:formula="of:=[.E811]-[.G811]" office:value-type="float" office:value="0" calcext:value-type="float">
            <text:p>0</text:p>
          </table:table-cell>
          <table:table-cell table:formula="of:=[.F811]-[.G8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812]&gt;100; 93; 0)" office:value-type="float" office:value="93" calcext:value-type="float">
            <text:p>93</text:p>
          </table:table-cell>
          <table:table-cell table:formula="of:=1.75*[.A812]+2*[.A811]-[.C811]" office:value-type="float" office:value="341" calcext:value-type="float">
            <text:p>341</text:p>
          </table:table-cell>
          <table:table-cell table:formula="of:=IF([.D812]&gt;127; 127; IF([.D812]&lt;-128; -128; [.D81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2]-[.F812]" office:value-type="float" office:value="0" calcext:value-type="float">
            <text:p>0</text:p>
          </table:table-cell>
          <table:table-cell table:formula="of:=[.E812]-[.G812]" office:value-type="float" office:value="0" calcext:value-type="float">
            <text:p>0</text:p>
          </table:table-cell>
          <table:table-cell table:formula="of:=[.F812]-[.G8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813]&gt;100; 93; 0)" office:value-type="float" office:value="0" calcext:value-type="float">
            <text:p>0</text:p>
          </table:table-cell>
          <table:table-cell table:formula="of:=1.75*[.A813]+2*[.A812]-[.C812]" office:value-type="float" office:value="162.5" calcext:value-type="float">
            <text:p>162.5</text:p>
          </table:table-cell>
          <table:table-cell table:formula="of:=IF([.D813]&gt;127; 127; IF([.D813]&lt;-128; -128; [.D81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3]-[.F813]" office:value-type="float" office:value="0" calcext:value-type="float">
            <text:p>0</text:p>
          </table:table-cell>
          <table:table-cell table:formula="of:=[.E813]-[.G813]" office:value-type="float" office:value="0" calcext:value-type="float">
            <text:p>0</text:p>
          </table:table-cell>
          <table:table-cell table:formula="of:=[.F813]-[.G8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814]&gt;100; 93; 0)" office:value-type="float" office:value="0" calcext:value-type="float">
            <text:p>0</text:p>
          </table:table-cell>
          <table:table-cell table:formula="of:=1.75*[.A814]+2*[.A813]-[.C813]" office:value-type="float" office:value="-147.75" calcext:value-type="float">
            <text:p>-147.75</text:p>
          </table:table-cell>
          <table:table-cell table:formula="of:=IF([.D814]&gt;127; 127; IF([.D814]&lt;-128; -128; [.D81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14]-[.F814]" office:value-type="float" office:value="0" calcext:value-type="float">
            <text:p>0</text:p>
          </table:table-cell>
          <table:table-cell table:formula="of:=[.E814]-[.G814]" office:value-type="float" office:value="0" calcext:value-type="float">
            <text:p>0</text:p>
          </table:table-cell>
          <table:table-cell table:formula="of:=[.F814]-[.G8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815]&gt;100; 93; 0)" office:value-type="float" office:value="0" calcext:value-type="float">
            <text:p>0</text:p>
          </table:table-cell>
          <table:table-cell table:formula="of:=1.75*[.A815]+2*[.A814]-[.C814]" office:value-type="float" office:value="-73.5" calcext:value-type="float">
            <text:p>-73.5</text:p>
          </table:table-cell>
          <table:table-cell table:formula="of:=IF([.D815]&gt;127; 127; IF([.D815]&lt;-128; -128; [.D815]))" office:value-type="float" office:value="-73.5" calcext:value-type="float">
            <text:p>-73.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[.E815]-[.F815]" office:value-type="float" office:value="-0.5" calcext:value-type="float">
            <text:p>-0.5</text:p>
          </table:table-cell>
          <table:table-cell table:formula="of:=[.E815]-[.G815]" office:value-type="float" office:value="-0.5" calcext:value-type="float">
            <text:p>-0.5</text:p>
          </table:table-cell>
          <table:table-cell table:formula="of:=[.F815]-[.G8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IF([.A816]&gt;100; 93; 0)" office:value-type="float" office:value="0" calcext:value-type="float">
            <text:p>0</text:p>
          </table:table-cell>
          <table:table-cell table:formula="of:=1.75*[.A816]+2*[.A815]-[.C815]" office:value-type="float" office:value="282" calcext:value-type="float">
            <text:p>282</text:p>
          </table:table-cell>
          <table:table-cell table:formula="of:=IF([.D816]&gt;127; 127; IF([.D816]&lt;-128; -128; [.D81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6]-[.F816]" office:value-type="float" office:value="0" calcext:value-type="float">
            <text:p>0</text:p>
          </table:table-cell>
          <table:table-cell table:formula="of:=[.E816]-[.G816]" office:value-type="float" office:value="0" calcext:value-type="float">
            <text:p>0</text:p>
          </table:table-cell>
          <table:table-cell table:formula="of:=[.F816]-[.G8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817]&gt;100; 93; 0)" office:value-type="float" office:value="0" calcext:value-type="float">
            <text:p>0</text:p>
          </table:table-cell>
          <table:table-cell table:formula="of:=1.75*[.A817]+2*[.A816]-[.C816]" office:value-type="float" office:value="210.5" calcext:value-type="float">
            <text:p>210.5</text:p>
          </table:table-cell>
          <table:table-cell table:formula="of:=IF([.D817]&gt;127; 127; IF([.D817]&lt;-128; -128; [.D81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7]-[.F817]" office:value-type="float" office:value="0" calcext:value-type="float">
            <text:p>0</text:p>
          </table:table-cell>
          <table:table-cell table:formula="of:=[.E817]-[.G817]" office:value-type="float" office:value="0" calcext:value-type="float">
            <text:p>0</text:p>
          </table:table-cell>
          <table:table-cell table:formula="of:=[.F817]-[.G8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table:formula="of:=IF([.A818]&gt;100; 93; 0)" office:value-type="float" office:value="93" calcext:value-type="float">
            <text:p>93</text:p>
          </table:table-cell>
          <table:table-cell table:formula="of:=1.75*[.A818]+2*[.A817]-[.C817]" office:value-type="float" office:value="282.5" calcext:value-type="float">
            <text:p>282.5</text:p>
          </table:table-cell>
          <table:table-cell table:formula="of:=IF([.D818]&gt;127; 127; IF([.D818]&lt;-128; -128; [.D81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8]-[.F818]" office:value-type="float" office:value="0" calcext:value-type="float">
            <text:p>0</text:p>
          </table:table-cell>
          <table:table-cell table:formula="of:=[.E818]-[.G818]" office:value-type="float" office:value="0" calcext:value-type="float">
            <text:p>0</text:p>
          </table:table-cell>
          <table:table-cell table:formula="of:=[.F818]-[.G8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111" calcext:value-type="float">
            <text:p>100111</text:p>
          </table:table-cell>
          <table:table-cell table:formula="of:=IF([.A819]&gt;100; 93; 0)" office:value-type="float" office:value="0" calcext:value-type="float">
            <text:p>0</text:p>
          </table:table-cell>
          <table:table-cell table:formula="of:=1.75*[.A819]+2*[.A818]-[.C818]" office:value-type="float" office:value="211.25" calcext:value-type="float">
            <text:p>211.25</text:p>
          </table:table-cell>
          <table:table-cell table:formula="of:=IF([.D819]&gt;127; 127; IF([.D819]&lt;-128; -128; [.D81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9]-[.F819]" office:value-type="float" office:value="0" calcext:value-type="float">
            <text:p>0</text:p>
          </table:table-cell>
          <table:table-cell table:formula="of:=[.E819]-[.G819]" office:value-type="float" office:value="0" calcext:value-type="float">
            <text:p>0</text:p>
          </table:table-cell>
          <table:table-cell table:formula="of:=[.F819]-[.G8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820]&gt;100; 93; 0)" office:value-type="float" office:value="0" calcext:value-type="float">
            <text:p>0</text:p>
          </table:table-cell>
          <table:table-cell table:formula="of:=1.75*[.A820]+2*[.A819]-[.C819]" office:value-type="float" office:value="251.25" calcext:value-type="float">
            <text:p>251.25</text:p>
          </table:table-cell>
          <table:table-cell table:formula="of:=IF([.D820]&gt;127; 127; IF([.D820]&lt;-128; -128; [.D82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20]-[.F820]" office:value-type="float" office:value="0" calcext:value-type="float">
            <text:p>0</text:p>
          </table:table-cell>
          <table:table-cell table:formula="of:=[.E820]-[.G820]" office:value-type="float" office:value="0" calcext:value-type="float">
            <text:p>0</text:p>
          </table:table-cell>
          <table:table-cell table:formula="of:=[.F820]-[.G8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100010" calcext:value-type="float">
            <text:p>11100010</text:p>
          </table:table-cell>
          <table:table-cell table:formula="of:=IF([.A821]&gt;100; 93; 0)" office:value-type="float" office:value="0" calcext:value-type="float">
            <text:p>0</text:p>
          </table:table-cell>
          <table:table-cell table:formula="of:=1.75*[.A821]+2*[.A820]-[.C820]" office:value-type="float" office:value="145.5" calcext:value-type="float">
            <text:p>145.5</text:p>
          </table:table-cell>
          <table:table-cell table:formula="of:=IF([.D821]&gt;127; 127; IF([.D821]&lt;-128; -128; [.D82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21]-[.F821]" office:value-type="float" office:value="0" calcext:value-type="float">
            <text:p>0</text:p>
          </table:table-cell>
          <table:table-cell table:formula="of:=[.E821]-[.G821]" office:value-type="float" office:value="0" calcext:value-type="float">
            <text:p>0</text:p>
          </table:table-cell>
          <table:table-cell table:formula="of:=[.F821]-[.G8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822]&gt;100; 93; 0)" office:value-type="float" office:value="0" calcext:value-type="float">
            <text:p>0</text:p>
          </table:table-cell>
          <table:table-cell table:formula="of:=1.75*[.A822]+2*[.A821]-[.C821]" office:value-type="float" office:value="-28.5" calcext:value-type="float">
            <text:p>-28.5</text:p>
          </table:table-cell>
          <table:table-cell table:formula="of:=IF([.D822]&gt;127; 127; IF([.D822]&lt;-128; -128; [.D822]))" office:value-type="float" office:value="-28.5" calcext:value-type="float">
            <text:p>-28.5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[.E822]-[.F822]" office:value-type="float" office:value="-0.5" calcext:value-type="float">
            <text:p>-0.5</text:p>
          </table:table-cell>
          <table:table-cell table:formula="of:=[.E822]-[.G822]" office:value-type="float" office:value="-0.5" calcext:value-type="float">
            <text:p>-0.5</text:p>
          </table:table-cell>
          <table:table-cell table:formula="of:=[.F822]-[.G8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IF([.A823]&gt;100; 93; 0)" office:value-type="float" office:value="0" calcext:value-type="float">
            <text:p>0</text:p>
          </table:table-cell>
          <table:table-cell table:formula="of:=1.75*[.A823]+2*[.A822]-[.C822]" office:value-type="float" office:value="-168.75" calcext:value-type="float">
            <text:p>-168.75</text:p>
          </table:table-cell>
          <table:table-cell table:formula="of:=IF([.D823]&gt;127; 127; IF([.D823]&lt;-128; -128; [.D82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23]-[.F823]" office:value-type="float" office:value="0" calcext:value-type="float">
            <text:p>0</text:p>
          </table:table-cell>
          <table:table-cell table:formula="of:=[.E823]-[.G823]" office:value-type="float" office:value="0" calcext:value-type="float">
            <text:p>0</text:p>
          </table:table-cell>
          <table:table-cell table:formula="of:=[.F823]-[.G8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824]&gt;100; 93; 0)" office:value-type="float" office:value="0" calcext:value-type="float">
            <text:p>0</text:p>
          </table:table-cell>
          <table:table-cell table:formula="of:=1.75*[.A824]+2*[.A823]-[.C823]" office:value-type="float" office:value="-437" calcext:value-type="float">
            <text:p>-437</text:p>
          </table:table-cell>
          <table:table-cell table:formula="of:=IF([.D824]&gt;127; 127; IF([.D824]&lt;-128; -128; [.D82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24]-[.F824]" office:value-type="float" office:value="0" calcext:value-type="float">
            <text:p>0</text:p>
          </table:table-cell>
          <table:table-cell table:formula="of:=[.E824]-[.G824]" office:value-type="float" office:value="0" calcext:value-type="float">
            <text:p>0</text:p>
          </table:table-cell>
          <table:table-cell table:formula="of:=[.F824]-[.G8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IF([.A825]&gt;100; 93; 0)" office:value-type="float" office:value="0" calcext:value-type="float">
            <text:p>0</text:p>
          </table:table-cell>
          <table:table-cell table:formula="of:=1.75*[.A825]+2*[.A824]-[.C824]" office:value-type="float" office:value="-204" calcext:value-type="float">
            <text:p>-204</text:p>
          </table:table-cell>
          <table:table-cell table:formula="of:=IF([.D825]&gt;127; 127; IF([.D825]&lt;-128; -128; [.D82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25]-[.F825]" office:value-type="float" office:value="0" calcext:value-type="float">
            <text:p>0</text:p>
          </table:table-cell>
          <table:table-cell table:formula="of:=[.E825]-[.G825]" office:value-type="float" office:value="0" calcext:value-type="float">
            <text:p>0</text:p>
          </table:table-cell>
          <table:table-cell table:formula="of:=[.F825]-[.G8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IF([.A826]&gt;100; 93; 0)" office:value-type="float" office:value="0" calcext:value-type="float">
            <text:p>0</text:p>
          </table:table-cell>
          <table:table-cell table:formula="of:=1.75*[.A826]+2*[.A825]-[.C825]" office:value-type="float" office:value="-172.75" calcext:value-type="float">
            <text:p>-172.75</text:p>
          </table:table-cell>
          <table:table-cell table:formula="of:=IF([.D826]&gt;127; 127; IF([.D826]&lt;-128; -128; [.D82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26]-[.F826]" office:value-type="float" office:value="0" calcext:value-type="float">
            <text:p>0</text:p>
          </table:table-cell>
          <table:table-cell table:formula="of:=[.E826]-[.G826]" office:value-type="float" office:value="0" calcext:value-type="float">
            <text:p>0</text:p>
          </table:table-cell>
          <table:table-cell table:formula="of:=[.F826]-[.G8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827]&gt;100; 93; 0)" office:value-type="float" office:value="0" calcext:value-type="float">
            <text:p>0</text:p>
          </table:table-cell>
          <table:table-cell table:formula="of:=1.75*[.A827]+2*[.A826]-[.C826]" office:value-type="float" office:value="-228.75" calcext:value-type="float">
            <text:p>-228.75</text:p>
          </table:table-cell>
          <table:table-cell table:formula="of:=IF([.D827]&gt;127; 127; IF([.D827]&lt;-128; -128; [.D8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27]-[.F827]" office:value-type="float" office:value="0" calcext:value-type="float">
            <text:p>0</text:p>
          </table:table-cell>
          <table:table-cell table:formula="of:=[.E827]-[.G827]" office:value-type="float" office:value="0" calcext:value-type="float">
            <text:p>0</text:p>
          </table:table-cell>
          <table:table-cell table:formula="of:=[.F827]-[.G8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table:formula="of:=IF([.A828]&gt;100; 93; 0)" office:value-type="float" office:value="93" calcext:value-type="float">
            <text:p>93</text:p>
          </table:table-cell>
          <table:table-cell table:formula="of:=1.75*[.A828]+2*[.A827]-[.C827]" office:value-type="float" office:value="212.5" calcext:value-type="float">
            <text:p>212.5</text:p>
          </table:table-cell>
          <table:table-cell table:formula="of:=IF([.D828]&gt;127; 127; IF([.D828]&lt;-128; -128; [.D82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28]-[.F828]" office:value-type="float" office:value="0" calcext:value-type="float">
            <text:p>0</text:p>
          </table:table-cell>
          <table:table-cell table:formula="of:=[.E828]-[.G828]" office:value-type="float" office:value="0" calcext:value-type="float">
            <text:p>0</text:p>
          </table:table-cell>
          <table:table-cell table:formula="of:=[.F828]-[.G8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IF([.A829]&gt;100; 93; 0)" office:value-type="float" office:value="0" calcext:value-type="float">
            <text:p>0</text:p>
          </table:table-cell>
          <table:table-cell table:formula="of:=1.75*[.A829]+2*[.A828]-[.C828]" office:value-type="float" office:value="136" calcext:value-type="float">
            <text:p>136</text:p>
          </table:table-cell>
          <table:table-cell table:formula="of:=IF([.D829]&gt;127; 127; IF([.D829]&lt;-128; -128; [.D82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29]-[.F829]" office:value-type="float" office:value="0" calcext:value-type="float">
            <text:p>0</text:p>
          </table:table-cell>
          <table:table-cell table:formula="of:=[.E829]-[.G829]" office:value-type="float" office:value="0" calcext:value-type="float">
            <text:p>0</text:p>
          </table:table-cell>
          <table:table-cell table:formula="of:=[.F829]-[.G8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830]&gt;100; 93; 0)" office:value-type="float" office:value="0" calcext:value-type="float">
            <text:p>0</text:p>
          </table:table-cell>
          <table:table-cell table:formula="of:=1.75*[.A830]+2*[.A829]-[.C829]" office:value-type="float" office:value="44.5" calcext:value-type="float">
            <text:p>44.5</text:p>
          </table:table-cell>
          <table:table-cell table:formula="of:=IF([.D830]&gt;127; 127; IF([.D830]&lt;-128; -128; [.D830]))" office:value-type="float" office:value="44.5" calcext:value-type="float">
            <text:p>44.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[.E830]-[.F830]" office:value-type="float" office:value="-0.5" calcext:value-type="float">
            <text:p>-0.5</text:p>
          </table:table-cell>
          <table:table-cell table:formula="of:=[.E830]-[.G830]" office:value-type="float" office:value="-0.5" calcext:value-type="float">
            <text:p>-0.5</text:p>
          </table:table-cell>
          <table:table-cell table:formula="of:=[.F830]-[.G8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IF([.A831]&gt;100; 93; 0)" office:value-type="float" office:value="0" calcext:value-type="float">
            <text:p>0</text:p>
          </table:table-cell>
          <table:table-cell table:formula="of:=1.75*[.A831]+2*[.A830]-[.C830]" office:value-type="float" office:value="68.75" calcext:value-type="float">
            <text:p>68.75</text:p>
          </table:table-cell>
          <table:table-cell table:formula="of:=IF([.D831]&gt;127; 127; IF([.D831]&lt;-128; -128; [.D831]))" office:value-type="float" office:value="68.75" calcext:value-type="float">
            <text:p>68.7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[.E831]-[.F831]" office:value-type="float" office:value="-0.25" calcext:value-type="float">
            <text:p>-0.25</text:p>
          </table:table-cell>
          <table:table-cell table:formula="of:=[.E831]-[.G831]" office:value-type="float" office:value="-0.25" calcext:value-type="float">
            <text:p>-0.25</text:p>
          </table:table-cell>
          <table:table-cell table:formula="of:=[.F831]-[.G8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832]&gt;100; 93; 0)" office:value-type="float" office:value="0" calcext:value-type="float">
            <text:p>0</text:p>
          </table:table-cell>
          <table:table-cell table:formula="of:=1.75*[.A832]+2*[.A831]-[.C831]" office:value-type="float" office:value="-49.5" calcext:value-type="float">
            <text:p>-49.5</text:p>
          </table:table-cell>
          <table:table-cell table:formula="of:=IF([.D832]&gt;127; 127; IF([.D832]&lt;-128; -128; [.D832]))" office:value-type="float" office:value="-49.5" calcext:value-type="float">
            <text:p>-49.5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[.E832]-[.F832]" office:value-type="float" office:value="-0.5" calcext:value-type="float">
            <text:p>-0.5</text:p>
          </table:table-cell>
          <table:table-cell table:formula="of:=[.E832]-[.G832]" office:value-type="float" office:value="-0.5" calcext:value-type="float">
            <text:p>-0.5</text:p>
          </table:table-cell>
          <table:table-cell table:formula="of:=[.F832]-[.G8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011110" calcext:value-type="float">
            <text:p>10011110</text:p>
          </table:table-cell>
          <table:table-cell table:formula="of:=IF([.A833]&gt;100; 93; 0)" office:value-type="float" office:value="0" calcext:value-type="float">
            <text:p>0</text:p>
          </table:table-cell>
          <table:table-cell table:formula="of:=1.75*[.A833]+2*[.A832]-[.C832]" office:value-type="float" office:value="-239.5" calcext:value-type="float">
            <text:p>-239.5</text:p>
          </table:table-cell>
          <table:table-cell table:formula="of:=IF([.D833]&gt;127; 127; IF([.D833]&lt;-128; -128; [.D83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33]-[.F833]" office:value-type="float" office:value="0" calcext:value-type="float">
            <text:p>0</text:p>
          </table:table-cell>
          <table:table-cell table:formula="of:=[.E833]-[.G833]" office:value-type="float" office:value="0" calcext:value-type="float">
            <text:p>0</text:p>
          </table:table-cell>
          <table:table-cell table:formula="of:=[.F833]-[.G8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834]&gt;100; 93; 0)" office:value-type="float" office:value="0" calcext:value-type="float">
            <text:p>0</text:p>
          </table:table-cell>
          <table:table-cell table:formula="of:=1.75*[.A834]+2*[.A833]-[.C833]" office:value-type="float" office:value="-129.5" calcext:value-type="float">
            <text:p>-129.5</text:p>
          </table:table-cell>
          <table:table-cell table:formula="of:=IF([.D834]&gt;127; 127; IF([.D834]&lt;-128; -128; [.D83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34]-[.F834]" office:value-type="float" office:value="0" calcext:value-type="float">
            <text:p>0</text:p>
          </table:table-cell>
          <table:table-cell table:formula="of:=[.E834]-[.G834]" office:value-type="float" office:value="0" calcext:value-type="float">
            <text:p>0</text:p>
          </table:table-cell>
          <table:table-cell table:formula="of:=[.F834]-[.G8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1001110" calcext:value-type="float">
            <text:p>11001110</text:p>
          </table:table-cell>
          <table:table-cell table:formula="of:=IF([.A835]&gt;100; 93; 0)" office:value-type="float" office:value="0" calcext:value-type="float">
            <text:p>0</text:p>
          </table:table-cell>
          <table:table-cell table:formula="of:=1.75*[.A835]+2*[.A834]-[.C834]" office:value-type="float" office:value="-11.5" calcext:value-type="float">
            <text:p>-11.5</text:p>
          </table:table-cell>
          <table:table-cell table:formula="of:=IF([.D835]&gt;127; 127; IF([.D835]&lt;-128; -128; [.D835]))" office:value-type="float" office:value="-11.5" calcext:value-type="float">
            <text:p>-11.5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[.E835]-[.F835]" office:value-type="float" office:value="-0.5" calcext:value-type="float">
            <text:p>-0.5</text:p>
          </table:table-cell>
          <table:table-cell table:formula="of:=[.E835]-[.G835]" office:value-type="float" office:value="-0.5" calcext:value-type="float">
            <text:p>-0.5</text:p>
          </table:table-cell>
          <table:table-cell table:formula="of:=[.F835]-[.G8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836]&gt;100; 93; 0)" office:value-type="float" office:value="0" calcext:value-type="float">
            <text:p>0</text:p>
          </table:table-cell>
          <table:table-cell table:formula="of:=1.75*[.A836]+2*[.A835]-[.C835]" office:value-type="float" office:value="-315.25" calcext:value-type="float">
            <text:p>-315.25</text:p>
          </table:table-cell>
          <table:table-cell table:formula="of:=IF([.D836]&gt;127; 127; IF([.D836]&lt;-128; -128; [.D83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36]-[.F836]" office:value-type="float" office:value="0" calcext:value-type="float">
            <text:p>0</text:p>
          </table:table-cell>
          <table:table-cell table:formula="of:=[.E836]-[.G836]" office:value-type="float" office:value="0" calcext:value-type="float">
            <text:p>0</text:p>
          </table:table-cell>
          <table:table-cell table:formula="of:=[.F836]-[.G8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837]&gt;100; 93; 0)" office:value-type="float" office:value="0" calcext:value-type="float">
            <text:p>0</text:p>
          </table:table-cell>
          <table:table-cell table:formula="of:=1.75*[.A837]+2*[.A836]-[.C836]" office:value-type="float" office:value="-111.25" calcext:value-type="float">
            <text:p>-111.25</text:p>
          </table:table-cell>
          <table:table-cell table:formula="of:=IF([.D837]&gt;127; 127; IF([.D837]&lt;-128; -128; [.D837]))" office:value-type="float" office:value="-111.25" calcext:value-type="float">
            <text:p>-111.25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[.E837]-[.F837]" office:value-type="float" office:value="-0.25" calcext:value-type="float">
            <text:p>-0.25</text:p>
          </table:table-cell>
          <table:table-cell table:formula="of:=[.E837]-[.G837]" office:value-type="float" office:value="-0.25" calcext:value-type="float">
            <text:p>-0.25</text:p>
          </table:table-cell>
          <table:table-cell table:formula="of:=[.F837]-[.G8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100010" calcext:value-type="float">
            <text:p>11100010</text:p>
          </table:table-cell>
          <table:table-cell table:formula="of:=IF([.A838]&gt;100; 93; 0)" office:value-type="float" office:value="0" calcext:value-type="float">
            <text:p>0</text:p>
          </table:table-cell>
          <table:table-cell table:formula="of:=1.75*[.A838]+2*[.A837]-[.C837]" office:value-type="float" office:value="101.5" calcext:value-type="float">
            <text:p>101.5</text:p>
          </table:table-cell>
          <table:table-cell table:formula="of:=IF([.D838]&gt;127; 127; IF([.D838]&lt;-128; -128; [.D838]))" office:value-type="float" office:value="101.5" calcext:value-type="float">
            <text:p>101.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100110" calcext:value-type="float">
            <text:p>1100110</text:p>
          </table:table-cell>
          <table:table-cell table:formula="of:=[.E838]-[.F838]" office:value-type="float" office:value="-0.5" calcext:value-type="float">
            <text:p>-0.5</text:p>
          </table:table-cell>
          <table:table-cell table:formula="of:=[.E838]-[.G838]" office:value-type="float" office:value="-0.5" calcext:value-type="float">
            <text:p>-0.5</text:p>
          </table:table-cell>
          <table:table-cell table:formula="of:=[.F838]-[.G8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839]&gt;100; 93; 0)" office:value-type="float" office:value="0" calcext:value-type="float">
            <text:p>0</text:p>
          </table:table-cell>
          <table:table-cell table:formula="of:=1.75*[.A839]+2*[.A838]-[.C838]" office:value-type="float" office:value="-235" calcext:value-type="float">
            <text:p>-235</text:p>
          </table:table-cell>
          <table:table-cell table:formula="of:=IF([.D839]&gt;127; 127; IF([.D839]&lt;-128; -128; [.D83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39]-[.F839]" office:value-type="float" office:value="0" calcext:value-type="float">
            <text:p>0</text:p>
          </table:table-cell>
          <table:table-cell table:formula="of:=[.E839]-[.G839]" office:value-type="float" office:value="0" calcext:value-type="float">
            <text:p>0</text:p>
          </table:table-cell>
          <table:table-cell table:formula="of:=[.F839]-[.G8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IF([.A840]&gt;100; 93; 0)" office:value-type="float" office:value="0" calcext:value-type="float">
            <text:p>0</text:p>
          </table:table-cell>
          <table:table-cell table:formula="of:=1.75*[.A840]+2*[.A839]-[.C839]" office:value-type="float" office:value="-354" calcext:value-type="float">
            <text:p>-354</text:p>
          </table:table-cell>
          <table:table-cell table:formula="of:=IF([.D840]&gt;127; 127; IF([.D840]&lt;-128; -128; [.D84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40]-[.F840]" office:value-type="float" office:value="0" calcext:value-type="float">
            <text:p>0</text:p>
          </table:table-cell>
          <table:table-cell table:formula="of:=[.E840]-[.G840]" office:value-type="float" office:value="0" calcext:value-type="float">
            <text:p>0</text:p>
          </table:table-cell>
          <table:table-cell table:formula="of:=[.F840]-[.G8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IF([.A841]&gt;100; 93; 0)" office:value-type="float" office:value="0" calcext:value-type="float">
            <text:p>0</text:p>
          </table:table-cell>
          <table:table-cell table:formula="of:=1.75*[.A841]+2*[.A840]-[.C840]" office:value-type="float" office:value="-321.25" calcext:value-type="float">
            <text:p>-321.25</text:p>
          </table:table-cell>
          <table:table-cell table:formula="of:=IF([.D841]&gt;127; 127; IF([.D841]&lt;-128; -128; [.D84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41]-[.F841]" office:value-type="float" office:value="0" calcext:value-type="float">
            <text:p>0</text:p>
          </table:table-cell>
          <table:table-cell table:formula="of:=[.E841]-[.G841]" office:value-type="float" office:value="0" calcext:value-type="float">
            <text:p>0</text:p>
          </table:table-cell>
          <table:table-cell table:formula="of:=[.F841]-[.G8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IF([.A842]&gt;100; 93; 0)" office:value-type="float" office:value="93" calcext:value-type="float">
            <text:p>93</text:p>
          </table:table-cell>
          <table:table-cell table:formula="of:=1.75*[.A842]+2*[.A841]-[.C841]" office:value-type="float" office:value="10.75" calcext:value-type="float">
            <text:p>10.75</text:p>
          </table:table-cell>
          <table:table-cell table:formula="of:=IF([.D842]&gt;127; 127; IF([.D842]&lt;-128; -128; [.D842]))" office:value-type="float" office:value="10.75" calcext:value-type="float">
            <text:p>10.7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[.E842]-[.F842]" office:value-type="float" office:value="-0.25" calcext:value-type="float">
            <text:p>-0.25</text:p>
          </table:table-cell>
          <table:table-cell table:formula="of:=[.E842]-[.G842]" office:value-type="float" office:value="-0.25" calcext:value-type="float">
            <text:p>-0.25</text:p>
          </table:table-cell>
          <table:table-cell table:formula="of:=[.F842]-[.G8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843]&gt;100; 93; 0)" office:value-type="float" office:value="0" calcext:value-type="float">
            <text:p>0</text:p>
          </table:table-cell>
          <table:table-cell table:formula="of:=1.75*[.A843]+2*[.A842]-[.C842]" office:value-type="float" office:value="14.5" calcext:value-type="float">
            <text:p>14.5</text:p>
          </table:table-cell>
          <table:table-cell table:formula="of:=IF([.D843]&gt;127; 127; IF([.D843]&lt;-128; -128; [.D843]))" office:value-type="float" office:value="14.5" calcext:value-type="float">
            <text:p>14.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formula="of:=[.E843]-[.F843]" office:value-type="float" office:value="-0.5" calcext:value-type="float">
            <text:p>-0.5</text:p>
          </table:table-cell>
          <table:table-cell table:formula="of:=[.E843]-[.G843]" office:value-type="float" office:value="-0.5" calcext:value-type="float">
            <text:p>-0.5</text:p>
          </table:table-cell>
          <table:table-cell table:formula="of:=[.F843]-[.G8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844]&gt;100; 93; 0)" office:value-type="float" office:value="0" calcext:value-type="float">
            <text:p>0</text:p>
          </table:table-cell>
          <table:table-cell table:formula="of:=1.75*[.A844]+2*[.A843]-[.C843]" office:value-type="float" office:value="26.75" calcext:value-type="float">
            <text:p>26.75</text:p>
          </table:table-cell>
          <table:table-cell table:formula="of:=IF([.D844]&gt;127; 127; IF([.D844]&lt;-128; -128; [.D844]))" office:value-type="float" office:value="26.75" calcext:value-type="float">
            <text:p>26.7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[.E844]-[.F844]" office:value-type="float" office:value="-0.25" calcext:value-type="float">
            <text:p>-0.25</text:p>
          </table:table-cell>
          <table:table-cell table:formula="of:=[.E844]-[.G844]" office:value-type="float" office:value="-0.25" calcext:value-type="float">
            <text:p>-0.25</text:p>
          </table:table-cell>
          <table:table-cell table:formula="of:=[.F844]-[.G8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100" calcext:value-type="float">
            <text:p>110100</text:p>
          </table:table-cell>
          <table:table-cell table:formula="of:=IF([.A845]&gt;100; 93; 0)" office:value-type="float" office:value="0" calcext:value-type="float">
            <text:p>0</text:p>
          </table:table-cell>
          <table:table-cell table:formula="of:=1.75*[.A845]+2*[.A844]-[.C844]" office:value-type="float" office:value="245" calcext:value-type="float">
            <text:p>245</text:p>
          </table:table-cell>
          <table:table-cell table:formula="of:=IF([.D845]&gt;127; 127; IF([.D845]&lt;-128; -128; [.D84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45]-[.F845]" office:value-type="float" office:value="0" calcext:value-type="float">
            <text:p>0</text:p>
          </table:table-cell>
          <table:table-cell table:formula="of:=[.E845]-[.G845]" office:value-type="float" office:value="0" calcext:value-type="float">
            <text:p>0</text:p>
          </table:table-cell>
          <table:table-cell table:formula="of:=[.F845]-[.G8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IF([.A846]&gt;100; 93; 0)" office:value-type="float" office:value="0" calcext:value-type="float">
            <text:p>0</text:p>
          </table:table-cell>
          <table:table-cell table:formula="of:=1.75*[.A846]+2*[.A845]-[.C845]" office:value-type="float" office:value="223" calcext:value-type="float">
            <text:p>223</text:p>
          </table:table-cell>
          <table:table-cell table:formula="of:=IF([.D846]&gt;127; 127; IF([.D846]&lt;-128; -128; [.D84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46]-[.F846]" office:value-type="float" office:value="0" calcext:value-type="float">
            <text:p>0</text:p>
          </table:table-cell>
          <table:table-cell table:formula="of:=[.E846]-[.G846]" office:value-type="float" office:value="0" calcext:value-type="float">
            <text:p>0</text:p>
          </table:table-cell>
          <table:table-cell table:formula="of:=[.F846]-[.G8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10110100" calcext:value-type="float">
            <text:p>10110100</text:p>
          </table:table-cell>
          <table:table-cell table:formula="of:=IF([.A847]&gt;100; 93; 0)" office:value-type="float" office:value="0" calcext:value-type="float">
            <text:p>0</text:p>
          </table:table-cell>
          <table:table-cell table:formula="of:=1.75*[.A847]+2*[.A846]-[.C846]" office:value-type="float" office:value="3" calcext:value-type="float">
            <text:p>3</text:p>
          </table:table-cell>
          <table:table-cell table:formula="of:=IF([.D847]&gt;127; 127; IF([.D847]&lt;-128; -128; [.D847]))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E847]-[.F847]" office:value-type="float" office:value="0" calcext:value-type="float">
            <text:p>0</text:p>
          </table:table-cell>
          <table:table-cell table:formula="of:=[.E847]-[.G847]" office:value-type="float" office:value="0" calcext:value-type="float">
            <text:p>0</text:p>
          </table:table-cell>
          <table:table-cell table:formula="of:=[.F847]-[.G8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IF([.A848]&gt;100; 93; 0)" office:value-type="float" office:value="0" calcext:value-type="float">
            <text:p>0</text:p>
          </table:table-cell>
          <table:table-cell table:formula="of:=1.75*[.A848]+2*[.A847]-[.C847]" office:value-type="float" office:value="-342.75" calcext:value-type="float">
            <text:p>-342.75</text:p>
          </table:table-cell>
          <table:table-cell table:formula="of:=IF([.D848]&gt;127; 127; IF([.D848]&lt;-128; -128; [.D84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48]-[.F848]" office:value-type="float" office:value="0" calcext:value-type="float">
            <text:p>0</text:p>
          </table:table-cell>
          <table:table-cell table:formula="of:=[.E848]-[.G848]" office:value-type="float" office:value="0" calcext:value-type="float">
            <text:p>0</text:p>
          </table:table-cell>
          <table:table-cell table:formula="of:=[.F848]-[.G8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1101010" calcext:value-type="float">
            <text:p>11101010</text:p>
          </table:table-cell>
          <table:table-cell table:formula="of:=IF([.A849]&gt;100; 93; 0)" office:value-type="float" office:value="0" calcext:value-type="float">
            <text:p>0</text:p>
          </table:table-cell>
          <table:table-cell table:formula="of:=1.75*[.A849]+2*[.A848]-[.C848]" office:value-type="float" office:value="-256.5" calcext:value-type="float">
            <text:p>-256.5</text:p>
          </table:table-cell>
          <table:table-cell table:formula="of:=IF([.D849]&gt;127; 127; IF([.D849]&lt;-128; -128; [.D84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49]-[.F849]" office:value-type="float" office:value="0" calcext:value-type="float">
            <text:p>0</text:p>
          </table:table-cell>
          <table:table-cell table:formula="of:=[.E849]-[.G849]" office:value-type="float" office:value="0" calcext:value-type="float">
            <text:p>0</text:p>
          </table:table-cell>
          <table:table-cell table:formula="of:=[.F849]-[.G8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850]&gt;100; 93; 0)" office:value-type="float" office:value="0" calcext:value-type="float">
            <text:p>0</text:p>
          </table:table-cell>
          <table:table-cell table:formula="of:=1.75*[.A850]+2*[.A849]-[.C849]" office:value-type="float" office:value="-252.25" calcext:value-type="float">
            <text:p>-252.25</text:p>
          </table:table-cell>
          <table:table-cell table:formula="of:=IF([.D850]&gt;127; 127; IF([.D850]&lt;-128; -128; [.D85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50]-[.F850]" office:value-type="float" office:value="0" calcext:value-type="float">
            <text:p>0</text:p>
          </table:table-cell>
          <table:table-cell table:formula="of:=[.E850]-[.G850]" office:value-type="float" office:value="0" calcext:value-type="float">
            <text:p>0</text:p>
          </table:table-cell>
          <table:table-cell table:formula="of:=[.F850]-[.G8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851]&gt;100; 93; 0)" office:value-type="float" office:value="0" calcext:value-type="float">
            <text:p>0</text:p>
          </table:table-cell>
          <table:table-cell table:formula="of:=1.75*[.A851]+2*[.A850]-[.C850]" office:value-type="float" office:value="-194.25" calcext:value-type="float">
            <text:p>-194.25</text:p>
          </table:table-cell>
          <table:table-cell table:formula="of:=IF([.D851]&gt;127; 127; IF([.D851]&lt;-128; -128; [.D85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51]-[.F851]" office:value-type="float" office:value="0" calcext:value-type="float">
            <text:p>0</text:p>
          </table:table-cell>
          <table:table-cell table:formula="of:=[.E851]-[.G851]" office:value-type="float" office:value="0" calcext:value-type="float">
            <text:p>0</text:p>
          </table:table-cell>
          <table:table-cell table:formula="of:=[.F851]-[.G8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852]&gt;100; 93; 0)" office:value-type="float" office:value="0" calcext:value-type="float">
            <text:p>0</text:p>
          </table:table-cell>
          <table:table-cell table:formula="of:=1.75*[.A852]+2*[.A851]-[.C851]" office:value-type="float" office:value="92" calcext:value-type="float">
            <text:p>92</text:p>
          </table:table-cell>
          <table:table-cell table:formula="of:=IF([.D852]&gt;127; 127; IF([.D852]&lt;-128; -128; [.D852]))" office:value-type="float" office:value="92" calcext:value-type="float">
            <text:p>9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[.E852]-[.F852]" office:value-type="float" office:value="0" calcext:value-type="float">
            <text:p>0</text:p>
          </table:table-cell>
          <table:table-cell table:formula="of:=[.E852]-[.G852]" office:value-type="float" office:value="0" calcext:value-type="float">
            <text:p>0</text:p>
          </table:table-cell>
          <table:table-cell table:formula="of:=[.F852]-[.G8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853]&gt;100; 93; 0)" office:value-type="float" office:value="0" calcext:value-type="float">
            <text:p>0</text:p>
          </table:table-cell>
          <table:table-cell table:formula="of:=1.75*[.A853]+2*[.A852]-[.C852]" office:value-type="float" office:value="-128.75" calcext:value-type="float">
            <text:p>-128.75</text:p>
          </table:table-cell>
          <table:table-cell table:formula="of:=IF([.D853]&gt;127; 127; IF([.D853]&lt;-128; -128; [.D85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53]-[.F853]" office:value-type="float" office:value="0" calcext:value-type="float">
            <text:p>0</text:p>
          </table:table-cell>
          <table:table-cell table:formula="of:=[.E853]-[.G853]" office:value-type="float" office:value="0" calcext:value-type="float">
            <text:p>0</text:p>
          </table:table-cell>
          <table:table-cell table:formula="of:=[.F853]-[.G8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854]&gt;100; 93; 0)" office:value-type="float" office:value="0" calcext:value-type="float">
            <text:p>0</text:p>
          </table:table-cell>
          <table:table-cell table:formula="of:=1.75*[.A854]+2*[.A853]-[.C853]" office:value-type="float" office:value="-62" calcext:value-type="float">
            <text:p>-62</text:p>
          </table:table-cell>
          <table:table-cell table:formula="of:=IF([.D854]&gt;127; 127; IF([.D854]&lt;-128; -128; [.D854]))" office:value-type="float" office:value="-62" calcext:value-type="float">
            <text:p>-62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[.E854]-[.F854]" office:value-type="float" office:value="0" calcext:value-type="float">
            <text:p>0</text:p>
          </table:table-cell>
          <table:table-cell table:formula="of:=[.E854]-[.G854]" office:value-type="float" office:value="0" calcext:value-type="float">
            <text:p>0</text:p>
          </table:table-cell>
          <table:table-cell table:formula="of:=[.F854]-[.G8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1001" calcext:value-type="float">
            <text:p>1101001</text:p>
          </table:table-cell>
          <table:table-cell table:formula="of:=IF([.A855]&gt;100; 93; 0)" office:value-type="float" office:value="93" calcext:value-type="float">
            <text:p>93</text:p>
          </table:table-cell>
          <table:table-cell table:formula="of:=1.75*[.A855]+2*[.A854]-[.C854]" office:value-type="float" office:value="343.75" calcext:value-type="float">
            <text:p>343.75</text:p>
          </table:table-cell>
          <table:table-cell table:formula="of:=IF([.D855]&gt;127; 127; IF([.D855]&lt;-128; -128; [.D8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55]-[.F855]" office:value-type="float" office:value="0" calcext:value-type="float">
            <text:p>0</text:p>
          </table:table-cell>
          <table:table-cell table:formula="of:=[.E855]-[.G855]" office:value-type="float" office:value="0" calcext:value-type="float">
            <text:p>0</text:p>
          </table:table-cell>
          <table:table-cell table:formula="of:=[.F855]-[.G8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1000" calcext:value-type="float">
            <text:p>1101000</text:p>
          </table:table-cell>
          <table:table-cell table:formula="of:=IF([.A856]&gt;100; 93; 0)" office:value-type="float" office:value="93" calcext:value-type="float">
            <text:p>93</text:p>
          </table:table-cell>
          <table:table-cell table:formula="of:=1.75*[.A856]+2*[.A855]-[.C855]" office:value-type="float" office:value="299" calcext:value-type="float">
            <text:p>299</text:p>
          </table:table-cell>
          <table:table-cell table:formula="of:=IF([.D856]&gt;127; 127; IF([.D856]&lt;-128; -128; [.D85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56]-[.F856]" office:value-type="float" office:value="0" calcext:value-type="float">
            <text:p>0</text:p>
          </table:table-cell>
          <table:table-cell table:formula="of:=[.E856]-[.G856]" office:value-type="float" office:value="0" calcext:value-type="float">
            <text:p>0</text:p>
          </table:table-cell>
          <table:table-cell table:formula="of:=[.F856]-[.G8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857]&gt;100; 93; 0)" office:value-type="float" office:value="0" calcext:value-type="float">
            <text:p>0</text:p>
          </table:table-cell>
          <table:table-cell table:formula="of:=1.75*[.A857]+2*[.A856]-[.C856]" office:value-type="float" office:value="73" calcext:value-type="float">
            <text:p>73</text:p>
          </table:table-cell>
          <table:table-cell table:formula="of:=IF([.D857]&gt;127; 127; IF([.D857]&lt;-128; -128; [.D857]))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[.E857]-[.F857]" office:value-type="float" office:value="0" calcext:value-type="float">
            <text:p>0</text:p>
          </table:table-cell>
          <table:table-cell table:formula="of:=[.E857]-[.G857]" office:value-type="float" office:value="0" calcext:value-type="float">
            <text:p>0</text:p>
          </table:table-cell>
          <table:table-cell table:formula="of:=[.F857]-[.G8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858]&gt;100; 93; 0)" office:value-type="float" office:value="0" calcext:value-type="float">
            <text:p>0</text:p>
          </table:table-cell>
          <table:table-cell table:formula="of:=1.75*[.A858]+2*[.A857]-[.C857]" office:value-type="float" office:value="88.5" calcext:value-type="float">
            <text:p>88.5</text:p>
          </table:table-cell>
          <table:table-cell table:formula="of:=IF([.D858]&gt;127; 127; IF([.D858]&lt;-128; -128; [.D858]))" office:value-type="float" office:value="88.5" calcext:value-type="float">
            <text:p>88.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11001" calcext:value-type="float">
            <text:p>1011001</text:p>
          </table:table-cell>
          <table:table-cell table:formula="of:=[.E858]-[.F858]" office:value-type="float" office:value="-0.5" calcext:value-type="float">
            <text:p>-0.5</text:p>
          </table:table-cell>
          <table:table-cell table:formula="of:=[.E858]-[.G858]" office:value-type="float" office:value="-0.5" calcext:value-type="float">
            <text:p>-0.5</text:p>
          </table:table-cell>
          <table:table-cell table:formula="of:=[.F858]-[.G8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859]&gt;100; 93; 0)" office:value-type="float" office:value="0" calcext:value-type="float">
            <text:p>0</text:p>
          </table:table-cell>
          <table:table-cell table:formula="of:=1.75*[.A859]+2*[.A858]-[.C858]" office:value-type="float" office:value="-62.75" calcext:value-type="float">
            <text:p>-62.75</text:p>
          </table:table-cell>
          <table:table-cell table:formula="of:=IF([.D859]&gt;127; 127; IF([.D859]&lt;-128; -128; [.D859]))" office:value-type="float" office:value="-62.75" calcext:value-type="float">
            <text:p>-62.75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[.E859]-[.F859]" office:value-type="float" office:value="0.25" calcext:value-type="float">
            <text:p>0.25</text:p>
          </table:table-cell>
          <table:table-cell table:formula="of:=[.E859]-[.G859]" office:value-type="float" office:value="-0.75" calcext:value-type="float">
            <text:p>-0.75</text:p>
          </table:table-cell>
          <table:table-cell table:formula="of:=[.F859]-[.G85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IF([.A860]&gt;100; 93; 0)" office:value-type="float" office:value="0" calcext:value-type="float">
            <text:p>0</text:p>
          </table:table-cell>
          <table:table-cell table:formula="of:=1.75*[.A860]+2*[.A859]-[.C859]" office:value-type="float" office:value="-180" calcext:value-type="float">
            <text:p>-180</text:p>
          </table:table-cell>
          <table:table-cell table:formula="of:=IF([.D860]&gt;127; 127; IF([.D860]&lt;-128; -128; [.D86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0]-[.F860]" office:value-type="float" office:value="0" calcext:value-type="float">
            <text:p>0</text:p>
          </table:table-cell>
          <table:table-cell table:formula="of:=[.E860]-[.G860]" office:value-type="float" office:value="0" calcext:value-type="float">
            <text:p>0</text:p>
          </table:table-cell>
          <table:table-cell table:formula="of:=[.F860]-[.G8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0100" calcext:value-type="float">
            <text:p>1110100</text:p>
          </table:table-cell>
          <table:table-cell table:formula="of:=IF([.A861]&gt;100; 93; 0)" office:value-type="float" office:value="93" calcext:value-type="float">
            <text:p>93</text:p>
          </table:table-cell>
          <table:table-cell table:formula="of:=1.75*[.A861]+2*[.A860]-[.C860]" office:value-type="float" office:value="283" calcext:value-type="float">
            <text:p>283</text:p>
          </table:table-cell>
          <table:table-cell table:formula="of:=IF([.D861]&gt;127; 127; IF([.D861]&lt;-128; -128; [.D86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61]-[.F861]" office:value-type="float" office:value="0" calcext:value-type="float">
            <text:p>0</text:p>
          </table:table-cell>
          <table:table-cell table:formula="of:=[.E861]-[.G861]" office:value-type="float" office:value="0" calcext:value-type="float">
            <text:p>0</text:p>
          </table:table-cell>
          <table:table-cell table:formula="of:=[.F861]-[.G8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IF([.A862]&gt;100; 93; 0)" office:value-type="float" office:value="0" calcext:value-type="float">
            <text:p>0</text:p>
          </table:table-cell>
          <table:table-cell table:formula="of:=1.75*[.A862]+2*[.A861]-[.C861]" office:value-type="float" office:value="25.25" calcext:value-type="float">
            <text:p>25.25</text:p>
          </table:table-cell>
          <table:table-cell table:formula="of:=IF([.D862]&gt;127; 127; IF([.D862]&lt;-128; -128; [.D862]))" office:value-type="float" office:value="25.25" calcext:value-type="float">
            <text:p>25.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[.E862]-[.F862]" office:value-type="float" office:value="0.25" calcext:value-type="float">
            <text:p>0.25</text:p>
          </table:table-cell>
          <table:table-cell table:formula="of:=[.E862]-[.G862]" office:value-type="float" office:value="-0.75" calcext:value-type="float">
            <text:p>-0.75</text:p>
          </table:table-cell>
          <table:table-cell table:formula="of:=[.F862]-[.G86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863]&gt;100; 93; 0)" office:value-type="float" office:value="0" calcext:value-type="float">
            <text:p>0</text:p>
          </table:table-cell>
          <table:table-cell table:formula="of:=1.75*[.A863]+2*[.A862]-[.C862]" office:value-type="float" office:value="-77.5" calcext:value-type="float">
            <text:p>-77.5</text:p>
          </table:table-cell>
          <table:table-cell table:formula="of:=IF([.D863]&gt;127; 127; IF([.D863]&lt;-128; -128; [.D863]))" office:value-type="float" office:value="-77.5" calcext:value-type="float">
            <text:p>-77.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[.E863]-[.F863]" office:value-type="float" office:value="-0.5" calcext:value-type="float">
            <text:p>-0.5</text:p>
          </table:table-cell>
          <table:table-cell table:formula="of:=[.E863]-[.G863]" office:value-type="float" office:value="-0.5" calcext:value-type="float">
            <text:p>-0.5</text:p>
          </table:table-cell>
          <table:table-cell table:formula="of:=[.F863]-[.G8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864]&gt;100; 93; 0)" office:value-type="float" office:value="0" calcext:value-type="float">
            <text:p>0</text:p>
          </table:table-cell>
          <table:table-cell table:formula="of:=1.75*[.A864]+2*[.A863]-[.C863]" office:value-type="float" office:value="-67.75" calcext:value-type="float">
            <text:p>-67.75</text:p>
          </table:table-cell>
          <table:table-cell table:formula="of:=IF([.D864]&gt;127; 127; IF([.D864]&lt;-128; -128; [.D864]))" office:value-type="float" office:value="-67.75" calcext:value-type="float">
            <text:p>-67.75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[.E864]-[.F864]" office:value-type="float" office:value="0.25" calcext:value-type="float">
            <text:p>0.25</text:p>
          </table:table-cell>
          <table:table-cell table:formula="of:=[.E864]-[.G864]" office:value-type="float" office:value="-0.75" calcext:value-type="float">
            <text:p>-0.75</text:p>
          </table:table-cell>
          <table:table-cell table:formula="of:=[.F864]-[.G86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IF([.A865]&gt;100; 93; 0)" office:value-type="float" office:value="0" calcext:value-type="float">
            <text:p>0</text:p>
          </table:table-cell>
          <table:table-cell table:formula="of:=1.75*[.A865]+2*[.A864]-[.C864]" office:value-type="float" office:value="-223" calcext:value-type="float">
            <text:p>-223</text:p>
          </table:table-cell>
          <table:table-cell table:formula="of:=IF([.D865]&gt;127; 127; IF([.D865]&lt;-128; -128; [.D86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5]-[.F865]" office:value-type="float" office:value="0" calcext:value-type="float">
            <text:p>0</text:p>
          </table:table-cell>
          <table:table-cell table:formula="of:=[.E865]-[.G865]" office:value-type="float" office:value="0" calcext:value-type="float">
            <text:p>0</text:p>
          </table:table-cell>
          <table:table-cell table:formula="of:=[.F865]-[.G8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IF([.A866]&gt;100; 93; 0)" office:value-type="float" office:value="0" calcext:value-type="float">
            <text:p>0</text:p>
          </table:table-cell>
          <table:table-cell table:formula="of:=1.75*[.A866]+2*[.A865]-[.C865]" office:value-type="float" office:value="-298" calcext:value-type="float">
            <text:p>-298</text:p>
          </table:table-cell>
          <table:table-cell table:formula="of:=IF([.D866]&gt;127; 127; IF([.D866]&lt;-128; -128; [.D86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6]-[.F866]" office:value-type="float" office:value="0" calcext:value-type="float">
            <text:p>0</text:p>
          </table:table-cell>
          <table:table-cell table:formula="of:=[.E866]-[.G866]" office:value-type="float" office:value="0" calcext:value-type="float">
            <text:p>0</text:p>
          </table:table-cell>
          <table:table-cell table:formula="of:=[.F866]-[.G8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IF([.A867]&gt;100; 93; 0)" office:value-type="float" office:value="0" calcext:value-type="float">
            <text:p>0</text:p>
          </table:table-cell>
          <table:table-cell table:formula="of:=1.75*[.A867]+2*[.A866]-[.C866]" office:value-type="float" office:value="-250.5" calcext:value-type="float">
            <text:p>-250.5</text:p>
          </table:table-cell>
          <table:table-cell table:formula="of:=IF([.D867]&gt;127; 127; IF([.D867]&lt;-128; -128; [.D86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7]-[.F867]" office:value-type="float" office:value="0" calcext:value-type="float">
            <text:p>0</text:p>
          </table:table-cell>
          <table:table-cell table:formula="of:=[.E867]-[.G867]" office:value-type="float" office:value="0" calcext:value-type="float">
            <text:p>0</text:p>
          </table:table-cell>
          <table:table-cell table:formula="of:=[.F867]-[.G8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IF([.A868]&gt;100; 93; 0)" office:value-type="float" office:value="0" calcext:value-type="float">
            <text:p>0</text:p>
          </table:table-cell>
          <table:table-cell table:formula="of:=1.75*[.A868]+2*[.A867]-[.C867]" office:value-type="float" office:value="-176.5" calcext:value-type="float">
            <text:p>-176.5</text:p>
          </table:table-cell>
          <table:table-cell table:formula="of:=IF([.D868]&gt;127; 127; IF([.D868]&lt;-128; -128; [.D86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8]-[.F868]" office:value-type="float" office:value="0" calcext:value-type="float">
            <text:p>0</text:p>
          </table:table-cell>
          <table:table-cell table:formula="of:=[.E868]-[.G868]" office:value-type="float" office:value="0" calcext:value-type="float">
            <text:p>0</text:p>
          </table:table-cell>
          <table:table-cell table:formula="of:=[.F868]-[.G8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IF([.A869]&gt;100; 93; 0)" office:value-type="float" office:value="0" calcext:value-type="float">
            <text:p>0</text:p>
          </table:table-cell>
          <table:table-cell table:formula="of:=1.75*[.A869]+2*[.A868]-[.C868]" office:value-type="float" office:value="-203.75" calcext:value-type="float">
            <text:p>-203.75</text:p>
          </table:table-cell>
          <table:table-cell table:formula="of:=IF([.D869]&gt;127; 127; IF([.D869]&lt;-128; -128; [.D86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9]-[.F869]" office:value-type="float" office:value="0" calcext:value-type="float">
            <text:p>0</text:p>
          </table:table-cell>
          <table:table-cell table:formula="of:=[.E869]-[.G869]" office:value-type="float" office:value="0" calcext:value-type="float">
            <text:p>0</text:p>
          </table:table-cell>
          <table:table-cell table:formula="of:=[.F869]-[.G8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870]&gt;100; 93; 0)" office:value-type="float" office:value="0" calcext:value-type="float">
            <text:p>0</text:p>
          </table:table-cell>
          <table:table-cell table:formula="of:=1.75*[.A870]+2*[.A869]-[.C869]" office:value-type="float" office:value="-60" calcext:value-type="float">
            <text:p>-60</text:p>
          </table:table-cell>
          <table:table-cell table:formula="of:=IF([.D870]&gt;127; 127; IF([.D870]&lt;-128; -128; [.D870]))" office:value-type="float" office:value="-60" calcext:value-type="float">
            <text:p>-60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[.E870]-[.F870]" office:value-type="float" office:value="0" calcext:value-type="float">
            <text:p>0</text:p>
          </table:table-cell>
          <table:table-cell table:formula="of:=[.E870]-[.G870]" office:value-type="float" office:value="0" calcext:value-type="float">
            <text:p>0</text:p>
          </table:table-cell>
          <table:table-cell table:formula="of:=[.F870]-[.G8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871]&gt;100; 93; 0)" office:value-type="float" office:value="93" calcext:value-type="float">
            <text:p>93</text:p>
          </table:table-cell>
          <table:table-cell table:formula="of:=1.75*[.A871]+2*[.A870]-[.C870]" office:value-type="float" office:value="167.25" calcext:value-type="float">
            <text:p>167.25</text:p>
          </table:table-cell>
          <table:table-cell table:formula="of:=IF([.D871]&gt;127; 127; IF([.D871]&lt;-128; -128; [.D87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71]-[.F871]" office:value-type="float" office:value="0" calcext:value-type="float">
            <text:p>0</text:p>
          </table:table-cell>
          <table:table-cell table:formula="of:=[.E871]-[.G871]" office:value-type="float" office:value="0" calcext:value-type="float">
            <text:p>0</text:p>
          </table:table-cell>
          <table:table-cell table:formula="of:=[.F871]-[.G8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IF([.A872]&gt;100; 93; 0)" office:value-type="float" office:value="0" calcext:value-type="float">
            <text:p>0</text:p>
          </table:table-cell>
          <table:table-cell table:formula="of:=1.75*[.A872]+2*[.A871]-[.C871]" office:value-type="float" office:value="70.75" calcext:value-type="float">
            <text:p>70.75</text:p>
          </table:table-cell>
          <table:table-cell table:formula="of:=IF([.D872]&gt;127; 127; IF([.D872]&lt;-128; -128; [.D872]))" office:value-type="float" office:value="70.75" calcext:value-type="float">
            <text:p>70.7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00111" calcext:value-type="float">
            <text:p>1000111</text:p>
          </table:table-cell>
          <table:table-cell table:formula="of:=[.E872]-[.F872]" office:value-type="float" office:value="-0.25" calcext:value-type="float">
            <text:p>-0.25</text:p>
          </table:table-cell>
          <table:table-cell table:formula="of:=[.E872]-[.G872]" office:value-type="float" office:value="-0.25" calcext:value-type="float">
            <text:p>-0.25</text:p>
          </table:table-cell>
          <table:table-cell table:formula="of:=[.F872]-[.G8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873]&gt;100; 93; 0)" office:value-type="float" office:value="0" calcext:value-type="float">
            <text:p>0</text:p>
          </table:table-cell>
          <table:table-cell table:formula="of:=1.75*[.A873]+2*[.A872]-[.C872]" office:value-type="float" office:value="-115" calcext:value-type="float">
            <text:p>-115</text:p>
          </table:table-cell>
          <table:table-cell table:formula="of:=IF([.D873]&gt;127; 127; IF([.D873]&lt;-128; -128; [.D873]))" office:value-type="float" office:value="-115" calcext:value-type="float">
            <text:p>-115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[.E873]-[.F873]" office:value-type="float" office:value="0" calcext:value-type="float">
            <text:p>0</text:p>
          </table:table-cell>
          <table:table-cell table:formula="of:=[.E873]-[.G873]" office:value-type="float" office:value="0" calcext:value-type="float">
            <text:p>0</text:p>
          </table:table-cell>
          <table:table-cell table:formula="of:=[.F873]-[.G8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IF([.A874]&gt;100; 93; 0)" office:value-type="float" office:value="93" calcext:value-type="float">
            <text:p>93</text:p>
          </table:table-cell>
          <table:table-cell table:formula="of:=1.75*[.A874]+2*[.A873]-[.C873]" office:value-type="float" office:value="193" calcext:value-type="float">
            <text:p>193</text:p>
          </table:table-cell>
          <table:table-cell table:formula="of:=IF([.D874]&gt;127; 127; IF([.D874]&lt;-128; -128; [.D87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74]-[.F874]" office:value-type="float" office:value="0" calcext:value-type="float">
            <text:p>0</text:p>
          </table:table-cell>
          <table:table-cell table:formula="of:=[.E874]-[.G874]" office:value-type="float" office:value="0" calcext:value-type="float">
            <text:p>0</text:p>
          </table:table-cell>
          <table:table-cell table:formula="of:=[.F874]-[.G8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IF([.A875]&gt;100; 93; 0)" office:value-type="float" office:value="0" calcext:value-type="float">
            <text:p>0</text:p>
          </table:table-cell>
          <table:table-cell table:formula="of:=1.75*[.A875]+2*[.A874]-[.C874]" office:value-type="float" office:value="83.25" calcext:value-type="float">
            <text:p>83.25</text:p>
          </table:table-cell>
          <table:table-cell table:formula="of:=IF([.D875]&gt;127; 127; IF([.D875]&lt;-128; -128; [.D875]))" office:value-type="float" office:value="83.25" calcext:value-type="float">
            <text:p>83.2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[.E875]-[.F875]" office:value-type="float" office:value="0.25" calcext:value-type="float">
            <text:p>0.25</text:p>
          </table:table-cell>
          <table:table-cell table:formula="of:=[.E875]-[.G875]" office:value-type="float" office:value="-0.75" calcext:value-type="float">
            <text:p>-0.75</text:p>
          </table:table-cell>
          <table:table-cell table:formula="of:=[.F875]-[.G87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IF([.A876]&gt;100; 93; 0)" office:value-type="float" office:value="0" calcext:value-type="float">
            <text:p>0</text:p>
          </table:table-cell>
          <table:table-cell table:formula="of:=1.75*[.A876]+2*[.A875]-[.C875]" office:value-type="float" office:value="-104.75" calcext:value-type="float">
            <text:p>-104.75</text:p>
          </table:table-cell>
          <table:table-cell table:formula="of:=IF([.D876]&gt;127; 127; IF([.D876]&lt;-128; -128; [.D876]))" office:value-type="float" office:value="-104.75" calcext:value-type="float">
            <text:p>-104.75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10011000" calcext:value-type="float">
            <text:p>10011000</text:p>
          </table:table-cell>
          <table:table-cell table:formula="of:=[.E876]-[.F876]" office:value-type="float" office:value="0.25" calcext:value-type="float">
            <text:p>0.25</text:p>
          </table:table-cell>
          <table:table-cell table:formula="of:=[.E876]-[.G876]" office:value-type="float" office:value="-0.75" calcext:value-type="float">
            <text:p>-0.75</text:p>
          </table:table-cell>
          <table:table-cell table:formula="of:=[.F876]-[.G87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formula="of:=IF([.A877]&gt;100; 93; 0)" office:value-type="float" office:value="0" calcext:value-type="float">
            <text:p>0</text:p>
          </table:table-cell>
          <table:table-cell table:formula="of:=1.75*[.A877]+2*[.A876]-[.C876]" office:value-type="float" office:value="-8.5" calcext:value-type="float">
            <text:p>-8.5</text:p>
          </table:table-cell>
          <table:table-cell table:formula="of:=IF([.D877]&gt;127; 127; IF([.D877]&lt;-128; -128; [.D877]))" office:value-type="float" office:value="-8.5" calcext:value-type="float">
            <text:p>-8.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[.E877]-[.F877]" office:value-type="float" office:value="-0.5" calcext:value-type="float">
            <text:p>-0.5</text:p>
          </table:table-cell>
          <table:table-cell table:formula="of:=[.E877]-[.G877]" office:value-type="float" office:value="-0.5" calcext:value-type="float">
            <text:p>-0.5</text:p>
          </table:table-cell>
          <table:table-cell table:formula="of:=[.F877]-[.G8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878]&gt;100; 93; 0)" office:value-type="float" office:value="93" calcext:value-type="float">
            <text:p>93</text:p>
          </table:table-cell>
          <table:table-cell table:formula="of:=1.75*[.A878]+2*[.A877]-[.C877]" office:value-type="float" office:value="216" calcext:value-type="float">
            <text:p>216</text:p>
          </table:table-cell>
          <table:table-cell table:formula="of:=IF([.D878]&gt;127; 127; IF([.D878]&lt;-128; -128; [.D87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78]-[.F878]" office:value-type="float" office:value="0" calcext:value-type="float">
            <text:p>0</text:p>
          </table:table-cell>
          <table:table-cell table:formula="of:=[.E878]-[.G878]" office:value-type="float" office:value="0" calcext:value-type="float">
            <text:p>0</text:p>
          </table:table-cell>
          <table:table-cell table:formula="of:=[.F878]-[.G8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IF([.A879]&gt;100; 93; 0)" office:value-type="float" office:value="0" calcext:value-type="float">
            <text:p>0</text:p>
          </table:table-cell>
          <table:table-cell table:formula="of:=1.75*[.A879]+2*[.A878]-[.C878]" office:value-type="float" office:value="-79" calcext:value-type="float">
            <text:p>-79</text:p>
          </table:table-cell>
          <table:table-cell table:formula="of:=IF([.D879]&gt;127; 127; IF([.D879]&lt;-128; -128; [.D879]))" office:value-type="float" office:value="-79" calcext:value-type="float">
            <text:p>-7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10110001" calcext:value-type="float">
            <text:p>10110001</text:p>
          </table:table-cell>
          <table:table-cell table:formula="of:=[.E879]-[.F879]" office:value-type="float" office:value="0" calcext:value-type="float">
            <text:p>0</text:p>
          </table:table-cell>
          <table:table-cell table:formula="of:=[.E879]-[.G879]" office:value-type="float" office:value="0" calcext:value-type="float">
            <text:p>0</text:p>
          </table:table-cell>
          <table:table-cell table:formula="of:=[.F879]-[.G8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IF([.A880]&gt;100; 93; 0)" office:value-type="float" office:value="0" calcext:value-type="float">
            <text:p>0</text:p>
          </table:table-cell>
          <table:table-cell table:formula="of:=1.75*[.A880]+2*[.A879]-[.C879]" office:value-type="float" office:value="-317" calcext:value-type="float">
            <text:p>-317</text:p>
          </table:table-cell>
          <table:table-cell table:formula="of:=IF([.D880]&gt;127; 127; IF([.D880]&lt;-128; -128; [.D8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80]-[.F880]" office:value-type="float" office:value="0" calcext:value-type="float">
            <text:p>0</text:p>
          </table:table-cell>
          <table:table-cell table:formula="of:=[.E880]-[.G880]" office:value-type="float" office:value="0" calcext:value-type="float">
            <text:p>0</text:p>
          </table:table-cell>
          <table:table-cell table:formula="of:=[.F880]-[.G8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881]&gt;100; 93; 0)" office:value-type="float" office:value="0" calcext:value-type="float">
            <text:p>0</text:p>
          </table:table-cell>
          <table:table-cell table:formula="of:=1.75*[.A881]+2*[.A880]-[.C880]" office:value-type="float" office:value="-56.5" calcext:value-type="float">
            <text:p>-56.5</text:p>
          </table:table-cell>
          <table:table-cell table:formula="of:=IF([.D881]&gt;127; 127; IF([.D881]&lt;-128; -128; [.D881]))" office:value-type="float" office:value="-56.5" calcext:value-type="float">
            <text:p>-56.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[.E881]-[.F881]" office:value-type="float" office:value="-0.5" calcext:value-type="float">
            <text:p>-0.5</text:p>
          </table:table-cell>
          <table:table-cell table:formula="of:=[.E881]-[.G881]" office:value-type="float" office:value="-0.5" calcext:value-type="float">
            <text:p>-0.5</text:p>
          </table:table-cell>
          <table:table-cell table:formula="of:=[.F881]-[.G8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882]&gt;100; 93; 0)" office:value-type="float" office:value="0" calcext:value-type="float">
            <text:p>0</text:p>
          </table:table-cell>
          <table:table-cell table:formula="of:=1.75*[.A882]+2*[.A881]-[.C881]" office:value-type="float" office:value="67.5" calcext:value-type="float">
            <text:p>67.5</text:p>
          </table:table-cell>
          <table:table-cell table:formula="of:=IF([.D882]&gt;127; 127; IF([.D882]&lt;-128; -128; [.D882]))" office:value-type="float" office:value="67.5" calcext:value-type="float">
            <text:p>67.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[.E882]-[.F882]" office:value-type="float" office:value="-0.5" calcext:value-type="float">
            <text:p>-0.5</text:p>
          </table:table-cell>
          <table:table-cell table:formula="of:=[.E882]-[.G882]" office:value-type="float" office:value="-0.5" calcext:value-type="float">
            <text:p>-0.5</text:p>
          </table:table-cell>
          <table:table-cell table:formula="of:=[.F882]-[.G8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IF([.A883]&gt;100; 93; 0)" office:value-type="float" office:value="0" calcext:value-type="float">
            <text:p>0</text:p>
          </table:table-cell>
          <table:table-cell table:formula="of:=1.75*[.A883]+2*[.A882]-[.C882]" office:value-type="float" office:value="106" calcext:value-type="float">
            <text:p>106</text:p>
          </table:table-cell>
          <table:table-cell table:formula="of:=IF([.D883]&gt;127; 127; IF([.D883]&lt;-128; -128; [.D883]))" office:value-type="float" office:value="106" calcext:value-type="float">
            <text:p>10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[.E883]-[.F883]" office:value-type="float" office:value="0" calcext:value-type="float">
            <text:p>0</text:p>
          </table:table-cell>
          <table:table-cell table:formula="of:=[.E883]-[.G883]" office:value-type="float" office:value="0" calcext:value-type="float">
            <text:p>0</text:p>
          </table:table-cell>
          <table:table-cell table:formula="of:=[.F883]-[.G8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IF([.A884]&gt;100; 93; 0)" office:value-type="float" office:value="0" calcext:value-type="float">
            <text:p>0</text:p>
          </table:table-cell>
          <table:table-cell table:formula="of:=1.75*[.A884]+2*[.A883]-[.C883]" office:value-type="float" office:value="-110.75" calcext:value-type="float">
            <text:p>-110.75</text:p>
          </table:table-cell>
          <table:table-cell table:formula="of:=IF([.D884]&gt;127; 127; IF([.D884]&lt;-128; -128; [.D884]))" office:value-type="float" office:value="-110.75" calcext:value-type="float">
            <text:p>-110.75</text:p>
          </table:table-cell>
          <table:table-cell office:value-type="float" office:value="-111" calcext:value-type="float">
            <text:p>-111</text:p>
          </table:table-cell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[.E884]-[.F884]" office:value-type="float" office:value="0.25" calcext:value-type="float">
            <text:p>0.25</text:p>
          </table:table-cell>
          <table:table-cell table:formula="of:=[.E884]-[.G884]" office:value-type="float" office:value="-0.75" calcext:value-type="float">
            <text:p>-0.75</text:p>
          </table:table-cell>
          <table:table-cell table:formula="of:=[.F884]-[.G884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1100101" calcext:value-type="float">
            <text:p>11100101</text:p>
          </table:table-cell>
          <table:table-cell table:formula="of:=IF([.A885]&gt;100; 93; 0)" office:value-type="float" office:value="0" calcext:value-type="float">
            <text:p>0</text:p>
          </table:table-cell>
          <table:table-cell table:formula="of:=1.75*[.A885]+2*[.A884]-[.C884]" office:value-type="float" office:value="-265.25" calcext:value-type="float">
            <text:p>-265.25</text:p>
          </table:table-cell>
          <table:table-cell table:formula="of:=IF([.D885]&gt;127; 127; IF([.D885]&lt;-128; -128; [.D88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85]-[.F885]" office:value-type="float" office:value="0" calcext:value-type="float">
            <text:p>0</text:p>
          </table:table-cell>
          <table:table-cell table:formula="of:=[.E885]-[.G885]" office:value-type="float" office:value="0" calcext:value-type="float">
            <text:p>0</text:p>
          </table:table-cell>
          <table:table-cell table:formula="of:=[.F885]-[.G8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IF([.A886]&gt;100; 93; 0)" office:value-type="float" office:value="0" calcext:value-type="float">
            <text:p>0</text:p>
          </table:table-cell>
          <table:table-cell table:formula="of:=1.75*[.A886]+2*[.A885]-[.C885]" office:value-type="float" office:value="-199.25" calcext:value-type="float">
            <text:p>-199.25</text:p>
          </table:table-cell>
          <table:table-cell table:formula="of:=IF([.D886]&gt;127; 127; IF([.D886]&lt;-128; -128; [.D88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86]-[.F886]" office:value-type="float" office:value="0" calcext:value-type="float">
            <text:p>0</text:p>
          </table:table-cell>
          <table:table-cell table:formula="of:=[.E886]-[.G886]" office:value-type="float" office:value="0" calcext:value-type="float">
            <text:p>0</text:p>
          </table:table-cell>
          <table:table-cell table:formula="of:=[.F886]-[.G8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887]&gt;100; 93; 0)" office:value-type="float" office:value="0" calcext:value-type="float">
            <text:p>0</text:p>
          </table:table-cell>
          <table:table-cell table:formula="of:=1.75*[.A887]+2*[.A886]-[.C886]" office:value-type="float" office:value="-267.5" calcext:value-type="float">
            <text:p>-267.5</text:p>
          </table:table-cell>
          <table:table-cell table:formula="of:=IF([.D887]&gt;127; 127; IF([.D887]&lt;-128; -128; [.D88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87]-[.F887]" office:value-type="float" office:value="0" calcext:value-type="float">
            <text:p>0</text:p>
          </table:table-cell>
          <table:table-cell table:formula="of:=[.E887]-[.G887]" office:value-type="float" office:value="0" calcext:value-type="float">
            <text:p>0</text:p>
          </table:table-cell>
          <table:table-cell table:formula="of:=[.F887]-[.G8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888]&gt;100; 93; 0)" office:value-type="float" office:value="0" calcext:value-type="float">
            <text:p>0</text:p>
          </table:table-cell>
          <table:table-cell table:formula="of:=1.75*[.A888]+2*[.A887]-[.C887]" office:value-type="float" office:value="43.25" calcext:value-type="float">
            <text:p>43.25</text:p>
          </table:table-cell>
          <table:table-cell table:formula="of:=IF([.D888]&gt;127; 127; IF([.D888]&lt;-128; -128; [.D888]))" office:value-type="float" office:value="43.25" calcext:value-type="float">
            <text:p>43.2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[.E888]-[.F888]" office:value-type="float" office:value="0.25" calcext:value-type="float">
            <text:p>0.25</text:p>
          </table:table-cell>
          <table:table-cell table:formula="of:=[.E888]-[.G888]" office:value-type="float" office:value="-0.75" calcext:value-type="float">
            <text:p>-0.75</text:p>
          </table:table-cell>
          <table:table-cell table:formula="of:=[.F888]-[.G88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889]&gt;100; 93; 0)" office:value-type="float" office:value="0" calcext:value-type="float">
            <text:p>0</text:p>
          </table:table-cell>
          <table:table-cell table:formula="of:=1.75*[.A889]+2*[.A888]-[.C888]" office:value-type="float" office:value="117.25" calcext:value-type="float">
            <text:p>117.25</text:p>
          </table:table-cell>
          <table:table-cell table:formula="of:=IF([.D889]&gt;127; 127; IF([.D889]&lt;-128; -128; [.D889]))" office:value-type="float" office:value="117.25" calcext:value-type="float">
            <text:p>117.2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table:formula="of:=[.E889]-[.F889]" office:value-type="float" office:value="0.25" calcext:value-type="float">
            <text:p>0.25</text:p>
          </table:table-cell>
          <table:table-cell table:formula="of:=[.E889]-[.G889]" office:value-type="float" office:value="-0.75" calcext:value-type="float">
            <text:p>-0.75</text:p>
          </table:table-cell>
          <table:table-cell table:formula="of:=[.F889]-[.G88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890]&gt;100; 93; 0)" office:value-type="float" office:value="0" calcext:value-type="float">
            <text:p>0</text:p>
          </table:table-cell>
          <table:table-cell table:formula="of:=1.75*[.A890]+2*[.A889]-[.C889]" office:value-type="float" office:value="-119.5" calcext:value-type="float">
            <text:p>-119.5</text:p>
          </table:table-cell>
          <table:table-cell table:formula="of:=IF([.D890]&gt;127; 127; IF([.D890]&lt;-128; -128; [.D890]))" office:value-type="float" office:value="-119.5" calcext:value-type="float">
            <text:p>-119.5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[.E890]-[.F890]" office:value-type="float" office:value="-0.5" calcext:value-type="float">
            <text:p>-0.5</text:p>
          </table:table-cell>
          <table:table-cell table:formula="of:=[.E890]-[.G890]" office:value-type="float" office:value="-0.5" calcext:value-type="float">
            <text:p>-0.5</text:p>
          </table:table-cell>
          <table:table-cell table:formula="of:=[.F890]-[.G8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0011101" calcext:value-type="float">
            <text:p>10011101</text:p>
          </table:table-cell>
          <table:table-cell table:formula="of:=IF([.A891]&gt;100; 93; 0)" office:value-type="float" office:value="0" calcext:value-type="float">
            <text:p>0</text:p>
          </table:table-cell>
          <table:table-cell table:formula="of:=1.75*[.A891]+2*[.A890]-[.C890]" office:value-type="float" office:value="-225.25" calcext:value-type="float">
            <text:p>-225.25</text:p>
          </table:table-cell>
          <table:table-cell table:formula="of:=IF([.D891]&gt;127; 127; IF([.D891]&lt;-128; -128; [.D89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1]-[.F891]" office:value-type="float" office:value="0" calcext:value-type="float">
            <text:p>0</text:p>
          </table:table-cell>
          <table:table-cell table:formula="of:=[.E891]-[.G891]" office:value-type="float" office:value="0" calcext:value-type="float">
            <text:p>0</text:p>
          </table:table-cell>
          <table:table-cell table:formula="of:=[.F891]-[.G8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0110101" calcext:value-type="float">
            <text:p>10110101</text:p>
          </table:table-cell>
          <table:table-cell table:formula="of:=IF([.A892]&gt;100; 93; 0)" office:value-type="float" office:value="0" calcext:value-type="float">
            <text:p>0</text:p>
          </table:table-cell>
          <table:table-cell table:formula="of:=1.75*[.A892]+2*[.A891]-[.C891]" office:value-type="float" office:value="-329.25" calcext:value-type="float">
            <text:p>-329.25</text:p>
          </table:table-cell>
          <table:table-cell table:formula="of:=IF([.D892]&gt;127; 127; IF([.D892]&lt;-128; -128; [.D89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2]-[.F892]" office:value-type="float" office:value="0" calcext:value-type="float">
            <text:p>0</text:p>
          </table:table-cell>
          <table:table-cell table:formula="of:=[.E892]-[.G892]" office:value-type="float" office:value="0" calcext:value-type="float">
            <text:p>0</text:p>
          </table:table-cell>
          <table:table-cell table:formula="of:=[.F892]-[.G8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893]&gt;100; 93; 0)" office:value-type="float" office:value="0" calcext:value-type="float">
            <text:p>0</text:p>
          </table:table-cell>
          <table:table-cell table:formula="of:=1.75*[.A893]+2*[.A892]-[.C892]" office:value-type="float" office:value="-276" calcext:value-type="float">
            <text:p>-276</text:p>
          </table:table-cell>
          <table:table-cell table:formula="of:=IF([.D893]&gt;127; 127; IF([.D893]&lt;-128; -128; [.D89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3]-[.F893]" office:value-type="float" office:value="0" calcext:value-type="float">
            <text:p>0</text:p>
          </table:table-cell>
          <table:table-cell table:formula="of:=[.E893]-[.G893]" office:value-type="float" office:value="0" calcext:value-type="float">
            <text:p>0</text:p>
          </table:table-cell>
          <table:table-cell table:formula="of:=[.F893]-[.G8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0101010" calcext:value-type="float">
            <text:p>10101010</text:p>
          </table:table-cell>
          <table:table-cell table:formula="of:=IF([.A894]&gt;100; 93; 0)" office:value-type="float" office:value="0" calcext:value-type="float">
            <text:p>0</text:p>
          </table:table-cell>
          <table:table-cell table:formula="of:=1.75*[.A894]+2*[.A893]-[.C893]" office:value-type="float" office:value="-294.5" calcext:value-type="float">
            <text:p>-294.5</text:p>
          </table:table-cell>
          <table:table-cell table:formula="of:=IF([.D894]&gt;127; 127; IF([.D894]&lt;-128; -128; [.D8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4]-[.F894]" office:value-type="float" office:value="0" calcext:value-type="float">
            <text:p>0</text:p>
          </table:table-cell>
          <table:table-cell table:formula="of:=[.E894]-[.G894]" office:value-type="float" office:value="0" calcext:value-type="float">
            <text:p>0</text:p>
          </table:table-cell>
          <table:table-cell table:formula="of:=[.F894]-[.G8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IF([.A895]&gt;100; 93; 0)" office:value-type="float" office:value="0" calcext:value-type="float">
            <text:p>0</text:p>
          </table:table-cell>
          <table:table-cell table:formula="of:=1.75*[.A895]+2*[.A894]-[.C894]" office:value-type="float" office:value="-292.75" calcext:value-type="float">
            <text:p>-292.75</text:p>
          </table:table-cell>
          <table:table-cell table:formula="of:=IF([.D895]&gt;127; 127; IF([.D895]&lt;-128; -128; [.D89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5]-[.F895]" office:value-type="float" office:value="0" calcext:value-type="float">
            <text:p>0</text:p>
          </table:table-cell>
          <table:table-cell table:formula="of:=[.E895]-[.G895]" office:value-type="float" office:value="0" calcext:value-type="float">
            <text:p>0</text:p>
          </table:table-cell>
          <table:table-cell table:formula="of:=[.F895]-[.G8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0110" calcext:value-type="float">
            <text:p>1010110</text:p>
          </table:table-cell>
          <table:table-cell table:formula="of:=IF([.A896]&gt;100; 93; 0)" office:value-type="float" office:value="0" calcext:value-type="float">
            <text:p>0</text:p>
          </table:table-cell>
          <table:table-cell table:formula="of:=1.75*[.A896]+2*[.A895]-[.C895]" office:value-type="float" office:value="12.5" calcext:value-type="float">
            <text:p>12.5</text:p>
          </table:table-cell>
          <table:table-cell table:formula="of:=IF([.D896]&gt;127; 127; IF([.D896]&lt;-128; -128; [.D896]))" office:value-type="float" office:value="12.5" calcext:value-type="float">
            <text:p>12.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table:formula="of:=[.E896]-[.F896]" office:value-type="float" office:value="-0.5" calcext:value-type="float">
            <text:p>-0.5</text:p>
          </table:table-cell>
          <table:table-cell table:formula="of:=[.E896]-[.G896]" office:value-type="float" office:value="-0.5" calcext:value-type="float">
            <text:p>-0.5</text:p>
          </table:table-cell>
          <table:table-cell table:formula="of:=[.F896]-[.G8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897]&gt;100; 93; 0)" office:value-type="float" office:value="0" calcext:value-type="float">
            <text:p>0</text:p>
          </table:table-cell>
          <table:table-cell table:formula="of:=1.75*[.A897]+2*[.A896]-[.C896]" office:value-type="float" office:value="324.25" calcext:value-type="float">
            <text:p>324.25</text:p>
          </table:table-cell>
          <table:table-cell table:formula="of:=IF([.D897]&gt;127; 127; IF([.D897]&lt;-128; -128; [.D89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97]-[.F897]" office:value-type="float" office:value="0" calcext:value-type="float">
            <text:p>0</text:p>
          </table:table-cell>
          <table:table-cell table:formula="of:=[.E897]-[.G897]" office:value-type="float" office:value="0" calcext:value-type="float">
            <text:p>0</text:p>
          </table:table-cell>
          <table:table-cell table:formula="of:=[.F897]-[.G8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1101010" calcext:value-type="float">
            <text:p>11101010</text:p>
          </table:table-cell>
          <table:table-cell table:formula="of:=IF([.A898]&gt;100; 93; 0)" office:value-type="float" office:value="0" calcext:value-type="float">
            <text:p>0</text:p>
          </table:table-cell>
          <table:table-cell table:formula="of:=1.75*[.A898]+2*[.A897]-[.C897]" office:value-type="float" office:value="135.5" calcext:value-type="float">
            <text:p>135.5</text:p>
          </table:table-cell>
          <table:table-cell table:formula="of:=IF([.D898]&gt;127; 127; IF([.D898]&lt;-128; -128; [.D89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98]-[.F898]" office:value-type="float" office:value="0" calcext:value-type="float">
            <text:p>0</text:p>
          </table:table-cell>
          <table:table-cell table:formula="of:=[.E898]-[.G898]" office:value-type="float" office:value="0" calcext:value-type="float">
            <text:p>0</text:p>
          </table:table-cell>
          <table:table-cell table:formula="of:=[.F898]-[.G8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IF([.A899]&gt;100; 93; 0)" office:value-type="float" office:value="0" calcext:value-type="float">
            <text:p>0</text:p>
          </table:table-cell>
          <table:table-cell table:formula="of:=1.75*[.A899]+2*[.A898]-[.C898]" office:value-type="float" office:value="-185.75" calcext:value-type="float">
            <text:p>-185.75</text:p>
          </table:table-cell>
          <table:table-cell table:formula="of:=IF([.D899]&gt;127; 127; IF([.D899]&lt;-128; -128; [.D8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9]-[.F899]" office:value-type="float" office:value="0" calcext:value-type="float">
            <text:p>0</text:p>
          </table:table-cell>
          <table:table-cell table:formula="of:=[.E899]-[.G899]" office:value-type="float" office:value="0" calcext:value-type="float">
            <text:p>0</text:p>
          </table:table-cell>
          <table:table-cell table:formula="of:=[.F899]-[.G8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900]&gt;100; 93; 0)" office:value-type="float" office:value="0" calcext:value-type="float">
            <text:p>0</text:p>
          </table:table-cell>
          <table:table-cell table:formula="of:=1.75*[.A900]+2*[.A899]-[.C899]" office:value-type="float" office:value="-363.25" calcext:value-type="float">
            <text:p>-363.25</text:p>
          </table:table-cell>
          <table:table-cell table:formula="of:=IF([.D900]&gt;127; 127; IF([.D900]&lt;-128; -128; [.D90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00]-[.F900]" office:value-type="float" office:value="0" calcext:value-type="float">
            <text:p>0</text:p>
          </table:table-cell>
          <table:table-cell table:formula="of:=[.E900]-[.G900]" office:value-type="float" office:value="0" calcext:value-type="float">
            <text:p>0</text:p>
          </table:table-cell>
          <table:table-cell table:formula="of:=[.F900]-[.G9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IF([.A901]&gt;100; 93; 0)" office:value-type="float" office:value="0" calcext:value-type="float">
            <text:p>0</text:p>
          </table:table-cell>
          <table:table-cell table:formula="of:=1.75*[.A901]+2*[.A900]-[.C900]" office:value-type="float" office:value="-210.75" calcext:value-type="float">
            <text:p>-210.75</text:p>
          </table:table-cell>
          <table:table-cell table:formula="of:=IF([.D901]&gt;127; 127; IF([.D901]&lt;-128; -128; [.D90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01]-[.F901]" office:value-type="float" office:value="0" calcext:value-type="float">
            <text:p>0</text:p>
          </table:table-cell>
          <table:table-cell table:formula="of:=[.E901]-[.G901]" office:value-type="float" office:value="0" calcext:value-type="float">
            <text:p>0</text:p>
          </table:table-cell>
          <table:table-cell table:formula="of:=[.F901]-[.G9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IF([.A902]&gt;100; 93; 0)" office:value-type="float" office:value="0" calcext:value-type="float">
            <text:p>0</text:p>
          </table:table-cell>
          <table:table-cell table:formula="of:=1.75*[.A902]+2*[.A901]-[.C901]" office:value-type="float" office:value="-88.25" calcext:value-type="float">
            <text:p>-88.25</text:p>
          </table:table-cell>
          <table:table-cell table:formula="of:=IF([.D902]&gt;127; 127; IF([.D902]&lt;-128; -128; [.D902]))" office:value-type="float" office:value="-88.25" calcext:value-type="float">
            <text:p>-88.25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[.E902]-[.F902]" office:value-type="float" office:value="-0.25" calcext:value-type="float">
            <text:p>-0.25</text:p>
          </table:table-cell>
          <table:table-cell table:formula="of:=[.E902]-[.G902]" office:value-type="float" office:value="-0.25" calcext:value-type="float">
            <text:p>-0.25</text:p>
          </table:table-cell>
          <table:table-cell table:formula="of:=[.F902]-[.G9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903]&gt;100; 93; 0)" office:value-type="float" office:value="0" calcext:value-type="float">
            <text:p>0</text:p>
          </table:table-cell>
          <table:table-cell table:formula="of:=1.75*[.A903]+2*[.A902]-[.C902]" office:value-type="float" office:value="-302.75" calcext:value-type="float">
            <text:p>-302.75</text:p>
          </table:table-cell>
          <table:table-cell table:formula="of:=IF([.D903]&gt;127; 127; IF([.D903]&lt;-128; -128; [.D90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03]-[.F903]" office:value-type="float" office:value="0" calcext:value-type="float">
            <text:p>0</text:p>
          </table:table-cell>
          <table:table-cell table:formula="of:=[.E903]-[.G903]" office:value-type="float" office:value="0" calcext:value-type="float">
            <text:p>0</text:p>
          </table:table-cell>
          <table:table-cell table:formula="of:=[.F903]-[.G9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0001" calcext:value-type="float">
            <text:p>1110001</text:p>
          </table:table-cell>
          <table:table-cell table:formula="of:=IF([.A904]&gt;100; 93; 0)" office:value-type="float" office:value="93" calcext:value-type="float">
            <text:p>93</text:p>
          </table:table-cell>
          <table:table-cell table:formula="of:=1.75*[.A904]+2*[.A903]-[.C903]" office:value-type="float" office:value="-4.25" calcext:value-type="float">
            <text:p>-4.25</text:p>
          </table:table-cell>
          <table:table-cell table:formula="of:=IF([.D904]&gt;127; 127; IF([.D904]&lt;-128; -128; [.D904]))" office:value-type="float" office:value="-4.25" calcext:value-type="float">
            <text:p>-4.2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[.E904]-[.F904]" office:value-type="float" office:value="-0.25" calcext:value-type="float">
            <text:p>-0.25</text:p>
          </table:table-cell>
          <table:table-cell table:formula="of:=[.E904]-[.G904]" office:value-type="float" office:value="-0.25" calcext:value-type="float">
            <text:p>-0.25</text:p>
          </table:table-cell>
          <table:table-cell table:formula="of:=[.F904]-[.G9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905]&gt;100; 93; 0)" office:value-type="float" office:value="0" calcext:value-type="float">
            <text:p>0</text:p>
          </table:table-cell>
          <table:table-cell table:formula="of:=1.75*[.A905]+2*[.A904]-[.C904]" office:value-type="float" office:value="5.25" calcext:value-type="float">
            <text:p>5.25</text:p>
          </table:table-cell>
          <table:table-cell table:formula="of:=IF([.D905]&gt;127; 127; IF([.D905]&lt;-128; -128; [.D905]))" office:value-type="float" office:value="5.25" calcext:value-type="float">
            <text:p>5.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[.E905]-[.F905]" office:value-type="float" office:value="0.25" calcext:value-type="float">
            <text:p>0.25</text:p>
          </table:table-cell>
          <table:table-cell table:formula="of:=[.E905]-[.G905]" office:value-type="float" office:value="-0.75" calcext:value-type="float">
            <text:p>-0.75</text:p>
          </table:table-cell>
          <table:table-cell table:formula="of:=[.F905]-[.G905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0000010" calcext:value-type="float">
            <text:p>10000010</text:p>
          </table:table-cell>
          <table:table-cell table:formula="of:=IF([.A906]&gt;100; 93; 0)" office:value-type="float" office:value="0" calcext:value-type="float">
            <text:p>0</text:p>
          </table:table-cell>
          <table:table-cell table:formula="of:=1.75*[.A906]+2*[.A905]-[.C905]" office:value-type="float" office:value="-366.5" calcext:value-type="float">
            <text:p>-366.5</text:p>
          </table:table-cell>
          <table:table-cell table:formula="of:=IF([.D906]&gt;127; 127; IF([.D906]&lt;-128; -128; [.D90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06]-[.F906]" office:value-type="float" office:value="0" calcext:value-type="float">
            <text:p>0</text:p>
          </table:table-cell>
          <table:table-cell table:formula="of:=[.E906]-[.G906]" office:value-type="float" office:value="0" calcext:value-type="float">
            <text:p>0</text:p>
          </table:table-cell>
          <table:table-cell table:formula="of:=[.F906]-[.G9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907]&gt;100; 93; 0)" office:value-type="float" office:value="0" calcext:value-type="float">
            <text:p>0</text:p>
          </table:table-cell>
          <table:table-cell table:formula="of:=1.75*[.A907]+2*[.A906]-[.C906]" office:value-type="float" office:value="-208.25" calcext:value-type="float">
            <text:p>-208.25</text:p>
          </table:table-cell>
          <table:table-cell table:formula="of:=IF([.D907]&gt;127; 127; IF([.D907]&lt;-128; -128; [.D90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07]-[.F907]" office:value-type="float" office:value="0" calcext:value-type="float">
            <text:p>0</text:p>
          </table:table-cell>
          <table:table-cell table:formula="of:=[.E907]-[.G907]" office:value-type="float" office:value="0" calcext:value-type="float">
            <text:p>0</text:p>
          </table:table-cell>
          <table:table-cell table:formula="of:=[.F907]-[.G9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IF([.A908]&gt;100; 93; 0)" office:value-type="float" office:value="0" calcext:value-type="float">
            <text:p>0</text:p>
          </table:table-cell>
          <table:table-cell table:formula="of:=1.75*[.A908]+2*[.A907]-[.C907]" office:value-type="float" office:value="-102.25" calcext:value-type="float">
            <text:p>-102.25</text:p>
          </table:table-cell>
          <table:table-cell table:formula="of:=IF([.D908]&gt;127; 127; IF([.D908]&lt;-128; -128; [.D908]))" office:value-type="float" office:value="-102.25" calcext:value-type="float">
            <text:p>-102.25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10011010" calcext:value-type="float">
            <text:p>10011010</text:p>
          </table:table-cell>
          <table:table-cell table:formula="of:=[.E908]-[.F908]" office:value-type="float" office:value="-0.25" calcext:value-type="float">
            <text:p>-0.25</text:p>
          </table:table-cell>
          <table:table-cell table:formula="of:=[.E908]-[.G908]" office:value-type="float" office:value="-0.25" calcext:value-type="float">
            <text:p>-0.25</text:p>
          </table:table-cell>
          <table:table-cell table:formula="of:=[.F908]-[.G9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00000" calcext:value-type="float">
            <text:p>1100000</text:p>
          </table:table-cell>
          <table:table-cell table:formula="of:=IF([.A909]&gt;100; 93; 0)" office:value-type="float" office:value="0" calcext:value-type="float">
            <text:p>0</text:p>
          </table:table-cell>
          <table:table-cell table:formula="of:=1.75*[.A909]+2*[.A908]-[.C908]" office:value-type="float" office:value="-6" calcext:value-type="float">
            <text:p>-6</text:p>
          </table:table-cell>
          <table:table-cell table:formula="of:=IF([.D909]&gt;127; 127; IF([.D909]&lt;-128; -128; [.D909]))" office:value-type="float" office:value="-6" calcext:value-type="float">
            <text:p>-6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[.E909]-[.F909]" office:value-type="float" office:value="0" calcext:value-type="float">
            <text:p>0</text:p>
          </table:table-cell>
          <table:table-cell table:formula="of:=[.E909]-[.G909]" office:value-type="float" office:value="0" calcext:value-type="float">
            <text:p>0</text:p>
          </table:table-cell>
          <table:table-cell table:formula="of:=[.F909]-[.G9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IF([.A910]&gt;100; 93; 0)" office:value-type="float" office:value="0" calcext:value-type="float">
            <text:p>0</text:p>
          </table:table-cell>
          <table:table-cell table:formula="of:=1.75*[.A910]+2*[.A909]-[.C909]" office:value-type="float" office:value="298.75" calcext:value-type="float">
            <text:p>298.75</text:p>
          </table:table-cell>
          <table:table-cell table:formula="of:=IF([.D910]&gt;127; 127; IF([.D910]&lt;-128; -128; [.D91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10]-[.F910]" office:value-type="float" office:value="0" calcext:value-type="float">
            <text:p>0</text:p>
          </table:table-cell>
          <table:table-cell table:formula="of:=[.E910]-[.G910]" office:value-type="float" office:value="0" calcext:value-type="float">
            <text:p>0</text:p>
          </table:table-cell>
          <table:table-cell table:formula="of:=[.F910]-[.G9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IF([.A911]&gt;100; 93; 0)" office:value-type="float" office:value="0" calcext:value-type="float">
            <text:p>0</text:p>
          </table:table-cell>
          <table:table-cell table:formula="of:=1.75*[.A911]+2*[.A910]-[.C910]" office:value-type="float" office:value="230.5" calcext:value-type="float">
            <text:p>230.5</text:p>
          </table:table-cell>
          <table:table-cell table:formula="of:=IF([.D911]&gt;127; 127; IF([.D911]&lt;-128; -128; [.D9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11]-[.F911]" office:value-type="float" office:value="0" calcext:value-type="float">
            <text:p>0</text:p>
          </table:table-cell>
          <table:table-cell table:formula="of:=[.E911]-[.G911]" office:value-type="float" office:value="0" calcext:value-type="float">
            <text:p>0</text:p>
          </table:table-cell>
          <table:table-cell table:formula="of:=[.F911]-[.G9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0100000" calcext:value-type="float">
            <text:p>10100000</text:p>
          </table:table-cell>
          <table:table-cell table:formula="of:=IF([.A912]&gt;100; 93; 0)" office:value-type="float" office:value="0" calcext:value-type="float">
            <text:p>0</text:p>
          </table:table-cell>
          <table:table-cell table:formula="of:=1.75*[.A912]+2*[.A911]-[.C911]" office:value-type="float" office:value="-44" calcext:value-type="float">
            <text:p>-44</text:p>
          </table:table-cell>
          <table:table-cell table:formula="of:=IF([.D912]&gt;127; 127; IF([.D912]&lt;-128; -128; [.D912]))" office:value-type="float" office:value="-44" calcext:value-type="float">
            <text:p>-44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[.E912]-[.F912]" office:value-type="float" office:value="0" calcext:value-type="float">
            <text:p>0</text:p>
          </table:table-cell>
          <table:table-cell table:formula="of:=[.E912]-[.G912]" office:value-type="float" office:value="0" calcext:value-type="float">
            <text:p>0</text:p>
          </table:table-cell>
          <table:table-cell table:formula="of:=[.F912]-[.G9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913]&gt;100; 93; 0)" office:value-type="float" office:value="93" calcext:value-type="float">
            <text:p>93</text:p>
          </table:table-cell>
          <table:table-cell table:formula="of:=1.75*[.A913]+2*[.A912]-[.C912]" office:value-type="float" office:value="9.25" calcext:value-type="float">
            <text:p>9.25</text:p>
          </table:table-cell>
          <table:table-cell table:formula="of:=IF([.D913]&gt;127; 127; IF([.D913]&lt;-128; -128; [.D913]))" office:value-type="float" office:value="9.25" calcext:value-type="float">
            <text:p>9.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formula="of:=[.E913]-[.F913]" office:value-type="float" office:value="0.25" calcext:value-type="float">
            <text:p>0.25</text:p>
          </table:table-cell>
          <table:table-cell table:formula="of:=[.E913]-[.G913]" office:value-type="float" office:value="-0.75" calcext:value-type="float">
            <text:p>-0.75</text:p>
          </table:table-cell>
          <table:table-cell table:formula="of:=[.F913]-[.G91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0100000" calcext:value-type="float">
            <text:p>10100000</text:p>
          </table:table-cell>
          <table:table-cell table:formula="of:=IF([.A914]&gt;100; 93; 0)" office:value-type="float" office:value="0" calcext:value-type="float">
            <text:p>0</text:p>
          </table:table-cell>
          <table:table-cell table:formula="of:=1.75*[.A914]+2*[.A913]-[.C913]" office:value-type="float" office:value="-31" calcext:value-type="float">
            <text:p>-31</text:p>
          </table:table-cell>
          <table:table-cell table:formula="of:=IF([.D914]&gt;127; 127; IF([.D914]&lt;-128; -128; [.D914]))" office:value-type="float" office:value="-31" calcext:value-type="float">
            <text:p>-31</text:p>
          </table:table-cell>
          <table:table-cell table:number-columns-repeated="2" office:value-type="float" office:value="-31" calcext:value-type="float">
            <text:p>-31</text:p>
          </table:table-cell>
          <table:table-cell office:value-type="float" office:value="11100001" calcext:value-type="float">
            <text:p>11100001</text:p>
          </table:table-cell>
          <table:table-cell table:formula="of:=[.E914]-[.F914]" office:value-type="float" office:value="0" calcext:value-type="float">
            <text:p>0</text:p>
          </table:table-cell>
          <table:table-cell table:formula="of:=[.E914]-[.G914]" office:value-type="float" office:value="0" calcext:value-type="float">
            <text:p>0</text:p>
          </table:table-cell>
          <table:table-cell table:formula="of:=[.F914]-[.G9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IF([.A915]&gt;100; 93; 0)" office:value-type="float" office:value="0" calcext:value-type="float">
            <text:p>0</text:p>
          </table:table-cell>
          <table:table-cell table:formula="of:=1.75*[.A915]+2*[.A914]-[.C914]" office:value-type="float" office:value="-157" calcext:value-type="float">
            <text:p>-157</text:p>
          </table:table-cell>
          <table:table-cell table:formula="of:=IF([.D915]&gt;127; 127; IF([.D915]&lt;-128; -128; [.D91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15]-[.F915]" office:value-type="float" office:value="0" calcext:value-type="float">
            <text:p>0</text:p>
          </table:table-cell>
          <table:table-cell table:formula="of:=[.E915]-[.G915]" office:value-type="float" office:value="0" calcext:value-type="float">
            <text:p>0</text:p>
          </table:table-cell>
          <table:table-cell table:formula="of:=[.F915]-[.G9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IF([.A916]&gt;100; 93; 0)" office:value-type="float" office:value="0" calcext:value-type="float">
            <text:p>0</text:p>
          </table:table-cell>
          <table:table-cell table:formula="of:=1.75*[.A916]+2*[.A915]-[.C915]" office:value-type="float" office:value="115.25" calcext:value-type="float">
            <text:p>115.25</text:p>
          </table:table-cell>
          <table:table-cell table:formula="of:=IF([.D916]&gt;127; 127; IF([.D916]&lt;-128; -128; [.D916]))" office:value-type="float" office:value="115.25" calcext:value-type="float">
            <text:p>115.25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10100" calcext:value-type="float">
            <text:p>1110100</text:p>
          </table:table-cell>
          <table:table-cell table:formula="of:=[.E916]-[.F916]" office:value-type="float" office:value="0.25" calcext:value-type="float">
            <text:p>0.25</text:p>
          </table:table-cell>
          <table:table-cell table:formula="of:=[.E916]-[.G916]" office:value-type="float" office:value="-0.75" calcext:value-type="float">
            <text:p>-0.75</text:p>
          </table:table-cell>
          <table:table-cell table:formula="of:=[.F916]-[.G91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1000011" calcext:value-type="float">
            <text:p>11000011</text:p>
          </table:table-cell>
          <table:table-cell table:formula="of:=IF([.A917]&gt;100; 93; 0)" office:value-type="float" office:value="0" calcext:value-type="float">
            <text:p>0</text:p>
          </table:table-cell>
          <table:table-cell table:formula="of:=1.75*[.A917]+2*[.A916]-[.C916]" office:value-type="float" office:value="-20.75" calcext:value-type="float">
            <text:p>-20.75</text:p>
          </table:table-cell>
          <table:table-cell table:formula="of:=IF([.D917]&gt;127; 127; IF([.D917]&lt;-128; -128; [.D917]))" office:value-type="float" office:value="-20.75" calcext:value-type="float">
            <text:p>-20.75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11101100" calcext:value-type="float">
            <text:p>11101100</text:p>
          </table:table-cell>
          <table:table-cell table:formula="of:=[.E917]-[.F917]" office:value-type="float" office:value="0.25" calcext:value-type="float">
            <text:p>0.25</text:p>
          </table:table-cell>
          <table:table-cell table:formula="of:=[.E917]-[.G917]" office:value-type="float" office:value="-0.75" calcext:value-type="float">
            <text:p>-0.75</text:p>
          </table:table-cell>
          <table:table-cell table:formula="of:=[.F917]-[.G917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IF([.A918]&gt;100; 93; 0)" office:value-type="float" office:value="0" calcext:value-type="float">
            <text:p>0</text:p>
          </table:table-cell>
          <table:table-cell table:formula="of:=1.75*[.A918]+2*[.A917]-[.C917]" office:value-type="float" office:value="5.75" calcext:value-type="float">
            <text:p>5.75</text:p>
          </table:table-cell>
          <table:table-cell table:formula="of:=IF([.D918]&gt;127; 127; IF([.D918]&lt;-128; -128; [.D918]))" office:value-type="float" office:value="5.75" calcext:value-type="float">
            <text:p>5.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[.E918]-[.F918]" office:value-type="float" office:value="-0.25" calcext:value-type="float">
            <text:p>-0.25</text:p>
          </table:table-cell>
          <table:table-cell table:formula="of:=[.E918]-[.G918]" office:value-type="float" office:value="-0.25" calcext:value-type="float">
            <text:p>-0.25</text:p>
          </table:table-cell>
          <table:table-cell table:formula="of:=[.F918]-[.G9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01100" calcext:value-type="float">
            <text:p>1101100</text:p>
          </table:table-cell>
          <table:table-cell table:formula="of:=IF([.A919]&gt;100; 93; 0)" office:value-type="float" office:value="93" calcext:value-type="float">
            <text:p>93</text:p>
          </table:table-cell>
          <table:table-cell table:formula="of:=1.75*[.A919]+2*[.A918]-[.C918]" office:value-type="float" office:value="335" calcext:value-type="float">
            <text:p>335</text:p>
          </table:table-cell>
          <table:table-cell table:formula="of:=IF([.D919]&gt;127; 127; IF([.D919]&lt;-128; -128; [.D91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19]-[.F919]" office:value-type="float" office:value="0" calcext:value-type="float">
            <text:p>0</text:p>
          </table:table-cell>
          <table:table-cell table:formula="of:=[.E919]-[.G919]" office:value-type="float" office:value="0" calcext:value-type="float">
            <text:p>0</text:p>
          </table:table-cell>
          <table:table-cell table:formula="of:=[.F919]-[.G9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920]&gt;100; 93; 0)" office:value-type="float" office:value="0" calcext:value-type="float">
            <text:p>0</text:p>
          </table:table-cell>
          <table:table-cell table:formula="of:=1.75*[.A920]+2*[.A919]-[.C919]" office:value-type="float" office:value="124.75" calcext:value-type="float">
            <text:p>124.75</text:p>
          </table:table-cell>
          <table:table-cell table:formula="of:=IF([.D920]&gt;127; 127; IF([.D920]&lt;-128; -128; [.D920]))" office:value-type="float" office:value="124.75" calcext:value-type="float">
            <text:p>124.7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[.E920]-[.F920]" office:value-type="float" office:value="-0.25" calcext:value-type="float">
            <text:p>-0.25</text:p>
          </table:table-cell>
          <table:table-cell table:formula="of:=[.E920]-[.G920]" office:value-type="float" office:value="-0.25" calcext:value-type="float">
            <text:p>-0.25</text:p>
          </table:table-cell>
          <table:table-cell table:formula="of:=[.F920]-[.G9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921]&gt;100; 93; 0)" office:value-type="float" office:value="0" calcext:value-type="float">
            <text:p>0</text:p>
          </table:table-cell>
          <table:table-cell table:formula="of:=1.75*[.A921]+2*[.A920]-[.C920]" office:value-type="float" office:value="-76.75" calcext:value-type="float">
            <text:p>-76.75</text:p>
          </table:table-cell>
          <table:table-cell table:formula="of:=IF([.D921]&gt;127; 127; IF([.D921]&lt;-128; -128; [.D921]))" office:value-type="float" office:value="-76.75" calcext:value-type="float">
            <text:p>-76.75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10110100" calcext:value-type="float">
            <text:p>10110100</text:p>
          </table:table-cell>
          <table:table-cell table:formula="of:=[.E921]-[.F921]" office:value-type="float" office:value="0.25" calcext:value-type="float">
            <text:p>0.25</text:p>
          </table:table-cell>
          <table:table-cell table:formula="of:=[.E921]-[.G921]" office:value-type="float" office:value="-0.75" calcext:value-type="float">
            <text:p>-0.75</text:p>
          </table:table-cell>
          <table:table-cell table:formula="of:=[.F921]-[.G92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922]&gt;100; 93; 0)" office:value-type="float" office:value="0" calcext:value-type="float">
            <text:p>0</text:p>
          </table:table-cell>
          <table:table-cell table:formula="of:=1.75*[.A922]+2*[.A921]-[.C921]" office:value-type="float" office:value="-7.75" calcext:value-type="float">
            <text:p>-7.75</text:p>
          </table:table-cell>
          <table:table-cell table:formula="of:=IF([.D922]&gt;127; 127; IF([.D922]&lt;-128; -128; [.D922]))" office:value-type="float" office:value="-7.75" calcext:value-type="float">
            <text:p>-7.75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[.E922]-[.F922]" office:value-type="float" office:value="0.25" calcext:value-type="float">
            <text:p>0.25</text:p>
          </table:table-cell>
          <table:table-cell table:formula="of:=[.E922]-[.G922]" office:value-type="float" office:value="-0.75" calcext:value-type="float">
            <text:p>-0.75</text:p>
          </table:table-cell>
          <table:table-cell table:formula="of:=[.F922]-[.G92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010100" calcext:value-type="float">
            <text:p>10010100</text:p>
          </table:table-cell>
          <table:table-cell table:formula="of:=IF([.A923]&gt;100; 93; 0)" office:value-type="float" office:value="0" calcext:value-type="float">
            <text:p>0</text:p>
          </table:table-cell>
          <table:table-cell table:formula="of:=1.75*[.A923]+2*[.A922]-[.C922]" office:value-type="float" office:value="-95" calcext:value-type="float">
            <text:p>-95</text:p>
          </table:table-cell>
          <table:table-cell table:formula="of:=IF([.D923]&gt;127; 127; IF([.D923]&lt;-128; -128; [.D923]))" office:value-type="float" office:value="-95" calcext:value-type="float">
            <text:p>-9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[.E923]-[.F923]" office:value-type="float" office:value="0" calcext:value-type="float">
            <text:p>0</text:p>
          </table:table-cell>
          <table:table-cell table:formula="of:=[.E923]-[.G923]" office:value-type="float" office:value="0" calcext:value-type="float">
            <text:p>0</text:p>
          </table:table-cell>
          <table:table-cell table:formula="of:=[.F923]-[.G9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IF([.A924]&gt;100; 93; 0)" office:value-type="float" office:value="0" calcext:value-type="float">
            <text:p>0</text:p>
          </table:table-cell>
          <table:table-cell table:formula="of:=1.75*[.A924]+2*[.A923]-[.C923]" office:value-type="float" office:value="-266.75" calcext:value-type="float">
            <text:p>-266.75</text:p>
          </table:table-cell>
          <table:table-cell table:formula="of:=IF([.D924]&gt;127; 127; IF([.D924]&lt;-128; -128; [.D92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24]-[.F924]" office:value-type="float" office:value="0" calcext:value-type="float">
            <text:p>0</text:p>
          </table:table-cell>
          <table:table-cell table:formula="of:=[.E924]-[.G924]" office:value-type="float" office:value="0" calcext:value-type="float">
            <text:p>0</text:p>
          </table:table-cell>
          <table:table-cell table:formula="of:=[.F924]-[.G9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1110000" calcext:value-type="float">
            <text:p>11110000</text:p>
          </table:table-cell>
          <table:table-cell table:formula="of:=IF([.A925]&gt;100; 93; 0)" office:value-type="float" office:value="0" calcext:value-type="float">
            <text:p>0</text:p>
          </table:table-cell>
          <table:table-cell table:formula="of:=1.75*[.A925]+2*[.A924]-[.C924]" office:value-type="float" office:value="-86" calcext:value-type="float">
            <text:p>-86</text:p>
          </table:table-cell>
          <table:table-cell table:formula="of:=IF([.D925]&gt;127; 127; IF([.D925]&lt;-128; -128; [.D925]))" office:value-type="float" office:value="-86" calcext:value-type="float">
            <text:p>-8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10101010" calcext:value-type="float">
            <text:p>10101010</text:p>
          </table:table-cell>
          <table:table-cell table:formula="of:=[.E925]-[.F925]" office:value-type="float" office:value="0" calcext:value-type="float">
            <text:p>0</text:p>
          </table:table-cell>
          <table:table-cell table:formula="of:=[.E925]-[.G925]" office:value-type="float" office:value="0" calcext:value-type="float">
            <text:p>0</text:p>
          </table:table-cell>
          <table:table-cell table:formula="of:=[.F925]-[.G9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IF([.A926]&gt;100; 93; 0)" office:value-type="float" office:value="0" calcext:value-type="float">
            <text:p>0</text:p>
          </table:table-cell>
          <table:table-cell table:formula="of:=1.75*[.A926]+2*[.A925]-[.C925]" office:value-type="float" office:value="-95" calcext:value-type="float">
            <text:p>-95</text:p>
          </table:table-cell>
          <table:table-cell table:formula="of:=IF([.D926]&gt;127; 127; IF([.D926]&lt;-128; -128; [.D926]))" office:value-type="float" office:value="-95" calcext:value-type="float">
            <text:p>-9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[.E926]-[.F926]" office:value-type="float" office:value="0" calcext:value-type="float">
            <text:p>0</text:p>
          </table:table-cell>
          <table:table-cell table:formula="of:=[.E926]-[.G926]" office:value-type="float" office:value="0" calcext:value-type="float">
            <text:p>0</text:p>
          </table:table-cell>
          <table:table-cell table:formula="of:=[.F926]-[.G9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927]&gt;100; 93; 0)" office:value-type="float" office:value="0" calcext:value-type="float">
            <text:p>0</text:p>
          </table:table-cell>
          <table:table-cell table:formula="of:=1.75*[.A927]+2*[.A926]-[.C926]" office:value-type="float" office:value="-259.25" calcext:value-type="float">
            <text:p>-259.25</text:p>
          </table:table-cell>
          <table:table-cell table:formula="of:=IF([.D927]&gt;127; 127; IF([.D927]&lt;-128; -128; [.D9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27]-[.F927]" office:value-type="float" office:value="0" calcext:value-type="float">
            <text:p>0</text:p>
          </table:table-cell>
          <table:table-cell table:formula="of:=[.E927]-[.G927]" office:value-type="float" office:value="0" calcext:value-type="float">
            <text:p>0</text:p>
          </table:table-cell>
          <table:table-cell table:formula="of:=[.F927]-[.G9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IF([.A928]&gt;100; 93; 0)" office:value-type="float" office:value="0" calcext:value-type="float">
            <text:p>0</text:p>
          </table:table-cell>
          <table:table-cell table:formula="of:=1.75*[.A928]+2*[.A927]-[.C927]" office:value-type="float" office:value="-312" calcext:value-type="float">
            <text:p>-312</text:p>
          </table:table-cell>
          <table:table-cell table:formula="of:=IF([.D928]&gt;127; 127; IF([.D928]&lt;-128; -128; [.D9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28]-[.F928]" office:value-type="float" office:value="0" calcext:value-type="float">
            <text:p>0</text:p>
          </table:table-cell>
          <table:table-cell table:formula="of:=[.E928]-[.G928]" office:value-type="float" office:value="0" calcext:value-type="float">
            <text:p>0</text:p>
          </table:table-cell>
          <table:table-cell table:formula="of:=[.F928]-[.G9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010" calcext:value-type="float">
            <text:p>1001010</text:p>
          </table:table-cell>
          <table:table-cell table:formula="of:=IF([.A929]&gt;100; 93; 0)" office:value-type="float" office:value="0" calcext:value-type="float">
            <text:p>0</text:p>
          </table:table-cell>
          <table:table-cell table:formula="of:=1.75*[.A929]+2*[.A928]-[.C928]" office:value-type="float" office:value="17.5" calcext:value-type="float">
            <text:p>17.5</text:p>
          </table:table-cell>
          <table:table-cell table:formula="of:=IF([.D929]&gt;127; 127; IF([.D929]&lt;-128; -128; [.D929]))" office:value-type="float" office:value="17.5" calcext:value-type="float">
            <text:p>17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929]-[.F929]" office:value-type="float" office:value="-0.5" calcext:value-type="float">
            <text:p>-0.5</text:p>
          </table:table-cell>
          <table:table-cell table:formula="of:=[.E929]-[.G929]" office:value-type="float" office:value="-0.5" calcext:value-type="float">
            <text:p>-0.5</text:p>
          </table:table-cell>
          <table:table-cell table:formula="of:=[.F929]-[.G9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1101100" calcext:value-type="float">
            <text:p>11101100</text:p>
          </table:table-cell>
          <table:table-cell table:formula="of:=IF([.A930]&gt;100; 93; 0)" office:value-type="float" office:value="0" calcext:value-type="float">
            <text:p>0</text:p>
          </table:table-cell>
          <table:table-cell table:formula="of:=1.75*[.A930]+2*[.A929]-[.C929]" office:value-type="float" office:value="113" calcext:value-type="float">
            <text:p>113</text:p>
          </table:table-cell>
          <table:table-cell table:formula="of:=IF([.D930]&gt;127; 127; IF([.D930]&lt;-128; -128; [.D930]))" office:value-type="float" office:value="113" calcext:value-type="float">
            <text:p>113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10001" calcext:value-type="float">
            <text:p>1110001</text:p>
          </table:table-cell>
          <table:table-cell table:formula="of:=[.E930]-[.F930]" office:value-type="float" office:value="0" calcext:value-type="float">
            <text:p>0</text:p>
          </table:table-cell>
          <table:table-cell table:formula="of:=[.E930]-[.G930]" office:value-type="float" office:value="0" calcext:value-type="float">
            <text:p>0</text:p>
          </table:table-cell>
          <table:table-cell table:formula="of:=[.F930]-[.G9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931]&gt;100; 93; 0)" office:value-type="float" office:value="0" calcext:value-type="float">
            <text:p>0</text:p>
          </table:table-cell>
          <table:table-cell table:formula="of:=1.75*[.A931]+2*[.A930]-[.C930]" office:value-type="float" office:value="-97.75" calcext:value-type="float">
            <text:p>-97.75</text:p>
          </table:table-cell>
          <table:table-cell table:formula="of:=IF([.D931]&gt;127; 127; IF([.D931]&lt;-128; -128; [.D931]))" office:value-type="float" office:value="-97.75" calcext:value-type="float">
            <text:p>-97.75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[.E931]-[.F931]" office:value-type="float" office:value="0.25" calcext:value-type="float">
            <text:p>0.25</text:p>
          </table:table-cell>
          <table:table-cell table:formula="of:=[.E931]-[.G931]" office:value-type="float" office:value="-0.75" calcext:value-type="float">
            <text:p>-0.75</text:p>
          </table:table-cell>
          <table:table-cell table:formula="of:=[.F931]-[.G93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932]&gt;100; 93; 0)" office:value-type="float" office:value="0" calcext:value-type="float">
            <text:p>0</text:p>
          </table:table-cell>
          <table:table-cell table:formula="of:=1.75*[.A932]+2*[.A931]-[.C931]" office:value-type="float" office:value="-284.75" calcext:value-type="float">
            <text:p>-284.75</text:p>
          </table:table-cell>
          <table:table-cell table:formula="of:=IF([.D932]&gt;127; 127; IF([.D932]&lt;-128; -128; [.D93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2]-[.F932]" office:value-type="float" office:value="0" calcext:value-type="float">
            <text:p>0</text:p>
          </table:table-cell>
          <table:table-cell table:formula="of:=[.E932]-[.G932]" office:value-type="float" office:value="0" calcext:value-type="float">
            <text:p>0</text:p>
          </table:table-cell>
          <table:table-cell table:formula="of:=[.F932]-[.G9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933]&gt;100; 93; 0)" office:value-type="float" office:value="0" calcext:value-type="float">
            <text:p>0</text:p>
          </table:table-cell>
          <table:table-cell table:formula="of:=1.75*[.A933]+2*[.A932]-[.C932]" office:value-type="float" office:value="-474" calcext:value-type="float">
            <text:p>-474</text:p>
          </table:table-cell>
          <table:table-cell table:formula="of:=IF([.D933]&gt;127; 127; IF([.D933]&lt;-128; -128; [.D93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3]-[.F933]" office:value-type="float" office:value="0" calcext:value-type="float">
            <text:p>0</text:p>
          </table:table-cell>
          <table:table-cell table:formula="of:=[.E933]-[.G933]" office:value-type="float" office:value="0" calcext:value-type="float">
            <text:p>0</text:p>
          </table:table-cell>
          <table:table-cell table:formula="of:=[.F933]-[.G9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1" calcext:value-type="float">
            <text:p>100001</text:p>
          </table:table-cell>
          <table:table-cell table:formula="of:=IF([.A934]&gt;100; 93; 0)" office:value-type="float" office:value="0" calcext:value-type="float">
            <text:p>0</text:p>
          </table:table-cell>
          <table:table-cell table:formula="of:=1.75*[.A934]+2*[.A933]-[.C933]" office:value-type="float" office:value="-198.25" calcext:value-type="float">
            <text:p>-198.25</text:p>
          </table:table-cell>
          <table:table-cell table:formula="of:=IF([.D934]&gt;127; 127; IF([.D934]&lt;-128; -128; [.D93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4]-[.F934]" office:value-type="float" office:value="0" calcext:value-type="float">
            <text:p>0</text:p>
          </table:table-cell>
          <table:table-cell table:formula="of:=[.E934]-[.G934]" office:value-type="float" office:value="0" calcext:value-type="float">
            <text:p>0</text:p>
          </table:table-cell>
          <table:table-cell table:formula="of:=[.F934]-[.G9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935]&gt;100; 93; 0)" office:value-type="float" office:value="93" calcext:value-type="float">
            <text:p>93</text:p>
          </table:table-cell>
          <table:table-cell table:formula="of:=1.75*[.A935]+2*[.A934]-[.C934]" office:value-type="float" office:value="281.25" calcext:value-type="float">
            <text:p>281.25</text:p>
          </table:table-cell>
          <table:table-cell table:formula="of:=IF([.D935]&gt;127; 127; IF([.D935]&lt;-128; -128; [.D93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35]-[.F935]" office:value-type="float" office:value="0" calcext:value-type="float">
            <text:p>0</text:p>
          </table:table-cell>
          <table:table-cell table:formula="of:=[.E935]-[.G935]" office:value-type="float" office:value="0" calcext:value-type="float">
            <text:p>0</text:p>
          </table:table-cell>
          <table:table-cell table:formula="of:=[.F935]-[.G9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IF([.A936]&gt;100; 93; 0)" office:value-type="float" office:value="0" calcext:value-type="float">
            <text:p>0</text:p>
          </table:table-cell>
          <table:table-cell table:formula="of:=1.75*[.A936]+2*[.A935]-[.C935]" office:value-type="float" office:value="62" calcext:value-type="float">
            <text:p>62</text:p>
          </table:table-cell>
          <table:table-cell table:formula="of:=IF([.D936]&gt;127; 127; IF([.D936]&lt;-128; -128; [.D936]))" office:value-type="float" office:value="62" calcext:value-type="float">
            <text:p>6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[.E936]-[.F936]" office:value-type="float" office:value="0" calcext:value-type="float">
            <text:p>0</text:p>
          </table:table-cell>
          <table:table-cell table:formula="of:=[.E936]-[.G936]" office:value-type="float" office:value="0" calcext:value-type="float">
            <text:p>0</text:p>
          </table:table-cell>
          <table:table-cell table:formula="of:=[.F936]-[.G9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937]&gt;100; 93; 0)" office:value-type="float" office:value="0" calcext:value-type="float">
            <text:p>0</text:p>
          </table:table-cell>
          <table:table-cell table:formula="of:=1.75*[.A937]+2*[.A936]-[.C936]" office:value-type="float" office:value="-287.75" calcext:value-type="float">
            <text:p>-287.75</text:p>
          </table:table-cell>
          <table:table-cell table:formula="of:=IF([.D937]&gt;127; 127; IF([.D937]&lt;-128; -128; [.D93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7]-[.F937]" office:value-type="float" office:value="0" calcext:value-type="float">
            <text:p>0</text:p>
          </table:table-cell>
          <table:table-cell table:formula="of:=[.E937]-[.G937]" office:value-type="float" office:value="0" calcext:value-type="float">
            <text:p>0</text:p>
          </table:table-cell>
          <table:table-cell table:formula="of:=[.F937]-[.G9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011000" calcext:value-type="float">
            <text:p>10011000</text:p>
          </table:table-cell>
          <table:table-cell table:formula="of:=IF([.A938]&gt;100; 93; 0)" office:value-type="float" office:value="0" calcext:value-type="float">
            <text:p>0</text:p>
          </table:table-cell>
          <table:table-cell table:formula="of:=1.75*[.A938]+2*[.A937]-[.C937]" office:value-type="float" office:value="-392" calcext:value-type="float">
            <text:p>-392</text:p>
          </table:table-cell>
          <table:table-cell table:formula="of:=IF([.D938]&gt;127; 127; IF([.D938]&lt;-128; -128; [.D93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8]-[.F938]" office:value-type="float" office:value="0" calcext:value-type="float">
            <text:p>0</text:p>
          </table:table-cell>
          <table:table-cell table:formula="of:=[.E938]-[.G938]" office:value-type="float" office:value="0" calcext:value-type="float">
            <text:p>0</text:p>
          </table:table-cell>
          <table:table-cell table:formula="of:=[.F938]-[.G9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IF([.A939]&gt;100; 93; 0)" office:value-type="float" office:value="0" calcext:value-type="float">
            <text:p>0</text:p>
          </table:table-cell>
          <table:table-cell table:formula="of:=1.75*[.A939]+2*[.A938]-[.C938]" office:value-type="float" office:value="-418" calcext:value-type="float">
            <text:p>-418</text:p>
          </table:table-cell>
          <table:table-cell table:formula="of:=IF([.D939]&gt;127; 127; IF([.D939]&lt;-128; -128; [.D93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9]-[.F939]" office:value-type="float" office:value="0" calcext:value-type="float">
            <text:p>0</text:p>
          </table:table-cell>
          <table:table-cell table:formula="of:=[.E939]-[.G939]" office:value-type="float" office:value="0" calcext:value-type="float">
            <text:p>0</text:p>
          </table:table-cell>
          <table:table-cell table:formula="of:=[.F939]-[.G9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table:formula="of:=IF([.A940]&gt;100; 93; 0)" office:value-type="float" office:value="93" calcext:value-type="float">
            <text:p>93</text:p>
          </table:table-cell>
          <table:table-cell table:formula="of:=1.75*[.A940]+2*[.A939]-[.C939]" office:value-type="float" office:value="-45.75" calcext:value-type="float">
            <text:p>-45.75</text:p>
          </table:table-cell>
          <table:table-cell table:formula="of:=IF([.D940]&gt;127; 127; IF([.D940]&lt;-128; -128; [.D940]))" office:value-type="float" office:value="-45.75" calcext:value-type="float">
            <text:p>-45.75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[.E940]-[.F940]" office:value-type="float" office:value="0.25" calcext:value-type="float">
            <text:p>0.25</text:p>
          </table:table-cell>
          <table:table-cell table:formula="of:=[.E940]-[.G940]" office:value-type="float" office:value="-0.75" calcext:value-type="float">
            <text:p>-0.75</text:p>
          </table:table-cell>
          <table:table-cell table:formula="of:=[.F940]-[.G940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941]&gt;100; 93; 0)" office:value-type="float" office:value="0" calcext:value-type="float">
            <text:p>0</text:p>
          </table:table-cell>
          <table:table-cell table:formula="of:=1.75*[.A941]+2*[.A940]-[.C940]" office:value-type="float" office:value="95.75" calcext:value-type="float">
            <text:p>95.75</text:p>
          </table:table-cell>
          <table:table-cell table:formula="of:=IF([.D941]&gt;127; 127; IF([.D941]&lt;-128; -128; [.D941]))" office:value-type="float" office:value="95.75" calcext:value-type="float">
            <text:p>95.7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100000" calcext:value-type="float">
            <text:p>1100000</text:p>
          </table:table-cell>
          <table:table-cell table:formula="of:=[.E941]-[.F941]" office:value-type="float" office:value="-0.25" calcext:value-type="float">
            <text:p>-0.25</text:p>
          </table:table-cell>
          <table:table-cell table:formula="of:=[.E941]-[.G941]" office:value-type="float" office:value="-0.25" calcext:value-type="float">
            <text:p>-0.25</text:p>
          </table:table-cell>
          <table:table-cell table:formula="of:=[.F941]-[.G9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942]&gt;100; 93; 0)" office:value-type="float" office:value="0" calcext:value-type="float">
            <text:p>0</text:p>
          </table:table-cell>
          <table:table-cell table:formula="of:=1.75*[.A942]+2*[.A941]-[.C941]" office:value-type="float" office:value="-232.25" calcext:value-type="float">
            <text:p>-232.25</text:p>
          </table:table-cell>
          <table:table-cell table:formula="of:=IF([.D942]&gt;127; 127; IF([.D942]&lt;-128; -128; [.D94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42]-[.F942]" office:value-type="float" office:value="0" calcext:value-type="float">
            <text:p>0</text:p>
          </table:table-cell>
          <table:table-cell table:formula="of:=[.E942]-[.G942]" office:value-type="float" office:value="0" calcext:value-type="float">
            <text:p>0</text:p>
          </table:table-cell>
          <table:table-cell table:formula="of:=[.F942]-[.G9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943]&gt;100; 93; 0)" office:value-type="float" office:value="0" calcext:value-type="float">
            <text:p>0</text:p>
          </table:table-cell>
          <table:table-cell table:formula="of:=1.75*[.A943]+2*[.A942]-[.C942]" office:value-type="float" office:value="-416.25" calcext:value-type="float">
            <text:p>-416.25</text:p>
          </table:table-cell>
          <table:table-cell table:formula="of:=IF([.D943]&gt;127; 127; IF([.D943]&lt;-128; -128; [.D94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43]-[.F943]" office:value-type="float" office:value="0" calcext:value-type="float">
            <text:p>0</text:p>
          </table:table-cell>
          <table:table-cell table:formula="of:=[.E943]-[.G943]" office:value-type="float" office:value="0" calcext:value-type="float">
            <text:p>0</text:p>
          </table:table-cell>
          <table:table-cell table:formula="of:=[.F943]-[.G9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11010010" calcext:value-type="float">
            <text:p>11010010</text:p>
          </table:table-cell>
          <table:table-cell table:formula="of:=IF([.A944]&gt;100; 93; 0)" office:value-type="float" office:value="0" calcext:value-type="float">
            <text:p>0</text:p>
          </table:table-cell>
          <table:table-cell table:formula="of:=1.75*[.A944]+2*[.A943]-[.C943]" office:value-type="float" office:value="-302.5" calcext:value-type="float">
            <text:p>-302.5</text:p>
          </table:table-cell>
          <table:table-cell table:formula="of:=IF([.D944]&gt;127; 127; IF([.D944]&lt;-128; -128; [.D94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44]-[.F944]" office:value-type="float" office:value="0" calcext:value-type="float">
            <text:p>0</text:p>
          </table:table-cell>
          <table:table-cell table:formula="of:=[.E944]-[.G944]" office:value-type="float" office:value="0" calcext:value-type="float">
            <text:p>0</text:p>
          </table:table-cell>
          <table:table-cell table:formula="of:=[.F944]-[.G9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945]&gt;100; 93; 0)" office:value-type="float" office:value="0" calcext:value-type="float">
            <text:p>0</text:p>
          </table:table-cell>
          <table:table-cell table:formula="of:=1.75*[.A945]+2*[.A944]-[.C944]" office:value-type="float" office:value="-48.25" calcext:value-type="float">
            <text:p>-48.25</text:p>
          </table:table-cell>
          <table:table-cell table:formula="of:=IF([.D945]&gt;127; 127; IF([.D945]&lt;-128; -128; [.D945]))" office:value-type="float" office:value="-48.25" calcext:value-type="float">
            <text:p>-48.25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[.E945]-[.F945]" office:value-type="float" office:value="-0.25" calcext:value-type="float">
            <text:p>-0.25</text:p>
          </table:table-cell>
          <table:table-cell table:formula="of:=[.E945]-[.G945]" office:value-type="float" office:value="-0.25" calcext:value-type="float">
            <text:p>-0.25</text:p>
          </table:table-cell>
          <table:table-cell table:formula="of:=[.F945]-[.G9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946]&gt;100; 93; 0)" office:value-type="float" office:value="0" calcext:value-type="float">
            <text:p>0</text:p>
          </table:table-cell>
          <table:table-cell table:formula="of:=1.75*[.A946]+2*[.A945]-[.C945]" office:value-type="float" office:value="-28.75" calcext:value-type="float">
            <text:p>-28.75</text:p>
          </table:table-cell>
          <table:table-cell table:formula="of:=IF([.D946]&gt;127; 127; IF([.D946]&lt;-128; -128; [.D946]))" office:value-type="float" office:value="-28.75" calcext:value-type="float">
            <text:p>-28.75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[.E946]-[.F946]" office:value-type="float" office:value="0.25" calcext:value-type="float">
            <text:p>0.25</text:p>
          </table:table-cell>
          <table:table-cell table:formula="of:=[.E946]-[.G946]" office:value-type="float" office:value="-0.75" calcext:value-type="float">
            <text:p>-0.75</text:p>
          </table:table-cell>
          <table:table-cell table:formula="of:=[.F946]-[.G94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IF([.A947]&gt;100; 93; 0)" office:value-type="float" office:value="0" calcext:value-type="float">
            <text:p>0</text:p>
          </table:table-cell>
          <table:table-cell table:formula="of:=1.75*[.A947]+2*[.A946]-[.C946]" office:value-type="float" office:value="-60.25" calcext:value-type="float">
            <text:p>-60.25</text:p>
          </table:table-cell>
          <table:table-cell table:formula="of:=IF([.D947]&gt;127; 127; IF([.D947]&lt;-128; -128; [.D947]))" office:value-type="float" office:value="-60.25" calcext:value-type="float">
            <text:p>-60.25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[.E947]-[.F947]" office:value-type="float" office:value="-0.25" calcext:value-type="float">
            <text:p>-0.25</text:p>
          </table:table-cell>
          <table:table-cell table:formula="of:=[.E947]-[.G947]" office:value-type="float" office:value="-0.25" calcext:value-type="float">
            <text:p>-0.25</text:p>
          </table:table-cell>
          <table:table-cell table:formula="of:=[.F947]-[.G9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948]&gt;100; 93; 0)" office:value-type="float" office:value="0" calcext:value-type="float">
            <text:p>0</text:p>
          </table:table-cell>
          <table:table-cell table:formula="of:=1.75*[.A948]+2*[.A947]-[.C947]" office:value-type="float" office:value="30.5" calcext:value-type="float">
            <text:p>30.5</text:p>
          </table:table-cell>
          <table:table-cell table:formula="of:=IF([.D948]&gt;127; 127; IF([.D948]&lt;-128; -128; [.D948]))" office:value-type="float" office:value="30.5" calcext:value-type="float">
            <text:p>30.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formula="of:=[.E948]-[.F948]" office:value-type="float" office:value="-0.5" calcext:value-type="float">
            <text:p>-0.5</text:p>
          </table:table-cell>
          <table:table-cell table:formula="of:=[.E948]-[.G948]" office:value-type="float" office:value="-0.5" calcext:value-type="float">
            <text:p>-0.5</text:p>
          </table:table-cell>
          <table:table-cell table:formula="of:=[.F948]-[.G9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IF([.A949]&gt;100; 93; 0)" office:value-type="float" office:value="0" calcext:value-type="float">
            <text:p>0</text:p>
          </table:table-cell>
          <table:table-cell table:formula="of:=1.75*[.A949]+2*[.A948]-[.C948]" office:value-type="float" office:value="116.75" calcext:value-type="float">
            <text:p>116.75</text:p>
          </table:table-cell>
          <table:table-cell table:formula="of:=IF([.D949]&gt;127; 127; IF([.D949]&lt;-128; -128; [.D949]))" office:value-type="float" office:value="116.75" calcext:value-type="float">
            <text:p>116.7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10101" calcext:value-type="float">
            <text:p>1110101</text:p>
          </table:table-cell>
          <table:table-cell table:formula="of:=[.E949]-[.F949]" office:value-type="float" office:value="-0.25" calcext:value-type="float">
            <text:p>-0.25</text:p>
          </table:table-cell>
          <table:table-cell table:formula="of:=[.E949]-[.G949]" office:value-type="float" office:value="-0.25" calcext:value-type="float">
            <text:p>-0.25</text:p>
          </table:table-cell>
          <table:table-cell table:formula="of:=[.F949]-[.G9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IF([.A950]&gt;100; 93; 0)" office:value-type="float" office:value="0" calcext:value-type="float">
            <text:p>0</text:p>
          </table:table-cell>
          <table:table-cell table:formula="of:=1.75*[.A950]+2*[.A949]-[.C949]" office:value-type="float" office:value="216.75" calcext:value-type="float">
            <text:p>216.75</text:p>
          </table:table-cell>
          <table:table-cell table:formula="of:=IF([.D950]&gt;127; 127; IF([.D950]&lt;-128; -128; [.D95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50]-[.F950]" office:value-type="float" office:value="0" calcext:value-type="float">
            <text:p>0</text:p>
          </table:table-cell>
          <table:table-cell table:formula="of:=[.E950]-[.G950]" office:value-type="float" office:value="0" calcext:value-type="float">
            <text:p>0</text:p>
          </table:table-cell>
          <table:table-cell table:formula="of:=[.F950]-[.G9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0001" calcext:value-type="float">
            <text:p>1110001</text:p>
          </table:table-cell>
          <table:table-cell table:formula="of:=IF([.A951]&gt;100; 93; 0)" office:value-type="float" office:value="93" calcext:value-type="float">
            <text:p>93</text:p>
          </table:table-cell>
          <table:table-cell table:formula="of:=1.75*[.A951]+2*[.A950]-[.C950]" office:value-type="float" office:value="287.75" calcext:value-type="float">
            <text:p>287.75</text:p>
          </table:table-cell>
          <table:table-cell table:formula="of:=IF([.D951]&gt;127; 127; IF([.D951]&lt;-128; -128; [.D9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51]-[.F951]" office:value-type="float" office:value="0" calcext:value-type="float">
            <text:p>0</text:p>
          </table:table-cell>
          <table:table-cell table:formula="of:=[.E951]-[.G951]" office:value-type="float" office:value="0" calcext:value-type="float">
            <text:p>0</text:p>
          </table:table-cell>
          <table:table-cell table:formula="of:=[.F951]-[.G9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table:formula="of:=IF([.A952]&gt;100; 93; 0)" office:value-type="float" office:value="93" calcext:value-type="float">
            <text:p>93</text:p>
          </table:table-cell>
          <table:table-cell table:formula="of:=1.75*[.A952]+2*[.A951]-[.C951]" office:value-type="float" office:value="313.25" calcext:value-type="float">
            <text:p>313.25</text:p>
          </table:table-cell>
          <table:table-cell table:formula="of:=IF([.D952]&gt;127; 127; IF([.D952]&lt;-128; -128; [.D95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52]-[.F952]" office:value-type="float" office:value="0" calcext:value-type="float">
            <text:p>0</text:p>
          </table:table-cell>
          <table:table-cell table:formula="of:=[.E952]-[.G952]" office:value-type="float" office:value="0" calcext:value-type="float">
            <text:p>0</text:p>
          </table:table-cell>
          <table:table-cell table:formula="of:=[.F952]-[.G9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953]&gt;100; 93; 0)" office:value-type="float" office:value="0" calcext:value-type="float">
            <text:p>0</text:p>
          </table:table-cell>
          <table:table-cell table:formula="of:=1.75*[.A953]+2*[.A952]-[.C952]" office:value-type="float" office:value="-14.75" calcext:value-type="float">
            <text:p>-14.75</text:p>
          </table:table-cell>
          <table:table-cell table:formula="of:=IF([.D953]&gt;127; 127; IF([.D953]&lt;-128; -128; [.D953]))" office:value-type="float" office:value="-14.75" calcext:value-type="float">
            <text:p>-14.75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11110010" calcext:value-type="float">
            <text:p>11110010</text:p>
          </table:table-cell>
          <table:table-cell table:formula="of:=[.E953]-[.F953]" office:value-type="float" office:value="0.25" calcext:value-type="float">
            <text:p>0.25</text:p>
          </table:table-cell>
          <table:table-cell table:formula="of:=[.E953]-[.G953]" office:value-type="float" office:value="-0.75" calcext:value-type="float">
            <text:p>-0.75</text:p>
          </table:table-cell>
          <table:table-cell table:formula="of:=[.F953]-[.G95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IF([.A954]&gt;100; 93; 0)" office:value-type="float" office:value="0" calcext:value-type="float">
            <text:p>0</text:p>
          </table:table-cell>
          <table:table-cell table:formula="of:=1.75*[.A954]+2*[.A953]-[.C953]" office:value-type="float" office:value="-72.5" calcext:value-type="float">
            <text:p>-72.5</text:p>
          </table:table-cell>
          <table:table-cell table:formula="of:=IF([.D954]&gt;127; 127; IF([.D954]&lt;-128; -128; [.D954]))" office:value-type="float" office:value="-72.5" calcext:value-type="float">
            <text:p>-72.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[.E954]-[.F954]" office:value-type="float" office:value="-0.5" calcext:value-type="float">
            <text:p>-0.5</text:p>
          </table:table-cell>
          <table:table-cell table:formula="of:=[.E954]-[.G954]" office:value-type="float" office:value="-0.5" calcext:value-type="float">
            <text:p>-0.5</text:p>
          </table:table-cell>
          <table:table-cell table:formula="of:=[.F954]-[.G9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111" calcext:value-type="float">
            <text:p>1000111</text:p>
          </table:table-cell>
          <table:table-cell table:formula="of:=IF([.A955]&gt;100; 93; 0)" office:value-type="float" office:value="0" calcext:value-type="float">
            <text:p>0</text:p>
          </table:table-cell>
          <table:table-cell table:formula="of:=1.75*[.A955]+2*[.A954]-[.C954]" office:value-type="float" office:value="208.25" calcext:value-type="float">
            <text:p>208.25</text:p>
          </table:table-cell>
          <table:table-cell table:formula="of:=IF([.D955]&gt;127; 127; IF([.D955]&lt;-128; -128; [.D9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55]-[.F955]" office:value-type="float" office:value="0" calcext:value-type="float">
            <text:p>0</text:p>
          </table:table-cell>
          <table:table-cell table:formula="of:=[.E955]-[.G955]" office:value-type="float" office:value="0" calcext:value-type="float">
            <text:p>0</text:p>
          </table:table-cell>
          <table:table-cell table:formula="of:=[.F955]-[.G9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956]&gt;100; 93; 0)" office:value-type="float" office:value="0" calcext:value-type="float">
            <text:p>0</text:p>
          </table:table-cell>
          <table:table-cell table:formula="of:=1.75*[.A956]+2*[.A955]-[.C955]" office:value-type="float" office:value="14.25" calcext:value-type="float">
            <text:p>14.25</text:p>
          </table:table-cell>
          <table:table-cell table:formula="of:=IF([.D956]&gt;127; 127; IF([.D956]&lt;-128; -128; [.D956]))" office:value-type="float" office:value="14.25" calcext:value-type="float">
            <text:p>14.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formula="of:=[.E956]-[.F956]" office:value-type="float" office:value="0.25" calcext:value-type="float">
            <text:p>0.25</text:p>
          </table:table-cell>
          <table:table-cell table:formula="of:=[.E956]-[.G956]" office:value-type="float" office:value="-0.75" calcext:value-type="float">
            <text:p>-0.75</text:p>
          </table:table-cell>
          <table:table-cell table:formula="of:=[.F956]-[.G95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957]&gt;100; 93; 0)" office:value-type="float" office:value="0" calcext:value-type="float">
            <text:p>0</text:p>
          </table:table-cell>
          <table:table-cell table:formula="of:=1.75*[.A957]+2*[.A956]-[.C956]" office:value-type="float" office:value="-93.5" calcext:value-type="float">
            <text:p>-93.5</text:p>
          </table:table-cell>
          <table:table-cell table:formula="of:=IF([.D957]&gt;127; 127; IF([.D957]&lt;-128; -128; [.D957]))" office:value-type="float" office:value="-93.5" calcext:value-type="float">
            <text:p>-93.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10100011" calcext:value-type="float">
            <text:p>10100011</text:p>
          </table:table-cell>
          <table:table-cell table:formula="of:=[.E957]-[.F957]" office:value-type="float" office:value="-0.5" calcext:value-type="float">
            <text:p>-0.5</text:p>
          </table:table-cell>
          <table:table-cell table:formula="of:=[.E957]-[.G957]" office:value-type="float" office:value="-0.5" calcext:value-type="float">
            <text:p>-0.5</text:p>
          </table:table-cell>
          <table:table-cell table:formula="of:=[.F957]-[.G9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958]&gt;100; 93; 0)" office:value-type="float" office:value="0" calcext:value-type="float">
            <text:p>0</text:p>
          </table:table-cell>
          <table:table-cell table:formula="of:=1.75*[.A958]+2*[.A957]-[.C957]" office:value-type="float" office:value="23.25" calcext:value-type="float">
            <text:p>23.25</text:p>
          </table:table-cell>
          <table:table-cell table:formula="of:=IF([.D958]&gt;127; 127; IF([.D958]&lt;-128; -128; [.D958]))" office:value-type="float" office:value="23.25" calcext:value-type="float">
            <text:p>23.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[.E958]-[.F958]" office:value-type="float" office:value="0.25" calcext:value-type="float">
            <text:p>0.25</text:p>
          </table:table-cell>
          <table:table-cell table:formula="of:=[.E958]-[.G958]" office:value-type="float" office:value="-0.75" calcext:value-type="float">
            <text:p>-0.75</text:p>
          </table:table-cell>
          <table:table-cell table:formula="of:=[.F958]-[.G95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table:formula="of:=IF([.A959]&gt;100; 93; 0)" office:value-type="float" office:value="0" calcext:value-type="float">
            <text:p>0</text:p>
          </table:table-cell>
          <table:table-cell table:formula="of:=1.75*[.A959]+2*[.A958]-[.C958]" office:value-type="float" office:value="17.5" calcext:value-type="float">
            <text:p>17.5</text:p>
          </table:table-cell>
          <table:table-cell table:formula="of:=IF([.D959]&gt;127; 127; IF([.D959]&lt;-128; -128; [.D959]))" office:value-type="float" office:value="17.5" calcext:value-type="float">
            <text:p>17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959]-[.F959]" office:value-type="float" office:value="-0.5" calcext:value-type="float">
            <text:p>-0.5</text:p>
          </table:table-cell>
          <table:table-cell table:formula="of:=[.E959]-[.G959]" office:value-type="float" office:value="-0.5" calcext:value-type="float">
            <text:p>-0.5</text:p>
          </table:table-cell>
          <table:table-cell table:formula="of:=[.F959]-[.G9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1100001" calcext:value-type="float">
            <text:p>11100001</text:p>
          </table:table-cell>
          <table:table-cell table:formula="of:=IF([.A960]&gt;100; 93; 0)" office:value-type="float" office:value="0" calcext:value-type="float">
            <text:p>0</text:p>
          </table:table-cell>
          <table:table-cell table:formula="of:=1.75*[.A960]+2*[.A959]-[.C959]" office:value-type="float" office:value="13.75" calcext:value-type="float">
            <text:p>13.75</text:p>
          </table:table-cell>
          <table:table-cell table:formula="of:=IF([.D960]&gt;127; 127; IF([.D960]&lt;-128; -128; [.D960]))" office:value-type="float" office:value="13.75" calcext:value-type="float">
            <text:p>13.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[.E960]-[.F960]" office:value-type="float" office:value="-0.25" calcext:value-type="float">
            <text:p>-0.25</text:p>
          </table:table-cell>
          <table:table-cell table:formula="of:=[.E960]-[.G960]" office:value-type="float" office:value="-0.25" calcext:value-type="float">
            <text:p>-0.25</text:p>
          </table:table-cell>
          <table:table-cell table:formula="of:=[.F960]-[.G9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961]&gt;100; 93; 0)" office:value-type="float" office:value="93" calcext:value-type="float">
            <text:p>93</text:p>
          </table:table-cell>
          <table:table-cell table:formula="of:=1.75*[.A961]+2*[.A960]-[.C960]" office:value-type="float" office:value="128.75" calcext:value-type="float">
            <text:p>128.75</text:p>
          </table:table-cell>
          <table:table-cell table:formula="of:=IF([.D961]&gt;127; 127; IF([.D961]&lt;-128; -128; [.D96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61]-[.F961]" office:value-type="float" office:value="0" calcext:value-type="float">
            <text:p>0</text:p>
          </table:table-cell>
          <table:table-cell table:formula="of:=[.E961]-[.G961]" office:value-type="float" office:value="0" calcext:value-type="float">
            <text:p>0</text:p>
          </table:table-cell>
          <table:table-cell table:formula="of:=[.F961]-[.G9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IF([.A962]&gt;100; 93; 0)" office:value-type="float" office:value="0" calcext:value-type="float">
            <text:p>0</text:p>
          </table:table-cell>
          <table:table-cell table:formula="of:=1.75*[.A962]+2*[.A961]-[.C961]" office:value-type="float" office:value="102.25" calcext:value-type="float">
            <text:p>102.25</text:p>
          </table:table-cell>
          <table:table-cell table:formula="of:=IF([.D962]&gt;127; 127; IF([.D962]&lt;-128; -128; [.D962]))" office:value-type="float" office:value="102.25" calcext:value-type="float">
            <text:p>102.2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table:formula="of:=[.E962]-[.F962]" office:value-type="float" office:value="0.25" calcext:value-type="float">
            <text:p>0.25</text:p>
          </table:table-cell>
          <table:table-cell table:formula="of:=[.E962]-[.G962]" office:value-type="float" office:value="-0.75" calcext:value-type="float">
            <text:p>-0.75</text:p>
          </table:table-cell>
          <table:table-cell table:formula="of:=[.F962]-[.G96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010" calcext:value-type="float">
            <text:p>110010</text:p>
          </table:table-cell>
          <table:table-cell table:formula="of:=IF([.A963]&gt;100; 93; 0)" office:value-type="float" office:value="0" calcext:value-type="float">
            <text:p>0</text:p>
          </table:table-cell>
          <table:table-cell table:formula="of:=1.75*[.A963]+2*[.A962]-[.C962]" office:value-type="float" office:value="61.5" calcext:value-type="float">
            <text:p>61.5</text:p>
          </table:table-cell>
          <table:table-cell table:formula="of:=IF([.D963]&gt;127; 127; IF([.D963]&lt;-128; -128; [.D963]))" office:value-type="float" office:value="61.5" calcext:value-type="float">
            <text:p>61.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[.E963]-[.F963]" office:value-type="float" office:value="-0.5" calcext:value-type="float">
            <text:p>-0.5</text:p>
          </table:table-cell>
          <table:table-cell table:formula="of:=[.E963]-[.G963]" office:value-type="float" office:value="-0.5" calcext:value-type="float">
            <text:p>-0.5</text:p>
          </table:table-cell>
          <table:table-cell table:formula="of:=[.F963]-[.G9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964]&gt;100; 93; 0)" office:value-type="float" office:value="0" calcext:value-type="float">
            <text:p>0</text:p>
          </table:table-cell>
          <table:table-cell table:formula="of:=1.75*[.A964]+2*[.A963]-[.C963]" office:value-type="float" office:value="189.25" calcext:value-type="float">
            <text:p>189.25</text:p>
          </table:table-cell>
          <table:table-cell table:formula="of:=IF([.D964]&gt;127; 127; IF([.D964]&lt;-128; -128; [.D96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64]-[.F964]" office:value-type="float" office:value="0" calcext:value-type="float">
            <text:p>0</text:p>
          </table:table-cell>
          <table:table-cell table:formula="of:=[.E964]-[.G964]" office:value-type="float" office:value="0" calcext:value-type="float">
            <text:p>0</text:p>
          </table:table-cell>
          <table:table-cell table:formula="of:=[.F964]-[.G9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IF([.A965]&gt;100; 93; 0)" office:value-type="float" office:value="0" calcext:value-type="float">
            <text:p>0</text:p>
          </table:table-cell>
          <table:table-cell table:formula="of:=1.75*[.A965]+2*[.A964]-[.C964]" office:value-type="float" office:value="-8.25" calcext:value-type="float">
            <text:p>-8.25</text:p>
          </table:table-cell>
          <table:table-cell table:formula="of:=IF([.D965]&gt;127; 127; IF([.D965]&lt;-128; -128; [.D965]))" office:value-type="float" office:value="-8.25" calcext:value-type="float">
            <text:p>-8.2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[.E965]-[.F965]" office:value-type="float" office:value="-0.25" calcext:value-type="float">
            <text:p>-0.25</text:p>
          </table:table-cell>
          <table:table-cell table:formula="of:=[.E965]-[.G965]" office:value-type="float" office:value="-0.25" calcext:value-type="float">
            <text:p>-0.25</text:p>
          </table:table-cell>
          <table:table-cell table:formula="of:=[.F965]-[.G9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IF([.A966]&gt;100; 93; 0)" office:value-type="float" office:value="0" calcext:value-type="float">
            <text:p>0</text:p>
          </table:table-cell>
          <table:table-cell table:formula="of:=1.75*[.A966]+2*[.A965]-[.C965]" office:value-type="float" office:value="-280" calcext:value-type="float">
            <text:p>-280</text:p>
          </table:table-cell>
          <table:table-cell table:formula="of:=IF([.D966]&gt;127; 127; IF([.D966]&lt;-128; -128; [.D96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66]-[.F966]" office:value-type="float" office:value="0" calcext:value-type="float">
            <text:p>0</text:p>
          </table:table-cell>
          <table:table-cell table:formula="of:=[.E966]-[.G966]" office:value-type="float" office:value="0" calcext:value-type="float">
            <text:p>0</text:p>
          </table:table-cell>
          <table:table-cell table:formula="of:=[.F966]-[.G9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1001" calcext:value-type="float">
            <text:p>1101001</text:p>
          </table:table-cell>
          <table:table-cell table:formula="of:=IF([.A967]&gt;100; 93; 0)" office:value-type="float" office:value="93" calcext:value-type="float">
            <text:p>93</text:p>
          </table:table-cell>
          <table:table-cell table:formula="of:=1.75*[.A967]+2*[.A966]-[.C966]" office:value-type="float" office:value="7.75" calcext:value-type="float">
            <text:p>7.75</text:p>
          </table:table-cell>
          <table:table-cell table:formula="of:=IF([.D967]&gt;127; 127; IF([.D967]&lt;-128; -128; [.D967]))" office:value-type="float" office:value="7.75" calcext:value-type="float">
            <text:p>7.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E967]-[.F967]" office:value-type="float" office:value="-0.25" calcext:value-type="float">
            <text:p>-0.25</text:p>
          </table:table-cell>
          <table:table-cell table:formula="of:=[.E967]-[.G967]" office:value-type="float" office:value="-0.25" calcext:value-type="float">
            <text:p>-0.25</text:p>
          </table:table-cell>
          <table:table-cell table:formula="of:=[.F967]-[.G9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968]&gt;100; 93; 0)" office:value-type="float" office:value="0" calcext:value-type="float">
            <text:p>0</text:p>
          </table:table-cell>
          <table:table-cell table:formula="of:=1.75*[.A968]+2*[.A967]-[.C967]" office:value-type="float" office:value="-107" calcext:value-type="float">
            <text:p>-107</text:p>
          </table:table-cell>
          <table:table-cell table:formula="of:=IF([.D968]&gt;127; 127; IF([.D968]&lt;-128; -128; [.D968]))" office:value-type="float" office:value="-107" calcext:value-type="float">
            <text:p>-107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[.E968]-[.F968]" office:value-type="float" office:value="0" calcext:value-type="float">
            <text:p>0</text:p>
          </table:table-cell>
          <table:table-cell table:formula="of:=[.E968]-[.G968]" office:value-type="float" office:value="0" calcext:value-type="float">
            <text:p>0</text:p>
          </table:table-cell>
          <table:table-cell table:formula="of:=[.F968]-[.G9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1001" calcext:value-type="float">
            <text:p>1011001</text:p>
          </table:table-cell>
          <table:table-cell table:formula="of:=IF([.A969]&gt;100; 93; 0)" office:value-type="float" office:value="0" calcext:value-type="float">
            <text:p>0</text:p>
          </table:table-cell>
          <table:table-cell table:formula="of:=1.75*[.A969]+2*[.A968]-[.C968]" office:value-type="float" office:value="-100.25" calcext:value-type="float">
            <text:p>-100.25</text:p>
          </table:table-cell>
          <table:table-cell table:formula="of:=IF([.D969]&gt;127; 127; IF([.D969]&lt;-128; -128; [.D969]))" office:value-type="float" office:value="-100.25" calcext:value-type="float">
            <text:p>-100.25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[.E969]-[.F969]" office:value-type="float" office:value="-0.25" calcext:value-type="float">
            <text:p>-0.25</text:p>
          </table:table-cell>
          <table:table-cell table:formula="of:=[.E969]-[.G969]" office:value-type="float" office:value="-0.25" calcext:value-type="float">
            <text:p>-0.25</text:p>
          </table:table-cell>
          <table:table-cell table:formula="of:=[.F969]-[.G9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1011010" calcext:value-type="float">
            <text:p>11011010</text:p>
          </table:table-cell>
          <table:table-cell table:formula="of:=IF([.A970]&gt;100; 93; 0)" office:value-type="float" office:value="0" calcext:value-type="float">
            <text:p>0</text:p>
          </table:table-cell>
          <table:table-cell table:formula="of:=1.75*[.A970]+2*[.A969]-[.C969]" office:value-type="float" office:value="111.5" calcext:value-type="float">
            <text:p>111.5</text:p>
          </table:table-cell>
          <table:table-cell table:formula="of:=IF([.D970]&gt;127; 127; IF([.D970]&lt;-128; -128; [.D970]))" office:value-type="float" office:value="111.5" calcext:value-type="float">
            <text:p>111.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[.E970]-[.F970]" office:value-type="float" office:value="-0.5" calcext:value-type="float">
            <text:p>-0.5</text:p>
          </table:table-cell>
          <table:table-cell table:formula="of:=[.E970]-[.G970]" office:value-type="float" office:value="-0.5" calcext:value-type="float">
            <text:p>-0.5</text:p>
          </table:table-cell>
          <table:table-cell table:formula="of:=[.F970]-[.G9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100010" calcext:value-type="float">
            <text:p>11100010</text:p>
          </table:table-cell>
          <table:table-cell table:formula="of:=IF([.A971]&gt;100; 93; 0)" office:value-type="float" office:value="0" calcext:value-type="float">
            <text:p>0</text:p>
          </table:table-cell>
          <table:table-cell table:formula="of:=1.75*[.A971]+2*[.A970]-[.C970]" office:value-type="float" office:value="-128.5" calcext:value-type="float">
            <text:p>-128.5</text:p>
          </table:table-cell>
          <table:table-cell table:formula="of:=IF([.D971]&gt;127; 127; IF([.D971]&lt;-128; -128; [.D97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71]-[.F971]" office:value-type="float" office:value="0" calcext:value-type="float">
            <text:p>0</text:p>
          </table:table-cell>
          <table:table-cell table:formula="of:=[.E971]-[.G971]" office:value-type="float" office:value="0" calcext:value-type="float">
            <text:p>0</text:p>
          </table:table-cell>
          <table:table-cell table:formula="of:=[.F971]-[.G9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1011" calcext:value-type="float">
            <text:p>1001011</text:p>
          </table:table-cell>
          <table:table-cell table:formula="of:=IF([.A972]&gt;100; 93; 0)" office:value-type="float" office:value="0" calcext:value-type="float">
            <text:p>0</text:p>
          </table:table-cell>
          <table:table-cell table:formula="of:=1.75*[.A972]+2*[.A971]-[.C971]" office:value-type="float" office:value="71.25" calcext:value-type="float">
            <text:p>71.25</text:p>
          </table:table-cell>
          <table:table-cell table:formula="of:=IF([.D972]&gt;127; 127; IF([.D972]&lt;-128; -128; [.D972]))" office:value-type="float" office:value="71.25" calcext:value-type="float">
            <text:p>71.2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[.E972]-[.F972]" office:value-type="float" office:value="0.25" calcext:value-type="float">
            <text:p>0.25</text:p>
          </table:table-cell>
          <table:table-cell table:formula="of:=[.E972]-[.G972]" office:value-type="float" office:value="-0.75" calcext:value-type="float">
            <text:p>-0.75</text:p>
          </table:table-cell>
          <table:table-cell table:formula="of:=[.F972]-[.G972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973]&gt;100; 93; 0)" office:value-type="float" office:value="0" calcext:value-type="float">
            <text:p>0</text:p>
          </table:table-cell>
          <table:table-cell table:formula="of:=1.75*[.A973]+2*[.A972]-[.C972]" office:value-type="float" office:value="244.5" calcext:value-type="float">
            <text:p>244.5</text:p>
          </table:table-cell>
          <table:table-cell table:formula="of:=IF([.D973]&gt;127; 127; IF([.D973]&lt;-128; -128; [.D97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73]-[.F973]" office:value-type="float" office:value="0" calcext:value-type="float">
            <text:p>0</text:p>
          </table:table-cell>
          <table:table-cell table:formula="of:=[.E973]-[.G973]" office:value-type="float" office:value="0" calcext:value-type="float">
            <text:p>0</text:p>
          </table:table-cell>
          <table:table-cell table:formula="of:=[.F973]-[.G9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IF([.A974]&gt;100; 93; 0)" office:value-type="float" office:value="0" calcext:value-type="float">
            <text:p>0</text:p>
          </table:table-cell>
          <table:table-cell table:formula="of:=1.75*[.A974]+2*[.A973]-[.C973]" office:value-type="float" office:value="-44.25" calcext:value-type="float">
            <text:p>-44.25</text:p>
          </table:table-cell>
          <table:table-cell table:formula="of:=IF([.D974]&gt;127; 127; IF([.D974]&lt;-128; -128; [.D974]))" office:value-type="float" office:value="-44.25" calcext:value-type="float">
            <text:p>-44.2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[.E974]-[.F974]" office:value-type="float" office:value="-0.25" calcext:value-type="float">
            <text:p>-0.25</text:p>
          </table:table-cell>
          <table:table-cell table:formula="of:=[.E974]-[.G974]" office:value-type="float" office:value="-0.25" calcext:value-type="float">
            <text:p>-0.25</text:p>
          </table:table-cell>
          <table:table-cell table:formula="of:=[.F974]-[.G9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IF([.A975]&gt;100; 93; 0)" office:value-type="float" office:value="0" calcext:value-type="float">
            <text:p>0</text:p>
          </table:table-cell>
          <table:table-cell table:formula="of:=1.75*[.A975]+2*[.A974]-[.C974]" office:value-type="float" office:value="-144.25" calcext:value-type="float">
            <text:p>-144.25</text:p>
          </table:table-cell>
          <table:table-cell table:formula="of:=IF([.D975]&gt;127; 127; IF([.D975]&lt;-128; -128; [.D97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75]-[.F975]" office:value-type="float" office:value="0" calcext:value-type="float">
            <text:p>0</text:p>
          </table:table-cell>
          <table:table-cell table:formula="of:=[.E975]-[.G975]" office:value-type="float" office:value="0" calcext:value-type="float">
            <text:p>0</text:p>
          </table:table-cell>
          <table:table-cell table:formula="of:=[.F975]-[.G9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976]&gt;100; 93; 0)" office:value-type="float" office:value="0" calcext:value-type="float">
            <text:p>0</text:p>
          </table:table-cell>
          <table:table-cell table:formula="of:=1.75*[.A976]+2*[.A975]-[.C975]" office:value-type="float" office:value="188" calcext:value-type="float">
            <text:p>188</text:p>
          </table:table-cell>
          <table:table-cell table:formula="of:=IF([.D976]&gt;127; 127; IF([.D976]&lt;-128; -128; [.D97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76]-[.F976]" office:value-type="float" office:value="0" calcext:value-type="float">
            <text:p>0</text:p>
          </table:table-cell>
          <table:table-cell table:formula="of:=[.E976]-[.G976]" office:value-type="float" office:value="0" calcext:value-type="float">
            <text:p>0</text:p>
          </table:table-cell>
          <table:table-cell table:formula="of:=[.F976]-[.G9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IF([.A977]&gt;100; 93; 0)" office:value-type="float" office:value="0" calcext:value-type="float">
            <text:p>0</text:p>
          </table:table-cell>
          <table:table-cell table:formula="of:=1.75*[.A977]+2*[.A976]-[.C976]" office:value-type="float" office:value="65.75" calcext:value-type="float">
            <text:p>65.75</text:p>
          </table:table-cell>
          <table:table-cell table:formula="of:=IF([.D977]&gt;127; 127; IF([.D977]&lt;-128; -128; [.D977]))" office:value-type="float" office:value="65.75" calcext:value-type="float">
            <text:p>65.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[.E977]-[.F977]" office:value-type="float" office:value="-0.25" calcext:value-type="float">
            <text:p>-0.25</text:p>
          </table:table-cell>
          <table:table-cell table:formula="of:=[.E977]-[.G977]" office:value-type="float" office:value="-0.25" calcext:value-type="float">
            <text:p>-0.25</text:p>
          </table:table-cell>
          <table:table-cell table:formula="of:=[.F977]-[.G9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IF([.A978]&gt;100; 93; 0)" office:value-type="float" office:value="0" calcext:value-type="float">
            <text:p>0</text:p>
          </table:table-cell>
          <table:table-cell table:formula="of:=1.75*[.A978]+2*[.A977]-[.C977]" office:value-type="float" office:value="-101.5" calcext:value-type="float">
            <text:p>-101.5</text:p>
          </table:table-cell>
          <table:table-cell table:formula="of:=IF([.D978]&gt;127; 127; IF([.D978]&lt;-128; -128; [.D978]))" office:value-type="float" office:value="-101.5" calcext:value-type="float">
            <text:p>-101.5</text:p>
          </table:table-cell>
          <table:table-cell table:number-columns-repeated="2"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[.E978]-[.F978]" office:value-type="float" office:value="-0.5" calcext:value-type="float">
            <text:p>-0.5</text:p>
          </table:table-cell>
          <table:table-cell table:formula="of:=[.E978]-[.G978]" office:value-type="float" office:value="-0.5" calcext:value-type="float">
            <text:p>-0.5</text:p>
          </table:table-cell>
          <table:table-cell table:formula="of:=[.F978]-[.G9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IF([.A979]&gt;100; 93; 0)" office:value-type="float" office:value="93" calcext:value-type="float">
            <text:p>93</text:p>
          </table:table-cell>
          <table:table-cell table:formula="of:=1.75*[.A979]+2*[.A978]-[.C978]" office:value-type="float" office:value="246.75" calcext:value-type="float">
            <text:p>246.75</text:p>
          </table:table-cell>
          <table:table-cell table:formula="of:=IF([.D979]&gt;127; 127; IF([.D979]&lt;-128; -128; [.D97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79]-[.F979]" office:value-type="float" office:value="0" calcext:value-type="float">
            <text:p>0</text:p>
          </table:table-cell>
          <table:table-cell table:formula="of:=[.E979]-[.G979]" office:value-type="float" office:value="0" calcext:value-type="float">
            <text:p>0</text:p>
          </table:table-cell>
          <table:table-cell table:formula="of:=[.F979]-[.G9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980]&gt;100; 93; 0)" office:value-type="float" office:value="0" calcext:value-type="float">
            <text:p>0</text:p>
          </table:table-cell>
          <table:table-cell table:formula="of:=1.75*[.A980]+2*[.A979]-[.C979]" office:value-type="float" office:value="-35.5" calcext:value-type="float">
            <text:p>-35.5</text:p>
          </table:table-cell>
          <table:table-cell table:formula="of:=IF([.D980]&gt;127; 127; IF([.D980]&lt;-128; -128; [.D980]))" office:value-type="float" office:value="-35.5" calcext:value-type="float">
            <text:p>-35.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float" office:value="11011101" calcext:value-type="float">
            <text:p>11011101</text:p>
          </table:table-cell>
          <table:table-cell table:formula="of:=[.E980]-[.F980]" office:value-type="float" office:value="-0.5" calcext:value-type="float">
            <text:p>-0.5</text:p>
          </table:table-cell>
          <table:table-cell table:formula="of:=[.E980]-[.G980]" office:value-type="float" office:value="-0.5" calcext:value-type="float">
            <text:p>-0.5</text:p>
          </table:table-cell>
          <table:table-cell table:formula="of:=[.F980]-[.G9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001" calcext:value-type="float">
            <text:p>110001</text:p>
          </table:table-cell>
          <table:table-cell table:formula="of:=IF([.A981]&gt;100; 93; 0)" office:value-type="float" office:value="0" calcext:value-type="float">
            <text:p>0</text:p>
          </table:table-cell>
          <table:table-cell table:formula="of:=1.75*[.A981]+2*[.A980]-[.C980]" office:value-type="float" office:value="-134.25" calcext:value-type="float">
            <text:p>-134.25</text:p>
          </table:table-cell>
          <table:table-cell table:formula="of:=IF([.D981]&gt;127; 127; IF([.D981]&lt;-128; -128; [.D98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81]-[.F981]" office:value-type="float" office:value="0" calcext:value-type="float">
            <text:p>0</text:p>
          </table:table-cell>
          <table:table-cell table:formula="of:=[.E981]-[.G981]" office:value-type="float" office:value="0" calcext:value-type="float">
            <text:p>0</text:p>
          </table:table-cell>
          <table:table-cell table:formula="of:=[.F981]-[.G9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982]&gt;100; 93; 0)" office:value-type="float" office:value="0" calcext:value-type="float">
            <text:p>0</text:p>
          </table:table-cell>
          <table:table-cell table:formula="of:=1.75*[.A982]+2*[.A981]-[.C981]" office:value-type="float" office:value="-96.25" calcext:value-type="float">
            <text:p>-96.25</text:p>
          </table:table-cell>
          <table:table-cell table:formula="of:=IF([.D982]&gt;127; 127; IF([.D982]&lt;-128; -128; [.D982]))" office:value-type="float" office:value="-96.25" calcext:value-type="float">
            <text:p>-96.25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10100000" calcext:value-type="float">
            <text:p>10100000</text:p>
          </table:table-cell>
          <table:table-cell table:formula="of:=[.E982]-[.F982]" office:value-type="float" office:value="-0.25" calcext:value-type="float">
            <text:p>-0.25</text:p>
          </table:table-cell>
          <table:table-cell table:formula="of:=[.E982]-[.G982]" office:value-type="float" office:value="-0.25" calcext:value-type="float">
            <text:p>-0.25</text:p>
          </table:table-cell>
          <table:table-cell table:formula="of:=[.F982]-[.G9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0111001" calcext:value-type="float">
            <text:p>10111001</text:p>
          </table:table-cell>
          <table:table-cell table:formula="of:=IF([.A983]&gt;100; 93; 0)" office:value-type="float" office:value="0" calcext:value-type="float">
            <text:p>0</text:p>
          </table:table-cell>
          <table:table-cell table:formula="of:=1.75*[.A983]+2*[.A982]-[.C982]" office:value-type="float" office:value="-346.25" calcext:value-type="float">
            <text:p>-346.25</text:p>
          </table:table-cell>
          <table:table-cell table:formula="of:=IF([.D983]&gt;127; 127; IF([.D983]&lt;-128; -128; [.D98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83]-[.F983]" office:value-type="float" office:value="0" calcext:value-type="float">
            <text:p>0</text:p>
          </table:table-cell>
          <table:table-cell table:formula="of:=[.E983]-[.G983]" office:value-type="float" office:value="0" calcext:value-type="float">
            <text:p>0</text:p>
          </table:table-cell>
          <table:table-cell table:formula="of:=[.F983]-[.G9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984]&gt;100; 93; 0)" office:value-type="float" office:value="0" calcext:value-type="float">
            <text:p>0</text:p>
          </table:table-cell>
          <table:table-cell table:formula="of:=1.75*[.A984]+2*[.A983]-[.C983]" office:value-type="float" office:value="-357.25" calcext:value-type="float">
            <text:p>-357.25</text:p>
          </table:table-cell>
          <table:table-cell table:formula="of:=IF([.D984]&gt;127; 127; IF([.D984]&lt;-128; -128; [.D98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84]-[.F984]" office:value-type="float" office:value="0" calcext:value-type="float">
            <text:p>0</text:p>
          </table:table-cell>
          <table:table-cell table:formula="of:=[.E984]-[.G984]" office:value-type="float" office:value="0" calcext:value-type="float">
            <text:p>0</text:p>
          </table:table-cell>
          <table:table-cell table:formula="of:=[.F984]-[.G9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10101" calcext:value-type="float">
            <text:p>1110101</text:p>
          </table:table-cell>
          <table:table-cell table:formula="of:=IF([.A985]&gt;100; 93; 0)" office:value-type="float" office:value="93" calcext:value-type="float">
            <text:p>93</text:p>
          </table:table-cell>
          <table:table-cell table:formula="of:=1.75*[.A985]+2*[.A984]-[.C984]" office:value-type="float" office:value="-41.25" calcext:value-type="float">
            <text:p>-41.25</text:p>
          </table:table-cell>
          <table:table-cell table:formula="of:=IF([.D985]&gt;127; 127; IF([.D985]&lt;-128; -128; [.D985]))" office:value-type="float" office:value="-41.25" calcext:value-type="float">
            <text:p>-41.25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[.E985]-[.F985]" office:value-type="float" office:value="-0.25" calcext:value-type="float">
            <text:p>-0.25</text:p>
          </table:table-cell>
          <table:table-cell table:formula="of:=[.E985]-[.G985]" office:value-type="float" office:value="-0.25" calcext:value-type="float">
            <text:p>-0.25</text:p>
          </table:table-cell>
          <table:table-cell table:formula="of:=[.F985]-[.G9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0100111" calcext:value-type="float">
            <text:p>10100111</text:p>
          </table:table-cell>
          <table:table-cell table:formula="of:=IF([.A986]&gt;100; 93; 0)" office:value-type="float" office:value="0" calcext:value-type="float">
            <text:p>0</text:p>
          </table:table-cell>
          <table:table-cell table:formula="of:=1.75*[.A986]+2*[.A985]-[.C985]" office:value-type="float" office:value="-14.75" calcext:value-type="float">
            <text:p>-14.75</text:p>
          </table:table-cell>
          <table:table-cell table:formula="of:=IF([.D986]&gt;127; 127; IF([.D986]&lt;-128; -128; [.D986]))" office:value-type="float" office:value="-14.75" calcext:value-type="float">
            <text:p>-14.75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11110010" calcext:value-type="float">
            <text:p>11110010</text:p>
          </table:table-cell>
          <table:table-cell table:formula="of:=[.E986]-[.F986]" office:value-type="float" office:value="0.25" calcext:value-type="float">
            <text:p>0.25</text:p>
          </table:table-cell>
          <table:table-cell table:formula="of:=[.E986]-[.G986]" office:value-type="float" office:value="-0.75" calcext:value-type="float">
            <text:p>-0.75</text:p>
          </table:table-cell>
          <table:table-cell table:formula="of:=[.F986]-[.G986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00000" calcext:value-type="float">
            <text:p>1100000</text:p>
          </table:table-cell>
          <table:table-cell table:formula="of:=IF([.A987]&gt;100; 93; 0)" office:value-type="float" office:value="0" calcext:value-type="float">
            <text:p>0</text:p>
          </table:table-cell>
          <table:table-cell table:formula="of:=1.75*[.A987]+2*[.A986]-[.C986]" office:value-type="float" office:value="-10" calcext:value-type="float">
            <text:p>-10</text:p>
          </table:table-cell>
          <table:table-cell table:formula="of:=IF([.D987]&gt;127; 127; IF([.D987]&lt;-128; -128; [.D987]))" office:value-type="float" office:value="-10" calcext:value-type="float">
            <text:p>-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[.E987]-[.F987]" office:value-type="float" office:value="0" calcext:value-type="float">
            <text:p>0</text:p>
          </table:table-cell>
          <table:table-cell table:formula="of:=[.E987]-[.G987]" office:value-type="float" office:value="0" calcext:value-type="float">
            <text:p>0</text:p>
          </table:table-cell>
          <table:table-cell table:formula="of:=[.F987]-[.G9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988]&gt;100; 93; 0)" office:value-type="float" office:value="0" calcext:value-type="float">
            <text:p>0</text:p>
          </table:table-cell>
          <table:table-cell table:formula="of:=1.75*[.A988]+2*[.A987]-[.C987]" office:value-type="float" office:value="150" calcext:value-type="float">
            <text:p>150</text:p>
          </table:table-cell>
          <table:table-cell table:formula="of:=IF([.D988]&gt;127; 127; IF([.D988]&lt;-128; -128; [.D98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88]-[.F988]" office:value-type="float" office:value="0" calcext:value-type="float">
            <text:p>0</text:p>
          </table:table-cell>
          <table:table-cell table:formula="of:=[.E988]-[.G988]" office:value-type="float" office:value="0" calcext:value-type="float">
            <text:p>0</text:p>
          </table:table-cell>
          <table:table-cell table:formula="of:=[.F988]-[.G9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11110" calcext:value-type="float">
            <text:p>1111110</text:p>
          </table:table-cell>
          <table:table-cell table:formula="of:=IF([.A989]&gt;100; 93; 0)" office:value-type="float" office:value="93" calcext:value-type="float">
            <text:p>93</text:p>
          </table:table-cell>
          <table:table-cell table:formula="of:=1.75*[.A989]+2*[.A988]-[.C988]" office:value-type="float" office:value="172.5" calcext:value-type="float">
            <text:p>172.5</text:p>
          </table:table-cell>
          <table:table-cell table:formula="of:=IF([.D989]&gt;127; 127; IF([.D989]&lt;-128; -128; [.D98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89]-[.F989]" office:value-type="float" office:value="0" calcext:value-type="float">
            <text:p>0</text:p>
          </table:table-cell>
          <table:table-cell table:formula="of:=[.E989]-[.G989]" office:value-type="float" office:value="0" calcext:value-type="float">
            <text:p>0</text:p>
          </table:table-cell>
          <table:table-cell table:formula="of:=[.F989]-[.G9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IF([.A990]&gt;100; 93; 0)" office:value-type="float" office:value="0" calcext:value-type="float">
            <text:p>0</text:p>
          </table:table-cell>
          <table:table-cell table:formula="of:=1.75*[.A990]+2*[.A989]-[.C989]" office:value-type="float" office:value="143.25" calcext:value-type="float">
            <text:p>143.25</text:p>
          </table:table-cell>
          <table:table-cell table:formula="of:=IF([.D990]&gt;127; 127; IF([.D990]&lt;-128; -128; [.D99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90]-[.F990]" office:value-type="float" office:value="0" calcext:value-type="float">
            <text:p>0</text:p>
          </table:table-cell>
          <table:table-cell table:formula="of:=[.E990]-[.G990]" office:value-type="float" office:value="0" calcext:value-type="float">
            <text:p>0</text:p>
          </table:table-cell>
          <table:table-cell table:formula="of:=[.F990]-[.G9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991]&gt;100; 93; 0)" office:value-type="float" office:value="0" calcext:value-type="float">
            <text:p>0</text:p>
          </table:table-cell>
          <table:table-cell table:formula="of:=1.75*[.A991]+2*[.A990]-[.C990]" office:value-type="float" office:value="15.25" calcext:value-type="float">
            <text:p>15.25</text:p>
          </table:table-cell>
          <table:table-cell table:formula="of:=IF([.D991]&gt;127; 127; IF([.D991]&lt;-128; -128; [.D991]))" office:value-type="float" office:value="15.25" calcext:value-type="float">
            <text:p>15.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[.E991]-[.F991]" office:value-type="float" office:value="0.25" calcext:value-type="float">
            <text:p>0.25</text:p>
          </table:table-cell>
          <table:table-cell table:formula="of:=[.E991]-[.G991]" office:value-type="float" office:value="-0.75" calcext:value-type="float">
            <text:p>-0.75</text:p>
          </table:table-cell>
          <table:table-cell table:formula="of:=[.F991]-[.G991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IF([.A992]&gt;100; 93; 0)" office:value-type="float" office:value="93" calcext:value-type="float">
            <text:p>93</text:p>
          </table:table-cell>
          <table:table-cell table:formula="of:=1.75*[.A992]+2*[.A991]-[.C991]" office:value-type="float" office:value="260.25" calcext:value-type="float">
            <text:p>260.25</text:p>
          </table:table-cell>
          <table:table-cell table:formula="of:=IF([.D992]&gt;127; 127; IF([.D992]&lt;-128; -128; [.D99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92]-[.F992]" office:value-type="float" office:value="0" calcext:value-type="float">
            <text:p>0</text:p>
          </table:table-cell>
          <table:table-cell table:formula="of:=[.E992]-[.G992]" office:value-type="float" office:value="0" calcext:value-type="float">
            <text:p>0</text:p>
          </table:table-cell>
          <table:table-cell table:formula="of:=[.F992]-[.G9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IF([.A993]&gt;100; 93; 0)" office:value-type="float" office:value="0" calcext:value-type="float">
            <text:p>0</text:p>
          </table:table-cell>
          <table:table-cell table:formula="of:=1.75*[.A993]+2*[.A992]-[.C992]" office:value-type="float" office:value="24.5" calcext:value-type="float">
            <text:p>24.5</text:p>
          </table:table-cell>
          <table:table-cell table:formula="of:=IF([.D993]&gt;127; 127; IF([.D993]&lt;-128; -128; [.D993]))" office:value-type="float" office:value="24.5" calcext:value-type="float">
            <text:p>24.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[.E993]-[.F993]" office:value-type="float" office:value="-0.5" calcext:value-type="float">
            <text:p>-0.5</text:p>
          </table:table-cell>
          <table:table-cell table:formula="of:=[.E993]-[.G993]" office:value-type="float" office:value="-0.5" calcext:value-type="float">
            <text:p>-0.5</text:p>
          </table:table-cell>
          <table:table-cell table:formula="of:=[.F993]-[.G9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994]&gt;100; 93; 0)" office:value-type="float" office:value="0" calcext:value-type="float">
            <text:p>0</text:p>
          </table:table-cell>
          <table:table-cell table:formula="of:=1.75*[.A994]+2*[.A993]-[.C993]" office:value-type="float" office:value="-357.25" calcext:value-type="float">
            <text:p>-357.25</text:p>
          </table:table-cell>
          <table:table-cell table:formula="of:=IF([.D994]&gt;127; 127; IF([.D994]&lt;-128; -128; [.D9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94]-[.F994]" office:value-type="float" office:value="0" calcext:value-type="float">
            <text:p>0</text:p>
          </table:table-cell>
          <table:table-cell table:formula="of:=[.E994]-[.G994]" office:value-type="float" office:value="0" calcext:value-type="float">
            <text:p>0</text:p>
          </table:table-cell>
          <table:table-cell table:formula="of:=[.F994]-[.G9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IF([.A995]&gt;100; 93; 0)" office:value-type="float" office:value="0" calcext:value-type="float">
            <text:p>0</text:p>
          </table:table-cell>
          <table:table-cell table:formula="of:=1.75*[.A995]+2*[.A994]-[.C994]" office:value-type="float" office:value="-328" calcext:value-type="float">
            <text:p>-328</text:p>
          </table:table-cell>
          <table:table-cell table:formula="of:=IF([.D995]&gt;127; 127; IF([.D995]&lt;-128; -128; [.D99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95]-[.F995]" office:value-type="float" office:value="0" calcext:value-type="float">
            <text:p>0</text:p>
          </table:table-cell>
          <table:table-cell table:formula="of:=[.E995]-[.G995]" office:value-type="float" office:value="0" calcext:value-type="float">
            <text:p>0</text:p>
          </table:table-cell>
          <table:table-cell table:formula="of:=[.F995]-[.G9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IF([.A996]&gt;100; 93; 0)" office:value-type="float" office:value="0" calcext:value-type="float">
            <text:p>0</text:p>
          </table:table-cell>
          <table:table-cell table:formula="of:=1.75*[.A996]+2*[.A995]-[.C995]" office:value-type="float" office:value="-84" calcext:value-type="float">
            <text:p>-84</text:p>
          </table:table-cell>
          <table:table-cell table:formula="of:=IF([.D996]&gt;127; 127; IF([.D996]&lt;-128; -128; [.D996]))" office:value-type="float" office:value="-84" calcext:value-type="float">
            <text:p>-8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10101100" calcext:value-type="float">
            <text:p>10101100</text:p>
          </table:table-cell>
          <table:table-cell table:formula="of:=[.E996]-[.F996]" office:value-type="float" office:value="0" calcext:value-type="float">
            <text:p>0</text:p>
          </table:table-cell>
          <table:table-cell table:formula="of:=[.E996]-[.G996]" office:value-type="float" office:value="0" calcext:value-type="float">
            <text:p>0</text:p>
          </table:table-cell>
          <table:table-cell table:formula="of:=[.F996]-[.G9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IF([.A997]&gt;100; 93; 0)" office:value-type="float" office:value="0" calcext:value-type="float">
            <text:p>0</text:p>
          </table:table-cell>
          <table:table-cell table:formula="of:=1.75*[.A997]+2*[.A996]-[.C996]" office:value-type="float" office:value="152.75" calcext:value-type="float">
            <text:p>152.75</text:p>
          </table:table-cell>
          <table:table-cell table:formula="of:=IF([.D997]&gt;127; 127; IF([.D997]&lt;-128; -128; [.D99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97]-[.F997]" office:value-type="float" office:value="0" calcext:value-type="float">
            <text:p>0</text:p>
          </table:table-cell>
          <table:table-cell table:formula="of:=[.E997]-[.G997]" office:value-type="float" office:value="0" calcext:value-type="float">
            <text:p>0</text:p>
          </table:table-cell>
          <table:table-cell table:formula="of:=[.F997]-[.G9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0000111" calcext:value-type="float">
            <text:p>10000111</text:p>
          </table:table-cell>
          <table:table-cell table:formula="of:=IF([.A998]&gt;100; 93; 0)" office:value-type="float" office:value="0" calcext:value-type="float">
            <text:p>0</text:p>
          </table:table-cell>
          <table:table-cell table:formula="of:=1.75*[.A998]+2*[.A997]-[.C997]" office:value-type="float" office:value="-73.75" calcext:value-type="float">
            <text:p>-73.75</text:p>
          </table:table-cell>
          <table:table-cell table:formula="of:=IF([.D998]&gt;127; 127; IF([.D998]&lt;-128; -128; [.D998]))" office:value-type="float" office:value="-73.75" calcext:value-type="float">
            <text:p>-73.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[.E998]-[.F998]" office:value-type="float" office:value="0.25" calcext:value-type="float">
            <text:p>0.25</text:p>
          </table:table-cell>
          <table:table-cell table:formula="of:=[.E998]-[.G998]" office:value-type="float" office:value="-0.75" calcext:value-type="float">
            <text:p>-0.75</text:p>
          </table:table-cell>
          <table:table-cell table:formula="of:=[.F998]-[.G99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1011101" calcext:value-type="float">
            <text:p>11011101</text:p>
          </table:table-cell>
          <table:table-cell table:formula="of:=IF([.A999]&gt;100; 93; 0)" office:value-type="float" office:value="0" calcext:value-type="float">
            <text:p>0</text:p>
          </table:table-cell>
          <table:table-cell table:formula="of:=1.75*[.A999]+2*[.A998]-[.C998]" office:value-type="float" office:value="-303.25" calcext:value-type="float">
            <text:p>-303.25</text:p>
          </table:table-cell>
          <table:table-cell table:formula="of:=IF([.D999]&gt;127; 127; IF([.D999]&lt;-128; -128; [.D9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99]-[.F999]" office:value-type="float" office:value="0" calcext:value-type="float">
            <text:p>0</text:p>
          </table:table-cell>
          <table:table-cell table:formula="of:=[.E999]-[.G999]" office:value-type="float" office:value="0" calcext:value-type="float">
            <text:p>0</text:p>
          </table:table-cell>
          <table:table-cell table:formula="of:=[.F999]-[.G9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1000]&gt;100; 93; 0)" office:value-type="float" office:value="0" calcext:value-type="float">
            <text:p>0</text:p>
          </table:table-cell>
          <table:table-cell table:formula="of:=1.75*[.A1000]+2*[.A999]-[.C999]" office:value-type="float" office:value="78.75" calcext:value-type="float">
            <text:p>78.75</text:p>
          </table:table-cell>
          <table:table-cell table:formula="of:=IF([.D1000]&gt;127; 127; IF([.D1000]&lt;-128; -128; [.D1000]))" office:value-type="float" office:value="78.75" calcext:value-type="float">
            <text:p>78.7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001111" calcext:value-type="float">
            <text:p>1001111</text:p>
          </table:table-cell>
          <table:table-cell table:formula="of:=[.E1000]-[.F1000]" office:value-type="float" office:value="-0.25" calcext:value-type="float">
            <text:p>-0.25</text:p>
          </table:table-cell>
          <table:table-cell table:formula="of:=[.E1000]-[.G1000]" office:value-type="float" office:value="-0.25" calcext:value-type="float">
            <text:p>-0.25</text:p>
          </table:table-cell>
          <table:table-cell table:formula="of:=[.F1000]-[.G10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IF([.A1001]&gt;100; 93; 0)" office:value-type="float" office:value="0" calcext:value-type="float">
            <text:p>0</text:p>
          </table:table-cell>
          <table:table-cell table:formula="of:=1.75*[.A1001]+2*[.A1000]-[.C1000]" office:value-type="float" office:value="189.25" calcext:value-type="float">
            <text:p>189.25</text:p>
          </table:table-cell>
          <table:table-cell table:formula="of:=IF([.D1001]&gt;127; 127; IF([.D1001]&lt;-128; -128; [.D100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01]-[.F1001]" office:value-type="float" office:value="0" calcext:value-type="float">
            <text:p>0</text:p>
          </table:table-cell>
          <table:table-cell table:formula="of:=[.E1001]-[.G1001]" office:value-type="float" office:value="0" calcext:value-type="float">
            <text:p>0</text:p>
          </table:table-cell>
          <table:table-cell table:formula="of:=[.F1001]-[.G10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1002]&gt;100; 93; 0)" office:value-type="float" office:value="0" calcext:value-type="float">
            <text:p>0</text:p>
          </table:table-cell>
          <table:table-cell table:formula="of:=1.75*[.A1002]+2*[.A1001]-[.C1001]" office:value-type="float" office:value="88.5" calcext:value-type="float">
            <text:p>88.5</text:p>
          </table:table-cell>
          <table:table-cell table:formula="of:=IF([.D1002]&gt;127; 127; IF([.D1002]&lt;-128; -128; [.D1002]))" office:value-type="float" office:value="88.5" calcext:value-type="float">
            <text:p>88.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11001" calcext:value-type="float">
            <text:p>1011001</text:p>
          </table:table-cell>
          <table:table-cell table:formula="of:=[.E1002]-[.F1002]" office:value-type="float" office:value="-0.5" calcext:value-type="float">
            <text:p>-0.5</text:p>
          </table:table-cell>
          <table:table-cell table:formula="of:=[.E1002]-[.G1002]" office:value-type="float" office:value="-0.5" calcext:value-type="float">
            <text:p>-0.5</text:p>
          </table:table-cell>
          <table:table-cell table:formula="of:=[.F1002]-[.G10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1003]&gt;100; 93; 0)" office:value-type="float" office:value="0" calcext:value-type="float">
            <text:p>0</text:p>
          </table:table-cell>
          <table:table-cell table:formula="of:=1.75*[.A1003]+2*[.A1002]-[.C1002]" office:value-type="float" office:value="-51.75" calcext:value-type="float">
            <text:p>-51.75</text:p>
          </table:table-cell>
          <table:table-cell table:formula="of:=IF([.D1003]&gt;127; 127; IF([.D1003]&lt;-128; -128; [.D1003]))" office:value-type="float" office:value="-51.75" calcext:value-type="float">
            <text:p>-51.75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11001101" calcext:value-type="float">
            <text:p>11001101</text:p>
          </table:table-cell>
          <table:table-cell table:formula="of:=[.E1003]-[.F1003]" office:value-type="float" office:value="0.25" calcext:value-type="float">
            <text:p>0.25</text:p>
          </table:table-cell>
          <table:table-cell table:formula="of:=[.E1003]-[.G1003]" office:value-type="float" office:value="-0.75" calcext:value-type="float">
            <text:p>-0.75</text:p>
          </table:table-cell>
          <table:table-cell table:formula="of:=[.F1003]-[.G100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1004]&gt;100; 93; 0)" office:value-type="float" office:value="0" calcext:value-type="float">
            <text:p>0</text:p>
          </table:table-cell>
          <table:table-cell table:formula="of:=1.75*[.A1004]+2*[.A1003]-[.C1003]" office:value-type="float" office:value="-188" calcext:value-type="float">
            <text:p>-188</text:p>
          </table:table-cell>
          <table:table-cell table:formula="of:=IF([.D1004]&gt;127; 127; IF([.D1004]&lt;-128; -128; [.D100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04]-[.F1004]" office:value-type="float" office:value="0" calcext:value-type="float">
            <text:p>0</text:p>
          </table:table-cell>
          <table:table-cell table:formula="of:=[.E1004]-[.G1004]" office:value-type="float" office:value="0" calcext:value-type="float">
            <text:p>0</text:p>
          </table:table-cell>
          <table:table-cell table:formula="of:=[.F1004]-[.G10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1000011" calcext:value-type="float">
            <text:p>11000011</text:p>
          </table:table-cell>
          <table:table-cell table:formula="of:=IF([.A1005]&gt;100; 93; 0)" office:value-type="float" office:value="0" calcext:value-type="float">
            <text:p>0</text:p>
          </table:table-cell>
          <table:table-cell table:formula="of:=1.75*[.A1005]+2*[.A1004]-[.C1004]" office:value-type="float" office:value="-154.75" calcext:value-type="float">
            <text:p>-154.75</text:p>
          </table:table-cell>
          <table:table-cell table:formula="of:=IF([.D1005]&gt;127; 127; IF([.D1005]&lt;-128; -128; [.D100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05]-[.F1005]" office:value-type="float" office:value="0" calcext:value-type="float">
            <text:p>0</text:p>
          </table:table-cell>
          <table:table-cell table:formula="of:=[.E1005]-[.G1005]" office:value-type="float" office:value="0" calcext:value-type="float">
            <text:p>0</text:p>
          </table:table-cell>
          <table:table-cell table:formula="of:=[.F1005]-[.G10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1011101" calcext:value-type="float">
            <text:p>11011101</text:p>
          </table:table-cell>
          <table:table-cell table:formula="of:=IF([.A1006]&gt;100; 93; 0)" office:value-type="float" office:value="0" calcext:value-type="float">
            <text:p>0</text:p>
          </table:table-cell>
          <table:table-cell table:formula="of:=1.75*[.A1006]+2*[.A1005]-[.C1005]" office:value-type="float" office:value="-183.25" calcext:value-type="float">
            <text:p>-183.25</text:p>
          </table:table-cell>
          <table:table-cell table:formula="of:=IF([.D1006]&gt;127; 127; IF([.D1006]&lt;-128; -128; [.D100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06]-[.F1006]" office:value-type="float" office:value="0" calcext:value-type="float">
            <text:p>0</text:p>
          </table:table-cell>
          <table:table-cell table:formula="of:=[.E1006]-[.G1006]" office:value-type="float" office:value="0" calcext:value-type="float">
            <text:p>0</text:p>
          </table:table-cell>
          <table:table-cell table:formula="of:=[.F1006]-[.G10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1007]&gt;100; 93; 0)" office:value-type="float" office:value="0" calcext:value-type="float">
            <text:p>0</text:p>
          </table:table-cell>
          <table:table-cell table:formula="of:=1.75*[.A1007]+2*[.A1006]-[.C1006]" office:value-type="float" office:value="-24.5" calcext:value-type="float">
            <text:p>-24.5</text:p>
          </table:table-cell>
          <table:table-cell table:formula="of:=IF([.D1007]&gt;127; 127; IF([.D1007]&lt;-128; -128; [.D1007]))" office:value-type="float" office:value="-24.5" calcext:value-type="float">
            <text:p>-24.5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[.E1007]-[.F1007]" office:value-type="float" office:value="-0.5" calcext:value-type="float">
            <text:p>-0.5</text:p>
          </table:table-cell>
          <table:table-cell table:formula="of:=[.E1007]-[.G1007]" office:value-type="float" office:value="-0.5" calcext:value-type="float">
            <text:p>-0.5</text:p>
          </table:table-cell>
          <table:table-cell table:formula="of:=[.F1007]-[.G10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1008]&gt;100; 93; 0)" office:value-type="float" office:value="0" calcext:value-type="float">
            <text:p>0</text:p>
          </table:table-cell>
          <table:table-cell table:formula="of:=1.75*[.A1008]+2*[.A1007]-[.C1007]" office:value-type="float" office:value="-74" calcext:value-type="float">
            <text:p>-74</text:p>
          </table:table-cell>
          <table:table-cell table:formula="of:=IF([.D1008]&gt;127; 127; IF([.D1008]&lt;-128; -128; [.D1008]))" office:value-type="float" office:value="-74" calcext:value-type="float">
            <text:p>-7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[.E1008]-[.F1008]" office:value-type="float" office:value="0" calcext:value-type="float">
            <text:p>0</text:p>
          </table:table-cell>
          <table:table-cell table:formula="of:=[.E1008]-[.G1008]" office:value-type="float" office:value="0" calcext:value-type="float">
            <text:p>0</text:p>
          </table:table-cell>
          <table:table-cell table:formula="of:=[.F1008]-[.G10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1009]&gt;100; 93; 0)" office:value-type="float" office:value="93" calcext:value-type="float">
            <text:p>93</text:p>
          </table:table-cell>
          <table:table-cell table:formula="of:=1.75*[.A1009]+2*[.A1008]-[.C1008]" office:value-type="float" office:value="71.25" calcext:value-type="float">
            <text:p>71.25</text:p>
          </table:table-cell>
          <table:table-cell table:formula="of:=IF([.D1009]&gt;127; 127; IF([.D1009]&lt;-128; -128; [.D1009]))" office:value-type="float" office:value="71.25" calcext:value-type="float">
            <text:p>71.2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[.E1009]-[.F1009]" office:value-type="float" office:value="0.25" calcext:value-type="float">
            <text:p>0.25</text:p>
          </table:table-cell>
          <table:table-cell table:formula="of:=[.E1009]-[.G1009]" office:value-type="float" office:value="-0.75" calcext:value-type="float">
            <text:p>-0.75</text:p>
          </table:table-cell>
          <table:table-cell table:formula="of:=[.F1009]-[.G100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IF([.A1010]&gt;100; 93; 0)" office:value-type="float" office:value="0" calcext:value-type="float">
            <text:p>0</text:p>
          </table:table-cell>
          <table:table-cell table:formula="of:=1.75*[.A1010]+2*[.A1009]-[.C1009]" office:value-type="float" office:value="272" calcext:value-type="float">
            <text:p>272</text:p>
          </table:table-cell>
          <table:table-cell table:formula="of:=IF([.D1010]&gt;127; 127; IF([.D1010]&lt;-128; -128; [.D101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10]-[.F1010]" office:value-type="float" office:value="0" calcext:value-type="float">
            <text:p>0</text:p>
          </table:table-cell>
          <table:table-cell table:formula="of:=[.E1010]-[.G1010]" office:value-type="float" office:value="0" calcext:value-type="float">
            <text:p>0</text:p>
          </table:table-cell>
          <table:table-cell table:formula="of:=[.F1010]-[.G10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100" calcext:value-type="float">
            <text:p>110100</text:p>
          </table:table-cell>
          <table:table-cell table:formula="of:=IF([.A1011]&gt;100; 93; 0)" office:value-type="float" office:value="0" calcext:value-type="float">
            <text:p>0</text:p>
          </table:table-cell>
          <table:table-cell table:formula="of:=1.75*[.A1011]+2*[.A1010]-[.C1010]" office:value-type="float" office:value="227" calcext:value-type="float">
            <text:p>227</text:p>
          </table:table-cell>
          <table:table-cell table:formula="of:=IF([.D1011]&gt;127; 127; IF([.D1011]&lt;-128; -128; [.D10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11]-[.F1011]" office:value-type="float" office:value="0" calcext:value-type="float">
            <text:p>0</text:p>
          </table:table-cell>
          <table:table-cell table:formula="of:=[.E1011]-[.G1011]" office:value-type="float" office:value="0" calcext:value-type="float">
            <text:p>0</text:p>
          </table:table-cell>
          <table:table-cell table:formula="of:=[.F1011]-[.G10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001" calcext:value-type="float">
            <text:p>110001</text:p>
          </table:table-cell>
          <table:table-cell table:formula="of:=IF([.A1012]&gt;100; 93; 0)" office:value-type="float" office:value="0" calcext:value-type="float">
            <text:p>0</text:p>
          </table:table-cell>
          <table:table-cell table:formula="of:=1.75*[.A1012]+2*[.A1011]-[.C1011]" office:value-type="float" office:value="189.75" calcext:value-type="float">
            <text:p>189.75</text:p>
          </table:table-cell>
          <table:table-cell table:formula="of:=IF([.D1012]&gt;127; 127; IF([.D1012]&lt;-128; -128; [.D101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12]-[.F1012]" office:value-type="float" office:value="0" calcext:value-type="float">
            <text:p>0</text:p>
          </table:table-cell>
          <table:table-cell table:formula="of:=[.E1012]-[.G1012]" office:value-type="float" office:value="0" calcext:value-type="float">
            <text:p>0</text:p>
          </table:table-cell>
          <table:table-cell table:formula="of:=[.F1012]-[.G10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IF([.A1013]&gt;100; 93; 0)" office:value-type="float" office:value="0" calcext:value-type="float">
            <text:p>0</text:p>
          </table:table-cell>
          <table:table-cell table:formula="of:=1.75*[.A1013]+2*[.A1012]-[.C1012]" office:value-type="float" office:value="145.25" calcext:value-type="float">
            <text:p>145.25</text:p>
          </table:table-cell>
          <table:table-cell table:formula="of:=IF([.D1013]&gt;127; 127; IF([.D1013]&lt;-128; -128; [.D101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13]-[.F1013]" office:value-type="float" office:value="0" calcext:value-type="float">
            <text:p>0</text:p>
          </table:table-cell>
          <table:table-cell table:formula="of:=[.E1013]-[.G1013]" office:value-type="float" office:value="0" calcext:value-type="float">
            <text:p>0</text:p>
          </table:table-cell>
          <table:table-cell table:formula="of:=[.F1013]-[.G10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011000" calcext:value-type="float">
            <text:p>10011000</text:p>
          </table:table-cell>
          <table:table-cell table:formula="of:=IF([.A1014]&gt;100; 93; 0)" office:value-type="float" office:value="0" calcext:value-type="float">
            <text:p>0</text:p>
          </table:table-cell>
          <table:table-cell table:formula="of:=1.75*[.A1014]+2*[.A1013]-[.C1013]" office:value-type="float" office:value="-128" calcext:value-type="float">
            <text:p>-128</text:p>
          </table:table-cell>
          <table:table-cell table:formula="of:=IF([.D1014]&gt;127; 127; IF([.D1014]&lt;-128; -128; [.D101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14]-[.F1014]" office:value-type="float" office:value="0" calcext:value-type="float">
            <text:p>0</text:p>
          </table:table-cell>
          <table:table-cell table:formula="of:=[.E1014]-[.G1014]" office:value-type="float" office:value="0" calcext:value-type="float">
            <text:p>0</text:p>
          </table:table-cell>
          <table:table-cell table:formula="of:=[.F1014]-[.G10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011000" calcext:value-type="float">
            <text:p>10011000</text:p>
          </table:table-cell>
          <table:table-cell table:formula="of:=IF([.A1015]&gt;100; 93; 0)" office:value-type="float" office:value="0" calcext:value-type="float">
            <text:p>0</text:p>
          </table:table-cell>
          <table:table-cell table:formula="of:=1.75*[.A1015]+2*[.A1014]-[.C1014]" office:value-type="float" office:value="-390" calcext:value-type="float">
            <text:p>-390</text:p>
          </table:table-cell>
          <table:table-cell table:formula="of:=IF([.D1015]&gt;127; 127; IF([.D1015]&lt;-128; -128; [.D101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15]-[.F1015]" office:value-type="float" office:value="0" calcext:value-type="float">
            <text:p>0</text:p>
          </table:table-cell>
          <table:table-cell table:formula="of:=[.E1015]-[.G1015]" office:value-type="float" office:value="0" calcext:value-type="float">
            <text:p>0</text:p>
          </table:table-cell>
          <table:table-cell table:formula="of:=[.F1015]-[.G10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1016]&gt;100; 93; 0)" office:value-type="float" office:value="93" calcext:value-type="float">
            <text:p>93</text:p>
          </table:table-cell>
          <table:table-cell table:formula="of:=1.75*[.A1016]+2*[.A1015]-[.C1015]" office:value-type="float" office:value="-17.25" calcext:value-type="float">
            <text:p>-17.25</text:p>
          </table:table-cell>
          <table:table-cell table:formula="of:=IF([.D1016]&gt;127; 127; IF([.D1016]&lt;-128; -128; [.D1016]))" office:value-type="float" office:value="-17.25" calcext:value-type="float">
            <text:p>-17.25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11101111" calcext:value-type="float">
            <text:p>11101111</text:p>
          </table:table-cell>
          <table:table-cell table:formula="of:=[.E1016]-[.F1016]" office:value-type="float" office:value="-0.25" calcext:value-type="float">
            <text:p>-0.25</text:p>
          </table:table-cell>
          <table:table-cell table:formula="of:=[.E1016]-[.G1016]" office:value-type="float" office:value="-0.25" calcext:value-type="float">
            <text:p>-0.25</text:p>
          </table:table-cell>
          <table:table-cell table:formula="of:=[.F1016]-[.G10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IF([.A1017]&gt;100; 93; 0)" office:value-type="float" office:value="0" calcext:value-type="float">
            <text:p>0</text:p>
          </table:table-cell>
          <table:table-cell table:formula="of:=1.75*[.A1017]+2*[.A1016]-[.C1016]" office:value-type="float" office:value="76" calcext:value-type="float">
            <text:p>76</text:p>
          </table:table-cell>
          <table:table-cell table:formula="of:=IF([.D1017]&gt;127; 127; IF([.D1017]&lt;-128; -128; [.D1017]))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[.E1017]-[.F1017]" office:value-type="float" office:value="0" calcext:value-type="float">
            <text:p>0</text:p>
          </table:table-cell>
          <table:table-cell table:formula="of:=[.E1017]-[.G1017]" office:value-type="float" office:value="0" calcext:value-type="float">
            <text:p>0</text:p>
          </table:table-cell>
          <table:table-cell table:formula="of:=[.F1017]-[.G10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111011" calcext:value-type="float">
            <text:p>11111011</text:p>
          </table:table-cell>
          <table:table-cell table:formula="of:=IF([.A1018]&gt;100; 93; 0)" office:value-type="float" office:value="0" calcext:value-type="float">
            <text:p>0</text:p>
          </table:table-cell>
          <table:table-cell table:formula="of:=1.75*[.A1018]+2*[.A1017]-[.C1017]" office:value-type="float" office:value="-64.75" calcext:value-type="float">
            <text:p>-64.75</text:p>
          </table:table-cell>
          <table:table-cell table:formula="of:=IF([.D1018]&gt;127; 127; IF([.D1018]&lt;-128; -128; [.D1018]))" office:value-type="float" office:value="-64.75" calcext:value-type="float">
            <text:p>-64.75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[.E1018]-[.F1018]" office:value-type="float" office:value="0.25" calcext:value-type="float">
            <text:p>0.25</text:p>
          </table:table-cell>
          <table:table-cell table:formula="of:=[.E1018]-[.G1018]" office:value-type="float" office:value="-0.75" calcext:value-type="float">
            <text:p>-0.75</text:p>
          </table:table-cell>
          <table:table-cell table:formula="of:=[.F1018]-[.G1018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0101010" calcext:value-type="float">
            <text:p>10101010</text:p>
          </table:table-cell>
          <table:table-cell table:formula="of:=IF([.A1019]&gt;100; 93; 0)" office:value-type="float" office:value="0" calcext:value-type="float">
            <text:p>0</text:p>
          </table:table-cell>
          <table:table-cell table:formula="of:=1.75*[.A1019]+2*[.A1018]-[.C1018]" office:value-type="float" office:value="-160.5" calcext:value-type="float">
            <text:p>-160.5</text:p>
          </table:table-cell>
          <table:table-cell table:formula="of:=IF([.D1019]&gt;127; 127; IF([.D1019]&lt;-128; -128; [.D10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19]-[.F1019]" office:value-type="float" office:value="0" calcext:value-type="float">
            <text:p>0</text:p>
          </table:table-cell>
          <table:table-cell table:formula="of:=[.E1019]-[.G1019]" office:value-type="float" office:value="0" calcext:value-type="float">
            <text:p>0</text:p>
          </table:table-cell>
          <table:table-cell table:formula="of:=[.F1019]-[.G10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1020]&gt;100; 93; 0)" office:value-type="float" office:value="0" calcext:value-type="float">
            <text:p>0</text:p>
          </table:table-cell>
          <table:table-cell table:formula="of:=1.75*[.A1020]+2*[.A1019]-[.C1019]" office:value-type="float" office:value="-289.25" calcext:value-type="float">
            <text:p>-289.25</text:p>
          </table:table-cell>
          <table:table-cell table:formula="of:=IF([.D1020]&gt;127; 127; IF([.D1020]&lt;-128; -128; [.D102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20]-[.F1020]" office:value-type="float" office:value="0" calcext:value-type="float">
            <text:p>0</text:p>
          </table:table-cell>
          <table:table-cell table:formula="of:=[.E1020]-[.G1020]" office:value-type="float" office:value="0" calcext:value-type="float">
            <text:p>0</text:p>
          </table:table-cell>
          <table:table-cell table:formula="of:=[.F1020]-[.G10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IF([.A1021]&gt;100; 93; 0)" office:value-type="float" office:value="0" calcext:value-type="float">
            <text:p>0</text:p>
          </table:table-cell>
          <table:table-cell table:formula="of:=1.75*[.A1021]+2*[.A1020]-[.C1020]" office:value-type="float" office:value="-263.5" calcext:value-type="float">
            <text:p>-263.5</text:p>
          </table:table-cell>
          <table:table-cell table:formula="of:=IF([.D1021]&gt;127; 127; IF([.D1021]&lt;-128; -128; [.D102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21]-[.F1021]" office:value-type="float" office:value="0" calcext:value-type="float">
            <text:p>0</text:p>
          </table:table-cell>
          <table:table-cell table:formula="of:=[.E1021]-[.G1021]" office:value-type="float" office:value="0" calcext:value-type="float">
            <text:p>0</text:p>
          </table:table-cell>
          <table:table-cell table:formula="of:=[.F1021]-[.G10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IF([.A1022]&gt;100; 93; 0)" office:value-type="float" office:value="0" calcext:value-type="float">
            <text:p>0</text:p>
          </table:table-cell>
          <table:table-cell table:formula="of:=1.75*[.A1022]+2*[.A1021]-[.C1021]" office:value-type="float" office:value="-22" calcext:value-type="float">
            <text:p>-22</text:p>
          </table:table-cell>
          <table:table-cell table:formula="of:=IF([.D1022]&gt;127; 127; IF([.D1022]&lt;-128; -128; [.D1022]))" office:value-type="float" office:value="-22" calcext:value-type="float">
            <text:p>-22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float" office:value="11101010" calcext:value-type="float">
            <text:p>11101010</text:p>
          </table:table-cell>
          <table:table-cell table:formula="of:=[.E1022]-[.F1022]" office:value-type="float" office:value="0" calcext:value-type="float">
            <text:p>0</text:p>
          </table:table-cell>
          <table:table-cell table:formula="of:=[.E1022]-[.G1022]" office:value-type="float" office:value="0" calcext:value-type="float">
            <text:p>0</text:p>
          </table:table-cell>
          <table:table-cell table:formula="of:=[.F1022]-[.G10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1000011" calcext:value-type="float">
            <text:p>11000011</text:p>
          </table:table-cell>
          <table:table-cell table:formula="of:=IF([.A1023]&gt;100; 93; 0)" office:value-type="float" office:value="0" calcext:value-type="float">
            <text:p>0</text:p>
          </table:table-cell>
          <table:table-cell table:formula="of:=1.75*[.A1023]+2*[.A1022]-[.C1022]" office:value-type="float" office:value="37.25" calcext:value-type="float">
            <text:p>37.25</text:p>
          </table:table-cell>
          <table:table-cell table:formula="of:=IF([.D1023]&gt;127; 127; IF([.D1023]&lt;-128; -128; [.D1023]))" office:value-type="float" office:value="37.25" calcext:value-type="float">
            <text:p>37.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[.E1023]-[.F1023]" office:value-type="float" office:value="0.25" calcext:value-type="float">
            <text:p>0.25</text:p>
          </table:table-cell>
          <table:table-cell table:formula="of:=[.E1023]-[.G1023]" office:value-type="float" office:value="-0.75" calcext:value-type="float">
            <text:p>-0.75</text:p>
          </table:table-cell>
          <table:table-cell table:formula="of:=[.F1023]-[.G1023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IF([.A1024]&gt;100; 93; 0)" office:value-type="float" office:value="0" calcext:value-type="float">
            <text:p>0</text:p>
          </table:table-cell>
          <table:table-cell table:formula="of:=1.75*[.A1024]+2*[.A1023]-[.C1023]" office:value-type="float" office:value="-57.25" calcext:value-type="float">
            <text:p>-57.25</text:p>
          </table:table-cell>
          <table:table-cell table:formula="of:=IF([.D1024]&gt;127; 127; IF([.D1024]&lt;-128; -128; [.D1024]))" office:value-type="float" office:value="-57.25" calcext:value-type="float">
            <text:p>-57.25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[.E1024]-[.F1024]" office:value-type="float" office:value="-0.25" calcext:value-type="float">
            <text:p>-0.25</text:p>
          </table:table-cell>
          <table:table-cell table:formula="of:=[.E1024]-[.G1024]" office:value-type="float" office:value="-0.25" calcext:value-type="float">
            <text:p>-0.25</text:p>
          </table:table-cell>
          <table:table-cell table:formula="of:=[.F1024]-[.G10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1025]&gt;100; 93; 0)" office:value-type="float" office:value="0" calcext:value-type="float">
            <text:p>0</text:p>
          </table:table-cell>
          <table:table-cell table:formula="of:=1.75*[.A1025]+2*[.A1024]-[.C1024]" office:value-type="float" office:value="140.5" calcext:value-type="float">
            <text:p>140.5</text:p>
          </table:table-cell>
          <table:table-cell table:formula="of:=IF([.D1025]&gt;127; 127; IF([.D1025]&lt;-128; -128; [.D102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25]-[.F1025]" office:value-type="float" office:value="0" calcext:value-type="float">
            <text:p>0</text:p>
          </table:table-cell>
          <table:table-cell table:formula="of:=[.E1025]-[.G1025]" office:value-type="float" office:value="0" calcext:value-type="float">
            <text:p>0</text:p>
          </table:table-cell>
          <table:table-cell table:formula="of:=[.F1025]-[.G10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IF([.A1026]&gt;100; 93; 0)" office:value-type="float" office:value="0" calcext:value-type="float">
            <text:p>0</text:p>
          </table:table-cell>
          <table:table-cell table:formula="of:=1.75*[.A1026]+2*[.A1025]-[.C1025]" office:value-type="float" office:value="240.5" calcext:value-type="float">
            <text:p>240.5</text:p>
          </table:table-cell>
          <table:table-cell table:formula="of:=IF([.D1026]&gt;127; 127; IF([.D1026]&lt;-128; -128; [.D102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26]-[.F1026]" office:value-type="float" office:value="0" calcext:value-type="float">
            <text:p>0</text:p>
          </table:table-cell>
          <table:table-cell table:formula="of:=[.E1026]-[.G1026]" office:value-type="float" office:value="0" calcext:value-type="float">
            <text:p>0</text:p>
          </table:table-cell>
          <table:table-cell table:formula="of:=[.F1026]-[.G10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0101100" calcext:value-type="float">
            <text:p>10101100</text:p>
          </table:table-cell>
          <table:table-cell table:formula="of:=IF([.A1027]&gt;100; 93; 0)" office:value-type="float" office:value="0" calcext:value-type="float">
            <text:p>0</text:p>
          </table:table-cell>
          <table:table-cell table:formula="of:=1.75*[.A1027]+2*[.A1026]-[.C1026]" office:value-type="float" office:value="41" calcext:value-type="float">
            <text:p>41</text:p>
          </table:table-cell>
          <table:table-cell table:formula="of:=IF([.D1027]&gt;127; 127; IF([.D1027]&lt;-128; -128; [.D1027]))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[.E1027]-[.F1027]" office:value-type="float" office:value="0" calcext:value-type="float">
            <text:p>0</text:p>
          </table:table-cell>
          <table:table-cell table:formula="of:=[.E1027]-[.G1027]" office:value-type="float" office:value="0" calcext:value-type="float">
            <text:p>0</text:p>
          </table:table-cell>
          <table:table-cell table:formula="of:=[.F1027]-[.G10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IF([.A1028]&gt;100; 93; 0)" office:value-type="float" office:value="0" calcext:value-type="float">
            <text:p>0</text:p>
          </table:table-cell>
          <table:table-cell table:formula="of:=1.75*[.A1028]+2*[.A1027]-[.C1027]" office:value-type="float" office:value="-148.75" calcext:value-type="float">
            <text:p>-148.75</text:p>
          </table:table-cell>
          <table:table-cell table:formula="of:=IF([.D1028]&gt;127; 127; IF([.D1028]&lt;-128; -128; [.D10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28]-[.F1028]" office:value-type="float" office:value="0" calcext:value-type="float">
            <text:p>0</text:p>
          </table:table-cell>
          <table:table-cell table:formula="of:=[.E1028]-[.G1028]" office:value-type="float" office:value="0" calcext:value-type="float">
            <text:p>0</text:p>
          </table:table-cell>
          <table:table-cell table:formula="of:=[.F1028]-[.G10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IF([.A1029]&gt;100; 93; 0)" office:value-type="float" office:value="0" calcext:value-type="float">
            <text:p>0</text:p>
          </table:table-cell>
          <table:table-cell table:formula="of:=1.75*[.A1029]+2*[.A1028]-[.C1028]" office:value-type="float" office:value="-98.75" calcext:value-type="float">
            <text:p>-98.75</text:p>
          </table:table-cell>
          <table:table-cell table:formula="of:=IF([.D1029]&gt;127; 127; IF([.D1029]&lt;-128; -128; [.D1029]))" office:value-type="float" office:value="-98.75" calcext:value-type="float">
            <text:p>-98.75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10011110" calcext:value-type="float">
            <text:p>10011110</text:p>
          </table:table-cell>
          <table:table-cell table:formula="of:=[.E1029]-[.F1029]" office:value-type="float" office:value="0.25" calcext:value-type="float">
            <text:p>0.25</text:p>
          </table:table-cell>
          <table:table-cell table:formula="of:=[.E1029]-[.G1029]" office:value-type="float" office:value="-0.75" calcext:value-type="float">
            <text:p>-0.75</text:p>
          </table:table-cell>
          <table:table-cell table:formula="of:=[.F1029]-[.G1029]"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table:formula="of:=IF([.A1030]&gt;100; 93; 0)" office:value-type="float" office:value="0" calcext:value-type="float">
            <text:p>0</text:p>
          </table:table-cell>
          <table:table-cell table:formula="of:=1.75*[.A1030]+2*[.A1029]-[.C1029]" office:value-type="float" office:value="-87.25" calcext:value-type="float">
            <text:p>-87.25</text:p>
          </table:table-cell>
          <table:table-cell table:formula="of:=IF([.D1030]&gt;127; 127; IF([.D1030]&lt;-128; -128; [.D1030]))" office:value-type="float" office:value="-87.25" calcext:value-type="float">
            <text:p>-87.25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[.E1030]-[.F1030]" office:value-type="float" office:value="-0.25" calcext:value-type="float">
            <text:p>-0.25</text:p>
          </table:table-cell>
          <table:table-cell table:formula="of:=[.E1030]-[.G1030]" office:value-type="float" office:value="-0.25" calcext:value-type="float">
            <text:p>-0.25</text:p>
          </table:table-cell>
          <table:table-cell table:formula="of:=[.F1030]-[.G10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1031]&gt;100; 93; 0)" office:value-type="float" office:value="0" calcext:value-type="float">
            <text:p>0</text:p>
          </table:table-cell>
          <table:table-cell table:formula="of:=1.75*[.A1031]+2*[.A1030]-[.C1030]" office:value-type="float" office:value="37" calcext:value-type="float">
            <text:p>37</text:p>
          </table:table-cell>
          <table:table-cell table:formula="of:=IF([.D1031]&gt;127; 127; IF([.D1031]&lt;-128; -128; [.D1031]))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[.E1031]-[.F1031]" office:value-type="float" office:value="0" calcext:value-type="float">
            <text:p>0</text:p>
          </table:table-cell>
          <table:table-cell table:formula="of:=[.E1031]-[.G1031]" office:value-type="float" office:value="0" calcext:value-type="float">
            <text:p>0</text:p>
          </table:table-cell>
          <table:table-cell table:formula="of:=[.F1031]-[.G10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1032]&gt;100; 93; 0)" office:value-type="float" office:value="0" calcext:value-type="float">
            <text:p>0</text:p>
          </table:table-cell>
          <table:table-cell table:formula="of:=1.75*[.A1032]+2*[.A1031]-[.C1031]" office:value-type="float" office:value="18" calcext:value-type="float">
            <text:p>18</text:p>
          </table:table-cell>
          <table:table-cell table:formula="of:=IF([.D1032]&gt;127; 127; IF([.D1032]&lt;-128; -128; [.D1032]))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1032]-[.F1032]" office:value-type="float" office:value="0" calcext:value-type="float">
            <text:p>0</text:p>
          </table:table-cell>
          <table:table-cell table:formula="of:=[.E1032]-[.G1032]" office:value-type="float" office:value="0" calcext:value-type="float">
            <text:p>0</text:p>
          </table:table-cell>
          <table:table-cell table:formula="of:=[.F1032]-[.G10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1101010" calcext:value-type="float">
            <text:p>11101010</text:p>
          </table:table-cell>
          <table:table-cell table:formula="of:=IF([.A1033]&gt;100; 93; 0)" office:value-type="float" office:value="0" calcext:value-type="float">
            <text:p>0</text:p>
          </table:table-cell>
          <table:table-cell table:formula="of:=1.75*[.A1033]+2*[.A1032]-[.C1032]" office:value-type="float" office:value="9.5" calcext:value-type="float">
            <text:p>9.5</text:p>
          </table:table-cell>
          <table:table-cell table:formula="of:=IF([.D1033]&gt;127; 127; IF([.D1033]&lt;-128; -128; [.D1033]))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[.E1033]-[.F1033]" office:value-type="float" office:value="-0.5" calcext:value-type="float">
            <text:p>-0.5</text:p>
          </table:table-cell>
          <table:table-cell table:formula="of:=[.E1033]-[.G1033]" office:value-type="float" office:value="137.5" calcext:value-type="float">
            <text:p>137.5</text:p>
          </table:table-cell>
          <table:table-cell table:formula="of:=[.F1033]-[.G1033]" office:value-type="float" office:value="138" calcext:value-type="float">
            <text:p>138</text:p>
          </table:table-cell>
          <table:table-cell table:number-columns-repeated="16373"/>
        </table:table-row>
        <table:table-row table:style-name="ro1" table:number-rows-repeated="1047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8:27:56.387472462</meta:creation-date>
    <dc:date>2023-05-01T21:13:20.874203812</dc:date>
    <meta:editing-duration>PT1H46M51S</meta:editing-duration>
    <meta:editing-cycles>5</meta:editing-cycles>
    <meta:generator>LibreOffice/7.4.6.2$Linux_X86_64 LibreOffice_project/40$Build-2</meta:generator>
    <meta:document-statistic meta:table-count="1" meta:cell-count="11294" meta:object-count="0"/>
  </office:meta>
</office:document-meta>
</file>